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turns.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avg_trade_btc</text:p>
          </table:table-cell>
          <table:table-cell office:value-type="string" calcext:value-type="string">
            <text:p>avg_trade_jp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og_freq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tot_trade_btc</text:p>
          </table:table-cell>
          <table:table-cell office:value-type="string" calcext:value-type="string">
            <text:p>tot_trade_jpy</text:p>
          </table:table-cell>
          <table:table-cell office:value-type="string" calcext:value-type="string">
            <text:p>log_avg_trade_btc</text:p>
          </table:table-cell>
          <table:table-cell office:value-type="string" calcext:value-type="string">
            <text:p>log_avg_trade_jpy</text:p>
          </table:table-cell>
          <table:table-cell office:value-type="string" calcext:value-type="string">
            <text:p>log_tot_trade_btc</text:p>
          </table:table-cell>
          <table:table-cell office:value-type="string" calcext:value-type="string">
            <text:p>log_tot_trade_jpy</text:p>
          </table:table-cell>
        </table:table-row>
        <table:table-row table:style-name="ro1">
          <table:table-cell office:value-type="float" office:value="14.3093123785607" calcext:value-type="float">
            <text:p>14.3093123785607</text:p>
          </table:table-cell>
          <table:table-cell office:value-type="float" office:value="11108.5502456578" calcext:value-type="float">
            <text:p>11108.5502456578</text:p>
          </table:table-cell>
          <table:table-cell office:value-type="string" calcext:value-type="string">
            <text:p>US</text:p>
          </table:table-cell>
          <table:table-cell office:value-type="float" office:value="74587" calcext:value-type="float">
            <text:p>74587</text:p>
          </table:table-cell>
          <table:table-cell office:value-type="float" office:value="1" calcext:value-type="float">
            <text:p>1</text:p>
          </table:table-cell>
          <table:table-cell office:value-type="float" office:value="4.87266313953365" calcext:value-type="float">
            <text:p>4.87266313953365</text:p>
          </table:table-cell>
          <table:table-cell office:value-type="float" office:value="-0.991233679202394" calcext:value-type="float">
            <text:p>-0.991233679202394</text:p>
          </table:table-cell>
          <table:table-cell office:value-type="float" office:value="1067288.6823797" calcext:value-type="float">
            <text:p>1067288.6823797</text:p>
          </table:table-cell>
          <table:table-cell office:value-type="float" office:value="828553437.17288" calcext:value-type="float">
            <text:p>828553437.17288</text:p>
          </table:table-cell>
          <table:table-cell table:formula="of:=LOG([.H2])" office:value-type="float" office:value="6.02828190415493" calcext:value-type="float">
            <text:p>6.02828190415493</text:p>
          </table:table-cell>
          <table:table-cell table:formula="of:=LOG([.I2])" office:value-type="float" office:value="8.91832052328151" calcext:value-type="float">
            <text:p>8.91832052328151</text:p>
          </table:table-cell>
          <table:table-cell table:formula="of:=LOG([.A2])" office:value-type="float" office:value="1.15561876462128" calcext:value-type="float">
            <text:p>1.15561876462128</text:p>
          </table:table-cell>
          <table:table-cell table:formula="of:=LOG([.B2])" office:value-type="float" office:value="4.04565738374785" calcext:value-type="float">
            <text:p>4.04565738374785</text:p>
          </table:table-cell>
        </table:table-row>
        <table:table-row table:style-name="ro1">
          <table:table-cell office:value-type="float" office:value="9.34253973837398" calcext:value-type="float">
            <text:p>9.34253973837398</text:p>
          </table:table-cell>
          <table:table-cell office:value-type="float" office:value="4981.99930267891" calcext:value-type="float">
            <text:p>4981.9993026789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2.0899051114394" calcext:value-type="float">
            <text:p>2.0899051114394</text:p>
          </table:table-cell>
          <table:table-cell office:value-type="float" office:value="-0.994119100106315" calcext:value-type="float">
            <text:p>-0.994119100106315</text:p>
          </table:table-cell>
          <table:table-cell office:value-type="float" office:value="1149.13238782" calcext:value-type="float">
            <text:p>1149.13238782</text:p>
          </table:table-cell>
          <table:table-cell office:value-type="float" office:value="612785.914229507" calcext:value-type="float">
            <text:p>612785.914229507</text:p>
          </table:table-cell>
          <table:table-cell table:formula="of:=LOG([.H3])" office:value-type="float" office:value="3.06037006523106" calcext:value-type="float">
            <text:p>3.06037006523106</text:p>
          </table:table-cell>
          <table:table-cell table:formula="of:=LOG([.I3])" office:value-type="float" office:value="5.78730877385251" calcext:value-type="float">
            <text:p>5.78730877385251</text:p>
          </table:table-cell>
          <table:table-cell table:formula="of:=LOG([.A3])" office:value-type="float" office:value="0.97046495379166" calcext:value-type="float">
            <text:p>0.97046495379166</text:p>
          </table:table-cell>
          <table:table-cell table:formula="of:=LOG([.B3])" office:value-type="float" office:value="3.69740366241311" calcext:value-type="float">
            <text:p>3.69740366241311</text:p>
          </table:table-cell>
        </table:table-row>
        <table:table-row table:style-name="ro1">
          <table:table-cell office:value-type="float" office:value="5.29558315211009" calcext:value-type="float">
            <text:p>5.29558315211009</text:p>
          </table:table-cell>
          <table:table-cell office:value-type="float" office:value="5668.36103393614" calcext:value-type="float">
            <text:p>5668.36103393614</text:p>
          </table:table-cell>
          <table:table-cell office:value-type="string" calcext:value-type="string">
            <text:p>JP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2.03742649794062" calcext:value-type="float">
            <text:p>2.03742649794062</text:p>
          </table:table-cell>
          <table:table-cell office:value-type="float" office:value="-0.665803331404906" calcext:value-type="float">
            <text:p>-0.665803331404906</text:p>
          </table:table-cell>
          <table:table-cell office:value-type="float" office:value="577.21856358" calcext:value-type="float">
            <text:p>577.21856358</text:p>
          </table:table-cell>
          <table:table-cell office:value-type="float" office:value="617851.352699039" calcext:value-type="float">
            <text:p>617851.352699039</text:p>
          </table:table-cell>
          <table:table-cell table:formula="of:=LOG([.H4])" office:value-type="float" office:value="2.76134028973039" calcext:value-type="float">
            <text:p>2.76134028973039</text:p>
          </table:table-cell>
          <table:table-cell table:formula="of:=LOG([.I4])" office:value-type="float" office:value="5.79088400184011" calcext:value-type="float">
            <text:p>5.79088400184011</text:p>
          </table:table-cell>
          <table:table-cell table:formula="of:=LOG([.A4])" office:value-type="float" office:value="0.723913791789768" calcext:value-type="float">
            <text:p>0.723913791789768</text:p>
          </table:table-cell>
          <table:table-cell table:formula="of:=LOG([.B4])" office:value-type="float" office:value="3.75345750389948" calcext:value-type="float">
            <text:p>3.75345750389948</text:p>
          </table:table-cell>
        </table:table-row>
        <table:table-row table:style-name="ro1">
          <table:table-cell office:value-type="float" office:value="1.96638148506964" calcext:value-type="float">
            <text:p>1.96638148506964</text:p>
          </table:table-cell>
          <table:table-cell office:value-type="float" office:value="1730.43622345405" calcext:value-type="float">
            <text:p>1730.43622345405</text:p>
          </table:table-cell>
          <table:table-cell office:value-type="string" calcext:value-type="string">
            <text:p>NL</text:p>
          </table:table-cell>
          <table:table-cell office:value-type="float" office:value="359" calcext:value-type="float">
            <text:p>359</text:p>
          </table:table-cell>
          <table:table-cell office:value-type="float" office:value="100" calcext:value-type="float">
            <text:p>100</text:p>
          </table:table-cell>
          <table:table-cell office:value-type="float" office:value="2.55509444857832" calcext:value-type="float">
            <text:p>2.55509444857832</text:p>
          </table:table-cell>
          <table:table-cell office:value-type="float" office:value="-1.10772415731992" calcext:value-type="float">
            <text:p>-1.10772415731992</text:p>
          </table:table-cell>
          <table:table-cell office:value-type="float" office:value="705.93095314" calcext:value-type="float">
            <text:p>705.93095314</text:p>
          </table:table-cell>
          <table:table-cell office:value-type="float" office:value="621226.604220005" calcext:value-type="float">
            <text:p>621226.604220005</text:p>
          </table:table-cell>
          <table:table-cell table:formula="of:=LOG([.H5])" office:value-type="float" office:value="2.84876222493745" calcext:value-type="float">
            <text:p>2.84876222493745</text:p>
          </table:table-cell>
          <table:table-cell table:formula="of:=LOG([.I5])" office:value-type="float" office:value="5.79325004624927" calcext:value-type="float">
            <text:p>5.79325004624927</text:p>
          </table:table-cell>
          <table:table-cell table:formula="of:=LOG([.A5])" office:value-type="float" office:value="0.293667776359128" calcext:value-type="float">
            <text:p>0.293667776359128</text:p>
          </table:table-cell>
          <table:table-cell table:formula="of:=LOG([.B5])" office:value-type="float" office:value="3.23815559767095" calcext:value-type="float">
            <text:p>3.23815559767095</text:p>
          </table:table-cell>
        </table:table-row>
        <table:table-row table:style-name="ro1">
          <table:table-cell office:value-type="float" office:value="1.00597151830846" calcext:value-type="float">
            <text:p>1.00597151830846</text:p>
          </table:table-cell>
          <table:table-cell office:value-type="float" office:value="374.325296070784" calcext:value-type="float">
            <text:p>374.32529607078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float" office:value="2.30319605742049" calcext:value-type="float">
            <text:p>2.30319605742049</text:p>
          </table:table-cell>
          <table:table-cell office:value-type="float" office:value="-0.962555339990869" calcext:value-type="float">
            <text:p>-0.962555339990869</text:p>
          </table:table-cell>
          <table:table-cell office:value-type="float" office:value="202.20027518" calcext:value-type="float">
            <text:p>202.20027518</text:p>
          </table:table-cell>
          <table:table-cell office:value-type="float" office:value="75239.3845102276" calcext:value-type="float">
            <text:p>75239.3845102276</text:p>
          </table:table-cell>
          <table:table-cell table:formula="of:=LOG([.H6])" office:value-type="float" office:value="2.30578174229887" calcext:value-type="float">
            <text:p>2.30578174229887</text:p>
          </table:table-cell>
          <table:table-cell table:formula="of:=LOG([.I6])" office:value-type="float" office:value="4.87644523418157" calcext:value-type="float">
            <text:p>4.87644523418157</text:p>
          </table:table-cell>
          <table:table-cell table:formula="of:=LOG([.A6])" office:value-type="float" office:value="0.00258568487838269" calcext:value-type="float">
            <text:p>0.002585684878383</text:p>
          </table:table-cell>
          <table:table-cell table:formula="of:=LOG([.B6])" office:value-type="float" office:value="2.57324917676108" calcext:value-type="float">
            <text:p>2.57324917676108</text:p>
          </table:table-cell>
        </table:table-row>
        <table:table-row table:style-name="ro1">
          <table:table-cell office:value-type="float" office:value="4.61863560730678" calcext:value-type="float">
            <text:p>4.61863560730678</text:p>
          </table:table-cell>
          <table:table-cell office:value-type="float" office:value="3785.98958569712" calcext:value-type="float">
            <text:p>3785.98958569712</text:p>
          </table:table-cell>
          <table:table-cell office:value-type="string" calcext:value-type="string">
            <text:p>NO</text:p>
          </table:table-cell>
          <table:table-cell office:value-type="float" office:value="1682" calcext:value-type="float">
            <text:p>1682</text:p>
          </table:table-cell>
          <table:table-cell office:value-type="float" office:value="131" calcext:value-type="float">
            <text:p>131</text:p>
          </table:table-cell>
          <table:table-cell office:value-type="float" office:value="3.22582599146189" calcext:value-type="float">
            <text:p>3.22582599146189</text:p>
          </table:table-cell>
          <table:table-cell office:value-type="float" office:value="-0.977393602390875" calcext:value-type="float">
            <text:p>-0.977393602390875</text:p>
          </table:table-cell>
          <table:table-cell office:value-type="float" office:value="7768.54509149001" calcext:value-type="float">
            <text:p>7768.54509149001</text:p>
          </table:table-cell>
          <table:table-cell office:value-type="float" office:value="6368034.48314255" calcext:value-type="float">
            <text:p>6368034.48314255</text:p>
          </table:table-cell>
          <table:table-cell table:formula="of:=LOG([.H7])" office:value-type="float" office:value="3.89033969088563" calcext:value-type="float">
            <text:p>3.89033969088563</text:p>
          </table:table-cell>
          <table:table-cell table:formula="of:=LOG([.I7])" office:value-type="float" office:value="6.80400540645668" calcext:value-type="float">
            <text:p>6.80400540645668</text:p>
          </table:table-cell>
          <table:table-cell table:formula="of:=LOG([.A7])" office:value-type="float" office:value="0.664513699423738" calcext:value-type="float">
            <text:p>0.664513699423738</text:p>
          </table:table-cell>
          <table:table-cell table:formula="of:=LOG([.B7])" office:value-type="float" office:value="3.57817941499479" calcext:value-type="float">
            <text:p>3.57817941499479</text:p>
          </table:table-cell>
        </table:table-row>
        <table:table-row table:style-name="ro1">
          <table:table-cell office:value-type="float" office:value="13.5257132352824" calcext:value-type="float">
            <text:p>13.5257132352824</text:p>
          </table:table-cell>
          <table:table-cell office:value-type="float" office:value="11137.8101431513" calcext:value-type="float">
            <text:p>11137.8101431513</text:p>
          </table:table-cell>
          <table:table-cell office:value-type="string" calcext:value-type="string">
            <text:p>CA</text:p>
          </table:table-cell>
          <table:table-cell office:value-type="float" office:value="2107" calcext:value-type="float">
            <text:p>2107</text:p>
          </table:table-cell>
          <table:table-cell office:value-type="float" office:value="141" calcext:value-type="float">
            <text:p>141</text:p>
          </table:table-cell>
          <table:table-cell office:value-type="float" office:value="3.3236645356081" calcext:value-type="float">
            <text:p>3.3236645356081</text:p>
          </table:table-cell>
          <table:table-cell office:value-type="float" office:value="-1.07206450543554" calcext:value-type="float">
            <text:p>-1.07206450543554</text:p>
          </table:table-cell>
          <table:table-cell office:value-type="float" office:value="28498.67778674" calcext:value-type="float">
            <text:p>28498.67778674</text:p>
          </table:table-cell>
          <table:table-cell office:value-type="float" office:value="23467365.9716198" calcext:value-type="float">
            <text:p>23467365.9716198</text:p>
          </table:table-cell>
          <table:table-cell table:formula="of:=LOG([.H8])" office:value-type="float" office:value="4.45482471112278" calcext:value-type="float">
            <text:p>4.45482471112278</text:p>
          </table:table-cell>
          <table:table-cell table:formula="of:=LOG([.I8])" office:value-type="float" office:value="7.37046434617347" calcext:value-type="float">
            <text:p>7.37046434617347</text:p>
          </table:table-cell>
          <table:table-cell table:formula="of:=LOG([.A8])" office:value-type="float" office:value="1.13116017551468" calcext:value-type="float">
            <text:p>1.13116017551468</text:p>
          </table:table-cell>
          <table:table-cell table:formula="of:=LOG([.B8])" office:value-type="float" office:value="4.04679981056537" calcext:value-type="float">
            <text:p>4.04679981056537</text:p>
          </table:table-cell>
        </table:table-row>
        <table:table-row table:style-name="ro1">
          <table:table-cell office:value-type="float" office:value="14.5140154731523" calcext:value-type="float">
            <text:p>14.5140154731523</text:p>
          </table:table-cell>
          <table:table-cell office:value-type="float" office:value="9628.47127505039" calcext:value-type="float">
            <text:p>9628.47127505039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office:value-type="float" office:value="2.87794695162919" calcext:value-type="float">
            <text:p>2.87794695162919</text:p>
          </table:table-cell>
          <table:table-cell office:value-type="float" office:value="-0.837127000370293" calcext:value-type="float">
            <text:p>-0.837127000370293</text:p>
          </table:table-cell>
          <table:table-cell office:value-type="float" office:value="10958.08168223" calcext:value-type="float">
            <text:p>10958.08168223</text:p>
          </table:table-cell>
          <table:table-cell office:value-type="float" office:value="7269495.81266305" calcext:value-type="float">
            <text:p>7269495.81266305</text:p>
          </table:table-cell>
          <table:table-cell table:formula="of:=LOG([.H9])" office:value-type="float" office:value="4.03973453336914" calcext:value-type="float">
            <text:p>4.03973453336914</text:p>
          </table:table-cell>
          <table:table-cell table:formula="of:=LOG([.I9])" office:value-type="float" office:value="6.86150429072541" calcext:value-type="float">
            <text:p>6.86150429072541</text:p>
          </table:table-cell>
          <table:table-cell table:formula="of:=LOG([.A9])" office:value-type="float" office:value="1.16178758173995" calcext:value-type="float">
            <text:p>1.16178758173995</text:p>
          </table:table-cell>
          <table:table-cell table:formula="of:=LOG([.B9])" office:value-type="float" office:value="3.98355733909622" calcext:value-type="float">
            <text:p>3.98355733909622</text:p>
          </table:table-cell>
        </table:table-row>
        <table:table-row table:style-name="ro1">
          <table:table-cell office:value-type="float" office:value="0.8354704075" calcext:value-type="float">
            <text:p>0.8354704075</text:p>
          </table:table-cell>
          <table:table-cell office:value-type="float" office:value="410.71240466945" calcext:value-type="float">
            <text:p>410.712404669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0.867004447628445" calcext:value-type="float">
            <text:p>-0.867004447628445</text:p>
          </table:table-cell>
          <table:table-cell office:value-type="float" office:value="6.68376326" calcext:value-type="float">
            <text:p>6.68376326</text:p>
          </table:table-cell>
          <table:table-cell office:value-type="float" office:value="3285.6992373556" calcext:value-type="float">
            <text:p>3285.6992373556</text:p>
          </table:table-cell>
          <table:table-cell table:formula="of:=LOG([.H10])" office:value-type="float" office:value="0.825021058711407" calcext:value-type="float">
            <text:p>0.825021058711407</text:p>
          </table:table-cell>
          <table:table-cell table:formula="of:=LOG([.I10])" office:value-type="float" office:value="3.51662780695817" calcext:value-type="float">
            <text:p>3.51662780695817</text:p>
          </table:table-cell>
          <table:table-cell table:formula="of:=LOG([.A10])" office:value-type="float" office:value="-0.0780689282805366" calcext:value-type="float">
            <text:p>-0.078068928280537</text:p>
          </table:table-cell>
          <table:table-cell table:formula="of:=LOG([.B10])" office:value-type="float" office:value="2.61353781996623" calcext:value-type="float">
            <text:p>2.61353781996623</text:p>
          </table:table-cell>
        </table:table-row>
        <table:table-row table:style-name="ro1">
          <table:table-cell office:value-type="float" office:value="2.88635338608108" calcext:value-type="float">
            <text:p>2.88635338608108</text:p>
          </table:table-cell>
          <table:table-cell office:value-type="float" office:value="1402.27001409425" calcext:value-type="float">
            <text:p>1402.2700140942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03" calcext:value-type="float">
            <text:p>203</text:p>
          </table:table-cell>
          <table:table-cell office:value-type="float" office:value="2.34635297445064" calcext:value-type="float">
            <text:p>2.34635297445064</text:p>
          </table:table-cell>
          <table:table-cell office:value-type="float" office:value="-1.10491169935996" calcext:value-type="float">
            <text:p>-1.10491169935996</text:p>
          </table:table-cell>
          <table:table-cell office:value-type="float" office:value="640.770451710001" calcext:value-type="float">
            <text:p>640.770451710001</text:p>
          </table:table-cell>
          <table:table-cell office:value-type="float" office:value="311303.943128922" calcext:value-type="float">
            <text:p>311303.943128922</text:p>
          </table:table-cell>
          <table:table-cell table:formula="of:=LOG([.H11])" office:value-type="float" office:value="2.8067024766168" calcext:value-type="float">
            <text:p>2.8067024766168</text:p>
          </table:table-cell>
          <table:table-cell table:formula="of:=LOG([.I11])" office:value-type="float" office:value="5.49318462170496" calcext:value-type="float">
            <text:p>5.49318462170496</text:p>
          </table:table-cell>
          <table:table-cell table:formula="of:=LOG([.A11])" office:value-type="float" office:value="0.460349502166159" calcext:value-type="float">
            <text:p>0.460349502166159</text:p>
          </table:table-cell>
          <table:table-cell table:formula="of:=LOG([.B11])" office:value-type="float" office:value="3.14683164725432" calcext:value-type="float">
            <text:p>3.14683164725432</text:p>
          </table:table-cell>
        </table:table-row>
        <table:table-row table:style-name="ro1">
          <table:table-cell office:value-type="float" office:value="3.19238194444444" calcext:value-type="float">
            <text:p>3.19238194444444</text:p>
          </table:table-cell>
          <table:table-cell office:value-type="float" office:value="3532.56350796351" calcext:value-type="float">
            <text:p>3532.5635079635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  <table:table-cell office:value-type="float" office:value="2.15836249209525" calcext:value-type="float">
            <text:p>2.15836249209525</text:p>
          </table:table-cell>
          <table:table-cell office:value-type="float" office:value="-0.964018287473223" calcext:value-type="float">
            <text:p>-0.964018287473223</text:p>
          </table:table-cell>
          <table:table-cell office:value-type="float" office:value="459.703" calcext:value-type="float">
            <text:p>459.703</text:p>
          </table:table-cell>
          <table:table-cell office:value-type="float" office:value="508689.145146745" calcext:value-type="float">
            <text:p>508689.145146745</text:p>
          </table:table-cell>
          <table:table-cell table:formula="of:=LOG([.H12])" office:value-type="float" office:value="2.66247733794477" calcext:value-type="float">
            <text:p>2.66247733794477</text:p>
          </table:table-cell>
          <table:table-cell table:formula="of:=LOG([.I12])" office:value-type="float" office:value="5.70645247037527" calcext:value-type="float">
            <text:p>5.70645247037527</text:p>
          </table:table-cell>
          <table:table-cell table:formula="of:=LOG([.A12])" office:value-type="float" office:value="0.504114845849522" calcext:value-type="float">
            <text:p>0.504114845849522</text:p>
          </table:table-cell>
          <table:table-cell table:formula="of:=LOG([.B12])" office:value-type="float" office:value="3.54808997828002" calcext:value-type="float">
            <text:p>3.54808997828002</text:p>
          </table:table-cell>
        </table:table-row>
        <table:table-row table:style-name="ro1">
          <table:table-cell office:value-type="float" office:value="0.0553867595818815" calcext:value-type="float">
            <text:p>0.055386759581882</text:p>
          </table:table-cell>
          <table:table-cell office:value-type="float" office:value="48.4194247862643" calcext:value-type="float">
            <text:p>48.4194247862643</text:p>
          </table:table-cell>
          <table:table-cell office:value-type="string" calcext:value-type="string">
            <text:p>US</text:p>
          </table:table-cell>
          <table:table-cell office:value-type="float" office:value="287" calcext:value-type="float">
            <text:p>287</text:p>
          </table:table-cell>
          <table:table-cell office:value-type="float" office:value="211" calcext:value-type="float">
            <text:p>211</text:p>
          </table:table-cell>
          <table:table-cell office:value-type="float" office:value="2.45788189673399" calcext:value-type="float">
            <text:p>2.45788189673399</text:p>
          </table:table-cell>
          <table:table-cell office:value-type="float" office:value="0.02790584765298" calcext:value-type="float">
            <text:p>0.02790584765298</text:p>
          </table:table-cell>
          <table:table-cell office:value-type="float" office:value="15.896" calcext:value-type="float">
            <text:p>15.896</text:p>
          </table:table-cell>
          <table:table-cell office:value-type="float" office:value="13896.3749136579" calcext:value-type="float">
            <text:p>13896.3749136579</text:p>
          </table:table-cell>
          <table:table-cell table:formula="of:=LOG([.H13])" office:value-type="float" office:value="1.20128785410176" calcext:value-type="float">
            <text:p>1.20128785410176</text:p>
          </table:table-cell>
          <table:table-cell table:formula="of:=LOG([.I13])" office:value-type="float" office:value="4.14290152253291" calcext:value-type="float">
            <text:p>4.14290152253291</text:p>
          </table:table-cell>
          <table:table-cell table:formula="of:=LOG([.A13])" office:value-type="float" office:value="-1.25659404263223" calcext:value-type="float">
            <text:p>-1.25659404263223</text:p>
          </table:table-cell>
          <table:table-cell table:formula="of:=LOG([.B13])" office:value-type="float" office:value="1.68501962579892" calcext:value-type="float">
            <text:p>1.68501962579892</text:p>
          </table:table-cell>
        </table:table-row>
        <table:table-row table:style-name="ro1">
          <table:table-cell office:value-type="float" office:value="4.43862068965517" calcext:value-type="float">
            <text:p>4.43862068965517</text:p>
          </table:table-cell>
          <table:table-cell office:value-type="float" office:value="3753.7155900397" calcext:value-type="float">
            <text:p>3753.71559003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9" calcext:value-type="float">
            <text:p>219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0.656490823330444" calcext:value-type="float">
            <text:p>-0.656490823330444</text:p>
          </table:table-cell>
          <table:table-cell office:value-type="float" office:value="128.72" calcext:value-type="float">
            <text:p>128.72</text:p>
          </table:table-cell>
          <table:table-cell office:value-type="float" office:value="108857.752111151" calcext:value-type="float">
            <text:p>108857.752111151</text:p>
          </table:table-cell>
          <table:table-cell table:formula="of:=LOG([.H14])" office:value-type="float" office:value="2.10964603109097" calcext:value-type="float">
            <text:p>2.10964603109097</text:p>
          </table:table-cell>
          <table:table-cell table:formula="of:=LOG([.I14])" office:value-type="float" office:value="5.03685936198728" calcext:value-type="float">
            <text:p>5.03685936198728</text:p>
          </table:table-cell>
          <table:table-cell table:formula="of:=LOG([.A14])" office:value-type="float" office:value="0.647248033192017" calcext:value-type="float">
            <text:p>0.647248033192017</text:p>
          </table:table-cell>
          <table:table-cell table:formula="of:=LOG([.B14])" office:value-type="float" office:value="3.57446136408832" calcext:value-type="float">
            <text:p>3.57446136408832</text:p>
          </table:table-cell>
        </table:table-row>
        <table:table-row table:style-name="ro1">
          <table:table-cell office:value-type="float" office:value="25.0549068624276" calcext:value-type="float">
            <text:p>25.0549068624276</text:p>
          </table:table-cell>
          <table:table-cell office:value-type="float" office:value="29121.2698801401" calcext:value-type="float">
            <text:p>29121.2698801401</text:p>
          </table:table-cell>
          <table:table-cell/>
          <table:table-cell office:value-type="float" office:value="2175" calcext:value-type="float">
            <text:p>2175</text:p>
          </table:table-cell>
          <table:table-cell office:value-type="float" office:value="231" calcext:value-type="float">
            <text:p>231</text:p>
          </table:table-cell>
          <table:table-cell office:value-type="float" office:value="3.33745926129066" calcext:value-type="float">
            <text:p>3.33745926129066</text:p>
          </table:table-cell>
          <table:table-cell office:value-type="float" office:value="-1.03355651803387" calcext:value-type="float">
            <text:p>-1.03355651803387</text:p>
          </table:table-cell>
          <table:table-cell office:value-type="float" office:value="54494.42242578" calcext:value-type="float">
            <text:p>54494.42242578</text:p>
          </table:table-cell>
          <table:table-cell office:value-type="float" office:value="63338761.9893048" calcext:value-type="float">
            <text:p>63338761.9893048</text:p>
          </table:table-cell>
          <table:table-cell table:formula="of:=LOG([.H15])" office:value-type="float" office:value="4.73635205395251" calcext:value-type="float">
            <text:p>4.73635205395251</text:p>
          </table:table-cell>
          <table:table-cell table:formula="of:=LOG([.I15])" office:value-type="float" office:value="7.80166957045888" calcext:value-type="float">
            <text:p>7.80166957045888</text:p>
          </table:table-cell>
          <table:table-cell table:formula="of:=LOG([.A15])" office:value-type="float" office:value="1.39889279266185" calcext:value-type="float">
            <text:p>1.39889279266185</text:p>
          </table:table-cell>
          <table:table-cell table:formula="of:=LOG([.B15])" office:value-type="float" office:value="4.46421030916822" calcext:value-type="float">
            <text:p>4.46421030916822</text:p>
          </table:table-cell>
        </table:table-row>
        <table:table-row table:style-name="ro1">
          <table:table-cell office:value-type="float" office:value="10.6630843292164" calcext:value-type="float">
            <text:p>10.6630843292164</text:p>
          </table:table-cell>
          <table:table-cell office:value-type="float" office:value="6912.25882518568" calcext:value-type="float">
            <text:p>6912.25882518568</text:p>
          </table:table-cell>
          <table:table-cell office:value-type="string" calcext:value-type="string">
            <text:p>US</text:p>
          </table:table-cell>
          <table:table-cell office:value-type="float" office:value="1072" calcext:value-type="float">
            <text:p>1072</text:p>
          </table:table-cell>
          <table:table-cell office:value-type="float" office:value="237" calcext:value-type="float">
            <text:p>237</text:p>
          </table:table-cell>
          <table:table-cell office:value-type="float" office:value="3.03019478535675" calcext:value-type="float">
            <text:p>3.03019478535675</text:p>
          </table:table-cell>
          <table:table-cell office:value-type="float" office:value="-1.17099059394744" calcext:value-type="float">
            <text:p>-1.17099059394744</text:p>
          </table:table-cell>
          <table:table-cell office:value-type="float" office:value="11430.82640092" calcext:value-type="float">
            <text:p>11430.82640092</text:p>
          </table:table-cell>
          <table:table-cell office:value-type="float" office:value="7409941.46059904" calcext:value-type="float">
            <text:p>7409941.46059904</text:p>
          </table:table-cell>
          <table:table-cell table:formula="of:=LOG([.H16])" office:value-type="float" office:value="4.05807762920417" calcext:value-type="float">
            <text:p>4.05807762920417</text:p>
          </table:table-cell>
          <table:table-cell table:formula="of:=LOG([.I16])" office:value-type="float" office:value="6.86981477701587" calcext:value-type="float">
            <text:p>6.86981477701587</text:p>
          </table:table-cell>
          <table:table-cell table:formula="of:=LOG([.A16])" office:value-type="float" office:value="1.02788284384741" calcext:value-type="float">
            <text:p>1.02788284384741</text:p>
          </table:table-cell>
          <table:table-cell table:formula="of:=LOG([.B16])" office:value-type="float" office:value="3.83961999165912" calcext:value-type="float">
            <text:p>3.83961999165912</text:p>
          </table:table-cell>
        </table:table-row>
        <table:table-row table:style-name="ro1">
          <table:table-cell office:value-type="float" office:value="11.4559133407317" calcext:value-type="float">
            <text:p>11.4559133407317</text:p>
          </table:table-cell>
          <table:table-cell office:value-type="float" office:value="6791.45363234765" calcext:value-type="float">
            <text:p>6791.4536323476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7" calcext:value-type="float">
            <text:p>247</text:p>
          </table:table-cell>
          <table:table-cell office:value-type="float" office:value="1.61278385671974" calcext:value-type="float">
            <text:p>1.61278385671974</text:p>
          </table:table-cell>
          <table:table-cell office:value-type="float" office:value="-0.661255191105441" calcext:value-type="float">
            <text:p>-0.661255191105441</text:p>
          </table:table-cell>
          <table:table-cell office:value-type="float" office:value="469.69244697" calcext:value-type="float">
            <text:p>469.69244697</text:p>
          </table:table-cell>
          <table:table-cell office:value-type="float" office:value="278449.598926254" calcext:value-type="float">
            <text:p>278449.598926254</text:p>
          </table:table-cell>
          <table:table-cell table:formula="of:=LOG([.H17])" office:value-type="float" office:value="2.67181357643697" calcext:value-type="float">
            <text:p>2.67181357643697</text:p>
          </table:table-cell>
          <table:table-cell table:formula="of:=LOG([.I17])" office:value-type="float" office:value="5.44474659667634" calcext:value-type="float">
            <text:p>5.44474659667634</text:p>
          </table:table-cell>
          <table:table-cell table:formula="of:=LOG([.A17])" office:value-type="float" office:value="1.05902971971724" calcext:value-type="float">
            <text:p>1.05902971971724</text:p>
          </table:table-cell>
          <table:table-cell table:formula="of:=LOG([.B17])" office:value-type="float" office:value="3.83196273995661" calcext:value-type="float">
            <text:p>3.83196273995661</text:p>
          </table:table-cell>
        </table:table-row>
        <table:table-row table:style-name="ro1">
          <table:table-cell office:value-type="float" office:value="20.5210984365415" calcext:value-type="float">
            <text:p>20.5210984365415</text:p>
          </table:table-cell>
          <table:table-cell office:value-type="float" office:value="9875.24581485065" calcext:value-type="float">
            <text:p>9875.24581485065</text:p>
          </table:table-cell>
          <table:table-cell/>
          <table:table-cell office:value-type="float" office:value="3383" calcext:value-type="float">
            <text:p>3383</text:p>
          </table:table-cell>
          <table:table-cell office:value-type="float" office:value="291" calcext:value-type="float">
            <text:p>291</text:p>
          </table:table-cell>
          <table:table-cell office:value-type="float" office:value="3.52930199778798" calcext:value-type="float">
            <text:p>3.52930199778798</text:p>
          </table:table-cell>
          <table:table-cell office:value-type="float" office:value="-1.0511746623118" calcext:value-type="float">
            <text:p>-1.0511746623118</text:p>
          </table:table-cell>
          <table:table-cell office:value-type="float" office:value="69422.87601082" calcext:value-type="float">
            <text:p>69422.87601082</text:p>
          </table:table-cell>
          <table:table-cell office:value-type="float" office:value="33407956.5916398" calcext:value-type="float">
            <text:p>33407956.5916398</text:p>
          </table:table-cell>
          <table:table-cell table:formula="of:=LOG([.H18])" office:value-type="float" office:value="4.8415026014091" calcext:value-type="float">
            <text:p>4.8415026014091</text:p>
          </table:table-cell>
          <table:table-cell table:formula="of:=LOG([.I18])" office:value-type="float" office:value="7.52384991268947" calcext:value-type="float">
            <text:p>7.52384991268947</text:p>
          </table:table-cell>
          <table:table-cell table:formula="of:=LOG([.A18])" office:value-type="float" office:value="1.31220060362112" calcext:value-type="float">
            <text:p>1.31220060362112</text:p>
          </table:table-cell>
          <table:table-cell table:formula="of:=LOG([.B18])" office:value-type="float" office:value="3.99454791490149" calcext:value-type="float">
            <text:p>3.99454791490149</text:p>
          </table:table-cell>
        </table:table-row>
        <table:table-row table:style-name="ro1">
          <table:table-cell office:value-type="float" office:value="41.2059039793375" calcext:value-type="float">
            <text:p>41.2059039793375</text:p>
          </table:table-cell>
          <table:table-cell office:value-type="float" office:value="16888.8759014048" calcext:value-type="float">
            <text:p>16888.8759014048</text:p>
          </table:table-cell>
          <table:table-cell/>
          <table:table-cell office:value-type="float" office:value="5829" calcext:value-type="float">
            <text:p>5829</text:p>
          </table:table-cell>
          <table:table-cell office:value-type="float" office:value="310" calcext:value-type="float">
            <text:p>310</text:p>
          </table:table-cell>
          <table:table-cell office:value-type="float" office:value="3.76559405531944" calcext:value-type="float">
            <text:p>3.76559405531944</text:p>
          </table:table-cell>
          <table:table-cell office:value-type="float" office:value="-1.07262751295626" calcext:value-type="float">
            <text:p>-1.07262751295626</text:p>
          </table:table-cell>
          <table:table-cell office:value-type="float" office:value="240189.214295558" calcext:value-type="float">
            <text:p>240189.214295558</text:p>
          </table:table-cell>
          <table:table-cell office:value-type="float" office:value="98445257.6292886" calcext:value-type="float">
            <text:p>98445257.6292886</text:p>
          </table:table-cell>
          <table:table-cell table:formula="of:=LOG([.H19])" office:value-type="float" office:value="5.38055350149698" calcext:value-type="float">
            <text:p>5.38055350149698</text:p>
          </table:table-cell>
          <table:table-cell table:formula="of:=LOG([.I19])" office:value-type="float" office:value="7.99319479985414" calcext:value-type="float">
            <text:p>7.99319479985414</text:p>
          </table:table-cell>
          <table:table-cell table:formula="of:=LOG([.A19])" office:value-type="float" office:value="1.61495944617753" calcext:value-type="float">
            <text:p>1.61495944617753</text:p>
          </table:table-cell>
          <table:table-cell table:formula="of:=LOG([.B19])" office:value-type="float" office:value="4.2276007445347" calcext:value-type="float">
            <text:p>4.2276007445347</text:p>
          </table:table-cell>
        </table:table-row>
        <table:table-row table:style-name="ro1">
          <table:table-cell office:value-type="float" office:value="1.96482040816327" calcext:value-type="float">
            <text:p>1.96482040816327</text:p>
          </table:table-cell>
          <table:table-cell office:value-type="float" office:value="3170.01264019913" calcext:value-type="float">
            <text:p>3170.0126401991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30" calcext:value-type="float">
            <text:p>330</text:p>
          </table:table-cell>
          <table:table-cell office:value-type="float" office:value="2.38916608436453" calcext:value-type="float">
            <text:p>2.38916608436453</text:p>
          </table:table-cell>
          <table:table-cell office:value-type="float" office:value="-0.204837312317338" calcext:value-type="float">
            <text:p>-0.204837312317338</text:p>
          </table:table-cell>
          <table:table-cell office:value-type="float" office:value="481.381" calcext:value-type="float">
            <text:p>481.381</text:p>
          </table:table-cell>
          <table:table-cell office:value-type="float" office:value="776653.096848787" calcext:value-type="float">
            <text:p>776653.096848787</text:p>
          </table:table-cell>
          <table:table-cell table:formula="of:=LOG([.H20])" office:value-type="float" office:value="2.68248894477159" calcext:value-type="float">
            <text:p>2.68248894477159</text:p>
          </table:table-cell>
          <table:table-cell table:formula="of:=LOG([.I20])" office:value-type="float" office:value="5.89022707830398" calcext:value-type="float">
            <text:p>5.89022707830398</text:p>
          </table:table-cell>
          <table:table-cell table:formula="of:=LOG([.A20])" office:value-type="float" office:value="0.293322860407055" calcext:value-type="float">
            <text:p>0.293322860407055</text:p>
          </table:table-cell>
          <table:table-cell table:formula="of:=LOG([.B20])" office:value-type="float" office:value="3.50106099393945" calcext:value-type="float">
            <text:p>3.50106099393945</text:p>
          </table:table-cell>
        </table:table-row>
        <table:table-row table:style-name="ro1">
          <table:table-cell office:value-type="float" office:value="0.148761182681359" calcext:value-type="float">
            <text:p>0.148761182681359</text:p>
          </table:table-cell>
          <table:table-cell office:value-type="float" office:value="140.429894821835" calcext:value-type="float">
            <text:p>140.429894821835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406" calcext:value-type="float">
            <text:p>406</text:p>
          </table:table-cell>
          <table:table-cell office:value-type="float" office:value="3.03702787975577" calcext:value-type="float">
            <text:p>3.03702787975577</text:p>
          </table:table-cell>
          <table:table-cell office:value-type="float" office:value="-0.752660953943808" calcext:value-type="float">
            <text:p>-0.752660953943808</text:p>
          </table:table-cell>
          <table:table-cell office:value-type="float" office:value="162.00092794" calcext:value-type="float">
            <text:p>162.00092794</text:p>
          </table:table-cell>
          <table:table-cell office:value-type="float" office:value="152928.155460979" calcext:value-type="float">
            <text:p>152928.155460979</text:p>
          </table:table-cell>
          <table:table-cell table:formula="of:=LOG([.H21])" office:value-type="float" office:value="2.20951750218502" calcext:value-type="float">
            <text:p>2.20951750218502</text:p>
          </table:table-cell>
          <table:table-cell table:formula="of:=LOG([.I21])" office:value-type="float" office:value="5.18448745032827" calcext:value-type="float">
            <text:p>5.18448745032827</text:p>
          </table:table-cell>
          <table:table-cell table:formula="of:=LOG([.A21])" office:value-type="float" office:value="-0.827510377570753" calcext:value-type="float">
            <text:p>-0.827510377570753</text:p>
          </table:table-cell>
          <table:table-cell table:formula="of:=LOG([.B21])" office:value-type="float" office:value="2.14745957057249" calcext:value-type="float">
            <text:p>2.14745957057249</text:p>
          </table:table-cell>
        </table:table-row>
        <table:table-row table:style-name="ro1">
          <table:table-cell office:value-type="float" office:value="16.606558" calcext:value-type="float">
            <text:p>16.606558</text:p>
          </table:table-cell>
          <table:table-cell office:value-type="float" office:value="14032.4472719678" calcext:value-type="float">
            <text:p>14032.4472719678</text:p>
          </table:table-cell>
          <table:table-cell office:value-type="string" calcext:value-type="string">
            <text:p>US</text:p>
          </table:table-cell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0.914777294345599" calcext:value-type="float">
            <text:p>-0.914777294345599</text:p>
          </table:table-cell>
          <table:table-cell office:value-type="float" office:value="83.03279" calcext:value-type="float">
            <text:p>83.03279</text:p>
          </table:table-cell>
          <table:table-cell office:value-type="float" office:value="70162.2363598391" calcext:value-type="float">
            <text:p>70162.2363598391</text:p>
          </table:table-cell>
          <table:table-cell table:formula="of:=LOG([.H22])" office:value-type="float" office:value="1.91924963097693" calcext:value-type="float">
            <text:p>1.91924963097693</text:p>
          </table:table-cell>
          <table:table-cell table:formula="of:=LOG([.I22])" office:value-type="float" office:value="4.84610342333488" calcext:value-type="float">
            <text:p>4.84610342333488</text:p>
          </table:table-cell>
          <table:table-cell table:formula="of:=LOG([.A22])" office:value-type="float" office:value="1.22027962664092" calcext:value-type="float">
            <text:p>1.22027962664092</text:p>
          </table:table-cell>
          <table:table-cell table:formula="of:=LOG([.B22])" office:value-type="float" office:value="4.14713341899886" calcext:value-type="float">
            <text:p>4.14713341899886</text:p>
          </table:table-cell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float" office:value="1148.60190669063" calcext:value-type="float">
            <text:p>1148.601906690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74" calcext:value-type="float">
            <text:p>574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0.851168783710338" calcext:value-type="float">
            <text:p>-0.851168783710338</text:p>
          </table:table-cell>
          <table:table-cell office:value-type="float" office:value="9.97" calcext:value-type="float">
            <text:p>9.97</text:p>
          </table:table-cell>
          <table:table-cell office:value-type="float" office:value="5743.00953345316" calcext:value-type="float">
            <text:p>5743.00953345316</text:p>
          </table:table-cell>
          <table:table-cell table:formula="of:=LOG([.H23])" office:value-type="float" office:value="0.998695158311656" calcext:value-type="float">
            <text:p>0.998695158311656</text:p>
          </table:table-cell>
          <table:table-cell table:formula="of:=LOG([.I23])" office:value-type="float" office:value="3.75913953721494" calcext:value-type="float">
            <text:p>3.75913953721494</text:p>
          </table:table-cell>
          <table:table-cell table:formula="of:=LOG([.A23])" office:value-type="float" office:value="0.299725153975637" calcext:value-type="float">
            <text:p>0.299725153975637</text:p>
          </table:table-cell>
          <table:table-cell table:formula="of:=LOG([.B23])" office:value-type="float" office:value="3.06016953287892" calcext:value-type="float">
            <text:p>3.06016953287892</text:p>
          </table:table-cell>
        </table:table-row>
        <table:table-row table:style-name="ro1">
          <table:table-cell office:value-type="float" office:value="3.87195775137725" calcext:value-type="float">
            <text:p>3.87195775137725</text:p>
          </table:table-cell>
          <table:table-cell office:value-type="float" office:value="4305.75247975341" calcext:value-type="float">
            <text:p>4305.7524797534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602" calcext:value-type="float">
            <text:p>602</text:p>
          </table:table-cell>
          <table:table-cell office:value-type="float" office:value="2.22271647114758" calcext:value-type="float">
            <text:p>2.22271647114758</text:p>
          </table:table-cell>
          <table:table-cell office:value-type="float" office:value="-1.08474049603278" calcext:value-type="float">
            <text:p>-1.08474049603278</text:p>
          </table:table-cell>
          <table:table-cell office:value-type="float" office:value="646.61694448" calcext:value-type="float">
            <text:p>646.61694448</text:p>
          </table:table-cell>
          <table:table-cell office:value-type="float" office:value="719060.664118819" calcext:value-type="float">
            <text:p>719060.664118819</text:p>
          </table:table-cell>
          <table:table-cell table:formula="of:=LOG([.H24])" office:value-type="float" office:value="2.81064708103295" calcext:value-type="float">
            <text:p>2.81064708103295</text:p>
          </table:table-cell>
          <table:table-cell table:formula="of:=LOG([.I24])" office:value-type="float" office:value="5.85676553152428" calcext:value-type="float">
            <text:p>5.85676553152428</text:p>
          </table:table-cell>
          <table:table-cell table:formula="of:=LOG([.A24])" office:value-type="float" office:value="0.587930609885366" calcext:value-type="float">
            <text:p>0.587930609885366</text:p>
          </table:table-cell>
          <table:table-cell table:formula="of:=LOG([.B24])" office:value-type="float" office:value="3.6340490603767" calcext:value-type="float">
            <text:p>3.6340490603767</text:p>
          </table:table-cell>
        </table:table-row>
        <table:table-row table:style-name="ro1">
          <table:table-cell office:value-type="float" office:value="31.1708924898456" calcext:value-type="float">
            <text:p>31.1708924898456</text:p>
          </table:table-cell>
          <table:table-cell office:value-type="float" office:value="18271.8462049349" calcext:value-type="float">
            <text:p>18271.8462049349</text:p>
          </table:table-cell>
          <table:table-cell office:value-type="string" calcext:value-type="string">
            <text:p>CA</text:p>
          </table:table-cell>
          <table:table-cell office:value-type="float" office:value="259" calcext:value-type="float">
            <text:p>259</text:p>
          </table:table-cell>
          <table:table-cell office:value-type="float" office:value="658" calcext:value-type="float">
            <text:p>658</text:p>
          </table:table-cell>
          <table:table-cell office:value-type="float" office:value="2.41329976408125" calcext:value-type="float">
            <text:p>2.41329976408125</text:p>
          </table:table-cell>
          <table:table-cell office:value-type="float" office:value="-1.14902842661697" calcext:value-type="float">
            <text:p>-1.14902842661697</text:p>
          </table:table-cell>
          <table:table-cell office:value-type="float" office:value="8073.26115487" calcext:value-type="float">
            <text:p>8073.26115487</text:p>
          </table:table-cell>
          <table:table-cell office:value-type="float" office:value="4732408.16707814" calcext:value-type="float">
            <text:p>4732408.16707814</text:p>
          </table:table-cell>
          <table:table-cell table:formula="of:=LOG([.H25])" office:value-type="float" office:value="3.90704900132332" calcext:value-type="float">
            <text:p>3.90704900132332</text:p>
          </table:table-cell>
          <table:table-cell table:formula="of:=LOG([.I25])" office:value-type="float" office:value="6.6750821951835" calcext:value-type="float">
            <text:p>6.6750821951835</text:p>
          </table:table-cell>
          <table:table-cell table:formula="of:=LOG([.A25])" office:value-type="float" office:value="1.49374923724207" calcext:value-type="float">
            <text:p>1.49374923724207</text:p>
          </table:table-cell>
          <table:table-cell table:formula="of:=LOG([.B25])" office:value-type="float" office:value="4.26178243110225" calcext:value-type="float">
            <text:p>4.26178243110225</text:p>
          </table:table-cell>
        </table:table-row>
        <table:table-row table:style-name="ro1">
          <table:table-cell office:value-type="float" office:value="4.19119396070834" calcext:value-type="float">
            <text:p>4.19119396070834</text:p>
          </table:table-cell>
          <table:table-cell office:value-type="float" office:value="4824.51926056123" calcext:value-type="float">
            <text:p>4824.5192605612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59" calcext:value-type="float">
            <text:p>659</text:p>
          </table:table-cell>
          <table:table-cell office:value-type="float" office:value="2.38021124171161" calcext:value-type="float">
            <text:p>2.38021124171161</text:p>
          </table:table-cell>
          <table:table-cell office:value-type="float" office:value="-0.809164882385703" calcext:value-type="float">
            <text:p>-0.809164882385703</text:p>
          </table:table-cell>
          <table:table-cell office:value-type="float" office:value="1005.88655057" calcext:value-type="float">
            <text:p>1005.88655057</text:p>
          </table:table-cell>
          <table:table-cell office:value-type="float" office:value="1157884.62253469" calcext:value-type="float">
            <text:p>1157884.62253469</text:p>
          </table:table-cell>
          <table:table-cell table:formula="of:=LOG([.H26])" office:value-type="float" office:value="3.00254900135627" calcext:value-type="float">
            <text:p>3.00254900135627</text:p>
          </table:table-cell>
          <table:table-cell table:formula="of:=LOG([.I26])" office:value-type="float" office:value="6.06366528625417" calcext:value-type="float">
            <text:p>6.06366528625417</text:p>
          </table:table-cell>
          <table:table-cell table:formula="of:=LOG([.A26])" office:value-type="float" office:value="0.622337759644668" calcext:value-type="float">
            <text:p>0.622337759644668</text:p>
          </table:table-cell>
          <table:table-cell table:formula="of:=LOG([.B26])" office:value-type="float" office:value="3.68345404454256" calcext:value-type="float">
            <text:p>3.68345404454256</text:p>
          </table:table-cell>
        </table:table-row>
        <table:table-row table:style-name="ro1">
          <table:table-cell office:value-type="float" office:value="1.99586673607843" calcext:value-type="float">
            <text:p>1.99586673607843</text:p>
          </table:table-cell>
          <table:table-cell office:value-type="float" office:value="820.077354211156" calcext:value-type="float">
            <text:p>820.0773542111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75" calcext:value-type="float">
            <text:p>775</text:p>
          </table:table-cell>
          <table:table-cell office:value-type="float" office:value="1.70757017609794" calcext:value-type="float">
            <text:p>1.70757017609794</text:p>
          </table:table-cell>
          <table:table-cell office:value-type="float" office:value="-1.0154850658258" calcext:value-type="float">
            <text:p>-1.0154850658258</text:p>
          </table:table-cell>
          <table:table-cell office:value-type="float" office:value="101.78920354" calcext:value-type="float">
            <text:p>101.78920354</text:p>
          </table:table-cell>
          <table:table-cell office:value-type="float" office:value="41823.945064769" calcext:value-type="float">
            <text:p>41823.945064769</text:p>
          </table:table-cell>
          <table:table-cell table:formula="of:=LOG([.H27])" office:value-type="float" office:value="2.00770171619663" calcext:value-type="float">
            <text:p>2.00770171619663</text:p>
          </table:table-cell>
          <table:table-cell table:formula="of:=LOG([.I27])" office:value-type="float" office:value="4.62142499546043" calcext:value-type="float">
            <text:p>4.62142499546043</text:p>
          </table:table-cell>
          <table:table-cell table:formula="of:=LOG([.A27])" office:value-type="float" office:value="0.30013154009869" calcext:value-type="float">
            <text:p>0.30013154009869</text:p>
          </table:table-cell>
          <table:table-cell table:formula="of:=LOG([.B27])" office:value-type="float" office:value="2.91385481936249" calcext:value-type="float">
            <text:p>2.91385481936249</text:p>
          </table:table-cell>
        </table:table-row>
        <table:table-row table:style-name="ro1">
          <table:table-cell office:value-type="float" office:value="1.49033333333333" calcext:value-type="float">
            <text:p>1.49033333333333</text:p>
          </table:table-cell>
          <table:table-cell office:value-type="float" office:value="126.159684494611" calcext:value-type="float">
            <text:p>126.1596844946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8" calcext:value-type="float">
            <text:p>848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980658724116735" calcext:value-type="float">
            <text:p>-0.980658724116735</text:p>
          </table:table-cell>
          <table:table-cell office:value-type="float" office:value="4.471" calcext:value-type="float">
            <text:p>4.471</text:p>
          </table:table-cell>
          <table:table-cell office:value-type="float" office:value="378.479053483834" calcext:value-type="float">
            <text:p>378.479053483834</text:p>
          </table:table-cell>
          <table:table-cell table:formula="of:=LOG([.H28])" office:value-type="float" office:value="0.650404669868032" calcext:value-type="float">
            <text:p>0.650404669868032</text:p>
          </table:table-cell>
          <table:table-cell table:formula="of:=LOG([.I28])" office:value-type="float" office:value="2.57804184894015" calcext:value-type="float">
            <text:p>2.57804184894015</text:p>
          </table:table-cell>
          <table:table-cell table:formula="of:=LOG([.A28])" office:value-type="float" office:value="0.173283415148368" calcext:value-type="float">
            <text:p>0.173283415148368</text:p>
          </table:table-cell>
          <table:table-cell table:formula="of:=LOG([.B28])" office:value-type="float" office:value="2.10092059422049" calcext:value-type="float">
            <text:p>2.10092059422049</text:p>
          </table:table-cell>
        </table:table-row>
        <table:table-row table:style-name="ro1">
          <table:table-cell office:value-type="float" office:value="13.229266117301" calcext:value-type="float">
            <text:p>13.229266117301</text:p>
          </table:table-cell>
          <table:table-cell office:value-type="float" office:value="18800.7545335559" calcext:value-type="float">
            <text:p>18800.7545335559</text:p>
          </table:table-cell>
          <table:table-cell office:value-type="string" calcext:value-type="string">
            <text:p>US</text:p>
          </table:table-cell>
          <table:table-cell office:value-type="float" office:value="289" calcext:value-type="float">
            <text:p>289</text:p>
          </table:table-cell>
          <table:table-cell office:value-type="float" office:value="934" calcext:value-type="float">
            <text:p>934</text:p>
          </table:table-cell>
          <table:table-cell office:value-type="float" office:value="2.46089784275655" calcext:value-type="float">
            <text:p>2.46089784275655</text:p>
          </table:table-cell>
          <table:table-cell office:value-type="float" office:value="-0.879778287073642" calcext:value-type="float">
            <text:p>-0.879778287073642</text:p>
          </table:table-cell>
          <table:table-cell office:value-type="float" office:value="3823.2579079" calcext:value-type="float">
            <text:p>3823.2579079</text:p>
          </table:table-cell>
          <table:table-cell office:value-type="float" office:value="5433418.06019765" calcext:value-type="float">
            <text:p>5433418.06019765</text:p>
          </table:table-cell>
          <table:table-cell table:formula="of:=LOG([.H29])" office:value-type="float" office:value="3.58243359548171" calcext:value-type="float">
            <text:p>3.58243359548171</text:p>
          </table:table-cell>
          <table:table-cell table:formula="of:=LOG([.I29])" office:value-type="float" office:value="6.73507312197683" calcext:value-type="float">
            <text:p>6.73507312197683</text:p>
          </table:table-cell>
          <table:table-cell table:formula="of:=LOG([.A29])" office:value-type="float" office:value="1.12153575272516" calcext:value-type="float">
            <text:p>1.12153575272516</text:p>
          </table:table-cell>
          <table:table-cell table:formula="of:=LOG([.B29])" office:value-type="float" office:value="4.27417527922028" calcext:value-type="float">
            <text:p>4.27417527922028</text:p>
          </table:table-cell>
        </table:table-row>
        <table:table-row table:style-name="ro1">
          <table:table-cell office:value-type="float" office:value="3.32882857142857" calcext:value-type="float">
            <text:p>3.32882857142857</text:p>
          </table:table-cell>
          <table:table-cell office:value-type="float" office:value="4564.269145437" calcext:value-type="float">
            <text:p>4564.269145437</text:p>
          </table:table-cell>
          <table:table-cell office:value-type="string" calcext:value-type="string">
            <text:p>UA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office:value-type="float" office:value="2.02118929906994" calcext:value-type="float">
            <text:p>2.02118929906994</text:p>
          </table:table-cell>
          <table:table-cell office:value-type="float" office:value="-0.863176631210141" calcext:value-type="float">
            <text:p>-0.863176631210141</text:p>
          </table:table-cell>
          <table:table-cell office:value-type="float" office:value="349.527" calcext:value-type="float">
            <text:p>349.527</text:p>
          </table:table-cell>
          <table:table-cell office:value-type="float" office:value="479248.260270885" calcext:value-type="float">
            <text:p>479248.260270885</text:p>
          </table:table-cell>
          <table:table-cell table:formula="of:=LOG([.H30])" office:value-type="float" office:value="2.54348072943249" calcext:value-type="float">
            <text:p>2.54348072943249</text:p>
          </table:table-cell>
          <table:table-cell table:formula="of:=LOG([.I30])" office:value-type="float" office:value="5.6805605450115" calcext:value-type="float">
            <text:p>5.6805605450115</text:p>
          </table:table-cell>
          <table:table-cell table:formula="of:=LOG([.A30])" office:value-type="float" office:value="0.522291430362552" calcext:value-type="float">
            <text:p>0.522291430362552</text:p>
          </table:table-cell>
          <table:table-cell table:formula="of:=LOG([.B30])" office:value-type="float" office:value="3.65937124594156" calcext:value-type="float">
            <text:p>3.65937124594156</text:p>
          </table:table-cell>
        </table:table-row>
        <table:table-row table:style-name="ro1">
          <table:table-cell office:value-type="float" office:value="7.19938721988505" calcext:value-type="float">
            <text:p>7.19938721988505</text:p>
          </table:table-cell>
          <table:table-cell office:value-type="float" office:value="4977.93391797959" calcext:value-type="float">
            <text:p>4977.93391797959</text:p>
          </table:table-cell>
          <table:table-cell office:value-type="string" calcext:value-type="string">
            <text:p>US</text:p>
          </table:table-cell>
          <table:table-cell office:value-type="float" office:value="522" calcext:value-type="float">
            <text:p>522</text:p>
          </table:table-cell>
          <table:table-cell office:value-type="float" office:value="1030" calcext:value-type="float">
            <text:p>1030</text:p>
          </table:table-cell>
          <table:table-cell office:value-type="float" office:value="2.71767050300226" calcext:value-type="float">
            <text:p>2.71767050300226</text:p>
          </table:table-cell>
          <table:table-cell office:value-type="float" office:value="-0.300508091263284" calcext:value-type="float">
            <text:p>-0.300508091263284</text:p>
          </table:table-cell>
          <table:table-cell office:value-type="float" office:value="3758.08012878" calcext:value-type="float">
            <text:p>3758.08012878</text:p>
          </table:table-cell>
          <table:table-cell office:value-type="float" office:value="2598481.50518534" calcext:value-type="float">
            <text:p>2598481.50518534</text:p>
          </table:table-cell>
          <table:table-cell table:formula="of:=LOG([.H31])" office:value-type="float" office:value="3.57496603577409" calcext:value-type="float">
            <text:p>3.57496603577409</text:p>
          </table:table-cell>
          <table:table-cell table:formula="of:=LOG([.I31])" office:value-type="float" office:value="6.41471963005842" calcext:value-type="float">
            <text:p>6.41471963005842</text:p>
          </table:table-cell>
          <table:table-cell table:formula="of:=LOG([.A31])" office:value-type="float" office:value="0.857295532771824" calcext:value-type="float">
            <text:p>0.857295532771824</text:p>
          </table:table-cell>
          <table:table-cell table:formula="of:=LOG([.B31])" office:value-type="float" office:value="3.69704912705616" calcext:value-type="float">
            <text:p>3.69704912705616</text:p>
          </table:table-cell>
        </table:table-row>
        <table:table-row table:style-name="ro1">
          <table:table-cell office:value-type="float" office:value="16.5596762674316" calcext:value-type="float">
            <text:p>16.5596762674316</text:p>
          </table:table-cell>
          <table:table-cell office:value-type="float" office:value="9828.81319673414" calcext:value-type="float">
            <text:p>9828.81319673414</text:p>
          </table:table-cell>
          <table:table-cell office:value-type="string" calcext:value-type="string">
            <text:p>FR</text:p>
          </table:table-cell>
          <table:table-cell office:value-type="float" office:value="1133" calcext:value-type="float">
            <text:p>1133</text:p>
          </table:table-cell>
          <table:table-cell office:value-type="float" office:value="1047" calcext:value-type="float">
            <text:p>1047</text:p>
          </table:table-cell>
          <table:table-cell office:value-type="float" office:value="3.0542299098634" calcext:value-type="float">
            <text:p>3.0542299098634</text:p>
          </table:table-cell>
          <table:table-cell office:value-type="float" office:value="-1.026251123095" calcext:value-type="float">
            <text:p>-1.026251123095</text:p>
          </table:table-cell>
          <table:table-cell office:value-type="float" office:value="18762.1132110001" calcext:value-type="float">
            <text:p>18762.1132110001</text:p>
          </table:table-cell>
          <table:table-cell office:value-type="float" office:value="11136045.3518998" calcext:value-type="float">
            <text:p>11136045.3518998</text:p>
          </table:table-cell>
          <table:table-cell table:formula="of:=LOG([.H32])" office:value-type="float" office:value="4.27328175217685" calcext:value-type="float">
            <text:p>4.27328175217685</text:p>
          </table:table-cell>
          <table:table-cell table:formula="of:=LOG([.I32])" office:value-type="float" office:value="7.04673099094821" calcext:value-type="float">
            <text:p>7.04673099094821</text:p>
          </table:table-cell>
          <table:table-cell table:formula="of:=LOG([.A32])" office:value-type="float" office:value="1.21905184231345" calcext:value-type="float">
            <text:p>1.21905184231345</text:p>
          </table:table-cell>
          <table:table-cell table:formula="of:=LOG([.B32])" office:value-type="float" office:value="3.99250108108482" calcext:value-type="float">
            <text:p>3.99250108108482</text:p>
          </table:table-cell>
        </table:table-row>
        <table:table-row table:style-name="ro1">
          <table:table-cell office:value-type="float" office:value="1.60127777777778" calcext:value-type="float">
            <text:p>1.60127777777778</text:p>
          </table:table-cell>
          <table:table-cell office:value-type="float" office:value="1189.73562576899" calcext:value-type="float">
            <text:p>1189.735625768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0" calcext:value-type="float">
            <text:p>1050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0.875786830584163" calcext:value-type="float">
            <text:p>-0.875786830584163</text:p>
          </table:table-cell>
          <table:table-cell office:value-type="float" office:value="14.4115" calcext:value-type="float">
            <text:p>14.4115</text:p>
          </table:table-cell>
          <table:table-cell office:value-type="float" office:value="10707.6206319209" calcext:value-type="float">
            <text:p>10707.6206319209</text:p>
          </table:table-cell>
          <table:table-cell table:formula="of:=LOG([.H33])" office:value-type="float" office:value="1.15870918607558" calcext:value-type="float">
            <text:p>1.15870918607558</text:p>
          </table:table-cell>
          <table:table-cell table:formula="of:=LOG([.I33])" office:value-type="float" office:value="4.0296929758524" calcext:value-type="float">
            <text:p>4.0296929758524</text:p>
          </table:table-cell>
          <table:table-cell table:formula="of:=LOG([.A33])" office:value-type="float" office:value="0.204466676636254" calcext:value-type="float">
            <text:p>0.204466676636254</text:p>
          </table:table-cell>
          <table:table-cell table:formula="of:=LOG([.B33])" office:value-type="float" office:value="3.07545046641308" calcext:value-type="float">
            <text:p>3.07545046641308</text:p>
          </table:table-cell>
        </table:table-row>
        <table:table-row table:style-name="ro1">
          <table:table-cell office:value-type="float" office:value="11.7133428572381" calcext:value-type="float">
            <text:p>11.7133428572381</text:p>
          </table:table-cell>
          <table:table-cell office:value-type="float" office:value="11004.237432184" calcext:value-type="float">
            <text:p>11004.237432184</text:p>
          </table:table-cell>
          <table:table-cell office:value-type="string" calcext:value-type="string">
            <text:p>US</text:p>
          </table:table-cell>
          <table:table-cell office:value-type="float" office:value="105" calcext:value-type="float">
            <text:p>105</text:p>
          </table:table-cell>
          <table:table-cell office:value-type="float" office:value="1053" calcext:value-type="float">
            <text:p>1053</text:p>
          </table:table-cell>
          <table:table-cell office:value-type="float" office:value="2.02118929906994" calcext:value-type="float">
            <text:p>2.02118929906994</text:p>
          </table:table-cell>
          <table:table-cell office:value-type="float" office:value="-0.66537755729769" calcext:value-type="float">
            <text:p>-0.66537755729769</text:p>
          </table:table-cell>
          <table:table-cell office:value-type="float" office:value="1229.90100001" calcext:value-type="float">
            <text:p>1229.90100001</text:p>
          </table:table-cell>
          <table:table-cell office:value-type="float" office:value="1155444.93037932" calcext:value-type="float">
            <text:p>1155444.93037932</text:p>
          </table:table-cell>
          <table:table-cell table:formula="of:=LOG([.H34])" office:value-type="float" office:value="3.08987015462659" calcext:value-type="float">
            <text:p>3.08987015462659</text:p>
          </table:table-cell>
          <table:table-cell table:formula="of:=LOG([.I34])" office:value-type="float" office:value="6.06274925141416" calcext:value-type="float">
            <text:p>6.06274925141416</text:p>
          </table:table-cell>
          <table:table-cell table:formula="of:=LOG([.A34])" office:value-type="float" office:value="1.06868085555665" calcext:value-type="float">
            <text:p>1.06868085555665</text:p>
          </table:table-cell>
          <table:table-cell table:formula="of:=LOG([.B34])" office:value-type="float" office:value="4.04155995234423" calcext:value-type="float">
            <text:p>4.04155995234423</text:p>
          </table:table-cell>
        </table:table-row>
        <table:table-row table:style-name="ro1">
          <table:table-cell office:value-type="float" office:value="6.72728" calcext:value-type="float">
            <text:p>6.72728</text:p>
          </table:table-cell>
          <table:table-cell office:value-type="float" office:value="4252.98622147692" calcext:value-type="float">
            <text:p>4252.986221476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76" calcext:value-type="float">
            <text:p>1076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0.855876886034355" calcext:value-type="float">
            <text:p>-0.855876886034355</text:p>
          </table:table-cell>
          <table:table-cell office:value-type="float" office:value="134.5456" calcext:value-type="float">
            <text:p>134.5456</text:p>
          </table:table-cell>
          <table:table-cell office:value-type="float" office:value="85059.7244295384" calcext:value-type="float">
            <text:p>85059.7244295384</text:p>
          </table:table-cell>
          <table:table-cell table:formula="of:=LOG([.H35])" office:value-type="float" office:value="2.12886949974403" calcext:value-type="float">
            <text:p>2.12886949974403</text:p>
          </table:table-cell>
          <table:table-cell table:formula="of:=LOG([.I35])" office:value-type="float" office:value="4.92972397138383" calcext:value-type="float">
            <text:p>4.92972397138383</text:p>
          </table:table-cell>
          <table:table-cell table:formula="of:=LOG([.A35])" office:value-type="float" office:value="0.827839504080045" calcext:value-type="float">
            <text:p>0.827839504080045</text:p>
          </table:table-cell>
          <table:table-cell table:formula="of:=LOG([.B35])" office:value-type="float" office:value="3.62869397571985" calcext:value-type="float">
            <text:p>3.62869397571985</text:p>
          </table:table-cell>
        </table:table-row>
        <table:table-row table:style-name="ro1">
          <table:table-cell office:value-type="float" office:value="1.15292766144928" calcext:value-type="float">
            <text:p>1.15292766144928</text:p>
          </table:table-cell>
          <table:table-cell office:value-type="float" office:value="1520.33178641396" calcext:value-type="float">
            <text:p>1520.33178641396</text:p>
          </table:table-cell>
          <table:table-cell office:value-type="string" calcext:value-type="string">
            <text:p>US</text:p>
          </table:table-cell>
          <table:table-cell office:value-type="float" office:value="138" calcext:value-type="float">
            <text:p>138</text:p>
          </table:table-cell>
          <table:table-cell office:value-type="float" office:value="1085" calcext:value-type="float">
            <text:p>1085</text:p>
          </table:table-cell>
          <table:table-cell office:value-type="float" office:value="2.13987908640124" calcext:value-type="float">
            <text:p>2.13987908640124</text:p>
          </table:table-cell>
          <table:table-cell office:value-type="float" office:value="-1.1146806007113" calcext:value-type="float">
            <text:p>-1.1146806007113</text:p>
          </table:table-cell>
          <table:table-cell office:value-type="float" office:value="159.10401728" calcext:value-type="float">
            <text:p>159.10401728</text:p>
          </table:table-cell>
          <table:table-cell office:value-type="float" office:value="209805.786525127" calcext:value-type="float">
            <text:p>209805.786525127</text:p>
          </table:table-cell>
          <table:table-cell table:formula="of:=LOG([.H36])" office:value-type="float" office:value="2.20168114545745" calcext:value-type="float">
            <text:p>2.20168114545745</text:p>
          </table:table-cell>
          <table:table-cell table:formula="of:=LOG([.I36])" office:value-type="float" office:value="5.32181746203331" calcext:value-type="float">
            <text:p>5.32181746203331</text:p>
          </table:table-cell>
          <table:table-cell table:formula="of:=LOG([.A36])" office:value-type="float" office:value="0.0618020590562204" calcext:value-type="float">
            <text:p>0.06180205905622</text:p>
          </table:table-cell>
          <table:table-cell table:formula="of:=LOG([.B36])" office:value-type="float" office:value="3.18193837563207" calcext:value-type="float">
            <text:p>3.18193837563207</text:p>
          </table:table-cell>
        </table:table-row>
        <table:table-row table:style-name="ro1">
          <table:table-cell office:value-type="float" office:value="7.39713858825758" calcext:value-type="float">
            <text:p>7.39713858825758</text:p>
          </table:table-cell>
          <table:table-cell office:value-type="float" office:value="5633.1614485395" calcext:value-type="float">
            <text:p>5633.161448539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108" calcext:value-type="float">
            <text:p>1108</text:p>
          </table:table-cell>
          <table:table-cell office:value-type="float" office:value="2.42160392686983" calcext:value-type="float">
            <text:p>2.42160392686983</text:p>
          </table:table-cell>
          <table:table-cell office:value-type="float" office:value="-1.2268620909361" calcext:value-type="float">
            <text:p>-1.2268620909361</text:p>
          </table:table-cell>
          <table:table-cell office:value-type="float" office:value="1952.8445873" calcext:value-type="float">
            <text:p>1952.8445873</text:p>
          </table:table-cell>
          <table:table-cell office:value-type="float" office:value="1487154.62241443" calcext:value-type="float">
            <text:p>1487154.62241443</text:p>
          </table:table-cell>
          <table:table-cell table:formula="of:=LOG([.H37])" office:value-type="float" office:value="3.29066768232335" calcext:value-type="float">
            <text:p>3.29066768232335</text:p>
          </table:table-cell>
          <table:table-cell table:formula="of:=LOG([.I37])" office:value-type="float" office:value="6.1723561253278" calcext:value-type="float">
            <text:p>6.1723561253278</text:p>
          </table:table-cell>
          <table:table-cell table:formula="of:=LOG([.A37])" office:value-type="float" office:value="0.869063755453523" calcext:value-type="float">
            <text:p>0.869063755453523</text:p>
          </table:table-cell>
          <table:table-cell table:formula="of:=LOG([.B37])" office:value-type="float" office:value="3.75075219845797" calcext:value-type="float">
            <text:p>3.75075219845797</text:p>
          </table:table-cell>
        </table:table-row>
        <table:table-row table:style-name="ro1">
          <table:table-cell office:value-type="float" office:value="25.7357828788985" calcext:value-type="float">
            <text:p>25.7357828788985</text:p>
          </table:table-cell>
          <table:table-cell office:value-type="float" office:value="12426.7792215736" calcext:value-type="float">
            <text:p>12426.7792215736</text:p>
          </table:table-cell>
          <table:table-cell office:value-type="string" calcext:value-type="string">
            <text:p>IT</text:p>
          </table:table-cell>
          <table:table-cell office:value-type="float" office:value="345" calcext:value-type="float">
            <text:p>345</text:p>
          </table:table-cell>
          <table:table-cell office:value-type="float" office:value="1136" calcext:value-type="float">
            <text:p>1136</text:p>
          </table:table-cell>
          <table:table-cell office:value-type="float" office:value="2.53781909507327" calcext:value-type="float">
            <text:p>2.53781909507327</text:p>
          </table:table-cell>
          <table:table-cell office:value-type="float" office:value="-0.927845394901915" calcext:value-type="float">
            <text:p>-0.927845394901915</text:p>
          </table:table-cell>
          <table:table-cell office:value-type="float" office:value="8878.84509322" calcext:value-type="float">
            <text:p>8878.84509322</text:p>
          </table:table-cell>
          <table:table-cell office:value-type="float" office:value="4287238.83144289" calcext:value-type="float">
            <text:p>4287238.83144289</text:p>
          </table:table-cell>
          <table:table-cell table:formula="of:=LOG([.H38])" office:value-type="float" office:value="3.94835647903752" calcext:value-type="float">
            <text:p>3.94835647903752</text:p>
          </table:table-cell>
          <table:table-cell table:formula="of:=LOG([.I38])" office:value-type="float" office:value="6.63217767765307" calcext:value-type="float">
            <text:p>6.63217767765307</text:p>
          </table:table-cell>
          <table:table-cell table:formula="of:=LOG([.A38])" office:value-type="float" office:value="1.41053738396424" calcext:value-type="float">
            <text:p>1.41053738396424</text:p>
          </table:table-cell>
          <table:table-cell table:formula="of:=LOG([.B38])" office:value-type="float" office:value="4.09435858257979" calcext:value-type="float">
            <text:p>4.09435858257979</text:p>
          </table:table-cell>
        </table:table-row>
        <table:table-row table:style-name="ro1">
          <table:table-cell office:value-type="float" office:value="12.0806938470899" calcext:value-type="float">
            <text:p>12.0806938470899</text:p>
          </table:table-cell>
          <table:table-cell office:value-type="float" office:value="5587.41035049295" calcext:value-type="float">
            <text:p>5587.41035049295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1154" calcext:value-type="float">
            <text:p>1154</text:p>
          </table:table-cell>
          <table:table-cell office:value-type="float" office:value="2.57749179983723" calcext:value-type="float">
            <text:p>2.57749179983723</text:p>
          </table:table-cell>
          <table:table-cell office:value-type="float" office:value="-1.00396886387065" calcext:value-type="float">
            <text:p>-1.00396886387065</text:p>
          </table:table-cell>
          <table:table-cell office:value-type="float" office:value="4566.5022742" calcext:value-type="float">
            <text:p>4566.5022742</text:p>
          </table:table-cell>
          <table:table-cell office:value-type="float" office:value="2112041.11248633" calcext:value-type="float">
            <text:p>2112041.11248633</text:p>
          </table:table-cell>
          <table:table-cell table:formula="of:=LOG([.H39])" office:value-type="float" office:value="3.65958367827042" calcext:value-type="float">
            <text:p>3.65958367827042</text:p>
          </table:table-cell>
          <table:table-cell table:formula="of:=LOG([.I39])" office:value-type="float" office:value="6.3247023678164" calcext:value-type="float">
            <text:p>6.3247023678164</text:p>
          </table:table-cell>
          <table:table-cell table:formula="of:=LOG([.A39])" office:value-type="float" office:value="1.08209187843319" calcext:value-type="float">
            <text:p>1.08209187843319</text:p>
          </table:table-cell>
          <table:table-cell table:formula="of:=LOG([.B39])" office:value-type="float" office:value="3.74721056797918" calcext:value-type="float">
            <text:p>3.74721056797918</text:p>
          </table:table-cell>
        </table:table-row>
        <table:table-row table:style-name="ro1">
          <table:table-cell office:value-type="float" office:value="0.70755246" calcext:value-type="float">
            <text:p>0.70755246</text:p>
          </table:table-cell>
          <table:table-cell office:value-type="float" office:value="926.105007534485" calcext:value-type="float">
            <text:p>926.105007534485</text:p>
          </table:table-cell>
          <table:table-cell office:value-type="string" calcext:value-type="string">
            <text:p>US</text:p>
          </table:table-cell>
          <table:table-cell office:value-type="float" office:value="20" calcext:value-type="float">
            <text:p>20</text:p>
          </table:table-cell>
          <table:table-cell office:value-type="float" office:value="1168" calcext:value-type="float">
            <text:p>1168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0.823396917224086" calcext:value-type="float">
            <text:p>-0.823396917224086</text:p>
          </table:table-cell>
          <table:table-cell office:value-type="float" office:value="14.1510492" calcext:value-type="float">
            <text:p>14.1510492</text:p>
          </table:table-cell>
          <table:table-cell office:value-type="float" office:value="18522.1001506897" calcext:value-type="float">
            <text:p>18522.1001506897</text:p>
          </table:table-cell>
          <table:table-cell table:formula="of:=LOG([.H40])" office:value-type="float" office:value="1.15078864091175" calcext:value-type="float">
            <text:p>1.15078864091175</text:p>
          </table:table-cell>
          <table:table-cell table:formula="of:=LOG([.I40])" office:value-type="float" office:value="4.26769022814208" calcext:value-type="float">
            <text:p>4.26769022814208</text:p>
          </table:table-cell>
          <table:table-cell table:formula="of:=LOG([.A40])" office:value-type="float" office:value="-0.150241354752227" calcext:value-type="float">
            <text:p>-0.150241354752227</text:p>
          </table:table-cell>
          <table:table-cell table:formula="of:=LOG([.B40])" office:value-type="float" office:value="2.96666023247809" calcext:value-type="float">
            <text:p>2.96666023247809</text:p>
          </table:table-cell>
        </table:table-row>
        <table:table-row table:style-name="ro1">
          <table:table-cell office:value-type="float" office:value="0.112451252" calcext:value-type="float">
            <text:p>0.112451252</text:p>
          </table:table-cell>
          <table:table-cell office:value-type="float" office:value="121.556995909973" calcext:value-type="float">
            <text:p>121.5569959099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69" calcext:value-type="float">
            <text:p>1169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37798394776427" calcext:value-type="float">
            <text:p>-1.37798394776427</text:p>
          </table:table-cell>
          <table:table-cell office:value-type="float" office:value="0.56225626" calcext:value-type="float">
            <text:p>0.56225626</text:p>
          </table:table-cell>
          <table:table-cell office:value-type="float" office:value="607.784979549866" calcext:value-type="float">
            <text:p>607.784979549866</text:p>
          </table:table-cell>
          <table:table-cell table:formula="of:=LOG([.H41])" office:value-type="float" office:value="-0.250065700555163" calcext:value-type="float">
            <text:p>-0.250065700555163</text:p>
          </table:table-cell>
          <table:table-cell table:formula="of:=LOG([.I41])" office:value-type="float" office:value="2.78374996297128" calcext:value-type="float">
            <text:p>2.78374996297128</text:p>
          </table:table-cell>
          <table:table-cell table:formula="of:=LOG([.A41])" office:value-type="float" office:value="-0.949035704891182" calcext:value-type="float">
            <text:p>-0.949035704891182</text:p>
          </table:table-cell>
          <table:table-cell table:formula="of:=LOG([.B41])" office:value-type="float" office:value="2.08477995863526" calcext:value-type="float">
            <text:p>2.08477995863526</text:p>
          </table:table-cell>
        </table:table-row>
        <table:table-row table:style-name="ro1">
          <table:table-cell office:value-type="float" office:value="42.5615957966875" calcext:value-type="float">
            <text:p>42.5615957966875</text:p>
          </table:table-cell>
          <table:table-cell office:value-type="float" office:value="22529.4354337264" calcext:value-type="float">
            <text:p>22529.4354337264</text:p>
          </table:table-cell>
          <table:table-cell office:value-type="string" calcext:value-type="string">
            <text:p>CA</text:p>
          </table:table-cell>
          <table:table-cell office:value-type="float" office:value="160" calcext:value-type="float">
            <text:p>160</text:p>
          </table:table-cell>
          <table:table-cell office:value-type="float" office:value="1213" calcext:value-type="float">
            <text:p>1213</text:p>
          </table:table-cell>
          <table:table-cell office:value-type="float" office:value="2.20411998265592" calcext:value-type="float">
            <text:p>2.20411998265592</text:p>
          </table:table-cell>
          <table:table-cell office:value-type="float" office:value="-1.12382873274596" calcext:value-type="float">
            <text:p>-1.12382873274596</text:p>
          </table:table-cell>
          <table:table-cell office:value-type="float" office:value="6809.85532747" calcext:value-type="float">
            <text:p>6809.85532747</text:p>
          </table:table-cell>
          <table:table-cell office:value-type="float" office:value="3604709.66939623" calcext:value-type="float">
            <text:p>3604709.66939623</text:p>
          </table:table-cell>
          <table:table-cell table:formula="of:=LOG([.H42])" office:value-type="float" office:value="3.83313788560605" calcext:value-type="float">
            <text:p>3.83313788560605</text:p>
          </table:table-cell>
          <table:table-cell table:formula="of:=LOG([.I42])" office:value-type="float" office:value="6.5568702915085" calcext:value-type="float">
            <text:p>6.5568702915085</text:p>
          </table:table-cell>
          <table:table-cell table:formula="of:=LOG([.A42])" office:value-type="float" office:value="1.62901790295013" calcext:value-type="float">
            <text:p>1.62901790295013</text:p>
          </table:table-cell>
          <table:table-cell table:formula="of:=LOG([.B42])" office:value-type="float" office:value="4.35275030885258" calcext:value-type="float">
            <text:p>4.35275030885258</text:p>
          </table:table-cell>
        </table:table-row>
        <table:table-row table:style-name="ro1">
          <table:table-cell office:value-type="float" office:value="21.0191183477778" calcext:value-type="float">
            <text:p>21.0191183477778</text:p>
          </table:table-cell>
          <table:table-cell office:value-type="float" office:value="27820.072039074" calcext:value-type="float">
            <text:p>27820.0720390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23" calcext:value-type="float">
            <text:p>1223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0.840718868232824" calcext:value-type="float">
            <text:p>-0.840718868232824</text:p>
          </table:table-cell>
          <table:table-cell office:value-type="float" office:value="189.17206513" calcext:value-type="float">
            <text:p>189.17206513</text:p>
          </table:table-cell>
          <table:table-cell office:value-type="float" office:value="250380.648351666" calcext:value-type="float">
            <text:p>250380.648351666</text:p>
          </table:table-cell>
          <table:table-cell table:formula="of:=LOG([.H43])" office:value-type="float" office:value="2.27685700492197" calcext:value-type="float">
            <text:p>2.27685700492197</text:p>
          </table:table-cell>
          <table:table-cell table:formula="of:=LOG([.I43])" office:value-type="float" office:value="5.39860075968672" calcext:value-type="float">
            <text:p>5.39860075968672</text:p>
          </table:table-cell>
          <table:table-cell table:formula="of:=LOG([.A43])" office:value-type="float" office:value="1.32261449548265" calcext:value-type="float">
            <text:p>1.32261449548265</text:p>
          </table:table-cell>
          <table:table-cell table:formula="of:=LOG([.B43])" office:value-type="float" office:value="4.44435825024739" calcext:value-type="float">
            <text:p>4.44435825024739</text:p>
          </table:table-cell>
        </table:table-row>
        <table:table-row table:style-name="ro1">
          <table:table-cell office:value-type="float" office:value="5.10252631578947" calcext:value-type="float">
            <text:p>5.10252631578947</text:p>
          </table:table-cell>
          <table:table-cell office:value-type="float" office:value="8225.44038778606" calcext:value-type="float">
            <text:p>8225.440387786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18" calcext:value-type="float">
            <text:p>1318</text:p>
          </table:table-cell>
          <table:table-cell office:value-type="float" office:value="1.57978359661681" calcext:value-type="float">
            <text:p>1.57978359661681</text:p>
          </table:table-cell>
          <table:table-cell office:value-type="float" office:value="-1.06158129636634" calcext:value-type="float">
            <text:p>-1.06158129636634</text:p>
          </table:table-cell>
          <table:table-cell office:value-type="float" office:value="193.896" calcext:value-type="float">
            <text:p>193.896</text:p>
          </table:table-cell>
          <table:table-cell office:value-type="float" office:value="312566.73473587" calcext:value-type="float">
            <text:p>312566.73473587</text:p>
          </table:table-cell>
          <table:table-cell table:formula="of:=LOG([.H44])" office:value-type="float" office:value="2.28756884984278" calcext:value-type="float">
            <text:p>2.28756884984278</text:p>
          </table:table-cell>
          <table:table-cell table:formula="of:=LOG([.I44])" office:value-type="float" office:value="5.49494275586683" calcext:value-type="float">
            <text:p>5.49494275586683</text:p>
          </table:table-cell>
          <table:table-cell table:formula="of:=LOG([.A44])" office:value-type="float" office:value="0.707785253225968" calcext:value-type="float">
            <text:p>0.707785253225968</text:p>
          </table:table-cell>
          <table:table-cell table:formula="of:=LOG([.B44])" office:value-type="float" office:value="3.91515915925002" calcext:value-type="float">
            <text:p>3.91515915925002</text:p>
          </table:table-cell>
        </table:table-row>
        <table:table-row table:style-name="ro1">
          <table:table-cell office:value-type="float" office:value="5.35605481103986" calcext:value-type="float">
            <text:p>5.35605481103986</text:p>
          </table:table-cell>
          <table:table-cell office:value-type="float" office:value="3214.83482458813" calcext:value-type="float">
            <text:p>3214.83482458813</text:p>
          </table:table-cell>
          <table:table-cell office:value-type="string" calcext:value-type="string">
            <text:p>DE</text:p>
          </table:table-cell>
          <table:table-cell office:value-type="float" office:value="1856" calcext:value-type="float">
            <text:p>1856</text:p>
          </table:table-cell>
          <table:table-cell office:value-type="float" office:value="1375" calcext:value-type="float">
            <text:p>1375</text:p>
          </table:table-cell>
          <table:table-cell office:value-type="float" office:value="3.26857797188284" calcext:value-type="float">
            <text:p>3.26857797188284</text:p>
          </table:table-cell>
          <table:table-cell office:value-type="float" office:value="-0.999597404915027" calcext:value-type="float">
            <text:p>-0.999597404915027</text:p>
          </table:table-cell>
          <table:table-cell office:value-type="float" office:value="9940.83772928997" calcext:value-type="float">
            <text:p>9940.83772928997</text:p>
          </table:table-cell>
          <table:table-cell office:value-type="float" office:value="5966733.43443556" calcext:value-type="float">
            <text:p>5966733.43443556</text:p>
          </table:table-cell>
          <table:table-cell table:formula="of:=LOG([.H45])" office:value-type="float" office:value="3.99742298458621" calcext:value-type="float">
            <text:p>3.99742298458621</text:p>
          </table:table-cell>
          <table:table-cell table:formula="of:=LOG([.I45])" office:value-type="float" office:value="6.77573663604426" calcext:value-type="float">
            <text:p>6.77573663604426</text:p>
          </table:table-cell>
          <table:table-cell table:formula="of:=LOG([.A45])" office:value-type="float" office:value="0.728845012703369" calcext:value-type="float">
            <text:p>0.728845012703369</text:p>
          </table:table-cell>
          <table:table-cell table:formula="of:=LOG([.B45])" office:value-type="float" office:value="3.50715866416142" calcext:value-type="float">
            <text:p>3.50715866416142</text:p>
          </table:table-cell>
        </table:table-row>
        <table:table-row table:style-name="ro1">
          <table:table-cell office:value-type="float" office:value="17.2277786206343" calcext:value-type="float">
            <text:p>17.2277786206343</text:p>
          </table:table-cell>
          <table:table-cell office:value-type="float" office:value="4972.12404869294" calcext:value-type="float">
            <text:p>4972.12404869294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1379" calcext:value-type="float">
            <text:p>1379</text:p>
          </table:table-cell>
          <table:table-cell office:value-type="float" office:value="2.97589113640179" calcext:value-type="float">
            <text:p>2.97589113640179</text:p>
          </table:table-cell>
          <table:table-cell office:value-type="float" office:value="-1.0313034835903" calcext:value-type="float">
            <text:p>-1.0313034835903</text:p>
          </table:table-cell>
          <table:table-cell office:value-type="float" office:value="16297.47857512" calcext:value-type="float">
            <text:p>16297.47857512</text:p>
          </table:table-cell>
          <table:table-cell office:value-type="float" office:value="4703629.35006352" calcext:value-type="float">
            <text:p>4703629.35006352</text:p>
          </table:table-cell>
          <table:table-cell table:formula="of:=LOG([.H46])" office:value-type="float" office:value="4.21212041878335" calcext:value-type="float">
            <text:p>4.21212041878335</text:p>
          </table:table-cell>
          <table:table-cell table:formula="of:=LOG([.I46])" office:value-type="float" office:value="6.6724330916471" calcext:value-type="float">
            <text:p>6.6724330916471</text:p>
          </table:table-cell>
          <table:table-cell table:formula="of:=LOG([.A46])" office:value-type="float" office:value="1.23622928238156" calcext:value-type="float">
            <text:p>1.23622928238156</text:p>
          </table:table-cell>
          <table:table-cell table:formula="of:=LOG([.B46])" office:value-type="float" office:value="3.69654195524531" calcext:value-type="float">
            <text:p>3.69654195524531</text:p>
          </table:table-cell>
        </table:table-row>
        <table:table-row table:style-name="ro1">
          <table:table-cell office:value-type="float" office:value="14.0268125126923" calcext:value-type="float">
            <text:p>14.0268125126923</text:p>
          </table:table-cell>
          <table:table-cell office:value-type="float" office:value="4272.64815201589" calcext:value-type="float">
            <text:p>4272.648152015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30" calcext:value-type="float">
            <text:p>1430</text:p>
          </table:table-cell>
          <table:table-cell office:value-type="float" office:value="1.7160033436348" calcext:value-type="float">
            <text:p>1.7160033436348</text:p>
          </table:table-cell>
          <table:table-cell office:value-type="float" office:value="-0.444323945580167" calcext:value-type="float">
            <text:p>-0.444323945580167</text:p>
          </table:table-cell>
          <table:table-cell office:value-type="float" office:value="729.39425066" calcext:value-type="float">
            <text:p>729.39425066</text:p>
          </table:table-cell>
          <table:table-cell office:value-type="float" office:value="222177.703904826" calcext:value-type="float">
            <text:p>222177.703904826</text:p>
          </table:table-cell>
          <table:table-cell table:formula="of:=LOG([.H47])" office:value-type="float" office:value="2.8629623357306" calcext:value-type="float">
            <text:p>2.8629623357306</text:p>
          </table:table-cell>
          <table:table-cell table:formula="of:=LOG([.I47])" office:value-type="float" office:value="5.34670047424055" calcext:value-type="float">
            <text:p>5.34670047424055</text:p>
          </table:table-cell>
          <table:table-cell table:formula="of:=LOG([.A47])" office:value-type="float" office:value="1.1469589920958" calcext:value-type="float">
            <text:p>1.1469589920958</text:p>
          </table:table-cell>
          <table:table-cell table:formula="of:=LOG([.B47])" office:value-type="float" office:value="3.63069713060576" calcext:value-type="float">
            <text:p>3.63069713060576</text:p>
          </table:table-cell>
        </table:table-row>
        <table:table-row table:style-name="ro1">
          <table:table-cell office:value-type="float" office:value="12.7405937377983" calcext:value-type="float">
            <text:p>12.7405937377983</text:p>
          </table:table-cell>
          <table:table-cell office:value-type="float" office:value="3183.19620597854" calcext:value-type="float">
            <text:p>3183.19620597854</text:p>
          </table:table-cell>
          <table:table-cell office:value-type="string" calcext:value-type="string">
            <text:p>AU</text:p>
          </table:table-cell>
          <table:table-cell office:value-type="float" office:value="1190" calcext:value-type="float">
            <text:p>1190</text:p>
          </table:table-cell>
          <table:table-cell office:value-type="float" office:value="1481" calcext:value-type="float">
            <text:p>1481</text:p>
          </table:table-cell>
          <table:table-cell office:value-type="float" office:value="3.07554696139253" calcext:value-type="float">
            <text:p>3.07554696139253</text:p>
          </table:table-cell>
          <table:table-cell office:value-type="float" office:value="-0.974415732483814" calcext:value-type="float">
            <text:p>-0.974415732483814</text:p>
          </table:table-cell>
          <table:table-cell office:value-type="float" office:value="15161.30654798" calcext:value-type="float">
            <text:p>15161.30654798</text:p>
          </table:table-cell>
          <table:table-cell office:value-type="float" office:value="3788003.48511446" calcext:value-type="float">
            <text:p>3788003.48511446</text:p>
          </table:table-cell>
          <table:table-cell table:formula="of:=LOG([.H48])" office:value-type="float" office:value="4.18073662887703" calcext:value-type="float">
            <text:p>4.18073662887703</text:p>
          </table:table-cell>
          <table:table-cell table:formula="of:=LOG([.I48])" office:value-type="float" office:value="6.57841036989968" calcext:value-type="float">
            <text:p>6.57841036989968</text:p>
          </table:table-cell>
          <table:table-cell table:formula="of:=LOG([.A48])" office:value-type="float" office:value="1.1051896674845" calcext:value-type="float">
            <text:p>1.1051896674845</text:p>
          </table:table-cell>
          <table:table-cell table:formula="of:=LOG([.B48])" office:value-type="float" office:value="3.50286340850715" calcext:value-type="float">
            <text:p>3.50286340850715</text:p>
          </table:table-cell>
        </table:table-row>
        <table:table-row table:style-name="ro1">
          <table:table-cell office:value-type="float" office:value="1.93775000000001" calcext:value-type="float">
            <text:p>1.93775000000001</text:p>
          </table:table-cell>
          <table:table-cell office:value-type="float" office:value="3721.70771755166" calcext:value-type="float">
            <text:p>3721.70771755166</text:p>
          </table:table-cell>
          <table:table-cell office:value-type="string" calcext:value-type="string">
            <text:p>GB</text:p>
          </table:table-cell>
          <table:table-cell office:value-type="float" office:value="16" calcext:value-type="float">
            <text:p>16</text:p>
          </table:table-cell>
          <table:table-cell office:value-type="float" office:value="1485" calcext:value-type="float">
            <text:p>1485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0.448047814451958" calcext:value-type="float">
            <text:p>-0.448047814451958</text:p>
          </table:table-cell>
          <table:table-cell office:value-type="float" office:value="31.0040000000002" calcext:value-type="float">
            <text:p>31.0040000000002</text:p>
          </table:table-cell>
          <table:table-cell office:value-type="float" office:value="59547.3234808266" calcext:value-type="float">
            <text:p>59547.3234808266</text:p>
          </table:table-cell>
          <table:table-cell table:formula="of:=LOG([.H49])" office:value-type="float" office:value="1.4914177282169" calcext:value-type="float">
            <text:p>1.4914177282169</text:p>
          </table:table-cell>
          <table:table-cell table:formula="of:=LOG([.I49])" office:value-type="float" office:value="4.77486224569065" calcext:value-type="float">
            <text:p>4.77486224569065</text:p>
          </table:table-cell>
          <table:table-cell table:formula="of:=LOG([.A49])" office:value-type="float" office:value="0.287297745560971" calcext:value-type="float">
            <text:p>0.287297745560971</text:p>
          </table:table-cell>
          <table:table-cell table:formula="of:=LOG([.B49])" office:value-type="float" office:value="3.57074226303473" calcext:value-type="float">
            <text:p>3.57074226303473</text:p>
          </table:table-cell>
        </table:table-row>
        <table:table-row table:style-name="ro1">
          <table:table-cell office:value-type="float" office:value="3.55267839918918" calcext:value-type="float">
            <text:p>3.55267839918918</text:p>
          </table:table-cell>
          <table:table-cell office:value-type="float" office:value="2826.2597992999" calcext:value-type="float">
            <text:p>2826.2597992999</text:p>
          </table:table-cell>
          <table:table-cell office:value-type="string" calcext:value-type="string">
            <text:p>US</text:p>
          </table:table-cell>
          <table:table-cell office:value-type="float" office:value="518" calcext:value-type="float">
            <text:p>518</text:p>
          </table:table-cell>
          <table:table-cell office:value-type="float" office:value="1547" calcext:value-type="float">
            <text:p>1547</text:p>
          </table:table-cell>
          <table:table-cell office:value-type="float" office:value="2.71432975974523" calcext:value-type="float">
            <text:p>2.71432975974523</text:p>
          </table:table-cell>
          <table:table-cell office:value-type="float" office:value="-1.13615996262975" calcext:value-type="float">
            <text:p>-1.13615996262975</text:p>
          </table:table-cell>
          <table:table-cell office:value-type="float" office:value="1840.28741077999" calcext:value-type="float">
            <text:p>1840.28741077999</text:p>
          </table:table-cell>
          <table:table-cell office:value-type="float" office:value="1464002.57603735" calcext:value-type="float">
            <text:p>1464002.57603735</text:p>
          </table:table-cell>
          <table:table-cell table:formula="of:=LOG([.H50])" office:value-type="float" office:value="3.26488565516616" calcext:value-type="float">
            <text:p>3.26488565516616</text:p>
          </table:table-cell>
          <table:table-cell table:formula="of:=LOG([.I50])" office:value-type="float" office:value="6.16554184090121" calcext:value-type="float">
            <text:p>6.16554184090121</text:p>
          </table:table-cell>
          <table:table-cell table:formula="of:=LOG([.A50])" office:value-type="float" office:value="0.550555895420933" calcext:value-type="float">
            <text:p>0.550555895420933</text:p>
          </table:table-cell>
          <table:table-cell table:formula="of:=LOG([.B50])" office:value-type="float" office:value="3.45121208115598" calcext:value-type="float">
            <text:p>3.45121208115598</text:p>
          </table:table-cell>
        </table:table-row>
        <table:table-row table:style-name="ro1">
          <table:table-cell office:value-type="float" office:value="6.64858823529412" calcext:value-type="float">
            <text:p>6.64858823529412</text:p>
          </table:table-cell>
          <table:table-cell office:value-type="float" office:value="6085.11216914195" calcext:value-type="float">
            <text:p>6085.112169141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58" calcext:value-type="float">
            <text:p>1558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0.910908855638849" calcext:value-type="float">
            <text:p>-0.910908855638849</text:p>
          </table:table-cell>
          <table:table-cell office:value-type="float" office:value="113.026" calcext:value-type="float">
            <text:p>113.026</text:p>
          </table:table-cell>
          <table:table-cell office:value-type="float" office:value="103446.906875413" calcext:value-type="float">
            <text:p>103446.906875413</text:p>
          </table:table-cell>
          <table:table-cell table:formula="of:=LOG([.H51])" office:value-type="float" office:value="2.05317835815323" calcext:value-type="float">
            <text:p>2.05317835815323</text:p>
          </table:table-cell>
          <table:table-cell table:formula="of:=LOG([.I51])" office:value-type="float" office:value="5.01471750953029" calcext:value-type="float">
            <text:p>5.01471750953029</text:p>
          </table:table-cell>
          <table:table-cell table:formula="of:=LOG([.A51])" office:value-type="float" office:value="0.822729436774956" calcext:value-type="float">
            <text:p>0.822729436774956</text:p>
          </table:table-cell>
          <table:table-cell table:formula="of:=LOG([.B51])" office:value-type="float" office:value="3.78426858815202" calcext:value-type="float">
            <text:p>3.78426858815202</text:p>
          </table:table-cell>
        </table:table-row>
        <table:table-row table:style-name="ro1">
          <table:table-cell office:value-type="float" office:value="10.16625" calcext:value-type="float">
            <text:p>10.16625</text:p>
          </table:table-cell>
          <table:table-cell office:value-type="float" office:value="14977.988678894" calcext:value-type="float">
            <text:p>14977.9886788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0.399940988100964" calcext:value-type="float">
            <text:p>-0.399940988100964</text:p>
          </table:table-cell>
          <table:table-cell office:value-type="float" office:value="81.33" calcext:value-type="float">
            <text:p>81.33</text:p>
          </table:table-cell>
          <table:table-cell office:value-type="float" office:value="119823.909431152" calcext:value-type="float">
            <text:p>119823.909431152</text:p>
          </table:table-cell>
          <table:table-cell table:formula="of:=LOG([.H52])" office:value-type="float" office:value="1.91025077230015" calcext:value-type="float">
            <text:p>1.91025077230015</text:p>
          </table:table-cell>
          <table:table-cell table:formula="of:=LOG([.I52])" office:value-type="float" office:value="5.07854348498126" calcext:value-type="float">
            <text:p>5.07854348498126</text:p>
          </table:table-cell>
          <table:table-cell table:formula="of:=LOG([.A52])" office:value-type="float" office:value="1.0071607853082" calcext:value-type="float">
            <text:p>1.0071607853082</text:p>
          </table:table-cell>
          <table:table-cell table:formula="of:=LOG([.B52])" office:value-type="float" office:value="4.17545349798932" calcext:value-type="float">
            <text:p>4.17545349798932</text:p>
          </table:table-cell>
        </table:table-row>
        <table:table-row table:style-name="ro1">
          <table:table-cell office:value-type="float" office:value="8.13527387994495" calcext:value-type="float">
            <text:p>8.13527387994495</text:p>
          </table:table-cell>
          <table:table-cell office:value-type="float" office:value="7337.89277668351" calcext:value-type="float">
            <text:p>7337.89277668351</text:p>
          </table:table-cell>
          <table:table-cell office:value-type="string" calcext:value-type="string">
            <text:p>US</text:p>
          </table:table-cell>
          <table:table-cell office:value-type="float" office:value="545" calcext:value-type="float">
            <text:p>545</text:p>
          </table:table-cell>
          <table:table-cell office:value-type="float" office:value="1608" calcext:value-type="float">
            <text:p>1608</text:p>
          </table:table-cell>
          <table:table-cell office:value-type="float" office:value="2.73639650227664" calcext:value-type="float">
            <text:p>2.73639650227664</text:p>
          </table:table-cell>
          <table:table-cell office:value-type="float" office:value="-1.06691958102376" calcext:value-type="float">
            <text:p>-1.06691958102376</text:p>
          </table:table-cell>
          <table:table-cell office:value-type="float" office:value="4433.72426457" calcext:value-type="float">
            <text:p>4433.72426457</text:p>
          </table:table-cell>
          <table:table-cell office:value-type="float" office:value="3999151.56329251" calcext:value-type="float">
            <text:p>3999151.56329251</text:p>
          </table:table-cell>
          <table:table-cell table:formula="of:=LOG([.H53])" office:value-type="float" office:value="3.64676868063699" calcext:value-type="float">
            <text:p>3.64676868063699</text:p>
          </table:table-cell>
          <table:table-cell table:formula="of:=LOG([.I53])" office:value-type="float" office:value="6.60196786371198" calcext:value-type="float">
            <text:p>6.60196786371198</text:p>
          </table:table-cell>
          <table:table-cell table:formula="of:=LOG([.A53])" office:value-type="float" office:value="0.910372178360351" calcext:value-type="float">
            <text:p>0.910372178360351</text:p>
          </table:table-cell>
          <table:table-cell table:formula="of:=LOG([.B53])" office:value-type="float" office:value="3.86557136143534" calcext:value-type="float">
            <text:p>3.86557136143534</text:p>
          </table:table-cell>
        </table:table-row>
        <table:table-row table:style-name="ro1">
          <table:table-cell office:value-type="float" office:value="0.689444444444444" calcext:value-type="float">
            <text:p>0.689444444444444</text:p>
          </table:table-cell>
          <table:table-cell office:value-type="float" office:value="895.220734273818" calcext:value-type="float">
            <text:p>895.220734273818</text:p>
          </table:table-cell>
          <table:table-cell office:value-type="string" calcext:value-type="string">
            <text:p>US</text:p>
          </table:table-cell>
          <table:table-cell office:value-type="float" office:value="36" calcext:value-type="float">
            <text:p>36</text:p>
          </table:table-cell>
          <table:table-cell office:value-type="float" office:value="1615" calcext:value-type="float">
            <text:p>1615</text:p>
          </table:table-cell>
          <table:table-cell office:value-type="float" office:value="1.55630250076729" calcext:value-type="float">
            <text:p>1.55630250076729</text:p>
          </table:table-cell>
          <table:table-cell office:value-type="float" office:value="-0.135774836805662" calcext:value-type="float">
            <text:p>-0.135774836805662</text:p>
          </table:table-cell>
          <table:table-cell office:value-type="float" office:value="24.82" calcext:value-type="float">
            <text:p>24.82</text:p>
          </table:table-cell>
          <table:table-cell office:value-type="float" office:value="32227.9464338574" calcext:value-type="float">
            <text:p>32227.9464338574</text:p>
          </table:table-cell>
          <table:table-cell table:formula="of:=LOG([.H54])" office:value-type="float" office:value="1.39480177716271" calcext:value-type="float">
            <text:p>1.39480177716271</text:p>
          </table:table-cell>
          <table:table-cell table:formula="of:=LOG([.I54])" office:value-type="float" office:value="4.50823263313077" calcext:value-type="float">
            <text:p>4.50823263313077</text:p>
          </table:table-cell>
          <table:table-cell table:formula="of:=LOG([.A54])" office:value-type="float" office:value="-0.161500723604576" calcext:value-type="float">
            <text:p>-0.161500723604576</text:p>
          </table:table-cell>
          <table:table-cell table:formula="of:=LOG([.B54])" office:value-type="float" office:value="2.95193013236348" calcext:value-type="float">
            <text:p>2.95193013236348</text:p>
          </table:table-cell>
        </table:table-row>
        <table:table-row table:style-name="ro1">
          <table:table-cell office:value-type="float" office:value="45.3505" calcext:value-type="float">
            <text:p>45.3505</text:p>
          </table:table-cell>
          <table:table-cell office:value-type="float" office:value="33580.7866731024" calcext:value-type="float">
            <text:p>33580.7866731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08" calcext:value-type="float">
            <text:p>1708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436251311768783" calcext:value-type="float">
            <text:p>-0.436251311768783</text:p>
          </table:table-cell>
          <table:table-cell office:value-type="float" office:value="90.701" calcext:value-type="float">
            <text:p>90.701</text:p>
          </table:table-cell>
          <table:table-cell office:value-type="float" office:value="67161.5733462048" calcext:value-type="float">
            <text:p>67161.5733462048</text:p>
          </table:table-cell>
          <table:table-cell table:formula="of:=LOG([.H55])" office:value-type="float" office:value="1.95761207528598" calcext:value-type="float">
            <text:p>1.95761207528598</text:p>
          </table:table-cell>
          <table:table-cell table:formula="of:=LOG([.I55])" office:value-type="float" office:value="4.82712086149179" calcext:value-type="float">
            <text:p>4.82712086149179</text:p>
          </table:table-cell>
          <table:table-cell table:formula="of:=LOG([.A55])" office:value-type="float" office:value="1.656582079622" calcext:value-type="float">
            <text:p>1.656582079622</text:p>
          </table:table-cell>
          <table:table-cell table:formula="of:=LOG([.B55])" office:value-type="float" office:value="4.52609086582781" calcext:value-type="float">
            <text:p>4.52609086582781</text:p>
          </table:table-cell>
        </table:table-row>
        <table:table-row table:style-name="ro1">
          <table:table-cell office:value-type="float" office:value="12.5998590866667" calcext:value-type="float">
            <text:p>12.5998590866667</text:p>
          </table:table-cell>
          <table:table-cell office:value-type="float" office:value="15417.6141863652" calcext:value-type="float">
            <text:p>15417.6141863652</text:p>
          </table:table-cell>
          <table:table-cell office:value-type="string" calcext:value-type="string">
            <text:p>US</text:p>
          </table:table-cell>
          <table:table-cell office:value-type="float" office:value="798" calcext:value-type="float">
            <text:p>798</text:p>
          </table:table-cell>
          <table:table-cell office:value-type="float" office:value="1732" calcext:value-type="float">
            <text:p>1732</text:p>
          </table:table-cell>
          <table:table-cell office:value-type="float" office:value="2.90200289135073" calcext:value-type="float">
            <text:p>2.90200289135073</text:p>
          </table:table-cell>
          <table:table-cell office:value-type="float" office:value="-1.00684483982023" calcext:value-type="float">
            <text:p>-1.00684483982023</text:p>
          </table:table-cell>
          <table:table-cell office:value-type="float" office:value="10054.68755116" calcext:value-type="float">
            <text:p>10054.68755116</text:p>
          </table:table-cell>
          <table:table-cell office:value-type="float" office:value="12303256.1207194" calcext:value-type="float">
            <text:p>12303256.1207194</text:p>
          </table:table-cell>
          <table:table-cell table:formula="of:=LOG([.H56])" office:value-type="float" office:value="4.00236857946628" calcext:value-type="float">
            <text:p>4.00236857946628</text:p>
          </table:table-cell>
          <table:table-cell table:formula="of:=LOG([.I56])" office:value-type="float" office:value="7.09002006494491" calcext:value-type="float">
            <text:p>7.09002006494491</text:p>
          </table:table-cell>
          <table:table-cell table:formula="of:=LOG([.A56])" office:value-type="float" office:value="1.10036568811556" calcext:value-type="float">
            <text:p>1.10036568811556</text:p>
          </table:table-cell>
          <table:table-cell table:formula="of:=LOG([.B56])" office:value-type="float" office:value="4.18801717359419" calcext:value-type="float">
            <text:p>4.18801717359419</text:p>
          </table:table-cell>
        </table:table-row>
        <table:table-row table:style-name="ro1">
          <table:table-cell office:value-type="float" office:value="11.3944321628571" calcext:value-type="float">
            <text:p>11.3944321628571</text:p>
          </table:table-cell>
          <table:table-cell office:value-type="float" office:value="12539.1808752528" calcext:value-type="float">
            <text:p>12539.18087525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42" calcext:value-type="float">
            <text:p>1742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0.877403345499639" calcext:value-type="float">
            <text:p>-0.877403345499639</text:p>
          </table:table-cell>
          <table:table-cell office:value-type="float" office:value="239.28307542" calcext:value-type="float">
            <text:p>239.28307542</text:p>
          </table:table-cell>
          <table:table-cell office:value-type="float" office:value="263322.798380308" calcext:value-type="float">
            <text:p>263322.798380308</text:p>
          </table:table-cell>
          <table:table-cell table:formula="of:=LOG([.H57])" office:value-type="float" office:value="2.37891198189117" calcext:value-type="float">
            <text:p>2.37891198189117</text:p>
          </table:table-cell>
          <table:table-cell table:formula="of:=LOG([.I57])" office:value-type="float" office:value="5.42048846177272" calcext:value-type="float">
            <text:p>5.42048846177272</text:p>
          </table:table-cell>
          <table:table-cell table:formula="of:=LOG([.A57])" office:value-type="float" office:value="1.05669268715725" calcext:value-type="float">
            <text:p>1.05669268715725</text:p>
          </table:table-cell>
          <table:table-cell table:formula="of:=LOG([.B57])" office:value-type="float" office:value="4.09826916703881" calcext:value-type="float">
            <text:p>4.09826916703881</text:p>
          </table:table-cell>
        </table:table-row>
        <table:table-row table:style-name="ro1">
          <table:table-cell office:value-type="float" office:value="11.0315" calcext:value-type="float">
            <text:p>11.0315</text:p>
          </table:table-cell>
          <table:table-cell office:value-type="float" office:value="6022.23568394906" calcext:value-type="float">
            <text:p>6022.235683949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  <table:table-cell office:value-type="float" office:value="-0.757242695208169" calcext:value-type="float">
            <text:p>-0.757242695208169</text:p>
          </table:table-cell>
          <table:table-cell office:value-type="float" office:value="110.315" calcext:value-type="float">
            <text:p>110.315</text:p>
          </table:table-cell>
          <table:table-cell office:value-type="float" office:value="60222.3568394906" calcext:value-type="float">
            <text:p>60222.3568394906</text:p>
          </table:table-cell>
          <table:table-cell table:formula="of:=LOG([.H58])" office:value-type="float" office:value="2.04263456932425" calcext:value-type="float">
            <text:p>2.04263456932425</text:p>
          </table:table-cell>
          <table:table-cell table:formula="of:=LOG([.I58])" office:value-type="float" office:value="4.77975774789471" calcext:value-type="float">
            <text:p>4.77975774789471</text:p>
          </table:table-cell>
          <table:table-cell table:formula="of:=LOG([.A58])" office:value-type="float" office:value="1.04263456932425" calcext:value-type="float">
            <text:p>1.04263456932425</text:p>
          </table:table-cell>
          <table:table-cell table:formula="of:=LOG([.B58])" office:value-type="float" office:value="3.77975774789471" calcext:value-type="float">
            <text:p>3.77975774789471</text:p>
          </table:table-cell>
        </table:table-row>
        <table:table-row table:style-name="ro1">
          <table:table-cell office:value-type="float" office:value="3.36416666666667" calcext:value-type="float">
            <text:p>3.36416666666667</text:p>
          </table:table-cell>
          <table:table-cell office:value-type="float" office:value="3360.29943286015" calcext:value-type="float">
            <text:p>3360.29943286015</text:p>
          </table:table-cell>
          <table:table-cell office:value-type="string" calcext:value-type="string">
            <text:p>US</text:p>
          </table:table-cell>
          <table:table-cell office:value-type="float" office:value="12" calcext:value-type="float">
            <text:p>12</text:p>
          </table:table-cell>
          <table:table-cell office:value-type="float" office:value="1811" calcext:value-type="float">
            <text:p>1811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1.5460972567725" calcext:value-type="float">
            <text:p>-1.5460972567725</text:p>
          </table:table-cell>
          <table:table-cell office:value-type="float" office:value="40.37" calcext:value-type="float">
            <text:p>40.37</text:p>
          </table:table-cell>
          <table:table-cell office:value-type="float" office:value="40323.5931943218" calcext:value-type="float">
            <text:p>40323.5931943218</text:p>
          </table:table-cell>
          <table:table-cell table:formula="of:=LOG([.H59])" office:value-type="float" office:value="1.60605874941031" calcext:value-type="float">
            <text:p>1.60605874941031</text:p>
          </table:table-cell>
          <table:table-cell table:formula="of:=LOG([.I59])" office:value-type="float" office:value="4.60555922470078" calcext:value-type="float">
            <text:p>4.60555922470078</text:p>
          </table:table-cell>
          <table:table-cell table:formula="of:=LOG([.A59])" office:value-type="float" office:value="0.52687750336269" calcext:value-type="float">
            <text:p>0.52687750336269</text:p>
          </table:table-cell>
          <table:table-cell table:formula="of:=LOG([.B59])" office:value-type="float" office:value="3.52637797865316" calcext:value-type="float">
            <text:p>3.52637797865316</text:p>
          </table:table-cell>
        </table:table-row>
        <table:table-row table:style-name="ro1">
          <table:table-cell office:value-type="float" office:value="8.59778571428571" calcext:value-type="float">
            <text:p>8.59778571428571</text:p>
          </table:table-cell>
          <table:table-cell office:value-type="float" office:value="12178.2049823259" calcext:value-type="float">
            <text:p>12178.2049823259</text:p>
          </table:table-cell>
          <table:table-cell office:value-type="string" calcext:value-type="string">
            <text:p>CA</text:p>
          </table:table-cell>
          <table:table-cell office:value-type="float" office:value="112" calcext:value-type="float">
            <text:p>112</text:p>
          </table:table-cell>
          <table:table-cell office:value-type="float" office:value="1862" calcext:value-type="float">
            <text:p>1862</text:p>
          </table:table-cell>
          <table:table-cell office:value-type="float" office:value="2.04921802267018" calcext:value-type="float">
            <text:p>2.04921802267018</text:p>
          </table:table-cell>
          <table:table-cell office:value-type="float" office:value="-1.09904655473336" calcext:value-type="float">
            <text:p>-1.09904655473336</text:p>
          </table:table-cell>
          <table:table-cell office:value-type="float" office:value="962.951999999999" calcext:value-type="float">
            <text:p>962.951999999999</text:p>
          </table:table-cell>
          <table:table-cell office:value-type="float" office:value="1363958.9580205" calcext:value-type="float">
            <text:p>1363958.9580205</text:p>
          </table:table-cell>
          <table:table-cell table:formula="of:=LOG([.H60])" office:value-type="float" office:value="2.98360463950804" calcext:value-type="float">
            <text:p>2.98360463950804</text:p>
          </table:table-cell>
          <table:table-cell table:formula="of:=LOG([.I60])" office:value-type="float" office:value="6.13480130245141" calcext:value-type="float">
            <text:p>6.13480130245141</text:p>
          </table:table-cell>
          <table:table-cell table:formula="of:=LOG([.A60])" office:value-type="float" office:value="0.934386616837864" calcext:value-type="float">
            <text:p>0.934386616837864</text:p>
          </table:table-cell>
          <table:table-cell table:formula="of:=LOG([.B60])" office:value-type="float" office:value="4.08558327978122" calcext:value-type="float">
            <text:p>4.08558327978122</text:p>
          </table:table-cell>
        </table:table-row>
        <table:table-row table:style-name="ro1">
          <table:table-cell office:value-type="float" office:value="8.91921316378788" calcext:value-type="float">
            <text:p>8.91921316378788</text:p>
          </table:table-cell>
          <table:table-cell office:value-type="float" office:value="4424.71912901986" calcext:value-type="float">
            <text:p>4424.71912901986</text:p>
          </table:table-cell>
          <table:table-cell office:value-type="string" calcext:value-type="string">
            <text:p>DE</text:p>
          </table:table-cell>
          <table:table-cell office:value-type="float" office:value="132" calcext:value-type="float">
            <text:p>132</text:p>
          </table:table-cell>
          <table:table-cell office:value-type="float" office:value="1874" calcext:value-type="float">
            <text:p>1874</text:p>
          </table:table-cell>
          <table:table-cell office:value-type="float" office:value="2.12057393120585" calcext:value-type="float">
            <text:p>2.12057393120585</text:p>
          </table:table-cell>
          <table:table-cell office:value-type="float" office:value="-0.56980733120851" calcext:value-type="float">
            <text:p>-0.56980733120851</text:p>
          </table:table-cell>
          <table:table-cell office:value-type="float" office:value="1177.33613762" calcext:value-type="float">
            <text:p>1177.33613762</text:p>
          </table:table-cell>
          <table:table-cell office:value-type="float" office:value="584062.925030621" calcext:value-type="float">
            <text:p>584062.925030621</text:p>
          </table:table-cell>
          <table:table-cell table:formula="of:=LOG([.H61])" office:value-type="float" office:value="3.07090047462933" calcext:value-type="float">
            <text:p>3.07090047462933</text:p>
          </table:table-cell>
          <table:table-cell table:formula="of:=LOG([.I61])" office:value-type="float" office:value="5.76645963910111" calcext:value-type="float">
            <text:p>5.76645963910111</text:p>
          </table:table-cell>
          <table:table-cell table:formula="of:=LOG([.A61])" office:value-type="float" office:value="0.950326543423485" calcext:value-type="float">
            <text:p>0.950326543423485</text:p>
          </table:table-cell>
          <table:table-cell table:formula="of:=LOG([.B61])" office:value-type="float" office:value="3.64588570789526" calcext:value-type="float">
            <text:p>3.64588570789526</text:p>
          </table:table-cell>
        </table:table-row>
        <table:table-row table:style-name="ro1">
          <table:table-cell office:value-type="float" office:value="7.81957142857143" calcext:value-type="float">
            <text:p>7.81957142857143</text:p>
          </table:table-cell>
          <table:table-cell office:value-type="float" office:value="13002.802438721" calcext:value-type="float">
            <text:p>13002.8024387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4" calcext:value-type="float">
            <text:p>1924</text:p>
          </table:table-cell>
          <table:table-cell office:value-type="float" office:value="1.54406804435028" calcext:value-type="float">
            <text:p>1.54406804435028</text:p>
          </table:table-cell>
          <table:table-cell office:value-type="float" office:value="-1.09989259806558" calcext:value-type="float">
            <text:p>-1.09989259806558</text:p>
          </table:table-cell>
          <table:table-cell office:value-type="float" office:value="273.685" calcext:value-type="float">
            <text:p>273.685</text:p>
          </table:table-cell>
          <table:table-cell office:value-type="float" office:value="455098.085355235" calcext:value-type="float">
            <text:p>455098.085355235</text:p>
          </table:table-cell>
          <table:table-cell table:formula="of:=LOG([.H62])" office:value-type="float" office:value="2.43725099545271" calcext:value-type="float">
            <text:p>2.43725099545271</text:p>
          </table:table-cell>
          <table:table-cell table:formula="of:=LOG([.I62])" office:value-type="float" office:value="5.65810500838838" calcext:value-type="float">
            <text:p>5.65810500838838</text:p>
          </table:table-cell>
          <table:table-cell table:formula="of:=LOG([.A62])" office:value-type="float" office:value="0.893182951102432" calcext:value-type="float">
            <text:p>0.893182951102432</text:p>
          </table:table-cell>
          <table:table-cell table:formula="of:=LOG([.B62])" office:value-type="float" office:value="4.11403696403811" calcext:value-type="float">
            <text:p>4.11403696403811</text:p>
          </table:table-cell>
        </table:table-row>
        <table:table-row table:style-name="ro1">
          <table:table-cell office:value-type="float" office:value="4.92614285714286" calcext:value-type="float">
            <text:p>4.92614285714286</text:p>
          </table:table-cell>
          <table:table-cell office:value-type="float" office:value="6992.63884568019" calcext:value-type="float">
            <text:p>6992.638845680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25" calcext:value-type="float">
            <text:p>1925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0.66977872032751" calcext:value-type="float">
            <text:p>-0.66977872032751</text:p>
          </table:table-cell>
          <table:table-cell office:value-type="float" office:value="34.483" calcext:value-type="float">
            <text:p>34.483</text:p>
          </table:table-cell>
          <table:table-cell office:value-type="float" office:value="48948.4719197613" calcext:value-type="float">
            <text:p>48948.4719197613</text:p>
          </table:table-cell>
          <table:table-cell table:formula="of:=LOG([.H63])" office:value-type="float" office:value="1.53760504215178" calcext:value-type="float">
            <text:p>1.53760504215178</text:p>
          </table:table-cell>
          <table:table-cell table:formula="of:=LOG([.I63])" office:value-type="float" office:value="4.68973913848493" calcext:value-type="float">
            <text:p>4.68973913848493</text:p>
          </table:table-cell>
          <table:table-cell table:formula="of:=LOG([.A63])" office:value-type="float" office:value="0.69250700213752" calcext:value-type="float">
            <text:p>0.69250700213752</text:p>
          </table:table-cell>
          <table:table-cell table:formula="of:=LOG([.B63])" office:value-type="float" office:value="3.84464109847068" calcext:value-type="float">
            <text:p>3.84464109847068</text:p>
          </table:table-cell>
        </table:table-row>
        <table:table-row table:style-name="ro1">
          <table:table-cell office:value-type="float" office:value="4.53596916491229" calcext:value-type="float">
            <text:p>4.53596916491229</text:p>
          </table:table-cell>
          <table:table-cell office:value-type="float" office:value="2235.42967350406" calcext:value-type="float">
            <text:p>2235.4296735040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926" calcext:value-type="float">
            <text:p>1926</text:p>
          </table:table-cell>
          <table:table-cell office:value-type="float" office:value="2.05690485133647" calcext:value-type="float">
            <text:p>2.05690485133647</text:p>
          </table:table-cell>
          <table:table-cell office:value-type="float" office:value="-1.55951881861308" calcext:value-type="float">
            <text:p>-1.55951881861308</text:p>
          </table:table-cell>
          <table:table-cell office:value-type="float" office:value="517.100484800001" calcext:value-type="float">
            <text:p>517.100484800001</text:p>
          </table:table-cell>
          <table:table-cell office:value-type="float" office:value="254838.982779462" calcext:value-type="float">
            <text:p>254838.982779462</text:p>
          </table:table-cell>
          <table:table-cell table:formula="of:=LOG([.H64])" office:value-type="float" office:value="2.7135749449387" calcext:value-type="float">
            <text:p>2.7135749449387</text:p>
          </table:table-cell>
          <table:table-cell table:formula="of:=LOG([.I64])" office:value-type="float" office:value="5.40626586287466" calcext:value-type="float">
            <text:p>5.40626586287466</text:p>
          </table:table-cell>
          <table:table-cell table:formula="of:=LOG([.A64])" office:value-type="float" office:value="0.656670093602231" calcext:value-type="float">
            <text:p>0.656670093602231</text:p>
          </table:table-cell>
          <table:table-cell table:formula="of:=LOG([.B64])" office:value-type="float" office:value="3.34936101153818" calcext:value-type="float">
            <text:p>3.34936101153818</text:p>
          </table:table-cell>
        </table:table-row>
        <table:table-row table:style-name="ro1">
          <table:table-cell office:value-type="float" office:value="2.07057142857143" calcext:value-type="float">
            <text:p>2.07057142857143</text:p>
          </table:table-cell>
          <table:table-cell office:value-type="float" office:value="2464.29950459337" calcext:value-type="float">
            <text:p>2464.29950459337</text:p>
          </table:table-cell>
          <table:table-cell office:value-type="string" calcext:value-type="string">
            <text:p>US</text:p>
          </table:table-cell>
          <table:table-cell office:value-type="float" office:value="7" calcext:value-type="float">
            <text:p>7</text:p>
          </table:table-cell>
          <table:table-cell office:value-type="float" office:value="1943" calcext:value-type="float">
            <text:p>1943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0.567892350081547" calcext:value-type="float">
            <text:p>-0.567892350081547</text:p>
          </table:table-cell>
          <table:table-cell office:value-type="float" office:value="14.494" calcext:value-type="float">
            <text:p>14.494</text:p>
          </table:table-cell>
          <table:table-cell office:value-type="float" office:value="17250.0965321536" calcext:value-type="float">
            <text:p>17250.0965321536</text:p>
          </table:table-cell>
          <table:table-cell table:formula="of:=LOG([.H65])" office:value-type="float" office:value="1.16118825698226" calcext:value-type="float">
            <text:p>1.16118825698226</text:p>
          </table:table-cell>
          <table:table-cell table:formula="of:=LOG([.I65])" office:value-type="float" office:value="4.23679152974346" calcext:value-type="float">
            <text:p>4.23679152974346</text:p>
          </table:table-cell>
          <table:table-cell table:formula="of:=LOG([.A65])" office:value-type="float" office:value="0.316090216968003" calcext:value-type="float">
            <text:p>0.316090216968003</text:p>
          </table:table-cell>
          <table:table-cell table:formula="of:=LOG([.B65])" office:value-type="float" office:value="3.3916934897292" calcext:value-type="float">
            <text:p>3.3916934897292</text:p>
          </table:table-cell>
        </table:table-row>
        <table:table-row table:style-name="ro1">
          <table:table-cell office:value-type="float" office:value="2.751778241" calcext:value-type="float">
            <text:p>2.751778241</text:p>
          </table:table-cell>
          <table:table-cell office:value-type="float" office:value="4288.24914463725" calcext:value-type="float">
            <text:p>4288.24914463725</text:p>
          </table:table-cell>
          <table:table-cell office:value-type="string" calcext:value-type="string">
            <text:p>US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 office:value-type="float" office:value="1.60205999132796" calcext:value-type="float">
            <text:p>1.60205999132796</text:p>
          </table:table-cell>
          <table:table-cell office:value-type="float" office:value="-0.89138059748559" calcext:value-type="float">
            <text:p>-0.89138059748559</text:p>
          </table:table-cell>
          <table:table-cell office:value-type="float" office:value="110.07112964" calcext:value-type="float">
            <text:p>110.07112964</text:p>
          </table:table-cell>
          <table:table-cell office:value-type="float" office:value="171529.96578549" calcext:value-type="float">
            <text:p>171529.96578549</text:p>
          </table:table-cell>
          <table:table-cell table:formula="of:=LOG([.H66])" office:value-type="float" office:value="2.04167342358382" calcext:value-type="float">
            <text:p>2.04167342358382</text:p>
          </table:table-cell>
          <table:table-cell table:formula="of:=LOG([.I66])" office:value-type="float" office:value="5.23434000098792" calcext:value-type="float">
            <text:p>5.23434000098792</text:p>
          </table:table-cell>
          <table:table-cell table:formula="of:=LOG([.A66])" office:value-type="float" office:value="0.439613432255862" calcext:value-type="float">
            <text:p>0.439613432255862</text:p>
          </table:table-cell>
          <table:table-cell table:formula="of:=LOG([.B66])" office:value-type="float" office:value="3.63228000965996" calcext:value-type="float">
            <text:p>3.63228000965996</text:p>
          </table:table-cell>
        </table:table-row>
        <table:table-row table:style-name="ro1">
          <table:table-cell office:value-type="float" office:value="0.723133333333333" calcext:value-type="float">
            <text:p>0.723133333333333</text:p>
          </table:table-cell>
          <table:table-cell office:value-type="float" office:value="1217.47561492101" calcext:value-type="float">
            <text:p>1217.47561492101</text:p>
          </table:table-cell>
          <table:table-cell office:value-type="string" calcext:value-type="string">
            <text:p>UA</text:p>
          </table:table-cell>
          <table:table-cell office:value-type="float" office:value="15" calcext:value-type="float">
            <text:p>15</text:p>
          </table:table-cell>
          <table:table-cell office:value-type="float" office:value="2023" calcext:value-type="float">
            <text:p>2023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1.05295733194965" calcext:value-type="float">
            <text:p>-1.05295733194965</text:p>
          </table:table-cell>
          <table:table-cell office:value-type="float" office:value="10.847" calcext:value-type="float">
            <text:p>10.847</text:p>
          </table:table-cell>
          <table:table-cell office:value-type="float" office:value="18262.1342238151" calcext:value-type="float">
            <text:p>18262.1342238151</text:p>
          </table:table-cell>
          <table:table-cell table:formula="of:=LOG([.H67])" office:value-type="float" office:value="1.0353096401568" calcext:value-type="float">
            <text:p>1.0353096401568</text:p>
          </table:table-cell>
          <table:table-cell table:formula="of:=LOG([.I67])" office:value-type="float" office:value="4.26155153045257" calcext:value-type="float">
            <text:p>4.26155153045257</text:p>
          </table:table-cell>
          <table:table-cell table:formula="of:=LOG([.A67])" office:value-type="float" office:value="-0.14078161889888" calcext:value-type="float">
            <text:p>-0.14078161889888</text:p>
          </table:table-cell>
          <table:table-cell table:formula="of:=LOG([.B67])" office:value-type="float" office:value="3.08546027139689" calcext:value-type="float">
            <text:p>3.08546027139689</text:p>
          </table:table-cell>
        </table:table-row>
        <table:table-row table:style-name="ro1">
          <table:table-cell office:value-type="float" office:value="5.21233797342294" calcext:value-type="float">
            <text:p>5.21233797342294</text:p>
          </table:table-cell>
          <table:table-cell office:value-type="float" office:value="4005.37914342395" calcext:value-type="float">
            <text:p>4005.37914342395</text:p>
          </table:table-cell>
          <table:table-cell office:value-type="string" calcext:value-type="string">
            <text:p>US</text:p>
          </table:table-cell>
          <table:table-cell office:value-type="float" office:value="558" calcext:value-type="float">
            <text:p>558</text:p>
          </table:table-cell>
          <table:table-cell office:value-type="float" office:value="2046" calcext:value-type="float">
            <text:p>2046</text:p>
          </table:table-cell>
          <table:table-cell office:value-type="float" office:value="2.74663419893758" calcext:value-type="float">
            <text:p>2.74663419893758</text:p>
          </table:table-cell>
          <table:table-cell office:value-type="float" office:value="-0.980226729151565" calcext:value-type="float">
            <text:p>-0.980226729151565</text:p>
          </table:table-cell>
          <table:table-cell office:value-type="float" office:value="2908.48458917" calcext:value-type="float">
            <text:p>2908.48458917</text:p>
          </table:table-cell>
          <table:table-cell office:value-type="float" office:value="2235001.56203056" calcext:value-type="float">
            <text:p>2235001.56203056</text:p>
          </table:table-cell>
          <table:table-cell table:formula="of:=LOG([.H68])" office:value-type="float" office:value="3.46366676699766" calcext:value-type="float">
            <text:p>3.46366676699766</text:p>
          </table:table-cell>
          <table:table-cell table:formula="of:=LOG([.I68])" office:value-type="float" office:value="6.34927783099414" calcext:value-type="float">
            <text:p>6.34927783099414</text:p>
          </table:table-cell>
          <table:table-cell table:formula="of:=LOG([.A68])" office:value-type="float" office:value="0.717032568060084" calcext:value-type="float">
            <text:p>0.717032568060084</text:p>
          </table:table-cell>
          <table:table-cell table:formula="of:=LOG([.B68])" office:value-type="float" office:value="3.60264363205656" calcext:value-type="float">
            <text:p>3.60264363205656</text:p>
          </table:table-cell>
        </table:table-row>
        <table:table-row table:style-name="ro1">
          <table:table-cell office:value-type="float" office:value="2.34195687046875" calcext:value-type="float">
            <text:p>2.34195687046875</text:p>
          </table:table-cell>
          <table:table-cell office:value-type="float" office:value="2970.8738565884" calcext:value-type="float">
            <text:p>2970.8738565884</text:p>
          </table:table-cell>
          <table:table-cell office:value-type="string" calcext:value-type="string">
            <text:p>DE</text:p>
          </table:table-cell>
          <table:table-cell office:value-type="float" office:value="64" calcext:value-type="float">
            <text:p>64</text:p>
          </table:table-cell>
          <table:table-cell office:value-type="float" office:value="2091" calcext:value-type="float">
            <text:p>2091</text:p>
          </table:table-cell>
          <table:table-cell office:value-type="float" office:value="1.80617997398389" calcext:value-type="float">
            <text:p>1.80617997398389</text:p>
          </table:table-cell>
          <table:table-cell office:value-type="float" office:value="-1.06831208499807" calcext:value-type="float">
            <text:p>-1.06831208499807</text:p>
          </table:table-cell>
          <table:table-cell office:value-type="float" office:value="149.88523971" calcext:value-type="float">
            <text:p>149.88523971</text:p>
          </table:table-cell>
          <table:table-cell office:value-type="float" office:value="190135.926821658" calcext:value-type="float">
            <text:p>190135.926821658</text:p>
          </table:table-cell>
          <table:table-cell table:formula="of:=LOG([.H69])" office:value-type="float" office:value="2.17575886681677" calcext:value-type="float">
            <text:p>2.17575886681677</text:p>
          </table:table-cell>
          <table:table-cell table:formula="of:=LOG([.I69])" office:value-type="float" office:value="5.27906418601959" calcext:value-type="float">
            <text:p>5.27906418601959</text:p>
          </table:table-cell>
          <table:table-cell table:formula="of:=LOG([.A69])" office:value-type="float" office:value="0.369578892832885" calcext:value-type="float">
            <text:p>0.369578892832885</text:p>
          </table:table-cell>
          <table:table-cell table:formula="of:=LOG([.B69])" office:value-type="float" office:value="3.4728842120357" calcext:value-type="float">
            <text:p>3.4728842120357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434.562285935839" calcext:value-type="float">
            <text:p>434.5622859358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9" calcext:value-type="float">
            <text:p>2109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37918930710527" calcext:value-type="float">
            <text:p>-1.37918930710527</text:p>
          </table:table-cell>
          <table:table-cell office:value-type="float" office:value="0.446" calcext:value-type="float">
            <text:p>0.446</text:p>
          </table:table-cell>
          <table:table-cell office:value-type="float" office:value="869.124571871678" calcext:value-type="float">
            <text:p>869.124571871678</text:p>
          </table:table-cell>
          <table:table-cell table:formula="of:=LOG([.H70])" office:value-type="float" office:value="-0.350665141287858" calcext:value-type="float">
            <text:p>-0.350665141287858</text:p>
          </table:table-cell>
          <table:table-cell table:formula="of:=LOG([.I70])" office:value-type="float" office:value="2.93908202846148" calcext:value-type="float">
            <text:p>2.93908202846148</text:p>
          </table:table-cell>
          <table:table-cell table:formula="of:=LOG([.A70])" office:value-type="float" office:value="-0.651695136951839" calcext:value-type="float">
            <text:p>-0.651695136951839</text:p>
          </table:table-cell>
          <table:table-cell table:formula="of:=LOG([.B70])" office:value-type="float" office:value="2.6380520327975" calcext:value-type="float">
            <text:p>2.6380520327975</text:p>
          </table:table-cell>
        </table:table-row>
        <table:table-row table:style-name="ro1">
          <table:table-cell office:value-type="float" office:value="5.49787096774194" calcext:value-type="float">
            <text:p>5.49787096774194</text:p>
          </table:table-cell>
          <table:table-cell office:value-type="float" office:value="10933.9242545475" calcext:value-type="float">
            <text:p>10933.924254547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22" calcext:value-type="float">
            <text:p>2122</text:p>
          </table:table-cell>
          <table:table-cell office:value-type="float" office:value="1.49136169383427" calcext:value-type="float">
            <text:p>1.49136169383427</text:p>
          </table:table-cell>
          <table:table-cell office:value-type="float" office:value="-1.22205018287326" calcext:value-type="float">
            <text:p>-1.22205018287326</text:p>
          </table:table-cell>
          <table:table-cell office:value-type="float" office:value="170.434" calcext:value-type="float">
            <text:p>170.434</text:p>
          </table:table-cell>
          <table:table-cell office:value-type="float" office:value="338951.651890972" calcext:value-type="float">
            <text:p>338951.651890972</text:p>
          </table:table-cell>
          <table:table-cell table:formula="of:=LOG([.H71])" office:value-type="float" office:value="2.23155623678893" calcext:value-type="float">
            <text:p>2.23155623678893</text:p>
          </table:table-cell>
          <table:table-cell table:formula="of:=LOG([.I71])" office:value-type="float" office:value="5.53013775479771" calcext:value-type="float">
            <text:p>5.53013775479771</text:p>
          </table:table-cell>
          <table:table-cell table:formula="of:=LOG([.A71])" office:value-type="float" office:value="0.740194542954658" calcext:value-type="float">
            <text:p>0.740194542954658</text:p>
          </table:table-cell>
          <table:table-cell table:formula="of:=LOG([.B71])" office:value-type="float" office:value="4.03877606096344" calcext:value-type="float">
            <text:p>4.03877606096344</text:p>
          </table:table-cell>
        </table:table-row>
        <table:table-row table:style-name="ro1">
          <table:table-cell office:value-type="float" office:value="4.85070212076335" calcext:value-type="float">
            <text:p>4.85070212076335</text:p>
          </table:table-cell>
          <table:table-cell office:value-type="float" office:value="5319.12114249988" calcext:value-type="float">
            <text:p>5319.1211424998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173" calcext:value-type="float">
            <text:p>2173</text:p>
          </table:table-cell>
          <table:table-cell office:value-type="float" office:value="2.41830129131975" calcext:value-type="float">
            <text:p>2.41830129131975</text:p>
          </table:table-cell>
          <table:table-cell office:value-type="float" office:value="-0.994816102125914" calcext:value-type="float">
            <text:p>-0.994816102125914</text:p>
          </table:table-cell>
          <table:table-cell office:value-type="float" office:value="1270.88395564" calcext:value-type="float">
            <text:p>1270.88395564</text:p>
          </table:table-cell>
          <table:table-cell office:value-type="float" office:value="1393609.73933497" calcext:value-type="float">
            <text:p>1393609.73933497</text:p>
          </table:table-cell>
          <table:table-cell table:formula="of:=LOG([.H72])" office:value-type="float" office:value="3.10410589695367" calcext:value-type="float">
            <text:p>3.10410589695367</text:p>
          </table:table-cell>
          <table:table-cell table:formula="of:=LOG([.I72])" office:value-type="float" office:value="6.14414117277026" calcext:value-type="float">
            <text:p>6.14414117277026</text:p>
          </table:table-cell>
          <table:table-cell table:formula="of:=LOG([.A72])" office:value-type="float" office:value="0.685804605633926" calcext:value-type="float">
            <text:p>0.685804605633926</text:p>
          </table:table-cell>
          <table:table-cell table:formula="of:=LOG([.B72])" office:value-type="float" office:value="3.72583988145051" calcext:value-type="float">
            <text:p>3.72583988145051</text:p>
          </table:table-cell>
        </table:table-row>
        <table:table-row table:style-name="ro1">
          <table:table-cell office:value-type="float" office:value="1.32570592953947" calcext:value-type="float">
            <text:p>1.32570592953947</text:p>
          </table:table-cell>
          <table:table-cell office:value-type="float" office:value="1752.32562048235" calcext:value-type="float">
            <text:p>1752.32562048235</text:p>
          </table:table-cell>
          <table:table-cell office:value-type="string" calcext:value-type="string">
            <text:p>SE</text:p>
          </table:table-cell>
          <table:table-cell office:value-type="float" office:value="304" calcext:value-type="float">
            <text:p>304</text:p>
          </table:table-cell>
          <table:table-cell office:value-type="float" office:value="2185" calcext:value-type="float">
            <text:p>2185</text:p>
          </table:table-cell>
          <table:table-cell office:value-type="float" office:value="2.48287358360875" calcext:value-type="float">
            <text:p>2.48287358360875</text:p>
          </table:table-cell>
          <table:table-cell office:value-type="float" office:value="-1.08491987502923" calcext:value-type="float">
            <text:p>-1.08491987502923</text:p>
          </table:table-cell>
          <table:table-cell office:value-type="float" office:value="403.01460258" calcext:value-type="float">
            <text:p>403.01460258</text:p>
          </table:table-cell>
          <table:table-cell office:value-type="float" office:value="532706.988626635" calcext:value-type="float">
            <text:p>532706.988626635</text:p>
          </table:table-cell>
          <table:table-cell table:formula="of:=LOG([.H73])" office:value-type="float" office:value="2.60532078238186" calcext:value-type="float">
            <text:p>2.60532078238186</text:p>
          </table:table-cell>
          <table:table-cell table:formula="of:=LOG([.I73])" office:value-type="float" office:value="5.7264883943671" calcext:value-type="float">
            <text:p>5.7264883943671</text:p>
          </table:table-cell>
          <table:table-cell table:formula="of:=LOG([.A73])" office:value-type="float" office:value="0.122447198773102" calcext:value-type="float">
            <text:p>0.122447198773102</text:p>
          </table:table-cell>
          <table:table-cell table:formula="of:=LOG([.B73])" office:value-type="float" office:value="3.24361481075834" calcext:value-type="float">
            <text:p>3.24361481075834</text:p>
          </table:table-cell>
        </table:table-row>
        <table:table-row table:style-name="ro1">
          <table:table-cell office:value-type="float" office:value="0.251754385964912" calcext:value-type="float">
            <text:p>0.251754385964912</text:p>
          </table:table-cell>
          <table:table-cell office:value-type="float" office:value="508.507674729774" calcext:value-type="float">
            <text:p>508.507674729774</text:p>
          </table:table-cell>
          <table:table-cell office:value-type="string" calcext:value-type="string">
            <text:p>US</text:p>
          </table:table-cell>
          <table:table-cell office:value-type="float" office:value="57" calcext:value-type="float">
            <text:p>57</text:p>
          </table:table-cell>
          <table:table-cell office:value-type="float" office:value="2252" calcext:value-type="float">
            <text:p>2252</text:p>
          </table:table-cell>
          <table:table-cell office:value-type="float" office:value="1.75587485567249" calcext:value-type="float">
            <text:p>1.75587485567249</text:p>
          </table:table-cell>
          <table:table-cell office:value-type="float" office:value="-0.182976808058486" calcext:value-type="float">
            <text:p>-0.182976808058486</text:p>
          </table:table-cell>
          <table:table-cell office:value-type="float" office:value="14.35" calcext:value-type="float">
            <text:p>14.35</text:p>
          </table:table-cell>
          <table:table-cell office:value-type="float" office:value="28984.9374595971" calcext:value-type="float">
            <text:p>28984.9374595971</text:p>
          </table:table-cell>
          <table:table-cell table:formula="of:=LOG([.H74])" office:value-type="float" office:value="1.15685190107001" calcext:value-type="float">
            <text:p>1.15685190107001</text:p>
          </table:table-cell>
          <table:table-cell table:formula="of:=LOG([.I74])" office:value-type="float" office:value="4.46217236763654" calcext:value-type="float">
            <text:p>4.46217236763654</text:p>
          </table:table-cell>
          <table:table-cell table:formula="of:=LOG([.A74])" office:value-type="float" office:value="-0.599022954602481" calcext:value-type="float">
            <text:p>-0.599022954602481</text:p>
          </table:table-cell>
          <table:table-cell table:formula="of:=LOG([.B74])" office:value-type="float" office:value="2.70629751196405" calcext:value-type="float">
            <text:p>2.70629751196405</text:p>
          </table:table-cell>
        </table:table-row>
        <table:table-row table:style-name="ro1">
          <table:table-cell office:value-type="float" office:value="37.49590313" calcext:value-type="float">
            <text:p>37.49590313</text:p>
          </table:table-cell>
          <table:table-cell office:value-type="float" office:value="13849.0407799543" calcext:value-type="float">
            <text:p>13849.0407799543</text:p>
          </table:table-cell>
          <table:table-cell office:value-type="string" calcext:value-type="string">
            <text:p>US</text:p>
          </table:table-cell>
          <table:table-cell office:value-type="float" office:value="33" calcext:value-type="float">
            <text:p>33</text:p>
          </table:table-cell>
          <table:table-cell office:value-type="float" office:value="2323" calcext:value-type="float">
            <text:p>2323</text:p>
          </table:table-cell>
          <table:table-cell office:value-type="float" office:value="1.51851393987789" calcext:value-type="float">
            <text:p>1.51851393987789</text:p>
          </table:table-cell>
          <table:table-cell office:value-type="float" office:value="-0.607219629888537" calcext:value-type="float">
            <text:p>-0.607219629888537</text:p>
          </table:table-cell>
          <table:table-cell office:value-type="float" office:value="1237.36480329" calcext:value-type="float">
            <text:p>1237.36480329</text:p>
          </table:table-cell>
          <table:table-cell office:value-type="float" office:value="457018.345738492" calcext:value-type="float">
            <text:p>457018.345738492</text:p>
          </table:table-cell>
          <table:table-cell table:formula="of:=LOG([.H75])" office:value-type="float" office:value="3.09249775839941" calcext:value-type="float">
            <text:p>3.09249775839941</text:p>
          </table:table-cell>
          <table:table-cell table:formula="of:=LOG([.I75])" office:value-type="float" office:value="5.65993363397155" calcext:value-type="float">
            <text:p>5.65993363397155</text:p>
          </table:table-cell>
          <table:table-cell table:formula="of:=LOG([.A75])" office:value-type="float" office:value="1.57398381852152" calcext:value-type="float">
            <text:p>1.57398381852152</text:p>
          </table:table-cell>
          <table:table-cell table:formula="of:=LOG([.B75])" office:value-type="float" office:value="4.14141969409366" calcext:value-type="float">
            <text:p>4.14141969409366</text:p>
          </table:table-cell>
        </table:table-row>
        <table:table-row table:style-name="ro1">
          <table:table-cell office:value-type="float" office:value="12.8260269079167" calcext:value-type="float">
            <text:p>12.8260269079167</text:p>
          </table:table-cell>
          <table:table-cell office:value-type="float" office:value="17568.752089478" calcext:value-type="float">
            <text:p>17568.752089478</text:p>
          </table:table-cell>
          <table:table-cell office:value-type="string" calcext:value-type="string">
            <text:p>SK</text:p>
          </table:table-cell>
          <table:table-cell office:value-type="float" office:value="48" calcext:value-type="float">
            <text:p>48</text:p>
          </table:table-cell>
          <table:table-cell office:value-type="float" office:value="2376" calcext:value-type="float">
            <text:p>2376</text:p>
          </table:table-cell>
          <table:table-cell office:value-type="float" office:value="1.68124123737559" calcext:value-type="float">
            <text:p>1.68124123737559</text:p>
          </table:table-cell>
          <table:table-cell office:value-type="float" office:value="-1.08928128358399" calcext:value-type="float">
            <text:p>-1.08928128358399</text:p>
          </table:table-cell>
          <table:table-cell office:value-type="float" office:value="615.64929158" calcext:value-type="float">
            <text:p>615.64929158</text:p>
          </table:table-cell>
          <table:table-cell office:value-type="float" office:value="843300.100294943" calcext:value-type="float">
            <text:p>843300.100294943</text:p>
          </table:table-cell>
          <table:table-cell table:formula="of:=LOG([.H76])" office:value-type="float" office:value="2.78933338407075" calcext:value-type="float">
            <text:p>2.78933338407075</text:p>
          </table:table-cell>
          <table:table-cell table:formula="of:=LOG([.I76])" office:value-type="float" office:value="5.9259821519784" calcext:value-type="float">
            <text:p>5.9259821519784</text:p>
          </table:table-cell>
          <table:table-cell table:formula="of:=LOG([.A76])" office:value-type="float" office:value="1.10809214669517" calcext:value-type="float">
            <text:p>1.10809214669517</text:p>
          </table:table-cell>
          <table:table-cell table:formula="of:=LOG([.B76])" office:value-type="float" office:value="4.24474091460281" calcext:value-type="float">
            <text:p>4.24474091460281</text:p>
          </table:table-cell>
        </table:table-row>
        <table:table-row table:style-name="ro1">
          <table:table-cell office:value-type="float" office:value="3.74880347684524" calcext:value-type="float">
            <text:p>3.74880347684524</text:p>
          </table:table-cell>
          <table:table-cell office:value-type="float" office:value="2348.81437175015" calcext:value-type="float">
            <text:p>2348.81437175015</text:p>
          </table:table-cell>
          <table:table-cell office:value-type="string" calcext:value-type="string">
            <text:p>AU</text:p>
          </table:table-cell>
          <table:table-cell office:value-type="float" office:value="168" calcext:value-type="float">
            <text:p>168</text:p>
          </table:table-cell>
          <table:table-cell office:value-type="float" office:value="2413" calcext:value-type="float">
            <text:p>2413</text:p>
          </table:table-cell>
          <table:table-cell office:value-type="float" office:value="2.22530928172586" calcext:value-type="float">
            <text:p>2.22530928172586</text:p>
          </table:table-cell>
          <table:table-cell office:value-type="float" office:value="-1.21759836134454" calcext:value-type="float">
            <text:p>-1.21759836134454</text:p>
          </table:table-cell>
          <table:table-cell office:value-type="float" office:value="629.79898411" calcext:value-type="float">
            <text:p>629.79898411</text:p>
          </table:table-cell>
          <table:table-cell office:value-type="float" office:value="394600.814454025" calcext:value-type="float">
            <text:p>394600.814454025</text:p>
          </table:table-cell>
          <table:table-cell table:formula="of:=LOG([.H77])" office:value-type="float" office:value="2.79920195576738" calcext:value-type="float">
            <text:p>2.79920195576738</text:p>
          </table:table-cell>
          <table:table-cell table:formula="of:=LOG([.I77])" office:value-type="float" office:value="5.59615797729864" calcext:value-type="float">
            <text:p>5.59615797729864</text:p>
          </table:table-cell>
          <table:table-cell table:formula="of:=LOG([.A77])" office:value-type="float" office:value="0.573892674041514" calcext:value-type="float">
            <text:p>0.573892674041514</text:p>
          </table:table-cell>
          <table:table-cell table:formula="of:=LOG([.B77])" office:value-type="float" office:value="3.37084869557278" calcext:value-type="float">
            <text:p>3.37084869557278</text:p>
          </table:table-cell>
        </table:table-row>
        <table:table-row table:style-name="ro1">
          <table:table-cell office:value-type="float" office:value="16.3996573782735" calcext:value-type="float">
            <text:p>16.3996573782735</text:p>
          </table:table-cell>
          <table:table-cell office:value-type="float" office:value="13342.296222785" calcext:value-type="float">
            <text:p>13342.296222785</text:p>
          </table:table-cell>
          <table:table-cell office:value-type="string" calcext:value-type="string">
            <text:p>US</text:p>
          </table:table-cell>
          <table:table-cell office:value-type="float" office:value="585" calcext:value-type="float">
            <text:p>585</text:p>
          </table:table-cell>
          <table:table-cell office:value-type="float" office:value="2654" calcext:value-type="float">
            <text:p>2654</text:p>
          </table:table-cell>
          <table:table-cell office:value-type="float" office:value="2.76715586608218" calcext:value-type="float">
            <text:p>2.76715586608218</text:p>
          </table:table-cell>
          <table:table-cell office:value-type="float" office:value="-0.948131773796854" calcext:value-type="float">
            <text:p>-0.948131773796854</text:p>
          </table:table-cell>
          <table:table-cell office:value-type="float" office:value="9593.79956629" calcext:value-type="float">
            <text:p>9593.79956629</text:p>
          </table:table-cell>
          <table:table-cell office:value-type="float" office:value="7805243.29032923" calcext:value-type="float">
            <text:p>7805243.29032923</text:p>
          </table:table-cell>
          <table:table-cell table:formula="of:=LOG([.H78])" office:value-type="float" office:value="3.9819906409421" calcext:value-type="float">
            <text:p>3.9819906409421</text:p>
          </table:table-cell>
          <table:table-cell table:formula="of:=LOG([.I78])" office:value-type="float" office:value="6.89238644461826" calcext:value-type="float">
            <text:p>6.89238644461826</text:p>
          </table:table-cell>
          <table:table-cell table:formula="of:=LOG([.A78])" office:value-type="float" office:value="1.21483477485992" calcext:value-type="float">
            <text:p>1.21483477485992</text:p>
          </table:table-cell>
          <table:table-cell table:formula="of:=LOG([.B78])" office:value-type="float" office:value="4.12523057853608" calcext:value-type="float">
            <text:p>4.12523057853608</text:p>
          </table:table-cell>
        </table:table-row>
        <table:table-row table:style-name="ro1">
          <table:table-cell office:value-type="float" office:value="3.00838461538462" calcext:value-type="float">
            <text:p>3.00838461538462</text:p>
          </table:table-cell>
          <table:table-cell office:value-type="float" office:value="4726.07527905996" calcext:value-type="float">
            <text:p>4726.07527905996</text:p>
          </table:table-cell>
          <table:table-cell office:value-type="string" calcext:value-type="string">
            <text:p>US</text:p>
          </table:table-cell>
          <table:table-cell office:value-type="float" office:value="13" calcext:value-type="float">
            <text:p>13</text:p>
          </table:table-cell>
          <table:table-cell office:value-type="float" office:value="2667" calcext:value-type="float">
            <text:p>2667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0.625335302353572" calcext:value-type="float">
            <text:p>0.625335302353572</text:p>
          </table:table-cell>
          <table:table-cell office:value-type="float" office:value="39.109" calcext:value-type="float">
            <text:p>39.109</text:p>
          </table:table-cell>
          <table:table-cell office:value-type="float" office:value="61438.9786277795" calcext:value-type="float">
            <text:p>61438.9786277795</text:p>
          </table:table-cell>
          <table:table-cell table:formula="of:=LOG([.H79])" office:value-type="float" office:value="1.59227671137442" calcext:value-type="float">
            <text:p>1.59227671137442</text:p>
          </table:table-cell>
          <table:table-cell table:formula="of:=LOG([.I79])" office:value-type="float" office:value="4.78844398729679" calcext:value-type="float">
            <text:p>4.78844398729679</text:p>
          </table:table-cell>
          <table:table-cell table:formula="of:=LOG([.A79])" office:value-type="float" office:value="0.478333359067585" calcext:value-type="float">
            <text:p>0.478333359067585</text:p>
          </table:table-cell>
          <table:table-cell table:formula="of:=LOG([.B79])" office:value-type="float" office:value="3.67450063498995" calcext:value-type="float">
            <text:p>3.67450063498995</text:p>
          </table:table-cell>
        </table:table-row>
        <table:table-row table:style-name="ro1">
          <table:table-cell office:value-type="float" office:value="8.48661437572415" calcext:value-type="float">
            <text:p>8.48661437572415</text:p>
          </table:table-cell>
          <table:table-cell office:value-type="float" office:value="5329.29189103129" calcext:value-type="float">
            <text:p>5329.29189103129</text:p>
          </table:table-cell>
          <table:table-cell office:value-type="string" calcext:value-type="string">
            <text:p>BG</text:p>
          </table:table-cell>
          <table:table-cell office:value-type="float" office:value="870" calcext:value-type="float">
            <text:p>870</text:p>
          </table:table-cell>
          <table:table-cell office:value-type="float" office:value="2687" calcext:value-type="float">
            <text:p>2687</text:p>
          </table:table-cell>
          <table:table-cell office:value-type="float" office:value="2.93951925261862" calcext:value-type="float">
            <text:p>2.93951925261862</text:p>
          </table:table-cell>
          <table:table-cell office:value-type="float" office:value="-1.05513986053369" calcext:value-type="float">
            <text:p>-1.05513986053369</text:p>
          </table:table-cell>
          <table:table-cell office:value-type="float" office:value="7383.35450688001" calcext:value-type="float">
            <text:p>7383.35450688001</text:p>
          </table:table-cell>
          <table:table-cell office:value-type="float" office:value="4636483.94519722" calcext:value-type="float">
            <text:p>4636483.94519722</text:p>
          </table:table-cell>
          <table:table-cell table:formula="of:=LOG([.H80])" office:value-type="float" office:value="3.8682537212852" calcext:value-type="float">
            <text:p>3.8682537212852</text:p>
          </table:table-cell>
          <table:table-cell table:formula="of:=LOG([.I80])" office:value-type="float" office:value="6.66618876028542" calcext:value-type="float">
            <text:p>6.66618876028542</text:p>
          </table:table-cell>
          <table:table-cell table:formula="of:=LOG([.A80])" office:value-type="float" office:value="0.928734468666581" calcext:value-type="float">
            <text:p>0.928734468666581</text:p>
          </table:table-cell>
          <table:table-cell table:formula="of:=LOG([.B80])" office:value-type="float" office:value="3.7266695076668" calcext:value-type="float">
            <text:p>3.7266695076668</text:p>
          </table:table-cell>
        </table:table-row>
        <table:table-row table:style-name="ro1">
          <table:table-cell office:value-type="float" office:value="1.83370217837838" calcext:value-type="float">
            <text:p>1.83370217837838</text:p>
          </table:table-cell>
          <table:table-cell office:value-type="float" office:value="1142.53467959901" calcext:value-type="float">
            <text:p>1142.53467959901</text:p>
          </table:table-cell>
          <table:table-cell office:value-type="string" calcext:value-type="string">
            <text:p>US</text:p>
          </table:table-cell>
          <table:table-cell office:value-type="float" office:value="111" calcext:value-type="float">
            <text:p>111</text:p>
          </table:table-cell>
          <table:table-cell office:value-type="float" office:value="2822" calcext:value-type="float">
            <text:p>2822</text:p>
          </table:table-cell>
          <table:table-cell office:value-type="float" office:value="2.04532297878666" calcext:value-type="float">
            <text:p>2.04532297878666</text:p>
          </table:table-cell>
          <table:table-cell office:value-type="float" office:value="-1.01345971902068" calcext:value-type="float">
            <text:p>-1.01345971902068</text:p>
          </table:table-cell>
          <table:table-cell office:value-type="float" office:value="203.5409418" calcext:value-type="float">
            <text:p>203.5409418</text:p>
          </table:table-cell>
          <table:table-cell office:value-type="float" office:value="126821.34943549" calcext:value-type="float">
            <text:p>126821.34943549</text:p>
          </table:table-cell>
          <table:table-cell table:formula="of:=LOG([.H81])" office:value-type="float" office:value="2.30865177970087" calcext:value-type="float">
            <text:p>2.30865177970087</text:p>
          </table:table-cell>
          <table:table-cell table:formula="of:=LOG([.I81])" office:value-type="float" office:value="5.10319236996172" calcext:value-type="float">
            <text:p>5.10319236996172</text:p>
          </table:table-cell>
          <table:table-cell table:formula="of:=LOG([.A81])" office:value-type="float" office:value="0.263328800914216" calcext:value-type="float">
            <text:p>0.263328800914216</text:p>
          </table:table-cell>
          <table:table-cell table:formula="of:=LOG([.B81])" office:value-type="float" office:value="3.05786939117506" calcext:value-type="float">
            <text:p>3.05786939117506</text:p>
          </table:table-cell>
        </table:table-row>
        <table:table-row table:style-name="ro1">
          <table:table-cell office:value-type="float" office:value="4.21471428571429" calcext:value-type="float">
            <text:p>4.21471428571429</text:p>
          </table:table-cell>
          <table:table-cell office:value-type="float" office:value="5093.96102479145" calcext:value-type="float">
            <text:p>5093.961024791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96" calcext:value-type="float">
            <text:p>2896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0.352524228879677" calcext:value-type="float">
            <text:p>0.352524228879677</text:p>
          </table:table-cell>
          <table:table-cell office:value-type="float" office:value="29.503" calcext:value-type="float">
            <text:p>29.503</text:p>
          </table:table-cell>
          <table:table-cell office:value-type="float" office:value="35657.7271735401" calcext:value-type="float">
            <text:p>35657.7271735401</text:p>
          </table:table-cell>
          <table:table-cell table:formula="of:=LOG([.H82])" office:value-type="float" office:value="1.46986617927314" calcext:value-type="float">
            <text:p>1.46986617927314</text:p>
          </table:table-cell>
          <table:table-cell table:formula="of:=LOG([.I82])" office:value-type="float" office:value="4.55215365775556" calcext:value-type="float">
            <text:p>4.55215365775556</text:p>
          </table:table-cell>
          <table:table-cell table:formula="of:=LOG([.A82])" office:value-type="float" office:value="0.624768139258886" calcext:value-type="float">
            <text:p>0.624768139258886</text:p>
          </table:table-cell>
          <table:table-cell table:formula="of:=LOG([.B82])" office:value-type="float" office:value="3.70705561774131" calcext:value-type="float">
            <text:p>3.70705561774131</text:p>
          </table:table-cell>
        </table:table-row>
        <table:table-row table:style-name="ro1">
          <table:table-cell office:value-type="float" office:value="0.118133460438513" calcext:value-type="float">
            <text:p>0.118133460438513</text:p>
          </table:table-cell>
          <table:table-cell office:value-type="float" office:value="216.291650091343" calcext:value-type="float">
            <text:p>216.291650091343</text:p>
          </table:table-cell>
          <table:table-cell office:value-type="string" calcext:value-type="string">
            <text:p>US</text:p>
          </table:table-cell>
          <table:table-cell office:value-type="float" office:value="1049" calcext:value-type="float">
            <text:p>1049</text:p>
          </table:table-cell>
          <table:table-cell office:value-type="float" office:value="2924" calcext:value-type="float">
            <text:p>2924</text:p>
          </table:table-cell>
          <table:table-cell office:value-type="float" office:value="3.02077548819356" calcext:value-type="float">
            <text:p>3.02077548819356</text:p>
          </table:table-cell>
          <table:table-cell office:value-type="float" office:value="0.0893321942799023" calcext:value-type="float">
            <text:p>0.089332194279902</text:p>
          </table:table-cell>
          <table:table-cell office:value-type="float" office:value="123.922" calcext:value-type="float">
            <text:p>123.922</text:p>
          </table:table-cell>
          <table:table-cell office:value-type="float" office:value="226889.940945818" calcext:value-type="float">
            <text:p>226889.940945818</text:p>
          </table:table-cell>
          <table:table-cell table:formula="of:=LOG([.H83])" office:value-type="float" office:value="2.09314841396641" calcext:value-type="float">
            <text:p>2.09314841396641</text:p>
          </table:table-cell>
          <table:table-cell table:formula="of:=LOG([.I83])" office:value-type="float" office:value="5.35581524207902" calcext:value-type="float">
            <text:p>5.35581524207902</text:p>
          </table:table-cell>
          <table:table-cell table:formula="of:=LOG([.A83])" office:value-type="float" office:value="-0.927627074227151" calcext:value-type="float">
            <text:p>-0.927627074227151</text:p>
          </table:table-cell>
          <table:table-cell table:formula="of:=LOG([.B83])" office:value-type="float" office:value="2.33503975388546" calcext:value-type="float">
            <text:p>2.33503975388546</text:p>
          </table:table-cell>
        </table:table-row>
        <table:table-row table:style-name="ro1">
          <table:table-cell office:value-type="float" office:value="10.7088333333333" calcext:value-type="float">
            <text:p>10.7088333333333</text:p>
          </table:table-cell>
          <table:table-cell office:value-type="float" office:value="11482.6253070612" calcext:value-type="float">
            <text:p>11482.6253070612</text:p>
          </table:table-cell>
          <table:table-cell office:value-type="string" calcext:value-type="string">
            <text:p>US</text:p>
          </table:table-cell>
          <table:table-cell office:value-type="float" office:value="36" calcext:value-type="float">
            <text:p>36</text:p>
          </table:table-cell>
          <table:table-cell office:value-type="float" office:value="2997" calcext:value-type="float">
            <text:p>2997</text:p>
          </table:table-cell>
          <table:table-cell office:value-type="float" office:value="1.55630250076729" calcext:value-type="float">
            <text:p>1.55630250076729</text:p>
          </table:table-cell>
          <table:table-cell office:value-type="float" office:value="-0.886558295730554" calcext:value-type="float">
            <text:p>-0.886558295730554</text:p>
          </table:table-cell>
          <table:table-cell office:value-type="float" office:value="385.518" calcext:value-type="float">
            <text:p>385.518</text:p>
          </table:table-cell>
          <table:table-cell office:value-type="float" office:value="413374.511054203" calcext:value-type="float">
            <text:p>413374.511054203</text:p>
          </table:table-cell>
          <table:table-cell table:formula="of:=LOG([.H84])" office:value-type="float" office:value="2.58604466025513" calcext:value-type="float">
            <text:p>2.58604466025513</text:p>
          </table:table-cell>
          <table:table-cell table:formula="of:=LOG([.I84])" office:value-type="float" office:value="5.6163436942318" calcext:value-type="float">
            <text:p>5.6163436942318</text:p>
          </table:table-cell>
          <table:table-cell table:formula="of:=LOG([.A84])" office:value-type="float" office:value="1.02974215948785" calcext:value-type="float">
            <text:p>1.02974215948785</text:p>
          </table:table-cell>
          <table:table-cell table:formula="of:=LOG([.B84])" office:value-type="float" office:value="4.06004119346451" calcext:value-type="float">
            <text:p>4.06004119346451</text:p>
          </table:table-cell>
        </table:table-row>
        <table:table-row table:style-name="ro1">
          <table:table-cell office:value-type="float" office:value="10.3623094149429" calcext:value-type="float">
            <text:p>10.3623094149429</text:p>
          </table:table-cell>
          <table:table-cell office:value-type="float" office:value="3929.91868059097" calcext:value-type="float">
            <text:p>3929.91868059097</text:p>
          </table:table-cell>
          <table:table-cell office:value-type="string" calcext:value-type="string">
            <text:p>IL</text:p>
          </table:table-cell>
          <table:table-cell office:value-type="float" office:value="350" calcext:value-type="float">
            <text:p>350</text:p>
          </table:table-cell>
          <table:table-cell office:value-type="float" office:value="3018" calcext:value-type="float">
            <text:p>3018</text:p>
          </table:table-cell>
          <table:table-cell office:value-type="float" office:value="2.54406804435028" calcext:value-type="float">
            <text:p>2.54406804435028</text:p>
          </table:table-cell>
          <table:table-cell office:value-type="float" office:value="-0.894480070178836" calcext:value-type="float">
            <text:p>-0.894480070178836</text:p>
          </table:table-cell>
          <table:table-cell office:value-type="float" office:value="3626.80829523" calcext:value-type="float">
            <text:p>3626.80829523</text:p>
          </table:table-cell>
          <table:table-cell office:value-type="float" office:value="1375471.53820684" calcext:value-type="float">
            <text:p>1375471.53820684</text:p>
          </table:table-cell>
          <table:table-cell table:formula="of:=LOG([.H85])" office:value-type="float" office:value="3.55952460037666" calcext:value-type="float">
            <text:p>3.55952460037666</text:p>
          </table:table-cell>
          <table:table-cell table:formula="of:=LOG([.I85])" office:value-type="float" office:value="6.13845160822799" calcext:value-type="float">
            <text:p>6.13845160822799</text:p>
          </table:table-cell>
          <table:table-cell table:formula="of:=LOG([.A85])" office:value-type="float" office:value="1.01545655602638" calcext:value-type="float">
            <text:p>1.01545655602638</text:p>
          </table:table-cell>
          <table:table-cell table:formula="of:=LOG([.B85])" office:value-type="float" office:value="3.59438356387772" calcext:value-type="float">
            <text:p>3.59438356387772</text:p>
          </table:table-cell>
        </table:table-row>
        <table:table-row table:style-name="ro1">
          <table:table-cell office:value-type="float" office:value="9.13679912786408" calcext:value-type="float">
            <text:p>9.13679912786408</text:p>
          </table:table-cell>
          <table:table-cell office:value-type="float" office:value="12512.8015258547" calcext:value-type="float">
            <text:p>12512.8015258547</text:p>
          </table:table-cell>
          <table:table-cell office:value-type="string" calcext:value-type="string">
            <text:p>US</text:p>
          </table:table-cell>
          <table:table-cell office:value-type="float" office:value="103" calcext:value-type="float">
            <text:p>103</text:p>
          </table:table-cell>
          <table:table-cell office:value-type="float" office:value="3039" calcext:value-type="float">
            <text:p>3039</text:p>
          </table:table-cell>
          <table:table-cell office:value-type="float" office:value="2.01283722470517" calcext:value-type="float">
            <text:p>2.01283722470517</text:p>
          </table:table-cell>
          <table:table-cell office:value-type="float" office:value="-1.03407068132432" calcext:value-type="float">
            <text:p>-1.03407068132432</text:p>
          </table:table-cell>
          <table:table-cell office:value-type="float" office:value="941.09031017" calcext:value-type="float">
            <text:p>941.09031017</text:p>
          </table:table-cell>
          <table:table-cell office:value-type="float" office:value="1288818.55716303" calcext:value-type="float">
            <text:p>1288818.55716303</text:p>
          </table:table-cell>
          <table:table-cell table:formula="of:=LOG([.H86])" office:value-type="float" office:value="2.97363130177639" calcext:value-type="float">
            <text:p>2.97363130177639</text:p>
          </table:table-cell>
          <table:table-cell table:formula="of:=LOG([.I86])" office:value-type="float" office:value="6.11019178068202" calcext:value-type="float">
            <text:p>6.11019178068202</text:p>
          </table:table-cell>
          <table:table-cell table:formula="of:=LOG([.A86])" office:value-type="float" office:value="0.960794077071215" calcext:value-type="float">
            <text:p>0.960794077071215</text:p>
          </table:table-cell>
          <table:table-cell table:formula="of:=LOG([.B86])" office:value-type="float" office:value="4.09735455597685" calcext:value-type="float">
            <text:p>4.09735455597685</text:p>
          </table:table-cell>
        </table:table-row>
        <table:table-row table:style-name="ro1">
          <table:table-cell office:value-type="float" office:value="0.903916085333333" calcext:value-type="float">
            <text:p>0.903916085333333</text:p>
          </table:table-cell>
          <table:table-cell office:value-type="float" office:value="682.220862414247" calcext:value-type="float">
            <text:p>682.2208624142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52" calcext:value-type="float">
            <text:p>3052</text:p>
          </table:table-cell>
          <table:table-cell office:value-type="float" office:value="1.95424250943932" calcext:value-type="float">
            <text:p>1.95424250943932</text:p>
          </table:table-cell>
          <table:table-cell office:value-type="float" office:value="-1.22582169013129" calcext:value-type="float">
            <text:p>-1.22582169013129</text:p>
          </table:table-cell>
          <table:table-cell office:value-type="float" office:value="81.35244768" calcext:value-type="float">
            <text:p>81.35244768</text:p>
          </table:table-cell>
          <table:table-cell office:value-type="float" office:value="61399.8776172822" calcext:value-type="float">
            <text:p>61399.8776172822</text:p>
          </table:table-cell>
          <table:table-cell table:formula="of:=LOG([.H87])" office:value-type="float" office:value="1.91037062424185" calcext:value-type="float">
            <text:p>1.91037062424185</text:p>
          </table:table-cell>
          <table:table-cell table:formula="of:=LOG([.I87])" office:value-type="float" office:value="4.78816750550286" calcext:value-type="float">
            <text:p>4.78816750550286</text:p>
          </table:table-cell>
          <table:table-cell table:formula="of:=LOG([.A87])" office:value-type="float" office:value="-0.0438718851974779" calcext:value-type="float">
            <text:p>-0.043871885197478</text:p>
          </table:table-cell>
          <table:table-cell table:formula="of:=LOG([.B87])" office:value-type="float" office:value="2.83392499606354" calcext:value-type="float">
            <text:p>2.83392499606354</text:p>
          </table:table-cell>
        </table:table-row>
        <table:table-row table:style-name="ro1">
          <table:table-cell office:value-type="float" office:value="4.196311987" calcext:value-type="float">
            <text:p>4.196311987</text:p>
          </table:table-cell>
          <table:table-cell office:value-type="float" office:value="2419.83223709475" calcext:value-type="float">
            <text:p>2419.83223709475</text:p>
          </table:table-cell>
          <table:table-cell office:value-type="string" calcext:value-type="string">
            <text:p>DE</text:p>
          </table:table-cell>
          <table:table-cell office:value-type="float" office:value="190" calcext:value-type="float">
            <text:p>190</text:p>
          </table:table-cell>
          <table:table-cell office:value-type="float" office:value="3086" calcext:value-type="float">
            <text:p>3086</text:p>
          </table:table-cell>
          <table:table-cell office:value-type="float" office:value="2.27875360095283" calcext:value-type="float">
            <text:p>2.27875360095283</text:p>
          </table:table-cell>
          <table:table-cell office:value-type="float" office:value="-0.769412208475479" calcext:value-type="float">
            <text:p>-0.769412208475479</text:p>
          </table:table-cell>
          <table:table-cell office:value-type="float" office:value="797.29927753" calcext:value-type="float">
            <text:p>797.29927753</text:p>
          </table:table-cell>
          <table:table-cell office:value-type="float" office:value="459768.125048003" calcext:value-type="float">
            <text:p>459768.125048003</text:p>
          </table:table-cell>
          <table:table-cell table:formula="of:=LOG([.H88])" office:value-type="float" office:value="2.90162137055908" calcext:value-type="float">
            <text:p>2.90162137055908</text:p>
          </table:table-cell>
          <table:table-cell table:formula="of:=LOG([.I88])" office:value-type="float" office:value="5.66253885906981" calcext:value-type="float">
            <text:p>5.66253885906981</text:p>
          </table:table-cell>
          <table:table-cell table:formula="of:=LOG([.A88])" office:value-type="float" office:value="0.622867769606254" calcext:value-type="float">
            <text:p>0.622867769606254</text:p>
          </table:table-cell>
          <table:table-cell table:formula="of:=LOG([.B88])" office:value-type="float" office:value="3.38378525811699" calcext:value-type="float">
            <text:p>3.38378525811699</text:p>
          </table:table-cell>
        </table:table-row>
        <table:table-row table:style-name="ro1">
          <table:table-cell office:value-type="float" office:value="5.48925" calcext:value-type="float">
            <text:p>5.48925</text:p>
          </table:table-cell>
          <table:table-cell office:value-type="float" office:value="4687.05638661565" calcext:value-type="float">
            <text:p>4687.05638661565</text:p>
          </table:table-cell>
          <table:table-cell office:value-type="string" calcext:value-type="string">
            <text:p>US</text:p>
          </table:table-cell>
          <table:table-cell office:value-type="float" office:value="28" calcext:value-type="float">
            <text:p>28</text:p>
          </table:table-cell>
          <table:table-cell office:value-type="float" office:value="3222" calcext:value-type="float">
            <text:p>3222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0.713245314150113" calcext:value-type="float">
            <text:p>-0.713245314150113</text:p>
          </table:table-cell>
          <table:table-cell office:value-type="float" office:value="153.699" calcext:value-type="float">
            <text:p>153.699</text:p>
          </table:table-cell>
          <table:table-cell office:value-type="float" office:value="131237.578825238" calcext:value-type="float">
            <text:p>131237.578825238</text:p>
          </table:table-cell>
          <table:table-cell table:formula="of:=LOG([.H89])" office:value-type="float" office:value="2.1866710418921" calcext:value-type="float">
            <text:p>2.1866710418921</text:p>
          </table:table-cell>
          <table:table-cell table:formula="of:=LOG([.I89])" office:value-type="float" office:value="5.11805820957946" calcext:value-type="float">
            <text:p>5.11805820957946</text:p>
          </table:table-cell>
          <table:table-cell table:formula="of:=LOG([.A89])" office:value-type="float" office:value="0.739513010549883" calcext:value-type="float">
            <text:p>0.739513010549883</text:p>
          </table:table-cell>
          <table:table-cell table:formula="of:=LOG([.B89])" office:value-type="float" office:value="3.67090017823724" calcext:value-type="float">
            <text:p>3.67090017823724</text:p>
          </table:table-cell>
        </table:table-row>
        <table:table-row table:style-name="ro1">
          <table:table-cell office:value-type="float" office:value="10.358621218794" calcext:value-type="float">
            <text:p>10.358621218794</text:p>
          </table:table-cell>
          <table:table-cell office:value-type="float" office:value="5669.1262934035" calcext:value-type="float">
            <text:p>5669.1262934035</text:p>
          </table:table-cell>
          <table:table-cell office:value-type="string" calcext:value-type="string">
            <text:p>US</text:p>
          </table:table-cell>
          <table:table-cell office:value-type="float" office:value="2131" calcext:value-type="float">
            <text:p>2131</text:p>
          </table:table-cell>
          <table:table-cell office:value-type="float" office:value="3313" calcext:value-type="float">
            <text:p>3313</text:p>
          </table:table-cell>
          <table:table-cell office:value-type="float" office:value="3.3285834497142" calcext:value-type="float">
            <text:p>3.3285834497142</text:p>
          </table:table-cell>
          <table:table-cell office:value-type="float" office:value="-1.00314945297428" calcext:value-type="float">
            <text:p>-1.00314945297428</text:p>
          </table:table-cell>
          <table:table-cell office:value-type="float" office:value="22074.2218172499" calcext:value-type="float">
            <text:p>22074.2218172499</text:p>
          </table:table-cell>
          <table:table-cell office:value-type="float" office:value="12080908.1312429" calcext:value-type="float">
            <text:p>12080908.1312429</text:p>
          </table:table-cell>
          <table:table-cell table:formula="of:=LOG([.H90])" office:value-type="float" office:value="4.34388540233199" calcext:value-type="float">
            <text:p>4.34388540233199</text:p>
          </table:table-cell>
          <table:table-cell table:formula="of:=LOG([.I90])" office:value-type="float" office:value="7.08209958176555" calcext:value-type="float">
            <text:p>7.08209958176555</text:p>
          </table:table-cell>
          <table:table-cell table:formula="of:=LOG([.A90])" office:value-type="float" office:value="1.01530195261779" calcext:value-type="float">
            <text:p>1.01530195261779</text:p>
          </table:table-cell>
          <table:table-cell table:formula="of:=LOG([.B90])" office:value-type="float" office:value="3.75351613205135" calcext:value-type="float">
            <text:p>3.75351613205135</text:p>
          </table:table-cell>
        </table:table-row>
        <table:table-row table:style-name="ro1">
          <table:table-cell office:value-type="float" office:value="11.76859113868" calcext:value-type="float">
            <text:p>11.76859113868</text:p>
          </table:table-cell>
          <table:table-cell office:value-type="float" office:value="5515.0563042472" calcext:value-type="float">
            <text:p>5515.0563042472</text:p>
          </table:table-cell>
          <table:table-cell/>
          <table:table-cell office:value-type="float" office:value="12469" calcext:value-type="float">
            <text:p>12469</text:p>
          </table:table-cell>
          <table:table-cell office:value-type="float" office:value="3357" calcext:value-type="float">
            <text:p>3357</text:p>
          </table:table-cell>
          <table:table-cell office:value-type="float" office:value="4.09583162493833" calcext:value-type="float">
            <text:p>4.09583162493833</text:p>
          </table:table-cell>
          <table:table-cell office:value-type="float" office:value="-0.995814955113872" calcext:value-type="float">
            <text:p>-0.995814955113872</text:p>
          </table:table-cell>
          <table:table-cell office:value-type="float" office:value="146742.562908201" calcext:value-type="float">
            <text:p>146742.562908201</text:p>
          </table:table-cell>
          <table:table-cell office:value-type="float" office:value="68767237.0576583" calcext:value-type="float">
            <text:p>68767237.0576583</text:p>
          </table:table-cell>
          <table:table-cell table:formula="of:=LOG([.H91])" office:value-type="float" office:value="5.16655609990414" calcext:value-type="float">
            <text:p>5.16655609990414</text:p>
          </table:table-cell>
          <table:table-cell table:formula="of:=LOG([.I91])" office:value-type="float" office:value="7.83738157553123" calcext:value-type="float">
            <text:p>7.83738157553123</text:p>
          </table:table-cell>
          <table:table-cell table:formula="of:=LOG([.A91])" office:value-type="float" office:value="1.07072447496581" calcext:value-type="float">
            <text:p>1.07072447496581</text:p>
          </table:table-cell>
          <table:table-cell table:formula="of:=LOG([.B91])" office:value-type="float" office:value="3.7415499505929" calcext:value-type="float">
            <text:p>3.7415499505929</text:p>
          </table:table-cell>
        </table:table-row>
        <table:table-row table:style-name="ro1">
          <table:table-cell office:value-type="float" office:value="7.66212577253629" calcext:value-type="float">
            <text:p>7.66212577253629</text:p>
          </table:table-cell>
          <table:table-cell office:value-type="float" office:value="3203.08690078457" calcext:value-type="float">
            <text:p>3203.08690078457</text:p>
          </table:table-cell>
          <table:table-cell office:value-type="string" calcext:value-type="string">
            <text:p>US</text:p>
          </table:table-cell>
          <table:table-cell office:value-type="float" office:value="1447" calcext:value-type="float">
            <text:p>1447</text:p>
          </table:table-cell>
          <table:table-cell office:value-type="float" office:value="3366" calcext:value-type="float">
            <text:p>3366</text:p>
          </table:table-cell>
          <table:table-cell office:value-type="float" office:value="3.16046853111904" calcext:value-type="float">
            <text:p>3.16046853111904</text:p>
          </table:table-cell>
          <table:table-cell office:value-type="float" office:value="-1.04739754707749" calcext:value-type="float">
            <text:p>-1.04739754707749</text:p>
          </table:table-cell>
          <table:table-cell office:value-type="float" office:value="11087.09599286" calcext:value-type="float">
            <text:p>11087.09599286</text:p>
          </table:table-cell>
          <table:table-cell office:value-type="float" office:value="4634866.74543528" calcext:value-type="float">
            <text:p>4634866.74543528</text:p>
          </table:table-cell>
          <table:table-cell table:formula="of:=LOG([.H92])" office:value-type="float" office:value="4.04481780769721" calcext:value-type="float">
            <text:p>4.04481780769721</text:p>
          </table:table-cell>
          <table:table-cell table:formula="of:=LOG([.I92])" office:value-type="float" office:value="6.66603725249259" calcext:value-type="float">
            <text:p>6.66603725249259</text:p>
          </table:table-cell>
          <table:table-cell table:formula="of:=LOG([.A92])" office:value-type="float" office:value="0.88434927657817" calcext:value-type="float">
            <text:p>0.88434927657817</text:p>
          </table:table-cell>
          <table:table-cell table:formula="of:=LOG([.B92])" office:value-type="float" office:value="3.50556872137355" calcext:value-type="float">
            <text:p>3.50556872137355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140.98260711246" calcext:value-type="float">
            <text:p>2140.98260711246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13018008784768" calcext:value-type="float">
            <text:p>-1.13018008784768</text:p>
          </table:table-cell>
          <table:table-cell office:value-type="float" office:value="6.36" calcext:value-type="float">
            <text:p>6.36</text:p>
          </table:table-cell>
          <table:table-cell office:value-type="float" office:value="4281.96521422493" calcext:value-type="float">
            <text:p>4281.96521422493</text:p>
          </table:table-cell>
          <table:table-cell table:formula="of:=LOG([.H93])" office:value-type="float" office:value="0.803457115648414" calcext:value-type="float">
            <text:p>0.803457115648414</text:p>
          </table:table-cell>
          <table:table-cell table:formula="of:=LOG([.I93])" office:value-type="float" office:value="3.63164313485671" calcext:value-type="float">
            <text:p>3.63164313485671</text:p>
          </table:table-cell>
          <table:table-cell table:formula="of:=LOG([.A93])" office:value-type="float" office:value="0.502427119984433" calcext:value-type="float">
            <text:p>0.502427119984433</text:p>
          </table:table-cell>
          <table:table-cell table:formula="of:=LOG([.B93])" office:value-type="float" office:value="3.33061313919273" calcext:value-type="float">
            <text:p>3.33061313919273</text:p>
          </table:table-cell>
        </table:table-row>
        <table:table-row table:style-name="ro1">
          <table:table-cell office:value-type="float" office:value="32.1438399040215" calcext:value-type="float">
            <text:p>32.1438399040215</text:p>
          </table:table-cell>
          <table:table-cell office:value-type="float" office:value="31766.4527200727" calcext:value-type="float">
            <text:p>31766.4527200727</text:p>
          </table:table-cell>
          <table:table-cell office:value-type="string" calcext:value-type="string">
            <text:p>US</text:p>
          </table:table-cell>
          <table:table-cell office:value-type="float" office:value="1114" calcext:value-type="float">
            <text:p>1114</text:p>
          </table:table-cell>
          <table:table-cell office:value-type="float" office:value="3388" calcext:value-type="float">
            <text:p>3388</text:p>
          </table:table-cell>
          <table:table-cell office:value-type="float" office:value="3.04688519083771" calcext:value-type="float">
            <text:p>3.04688519083771</text:p>
          </table:table-cell>
          <table:table-cell office:value-type="float" office:value="-1.19661609261836" calcext:value-type="float">
            <text:p>-1.19661609261836</text:p>
          </table:table-cell>
          <table:table-cell office:value-type="float" office:value="35808.23765308" calcext:value-type="float">
            <text:p>35808.23765308</text:p>
          </table:table-cell>
          <table:table-cell office:value-type="float" office:value="35387828.330161" calcext:value-type="float">
            <text:p>35387828.330161</text:p>
          </table:table-cell>
          <table:table-cell table:formula="of:=LOG([.H94])" office:value-type="float" office:value="4.55398294719518" calcext:value-type="float">
            <text:p>4.55398294719518</text:p>
          </table:table-cell>
          <table:table-cell table:formula="of:=LOG([.I94])" office:value-type="float" office:value="7.54885391179925" calcext:value-type="float">
            <text:p>7.54885391179925</text:p>
          </table:table-cell>
          <table:table-cell table:formula="of:=LOG([.A94])" office:value-type="float" office:value="1.50709775635747" calcext:value-type="float">
            <text:p>1.50709775635747</text:p>
          </table:table-cell>
          <table:table-cell table:formula="of:=LOG([.B94])" office:value-type="float" office:value="4.50196872096154" calcext:value-type="float">
            <text:p>4.50196872096154</text:p>
          </table:table-cell>
        </table:table-row>
        <table:table-row table:style-name="ro1">
          <table:table-cell office:value-type="float" office:value="2.59405066666667" calcext:value-type="float">
            <text:p>2.59405066666667</text:p>
          </table:table-cell>
          <table:table-cell office:value-type="float" office:value="3706.43776866168" calcext:value-type="float">
            <text:p>3706.43776866168</text:p>
          </table:table-cell>
          <table:table-cell office:value-type="string" calcext:value-type="string">
            <text:p>US</text:p>
          </table:table-cell>
          <table:table-cell office:value-type="float" office:value="15" calcext:value-type="float">
            <text:p>15</text:p>
          </table:table-cell>
          <table:table-cell office:value-type="float" office:value="3528" calcext:value-type="float">
            <text:p>3528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469905365472502" calcext:value-type="float">
            <text:p>-0.469905365472502</text:p>
          </table:table-cell>
          <table:table-cell office:value-type="float" office:value="38.91076" calcext:value-type="float">
            <text:p>38.91076</text:p>
          </table:table-cell>
          <table:table-cell office:value-type="float" office:value="55596.5665299252" calcext:value-type="float">
            <text:p>55596.5665299252</text:p>
          </table:table-cell>
          <table:table-cell table:formula="of:=LOG([.H95])" office:value-type="float" office:value="1.590069713471" calcext:value-type="float">
            <text:p>1.590069713471</text:p>
          </table:table-cell>
          <table:table-cell table:formula="of:=LOG([.I95])" office:value-type="float" office:value="4.74504797174123" calcext:value-type="float">
            <text:p>4.74504797174123</text:p>
          </table:table-cell>
          <table:table-cell table:formula="of:=LOG([.A95])" office:value-type="float" office:value="0.413978454415316" calcext:value-type="float">
            <text:p>0.413978454415316</text:p>
          </table:table-cell>
          <table:table-cell table:formula="of:=LOG([.B95])" office:value-type="float" office:value="3.56895671268554" calcext:value-type="float">
            <text:p>3.56895671268554</text:p>
          </table:table-cell>
        </table:table-row>
        <table:table-row table:style-name="ro1">
          <table:table-cell office:value-type="float" office:value="2.85143938451613" calcext:value-type="float">
            <text:p>2.85143938451613</text:p>
          </table:table-cell>
          <table:table-cell office:value-type="float" office:value="1198.83004691224" calcext:value-type="float">
            <text:p>1198.83004691224</text:p>
          </table:table-cell>
          <table:table-cell office:value-type="string" calcext:value-type="string">
            <text:p>UA</text:p>
          </table:table-cell>
          <table:table-cell office:value-type="float" office:value="248" calcext:value-type="float">
            <text:p>248</text:p>
          </table:table-cell>
          <table:table-cell office:value-type="float" office:value="3548" calcext:value-type="float">
            <text:p>3548</text:p>
          </table:table-cell>
          <table:table-cell office:value-type="float" office:value="2.39445168082622" calcext:value-type="float">
            <text:p>2.39445168082622</text:p>
          </table:table-cell>
          <table:table-cell office:value-type="float" office:value="-1.05476655069076" calcext:value-type="float">
            <text:p>-1.05476655069076</text:p>
          </table:table-cell>
          <table:table-cell office:value-type="float" office:value="707.15696736" calcext:value-type="float">
            <text:p>707.15696736</text:p>
          </table:table-cell>
          <table:table-cell office:value-type="float" office:value="297309.851634235" calcext:value-type="float">
            <text:p>297309.851634235</text:p>
          </table:table-cell>
          <table:table-cell table:formula="of:=LOG([.H96])" office:value-type="float" office:value="2.84951582467651" calcext:value-type="float">
            <text:p>2.84951582467651</text:p>
          </table:table-cell>
          <table:table-cell table:formula="of:=LOG([.I96])" office:value-type="float" office:value="5.47320930018879" calcext:value-type="float">
            <text:p>5.47320930018879</text:p>
          </table:table-cell>
          <table:table-cell table:formula="of:=LOG([.A96])" office:value-type="float" office:value="0.455064143850296" calcext:value-type="float">
            <text:p>0.455064143850296</text:p>
          </table:table-cell>
          <table:table-cell table:formula="of:=LOG([.B96])" office:value-type="float" office:value="3.07875761936257" calcext:value-type="float">
            <text:p>3.07875761936257</text:p>
          </table:table-cell>
        </table:table-row>
        <table:table-row table:style-name="ro1">
          <table:table-cell office:value-type="float" office:value="68.5237622602523" calcext:value-type="float">
            <text:p>68.5237622602523</text:p>
          </table:table-cell>
          <table:table-cell office:value-type="float" office:value="21931.4520616161" calcext:value-type="float">
            <text:p>21931.4520616161</text:p>
          </table:table-cell>
          <table:table-cell office:value-type="string" calcext:value-type="string">
            <text:p>SK</text:p>
          </table:table-cell>
          <table:table-cell office:value-type="float" office:value="317" calcext:value-type="float">
            <text:p>317</text:p>
          </table:table-cell>
          <table:table-cell office:value-type="float" office:value="3553" calcext:value-type="float">
            <text:p>3553</text:p>
          </table:table-cell>
          <table:table-cell office:value-type="float" office:value="2.50105926221775" calcext:value-type="float">
            <text:p>2.50105926221775</text:p>
          </table:table-cell>
          <table:table-cell office:value-type="float" office:value="-1.10603513821392" calcext:value-type="float">
            <text:p>-1.10603513821392</text:p>
          </table:table-cell>
          <table:table-cell office:value-type="float" office:value="21722.0326365" calcext:value-type="float">
            <text:p>21722.0326365</text:p>
          </table:table-cell>
          <table:table-cell office:value-type="float" office:value="6952270.30353229" calcext:value-type="float">
            <text:p>6952270.30353229</text:p>
          </table:table-cell>
          <table:table-cell table:formula="of:=LOG([.H97])" office:value-type="float" office:value="4.33690046187041" calcext:value-type="float">
            <text:p>4.33690046187041</text:p>
          </table:table-cell>
          <table:table-cell table:formula="of:=LOG([.I97])" office:value-type="float" office:value="6.84212664909228" calcext:value-type="float">
            <text:p>6.84212664909228</text:p>
          </table:table-cell>
          <table:table-cell table:formula="of:=LOG([.A97])" office:value-type="float" office:value="1.83584119965266" calcext:value-type="float">
            <text:p>1.83584119965266</text:p>
          </table:table-cell>
          <table:table-cell table:formula="of:=LOG([.B97])" office:value-type="float" office:value="4.34106738687453" calcext:value-type="float">
            <text:p>4.34106738687453</text:p>
          </table:table-cell>
        </table:table-row>
        <table:table-row table:style-name="ro1">
          <table:table-cell office:value-type="float" office:value="5.08531966085714" calcext:value-type="float">
            <text:p>5.08531966085714</text:p>
          </table:table-cell>
          <table:table-cell office:value-type="float" office:value="3296.02388991685" calcext:value-type="float">
            <text:p>3296.02388991685</text:p>
          </table:table-cell>
          <table:table-cell office:value-type="string" calcext:value-type="string">
            <text:p>US</text:p>
          </table:table-cell>
          <table:table-cell office:value-type="float" office:value="70" calcext:value-type="float">
            <text:p>70</text:p>
          </table:table-cell>
          <table:table-cell office:value-type="float" office:value="3677" calcext:value-type="float">
            <text:p>3677</text:p>
          </table:table-cell>
          <table:table-cell office:value-type="float" office:value="1.84509804001426" calcext:value-type="float">
            <text:p>1.84509804001426</text:p>
          </table:table-cell>
          <table:table-cell office:value-type="float" office:value="-0.855472557371628" calcext:value-type="float">
            <text:p>-0.855472557371628</text:p>
          </table:table-cell>
          <table:table-cell office:value-type="float" office:value="355.97237626" calcext:value-type="float">
            <text:p>355.97237626</text:p>
          </table:table-cell>
          <table:table-cell office:value-type="float" office:value="230721.67229418" calcext:value-type="float">
            <text:p>230721.67229418</text:p>
          </table:table-cell>
          <table:table-cell table:formula="of:=LOG([.H98])" office:value-type="float" office:value="2.55141629768265" calcext:value-type="float">
            <text:p>2.55141629768265</text:p>
          </table:table-cell>
          <table:table-cell table:formula="of:=LOG([.I98])" office:value-type="float" office:value="5.36308839086138" calcext:value-type="float">
            <text:p>5.36308839086138</text:p>
          </table:table-cell>
          <table:table-cell table:formula="of:=LOG([.A98])" office:value-type="float" office:value="0.706318257668389" calcext:value-type="float">
            <text:p>0.706318257668389</text:p>
          </table:table-cell>
          <table:table-cell table:formula="of:=LOG([.B98])" office:value-type="float" office:value="3.51799035084712" calcext:value-type="float">
            <text:p>3.51799035084712</text:p>
          </table:table-cell>
        </table:table-row>
        <table:table-row table:style-name="ro1">
          <table:table-cell office:value-type="float" office:value="10.0216524972727" calcext:value-type="float">
            <text:p>10.0216524972727</text:p>
          </table:table-cell>
          <table:table-cell office:value-type="float" office:value="8570.37461794051" calcext:value-type="float">
            <text:p>8570.374617940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810" calcext:value-type="float">
            <text:p>3810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1.12784430371707" calcext:value-type="float">
            <text:p>-1.12784430371707</text:p>
          </table:table-cell>
          <table:table-cell office:value-type="float" office:value="220.47635494" calcext:value-type="float">
            <text:p>220.47635494</text:p>
          </table:table-cell>
          <table:table-cell office:value-type="float" office:value="188548.241594691" calcext:value-type="float">
            <text:p>188548.241594691</text:p>
          </table:table-cell>
          <table:table-cell table:formula="of:=LOG([.H99])" office:value-type="float" office:value="2.34336202024508" calcext:value-type="float">
            <text:p>2.34336202024508</text:p>
          </table:table-cell>
          <table:table-cell table:formula="of:=LOG([.I99])" office:value-type="float" office:value="5.27542248652003" calcext:value-type="float">
            <text:p>5.27542248652003</text:p>
          </table:table-cell>
          <table:table-cell table:formula="of:=LOG([.A99])" office:value-type="float" office:value="1.00093933942288" calcext:value-type="float">
            <text:p>1.00093933942288</text:p>
          </table:table-cell>
          <table:table-cell table:formula="of:=LOG([.B99])" office:value-type="float" office:value="3.93299980569783" calcext:value-type="float">
            <text:p>3.93299980569783</text:p>
          </table:table-cell>
        </table:table-row>
        <table:table-row table:style-name="ro1">
          <table:table-cell office:value-type="float" office:value="21.7143181818182" calcext:value-type="float">
            <text:p>21.7143181818182</text:p>
          </table:table-cell>
          <table:table-cell office:value-type="float" office:value="12588.0898948428" calcext:value-type="float">
            <text:p>12588.0898948428</text:p>
          </table:table-cell>
          <table:table-cell office:value-type="string" calcext:value-type="string">
            <text:p>US</text:p>
          </table:table-cell>
          <table:table-cell office:value-type="float" office:value="22" calcext:value-type="float">
            <text:p>22</text:p>
          </table:table-cell>
          <table:table-cell office:value-type="float" office:value="3874" calcext:value-type="float">
            <text:p>3874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1.18297068689499" calcext:value-type="float">
            <text:p>-1.18297068689499</text:p>
          </table:table-cell>
          <table:table-cell office:value-type="float" office:value="477.715" calcext:value-type="float">
            <text:p>477.715</text:p>
          </table:table-cell>
          <table:table-cell office:value-type="float" office:value="276937.977686541" calcext:value-type="float">
            <text:p>276937.977686541</text:p>
          </table:table-cell>
          <table:table-cell table:formula="of:=LOG([.H100])" office:value-type="float" office:value="2.679168878116" calcext:value-type="float">
            <text:p>2.679168878116</text:p>
          </table:table-cell>
          <table:table-cell table:formula="of:=LOG([.I100])" office:value-type="float" office:value="5.44238251648496" calcext:value-type="float">
            <text:p>5.44238251648496</text:p>
          </table:table-cell>
          <table:table-cell table:formula="of:=LOG([.A100])" office:value-type="float" office:value="1.33674619729379" calcext:value-type="float">
            <text:p>1.33674619729379</text:p>
          </table:table-cell>
          <table:table-cell table:formula="of:=LOG([.B100])" office:value-type="float" office:value="4.09995983566276" calcext:value-type="float">
            <text:p>4.09995983566276</text:p>
          </table:table-cell>
        </table:table-row>
        <table:table-row table:style-name="ro1">
          <table:table-cell office:value-type="float" office:value="8.74272560925" calcext:value-type="float">
            <text:p>8.74272560925</text:p>
          </table:table-cell>
          <table:table-cell office:value-type="float" office:value="2460.84818633306" calcext:value-type="float">
            <text:p>2460.84818633306</text:p>
          </table:table-cell>
          <table:table-cell office:value-type="string" calcext:value-type="string">
            <text:p>US</text:p>
          </table:table-cell>
          <table:table-cell office:value-type="float" office:value="40" calcext:value-type="float">
            <text:p>40</text:p>
          </table:table-cell>
          <table:table-cell office:value-type="float" office:value="3879" calcext:value-type="float">
            <text:p>3879</text:p>
          </table:table-cell>
          <table:table-cell office:value-type="float" office:value="1.60205999132796" calcext:value-type="float">
            <text:p>1.60205999132796</text:p>
          </table:table-cell>
          <table:table-cell office:value-type="float" office:value="-1.11491241795886" calcext:value-type="float">
            <text:p>-1.11491241795886</text:p>
          </table:table-cell>
          <table:table-cell office:value-type="float" office:value="349.70902437" calcext:value-type="float">
            <text:p>349.70902437</text:p>
          </table:table-cell>
          <table:table-cell office:value-type="float" office:value="98433.9274533224" calcext:value-type="float">
            <text:p>98433.9274533224</text:p>
          </table:table-cell>
          <table:table-cell table:formula="of:=LOG([.H101])" office:value-type="float" office:value="2.54370683958269" calcext:value-type="float">
            <text:p>2.54370683958269</text:p>
          </table:table-cell>
          <table:table-cell table:formula="of:=LOG([.I101])" office:value-type="float" office:value="4.99314481353483" calcext:value-type="float">
            <text:p>4.99314481353483</text:p>
          </table:table-cell>
          <table:table-cell table:formula="of:=LOG([.A101])" office:value-type="float" office:value="0.94164684825473" calcext:value-type="float">
            <text:p>0.94164684825473</text:p>
          </table:table-cell>
          <table:table-cell table:formula="of:=LOG([.B101])" office:value-type="float" office:value="3.39108482220686" calcext:value-type="float">
            <text:p>3.39108482220686</text:p>
          </table:table-cell>
        </table:table-row>
        <table:table-row table:style-name="ro1">
          <table:table-cell office:value-type="float" office:value="10.2139549984946" calcext:value-type="float">
            <text:p>10.2139549984946</text:p>
          </table:table-cell>
          <table:table-cell office:value-type="float" office:value="5205.62923280804" calcext:value-type="float">
            <text:p>5205.62923280804</text:p>
          </table:table-cell>
          <table:table-cell office:value-type="string" calcext:value-type="string">
            <text:p>AR</text:p>
          </table:table-cell>
          <table:table-cell office:value-type="float" office:value="93" calcext:value-type="float">
            <text:p>93</text:p>
          </table:table-cell>
          <table:table-cell office:value-type="float" office:value="3953" calcext:value-type="float">
            <text:p>3953</text:p>
          </table:table-cell>
          <table:table-cell office:value-type="float" office:value="1.96848294855394" calcext:value-type="float">
            <text:p>1.96848294855394</text:p>
          </table:table-cell>
          <table:table-cell office:value-type="float" office:value="-1.05265183669537" calcext:value-type="float">
            <text:p>-1.05265183669537</text:p>
          </table:table-cell>
          <table:table-cell office:value-type="float" office:value="949.89781486" calcext:value-type="float">
            <text:p>949.89781486</text:p>
          </table:table-cell>
          <table:table-cell office:value-type="float" office:value="484123.518651147" calcext:value-type="float">
            <text:p>484123.518651147</text:p>
          </table:table-cell>
          <table:table-cell table:formula="of:=LOG([.H102])" office:value-type="float" office:value="2.97767688862637" calcext:value-type="float">
            <text:p>2.97767688862637</text:p>
          </table:table-cell>
          <table:table-cell table:formula="of:=LOG([.I102])" office:value-type="float" office:value="5.68495618111706" calcext:value-type="float">
            <text:p>5.68495618111706</text:p>
          </table:table-cell>
          <table:table-cell table:formula="of:=LOG([.A102])" office:value-type="float" office:value="1.00919394007244" calcext:value-type="float">
            <text:p>1.00919394007244</text:p>
          </table:table-cell>
          <table:table-cell table:formula="of:=LOG([.B102])" office:value-type="float" office:value="3.71647323256312" calcext:value-type="float">
            <text:p>3.71647323256312</text:p>
          </table:table-cell>
        </table:table-row>
        <table:table-row table:style-name="ro1">
          <table:table-cell office:value-type="float" office:value="22.2200493309174" calcext:value-type="float">
            <text:p>22.2200493309174</text:p>
          </table:table-cell>
          <table:table-cell office:value-type="float" office:value="17184.9479385387" calcext:value-type="float">
            <text:p>17184.9479385387</text:p>
          </table:table-cell>
          <table:table-cell office:value-type="string" calcext:value-type="string">
            <text:p>US</text:p>
          </table:table-cell>
          <table:table-cell office:value-type="float" office:value="218" calcext:value-type="float">
            <text:p>218</text:p>
          </table:table-cell>
          <table:table-cell office:value-type="float" office:value="3955" calcext:value-type="float">
            <text:p>3955</text:p>
          </table:table-cell>
          <table:table-cell office:value-type="float" office:value="2.3384564936046" calcext:value-type="float">
            <text:p>2.3384564936046</text:p>
          </table:table-cell>
          <table:table-cell office:value-type="float" office:value="-0.669047736009458" calcext:value-type="float">
            <text:p>-0.669047736009458</text:p>
          </table:table-cell>
          <table:table-cell office:value-type="float" office:value="4843.97075414" calcext:value-type="float">
            <text:p>4843.97075414</text:p>
          </table:table-cell>
          <table:table-cell office:value-type="float" office:value="3746318.65060143" calcext:value-type="float">
            <text:p>3746318.65060143</text:p>
          </table:table-cell>
          <table:table-cell table:formula="of:=LOG([.H103])" office:value-type="float" office:value="3.68520151239134" calcext:value-type="float">
            <text:p>3.68520151239134</text:p>
          </table:table-cell>
          <table:table-cell table:formula="of:=LOG([.I103])" office:value-type="float" office:value="6.57360471439326" calcext:value-type="float">
            <text:p>6.57360471439326</text:p>
          </table:table-cell>
          <table:table-cell table:formula="of:=LOG([.A103])" office:value-type="float" office:value="1.34674501878673" calcext:value-type="float">
            <text:p>1.34674501878673</text:p>
          </table:table-cell>
          <table:table-cell table:formula="of:=LOG([.B103])" office:value-type="float" office:value="4.23514822078866" calcext:value-type="float">
            <text:p>4.23514822078866</text:p>
          </table:table-cell>
        </table:table-row>
        <table:table-row table:style-name="ro1">
          <table:table-cell office:value-type="float" office:value="14.3187910204108" calcext:value-type="float">
            <text:p>14.3187910204108</text:p>
          </table:table-cell>
          <table:table-cell office:value-type="float" office:value="9942.19058395409" calcext:value-type="float">
            <text:p>9942.19058395409</text:p>
          </table:table-cell>
          <table:table-cell office:value-type="string" calcext:value-type="string">
            <text:p>US</text:p>
          </table:table-cell>
          <table:table-cell office:value-type="float" office:value="1558" calcext:value-type="float">
            <text:p>1558</text:p>
          </table:table-cell>
          <table:table-cell office:value-type="float" office:value="3970" calcext:value-type="float">
            <text:p>3970</text:p>
          </table:table-cell>
          <table:table-cell office:value-type="float" office:value="3.19256745333655" calcext:value-type="float">
            <text:p>3.19256745333655</text:p>
          </table:table-cell>
          <table:table-cell office:value-type="float" office:value="-1.02928554036929" calcext:value-type="float">
            <text:p>-1.02928554036929</text:p>
          </table:table-cell>
          <table:table-cell office:value-type="float" office:value="22308.6764098" calcext:value-type="float">
            <text:p>22308.6764098</text:p>
          </table:table-cell>
          <table:table-cell office:value-type="float" office:value="15489932.9298005" calcext:value-type="float">
            <text:p>15489932.9298005</text:p>
          </table:table-cell>
          <table:table-cell table:formula="of:=LOG([.H104])" office:value-type="float" office:value="4.34847380403676" calcext:value-type="float">
            <text:p>4.34847380403676</text:p>
          </table:table-cell>
          <table:table-cell table:formula="of:=LOG([.I104])" office:value-type="float" office:value="7.1900495373021" calcext:value-type="float">
            <text:p>7.1900495373021</text:p>
          </table:table-cell>
          <table:table-cell table:formula="of:=LOG([.A104])" office:value-type="float" office:value="1.15590635070021" calcext:value-type="float">
            <text:p>1.15590635070021</text:p>
          </table:table-cell>
          <table:table-cell table:formula="of:=LOG([.B104])" office:value-type="float" office:value="3.99748208396555" calcext:value-type="float">
            <text:p>3.99748208396555</text:p>
          </table:table-cell>
        </table:table-row>
        <table:table-row table:style-name="ro1">
          <table:table-cell office:value-type="float" office:value="222.117714285714" calcext:value-type="float">
            <text:p>222.117714285714</text:p>
          </table:table-cell>
          <table:table-cell office:value-type="float" office:value="116392.001269797" calcext:value-type="float">
            <text:p>116392.0012697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71" calcext:value-type="float">
            <text:p>3971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0.713977623111157" calcext:value-type="float">
            <text:p>-0.713977623111157</text:p>
          </table:table-cell>
          <table:table-cell office:value-type="float" office:value="1554.824" calcext:value-type="float">
            <text:p>1554.824</text:p>
          </table:table-cell>
          <table:table-cell office:value-type="float" office:value="814744.00888858" calcext:value-type="float">
            <text:p>814744.00888858</text:p>
          </table:table-cell>
          <table:table-cell table:formula="of:=LOG([.H105])" office:value-type="float" office:value="3.19168123570706" calcext:value-type="float">
            <text:p>3.19168123570706</text:p>
          </table:table-cell>
          <table:table-cell table:formula="of:=LOG([.I105])" office:value-type="float" office:value="5.91102117562236" calcext:value-type="float">
            <text:p>5.91102117562236</text:p>
          </table:table-cell>
          <table:table-cell table:formula="of:=LOG([.A105])" office:value-type="float" office:value="2.3465831956928" calcext:value-type="float">
            <text:p>2.3465831956928</text:p>
          </table:table-cell>
          <table:table-cell table:formula="of:=LOG([.B105])" office:value-type="float" office:value="5.06592313560811" calcext:value-type="float">
            <text:p>5.06592313560811</text:p>
          </table:table-cell>
        </table:table-row>
        <table:table-row table:style-name="ro1">
          <table:table-cell office:value-type="float" office:value="4.01177796789855" calcext:value-type="float">
            <text:p>4.01177796789855</text:p>
          </table:table-cell>
          <table:table-cell office:value-type="float" office:value="1960.99485206314" calcext:value-type="float">
            <text:p>1960.99485206314</text:p>
          </table:table-cell>
          <table:table-cell office:value-type="string" calcext:value-type="string">
            <text:p>FI</text:p>
          </table:table-cell>
          <table:table-cell office:value-type="float" office:value="276" calcext:value-type="float">
            <text:p>276</text:p>
          </table:table-cell>
          <table:table-cell office:value-type="float" office:value="3985" calcext:value-type="float">
            <text:p>3985</text:p>
          </table:table-cell>
          <table:table-cell office:value-type="float" office:value="2.44090908206522" calcext:value-type="float">
            <text:p>2.44090908206522</text:p>
          </table:table-cell>
          <table:table-cell office:value-type="float" office:value="-1.11877993087705" calcext:value-type="float">
            <text:p>-1.11877993087705</text:p>
          </table:table-cell>
          <table:table-cell office:value-type="float" office:value="1107.25071914" calcext:value-type="float">
            <text:p>1107.25071914</text:p>
          </table:table-cell>
          <table:table-cell office:value-type="float" office:value="541234.579169428" calcext:value-type="float">
            <text:p>541234.579169428</text:p>
          </table:table-cell>
          <table:table-cell table:formula="of:=LOG([.H106])" office:value-type="float" office:value="3.04424597102357" calcext:value-type="float">
            <text:p>3.04424597102357</text:p>
          </table:table-cell>
          <table:table-cell table:formula="of:=LOG([.I106])" office:value-type="float" office:value="5.73338553563942" calcext:value-type="float">
            <text:p>5.73338553563942</text:p>
          </table:table-cell>
          <table:table-cell table:formula="of:=LOG([.A106])" office:value-type="float" office:value="0.60333688895835" calcext:value-type="float">
            <text:p>0.60333688895835</text:p>
          </table:table-cell>
          <table:table-cell table:formula="of:=LOG([.B106])" office:value-type="float" office:value="3.29247645357421" calcext:value-type="float">
            <text:p>3.29247645357421</text:p>
          </table:table-cell>
        </table:table-row>
        <table:table-row table:style-name="ro1">
          <table:table-cell office:value-type="float" office:value="0.383365517241379" calcext:value-type="float">
            <text:p>0.383365517241379</text:p>
          </table:table-cell>
          <table:table-cell office:value-type="float" office:value="96.5211203962374" calcext:value-type="float">
            <text:p>96.52112039623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047" calcext:value-type="float">
            <text:p>4047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0.981962633619604" calcext:value-type="float">
            <text:p>-0.981962633619604</text:p>
          </table:table-cell>
          <table:table-cell office:value-type="float" office:value="11.1176" calcext:value-type="float">
            <text:p>11.1176</text:p>
          </table:table-cell>
          <table:table-cell office:value-type="float" office:value="2799.11249149088" calcext:value-type="float">
            <text:p>2799.11249149088</text:p>
          </table:table-cell>
          <table:table-cell table:formula="of:=LOG([.H107])" office:value-type="float" office:value="1.04601104450756" calcext:value-type="float">
            <text:p>1.04601104450756</text:p>
          </table:table-cell>
          <table:table-cell table:formula="of:=LOG([.I107])" office:value-type="float" office:value="3.44702035236114" calcext:value-type="float">
            <text:p>3.44702035236114</text:p>
          </table:table-cell>
          <table:table-cell table:formula="of:=LOG([.A107])" office:value-type="float" office:value="-0.416386953391398" calcext:value-type="float">
            <text:p>-0.416386953391398</text:p>
          </table:table-cell>
          <table:table-cell table:formula="of:=LOG([.B107])" office:value-type="float" office:value="1.98462235446219" calcext:value-type="float">
            <text:p>1.98462235446219</text:p>
          </table:table-cell>
        </table:table-row>
        <table:table-row table:style-name="ro1">
          <table:table-cell office:value-type="float" office:value="4.42962162162162" calcext:value-type="float">
            <text:p>4.42962162162162</text:p>
          </table:table-cell>
          <table:table-cell office:value-type="float" office:value="4619.76722348141" calcext:value-type="float">
            <text:p>4619.7672234814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091" calcext:value-type="float">
            <text:p>4091</text:p>
          </table:table-cell>
          <table:table-cell office:value-type="float" office:value="1.56820172406699" calcext:value-type="float">
            <text:p>1.56820172406699</text:p>
          </table:table-cell>
          <table:table-cell office:value-type="float" office:value="-1.0085131015771" calcext:value-type="float">
            <text:p>-1.0085131015771</text:p>
          </table:table-cell>
          <table:table-cell office:value-type="float" office:value="163.896" calcext:value-type="float">
            <text:p>163.896</text:p>
          </table:table-cell>
          <table:table-cell office:value-type="float" office:value="170931.387268812" calcext:value-type="float">
            <text:p>170931.387268812</text:p>
          </table:table-cell>
          <table:table-cell table:formula="of:=LOG([.H108])" office:value-type="float" office:value="2.21456835443001" calcext:value-type="float">
            <text:p>2.21456835443001</text:p>
          </table:table-cell>
          <table:table-cell table:formula="of:=LOG([.I108])" office:value-type="float" office:value="5.23282181734944" calcext:value-type="float">
            <text:p>5.23282181734944</text:p>
          </table:table-cell>
          <table:table-cell table:formula="of:=LOG([.A108])" office:value-type="float" office:value="0.646366630363016" calcext:value-type="float">
            <text:p>0.646366630363016</text:p>
          </table:table-cell>
          <table:table-cell table:formula="of:=LOG([.B108])" office:value-type="float" office:value="3.66462009328244" calcext:value-type="float">
            <text:p>3.66462009328244</text:p>
          </table:table-cell>
        </table:table-row>
        <table:table-row table:style-name="ro1">
          <table:table-cell office:value-type="float" office:value="7.03403666992909" calcext:value-type="float">
            <text:p>7.03403666992909</text:p>
          </table:table-cell>
          <table:table-cell office:value-type="float" office:value="3750.10054694218" calcext:value-type="float">
            <text:p>3750.1005469421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4102" calcext:value-type="float">
            <text:p>4102</text:p>
          </table:table-cell>
          <table:table-cell office:value-type="float" office:value="2.45024910831936" calcext:value-type="float">
            <text:p>2.45024910831936</text:p>
          </table:table-cell>
          <table:table-cell office:value-type="float" office:value="-0.951569316708133" calcext:value-type="float">
            <text:p>-0.951569316708133</text:p>
          </table:table-cell>
          <table:table-cell office:value-type="float" office:value="1983.59834092" calcext:value-type="float">
            <text:p>1983.59834092</text:p>
          </table:table-cell>
          <table:table-cell office:value-type="float" office:value="1057528.35423769" calcext:value-type="float">
            <text:p>1057528.35423769</text:p>
          </table:table-cell>
          <table:table-cell table:formula="of:=LOG([.H109])" office:value-type="float" office:value="3.29745373637568" calcext:value-type="float">
            <text:p>3.29745373637568</text:p>
          </table:table-cell>
          <table:table-cell table:formula="of:=LOG([.I109])" office:value-type="float" office:value="6.02429202041955" calcext:value-type="float">
            <text:p>6.02429202041955</text:p>
          </table:table-cell>
          <table:table-cell table:formula="of:=LOG([.A109])" office:value-type="float" office:value="0.847204628056321" calcext:value-type="float">
            <text:p>0.847204628056321</text:p>
          </table:table-cell>
          <table:table-cell table:formula="of:=LOG([.B109])" office:value-type="float" office:value="3.57404291210019" calcext:value-type="float">
            <text:p>3.57404291210019</text:p>
          </table:table-cell>
        </table:table-row>
        <table:table-row table:style-name="ro1">
          <table:table-cell office:value-type="float" office:value="4.96875" calcext:value-type="float">
            <text:p>4.96875</text:p>
          </table:table-cell>
          <table:table-cell office:value-type="float" office:value="2121.22166325515" calcext:value-type="float">
            <text:p>2121.22166325515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float" office:value="4130" calcext:value-type="float">
            <text:p>4130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863491808868482" calcext:value-type="float">
            <text:p>-0.863491808868482</text:p>
          </table:table-cell>
          <table:table-cell office:value-type="float" office:value="19.875" calcext:value-type="float">
            <text:p>19.875</text:p>
          </table:table-cell>
          <table:table-cell office:value-type="float" office:value="8484.88665302062" calcext:value-type="float">
            <text:p>8484.88665302062</text:p>
          </table:table-cell>
          <table:table-cell table:formula="of:=LOG([.H110])" office:value-type="float" office:value="1.29830713732851" calcext:value-type="float">
            <text:p>1.29830713732851</text:p>
          </table:table-cell>
          <table:table-cell table:formula="of:=LOG([.I110])" office:value-type="float" office:value="3.92864604508664" calcext:value-type="float">
            <text:p>3.92864604508664</text:p>
          </table:table-cell>
          <table:table-cell table:formula="of:=LOG([.A110])" office:value-type="float" office:value="0.696247146000546" calcext:value-type="float">
            <text:p>0.696247146000546</text:p>
          </table:table-cell>
          <table:table-cell table:formula="of:=LOG([.B110])" office:value-type="float" office:value="3.32658605375867" calcext:value-type="float">
            <text:p>3.32658605375867</text:p>
          </table:table-cell>
        </table:table-row>
        <table:table-row table:style-name="ro1">
          <table:table-cell office:value-type="float" office:value="19.2870130364539" calcext:value-type="float">
            <text:p>19.2870130364539</text:p>
          </table:table-cell>
          <table:table-cell office:value-type="float" office:value="9299.41523077949" calcext:value-type="float">
            <text:p>9299.41523077949</text:p>
          </table:table-cell>
          <table:table-cell office:value-type="string" calcext:value-type="string">
            <text:p>AT</text:p>
          </table:table-cell>
          <table:table-cell office:value-type="float" office:value="423" calcext:value-type="float">
            <text:p>423</text:p>
          </table:table-cell>
          <table:table-cell office:value-type="float" office:value="4143" calcext:value-type="float">
            <text:p>4143</text:p>
          </table:table-cell>
          <table:table-cell office:value-type="float" office:value="2.62634036737504" calcext:value-type="float">
            <text:p>2.62634036737504</text:p>
          </table:table-cell>
          <table:table-cell office:value-type="float" office:value="-0.755739857846491" calcext:value-type="float">
            <text:p>-0.755739857846491</text:p>
          </table:table-cell>
          <table:table-cell office:value-type="float" office:value="8158.40651441999" calcext:value-type="float">
            <text:p>8158.40651441999</text:p>
          </table:table-cell>
          <table:table-cell office:value-type="float" office:value="3933652.64261972" calcext:value-type="float">
            <text:p>3933652.64261972</text:p>
          </table:table-cell>
          <table:table-cell table:formula="of:=LOG([.H111])" office:value-type="float" office:value="3.91160534140408" calcext:value-type="float">
            <text:p>3.91160534140408</text:p>
          </table:table-cell>
          <table:table-cell table:formula="of:=LOG([.I111])" office:value-type="float" office:value="6.59479600732356" calcext:value-type="float">
            <text:p>6.59479600732356</text:p>
          </table:table-cell>
          <table:table-cell table:formula="of:=LOG([.A111])" office:value-type="float" office:value="1.28526497402904" calcext:value-type="float">
            <text:p>1.28526497402904</text:p>
          </table:table-cell>
          <table:table-cell table:formula="of:=LOG([.B111])" office:value-type="float" office:value="3.96845563994852" calcext:value-type="float">
            <text:p>3.96845563994852</text:p>
          </table:table-cell>
        </table:table-row>
        <table:table-row table:style-name="ro1">
          <table:table-cell office:value-type="float" office:value="25.7528149304367" calcext:value-type="float">
            <text:p>25.7528149304367</text:p>
          </table:table-cell>
          <table:table-cell office:value-type="float" office:value="13870.684326476" calcext:value-type="float">
            <text:p>13870.684326476</text:p>
          </table:table-cell>
          <table:table-cell office:value-type="string" calcext:value-type="string">
            <text:p>DE</text:p>
          </table:table-cell>
          <table:table-cell office:value-type="float" office:value="1786" calcext:value-type="float">
            <text:p>1786</text:p>
          </table:table-cell>
          <table:table-cell office:value-type="float" office:value="4157" calcext:value-type="float">
            <text:p>4157</text:p>
          </table:table-cell>
          <table:table-cell office:value-type="float" office:value="3.25188145455253" calcext:value-type="float">
            <text:p>3.25188145455253</text:p>
          </table:table-cell>
          <table:table-cell office:value-type="float" office:value="-0.378778482555978" calcext:value-type="float">
            <text:p>-0.378778482555978</text:p>
          </table:table-cell>
          <table:table-cell office:value-type="float" office:value="45994.52746576" calcext:value-type="float">
            <text:p>45994.52746576</text:p>
          </table:table-cell>
          <table:table-cell office:value-type="float" office:value="24773042.2070861" calcext:value-type="float">
            <text:p>24773042.2070861</text:p>
          </table:table-cell>
          <table:table-cell table:formula="of:=LOG([.H112])" office:value-type="float" office:value="4.66270616140312" calcext:value-type="float">
            <text:p>4.66270616140312</text:p>
          </table:table-cell>
          <table:table-cell table:formula="of:=LOG([.I112])" office:value-type="float" office:value="7.3939793425819" calcext:value-type="float">
            <text:p>7.3939793425819</text:p>
          </table:table-cell>
          <table:table-cell table:formula="of:=LOG([.A112])" office:value-type="float" office:value="1.41082470685059" calcext:value-type="float">
            <text:p>1.41082470685059</text:p>
          </table:table-cell>
          <table:table-cell table:formula="of:=LOG([.B112])" office:value-type="float" office:value="4.14209788802937" calcext:value-type="float">
            <text:p>4.14209788802937</text:p>
          </table:table-cell>
        </table:table-row>
        <table:table-row table:style-name="ro1">
          <table:table-cell office:value-type="float" office:value="6.752386096" calcext:value-type="float">
            <text:p>6.752386096</text:p>
          </table:table-cell>
          <table:table-cell office:value-type="float" office:value="3362.44225484052" calcext:value-type="float">
            <text:p>3362.442254840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63" calcext:value-type="float">
            <text:p>4163</text:p>
          </table:table-cell>
          <table:table-cell office:value-type="float" office:value="1.60205999132796" calcext:value-type="float">
            <text:p>1.60205999132796</text:p>
          </table:table-cell>
          <table:table-cell office:value-type="float" office:value="-1.12603213280475" calcext:value-type="float">
            <text:p>-1.12603213280475</text:p>
          </table:table-cell>
          <table:table-cell office:value-type="float" office:value="270.09544384" calcext:value-type="float">
            <text:p>270.09544384</text:p>
          </table:table-cell>
          <table:table-cell office:value-type="float" office:value="134497.690193621" calcext:value-type="float">
            <text:p>134497.690193621</text:p>
          </table:table-cell>
          <table:table-cell table:formula="of:=LOG([.H113])" office:value-type="float" office:value="2.43151725826433" calcext:value-type="float">
            <text:p>2.43151725826433</text:p>
          </table:table-cell>
          <table:table-cell table:formula="of:=LOG([.I113])" office:value-type="float" office:value="5.12871482601294" calcext:value-type="float">
            <text:p>5.12871482601294</text:p>
          </table:table-cell>
          <table:table-cell table:formula="of:=LOG([.A113])" office:value-type="float" office:value="0.829457266936365" calcext:value-type="float">
            <text:p>0.829457266936365</text:p>
          </table:table-cell>
          <table:table-cell table:formula="of:=LOG([.B113])" office:value-type="float" office:value="3.52665483468497" calcext:value-type="float">
            <text:p>3.52665483468497</text:p>
          </table:table-cell>
        </table:table-row>
        <table:table-row table:style-name="ro1">
          <table:table-cell office:value-type="float" office:value="10.3724" calcext:value-type="float">
            <text:p>10.3724</text:p>
          </table:table-cell>
          <table:table-cell office:value-type="float" office:value="18405.2713515224" calcext:value-type="float">
            <text:p>18405.2713515224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4180" calcext:value-type="float">
            <text:p>4180</text:p>
          </table:table-cell>
          <table:table-cell office:value-type="float" office:value="1" calcext:value-type="float">
            <text:p>1</text:p>
          </table:table-cell>
          <table:table-cell office:value-type="float" office:value="-1.30063359652025" calcext:value-type="float">
            <text:p>-1.30063359652025</text:p>
          </table:table-cell>
          <table:table-cell office:value-type="float" office:value="103.724" calcext:value-type="float">
            <text:p>103.724</text:p>
          </table:table-cell>
          <table:table-cell office:value-type="float" office:value="184052.713515224" calcext:value-type="float">
            <text:p>184052.713515224</text:p>
          </table:table-cell>
          <table:table-cell table:formula="of:=LOG([.H114])" office:value-type="float" office:value="2.01587925650101" calcext:value-type="float">
            <text:p>2.01587925650101</text:p>
          </table:table-cell>
          <table:table-cell table:formula="of:=LOG([.I114])" office:value-type="float" office:value="5.26494222469494" calcext:value-type="float">
            <text:p>5.26494222469494</text:p>
          </table:table-cell>
          <table:table-cell table:formula="of:=LOG([.A114])" office:value-type="float" office:value="1.01587925650101" calcext:value-type="float">
            <text:p>1.01587925650101</text:p>
          </table:table-cell>
          <table:table-cell table:formula="of:=LOG([.B114])" office:value-type="float" office:value="4.26494222469494" calcext:value-type="float">
            <text:p>4.26494222469494</text:p>
          </table:table-cell>
        </table:table-row>
        <table:table-row table:style-name="ro1">
          <table:table-cell office:value-type="float" office:value="18.0971126476834" calcext:value-type="float">
            <text:p>18.0971126476834</text:p>
          </table:table-cell>
          <table:table-cell office:value-type="float" office:value="6542.25288708974" calcext:value-type="float">
            <text:p>6542.25288708974</text:p>
          </table:table-cell>
          <table:table-cell office:value-type="string" calcext:value-type="string">
            <text:p>AU</text:p>
          </table:table-cell>
          <table:table-cell office:value-type="float" office:value="259" calcext:value-type="float">
            <text:p>259</text:p>
          </table:table-cell>
          <table:table-cell office:value-type="float" office:value="4254" calcext:value-type="float">
            <text:p>4254</text:p>
          </table:table-cell>
          <table:table-cell office:value-type="float" office:value="2.41329976408125" calcext:value-type="float">
            <text:p>2.41329976408125</text:p>
          </table:table-cell>
          <table:table-cell office:value-type="float" office:value="-0.998027457449917" calcext:value-type="float">
            <text:p>-0.998027457449917</text:p>
          </table:table-cell>
          <table:table-cell office:value-type="float" office:value="4687.15217575" calcext:value-type="float">
            <text:p>4687.15217575</text:p>
          </table:table-cell>
          <table:table-cell office:value-type="float" office:value="1694443.49775624" calcext:value-type="float">
            <text:p>1694443.49775624</text:p>
          </table:table-cell>
          <table:table-cell table:formula="of:=LOG([.H115])" office:value-type="float" office:value="3.67090905380091" calcext:value-type="float">
            <text:p>3.67090905380091</text:p>
          </table:table-cell>
          <table:table-cell table:formula="of:=LOG([.I115])" office:value-type="float" office:value="6.22902709160255" calcext:value-type="float">
            <text:p>6.22902709160255</text:p>
          </table:table-cell>
          <table:table-cell table:formula="of:=LOG([.A115])" office:value-type="float" office:value="1.25760928971966" calcext:value-type="float">
            <text:p>1.25760928971966</text:p>
          </table:table-cell>
          <table:table-cell table:formula="of:=LOG([.B115])" office:value-type="float" office:value="3.8157273275213" calcext:value-type="float">
            <text:p>3.8157273275213</text:p>
          </table:table-cell>
        </table:table-row>
        <table:table-row table:style-name="ro1">
          <table:table-cell office:value-type="float" office:value="13.9059875882589" calcext:value-type="float">
            <text:p>13.9059875882589</text:p>
          </table:table-cell>
          <table:table-cell office:value-type="float" office:value="7916.89982821232" calcext:value-type="float">
            <text:p>7916.89982821232</text:p>
          </table:table-cell>
          <table:table-cell office:value-type="string" calcext:value-type="string">
            <text:p>US</text:p>
          </table:table-cell>
          <table:table-cell office:value-type="float" office:value="5008" calcext:value-type="float">
            <text:p>5008</text:p>
          </table:table-cell>
          <table:table-cell office:value-type="float" office:value="4318" calcext:value-type="float">
            <text:p>4318</text:p>
          </table:table-cell>
          <table:table-cell office:value-type="float" office:value="3.69966432020237" calcext:value-type="float">
            <text:p>3.69966432020237</text:p>
          </table:table-cell>
          <table:table-cell office:value-type="float" office:value="-1.29649806655478" calcext:value-type="float">
            <text:p>-1.29649806655478</text:p>
          </table:table-cell>
          <table:table-cell office:value-type="float" office:value="69641.1858420008" calcext:value-type="float">
            <text:p>69641.1858420008</text:p>
          </table:table-cell>
          <table:table-cell office:value-type="float" office:value="39647834.3396873" calcext:value-type="float">
            <text:p>39647834.3396873</text:p>
          </table:table-cell>
          <table:table-cell table:formula="of:=LOG([.H116])" office:value-type="float" office:value="4.84286615762411" calcext:value-type="float">
            <text:p>4.84286615762411</text:p>
          </table:table-cell>
          <table:table-cell table:formula="of:=LOG([.I116])" office:value-type="float" office:value="7.59821947008968" calcext:value-type="float">
            <text:p>7.59821947008968</text:p>
          </table:table-cell>
          <table:table-cell table:formula="of:=LOG([.A116])" office:value-type="float" office:value="1.14320183742173" calcext:value-type="float">
            <text:p>1.14320183742173</text:p>
          </table:table-cell>
          <table:table-cell table:formula="of:=LOG([.B116])" office:value-type="float" office:value="3.89855514988731" calcext:value-type="float">
            <text:p>3.89855514988731</text:p>
          </table:table-cell>
        </table:table-row>
        <table:table-row table:style-name="ro1">
          <table:table-cell office:value-type="float" office:value="11.5217114307843" calcext:value-type="float">
            <text:p>11.5217114307843</text:p>
          </table:table-cell>
          <table:table-cell office:value-type="float" office:value="9016.34952878183" calcext:value-type="float">
            <text:p>9016.34952878183</text:p>
          </table:table-cell>
          <table:table-cell office:value-type="string" calcext:value-type="string">
            <text:p>DE</text:p>
          </table:table-cell>
          <table:table-cell office:value-type="float" office:value="153" calcext:value-type="float">
            <text:p>153</text:p>
          </table:table-cell>
          <table:table-cell office:value-type="float" office:value="4338" calcext:value-type="float">
            <text:p>4338</text:p>
          </table:table-cell>
          <table:table-cell office:value-type="float" office:value="2.1846914308176" calcext:value-type="float">
            <text:p>2.1846914308176</text:p>
          </table:table-cell>
          <table:table-cell office:value-type="float" office:value="-0.759283042525854" calcext:value-type="float">
            <text:p>-0.759283042525854</text:p>
          </table:table-cell>
          <table:table-cell office:value-type="float" office:value="1762.82184891" calcext:value-type="float">
            <text:p>1762.82184891</text:p>
          </table:table-cell>
          <table:table-cell office:value-type="float" office:value="1379501.47790362" calcext:value-type="float">
            <text:p>1379501.47790362</text:p>
          </table:table-cell>
          <table:table-cell table:formula="of:=LOG([.H117])" office:value-type="float" office:value="3.24620842463924" calcext:value-type="float">
            <text:p>3.24620842463924</text:p>
          </table:table-cell>
          <table:table-cell table:formula="of:=LOG([.I117])" office:value-type="float" office:value="6.13972217008889" calcext:value-type="float">
            <text:p>6.13972217008889</text:p>
          </table:table-cell>
          <table:table-cell table:formula="of:=LOG([.A117])" office:value-type="float" office:value="1.06151699382165" calcext:value-type="float">
            <text:p>1.06151699382165</text:p>
          </table:table-cell>
          <table:table-cell table:formula="of:=LOG([.B117])" office:value-type="float" office:value="3.95503073927129" calcext:value-type="float">
            <text:p>3.95503073927129</text:p>
          </table:table-cell>
        </table:table-row>
        <table:table-row table:style-name="ro1">
          <table:table-cell office:value-type="float" office:value="10.7884320560314" calcext:value-type="float">
            <text:p>10.7884320560314</text:p>
          </table:table-cell>
          <table:table-cell office:value-type="float" office:value="6889.70508084314" calcext:value-type="float">
            <text:p>6889.70508084314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404" calcext:value-type="float">
            <text:p>4404</text:p>
          </table:table-cell>
          <table:table-cell office:value-type="float" office:value="2.70671778233676" calcext:value-type="float">
            <text:p>2.70671778233676</text:p>
          </table:table-cell>
          <table:table-cell office:value-type="float" office:value="-1.06589933739445" calcext:value-type="float">
            <text:p>-1.06589933739445</text:p>
          </table:table-cell>
          <table:table-cell office:value-type="float" office:value="5491.31191652" calcext:value-type="float">
            <text:p>5491.31191652</text:p>
          </table:table-cell>
          <table:table-cell office:value-type="float" office:value="3506859.88614916" calcext:value-type="float">
            <text:p>3506859.88614916</text:p>
          </table:table-cell>
          <table:table-cell table:formula="of:=LOG([.H118])" office:value-type="float" office:value="3.73967611312771" calcext:value-type="float">
            <text:p>3.73967611312771</text:p>
          </table:table-cell>
          <table:table-cell table:formula="of:=LOG([.I118])" office:value-type="float" office:value="6.54491841433093" calcext:value-type="float">
            <text:p>6.54491841433093</text:p>
          </table:table-cell>
          <table:table-cell table:formula="of:=LOG([.A118])" office:value-type="float" office:value="1.03295833079095" calcext:value-type="float">
            <text:p>1.03295833079095</text:p>
          </table:table-cell>
          <table:table-cell table:formula="of:=LOG([.B118])" office:value-type="float" office:value="3.83820063199417" calcext:value-type="float">
            <text:p>3.83820063199417</text:p>
          </table:table-cell>
        </table:table-row>
        <table:table-row table:style-name="ro1">
          <table:table-cell office:value-type="float" office:value="4.7905625" calcext:value-type="float">
            <text:p>4.7905625</text:p>
          </table:table-cell>
          <table:table-cell office:value-type="float" office:value="5105.6474234075" calcext:value-type="float">
            <text:p>5105.64742340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13" calcext:value-type="float">
            <text:p>4413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0.184245241360313" calcext:value-type="float">
            <text:p>0.184245241360313</text:p>
          </table:table-cell>
          <table:table-cell office:value-type="float" office:value="76.649" calcext:value-type="float">
            <text:p>76.649</text:p>
          </table:table-cell>
          <table:table-cell office:value-type="float" office:value="81690.35877452" calcext:value-type="float">
            <text:p>81690.35877452</text:p>
          </table:table-cell>
          <table:table-cell table:formula="of:=LOG([.H119])" office:value-type="float" office:value="1.88450649321107" calcext:value-type="float">
            <text:p>1.88450649321107</text:p>
          </table:table-cell>
          <table:table-cell table:formula="of:=LOG([.I119])" office:value-type="float" office:value="4.91217080343448" calcext:value-type="float">
            <text:p>4.91217080343448</text:p>
          </table:table-cell>
          <table:table-cell table:formula="of:=LOG([.A119])" office:value-type="float" office:value="0.680386510555149" calcext:value-type="float">
            <text:p>0.680386510555149</text:p>
          </table:table-cell>
          <table:table-cell table:formula="of:=LOG([.B119])" office:value-type="float" office:value="3.70805082077856" calcext:value-type="float">
            <text:p>3.70805082077856</text:p>
          </table:table-cell>
        </table:table-row>
        <table:table-row table:style-name="ro1">
          <table:table-cell office:value-type="float" office:value="14.7021463028667" calcext:value-type="float">
            <text:p>14.7021463028667</text:p>
          </table:table-cell>
          <table:table-cell office:value-type="float" office:value="12194.1908869126" calcext:value-type="float">
            <text:p>12194.190886912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449" calcext:value-type="float">
            <text:p>4449</text:p>
          </table:table-cell>
          <table:table-cell office:value-type="float" office:value="2.65321251377534" calcext:value-type="float">
            <text:p>2.65321251377534</text:p>
          </table:table-cell>
          <table:table-cell office:value-type="float" office:value="-0.984546817019181" calcext:value-type="float">
            <text:p>-0.984546817019181</text:p>
          </table:table-cell>
          <table:table-cell office:value-type="float" office:value="6615.96583629" calcext:value-type="float">
            <text:p>6615.96583629</text:p>
          </table:table-cell>
          <table:table-cell office:value-type="float" office:value="5487385.89911066" calcext:value-type="float">
            <text:p>5487385.89911066</text:p>
          </table:table-cell>
          <table:table-cell table:formula="of:=LOG([.H120])" office:value-type="float" office:value="3.82059325392825" calcext:value-type="float">
            <text:p>3.82059325392825</text:p>
          </table:table-cell>
          <table:table-cell table:formula="of:=LOG([.I120])" office:value-type="float" office:value="6.73936550292639" calcext:value-type="float">
            <text:p>6.73936550292639</text:p>
          </table:table-cell>
          <table:table-cell table:formula="of:=LOG([.A120])" office:value-type="float" office:value="1.16738074015291" calcext:value-type="float">
            <text:p>1.16738074015291</text:p>
          </table:table-cell>
          <table:table-cell table:formula="of:=LOG([.B120])" office:value-type="float" office:value="4.08615298915104" calcext:value-type="float">
            <text:p>4.08615298915104</text:p>
          </table:table-cell>
        </table:table-row>
        <table:table-row table:style-name="ro1">
          <table:table-cell office:value-type="float" office:value="7.18789781021898" calcext:value-type="float">
            <text:p>7.18789781021898</text:p>
          </table:table-cell>
          <table:table-cell office:value-type="float" office:value="6456.00527455779" calcext:value-type="float">
            <text:p>6456.00527455779</text:p>
          </table:table-cell>
          <table:table-cell office:value-type="string" calcext:value-type="string">
            <text:p>NZ</text:p>
          </table:table-cell>
          <table:table-cell office:value-type="float" office:value="137" calcext:value-type="float">
            <text:p>137</text:p>
          </table:table-cell>
          <table:table-cell office:value-type="float" office:value="4451" calcext:value-type="float">
            <text:p>4451</text:p>
          </table:table-cell>
          <table:table-cell office:value-type="float" office:value="2.13672056715641" calcext:value-type="float">
            <text:p>2.13672056715641</text:p>
          </table:table-cell>
          <table:table-cell office:value-type="float" office:value="-0.735587048140351" calcext:value-type="float">
            <text:p>-0.735587048140351</text:p>
          </table:table-cell>
          <table:table-cell office:value-type="float" office:value="984.742" calcext:value-type="float">
            <text:p>984.742</text:p>
          </table:table-cell>
          <table:table-cell office:value-type="float" office:value="884472.722614417" calcext:value-type="float">
            <text:p>884472.722614417</text:p>
          </table:table-cell>
          <table:table-cell table:formula="of:=LOG([.H121])" office:value-type="float" office:value="2.99332246130655" calcext:value-type="float">
            <text:p>2.99332246130655</text:p>
          </table:table-cell>
          <table:table-cell table:formula="of:=LOG([.I121])" office:value-type="float" office:value="5.94668444368926" calcext:value-type="float">
            <text:p>5.94668444368926</text:p>
          </table:table-cell>
          <table:table-cell table:formula="of:=LOG([.A121])" office:value-type="float" office:value="0.856601894150142" calcext:value-type="float">
            <text:p>0.856601894150142</text:p>
          </table:table-cell>
          <table:table-cell table:formula="of:=LOG([.B121])" office:value-type="float" office:value="3.80996387653285" calcext:value-type="float">
            <text:p>3.80996387653285</text:p>
          </table:table-cell>
        </table:table-row>
        <table:table-row table:style-name="ro1">
          <table:table-cell office:value-type="float" office:value="1.27535862272727" calcext:value-type="float">
            <text:p>1.27535862272727</text:p>
          </table:table-cell>
          <table:table-cell office:value-type="float" office:value="618.760812627672" calcext:value-type="float">
            <text:p>618.760812627672</text:p>
          </table:table-cell>
          <table:table-cell office:value-type="string" calcext:value-type="string">
            <text:p>US</text:p>
          </table:table-cell>
          <table:table-cell office:value-type="float" office:value="99" calcext:value-type="float">
            <text:p>99</text:p>
          </table:table-cell>
          <table:table-cell office:value-type="float" office:value="4462" calcext:value-type="float">
            <text:p>4462</text:p>
          </table:table-cell>
          <table:table-cell office:value-type="float" office:value="1.99563519459755" calcext:value-type="float">
            <text:p>1.99563519459755</text:p>
          </table:table-cell>
          <table:table-cell office:value-type="float" office:value="-1.61682832067184" calcext:value-type="float">
            <text:p>-1.61682832067184</text:p>
          </table:table-cell>
          <table:table-cell office:value-type="float" office:value="126.26050365" calcext:value-type="float">
            <text:p>126.26050365</text:p>
          </table:table-cell>
          <table:table-cell office:value-type="float" office:value="61257.3204501395" calcext:value-type="float">
            <text:p>61257.3204501395</text:p>
          </table:table-cell>
          <table:table-cell table:formula="of:=LOG([.H122])" office:value-type="float" office:value="2.10126751738465" calcext:value-type="float">
            <text:p>2.10126751738465</text:p>
          </table:table-cell>
          <table:table-cell table:formula="of:=LOG([.I122])" office:value-type="float" office:value="4.78715799574888" calcext:value-type="float">
            <text:p>4.78715799574888</text:p>
          </table:table-cell>
          <table:table-cell table:formula="of:=LOG([.A122])" office:value-type="float" office:value="0.105632322787096" calcext:value-type="float">
            <text:p>0.105632322787096</text:p>
          </table:table-cell>
          <table:table-cell table:formula="of:=LOG([.B122])" office:value-type="float" office:value="2.79152280115133" calcext:value-type="float">
            <text:p>2.79152280115133</text:p>
          </table:table-cell>
        </table:table-row>
        <table:table-row table:style-name="ro1">
          <table:table-cell office:value-type="float" office:value="1.32755" calcext:value-type="float">
            <text:p>1.32755</text:p>
          </table:table-cell>
          <table:table-cell office:value-type="float" office:value="2216.17515231367" calcext:value-type="float">
            <text:p>2216.175152313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67" calcext:value-type="float">
            <text:p>4467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0.992995535361046" calcext:value-type="float">
            <text:p>-0.992995535361046</text:p>
          </table:table-cell>
          <table:table-cell office:value-type="float" office:value="26.551" calcext:value-type="float">
            <text:p>26.551</text:p>
          </table:table-cell>
          <table:table-cell office:value-type="float" office:value="44323.5030462734" calcext:value-type="float">
            <text:p>44323.5030462734</text:p>
          </table:table-cell>
          <table:table-cell table:formula="of:=LOG([.H123])" office:value-type="float" office:value="1.42408088271705" calcext:value-type="float">
            <text:p>1.42408088271705</text:p>
          </table:table-cell>
          <table:table-cell table:formula="of:=LOG([.I123])" office:value-type="float" office:value="4.64663407693576" calcext:value-type="float">
            <text:p>4.64663407693576</text:p>
          </table:table-cell>
          <table:table-cell table:formula="of:=LOG([.A123])" office:value-type="float" office:value="0.123050887053066" calcext:value-type="float">
            <text:p>0.123050887053066</text:p>
          </table:table-cell>
          <table:table-cell table:formula="of:=LOG([.B123])" office:value-type="float" office:value="3.34560408127177" calcext:value-type="float">
            <text:p>3.34560408127177</text:p>
          </table:table-cell>
        </table:table-row>
        <table:table-row table:style-name="ro1">
          <table:table-cell office:value-type="float" office:value="16.0815636587335" calcext:value-type="float">
            <text:p>16.0815636587335</text:p>
          </table:table-cell>
          <table:table-cell office:value-type="float" office:value="9563.36446647191" calcext:value-type="float">
            <text:p>9563.36446647191</text:p>
          </table:table-cell>
          <table:table-cell office:value-type="string" calcext:value-type="string">
            <text:p>PL</text:p>
          </table:table-cell>
          <table:table-cell office:value-type="float" office:value="3340" calcext:value-type="float">
            <text:p>3340</text:p>
          </table:table-cell>
          <table:table-cell office:value-type="float" office:value="4499" calcext:value-type="float">
            <text:p>4499</text:p>
          </table:table-cell>
          <table:table-cell office:value-type="float" office:value="3.52374646681156" calcext:value-type="float">
            <text:p>3.52374646681156</text:p>
          </table:table-cell>
          <table:table-cell office:value-type="float" office:value="-0.855617066899627" calcext:value-type="float">
            <text:p>-0.855617066899627</text:p>
          </table:table-cell>
          <table:table-cell office:value-type="float" office:value="53712.42262017" calcext:value-type="float">
            <text:p>53712.42262017</text:p>
          </table:table-cell>
          <table:table-cell office:value-type="float" office:value="31941637.3180162" calcext:value-type="float">
            <text:p>31941637.3180162</text:p>
          </table:table-cell>
          <table:table-cell table:formula="of:=LOG([.H124])" office:value-type="float" office:value="4.73007474103392" calcext:value-type="float">
            <text:p>4.73007474103392</text:p>
          </table:table-cell>
          <table:table-cell table:formula="of:=LOG([.I124])" office:value-type="float" office:value="7.50435717416798" calcext:value-type="float">
            <text:p>7.50435717416798</text:p>
          </table:table-cell>
          <table:table-cell table:formula="of:=LOG([.A124])" office:value-type="float" office:value="1.20632827422236" calcext:value-type="float">
            <text:p>1.20632827422236</text:p>
          </table:table-cell>
          <table:table-cell table:formula="of:=LOG([.B124])" office:value-type="float" office:value="3.98061070735641" calcext:value-type="float">
            <text:p>3.98061070735641</text:p>
          </table:table-cell>
        </table:table-row>
        <table:table-row table:style-name="ro1">
          <table:table-cell office:value-type="float" office:value="8.92475423337399" calcext:value-type="float">
            <text:p>8.92475423337399</text:p>
          </table:table-cell>
          <table:table-cell office:value-type="float" office:value="7582.64263163196" calcext:value-type="float">
            <text:p>7582.64263163196</text:p>
          </table:table-cell>
          <table:table-cell office:value-type="string" calcext:value-type="string">
            <text:p>US</text:p>
          </table:table-cell>
          <table:table-cell office:value-type="float" office:value="2051" calcext:value-type="float">
            <text:p>2051</text:p>
          </table:table-cell>
          <table:table-cell office:value-type="float" office:value="4526" calcext:value-type="float">
            <text:p>4526</text:p>
          </table:table-cell>
          <table:table-cell office:value-type="float" office:value="3.31196566036837" calcext:value-type="float">
            <text:p>3.31196566036837</text:p>
          </table:table-cell>
          <table:table-cell office:value-type="float" office:value="-1.02655558430689" calcext:value-type="float">
            <text:p>-1.02655558430689</text:p>
          </table:table-cell>
          <table:table-cell office:value-type="float" office:value="18304.67093265" calcext:value-type="float">
            <text:p>18304.67093265</text:p>
          </table:table-cell>
          <table:table-cell office:value-type="float" office:value="15552000.0374772" calcext:value-type="float">
            <text:p>15552000.0374772</text:p>
          </table:table-cell>
          <table:table-cell table:formula="of:=LOG([.H125])" office:value-type="float" office:value="4.26256192587426" calcext:value-type="float">
            <text:p>4.26256192587426</text:p>
          </table:table-cell>
          <table:table-cell table:formula="of:=LOG([.I125])" office:value-type="float" office:value="7.19178624862876" calcext:value-type="float">
            <text:p>7.19178624862876</text:p>
          </table:table-cell>
          <table:table-cell table:formula="of:=LOG([.A125])" office:value-type="float" office:value="0.950596265505899" calcext:value-type="float">
            <text:p>0.950596265505899</text:p>
          </table:table-cell>
          <table:table-cell table:formula="of:=LOG([.B125])" office:value-type="float" office:value="3.87982058826039" calcext:value-type="float">
            <text:p>3.87982058826039</text:p>
          </table:table-cell>
        </table:table-row>
        <table:table-row table:style-name="ro1">
          <table:table-cell office:value-type="float" office:value="18.2137414153894" calcext:value-type="float">
            <text:p>18.2137414153894</text:p>
          </table:table-cell>
          <table:table-cell office:value-type="float" office:value="9442.26904597753" calcext:value-type="float">
            <text:p>9442.26904597753</text:p>
          </table:table-cell>
          <table:table-cell office:value-type="string" calcext:value-type="string">
            <text:p>SE</text:p>
          </table:table-cell>
          <table:table-cell office:value-type="float" office:value="321" calcext:value-type="float">
            <text:p>321</text:p>
          </table:table-cell>
          <table:table-cell office:value-type="float" office:value="4536" calcext:value-type="float">
            <text:p>4536</text:p>
          </table:table-cell>
          <table:table-cell office:value-type="float" office:value="2.50650503240487" calcext:value-type="float">
            <text:p>2.50650503240487</text:p>
          </table:table-cell>
          <table:table-cell office:value-type="float" office:value="-0.750266239976917" calcext:value-type="float">
            <text:p>-0.750266239976917</text:p>
          </table:table-cell>
          <table:table-cell office:value-type="float" office:value="5846.61099434" calcext:value-type="float">
            <text:p>5846.61099434</text:p>
          </table:table-cell>
          <table:table-cell office:value-type="float" office:value="3030968.36375879" calcext:value-type="float">
            <text:p>3030968.36375879</text:p>
          </table:table-cell>
          <table:table-cell table:formula="of:=LOG([.H126])" office:value-type="float" office:value="3.76690419891138" calcext:value-type="float">
            <text:p>3.76690419891138</text:p>
          </table:table-cell>
          <table:table-cell table:formula="of:=LOG([.I126])" office:value-type="float" office:value="6.4815814033697" calcext:value-type="float">
            <text:p>6.4815814033697</text:p>
          </table:table-cell>
          <table:table-cell table:formula="of:=LOG([.A126])" office:value-type="float" office:value="1.26039916650651" calcext:value-type="float">
            <text:p>1.26039916650651</text:p>
          </table:table-cell>
          <table:table-cell table:formula="of:=LOG([.B126])" office:value-type="float" office:value="3.97507637096483" calcext:value-type="float">
            <text:p>3.97507637096483</text:p>
          </table:table-cell>
        </table:table-row>
        <table:table-row table:style-name="ro1">
          <table:table-cell office:value-type="float" office:value="63.8552" calcext:value-type="float">
            <text:p>63.8552</text:p>
          </table:table-cell>
          <table:table-cell office:value-type="float" office:value="9864.02964333963" calcext:value-type="float">
            <text:p>9864.02964333963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4538" calcext:value-type="float">
            <text:p>4538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0.42182370706271" calcext:value-type="float">
            <text:p>0.42182370706271</text:p>
          </table:table-cell>
          <table:table-cell office:value-type="float" office:value="957.828" calcext:value-type="float">
            <text:p>957.828</text:p>
          </table:table-cell>
          <table:table-cell office:value-type="float" office:value="147960.444650094" calcext:value-type="float">
            <text:p>147960.444650094</text:p>
          </table:table-cell>
          <table:table-cell table:formula="of:=LOG([.H127])" office:value-type="float" office:value="2.98128752853845" calcext:value-type="float">
            <text:p>2.98128752853845</text:p>
          </table:table-cell>
          <table:table-cell table:formula="of:=LOG([.I127])" office:value-type="float" office:value="5.17014562778523" calcext:value-type="float">
            <text:p>5.17014562778523</text:p>
          </table:table-cell>
          <table:table-cell table:formula="of:=LOG([.A127])" office:value-type="float" office:value="1.80519626948276" calcext:value-type="float">
            <text:p>1.80519626948276</text:p>
          </table:table-cell>
          <table:table-cell table:formula="of:=LOG([.B127])" office:value-type="float" office:value="3.99405436872955" calcext:value-type="float">
            <text:p>3.99405436872955</text:p>
          </table:table-cell>
        </table:table-row>
        <table:table-row table:style-name="ro1">
          <table:table-cell office:value-type="float" office:value="22.6216163793103" calcext:value-type="float">
            <text:p>22.6216163793103</text:p>
          </table:table-cell>
          <table:table-cell office:value-type="float" office:value="29804.1023180177" calcext:value-type="float">
            <text:p>29804.102318017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4586" calcext:value-type="float">
            <text:p>4586</text:p>
          </table:table-cell>
          <table:table-cell office:value-type="float" office:value="2.3654879848909" calcext:value-type="float">
            <text:p>2.3654879848909</text:p>
          </table:table-cell>
          <table:table-cell office:value-type="float" office:value="-1.02809442923694" calcext:value-type="float">
            <text:p>-1.02809442923694</text:p>
          </table:table-cell>
          <table:table-cell office:value-type="float" office:value="5248.215" calcext:value-type="float">
            <text:p>5248.215</text:p>
          </table:table-cell>
          <table:table-cell office:value-type="float" office:value="6914551.73778011" calcext:value-type="float">
            <text:p>6914551.73778011</text:p>
          </table:table-cell>
          <table:table-cell table:formula="of:=LOG([.H128])" office:value-type="float" office:value="3.7200116181742" calcext:value-type="float">
            <text:p>3.7200116181742</text:p>
          </table:table-cell>
          <table:table-cell table:formula="of:=LOG([.I128])" office:value-type="float" office:value="6.83976403055975" calcext:value-type="float">
            <text:p>6.83976403055975</text:p>
          </table:table-cell>
          <table:table-cell table:formula="of:=LOG([.A128])" office:value-type="float" office:value="1.3545236332833" calcext:value-type="float">
            <text:p>1.3545236332833</text:p>
          </table:table-cell>
          <table:table-cell table:formula="of:=LOG([.B128])" office:value-type="float" office:value="4.47427604566885" calcext:value-type="float">
            <text:p>4.47427604566885</text:p>
          </table:table-cell>
        </table:table-row>
        <table:table-row table:style-name="ro1">
          <table:table-cell office:value-type="float" office:value="14.4105126143458" calcext:value-type="float">
            <text:p>14.4105126143458</text:p>
          </table:table-cell>
          <table:table-cell office:value-type="float" office:value="12476.8902861928" calcext:value-type="float">
            <text:p>12476.8902861928</text:p>
          </table:table-cell>
          <table:table-cell office:value-type="string" calcext:value-type="string">
            <text:p>US</text:p>
          </table:table-cell>
          <table:table-cell office:value-type="float" office:value="214" calcext:value-type="float">
            <text:p>214</text:p>
          </table:table-cell>
          <table:table-cell office:value-type="float" office:value="4615" calcext:value-type="float">
            <text:p>4615</text:p>
          </table:table-cell>
          <table:table-cell office:value-type="float" office:value="2.33041377334919" calcext:value-type="float">
            <text:p>2.33041377334919</text:p>
          </table:table-cell>
          <table:table-cell office:value-type="float" office:value="-1.09016468953177" calcext:value-type="float">
            <text:p>-1.09016468953177</text:p>
          </table:table-cell>
          <table:table-cell office:value-type="float" office:value="3083.84969947" calcext:value-type="float">
            <text:p>3083.84969947</text:p>
          </table:table-cell>
          <table:table-cell office:value-type="float" office:value="2670054.52124526" calcext:value-type="float">
            <text:p>2670054.52124526</text:p>
          </table:table-cell>
          <table:table-cell table:formula="of:=LOG([.H129])" office:value-type="float" office:value="3.4890932032695" calcext:value-type="float">
            <text:p>3.4890932032695</text:p>
          </table:table-cell>
          <table:table-cell table:formula="of:=LOG([.I129])" office:value-type="float" office:value="6.42652012954218" calcext:value-type="float">
            <text:p>6.42652012954218</text:p>
          </table:table-cell>
          <table:table-cell table:formula="of:=LOG([.A129])" office:value-type="float" office:value="1.15867942992031" calcext:value-type="float">
            <text:p>1.15867942992031</text:p>
          </table:table-cell>
          <table:table-cell table:formula="of:=LOG([.B129])" office:value-type="float" office:value="4.09610635619299" calcext:value-type="float">
            <text:p>4.09610635619299</text:p>
          </table:table-cell>
        </table:table-row>
        <table:table-row table:style-name="ro1">
          <table:table-cell office:value-type="float" office:value="10.7873966897842" calcext:value-type="float">
            <text:p>10.7873966897842</text:p>
          </table:table-cell>
          <table:table-cell office:value-type="float" office:value="6167.07862941574" calcext:value-type="float">
            <text:p>6167.07862941574</text:p>
          </table:table-cell>
          <table:table-cell office:value-type="string" calcext:value-type="string">
            <text:p>CA</text:p>
          </table:table-cell>
          <table:table-cell office:value-type="float" office:value="278" calcext:value-type="float">
            <text:p>278</text:p>
          </table:table-cell>
          <table:table-cell office:value-type="float" office:value="4657" calcext:value-type="float">
            <text:p>4657</text:p>
          </table:table-cell>
          <table:table-cell office:value-type="float" office:value="2.44404479591808" calcext:value-type="float">
            <text:p>2.44404479591808</text:p>
          </table:table-cell>
          <table:table-cell office:value-type="float" office:value="-0.483546994078042" calcext:value-type="float">
            <text:p>-0.483546994078042</text:p>
          </table:table-cell>
          <table:table-cell office:value-type="float" office:value="2998.89627976" calcext:value-type="float">
            <text:p>2998.89627976</text:p>
          </table:table-cell>
          <table:table-cell office:value-type="float" office:value="1714447.85897758" calcext:value-type="float">
            <text:p>1714447.85897758</text:p>
          </table:table-cell>
          <table:table-cell table:formula="of:=LOG([.H130])" office:value-type="float" office:value="3.47696144545047" calcext:value-type="float">
            <text:p>3.47696144545047</text:p>
          </table:table-cell>
          <table:table-cell table:formula="of:=LOG([.I130])" office:value-type="float" office:value="6.2341242815754" calcext:value-type="float">
            <text:p>6.2341242815754</text:p>
          </table:table-cell>
          <table:table-cell table:formula="of:=LOG([.A130])" office:value-type="float" office:value="1.0329166495324" calcext:value-type="float">
            <text:p>1.0329166495324</text:p>
          </table:table-cell>
          <table:table-cell table:formula="of:=LOG([.B130])" office:value-type="float" office:value="3.79007948565732" calcext:value-type="float">
            <text:p>3.79007948565732</text:p>
          </table:table-cell>
        </table:table-row>
        <table:table-row table:style-name="ro1">
          <table:table-cell office:value-type="float" office:value="0.737946347777778" calcext:value-type="float">
            <text:p>0.737946347777778</text:p>
          </table:table-cell>
          <table:table-cell office:value-type="float" office:value="673.349598574059" calcext:value-type="float">
            <text:p>673.349598574059</text:p>
          </table:table-cell>
          <table:table-cell office:value-type="string" calcext:value-type="string">
            <text:p>CH</text:p>
          </table:table-cell>
          <table:table-cell office:value-type="float" office:value="18" calcext:value-type="float">
            <text:p>18</text:p>
          </table:table-cell>
          <table:table-cell office:value-type="float" office:value="4665" calcext:value-type="float">
            <text:p>4665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1.02481398513598" calcext:value-type="float">
            <text:p>-1.02481398513598</text:p>
          </table:table-cell>
          <table:table-cell office:value-type="float" office:value="13.28303426" calcext:value-type="float">
            <text:p>13.28303426</text:p>
          </table:table-cell>
          <table:table-cell office:value-type="float" office:value="12120.2927743331" calcext:value-type="float">
            <text:p>12120.2927743331</text:p>
          </table:table-cell>
          <table:table-cell table:formula="of:=LOG([.H131])" office:value-type="float" office:value="1.1232972927921" calcext:value-type="float">
            <text:p>1.1232972927921</text:p>
          </table:table-cell>
          <table:table-cell table:formula="of:=LOG([.I131])" office:value-type="float" office:value="4.08351311065053" calcext:value-type="float">
            <text:p>4.08351311065053</text:p>
          </table:table-cell>
          <table:table-cell table:formula="of:=LOG([.A131])" office:value-type="float" office:value="-0.131975212311206" calcext:value-type="float">
            <text:p>-0.131975212311206</text:p>
          </table:table-cell>
          <table:table-cell table:formula="of:=LOG([.B131])" office:value-type="float" office:value="2.82824060554722" calcext:value-type="float">
            <text:p>2.82824060554722</text:p>
          </table:table-cell>
        </table:table-row>
        <table:table-row table:style-name="ro1">
          <table:table-cell office:value-type="float" office:value="3.48226666666667" calcext:value-type="float">
            <text:p>3.48226666666667</text:p>
          </table:table-cell>
          <table:table-cell office:value-type="float" office:value="6130.09715765508" calcext:value-type="float">
            <text:p>6130.097157655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674" calcext:value-type="float">
            <text:p>4674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968182922059623" calcext:value-type="float">
            <text:p>-0.968182922059623</text:p>
          </table:table-cell>
          <table:table-cell office:value-type="float" office:value="52.234" calcext:value-type="float">
            <text:p>52.234</text:p>
          </table:table-cell>
          <table:table-cell office:value-type="float" office:value="91951.4573648262" calcext:value-type="float">
            <text:p>91951.4573648262</text:p>
          </table:table-cell>
          <table:table-cell table:formula="of:=LOG([.H132])" office:value-type="float" office:value="1.71795328471907" calcext:value-type="float">
            <text:p>1.71795328471907</text:p>
          </table:table-cell>
          <table:table-cell table:formula="of:=LOG([.I132])" office:value-type="float" office:value="4.96355861688553" calcext:value-type="float">
            <text:p>4.96355861688553</text:p>
          </table:table-cell>
          <table:table-cell table:formula="of:=LOG([.A132])" office:value-type="float" office:value="0.541862025663386" calcext:value-type="float">
            <text:p>0.541862025663386</text:p>
          </table:table-cell>
          <table:table-cell table:formula="of:=LOG([.B132])" office:value-type="float" office:value="3.78746735782985" calcext:value-type="float">
            <text:p>3.78746735782985</text:p>
          </table:table-cell>
        </table:table-row>
        <table:table-row table:style-name="ro1">
          <table:table-cell office:value-type="float" office:value="8.86465301675214" calcext:value-type="float">
            <text:p>8.86465301675214</text:p>
          </table:table-cell>
          <table:table-cell office:value-type="float" office:value="9022.8675074726" calcext:value-type="float">
            <text:p>9022.8675074726</text:p>
          </table:table-cell>
          <table:table-cell office:value-type="string" calcext:value-type="string">
            <text:p>RU</text:p>
          </table:table-cell>
          <table:table-cell office:value-type="float" office:value="234" calcext:value-type="float">
            <text:p>234</text:p>
          </table:table-cell>
          <table:table-cell office:value-type="float" office:value="4716" calcext:value-type="float">
            <text:p>4716</text:p>
          </table:table-cell>
          <table:table-cell office:value-type="float" office:value="2.36921585741014" calcext:value-type="float">
            <text:p>2.36921585741014</text:p>
          </table:table-cell>
          <table:table-cell office:value-type="float" office:value="-1.10149768962857" calcext:value-type="float">
            <text:p>-1.10149768962857</text:p>
          </table:table-cell>
          <table:table-cell office:value-type="float" office:value="2074.32880592" calcext:value-type="float">
            <text:p>2074.32880592</text:p>
          </table:table-cell>
          <table:table-cell office:value-type="float" office:value="2111350.99674859" calcext:value-type="float">
            <text:p>2111350.99674859</text:p>
          </table:table-cell>
          <table:table-cell table:formula="of:=LOG([.H133])" office:value-type="float" office:value="3.31687759837821" calcext:value-type="float">
            <text:p>3.31687759837821</text:p>
          </table:table-cell>
          <table:table-cell table:formula="of:=LOG([.I133])" office:value-type="float" office:value="6.32456043760879" calcext:value-type="float">
            <text:p>6.32456043760879</text:p>
          </table:table-cell>
          <table:table-cell table:formula="of:=LOG([.A133])" office:value-type="float" office:value="0.947661740968064" calcext:value-type="float">
            <text:p>0.947661740968064</text:p>
          </table:table-cell>
          <table:table-cell table:formula="of:=LOG([.B133])" office:value-type="float" office:value="3.95534458019865" calcext:value-type="float">
            <text:p>3.95534458019865</text:p>
          </table:table-cell>
        </table:table-row>
        <table:table-row table:style-name="ro1">
          <table:table-cell office:value-type="float" office:value="5.88807142857143" calcext:value-type="float">
            <text:p>5.88807142857143</text:p>
          </table:table-cell>
          <table:table-cell office:value-type="float" office:value="1511.49080894013" calcext:value-type="float">
            <text:p>1511.490808940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731" calcext:value-type="float">
            <text:p>4731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1.30060452542047" calcext:value-type="float">
            <text:p>-1.30060452542047</text:p>
          </table:table-cell>
          <table:table-cell office:value-type="float" office:value="164.866" calcext:value-type="float">
            <text:p>164.866</text:p>
          </table:table-cell>
          <table:table-cell office:value-type="float" office:value="42321.7426503237" calcext:value-type="float">
            <text:p>42321.7426503237</text:p>
          </table:table-cell>
          <table:table-cell table:formula="of:=LOG([.H134])" office:value-type="float" office:value="2.21713110115778" calcext:value-type="float">
            <text:p>2.21713110115778</text:p>
          </table:table-cell>
          <table:table-cell table:formula="of:=LOG([.I134])" office:value-type="float" office:value="4.62656354201006" calcext:value-type="float">
            <text:p>4.62656354201006</text:p>
          </table:table-cell>
          <table:table-cell table:formula="of:=LOG([.A134])" office:value-type="float" office:value="0.76997306981556" calcext:value-type="float">
            <text:p>0.76997306981556</text:p>
          </table:table-cell>
          <table:table-cell table:formula="of:=LOG([.B134])" office:value-type="float" office:value="3.17940551066784" calcext:value-type="float">
            <text:p>3.17940551066784</text:p>
          </table:table-cell>
        </table:table-row>
        <table:table-row table:style-name="ro1">
          <table:table-cell office:value-type="float" office:value="14.5574292965432" calcext:value-type="float">
            <text:p>14.5574292965432</text:p>
          </table:table-cell>
          <table:table-cell office:value-type="float" office:value="15900.4567037517" calcext:value-type="float">
            <text:p>15900.45670375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742" calcext:value-type="float">
            <text:p>4742</text:p>
          </table:table-cell>
          <table:table-cell office:value-type="float" office:value="1.90848501887865" calcext:value-type="float">
            <text:p>1.90848501887865</text:p>
          </table:table-cell>
          <table:table-cell office:value-type="float" office:value="-1.17117996300895" calcext:value-type="float">
            <text:p>-1.17117996300895</text:p>
          </table:table-cell>
          <table:table-cell office:value-type="float" office:value="1179.15177302" calcext:value-type="float">
            <text:p>1179.15177302</text:p>
          </table:table-cell>
          <table:table-cell office:value-type="float" office:value="1287936.99300389" calcext:value-type="float">
            <text:p>1287936.99300389</text:p>
          </table:table-cell>
          <table:table-cell table:formula="of:=LOG([.H135])" office:value-type="float" office:value="3.07156970835453" calcext:value-type="float">
            <text:p>3.07156970835453</text:p>
          </table:table-cell>
          <table:table-cell table:formula="of:=LOG([.I135])" office:value-type="float" office:value="6.10989461748028" calcext:value-type="float">
            <text:p>6.10989461748028</text:p>
          </table:table-cell>
          <table:table-cell table:formula="of:=LOG([.A135])" office:value-type="float" office:value="1.16308468947588" calcext:value-type="float">
            <text:p>1.16308468947588</text:p>
          </table:table-cell>
          <table:table-cell table:formula="of:=LOG([.B135])" office:value-type="float" office:value="4.20140959860163" calcext:value-type="float">
            <text:p>4.20140959860163</text:p>
          </table:table-cell>
        </table:table-row>
        <table:table-row table:style-name="ro1">
          <table:table-cell office:value-type="float" office:value="6.31485879618257" calcext:value-type="float">
            <text:p>6.31485879618257</text:p>
          </table:table-cell>
          <table:table-cell office:value-type="float" office:value="4143.6789183659" calcext:value-type="float">
            <text:p>4143.6789183659</text:p>
          </table:table-cell>
          <table:table-cell office:value-type="string" calcext:value-type="string">
            <text:p>US</text:p>
          </table:table-cell>
          <table:table-cell office:value-type="float" office:value="241" calcext:value-type="float">
            <text:p>241</text:p>
          </table:table-cell>
          <table:table-cell office:value-type="float" office:value="4796" calcext:value-type="float">
            <text:p>4796</text:p>
          </table:table-cell>
          <table:table-cell office:value-type="float" office:value="2.38201704257487" calcext:value-type="float">
            <text:p>2.38201704257487</text:p>
          </table:table-cell>
          <table:table-cell office:value-type="float" office:value="-1.05683109472952" calcext:value-type="float">
            <text:p>-1.05683109472952</text:p>
          </table:table-cell>
          <table:table-cell office:value-type="float" office:value="1521.88096988" calcext:value-type="float">
            <text:p>1521.88096988</text:p>
          </table:table-cell>
          <table:table-cell office:value-type="float" office:value="998626.619326182" calcext:value-type="float">
            <text:p>998626.619326182</text:p>
          </table:table-cell>
          <table:table-cell table:formula="of:=LOG([.H136])" office:value-type="float" office:value="3.18238068650433" calcext:value-type="float">
            <text:p>3.18238068650433</text:p>
          </table:table-cell>
          <table:table-cell table:formula="of:=LOG([.I136])" office:value-type="float" office:value="5.99940313839883" calcext:value-type="float">
            <text:p>5.99940313839883</text:p>
          </table:table-cell>
          <table:table-cell table:formula="of:=LOG([.A136])" office:value-type="float" office:value="0.800363643929457" calcext:value-type="float">
            <text:p>0.800363643929457</text:p>
          </table:table-cell>
          <table:table-cell table:formula="of:=LOG([.B136])" office:value-type="float" office:value="3.61738609582397" calcext:value-type="float">
            <text:p>3.61738609582397</text:p>
          </table:table-cell>
        </table:table-row>
        <table:table-row table:style-name="ro1">
          <table:table-cell office:value-type="float" office:value="1.21808795513444" calcext:value-type="float">
            <text:p>1.21808795513444</text:p>
          </table:table-cell>
          <table:table-cell office:value-type="float" office:value="1346.98646843695" calcext:value-type="float">
            <text:p>1346.98646843695</text:p>
          </table:table-cell>
          <table:table-cell/>
          <table:table-cell office:value-type="float" office:value="14839" calcext:value-type="float">
            <text:p>14839</text:p>
          </table:table-cell>
          <table:table-cell office:value-type="float" office:value="4841" calcext:value-type="float">
            <text:p>4841</text:p>
          </table:table-cell>
          <table:table-cell office:value-type="float" office:value="4.17140463483013" calcext:value-type="float">
            <text:p>4.17140463483013</text:p>
          </table:table-cell>
          <table:table-cell office:value-type="float" office:value="-1.00252751377126" calcext:value-type="float">
            <text:p>-1.00252751377126</text:p>
          </table:table-cell>
          <table:table-cell office:value-type="float" office:value="18075.20716624" calcext:value-type="float">
            <text:p>18075.20716624</text:p>
          </table:table-cell>
          <table:table-cell office:value-type="float" office:value="19987932.2051359" calcext:value-type="float">
            <text:p>19987932.2051359</text:p>
          </table:table-cell>
          <table:table-cell table:formula="of:=LOG([.H137])" office:value-type="float" office:value="4.2570832835953" calcext:value-type="float">
            <text:p>4.2570832835953</text:p>
          </table:table-cell>
          <table:table-cell table:formula="of:=LOG([.I137])" office:value-type="float" office:value="7.30076786773746" calcext:value-type="float">
            <text:p>7.30076786773746</text:p>
          </table:table-cell>
          <table:table-cell table:formula="of:=LOG([.A137])" office:value-type="float" office:value="0.0856786487651667" calcext:value-type="float">
            <text:p>0.085678648765167</text:p>
          </table:table-cell>
          <table:table-cell table:formula="of:=LOG([.B137])" office:value-type="float" office:value="3.12936323290733" calcext:value-type="float">
            <text:p>3.12936323290733</text:p>
          </table:table-cell>
        </table:table-row>
        <table:table-row table:style-name="ro1">
          <table:table-cell office:value-type="float" office:value="0.397179486502732" calcext:value-type="float">
            <text:p>0.397179486502732</text:p>
          </table:table-cell>
          <table:table-cell office:value-type="float" office:value="669.748799660663" calcext:value-type="float">
            <text:p>669.748799660663</text:p>
          </table:table-cell>
          <table:table-cell office:value-type="string" calcext:value-type="string">
            <text:p>US</text:p>
          </table:table-cell>
          <table:table-cell office:value-type="float" office:value="183" calcext:value-type="float">
            <text:p>183</text:p>
          </table:table-cell>
          <table:table-cell office:value-type="float" office:value="4872" calcext:value-type="float">
            <text:p>4872</text:p>
          </table:table-cell>
          <table:table-cell office:value-type="float" office:value="2.26245108973043" calcext:value-type="float">
            <text:p>2.26245108973043</text:p>
          </table:table-cell>
          <table:table-cell office:value-type="float" office:value="-1.02454728249312" calcext:value-type="float">
            <text:p>-1.02454728249312</text:p>
          </table:table-cell>
          <table:table-cell office:value-type="float" office:value="72.68384603" calcext:value-type="float">
            <text:p>72.68384603</text:p>
          </table:table-cell>
          <table:table-cell office:value-type="float" office:value="122564.030337901" calcext:value-type="float">
            <text:p>122564.030337901</text:p>
          </table:table-cell>
          <table:table-cell table:formula="of:=LOG([.H138])" office:value-type="float" office:value="1.86143789972314" calcext:value-type="float">
            <text:p>1.86143789972314</text:p>
          </table:table-cell>
          <table:table-cell table:formula="of:=LOG([.I138])" office:value-type="float" office:value="5.08836303365873" calcext:value-type="float">
            <text:p>5.08836303365873</text:p>
          </table:table-cell>
          <table:table-cell table:formula="of:=LOG([.A138])" office:value-type="float" office:value="-0.401013190007289" calcext:value-type="float">
            <text:p>-0.401013190007289</text:p>
          </table:table-cell>
          <table:table-cell table:formula="of:=LOG([.B138])" office:value-type="float" office:value="2.8259119439283" calcext:value-type="float">
            <text:p>2.8259119439283</text:p>
          </table:table-cell>
        </table:table-row>
        <table:table-row table:style-name="ro1">
          <table:table-cell office:value-type="float" office:value="13.942491884668" calcext:value-type="float">
            <text:p>13.942491884668</text:p>
          </table:table-cell>
          <table:table-cell office:value-type="float" office:value="6510.56555395171" calcext:value-type="float">
            <text:p>6510.56555395171</text:p>
          </table:table-cell>
          <table:table-cell office:value-type="string" calcext:value-type="string">
            <text:p>CA</text:p>
          </table:table-cell>
          <table:table-cell office:value-type="float" office:value="1024" calcext:value-type="float">
            <text:p>1024</text:p>
          </table:table-cell>
          <table:table-cell office:value-type="float" office:value="4926" calcext:value-type="float">
            <text:p>4926</text:p>
          </table:table-cell>
          <table:table-cell office:value-type="float" office:value="3.01029995663981" calcext:value-type="float">
            <text:p>3.01029995663981</text:p>
          </table:table-cell>
          <table:table-cell office:value-type="float" office:value="-1.05202557134343" calcext:value-type="float">
            <text:p>-1.05202557134343</text:p>
          </table:table-cell>
          <table:table-cell office:value-type="float" office:value="14277.1116899" calcext:value-type="float">
            <text:p>14277.1116899</text:p>
          </table:table-cell>
          <table:table-cell office:value-type="float" office:value="6666819.12724655" calcext:value-type="float">
            <text:p>6666819.12724655</text:p>
          </table:table-cell>
          <table:table-cell table:formula="of:=LOG([.H139])" office:value-type="float" office:value="4.15464035701912" calcext:value-type="float">
            <text:p>4.15464035701912</text:p>
          </table:table-cell>
          <table:table-cell table:formula="of:=LOG([.I139])" office:value-type="float" office:value="6.82391867274904" calcext:value-type="float">
            <text:p>6.82391867274904</text:p>
          </table:table-cell>
          <table:table-cell table:formula="of:=LOG([.A139])" office:value-type="float" office:value="1.14434040037931" calcext:value-type="float">
            <text:p>1.14434040037931</text:p>
          </table:table-cell>
          <table:table-cell table:formula="of:=LOG([.B139])" office:value-type="float" office:value="3.81361871610922" calcext:value-type="float">
            <text:p>3.81361871610922</text:p>
          </table:table-cell>
        </table:table-row>
        <table:table-row table:style-name="ro1">
          <table:table-cell office:value-type="float" office:value="1.46298320872768" calcext:value-type="float">
            <text:p>1.46298320872768</text:p>
          </table:table-cell>
          <table:table-cell office:value-type="float" office:value="726.243182127772" calcext:value-type="float">
            <text:p>726.24318212777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936" calcext:value-type="float">
            <text:p>4936</text:p>
          </table:table-cell>
          <table:table-cell office:value-type="float" office:value="2.65127801399814" calcext:value-type="float">
            <text:p>2.65127801399814</text:p>
          </table:table-cell>
          <table:table-cell office:value-type="float" office:value="-1.08502166987471" calcext:value-type="float">
            <text:p>-1.08502166987471</text:p>
          </table:table-cell>
          <table:table-cell office:value-type="float" office:value="655.416477510001" calcext:value-type="float">
            <text:p>655.416477510001</text:p>
          </table:table-cell>
          <table:table-cell office:value-type="float" office:value="325356.945593242" calcext:value-type="float">
            <text:p>325356.945593242</text:p>
          </table:table-cell>
          <table:table-cell table:formula="of:=LOG([.H140])" office:value-type="float" office:value="2.81651735557201" calcext:value-type="float">
            <text:p>2.81651735557201</text:p>
          </table:table-cell>
          <table:table-cell table:formula="of:=LOG([.I140])" office:value-type="float" office:value="5.51236008231814" calcext:value-type="float">
            <text:p>5.51236008231814</text:p>
          </table:table-cell>
          <table:table-cell table:formula="of:=LOG([.A140])" office:value-type="float" office:value="0.165239341573868" calcext:value-type="float">
            <text:p>0.165239341573868</text:p>
          </table:table-cell>
          <table:table-cell table:formula="of:=LOG([.B140])" office:value-type="float" office:value="2.86108206831999" calcext:value-type="float">
            <text:p>2.86108206831999</text:p>
          </table:table-cell>
        </table:table-row>
        <table:table-row table:style-name="ro1">
          <table:table-cell office:value-type="float" office:value="4.27548270976378" calcext:value-type="float">
            <text:p>4.27548270976378</text:p>
          </table:table-cell>
          <table:table-cell office:value-type="float" office:value="1056.287431398" calcext:value-type="float">
            <text:p>1056.287431398</text:p>
          </table:table-cell>
          <table:table-cell office:value-type="string" calcext:value-type="string">
            <text:p>FR</text:p>
          </table:table-cell>
          <table:table-cell office:value-type="float" office:value="381" calcext:value-type="float">
            <text:p>381</text:p>
          </table:table-cell>
          <table:table-cell office:value-type="float" office:value="4943" calcext:value-type="float">
            <text:p>4943</text:p>
          </table:table-cell>
          <table:table-cell office:value-type="float" office:value="2.58092497567562" calcext:value-type="float">
            <text:p>2.58092497567562</text:p>
          </table:table-cell>
          <table:table-cell office:value-type="float" office:value="-0.148761153240443" calcext:value-type="float">
            <text:p>-0.148761153240443</text:p>
          </table:table-cell>
          <table:table-cell office:value-type="float" office:value="1628.95891242" calcext:value-type="float">
            <text:p>1628.95891242</text:p>
          </table:table-cell>
          <table:table-cell office:value-type="float" office:value="402445.511362637" calcext:value-type="float">
            <text:p>402445.511362637</text:p>
          </table:table-cell>
          <table:table-cell table:formula="of:=LOG([.H141])" office:value-type="float" office:value="3.2119101301438" calcext:value-type="float">
            <text:p>3.2119101301438</text:p>
          </table:table-cell>
          <table:table-cell table:formula="of:=LOG([.I141])" office:value-type="float" office:value="5.60470708789284" calcext:value-type="float">
            <text:p>5.60470708789284</text:p>
          </table:table-cell>
          <table:table-cell table:formula="of:=LOG([.A141])" office:value-type="float" office:value="0.630985154468182" calcext:value-type="float">
            <text:p>0.630985154468182</text:p>
          </table:table-cell>
          <table:table-cell table:formula="of:=LOG([.B141])" office:value-type="float" office:value="3.02378211221722" calcext:value-type="float">
            <text:p>3.02378211221722</text:p>
          </table:table-cell>
        </table:table-row>
        <table:table-row table:style-name="ro1">
          <table:table-cell office:value-type="float" office:value="10.4701147540984" calcext:value-type="float">
            <text:p>10.4701147540984</text:p>
          </table:table-cell>
          <table:table-cell office:value-type="float" office:value="8216.43848293893" calcext:value-type="float">
            <text:p>8216.4384829389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944" calcext:value-type="float">
            <text:p>4944</text:p>
          </table:table-cell>
          <table:table-cell office:value-type="float" office:value="1.78532983501077" calcext:value-type="float">
            <text:p>1.78532983501077</text:p>
          </table:table-cell>
          <table:table-cell office:value-type="float" office:value="-1.30894676055635" calcext:value-type="float">
            <text:p>-1.30894676055635</text:p>
          </table:table-cell>
          <table:table-cell office:value-type="float" office:value="638.677" calcext:value-type="float">
            <text:p>638.677</text:p>
          </table:table-cell>
          <table:table-cell office:value-type="float" office:value="501202.747459275" calcext:value-type="float">
            <text:p>501202.747459275</text:p>
          </table:table-cell>
          <table:table-cell table:formula="of:=LOG([.H142])" office:value-type="float" office:value="2.80528127665127" calcext:value-type="float">
            <text:p>2.80528127665127</text:p>
          </table:table-cell>
          <table:table-cell table:formula="of:=LOG([.I142])" office:value-type="float" office:value="5.70001344301471" calcext:value-type="float">
            <text:p>5.70001344301471</text:p>
          </table:table-cell>
          <table:table-cell table:formula="of:=LOG([.A142])" office:value-type="float" office:value="1.0199514416405" calcext:value-type="float">
            <text:p>1.0199514416405</text:p>
          </table:table-cell>
          <table:table-cell table:formula="of:=LOG([.B142])" office:value-type="float" office:value="3.91468360800395" calcext:value-type="float">
            <text:p>3.91468360800395</text:p>
          </table:table-cell>
        </table:table-row>
        <table:table-row table:style-name="ro1">
          <table:table-cell office:value-type="float" office:value="12.657737416" calcext:value-type="float">
            <text:p>12.657737416</text:p>
          </table:table-cell>
          <table:table-cell office:value-type="float" office:value="12470.3102982135" calcext:value-type="float">
            <text:p>12470.31029821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953" calcext:value-type="float">
            <text:p>4953</text:p>
          </table:table-cell>
          <table:table-cell office:value-type="float" office:value="1.90308998699194" calcext:value-type="float">
            <text:p>1.90308998699194</text:p>
          </table:table-cell>
          <table:table-cell office:value-type="float" office:value="-1.3307154118909" calcext:value-type="float">
            <text:p>-1.3307154118909</text:p>
          </table:table-cell>
          <table:table-cell office:value-type="float" office:value="1012.61899328" calcext:value-type="float">
            <text:p>1012.61899328</text:p>
          </table:table-cell>
          <table:table-cell office:value-type="float" office:value="997624.823857079" calcext:value-type="float">
            <text:p>997624.823857079</text:p>
          </table:table-cell>
          <table:table-cell table:formula="of:=LOG([.H143])" office:value-type="float" office:value="3.00544606901106" calcext:value-type="float">
            <text:p>3.00544606901106</text:p>
          </table:table-cell>
          <table:table-cell table:formula="of:=LOG([.I143])" office:value-type="float" office:value="5.9989672471365" calcext:value-type="float">
            <text:p>5.9989672471365</text:p>
          </table:table-cell>
          <table:table-cell table:formula="of:=LOG([.A143])" office:value-type="float" office:value="1.10235608201912" calcext:value-type="float">
            <text:p>1.10235608201912</text:p>
          </table:table-cell>
          <table:table-cell table:formula="of:=LOG([.B143])" office:value-type="float" office:value="4.09587726014456" calcext:value-type="float">
            <text:p>4.09587726014456</text:p>
          </table:table-cell>
        </table:table-row>
        <table:table-row table:style-name="ro1">
          <table:table-cell office:value-type="float" office:value="7.079" calcext:value-type="float">
            <text:p>7.079</text:p>
          </table:table-cell>
          <table:table-cell office:value-type="float" office:value="7153.49503978139" calcext:value-type="float">
            <text:p>7153.495039781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70" calcext:value-type="float">
            <text:p>4970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0.55847046497247" calcext:value-type="float">
            <text:p>0.55847046497247</text:p>
          </table:table-cell>
          <table:table-cell office:value-type="float" office:value="28.316" calcext:value-type="float">
            <text:p>28.316</text:p>
          </table:table-cell>
          <table:table-cell office:value-type="float" office:value="28613.9801591256" calcext:value-type="float">
            <text:p>28613.9801591256</text:p>
          </table:table-cell>
          <table:table-cell table:formula="of:=LOG([.H144])" office:value-type="float" office:value="1.45203190365681" calcext:value-type="float">
            <text:p>1.45203190365681</text:p>
          </table:table-cell>
          <table:table-cell table:formula="of:=LOG([.I144])" office:value-type="float" office:value="4.45657827167872" calcext:value-type="float">
            <text:p>4.45657827167872</text:p>
          </table:table-cell>
          <table:table-cell table:formula="of:=LOG([.A144])" office:value-type="float" office:value="0.84997191232885" calcext:value-type="float">
            <text:p>0.84997191232885</text:p>
          </table:table-cell>
          <table:table-cell table:formula="of:=LOG([.B144])" office:value-type="float" office:value="3.85451828035076" calcext:value-type="float">
            <text:p>3.85451828035076</text:p>
          </table:table-cell>
        </table:table-row>
        <table:table-row table:style-name="ro1">
          <table:table-cell office:value-type="float" office:value="15.4343590218457" calcext:value-type="float">
            <text:p>15.4343590218457</text:p>
          </table:table-cell>
          <table:table-cell office:value-type="float" office:value="5240.47951325559" calcext:value-type="float">
            <text:p>5240.47951325559</text:p>
          </table:table-cell>
          <table:table-cell/>
          <table:table-cell office:value-type="float" office:value="9775" calcext:value-type="float">
            <text:p>9775</text:p>
          </table:table-cell>
          <table:table-cell office:value-type="float" office:value="5006" calcext:value-type="float">
            <text:p>5006</text:p>
          </table:table-cell>
          <table:table-cell office:value-type="float" office:value="3.9901167660679" calcext:value-type="float">
            <text:p>3.9901167660679</text:p>
          </table:table-cell>
          <table:table-cell office:value-type="float" office:value="-1.00251980323808" calcext:value-type="float">
            <text:p>-1.00251980323808</text:p>
          </table:table-cell>
          <table:table-cell office:value-type="float" office:value="150870.859438541" calcext:value-type="float">
            <text:p>150870.859438541</text:p>
          </table:table-cell>
          <table:table-cell office:value-type="float" office:value="51225687.2420734" calcext:value-type="float">
            <text:p>51225687.2420734</text:p>
          </table:table-cell>
          <table:table-cell table:formula="of:=LOG([.H145])" office:value-type="float" office:value="5.1786053643139" calcext:value-type="float">
            <text:p>5.1786053643139</text:p>
          </table:table-cell>
          <table:table-cell table:formula="of:=LOG([.I145])" office:value-type="float" office:value="7.70948779359228" calcext:value-type="float">
            <text:p>7.70948779359228</text:p>
          </table:table-cell>
          <table:table-cell table:formula="of:=LOG([.A145])" office:value-type="float" office:value="1.18848859824599" calcext:value-type="float">
            <text:p>1.18848859824599</text:p>
          </table:table-cell>
          <table:table-cell table:formula="of:=LOG([.B145])" office:value-type="float" office:value="3.71937102752437" calcext:value-type="float">
            <text:p>3.71937102752437</text:p>
          </table:table-cell>
        </table:table-row>
        <table:table-row table:style-name="ro1">
          <table:table-cell office:value-type="float" office:value="2.74631400833333" calcext:value-type="float">
            <text:p>2.74631400833333</text:p>
          </table:table-cell>
          <table:table-cell office:value-type="float" office:value="1235.93425072256" calcext:value-type="float">
            <text:p>1235.93425072256</text:p>
          </table:table-cell>
          <table:table-cell office:value-type="string" calcext:value-type="string">
            <text:p>RU</text:p>
          </table:table-cell>
          <table:table-cell office:value-type="float" office:value="126" calcext:value-type="float">
            <text:p>126</text:p>
          </table:table-cell>
          <table:table-cell office:value-type="float" office:value="5047" calcext:value-type="float">
            <text:p>5047</text:p>
          </table:table-cell>
          <table:table-cell office:value-type="float" office:value="2.10037054511756" calcext:value-type="float">
            <text:p>2.10037054511756</text:p>
          </table:table-cell>
          <table:table-cell office:value-type="float" office:value="-0.599394443255197" calcext:value-type="float">
            <text:p>-0.599394443255197</text:p>
          </table:table-cell>
          <table:table-cell office:value-type="float" office:value="346.03556505" calcext:value-type="float">
            <text:p>346.03556505</text:p>
          </table:table-cell>
          <table:table-cell office:value-type="float" office:value="155727.715591043" calcext:value-type="float">
            <text:p>155727.715591043</text:p>
          </table:table-cell>
          <table:table-cell table:formula="of:=LOG([.H146])" office:value-type="float" office:value="2.53912073726443" calcext:value-type="float">
            <text:p>2.53912073726443</text:p>
          </table:table-cell>
          <table:table-cell table:formula="of:=LOG([.I146])" office:value-type="float" office:value="5.19236591287045" calcext:value-type="float">
            <text:p>5.19236591287045</text:p>
          </table:table-cell>
          <table:table-cell table:formula="of:=LOG([.A146])" office:value-type="float" office:value="0.438750192146868" calcext:value-type="float">
            <text:p>0.438750192146868</text:p>
          </table:table-cell>
          <table:table-cell table:formula="of:=LOG([.B146])" office:value-type="float" office:value="3.09199536775288" calcext:value-type="float">
            <text:p>3.09199536775288</text:p>
          </table:table-cell>
        </table:table-row>
        <table:table-row table:style-name="ro1">
          <table:table-cell office:value-type="float" office:value="5.6920070376" calcext:value-type="float">
            <text:p>5.6920070376</text:p>
          </table:table-cell>
          <table:table-cell office:value-type="float" office:value="3499.53315998391" calcext:value-type="float">
            <text:p>3499.53315998391</text:p>
          </table:table-cell>
          <table:table-cell office:value-type="string" calcext:value-type="string">
            <text:p>US</text:p>
          </table:table-cell>
          <table:table-cell office:value-type="float" office:value="25" calcext:value-type="float">
            <text:p>25</text:p>
          </table:table-cell>
          <table:table-cell office:value-type="float" office:value="5129" calcext:value-type="float">
            <text:p>5129</text:p>
          </table:table-cell>
          <table:table-cell office:value-type="float" office:value="1.39794000867204" calcext:value-type="float">
            <text:p>1.39794000867204</text:p>
          </table:table-cell>
          <table:table-cell office:value-type="float" office:value="-1.01024996853955" calcext:value-type="float">
            <text:p>-1.01024996853955</text:p>
          </table:table-cell>
          <table:table-cell office:value-type="float" office:value="142.30017594" calcext:value-type="float">
            <text:p>142.30017594</text:p>
          </table:table-cell>
          <table:table-cell office:value-type="float" office:value="87488.3289995976" calcext:value-type="float">
            <text:p>87488.3289995976</text:p>
          </table:table-cell>
          <table:table-cell table:formula="of:=LOG([.H147])" office:value-type="float" office:value="2.1532054370465" calcext:value-type="float">
            <text:p>2.1532054370465</text:p>
          </table:table-cell>
          <table:table-cell table:formula="of:=LOG([.I147])" office:value-type="float" office:value="4.94195012171787" calcext:value-type="float">
            <text:p>4.94195012171787</text:p>
          </table:table-cell>
          <table:table-cell table:formula="of:=LOG([.A147])" office:value-type="float" office:value="0.755265428374467" calcext:value-type="float">
            <text:p>0.755265428374467</text:p>
          </table:table-cell>
          <table:table-cell table:formula="of:=LOG([.B147])" office:value-type="float" office:value="3.54401011304583" calcext:value-type="float">
            <text:p>3.54401011304583</text:p>
          </table:table-cell>
        </table:table-row>
        <table:table-row table:style-name="ro1">
          <table:table-cell office:value-type="float" office:value="72.92517337" calcext:value-type="float">
            <text:p>72.92517337</text:p>
          </table:table-cell>
          <table:table-cell office:value-type="float" office:value="20305.6468445196" calcext:value-type="float">
            <text:p>20305.6468445196</text:p>
          </table:table-cell>
          <table:table-cell office:value-type="string" calcext:value-type="string">
            <text:p>GB</text:p>
          </table:table-cell>
          <table:table-cell office:value-type="float" office:value="22" calcext:value-type="float">
            <text:p>22</text:p>
          </table:table-cell>
          <table:table-cell office:value-type="float" office:value="5158" calcext:value-type="float">
            <text:p>5158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1.25715972553389" calcext:value-type="float">
            <text:p>-1.25715972553389</text:p>
          </table:table-cell>
          <table:table-cell office:value-type="float" office:value="1604.35381414" calcext:value-type="float">
            <text:p>1604.35381414</text:p>
          </table:table-cell>
          <table:table-cell office:value-type="float" office:value="446724.230579431" calcext:value-type="float">
            <text:p>446724.230579431</text:p>
          </table:table-cell>
          <table:table-cell table:formula="of:=LOG([.H148])" office:value-type="float" office:value="3.20530015109516" calcext:value-type="float">
            <text:p>3.20530015109516</text:p>
          </table:table-cell>
          <table:table-cell table:formula="of:=LOG([.I148])" office:value-type="float" office:value="5.65003950949343" calcext:value-type="float">
            <text:p>5.65003950949343</text:p>
          </table:table-cell>
          <table:table-cell table:formula="of:=LOG([.A148])" office:value-type="float" office:value="1.86287747027296" calcext:value-type="float">
            <text:p>1.86287747027296</text:p>
          </table:table-cell>
          <table:table-cell table:formula="of:=LOG([.B148])" office:value-type="float" office:value="4.30761682867122" calcext:value-type="float">
            <text:p>4.30761682867122</text:p>
          </table:table-cell>
        </table:table-row>
        <table:table-row table:style-name="ro1">
          <table:table-cell office:value-type="float" office:value="5.08822222222222" calcext:value-type="float">
            <text:p>5.08822222222222</text:p>
          </table:table-cell>
          <table:table-cell office:value-type="float" office:value="5353.14028000916" calcext:value-type="float">
            <text:p>5353.14028000916</text:p>
          </table:table-cell>
          <table:table-cell office:value-type="string" calcext:value-type="string">
            <text:p>US</text:p>
          </table:table-cell>
          <table:table-cell office:value-type="float" office:value="18" calcext:value-type="float">
            <text:p>18</text:p>
          </table:table-cell>
          <table:table-cell office:value-type="float" office:value="5172" calcext:value-type="float">
            <text:p>5172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0.815184499390323" calcext:value-type="float">
            <text:p>-0.815184499390323</text:p>
          </table:table-cell>
          <table:table-cell office:value-type="float" office:value="91.588" calcext:value-type="float">
            <text:p>91.588</text:p>
          </table:table-cell>
          <table:table-cell office:value-type="float" office:value="96356.5250401649" calcext:value-type="float">
            <text:p>96356.5250401649</text:p>
          </table:table-cell>
          <table:table-cell table:formula="of:=LOG([.H149])" office:value-type="float" office:value="1.9618385754672" calcext:value-type="float">
            <text:p>1.9618385754672</text:p>
          </table:table-cell>
          <table:table-cell table:formula="of:=LOG([.I149])" office:value-type="float" office:value="4.9838811294013" calcext:value-type="float">
            <text:p>4.9838811294013</text:p>
          </table:table-cell>
          <table:table-cell table:formula="of:=LOG([.A149])" office:value-type="float" office:value="0.706566070363895" calcext:value-type="float">
            <text:p>0.706566070363895</text:p>
          </table:table-cell>
          <table:table-cell table:formula="of:=LOG([.B149])" office:value-type="float" office:value="3.72860862429799" calcext:value-type="float">
            <text:p>3.72860862429799</text:p>
          </table:table-cell>
        </table:table-row>
        <table:table-row table:style-name="ro1">
          <table:table-cell office:value-type="float" office:value="3.54144444444445" calcext:value-type="float">
            <text:p>3.54144444444445</text:p>
          </table:table-cell>
          <table:table-cell office:value-type="float" office:value="5011.37657205834" calcext:value-type="float">
            <text:p>5011.376572058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83" calcext:value-type="float">
            <text:p>5183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0.083905337392043" calcext:value-type="float">
            <text:p>-0.083905337392043</text:p>
          </table:table-cell>
          <table:table-cell office:value-type="float" office:value="31.873" calcext:value-type="float">
            <text:p>31.873</text:p>
          </table:table-cell>
          <table:table-cell office:value-type="float" office:value="45102.3891485251" calcext:value-type="float">
            <text:p>45102.3891485251</text:p>
          </table:table-cell>
          <table:table-cell table:formula="of:=LOG([.H150])" office:value-type="float" office:value="1.50342294273723" calcext:value-type="float">
            <text:p>1.50342294273723</text:p>
          </table:table-cell>
          <table:table-cell table:formula="of:=LOG([.I150])" office:value-type="float" office:value="4.65419954778791" calcext:value-type="float">
            <text:p>4.65419954778791</text:p>
          </table:table-cell>
          <table:table-cell table:formula="of:=LOG([.A150])" office:value-type="float" office:value="0.549180433297909" calcext:value-type="float">
            <text:p>0.549180433297909</text:p>
          </table:table-cell>
          <table:table-cell table:formula="of:=LOG([.B150])" office:value-type="float" office:value="3.69995703834859" calcext:value-type="float">
            <text:p>3.69995703834859</text:p>
          </table:table-cell>
        </table:table-row>
        <table:table-row table:style-name="ro1">
          <table:table-cell office:value-type="float" office:value="2.46149092509091" calcext:value-type="float">
            <text:p>2.46149092509091</text:p>
          </table:table-cell>
          <table:table-cell office:value-type="float" office:value="1396.78604879024" calcext:value-type="float">
            <text:p>1396.78604879024</text:p>
          </table:table-cell>
          <table:table-cell office:value-type="string" calcext:value-type="string">
            <text:p>US</text:p>
          </table:table-cell>
          <table:table-cell office:value-type="float" office:value="55" calcext:value-type="float">
            <text:p>55</text:p>
          </table:table-cell>
          <table:table-cell office:value-type="float" office:value="5208" calcext:value-type="float">
            <text:p>5208</text:p>
          </table:table-cell>
          <table:table-cell office:value-type="float" office:value="1.74036268949424" calcext:value-type="float">
            <text:p>1.74036268949424</text:p>
          </table:table-cell>
          <table:table-cell office:value-type="float" office:value="-1.03188175229902" calcext:value-type="float">
            <text:p>-1.03188175229902</text:p>
          </table:table-cell>
          <table:table-cell office:value-type="float" office:value="135.38200088" calcext:value-type="float">
            <text:p>135.38200088</text:p>
          </table:table-cell>
          <table:table-cell office:value-type="float" office:value="76823.2326834632" calcext:value-type="float">
            <text:p>76823.2326834632</text:p>
          </table:table-cell>
          <table:table-cell table:formula="of:=LOG([.H151])" office:value-type="float" office:value="2.13156092846948" calcext:value-type="float">
            <text:p>2.13156092846948</text:p>
          </table:table-cell>
          <table:table-cell table:formula="of:=LOG([.I151])" office:value-type="float" office:value="4.88549257810969" calcext:value-type="float">
            <text:p>4.88549257810969</text:p>
          </table:table-cell>
          <table:table-cell table:formula="of:=LOG([.A151])" office:value-type="float" office:value="0.391198238975235" calcext:value-type="float">
            <text:p>0.391198238975235</text:p>
          </table:table-cell>
          <table:table-cell table:formula="of:=LOG([.B151])" office:value-type="float" office:value="3.14512988861545" calcext:value-type="float">
            <text:p>3.14512988861545</text:p>
          </table:table-cell>
        </table:table-row>
        <table:table-row table:style-name="ro1">
          <table:table-cell office:value-type="float" office:value="11.85094418" calcext:value-type="float">
            <text:p>11.85094418</text:p>
          </table:table-cell>
          <table:table-cell office:value-type="float" office:value="3783.62357375211" calcext:value-type="float">
            <text:p>3783.62357375211</text:p>
          </table:table-cell>
          <table:table-cell office:value-type="string" calcext:value-type="string">
            <text:p>BG</text:p>
          </table:table-cell>
          <table:table-cell office:value-type="float" office:value="89" calcext:value-type="float">
            <text:p>89</text:p>
          </table:table-cell>
          <table:table-cell office:value-type="float" office:value="5215" calcext:value-type="float">
            <text:p>5215</text:p>
          </table:table-cell>
          <table:table-cell office:value-type="float" office:value="1.94939000664491" calcext:value-type="float">
            <text:p>1.94939000664491</text:p>
          </table:table-cell>
          <table:table-cell office:value-type="float" office:value="-1.48222549238044" calcext:value-type="float">
            <text:p>-1.48222549238044</text:p>
          </table:table-cell>
          <table:table-cell office:value-type="float" office:value="1054.73403202" calcext:value-type="float">
            <text:p>1054.73403202</text:p>
          </table:table-cell>
          <table:table-cell office:value-type="float" office:value="336742.498063937" calcext:value-type="float">
            <text:p>336742.498063937</text:p>
          </table:table-cell>
          <table:table-cell table:formula="of:=LOG([.H152])" office:value-type="float" office:value="3.02314295917068" calcext:value-type="float">
            <text:p>3.02314295917068</text:p>
          </table:table-cell>
          <table:table-cell table:formula="of:=LOG([.I152])" office:value-type="float" office:value="5.52729792930749" calcext:value-type="float">
            <text:p>5.52729792930749</text:p>
          </table:table-cell>
          <table:table-cell table:formula="of:=LOG([.A152])" office:value-type="float" office:value="1.07375295252577" calcext:value-type="float">
            <text:p>1.07375295252577</text:p>
          </table:table-cell>
          <table:table-cell table:formula="of:=LOG([.B152])" office:value-type="float" office:value="3.57790792266258" calcext:value-type="float">
            <text:p>3.57790792266258</text:p>
          </table:table-cell>
        </table:table-row>
        <table:table-row table:style-name="ro1">
          <table:table-cell office:value-type="float" office:value="7.51716381909548" calcext:value-type="float">
            <text:p>7.51716381909548</text:p>
          </table:table-cell>
          <table:table-cell office:value-type="float" office:value="9885.17095017441" calcext:value-type="float">
            <text:p>9885.17095017441</text:p>
          </table:table-cell>
          <table:table-cell office:value-type="string" calcext:value-type="string">
            <text:p>US</text:p>
          </table:table-cell>
          <table:table-cell office:value-type="float" office:value="199" calcext:value-type="float">
            <text:p>199</text:p>
          </table:table-cell>
          <table:table-cell office:value-type="float" office:value="5218" calcext:value-type="float">
            <text:p>5218</text:p>
          </table:table-cell>
          <table:table-cell office:value-type="float" office:value="2.29885307640971" calcext:value-type="float">
            <text:p>2.29885307640971</text:p>
          </table:table-cell>
          <table:table-cell office:value-type="float" office:value="-1.14158703919029" calcext:value-type="float">
            <text:p>-1.14158703919029</text:p>
          </table:table-cell>
          <table:table-cell office:value-type="float" office:value="1495.9156" calcext:value-type="float">
            <text:p>1495.9156</text:p>
          </table:table-cell>
          <table:table-cell office:value-type="float" office:value="1967149.01908471" calcext:value-type="float">
            <text:p>1967149.01908471</text:p>
          </table:table-cell>
          <table:table-cell table:formula="of:=LOG([.H153])" office:value-type="float" office:value="3.1749070911967" calcext:value-type="float">
            <text:p>3.1749070911967</text:p>
          </table:table-cell>
          <table:table-cell table:formula="of:=LOG([.I153])" office:value-type="float" office:value="6.29383726063861" calcext:value-type="float">
            <text:p>6.29383726063861</text:p>
          </table:table-cell>
          <table:table-cell table:formula="of:=LOG([.A153])" office:value-type="float" office:value="0.876054014786998" calcext:value-type="float">
            <text:p>0.876054014786998</text:p>
          </table:table-cell>
          <table:table-cell table:formula="of:=LOG([.B153])" office:value-type="float" office:value="3.9949841842289" calcext:value-type="float">
            <text:p>3.9949841842289</text:p>
          </table:table-cell>
        </table:table-row>
        <table:table-row table:style-name="ro1">
          <table:table-cell office:value-type="float" office:value="6.42700000000002" calcext:value-type="float">
            <text:p>6.42700000000002</text:p>
          </table:table-cell>
          <table:table-cell office:value-type="float" office:value="2287.33143690558" calcext:value-type="float">
            <text:p>2287.33143690558</text:p>
          </table:table-cell>
          <table:table-cell office:value-type="string" calcext:value-type="string">
            <text:p>US</text:p>
          </table:table-cell>
          <table:table-cell office:value-type="float" office:value="448" calcext:value-type="float">
            <text:p>448</text:p>
          </table:table-cell>
          <table:table-cell office:value-type="float" office:value="5231" calcext:value-type="float">
            <text:p>5231</text:p>
          </table:table-cell>
          <table:table-cell office:value-type="float" office:value="2.65127801399814" calcext:value-type="float">
            <text:p>2.65127801399814</text:p>
          </table:table-cell>
          <table:table-cell office:value-type="float" office:value="-1.01995535607644" calcext:value-type="float">
            <text:p>-1.01995535607644</text:p>
          </table:table-cell>
          <table:table-cell office:value-type="float" office:value="2879.29600000001" calcext:value-type="float">
            <text:p>2879.29600000001</text:p>
          </table:table-cell>
          <table:table-cell office:value-type="float" office:value="1024724.4837337" calcext:value-type="float">
            <text:p>1024724.4837337</text:p>
          </table:table-cell>
          <table:table-cell table:formula="of:=LOG([.H154])" office:value-type="float" office:value="3.45928631390854" calcext:value-type="float">
            <text:p>3.45928631390854</text:p>
          </table:table-cell>
          <table:table-cell table:formula="of:=LOG([.I154])" office:value-type="float" office:value="6.01060711292499" calcext:value-type="float">
            <text:p>6.01060711292499</text:p>
          </table:table-cell>
          <table:table-cell table:formula="of:=LOG([.A154])" office:value-type="float" office:value="0.808008299910401" calcext:value-type="float">
            <text:p>0.808008299910401</text:p>
          </table:table-cell>
          <table:table-cell table:formula="of:=LOG([.B154])" office:value-type="float" office:value="3.35932909892685" calcext:value-type="float">
            <text:p>3.35932909892685</text:p>
          </table:table-cell>
        </table:table-row>
        <table:table-row table:style-name="ro1">
          <table:table-cell office:value-type="float" office:value="10.636696969697" calcext:value-type="float">
            <text:p>10.636696969697</text:p>
          </table:table-cell>
          <table:table-cell office:value-type="float" office:value="12035.1357637298" calcext:value-type="float">
            <text:p>12035.135763729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71" calcext:value-type="float">
            <text:p>5271</text:p>
          </table:table-cell>
          <table:table-cell office:value-type="float" office:value="1.51851393987789" calcext:value-type="float">
            <text:p>1.51851393987789</text:p>
          </table:table-cell>
          <table:table-cell office:value-type="float" office:value="-0.740430035211579" calcext:value-type="float">
            <text:p>-0.740430035211579</text:p>
          </table:table-cell>
          <table:table-cell office:value-type="float" office:value="351.011" calcext:value-type="float">
            <text:p>351.011</text:p>
          </table:table-cell>
          <table:table-cell office:value-type="float" office:value="397159.480203082" calcext:value-type="float">
            <text:p>397159.480203082</text:p>
          </table:table-cell>
          <table:table-cell table:formula="of:=LOG([.H155])" office:value-type="float" office:value="2.54532072662094" calcext:value-type="float">
            <text:p>2.54532072662094</text:p>
          </table:table-cell>
          <table:table-cell table:formula="of:=LOG([.I155])" office:value-type="float" office:value="5.5989649336253" calcext:value-type="float">
            <text:p>5.5989649336253</text:p>
          </table:table-cell>
          <table:table-cell table:formula="of:=LOG([.A155])" office:value-type="float" office:value="1.02680678674305" calcext:value-type="float">
            <text:p>1.02680678674305</text:p>
          </table:table-cell>
          <table:table-cell table:formula="of:=LOG([.B155])" office:value-type="float" office:value="4.08045099374741" calcext:value-type="float">
            <text:p>4.08045099374741</text:p>
          </table:table-cell>
        </table:table-row>
        <table:table-row table:style-name="ro1">
          <table:table-cell office:value-type="float" office:value="22.5331694330165" calcext:value-type="float">
            <text:p>22.5331694330165</text:p>
          </table:table-cell>
          <table:table-cell office:value-type="float" office:value="6050.38380206226" calcext:value-type="float">
            <text:p>6050.3838020622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5292" calcext:value-type="float">
            <text:p>5292</text:p>
          </table:table-cell>
          <table:table-cell office:value-type="float" office:value="2.38381536598043" calcext:value-type="float">
            <text:p>2.38381536598043</text:p>
          </table:table-cell>
          <table:table-cell office:value-type="float" office:value="-0.945512732279035" calcext:value-type="float">
            <text:p>-0.945512732279035</text:p>
          </table:table-cell>
          <table:table-cell office:value-type="float" office:value="5453.02700279" calcext:value-type="float">
            <text:p>5453.02700279</text:p>
          </table:table-cell>
          <table:table-cell office:value-type="float" office:value="1464192.88009907" calcext:value-type="float">
            <text:p>1464192.88009907</text:p>
          </table:table-cell>
          <table:table-cell table:formula="of:=LOG([.H156])" office:value-type="float" office:value="3.73663764827066" calcext:value-type="float">
            <text:p>3.73663764827066</text:p>
          </table:table-cell>
          <table:table-cell table:formula="of:=LOG([.I156])" office:value-type="float" office:value="6.1655982906876" calcext:value-type="float">
            <text:p>6.1655982906876</text:p>
          </table:table-cell>
          <table:table-cell table:formula="of:=LOG([.A156])" office:value-type="float" office:value="1.35282228229023" calcext:value-type="float">
            <text:p>1.35282228229023</text:p>
          </table:table-cell>
          <table:table-cell table:formula="of:=LOG([.B156])" office:value-type="float" office:value="3.78178292470717" calcext:value-type="float">
            <text:p>3.78178292470717</text:p>
          </table:table-cell>
        </table:table-row>
        <table:table-row table:style-name="ro1">
          <table:table-cell office:value-type="float" office:value="4.49001331308092" calcext:value-type="float">
            <text:p>4.49001331308092</text:p>
          </table:table-cell>
          <table:table-cell office:value-type="float" office:value="4055.34392110149" calcext:value-type="float">
            <text:p>4055.34392110149</text:p>
          </table:table-cell>
          <table:table-cell office:value-type="string" calcext:value-type="string">
            <text:p>US</text:p>
          </table:table-cell>
          <table:table-cell office:value-type="float" office:value="1347" calcext:value-type="float">
            <text:p>1347</text:p>
          </table:table-cell>
          <table:table-cell office:value-type="float" office:value="5324" calcext:value-type="float">
            <text:p>5324</text:p>
          </table:table-cell>
          <table:table-cell office:value-type="float" office:value="3.12936759572299" calcext:value-type="float">
            <text:p>3.12936759572299</text:p>
          </table:table-cell>
          <table:table-cell office:value-type="float" office:value="-1.04415139038442" calcext:value-type="float">
            <text:p>-1.04415139038442</text:p>
          </table:table-cell>
          <table:table-cell office:value-type="float" office:value="6048.04793272" calcext:value-type="float">
            <text:p>6048.04793272</text:p>
          </table:table-cell>
          <table:table-cell office:value-type="float" office:value="5462548.2617237" calcext:value-type="float">
            <text:p>5462548.2617237</text:p>
          </table:table-cell>
          <table:table-cell table:formula="of:=LOG([.H157])" office:value-type="float" office:value="3.78161522442987" calcext:value-type="float">
            <text:p>3.78161522442987</text:p>
          </table:table-cell>
          <table:table-cell table:formula="of:=LOG([.I157])" office:value-type="float" office:value="6.73739528699591" calcext:value-type="float">
            <text:p>6.73739528699591</text:p>
          </table:table-cell>
          <table:table-cell table:formula="of:=LOG([.A157])" office:value-type="float" office:value="0.652247628706889" calcext:value-type="float">
            <text:p>0.652247628706889</text:p>
          </table:table-cell>
          <table:table-cell table:formula="of:=LOG([.B157])" office:value-type="float" office:value="3.60802769127292" calcext:value-type="float">
            <text:p>3.60802769127292</text:p>
          </table:table-cell>
        </table:table-row>
        <table:table-row table:style-name="ro1">
          <table:table-cell office:value-type="float" office:value="5.22618556823045" calcext:value-type="float">
            <text:p>5.22618556823045</text:p>
          </table:table-cell>
          <table:table-cell office:value-type="float" office:value="3576.24408067458" calcext:value-type="float">
            <text:p>3576.24408067458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5342" calcext:value-type="float">
            <text:p>5342</text:p>
          </table:table-cell>
          <table:table-cell office:value-type="float" office:value="2.38560627359831" calcext:value-type="float">
            <text:p>2.38560627359831</text:p>
          </table:table-cell>
          <table:table-cell office:value-type="float" office:value="-1.0765358792806" calcext:value-type="float">
            <text:p>-1.0765358792806</text:p>
          </table:table-cell>
          <table:table-cell office:value-type="float" office:value="1269.96309308" calcext:value-type="float">
            <text:p>1269.96309308</text:p>
          </table:table-cell>
          <table:table-cell office:value-type="float" office:value="869027.311603922" calcext:value-type="float">
            <text:p>869027.311603922</text:p>
          </table:table-cell>
          <table:table-cell table:formula="of:=LOG([.H158])" office:value-type="float" office:value="3.10379109992871" calcext:value-type="float">
            <text:p>3.10379109992871</text:p>
          </table:table-cell>
          <table:table-cell table:formula="of:=LOG([.I158])" office:value-type="float" office:value="5.93903342557696" calcext:value-type="float">
            <text:p>5.93903342557696</text:p>
          </table:table-cell>
          <table:table-cell table:formula="of:=LOG([.A158])" office:value-type="float" office:value="0.718184826330398" calcext:value-type="float">
            <text:p>0.718184826330398</text:p>
          </table:table-cell>
          <table:table-cell table:formula="of:=LOG([.B158])" office:value-type="float" office:value="3.55342715197865" calcext:value-type="float">
            <text:p>3.55342715197865</text:p>
          </table:table-cell>
        </table:table-row>
        <table:table-row table:style-name="ro1">
          <table:table-cell office:value-type="float" office:value="4.72626125" calcext:value-type="float">
            <text:p>4.72626125</text:p>
          </table:table-cell>
          <table:table-cell office:value-type="float" office:value="3927.62979759065" calcext:value-type="float">
            <text:p>3927.629797590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57" calcext:value-type="float">
            <text:p>5357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0.682978221784875" calcext:value-type="float">
            <text:p>-0.682978221784875</text:p>
          </table:table-cell>
          <table:table-cell office:value-type="float" office:value="37.81009" calcext:value-type="float">
            <text:p>37.81009</text:p>
          </table:table-cell>
          <table:table-cell office:value-type="float" office:value="31421.0383807252" calcext:value-type="float">
            <text:p>31421.0383807252</text:p>
          </table:table-cell>
          <table:table-cell table:formula="of:=LOG([.H159])" office:value-type="float" office:value="1.5776077111223" calcext:value-type="float">
            <text:p>1.5776077111223</text:p>
          </table:table-cell>
          <table:table-cell table:formula="of:=LOG([.I159])" office:value-type="float" office:value="4.49722053320451" calcext:value-type="float">
            <text:p>4.49722053320451</text:p>
          </table:table-cell>
          <table:table-cell table:formula="of:=LOG([.A159])" office:value-type="float" office:value="0.674517724130361" calcext:value-type="float">
            <text:p>0.674517724130361</text:p>
          </table:table-cell>
          <table:table-cell table:formula="of:=LOG([.B159])" office:value-type="float" office:value="3.59413054621257" calcext:value-type="float">
            <text:p>3.59413054621257</text:p>
          </table:table-cell>
        </table:table-row>
        <table:table-row table:style-name="ro1">
          <table:table-cell office:value-type="float" office:value="25.7181634778668" calcext:value-type="float">
            <text:p>25.7181634778668</text:p>
          </table:table-cell>
          <table:table-cell office:value-type="float" office:value="9265.56368511654" calcext:value-type="float">
            <text:p>9265.56368511654</text:p>
          </table:table-cell>
          <table:table-cell office:value-type="string" calcext:value-type="string">
            <text:p>AT</text:p>
          </table:table-cell>
          <table:table-cell office:value-type="float" office:value="736" calcext:value-type="float">
            <text:p>736</text:p>
          </table:table-cell>
          <table:table-cell office:value-type="float" office:value="5403" calcext:value-type="float">
            <text:p>5403</text:p>
          </table:table-cell>
          <table:table-cell office:value-type="float" office:value="2.8668778143375" calcext:value-type="float">
            <text:p>2.8668778143375</text:p>
          </table:table-cell>
          <table:table-cell office:value-type="float" office:value="-0.97870304140358" calcext:value-type="float">
            <text:p>-0.97870304140358</text:p>
          </table:table-cell>
          <table:table-cell office:value-type="float" office:value="18928.56831971" calcext:value-type="float">
            <text:p>18928.56831971</text:p>
          </table:table-cell>
          <table:table-cell office:value-type="float" office:value="6819454.87224578" calcext:value-type="float">
            <text:p>6819454.87224578</text:p>
          </table:table-cell>
          <table:table-cell table:formula="of:=LOG([.H160])" office:value-type="float" office:value="4.27711776692928" calcext:value-type="float">
            <text:p>4.27711776692928</text:p>
          </table:table-cell>
          <table:table-cell table:formula="of:=LOG([.I160])" office:value-type="float" office:value="6.83374965978291" calcext:value-type="float">
            <text:p>6.83374965978291</text:p>
          </table:table-cell>
          <table:table-cell table:formula="of:=LOG([.A160])" office:value-type="float" office:value="1.41023995259178" calcext:value-type="float">
            <text:p>1.41023995259178</text:p>
          </table:table-cell>
          <table:table-cell table:formula="of:=LOG([.B160])" office:value-type="float" office:value="3.96687184544541" calcext:value-type="float">
            <text:p>3.96687184544541</text:p>
          </table:table-cell>
        </table:table-row>
        <table:table-row table:style-name="ro1">
          <table:table-cell office:value-type="float" office:value="0.53469476725" calcext:value-type="float">
            <text:p>0.53469476725</text:p>
          </table:table-cell>
          <table:table-cell office:value-type="float" office:value="381.053598713672" calcext:value-type="float">
            <text:p>381.05359871367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407" calcext:value-type="float">
            <text:p>5407</text:p>
          </table:table-cell>
          <table:table-cell office:value-type="float" office:value="2.20411998265592" calcext:value-type="float">
            <text:p>2.20411998265592</text:p>
          </table:table-cell>
          <table:table-cell office:value-type="float" office:value="-0.987901212237953" calcext:value-type="float">
            <text:p>-0.987901212237953</text:p>
          </table:table-cell>
          <table:table-cell office:value-type="float" office:value="85.55116276" calcext:value-type="float">
            <text:p>85.55116276</text:p>
          </table:table-cell>
          <table:table-cell office:value-type="float" office:value="60968.5757941874" calcext:value-type="float">
            <text:p>60968.5757941874</text:p>
          </table:table-cell>
          <table:table-cell table:formula="of:=LOG([.H161])" office:value-type="float" office:value="1.93222591658688" calcext:value-type="float">
            <text:p>1.93222591658688</text:p>
          </table:table-cell>
          <table:table-cell table:formula="of:=LOG([.I161])" office:value-type="float" office:value="4.78510605016462" calcext:value-type="float">
            <text:p>4.78510605016462</text:p>
          </table:table-cell>
          <table:table-cell table:formula="of:=LOG([.A161])" office:value-type="float" office:value="-0.271894066069045" calcext:value-type="float">
            <text:p>-0.271894066069045</text:p>
          </table:table-cell>
          <table:table-cell table:formula="of:=LOG([.B161])" office:value-type="float" office:value="2.58098606750869" calcext:value-type="float">
            <text:p>2.58098606750869</text:p>
          </table:table-cell>
        </table:table-row>
        <table:table-row table:style-name="ro1">
          <table:table-cell office:value-type="float" office:value="0.161126923076923" calcext:value-type="float">
            <text:p>0.161126923076923</text:p>
          </table:table-cell>
          <table:table-cell office:value-type="float" office:value="152.897898142608" calcext:value-type="float">
            <text:p>152.897898142608</text:p>
          </table:table-cell>
          <table:table-cell office:value-type="string" calcext:value-type="string">
            <text:p>US</text:p>
          </table:table-cell>
          <table:table-cell office:value-type="float" office:value="52" calcext:value-type="float">
            <text:p>52</text:p>
          </table:table-cell>
          <table:table-cell office:value-type="float" office:value="5446" calcext:value-type="float">
            <text:p>5446</text:p>
          </table:table-cell>
          <table:table-cell office:value-type="float" office:value="1.7160033436348" calcext:value-type="float">
            <text:p>1.7160033436348</text:p>
          </table:table-cell>
          <table:table-cell office:value-type="float" office:value="-0.725896272078995" calcext:value-type="float">
            <text:p>-0.725896272078995</text:p>
          </table:table-cell>
          <table:table-cell office:value-type="float" office:value="8.3786" calcext:value-type="float">
            <text:p>8.3786</text:p>
          </table:table-cell>
          <table:table-cell office:value-type="float" office:value="7950.69070341559" calcext:value-type="float">
            <text:p>7950.69070341559</text:p>
          </table:table-cell>
          <table:table-cell table:formula="of:=LOG([.H162])" office:value-type="float" office:value="0.923171457404866" calcext:value-type="float">
            <text:p>0.923171457404866</text:p>
          </table:table-cell>
          <table:table-cell table:formula="of:=LOG([.I162])" office:value-type="float" office:value="3.90040485892716" calcext:value-type="float">
            <text:p>3.90040485892716</text:p>
          </table:table-cell>
          <table:table-cell table:formula="of:=LOG([.A162])" office:value-type="float" office:value="-0.792831886229933" calcext:value-type="float">
            <text:p>-0.792831886229933</text:p>
          </table:table-cell>
          <table:table-cell table:formula="of:=LOG([.B162])" office:value-type="float" office:value="2.18440151529236" calcext:value-type="float">
            <text:p>2.18440151529236</text:p>
          </table:table-cell>
        </table:table-row>
        <table:table-row table:style-name="ro1">
          <table:table-cell office:value-type="float" office:value="14.8390424875705" calcext:value-type="float">
            <text:p>14.8390424875705</text:p>
          </table:table-cell>
          <table:table-cell office:value-type="float" office:value="8560.20662120218" calcext:value-type="float">
            <text:p>8560.20662120218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5450" calcext:value-type="float">
            <text:p>5450</text:p>
          </table:table-cell>
          <table:table-cell office:value-type="float" office:value="3.04099769242349" calcext:value-type="float">
            <text:p>3.04099769242349</text:p>
          </table:table-cell>
          <table:table-cell office:value-type="float" office:value="-1.02541104375468" calcext:value-type="float">
            <text:p>-1.02541104375468</text:p>
          </table:table-cell>
          <table:table-cell office:value-type="float" office:value="16308.10769384" calcext:value-type="float">
            <text:p>16308.10769384</text:p>
          </table:table-cell>
          <table:table-cell office:value-type="float" office:value="9407667.0767012" calcext:value-type="float">
            <text:p>9407667.0767012</text:p>
          </table:table-cell>
          <table:table-cell table:formula="of:=LOG([.H163])" office:value-type="float" office:value="4.21240357073977" calcext:value-type="float">
            <text:p>4.21240357073977</text:p>
          </table:table-cell>
          <table:table-cell table:formula="of:=LOG([.I163])" office:value-type="float" office:value="6.97348193997038" calcext:value-type="float">
            <text:p>6.97348193997038</text:p>
          </table:table-cell>
          <table:table-cell table:formula="of:=LOG([.A163])" office:value-type="float" office:value="1.17140587831628" calcext:value-type="float">
            <text:p>1.17140587831628</text:p>
          </table:table-cell>
          <table:table-cell table:formula="of:=LOG([.B163])" office:value-type="float" office:value="3.93248424754689" calcext:value-type="float">
            <text:p>3.93248424754689</text:p>
          </table:table-cell>
        </table:table-row>
        <table:table-row table:style-name="ro1">
          <table:table-cell office:value-type="float" office:value="19.4034181124521" calcext:value-type="float">
            <text:p>19.4034181124521</text:p>
          </table:table-cell>
          <table:table-cell office:value-type="float" office:value="4440.62338876757" calcext:value-type="float">
            <text:p>4440.62338876757</text:p>
          </table:table-cell>
          <table:table-cell office:value-type="string" calcext:value-type="string">
            <text:p>US</text:p>
          </table:table-cell>
          <table:table-cell office:value-type="float" office:value="991" calcext:value-type="float">
            <text:p>991</text:p>
          </table:table-cell>
          <table:table-cell office:value-type="float" office:value="5460" calcext:value-type="float">
            <text:p>5460</text:p>
          </table:table-cell>
          <table:table-cell office:value-type="float" office:value="2.99607365448528" calcext:value-type="float">
            <text:p>2.99607365448528</text:p>
          </table:table-cell>
          <table:table-cell office:value-type="float" office:value="-1.11098132206004" calcext:value-type="float">
            <text:p>-1.11098132206004</text:p>
          </table:table-cell>
          <table:table-cell office:value-type="float" office:value="19228.78734944" calcext:value-type="float">
            <text:p>19228.78734944</text:p>
          </table:table-cell>
          <table:table-cell office:value-type="float" office:value="4400657.77826867" calcext:value-type="float">
            <text:p>4400657.77826867</text:p>
          </table:table-cell>
          <table:table-cell table:formula="of:=LOG([.H164])" office:value-type="float" office:value="4.28395189661224" calcext:value-type="float">
            <text:p>4.28395189661224</text:p>
          </table:table-cell>
          <table:table-cell table:formula="of:=LOG([.I164])" office:value-type="float" office:value="6.64351759651379" calcext:value-type="float">
            <text:p>6.64351759651379</text:p>
          </table:table-cell>
          <table:table-cell table:formula="of:=LOG([.A164])" office:value-type="float" office:value="1.28787824212696" calcext:value-type="float">
            <text:p>1.28787824212696</text:p>
          </table:table-cell>
          <table:table-cell table:formula="of:=LOG([.B164])" office:value-type="float" office:value="3.64744394202851" calcext:value-type="float">
            <text:p>3.64744394202851</text:p>
          </table:table-cell>
        </table:table-row>
        <table:table-row table:style-name="ro1">
          <table:table-cell office:value-type="float" office:value="4.23031127151515" calcext:value-type="float">
            <text:p>4.23031127151515</text:p>
          </table:table-cell>
          <table:table-cell office:value-type="float" office:value="2287.32462154284" calcext:value-type="float">
            <text:p>2287.32462154284</text:p>
          </table:table-cell>
          <table:table-cell office:value-type="string" calcext:value-type="string">
            <text:p>BY</text:p>
          </table:table-cell>
          <table:table-cell office:value-type="float" office:value="429" calcext:value-type="float">
            <text:p>429</text:p>
          </table:table-cell>
          <table:table-cell office:value-type="float" office:value="5480" calcext:value-type="float">
            <text:p>5480</text:p>
          </table:table-cell>
          <table:table-cell office:value-type="float" office:value="2.63245729218472" calcext:value-type="float">
            <text:p>2.63245729218472</text:p>
          </table:table-cell>
          <table:table-cell office:value-type="float" office:value="-1.01288867236584" calcext:value-type="float">
            <text:p>-1.01288867236584</text:p>
          </table:table-cell>
          <table:table-cell office:value-type="float" office:value="1814.80353548" calcext:value-type="float">
            <text:p>1814.80353548</text:p>
          </table:table-cell>
          <table:table-cell office:value-type="float" office:value="981262.262641876" calcext:value-type="float">
            <text:p>981262.262641876</text:p>
          </table:table-cell>
          <table:table-cell table:formula="of:=LOG([.H165])" office:value-type="float" office:value="3.25882961665854" calcext:value-type="float">
            <text:p>3.25882961665854</text:p>
          </table:table-cell>
          <table:table-cell table:formula="of:=LOG([.I165])" office:value-type="float" office:value="5.99178509708011" calcext:value-type="float">
            <text:p>5.99178509708011</text:p>
          </table:table-cell>
          <table:table-cell table:formula="of:=LOG([.A165])" office:value-type="float" office:value="0.626372324473812" calcext:value-type="float">
            <text:p>0.626372324473812</text:p>
          </table:table-cell>
          <table:table-cell table:formula="of:=LOG([.B165])" office:value-type="float" office:value="3.35932780489539" calcext:value-type="float">
            <text:p>3.35932780489539</text:p>
          </table:table-cell>
        </table:table-row>
        <table:table-row table:style-name="ro1">
          <table:table-cell office:value-type="float" office:value="5.37149641161132" calcext:value-type="float">
            <text:p>5.37149641161132</text:p>
          </table:table-cell>
          <table:table-cell office:value-type="float" office:value="3187.02850547946" calcext:value-type="float">
            <text:p>3187.02850547946</text:p>
          </table:table-cell>
          <table:table-cell office:value-type="string" calcext:value-type="string">
            <text:p>US</text:p>
          </table:table-cell>
          <table:table-cell office:value-type="float" office:value="2681" calcext:value-type="float">
            <text:p>2681</text:p>
          </table:table-cell>
          <table:table-cell office:value-type="float" office:value="5484" calcext:value-type="float">
            <text:p>5484</text:p>
          </table:table-cell>
          <table:table-cell office:value-type="float" office:value="3.42829681398288" calcext:value-type="float">
            <text:p>3.42829681398288</text:p>
          </table:table-cell>
          <table:table-cell office:value-type="float" office:value="-1.00169637815999" calcext:value-type="float">
            <text:p>-1.00169637815999</text:p>
          </table:table-cell>
          <table:table-cell office:value-type="float" office:value="14400.9818795299" calcext:value-type="float">
            <text:p>14400.9818795299</text:p>
          </table:table-cell>
          <table:table-cell office:value-type="float" office:value="8544423.42319044" calcext:value-type="float">
            <text:p>8544423.42319044</text:p>
          </table:table-cell>
          <table:table-cell table:formula="of:=LOG([.H166])" office:value-type="float" office:value="4.15839210392332" calcext:value-type="float">
            <text:p>4.15839210392332</text:p>
          </table:table-cell>
          <table:table-cell table:formula="of:=LOG([.I166])" office:value-type="float" office:value="6.93168276189874" calcext:value-type="float">
            <text:p>6.93168276189874</text:p>
          </table:table-cell>
          <table:table-cell table:formula="of:=LOG([.A166])" office:value-type="float" office:value="0.730095289940446" calcext:value-type="float">
            <text:p>0.730095289940446</text:p>
          </table:table-cell>
          <table:table-cell table:formula="of:=LOG([.B166])" office:value-type="float" office:value="3.50338594791586" calcext:value-type="float">
            <text:p>3.50338594791586</text:p>
          </table:table-cell>
        </table:table-row>
        <table:table-row table:style-name="ro1">
          <table:table-cell office:value-type="float" office:value="1.43534653465347" calcext:value-type="float">
            <text:p>1.43534653465347</text:p>
          </table:table-cell>
          <table:table-cell office:value-type="float" office:value="1304.90661804532" calcext:value-type="float">
            <text:p>1304.90661804532</text:p>
          </table:table-cell>
          <table:table-cell office:value-type="string" calcext:value-type="string">
            <text:p>US</text:p>
          </table:table-cell>
          <table:table-cell office:value-type="float" office:value="101" calcext:value-type="float">
            <text:p>101</text:p>
          </table:table-cell>
          <table:table-cell office:value-type="float" office:value="5507" calcext:value-type="float">
            <text:p>5507</text:p>
          </table:table-cell>
          <table:table-cell office:value-type="float" office:value="2.00432137378264" calcext:value-type="float">
            <text:p>2.00432137378264</text:p>
          </table:table-cell>
          <table:table-cell office:value-type="float" office:value="-0.819826664316475" calcext:value-type="float">
            <text:p>-0.819826664316475</text:p>
          </table:table-cell>
          <table:table-cell office:value-type="float" office:value="144.97" calcext:value-type="float">
            <text:p>144.97</text:p>
          </table:table-cell>
          <table:table-cell office:value-type="float" office:value="131795.568422577" calcext:value-type="float">
            <text:p>131795.568422577</text:p>
          </table:table-cell>
          <table:table-cell table:formula="of:=LOG([.H167])" office:value-type="float" office:value="2.16127813890771" calcext:value-type="float">
            <text:p>2.16127813890771</text:p>
          </table:table-cell>
          <table:table-cell table:formula="of:=LOG([.I167])" office:value-type="float" office:value="5.11990080751157" calcext:value-type="float">
            <text:p>5.11990080751157</text:p>
          </table:table-cell>
          <table:table-cell table:formula="of:=LOG([.A167])" office:value-type="float" office:value="0.156956765125068" calcext:value-type="float">
            <text:p>0.156956765125068</text:p>
          </table:table-cell>
          <table:table-cell table:formula="of:=LOG([.B167])" office:value-type="float" office:value="3.11557943372893" calcext:value-type="float">
            <text:p>3.11557943372893</text:p>
          </table:table-cell>
        </table:table-row>
        <table:table-row table:style-name="ro1">
          <table:table-cell office:value-type="float" office:value="22.94775" calcext:value-type="float">
            <text:p>22.94775</text:p>
          </table:table-cell>
          <table:table-cell office:value-type="float" office:value="43279.6935326102" calcext:value-type="float">
            <text:p>43279.69353261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516" calcext:value-type="float">
            <text:p>5516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199940747109511" calcext:value-type="float">
            <text:p>-0.199940747109511</text:p>
          </table:table-cell>
          <table:table-cell office:value-type="float" office:value="91.791" calcext:value-type="float">
            <text:p>91.791</text:p>
          </table:table-cell>
          <table:table-cell office:value-type="float" office:value="173118.774130441" calcext:value-type="float">
            <text:p>173118.774130441</text:p>
          </table:table-cell>
          <table:table-cell table:formula="of:=LOG([.H168])" office:value-type="float" office:value="1.96280010122357" calcext:value-type="float">
            <text:p>1.96280010122357</text:p>
          </table:table-cell>
          <table:table-cell table:formula="of:=LOG([.I168])" office:value-type="float" office:value="5.2383441681592" calcext:value-type="float">
            <text:p>5.2383441681592</text:p>
          </table:table-cell>
          <table:table-cell table:formula="of:=LOG([.A168])" office:value-type="float" office:value="1.36074010989561" calcext:value-type="float">
            <text:p>1.36074010989561</text:p>
          </table:table-cell>
          <table:table-cell table:formula="of:=LOG([.B168])" office:value-type="float" office:value="4.63628417683124" calcext:value-type="float">
            <text:p>4.63628417683124</text:p>
          </table:table-cell>
        </table:table-row>
        <table:table-row table:style-name="ro1">
          <table:table-cell office:value-type="float" office:value="15.6884827586207" calcext:value-type="float">
            <text:p>15.6884827586207</text:p>
          </table:table-cell>
          <table:table-cell office:value-type="float" office:value="8581.47914550306" calcext:value-type="float">
            <text:p>8581.479145503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24" calcext:value-type="float">
            <text:p>5524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0.0127349660214595" calcext:value-type="float">
            <text:p>-0.01273496602146</text:p>
          </table:table-cell>
          <table:table-cell office:value-type="float" office:value="454.966" calcext:value-type="float">
            <text:p>454.966</text:p>
          </table:table-cell>
          <table:table-cell office:value-type="float" office:value="248862.895219589" calcext:value-type="float">
            <text:p>248862.895219589</text:p>
          </table:table-cell>
          <table:table-cell table:formula="of:=LOG([.H169])" office:value-type="float" office:value="2.65797894267006" calcext:value-type="float">
            <text:p>2.65797894267006</text:p>
          </table:table-cell>
          <table:table-cell table:formula="of:=LOG([.I169])" office:value-type="float" office:value="5.39596014930995" calcext:value-type="float">
            <text:p>5.39596014930995</text:p>
          </table:table-cell>
          <table:table-cell table:formula="of:=LOG([.A169])" office:value-type="float" office:value="1.1955809447711" calcext:value-type="float">
            <text:p>1.1955809447711</text:p>
          </table:table-cell>
          <table:table-cell table:formula="of:=LOG([.B169])" office:value-type="float" office:value="3.93356215141099" calcext:value-type="float">
            <text:p>3.93356215141099</text:p>
          </table:table-cell>
        </table:table-row>
        <table:table-row table:style-name="ro1">
          <table:table-cell office:value-type="float" office:value="31.6203992897297" calcext:value-type="float">
            <text:p>31.6203992897297</text:p>
          </table:table-cell>
          <table:table-cell office:value-type="float" office:value="28296.4088990944" calcext:value-type="float">
            <text:p>28296.4088990944</text:p>
          </table:table-cell>
          <table:table-cell office:value-type="string" calcext:value-type="string">
            <text:p>UA</text:p>
          </table:table-cell>
          <table:table-cell office:value-type="float" office:value="37" calcext:value-type="float">
            <text:p>37</text:p>
          </table:table-cell>
          <table:table-cell office:value-type="float" office:value="5534" calcext:value-type="float">
            <text:p>5534</text:p>
          </table:table-cell>
          <table:table-cell office:value-type="float" office:value="1.56820172406699" calcext:value-type="float">
            <text:p>1.56820172406699</text:p>
          </table:table-cell>
          <table:table-cell office:value-type="float" office:value="-1.07596612740695" calcext:value-type="float">
            <text:p>-1.07596612740695</text:p>
          </table:table-cell>
          <table:table-cell office:value-type="float" office:value="1169.95477372" calcext:value-type="float">
            <text:p>1169.95477372</text:p>
          </table:table-cell>
          <table:table-cell office:value-type="float" office:value="1046967.12926649" calcext:value-type="float">
            <text:p>1046967.12926649</text:p>
          </table:table-cell>
          <table:table-cell table:formula="of:=LOG([.H170])" office:value-type="float" office:value="3.06816907379448" calcext:value-type="float">
            <text:p>3.06816907379448</text:p>
          </table:table-cell>
          <table:table-cell table:formula="of:=LOG([.I170])" office:value-type="float" office:value="6.01993304671965" calcext:value-type="float">
            <text:p>6.01993304671965</text:p>
          </table:table-cell>
          <table:table-cell table:formula="of:=LOG([.A170])" office:value-type="float" office:value="1.49996734972748" calcext:value-type="float">
            <text:p>1.49996734972748</text:p>
          </table:table-cell>
          <table:table-cell table:formula="of:=LOG([.B170])" office:value-type="float" office:value="4.45173132265265" calcext:value-type="float">
            <text:p>4.45173132265265</text:p>
          </table:table-cell>
        </table:table-row>
        <table:table-row table:style-name="ro1">
          <table:table-cell office:value-type="float" office:value="3.63796681953488" calcext:value-type="float">
            <text:p>3.63796681953488</text:p>
          </table:table-cell>
          <table:table-cell office:value-type="float" office:value="2207.19531058062" calcext:value-type="float">
            <text:p>2207.19531058062</text:p>
          </table:table-cell>
          <table:table-cell office:value-type="string" calcext:value-type="string">
            <text:p>US</text:p>
          </table:table-cell>
          <table:table-cell office:value-type="float" office:value="86" calcext:value-type="float">
            <text:p>86</text:p>
          </table:table-cell>
          <table:table-cell office:value-type="float" office:value="5547" calcext:value-type="float">
            <text:p>5547</text:p>
          </table:table-cell>
          <table:table-cell office:value-type="float" office:value="1.93449845124357" calcext:value-type="float">
            <text:p>1.93449845124357</text:p>
          </table:table-cell>
          <table:table-cell office:value-type="float" office:value="-1.2644142527237" calcext:value-type="float">
            <text:p>-1.2644142527237</text:p>
          </table:table-cell>
          <table:table-cell office:value-type="float" office:value="312.86514648" calcext:value-type="float">
            <text:p>312.86514648</text:p>
          </table:table-cell>
          <table:table-cell office:value-type="float" office:value="189818.796709933" calcext:value-type="float">
            <text:p>189818.796709933</text:p>
          </table:table-cell>
          <table:table-cell table:formula="of:=LOG([.H171])" office:value-type="float" office:value="2.49535718495987" calcext:value-type="float">
            <text:p>2.49535718495987</text:p>
          </table:table-cell>
          <table:table-cell table:formula="of:=LOG([.I171])" office:value-type="float" office:value="5.27833921601121" calcext:value-type="float">
            <text:p>5.27833921601121</text:p>
          </table:table-cell>
          <table:table-cell table:formula="of:=LOG([.A171])" office:value-type="float" office:value="0.560858733716298" calcext:value-type="float">
            <text:p>0.560858733716298</text:p>
          </table:table-cell>
          <table:table-cell table:formula="of:=LOG([.B171])" office:value-type="float" office:value="3.34384076476765" calcext:value-type="float">
            <text:p>3.34384076476765</text:p>
          </table:table-cell>
        </table:table-row>
        <table:table-row table:style-name="ro1">
          <table:table-cell office:value-type="float" office:value="5.504653555" calcext:value-type="float">
            <text:p>5.504653555</text:p>
          </table:table-cell>
          <table:table-cell office:value-type="float" office:value="4972.64050409961" calcext:value-type="float">
            <text:p>4972.640504099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608" calcext:value-type="float">
            <text:p>5608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0.968878220294641" calcext:value-type="float">
            <text:p>-0.968878220294641</text:p>
          </table:table-cell>
          <table:table-cell office:value-type="float" office:value="88.07445688" calcext:value-type="float">
            <text:p>88.07445688</text:p>
          </table:table-cell>
          <table:table-cell office:value-type="float" office:value="79562.2480655938" calcext:value-type="float">
            <text:p>79562.2480655938</text:p>
          </table:table-cell>
          <table:table-cell table:formula="of:=LOG([.H172])" office:value-type="float" office:value="1.94484997374092" calcext:value-type="float">
            <text:p>1.94484997374092</text:p>
          </table:table-cell>
          <table:table-cell table:formula="of:=LOG([.I172])" office:value-type="float" office:value="4.90070704580344" calcext:value-type="float">
            <text:p>4.90070704580344</text:p>
          </table:table-cell>
          <table:table-cell table:formula="of:=LOG([.A172])" office:value-type="float" office:value="0.740729991084993" calcext:value-type="float">
            <text:p>0.740729991084993</text:p>
          </table:table-cell>
          <table:table-cell table:formula="of:=LOG([.B172])" office:value-type="float" office:value="3.69658706314752" calcext:value-type="float">
            <text:p>3.69658706314752</text:p>
          </table:table-cell>
        </table:table-row>
        <table:table-row table:style-name="ro1">
          <table:table-cell office:value-type="float" office:value="21.882" calcext:value-type="float">
            <text:p>21.882</text:p>
          </table:table-cell>
          <table:table-cell office:value-type="float" office:value="19958.9123710953" calcext:value-type="float">
            <text:p>19958.91237109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33" calcext:value-type="float">
            <text:p>5633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1.93294643927201" calcext:value-type="float">
            <text:p>1.93294643927201</text:p>
          </table:table-cell>
          <table:table-cell office:value-type="float" office:value="175.056" calcext:value-type="float">
            <text:p>175.056</text:p>
          </table:table-cell>
          <table:table-cell office:value-type="float" office:value="159671.298968762" calcext:value-type="float">
            <text:p>159671.298968762</text:p>
          </table:table-cell>
          <table:table-cell table:formula="of:=LOG([.H173])" office:value-type="float" office:value="2.24317700068937" calcext:value-type="float">
            <text:p>2.24317700068937</text:p>
          </table:table-cell>
          <table:table-cell table:formula="of:=LOG([.I173])" office:value-type="float" office:value="5.20322685840715" calcext:value-type="float">
            <text:p>5.20322685840715</text:p>
          </table:table-cell>
          <table:table-cell table:formula="of:=LOG([.A173])" office:value-type="float" office:value="1.34008701369742" calcext:value-type="float">
            <text:p>1.34008701369742</text:p>
          </table:table-cell>
          <table:table-cell table:formula="of:=LOG([.B173])" office:value-type="float" office:value="4.30013687141521" calcext:value-type="float">
            <text:p>4.30013687141521</text:p>
          </table:table-cell>
        </table:table-row>
        <table:table-row table:style-name="ro1">
          <table:table-cell office:value-type="float" office:value="6.5486" calcext:value-type="float">
            <text:p>6.5486</text:p>
          </table:table-cell>
          <table:table-cell office:value-type="float" office:value="5393.34769517028" calcext:value-type="float">
            <text:p>5393.34769517028</text:p>
          </table:table-cell>
          <table:table-cell office:value-type="string" calcext:value-type="string">
            <text:p>US</text:p>
          </table:table-cell>
          <table:table-cell office:value-type="float" office:value="50" calcext:value-type="float">
            <text:p>50</text:p>
          </table:table-cell>
          <table:table-cell office:value-type="float" office:value="5642" calcext:value-type="float">
            <text:p>5642</text:p>
          </table:table-cell>
          <table:table-cell office:value-type="float" office:value="1.69897000433602" calcext:value-type="float">
            <text:p>1.69897000433602</text:p>
          </table:table-cell>
          <table:table-cell office:value-type="float" office:value="-0.956338702018581" calcext:value-type="float">
            <text:p>-0.956338702018581</text:p>
          </table:table-cell>
          <table:table-cell office:value-type="float" office:value="327.43" calcext:value-type="float">
            <text:p>327.43</text:p>
          </table:table-cell>
          <table:table-cell office:value-type="float" office:value="269667.384758514" calcext:value-type="float">
            <text:p>269667.384758514</text:p>
          </table:table-cell>
          <table:table-cell table:formula="of:=LOG([.H174])" office:value-type="float" office:value="2.51511846810454" calcext:value-type="float">
            <text:p>2.51511846810454</text:p>
          </table:table-cell>
          <table:table-cell table:formula="of:=LOG([.I174])" office:value-type="float" office:value="5.43082842336818" calcext:value-type="float">
            <text:p>5.43082842336818</text:p>
          </table:table-cell>
          <table:table-cell table:formula="of:=LOG([.A174])" office:value-type="float" office:value="0.816148463768526" calcext:value-type="float">
            <text:p>0.816148463768526</text:p>
          </table:table-cell>
          <table:table-cell table:formula="of:=LOG([.B174])" office:value-type="float" office:value="3.73185841903216" calcext:value-type="float">
            <text:p>3.73185841903216</text:p>
          </table:table-cell>
        </table:table-row>
        <table:table-row table:style-name="ro1">
          <table:table-cell office:value-type="float" office:value="22.7616187574752" calcext:value-type="float">
            <text:p>22.7616187574752</text:p>
          </table:table-cell>
          <table:table-cell office:value-type="float" office:value="9855.19376857131" calcext:value-type="float">
            <text:p>9855.19376857131</text:p>
          </table:table-cell>
          <table:table-cell office:value-type="string" calcext:value-type="string">
            <text:p>US</text:p>
          </table:table-cell>
          <table:table-cell office:value-type="float" office:value="503" calcext:value-type="float">
            <text:p>503</text:p>
          </table:table-cell>
          <table:table-cell office:value-type="float" office:value="5645" calcext:value-type="float">
            <text:p>5645</text:p>
          </table:table-cell>
          <table:table-cell office:value-type="float" office:value="2.70156798505593" calcext:value-type="float">
            <text:p>2.70156798505593</text:p>
          </table:table-cell>
          <table:table-cell office:value-type="float" office:value="-1.20246456613094" calcext:value-type="float">
            <text:p>-1.20246456613094</text:p>
          </table:table-cell>
          <table:table-cell office:value-type="float" office:value="11449.09423501" calcext:value-type="float">
            <text:p>11449.09423501</text:p>
          </table:table-cell>
          <table:table-cell office:value-type="float" office:value="4957162.46559137" calcext:value-type="float">
            <text:p>4957162.46559137</text:p>
          </table:table-cell>
          <table:table-cell table:formula="of:=LOG([.H175])" office:value-type="float" office:value="4.05877112996876" calcext:value-type="float">
            <text:p>4.05877112996876</text:p>
          </table:table-cell>
          <table:table-cell table:formula="of:=LOG([.I175])" office:value-type="float" office:value="6.69523315266621" calcext:value-type="float">
            <text:p>6.69523315266621</text:p>
          </table:table-cell>
          <table:table-cell table:formula="of:=LOG([.A175])" office:value-type="float" office:value="1.35720314491284" calcext:value-type="float">
            <text:p>1.35720314491284</text:p>
          </table:table-cell>
          <table:table-cell table:formula="of:=LOG([.B175])" office:value-type="float" office:value="3.99366516761029" calcext:value-type="float">
            <text:p>3.99366516761029</text:p>
          </table:table-cell>
        </table:table-row>
        <table:table-row table:style-name="ro1">
          <table:table-cell office:value-type="float" office:value="10.5904186637811" calcext:value-type="float">
            <text:p>10.5904186637811</text:p>
          </table:table-cell>
          <table:table-cell office:value-type="float" office:value="6226.55002021657" calcext:value-type="float">
            <text:p>6226.55002021657</text:p>
          </table:table-cell>
          <table:table-cell office:value-type="string" calcext:value-type="string">
            <text:p>PL</text:p>
          </table:table-cell>
          <table:table-cell office:value-type="float" office:value="402" calcext:value-type="float">
            <text:p>402</text:p>
          </table:table-cell>
          <table:table-cell office:value-type="float" office:value="5666" calcext:value-type="float">
            <text:p>5666</text:p>
          </table:table-cell>
          <table:table-cell office:value-type="float" office:value="2.60422605308447" calcext:value-type="float">
            <text:p>2.60422605308447</text:p>
          </table:table-cell>
          <table:table-cell office:value-type="float" office:value="-0.954917229739062" calcext:value-type="float">
            <text:p>-0.954917229739062</text:p>
          </table:table-cell>
          <table:table-cell office:value-type="float" office:value="4257.34830284" calcext:value-type="float">
            <text:p>4257.34830284</text:p>
          </table:table-cell>
          <table:table-cell office:value-type="float" office:value="2503073.10812706" calcext:value-type="float">
            <text:p>2503073.10812706</text:p>
          </table:table-cell>
          <table:table-cell table:formula="of:=LOG([.H176])" office:value-type="float" office:value="3.62913918219818" calcext:value-type="float">
            <text:p>3.62913918219818</text:p>
          </table:table-cell>
          <table:table-cell table:formula="of:=LOG([.I176])" office:value-type="float" office:value="6.39847353438349" calcext:value-type="float">
            <text:p>6.39847353438349</text:p>
          </table:table-cell>
          <table:table-cell table:formula="of:=LOG([.A176])" office:value-type="float" office:value="1.02491312911371" calcext:value-type="float">
            <text:p>1.02491312911371</text:p>
          </table:table-cell>
          <table:table-cell table:formula="of:=LOG([.B176])" office:value-type="float" office:value="3.79424748129902" calcext:value-type="float">
            <text:p>3.79424748129902</text:p>
          </table:table-cell>
        </table:table-row>
        <table:table-row table:style-name="ro1">
          <table:table-cell office:value-type="float" office:value="0.286436160967742" calcext:value-type="float">
            <text:p>0.286436160967742</text:p>
          </table:table-cell>
          <table:table-cell office:value-type="float" office:value="194.792334005369" calcext:value-type="float">
            <text:p>194.792334005369</text:p>
          </table:table-cell>
          <table:table-cell office:value-type="string" calcext:value-type="string">
            <text:p>NL</text:p>
          </table:table-cell>
          <table:table-cell office:value-type="float" office:value="62" calcext:value-type="float">
            <text:p>62</text:p>
          </table:table-cell>
          <table:table-cell office:value-type="float" office:value="5671" calcext:value-type="float">
            <text:p>5671</text:p>
          </table:table-cell>
          <table:table-cell office:value-type="float" office:value="1.79239168949825" calcext:value-type="float">
            <text:p>1.79239168949825</text:p>
          </table:table-cell>
          <table:table-cell office:value-type="float" office:value="-0.309559141706729" calcext:value-type="float">
            <text:p>-0.309559141706729</text:p>
          </table:table-cell>
          <table:table-cell office:value-type="float" office:value="17.75904198" calcext:value-type="float">
            <text:p>17.75904198</text:p>
          </table:table-cell>
          <table:table-cell office:value-type="float" office:value="12077.1247083329" calcext:value-type="float">
            <text:p>12077.1247083329</text:p>
          </table:table-cell>
          <table:table-cell table:formula="of:=LOG([.H177])" office:value-type="float" office:value="1.24941953385127" calcext:value-type="float">
            <text:p>1.24941953385127</text:p>
          </table:table-cell>
          <table:table-cell table:formula="of:=LOG([.I177])" office:value-type="float" office:value="4.08196355084641" calcext:value-type="float">
            <text:p>4.08196355084641</text:p>
          </table:table-cell>
          <table:table-cell table:formula="of:=LOG([.A177])" office:value-type="float" office:value="-0.542972155646984" calcext:value-type="float">
            <text:p>-0.542972155646984</text:p>
          </table:table-cell>
          <table:table-cell table:formula="of:=LOG([.B177])" office:value-type="float" office:value="2.28957186134815" calcext:value-type="float">
            <text:p>2.28957186134815</text:p>
          </table:table-cell>
        </table:table-row>
        <table:table-row table:style-name="ro1">
          <table:table-cell office:value-type="float" office:value="0.6846" calcext:value-type="float">
            <text:p>0.6846</text:p>
          </table:table-cell>
          <table:table-cell office:value-type="float" office:value="694.853044958034" calcext:value-type="float">
            <text:p>694.853044958034</text:p>
          </table:table-cell>
          <table:table-cell office:value-type="string" calcext:value-type="string">
            <text:p>SE</text:p>
          </table:table-cell>
          <table:table-cell office:value-type="float" office:value="70" calcext:value-type="float">
            <text:p>70</text:p>
          </table:table-cell>
          <table:table-cell office:value-type="float" office:value="5673" calcext:value-type="float">
            <text:p>5673</text:p>
          </table:table-cell>
          <table:table-cell office:value-type="float" office:value="1.84509804001426" calcext:value-type="float">
            <text:p>1.84509804001426</text:p>
          </table:table-cell>
          <table:table-cell office:value-type="float" office:value="-1.30529362749512" calcext:value-type="float">
            <text:p>-1.30529362749512</text:p>
          </table:table-cell>
          <table:table-cell office:value-type="float" office:value="47.922" calcext:value-type="float">
            <text:p>47.922</text:p>
          </table:table-cell>
          <table:table-cell office:value-type="float" office:value="48639.7131470624" calcext:value-type="float">
            <text:p>48639.7131470624</text:p>
          </table:table-cell>
          <table:table-cell table:formula="of:=LOG([.H178])" office:value-type="float" office:value="1.68053493481612" calcext:value-type="float">
            <text:p>1.68053493481612</text:p>
          </table:table-cell>
          <table:table-cell table:formula="of:=LOG([.I178])" office:value-type="float" office:value="4.68699100501848" calcext:value-type="float">
            <text:p>4.68699100501848</text:p>
          </table:table-cell>
          <table:table-cell table:formula="of:=LOG([.A178])" office:value-type="float" office:value="-0.164563105198142" calcext:value-type="float">
            <text:p>-0.164563105198142</text:p>
          </table:table-cell>
          <table:table-cell table:formula="of:=LOG([.B178])" office:value-type="float" office:value="2.84189296500422" calcext:value-type="float">
            <text:p>2.84189296500422</text:p>
          </table:table-cell>
        </table:table-row>
        <table:table-row table:style-name="ro1">
          <table:table-cell office:value-type="float" office:value="0.626529411764706" calcext:value-type="float">
            <text:p>0.626529411764706</text:p>
          </table:table-cell>
          <table:table-cell office:value-type="float" office:value="995.969552228868" calcext:value-type="float">
            <text:p>995.96955222886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81" calcext:value-type="float">
            <text:p>5681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1.49600322071412" calcext:value-type="float">
            <text:p>-1.49600322071412</text:p>
          </table:table-cell>
          <table:table-cell office:value-type="float" office:value="10.651" calcext:value-type="float">
            <text:p>10.651</text:p>
          </table:table-cell>
          <table:table-cell office:value-type="float" office:value="16931.4823878908" calcext:value-type="float">
            <text:p>16931.4823878908</text:p>
          </table:table-cell>
          <table:table-cell table:formula="of:=LOG([.H179])" office:value-type="float" office:value="1.02739038468497" calcext:value-type="float">
            <text:p>1.02739038468497</text:p>
          </table:table-cell>
          <table:table-cell table:formula="of:=LOG([.I179])" office:value-type="float" office:value="4.22869498319443" calcext:value-type="float">
            <text:p>4.22869498319443</text:p>
          </table:table-cell>
          <table:table-cell table:formula="of:=LOG([.A179])" office:value-type="float" office:value="-0.203058536693304" calcext:value-type="float">
            <text:p>-0.203058536693304</text:p>
          </table:table-cell>
          <table:table-cell table:formula="of:=LOG([.B179])" office:value-type="float" office:value="2.99824606181616" calcext:value-type="float">
            <text:p>2.99824606181616</text:p>
          </table:table-cell>
        </table:table-row>
        <table:table-row table:style-name="ro1">
          <table:table-cell office:value-type="float" office:value="12.1645294117647" calcext:value-type="float">
            <text:p>12.1645294117647</text:p>
          </table:table-cell>
          <table:table-cell office:value-type="float" office:value="16541.5468337124" calcext:value-type="float">
            <text:p>16541.54683371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84" calcext:value-type="float">
            <text:p>5684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0.946775124460048" calcext:value-type="float">
            <text:p>-0.946775124460048</text:p>
          </table:table-cell>
          <table:table-cell office:value-type="float" office:value="206.797" calcext:value-type="float">
            <text:p>206.797</text:p>
          </table:table-cell>
          <table:table-cell office:value-type="float" office:value="281206.296173111" calcext:value-type="float">
            <text:p>281206.296173111</text:p>
          </table:table-cell>
          <table:table-cell table:formula="of:=LOG([.H180])" office:value-type="float" office:value="2.31554423416612" calcext:value-type="float">
            <text:p>2.31554423416612</text:p>
          </table:table-cell>
          <table:table-cell table:formula="of:=LOG([.I180])" office:value-type="float" office:value="5.44902504025471" calcext:value-type="float">
            <text:p>5.44902504025471</text:p>
          </table:table-cell>
          <table:table-cell table:formula="of:=LOG([.A180])" office:value-type="float" office:value="1.08509531278785" calcext:value-type="float">
            <text:p>1.08509531278785</text:p>
          </table:table-cell>
          <table:table-cell table:formula="of:=LOG([.B180])" office:value-type="float" office:value="4.21857611887644" calcext:value-type="float">
            <text:p>4.21857611887644</text:p>
          </table:table-cell>
        </table:table-row>
        <table:table-row table:style-name="ro1">
          <table:table-cell office:value-type="float" office:value="8.76457192466786" calcext:value-type="float">
            <text:p>8.76457192466786</text:p>
          </table:table-cell>
          <table:table-cell office:value-type="float" office:value="3942.83865456906" calcext:value-type="float">
            <text:p>3942.83865456906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5730" calcext:value-type="float">
            <text:p>5730</text:p>
          </table:table-cell>
          <table:table-cell office:value-type="float" office:value="2.74585519517373" calcext:value-type="float">
            <text:p>2.74585519517373</text:p>
          </table:table-cell>
          <table:table-cell office:value-type="float" office:value="-0.980619203897376" calcext:value-type="float">
            <text:p>-0.980619203897376</text:p>
          </table:table-cell>
          <table:table-cell office:value-type="float" office:value="4881.86656204" calcext:value-type="float">
            <text:p>4881.86656204</text:p>
          </table:table-cell>
          <table:table-cell office:value-type="float" office:value="2196161.13059496" calcext:value-type="float">
            <text:p>2196161.13059496</text:p>
          </table:table-cell>
          <table:table-cell table:formula="of:=LOG([.H181])" office:value-type="float" office:value="3.68858590450319" calcext:value-type="float">
            <text:p>3.68858590450319</text:p>
          </table:table-cell>
          <table:table-cell table:formula="of:=LOG([.I181])" office:value-type="float" office:value="6.34166420078765" calcext:value-type="float">
            <text:p>6.34166420078765</text:p>
          </table:table-cell>
          <table:table-cell table:formula="of:=LOG([.A181])" office:value-type="float" office:value="0.94273070932946" calcext:value-type="float">
            <text:p>0.94273070932946</text:p>
          </table:table-cell>
          <table:table-cell table:formula="of:=LOG([.B181])" office:value-type="float" office:value="3.59580900561392" calcext:value-type="float">
            <text:p>3.59580900561392</text:p>
          </table:table-cell>
        </table:table-row>
        <table:table-row table:style-name="ro1">
          <table:table-cell office:value-type="float" office:value="11.379166" calcext:value-type="float">
            <text:p>11.379166</text:p>
          </table:table-cell>
          <table:table-cell office:value-type="float" office:value="6212.16965880258" calcext:value-type="float">
            <text:p>6212.16965880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44" calcext:value-type="float">
            <text:p>5744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703154561983506" calcext:value-type="float">
            <text:p>-0.703154561983506</text:p>
          </table:table-cell>
          <table:table-cell office:value-type="float" office:value="22.758332" calcext:value-type="float">
            <text:p>22.758332</text:p>
          </table:table-cell>
          <table:table-cell office:value-type="float" office:value="12424.3393176052" calcext:value-type="float">
            <text:p>12424.3393176052</text:p>
          </table:table-cell>
          <table:table-cell table:formula="of:=LOG([.H182])" office:value-type="float" office:value="1.35714042864827" calcext:value-type="float">
            <text:p>1.35714042864827</text:p>
          </table:table-cell>
          <table:table-cell table:formula="of:=LOG([.I182])" office:value-type="float" office:value="4.09427330377582" calcext:value-type="float">
            <text:p>4.09427330377582</text:p>
          </table:table-cell>
          <table:table-cell table:formula="of:=LOG([.A182])" office:value-type="float" office:value="1.05611043298429" calcext:value-type="float">
            <text:p>1.05611043298429</text:p>
          </table:table-cell>
          <table:table-cell table:formula="of:=LOG([.B182])" office:value-type="float" office:value="3.79324330811183" calcext:value-type="float">
            <text:p>3.79324330811183</text:p>
          </table:table-cell>
        </table:table-row>
        <table:table-row table:style-name="ro1">
          <table:table-cell office:value-type="float" office:value="33.1884" calcext:value-type="float">
            <text:p>33.1884</text:p>
          </table:table-cell>
          <table:table-cell office:value-type="float" office:value="42838.0365877353" calcext:value-type="float">
            <text:p>42838.03658773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750" calcext:value-type="float">
            <text:p>5750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0.776880130210115" calcext:value-type="float">
            <text:p>0.776880130210115</text:p>
          </table:table-cell>
          <table:table-cell office:value-type="float" office:value="497.826" calcext:value-type="float">
            <text:p>497.826</text:p>
          </table:table-cell>
          <table:table-cell office:value-type="float" office:value="642570.548816029" calcext:value-type="float">
            <text:p>642570.548816029</text:p>
          </table:table-cell>
          <table:table-cell table:formula="of:=LOG([.H183])" office:value-type="float" office:value="2.69707757479901" calcext:value-type="float">
            <text:p>2.69707757479901</text:p>
          </table:table-cell>
          <table:table-cell table:formula="of:=LOG([.I183])" office:value-type="float" office:value="5.80792081648504" calcext:value-type="float">
            <text:p>5.80792081648504</text:p>
          </table:table-cell>
          <table:table-cell table:formula="of:=LOG([.A183])" office:value-type="float" office:value="1.52098631574333" calcext:value-type="float">
            <text:p>1.52098631574333</text:p>
          </table:table-cell>
          <table:table-cell table:formula="of:=LOG([.B183])" office:value-type="float" office:value="4.63182955742936" calcext:value-type="float">
            <text:p>4.63182955742936</text:p>
          </table:table-cell>
        </table:table-row>
        <table:table-row table:style-name="ro1">
          <table:table-cell office:value-type="float" office:value="1.18523278666667" calcext:value-type="float">
            <text:p>1.18523278666667</text:p>
          </table:table-cell>
          <table:table-cell office:value-type="float" office:value="1010.93965911469" calcext:value-type="float">
            <text:p>1010.93965911469</text:p>
          </table:table-cell>
          <table:table-cell office:value-type="string" calcext:value-type="string">
            <text:p>US</text:p>
          </table:table-cell>
          <table:table-cell office:value-type="float" office:value="15" calcext:value-type="float">
            <text:p>15</text:p>
          </table:table-cell>
          <table:table-cell office:value-type="float" office:value="5776" calcext:value-type="float">
            <text:p>5776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1.1813416880146" calcext:value-type="float">
            <text:p>-1.1813416880146</text:p>
          </table:table-cell>
          <table:table-cell office:value-type="float" office:value="17.7784918" calcext:value-type="float">
            <text:p>17.7784918</text:p>
          </table:table-cell>
          <table:table-cell office:value-type="float" office:value="15164.0948867204" calcext:value-type="float">
            <text:p>15164.0948867204</text:p>
          </table:table-cell>
          <table:table-cell table:formula="of:=LOG([.H184])" office:value-type="float" office:value="1.24989491576132" calcext:value-type="float">
            <text:p>1.24989491576132</text:p>
          </table:table-cell>
          <table:table-cell table:formula="of:=LOG([.I184])" office:value-type="float" office:value="4.18081649328606" calcext:value-type="float">
            <text:p>4.18081649328606</text:p>
          </table:table-cell>
          <table:table-cell table:formula="of:=LOG([.A184])" office:value-type="float" office:value="0.0738036567056408" calcext:value-type="float">
            <text:p>0.073803656705641</text:p>
          </table:table-cell>
          <table:table-cell table:formula="of:=LOG([.B184])" office:value-type="float" office:value="3.00472523423038" calcext:value-type="float">
            <text:p>3.00472523423038</text:p>
          </table:table-cell>
        </table:table-row>
        <table:table-row table:style-name="ro1">
          <table:table-cell office:value-type="float" office:value="2.03410853889381" calcext:value-type="float">
            <text:p>2.03410853889381</text:p>
          </table:table-cell>
          <table:table-cell office:value-type="float" office:value="1608.71249823359" calcext:value-type="float">
            <text:p>1608.71249823359</text:p>
          </table:table-cell>
          <table:table-cell office:value-type="string" calcext:value-type="string">
            <text:p>US</text:p>
          </table:table-cell>
          <table:table-cell office:value-type="float" office:value="226" calcext:value-type="float">
            <text:p>226</text:p>
          </table:table-cell>
          <table:table-cell office:value-type="float" office:value="5788" calcext:value-type="float">
            <text:p>5788</text:p>
          </table:table-cell>
          <table:table-cell office:value-type="float" office:value="2.3541084391474" calcext:value-type="float">
            <text:p>2.3541084391474</text:p>
          </table:table-cell>
          <table:table-cell office:value-type="float" office:value="-0.890616699098183" calcext:value-type="float">
            <text:p>-0.890616699098183</text:p>
          </table:table-cell>
          <table:table-cell office:value-type="float" office:value="459.70852979" calcext:value-type="float">
            <text:p>459.70852979</text:p>
          </table:table-cell>
          <table:table-cell office:value-type="float" office:value="363569.024600792" calcext:value-type="float">
            <text:p>363569.024600792</text:p>
          </table:table-cell>
          <table:table-cell table:formula="of:=LOG([.H185])" office:value-type="float" office:value="2.66248256206304" calcext:value-type="float">
            <text:p>2.66248256206304</text:p>
          </table:table-cell>
          <table:table-cell table:formula="of:=LOG([.I185])" office:value-type="float" office:value="5.56058687505049" calcext:value-type="float">
            <text:p>5.56058687505049</text:p>
          </table:table-cell>
          <table:table-cell table:formula="of:=LOG([.A185])" office:value-type="float" office:value="0.308374122915638" calcext:value-type="float">
            <text:p>0.308374122915638</text:p>
          </table:table-cell>
          <table:table-cell table:formula="of:=LOG([.B185])" office:value-type="float" office:value="3.20647843590309" calcext:value-type="float">
            <text:p>3.20647843590309</text:p>
          </table:table-cell>
        </table:table-row>
        <table:table-row table:style-name="ro1">
          <table:table-cell office:value-type="float" office:value="110.081" calcext:value-type="float">
            <text:p>110.081</text:p>
          </table:table-cell>
          <table:table-cell office:value-type="float" office:value="76448.6583762193" calcext:value-type="float">
            <text:p>76448.65837621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96" calcext:value-type="float">
            <text:p>5796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6.51118777122738" calcext:value-type="float">
            <text:p>6.51118777122738</text:p>
          </table:table-cell>
          <table:table-cell office:value-type="float" office:value="220.162" calcext:value-type="float">
            <text:p>220.162</text:p>
          </table:table-cell>
          <table:table-cell office:value-type="float" office:value="152897.316752439" calcext:value-type="float">
            <text:p>152897.316752439</text:p>
          </table:table-cell>
          <table:table-cell table:formula="of:=LOG([.H186])" office:value-type="float" office:value="2.34274236179987" calcext:value-type="float">
            <text:p>2.34274236179987</text:p>
          </table:table-cell>
          <table:table-cell table:formula="of:=LOG([.I186])" office:value-type="float" office:value="5.18439986389607" calcext:value-type="float">
            <text:p>5.18439986389607</text:p>
          </table:table-cell>
          <table:table-cell table:formula="of:=LOG([.A186])" office:value-type="float" office:value="2.04171236613589" calcext:value-type="float">
            <text:p>2.04171236613589</text:p>
          </table:table-cell>
          <table:table-cell table:formula="of:=LOG([.B186])" office:value-type="float" office:value="4.88336986823209" calcext:value-type="float">
            <text:p>4.88336986823209</text:p>
          </table:table-cell>
        </table:table-row>
        <table:table-row table:style-name="ro1">
          <table:table-cell office:value-type="float" office:value="18.3494750937979" calcext:value-type="float">
            <text:p>18.3494750937979</text:p>
          </table:table-cell>
          <table:table-cell office:value-type="float" office:value="20283.235045138" calcext:value-type="float">
            <text:p>20283.23504513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5824" calcext:value-type="float">
            <text:p>5824</text:p>
          </table:table-cell>
          <table:table-cell office:value-type="float" office:value="2.81491318127507" calcext:value-type="float">
            <text:p>2.81491318127507</text:p>
          </table:table-cell>
          <table:table-cell office:value-type="float" office:value="-0.974846371666933" calcext:value-type="float">
            <text:p>-0.974846371666933</text:p>
          </table:table-cell>
          <table:table-cell office:value-type="float" office:value="11982.20723625" calcext:value-type="float">
            <text:p>11982.20723625</text:p>
          </table:table-cell>
          <table:table-cell office:value-type="float" office:value="13244952.4844751" calcext:value-type="float">
            <text:p>13244952.4844751</text:p>
          </table:table-cell>
          <table:table-cell table:formula="of:=LOG([.H187])" office:value-type="float" office:value="4.07853682658647" calcext:value-type="float">
            <text:p>4.07853682658647</text:p>
          </table:table-cell>
          <table:table-cell table:formula="of:=LOG([.I187])" office:value-type="float" office:value="7.12205040462892" calcext:value-type="float">
            <text:p>7.12205040462892</text:p>
          </table:table-cell>
          <table:table-cell table:formula="of:=LOG([.A187])" office:value-type="float" office:value="1.2636236453114" calcext:value-type="float">
            <text:p>1.2636236453114</text:p>
          </table:table-cell>
          <table:table-cell table:formula="of:=LOG([.B187])" office:value-type="float" office:value="4.30713722335385" calcext:value-type="float">
            <text:p>4.30713722335385</text:p>
          </table:table-cell>
        </table:table-row>
        <table:table-row table:style-name="ro1">
          <table:table-cell office:value-type="float" office:value="1.63871039407407" calcext:value-type="float">
            <text:p>1.63871039407407</text:p>
          </table:table-cell>
          <table:table-cell office:value-type="float" office:value="1984.47498767287" calcext:value-type="float">
            <text:p>1984.474987672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847" calcext:value-type="float">
            <text:p>5847</text:p>
          </table:table-cell>
          <table:table-cell office:value-type="float" office:value="1.43136376415899" calcext:value-type="float">
            <text:p>1.43136376415899</text:p>
          </table:table-cell>
          <table:table-cell office:value-type="float" office:value="-1.27714200005117" calcext:value-type="float">
            <text:p>-1.27714200005117</text:p>
          </table:table-cell>
          <table:table-cell office:value-type="float" office:value="44.24518064" calcext:value-type="float">
            <text:p>44.24518064</text:p>
          </table:table-cell>
          <table:table-cell office:value-type="float" office:value="53580.8246671675" calcext:value-type="float">
            <text:p>53580.8246671675</text:p>
          </table:table-cell>
          <table:table-cell table:formula="of:=LOG([.H188])" office:value-type="float" office:value="1.64586597253802" calcext:value-type="float">
            <text:p>1.64586597253802</text:p>
          </table:table-cell>
          <table:table-cell table:formula="of:=LOG([.I188])" office:value-type="float" office:value="4.72900939358806" calcext:value-type="float">
            <text:p>4.72900939358806</text:p>
          </table:table-cell>
          <table:table-cell table:formula="of:=LOG([.A188])" office:value-type="float" office:value="0.214502208379031" calcext:value-type="float">
            <text:p>0.214502208379031</text:p>
          </table:table-cell>
          <table:table-cell table:formula="of:=LOG([.B188])" office:value-type="float" office:value="3.29764562942907" calcext:value-type="float">
            <text:p>3.29764562942907</text:p>
          </table:table-cell>
        </table:table-row>
        <table:table-row table:style-name="ro1">
          <table:table-cell office:value-type="float" office:value="6.89674418604651" calcext:value-type="float">
            <text:p>6.89674418604651</text:p>
          </table:table-cell>
          <table:table-cell office:value-type="float" office:value="9461.0516133101" calcext:value-type="float">
            <text:p>9461.05161331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878" calcext:value-type="float">
            <text:p>5878</text:p>
          </table:table-cell>
          <table:table-cell office:value-type="float" office:value="1.93449845124357" calcext:value-type="float">
            <text:p>1.93449845124357</text:p>
          </table:table-cell>
          <table:table-cell office:value-type="float" office:value="-1.23786507391366" calcext:value-type="float">
            <text:p>-1.23786507391366</text:p>
          </table:table-cell>
          <table:table-cell office:value-type="float" office:value="593.12" calcext:value-type="float">
            <text:p>593.12</text:p>
          </table:table-cell>
          <table:table-cell office:value-type="float" office:value="813650.438744668" calcext:value-type="float">
            <text:p>813650.438744668</text:p>
          </table:table-cell>
          <table:table-cell table:formula="of:=LOG([.H189])" office:value-type="float" office:value="2.77314256868549" calcext:value-type="float">
            <text:p>2.77314256868549</text:p>
          </table:table-cell>
          <table:table-cell table:formula="of:=LOG([.I189])" office:value-type="float" office:value="5.91043786295981" calcext:value-type="float">
            <text:p>5.91043786295981</text:p>
          </table:table-cell>
          <table:table-cell table:formula="of:=LOG([.A189])" office:value-type="float" office:value="0.83864411744192" calcext:value-type="float">
            <text:p>0.83864411744192</text:p>
          </table:table-cell>
          <table:table-cell table:formula="of:=LOG([.B189])" office:value-type="float" office:value="3.97593941171624" calcext:value-type="float">
            <text:p>3.97593941171624</text:p>
          </table:table-cell>
        </table:table-row>
        <table:table-row table:style-name="ro1">
          <table:table-cell office:value-type="float" office:value="12.1824191952941" calcext:value-type="float">
            <text:p>12.1824191952941</text:p>
          </table:table-cell>
          <table:table-cell office:value-type="float" office:value="12920.2318786345" calcext:value-type="float">
            <text:p>12920.231878634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909" calcext:value-type="float">
            <text:p>5909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0.897484076546566" calcext:value-type="float">
            <text:p>-0.897484076546566</text:p>
          </table:table-cell>
          <table:table-cell office:value-type="float" office:value="414.20225264" calcext:value-type="float">
            <text:p>414.20225264</text:p>
          </table:table-cell>
          <table:table-cell office:value-type="float" office:value="439287.883873573" calcext:value-type="float">
            <text:p>439287.883873573</text:p>
          </table:table-cell>
          <table:table-cell table:formula="of:=LOG([.H190])" office:value-type="float" office:value="2.6172124564755" calcext:value-type="float">
            <text:p>2.6172124564755</text:p>
          </table:table-cell>
          <table:table-cell table:formula="of:=LOG([.I190])" office:value-type="float" office:value="5.64274922502855" calcext:value-type="float">
            <text:p>5.64274922502855</text:p>
          </table:table-cell>
          <table:table-cell table:formula="of:=LOG([.A190])" office:value-type="float" office:value="1.08573353943324" calcext:value-type="float">
            <text:p>1.08573353943324</text:p>
          </table:table-cell>
          <table:table-cell table:formula="of:=LOG([.B190])" office:value-type="float" office:value="4.11127030798629" calcext:value-type="float">
            <text:p>4.11127030798629</text:p>
          </table:table-cell>
        </table:table-row>
        <table:table-row table:style-name="ro1">
          <table:table-cell office:value-type="float" office:value="4.2915" calcext:value-type="float">
            <text:p>4.2915</text:p>
          </table:table-cell>
          <table:table-cell office:value-type="float" office:value="3877.60982556649" calcext:value-type="float">
            <text:p>3877.60982556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52" calcext:value-type="float">
            <text:p>5952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902428809383234" calcext:value-type="float">
            <text:p>-0.902428809383234</text:p>
          </table:table-cell>
          <table:table-cell office:value-type="float" office:value="8.583" calcext:value-type="float">
            <text:p>8.583</text:p>
          </table:table-cell>
          <table:table-cell office:value-type="float" office:value="7755.21965113298" calcext:value-type="float">
            <text:p>7755.21965113298</text:p>
          </table:table-cell>
          <table:table-cell table:formula="of:=LOG([.H191])" office:value-type="float" office:value="0.933639112524925" calcext:value-type="float">
            <text:p>0.933639112524925</text:p>
          </table:table-cell>
          <table:table-cell table:formula="of:=LOG([.I191])" office:value-type="float" office:value="3.88959410284905" calcext:value-type="float">
            <text:p>3.88959410284905</text:p>
          </table:table-cell>
          <table:table-cell table:formula="of:=LOG([.A191])" office:value-type="float" office:value="0.632609116860944" calcext:value-type="float">
            <text:p>0.632609116860944</text:p>
          </table:table-cell>
          <table:table-cell table:formula="of:=LOG([.B191])" office:value-type="float" office:value="3.58856410718507" calcext:value-type="float">
            <text:p>3.58856410718507</text:p>
          </table:table-cell>
        </table:table-row>
        <table:table-row table:style-name="ro1">
          <table:table-cell office:value-type="float" office:value="18.6045311386111" calcext:value-type="float">
            <text:p>18.6045311386111</text:p>
          </table:table-cell>
          <table:table-cell office:value-type="float" office:value="6304.75174092776" calcext:value-type="float">
            <text:p>6304.7517409277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972" calcext:value-type="float">
            <text:p>5972</text:p>
          </table:table-cell>
          <table:table-cell office:value-type="float" office:value="1.85733249643127" calcext:value-type="float">
            <text:p>1.85733249643127</text:p>
          </table:table-cell>
          <table:table-cell office:value-type="float" office:value="-1.04224765021019" calcext:value-type="float">
            <text:p>-1.04224765021019</text:p>
          </table:table-cell>
          <table:table-cell office:value-type="float" office:value="1339.52624198" calcext:value-type="float">
            <text:p>1339.52624198</text:p>
          </table:table-cell>
          <table:table-cell office:value-type="float" office:value="453942.125346799" calcext:value-type="float">
            <text:p>453942.125346799</text:p>
          </table:table-cell>
          <table:table-cell table:formula="of:=LOG([.H192])" office:value-type="float" office:value="3.12695122607075" calcext:value-type="float">
            <text:p>3.12695122607075</text:p>
          </table:table-cell>
          <table:table-cell table:formula="of:=LOG([.I192])" office:value-type="float" office:value="5.65700048667933" calcext:value-type="float">
            <text:p>5.65700048667933</text:p>
          </table:table-cell>
          <table:table-cell table:formula="of:=LOG([.A192])" office:value-type="float" office:value="1.26961872963948" calcext:value-type="float">
            <text:p>1.26961872963948</text:p>
          </table:table-cell>
          <table:table-cell table:formula="of:=LOG([.B192])" office:value-type="float" office:value="3.79966799024806" calcext:value-type="float">
            <text:p>3.79966799024806</text:p>
          </table:table-cell>
        </table:table-row>
        <table:table-row table:style-name="ro1">
          <table:table-cell office:value-type="float" office:value="25.469" calcext:value-type="float">
            <text:p>25.469</text:p>
          </table:table-cell>
          <table:table-cell office:value-type="float" office:value="15137.9562701834" calcext:value-type="float">
            <text:p>15137.9562701834</text:p>
          </table:table-cell>
          <table:table-cell office:value-type="string" calcext:value-type="string">
            <text:p>US</text:p>
          </table:table-cell>
          <table:table-cell office:value-type="float" office:value="20" calcext:value-type="float">
            <text:p>20</text:p>
          </table:table-cell>
          <table:table-cell office:value-type="float" office:value="6031" calcext:value-type="float">
            <text:p>6031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1.04806426791702" calcext:value-type="float">
            <text:p>-1.04806426791702</text:p>
          </table:table-cell>
          <table:table-cell office:value-type="float" office:value="509.38" calcext:value-type="float">
            <text:p>509.38</text:p>
          </table:table-cell>
          <table:table-cell office:value-type="float" office:value="302759.125403668" calcext:value-type="float">
            <text:p>302759.125403668</text:p>
          </table:table-cell>
          <table:table-cell table:formula="of:=LOG([.H193])" office:value-type="float" office:value="2.70704188907645" calcext:value-type="float">
            <text:p>2.70704188907645</text:p>
          </table:table-cell>
          <table:table-cell table:formula="of:=LOG([.I193])" office:value-type="float" office:value="5.48109724199752" calcext:value-type="float">
            <text:p>5.48109724199752</text:p>
          </table:table-cell>
          <table:table-cell table:formula="of:=LOG([.A193])" office:value-type="float" office:value="1.40601189341247" calcext:value-type="float">
            <text:p>1.40601189341247</text:p>
          </table:table-cell>
          <table:table-cell table:formula="of:=LOG([.B193])" office:value-type="float" office:value="4.18006724633354" calcext:value-type="float">
            <text:p>4.18006724633354</text:p>
          </table:table-cell>
        </table:table-row>
        <table:table-row table:style-name="ro1">
          <table:table-cell office:value-type="float" office:value="8.09265625" calcext:value-type="float">
            <text:p>8.09265625</text:p>
          </table:table-cell>
          <table:table-cell office:value-type="float" office:value="12127.6894017338" calcext:value-type="float">
            <text:p>12127.68940173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53" calcext:value-type="float">
            <text:p>6053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1.59962487451204" calcext:value-type="float">
            <text:p>-1.59962487451204</text:p>
          </table:table-cell>
          <table:table-cell office:value-type="float" office:value="258.965" calcext:value-type="float">
            <text:p>258.965</text:p>
          </table:table-cell>
          <table:table-cell office:value-type="float" office:value="388086.060855481" calcext:value-type="float">
            <text:p>388086.060855481</text:p>
          </table:table-cell>
          <table:table-cell table:formula="of:=LOG([.H194])" office:value-type="float" office:value="2.41324107167196" calcext:value-type="float">
            <text:p>2.41324107167196</text:p>
          </table:table-cell>
          <table:table-cell table:formula="of:=LOG([.I194])" office:value-type="float" office:value="5.58892804417711" calcext:value-type="float">
            <text:p>5.58892804417711</text:p>
          </table:table-cell>
          <table:table-cell table:formula="of:=LOG([.A194])" office:value-type="float" office:value="0.908091093352053" calcext:value-type="float">
            <text:p>0.908091093352053</text:p>
          </table:table-cell>
          <table:table-cell table:formula="of:=LOG([.B194])" office:value-type="float" office:value="4.08377806585721" calcext:value-type="float">
            <text:p>4.08377806585721</text:p>
          </table:table-cell>
        </table:table-row>
        <table:table-row table:style-name="ro1">
          <table:table-cell office:value-type="float" office:value="3.05220146923077" calcext:value-type="float">
            <text:p>3.05220146923077</text:p>
          </table:table-cell>
          <table:table-cell office:value-type="float" office:value="2618.65178970736" calcext:value-type="float">
            <text:p>2618.65178970736</text:p>
          </table:table-cell>
          <table:table-cell office:value-type="string" calcext:value-type="string">
            <text:p>US</text:p>
          </table:table-cell>
          <table:table-cell office:value-type="float" office:value="65" calcext:value-type="float">
            <text:p>65</text:p>
          </table:table-cell>
          <table:table-cell office:value-type="float" office:value="6056" calcext:value-type="float">
            <text:p>6056</text:p>
          </table:table-cell>
          <table:table-cell office:value-type="float" office:value="1.81291335664286" calcext:value-type="float">
            <text:p>1.81291335664286</text:p>
          </table:table-cell>
          <table:table-cell office:value-type="float" office:value="-1.14093857149762" calcext:value-type="float">
            <text:p>-1.14093857149762</text:p>
          </table:table-cell>
          <table:table-cell office:value-type="float" office:value="198.3930955" calcext:value-type="float">
            <text:p>198.3930955</text:p>
          </table:table-cell>
          <table:table-cell office:value-type="float" office:value="170212.366330979" calcext:value-type="float">
            <text:p>170212.366330979</text:p>
          </table:table-cell>
          <table:table-cell table:formula="of:=LOG([.H195])" office:value-type="float" office:value="2.29752655371318" calcext:value-type="float">
            <text:p>2.29752655371318</text:p>
          </table:table-cell>
          <table:table-cell table:formula="of:=LOG([.I195])" office:value-type="float" office:value="5.23099110941606" calcext:value-type="float">
            <text:p>5.23099110941606</text:p>
          </table:table-cell>
          <table:table-cell table:formula="of:=LOG([.A195])" office:value-type="float" office:value="0.484613197070323" calcext:value-type="float">
            <text:p>0.484613197070323</text:p>
          </table:table-cell>
          <table:table-cell table:formula="of:=LOG([.B195])" office:value-type="float" office:value="3.4180777527732" calcext:value-type="float">
            <text:p>3.4180777527732</text:p>
          </table:table-cell>
        </table:table-row>
        <table:table-row table:style-name="ro1">
          <table:table-cell office:value-type="float" office:value="0.826709090909091" calcext:value-type="float">
            <text:p>0.826709090909091</text:p>
          </table:table-cell>
          <table:table-cell office:value-type="float" office:value="345.248533861943" calcext:value-type="float">
            <text:p>345.2485338619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71" calcext:value-type="float">
            <text:p>6071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1.36912008981509" calcext:value-type="float">
            <text:p>-1.36912008981509</text:p>
          </table:table-cell>
          <table:table-cell office:value-type="float" office:value="9.0938" calcext:value-type="float">
            <text:p>9.0938</text:p>
          </table:table-cell>
          <table:table-cell office:value-type="float" office:value="3797.73387248137" calcext:value-type="float">
            <text:p>3797.73387248137</text:p>
          </table:table-cell>
          <table:table-cell table:formula="of:=LOG([.H196])" office:value-type="float" office:value="0.958745398532877" calcext:value-type="float">
            <text:p>0.958745398532877</text:p>
          </table:table-cell>
          <table:table-cell table:formula="of:=LOG([.I196])" office:value-type="float" office:value="3.57952452813078" calcext:value-type="float">
            <text:p>3.57952452813078</text:p>
          </table:table-cell>
          <table:table-cell table:formula="of:=LOG([.A196])" office:value-type="float" office:value="-0.0826472866253482" calcext:value-type="float">
            <text:p>-0.082647286625348</text:p>
          </table:table-cell>
          <table:table-cell table:formula="of:=LOG([.B196])" office:value-type="float" office:value="2.53813184297255" calcext:value-type="float">
            <text:p>2.53813184297255</text:p>
          </table:table-cell>
        </table:table-row>
        <table:table-row table:style-name="ro1">
          <table:table-cell office:value-type="float" office:value="1.52356662926637" calcext:value-type="float">
            <text:p>1.52356662926637</text:p>
          </table:table-cell>
          <table:table-cell office:value-type="float" office:value="817.340387517531" calcext:value-type="float">
            <text:p>817.340387517531</text:p>
          </table:table-cell>
          <table:table-cell office:value-type="string" calcext:value-type="string">
            <text:p>RU</text:p>
          </table:table-cell>
          <table:table-cell office:value-type="float" office:value="886" calcext:value-type="float">
            <text:p>886</text:p>
          </table:table-cell>
          <table:table-cell office:value-type="float" office:value="6099" calcext:value-type="float">
            <text:p>6099</text:p>
          </table:table-cell>
          <table:table-cell office:value-type="float" office:value="2.94743372188705" calcext:value-type="float">
            <text:p>2.94743372188705</text:p>
          </table:table-cell>
          <table:table-cell office:value-type="float" office:value="-1.02429690006706" calcext:value-type="float">
            <text:p>-1.02429690006706</text:p>
          </table:table-cell>
          <table:table-cell office:value-type="float" office:value="1349.88003353" calcext:value-type="float">
            <text:p>1349.88003353</text:p>
          </table:table-cell>
          <table:table-cell office:value-type="float" office:value="724163.583340532" calcext:value-type="float">
            <text:p>724163.583340532</text:p>
          </table:table-cell>
          <table:table-cell table:formula="of:=LOG([.H197])" office:value-type="float" office:value="3.13029517361277" calcext:value-type="float">
            <text:p>3.13029517361277</text:p>
          </table:table-cell>
          <table:table-cell table:formula="of:=LOG([.I197])" office:value-type="float" office:value="5.85983668127647" calcext:value-type="float">
            <text:p>5.85983668127647</text:p>
          </table:table-cell>
          <table:table-cell table:formula="of:=LOG([.A197])" office:value-type="float" office:value="0.182861451725723" calcext:value-type="float">
            <text:p>0.182861451725723</text:p>
          </table:table-cell>
          <table:table-cell table:formula="of:=LOG([.B197])" office:value-type="float" office:value="2.91240295938942" calcext:value-type="float">
            <text:p>2.91240295938942</text:p>
          </table:table-cell>
        </table:table-row>
        <table:table-row table:style-name="ro1">
          <table:table-cell office:value-type="float" office:value="0.0142857142857143" calcext:value-type="float">
            <text:p>0.014285714285714</text:p>
          </table:table-cell>
          <table:table-cell office:value-type="float" office:value="31.7356434924204" calcext:value-type="float">
            <text:p>31.7356434924204</text:p>
          </table:table-cell>
          <table:table-cell office:value-type="string" calcext:value-type="string">
            <text:p>RU</text:p>
          </table:table-cell>
          <table:table-cell office:value-type="float" office:value="14" calcext:value-type="float">
            <text:p>14</text:p>
          </table:table-cell>
          <table:table-cell office:value-type="float" office:value="6108" calcext:value-type="float">
            <text:p>6108</text:p>
          </table:table-cell>
          <table:table-cell office:value-type="float" office:value="1.14612803567824" calcext:value-type="float">
            <text:p>1.14612803567824</text:p>
          </table:table-cell>
          <table:table-cell office:value-type="float" office:value="-0.877286801231014" calcext:value-type="float">
            <text:p>-0.877286801231014</text:p>
          </table:table-cell>
          <table:table-cell office:value-type="float" office:value="0.2" calcext:value-type="float">
            <text:p>0.2</text:p>
          </table:table-cell>
          <table:table-cell office:value-type="float" office:value="444.299008893885" calcext:value-type="float">
            <text:p>444.299008893885</text:p>
          </table:table-cell>
          <table:table-cell table:formula="of:=LOG([.H198])" office:value-type="float" office:value="-0.698970004336019" calcext:value-type="float">
            <text:p>-0.698970004336019</text:p>
          </table:table-cell>
          <table:table-cell table:formula="of:=LOG([.I198])" office:value-type="float" office:value="2.64767534445312" calcext:value-type="float">
            <text:p>2.64767534445312</text:p>
          </table:table-cell>
          <table:table-cell table:formula="of:=LOG([.A198])" office:value-type="float" office:value="-1.84509804001426" calcext:value-type="float">
            <text:p>-1.84509804001426</text:p>
          </table:table-cell>
          <table:table-cell table:formula="of:=LOG([.B198])" office:value-type="float" office:value="1.50154730877488" calcext:value-type="float">
            <text:p>1.50154730877488</text:p>
          </table:table-cell>
        </table:table-row>
        <table:table-row table:style-name="ro1">
          <table:table-cell office:value-type="float" office:value="2.587875" calcext:value-type="float">
            <text:p>2.587875</text:p>
          </table:table-cell>
          <table:table-cell office:value-type="float" office:value="4679.23160055018" calcext:value-type="float">
            <text:p>4679.23160055018</text:p>
          </table:table-cell>
          <table:table-cell office:value-type="string" calcext:value-type="string">
            <text:p>DK</text:p>
          </table:table-cell>
          <table:table-cell office:value-type="float" office:value="8" calcext:value-type="float">
            <text:p>8</text:p>
          </table:table-cell>
          <table:table-cell office:value-type="float" office:value="6131" calcext:value-type="float">
            <text:p>6131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1.10647077647367" calcext:value-type="float">
            <text:p>-1.10647077647367</text:p>
          </table:table-cell>
          <table:table-cell office:value-type="float" office:value="20.703" calcext:value-type="float">
            <text:p>20.703</text:p>
          </table:table-cell>
          <table:table-cell office:value-type="float" office:value="37433.8528044015" calcext:value-type="float">
            <text:p>37433.8528044015</text:p>
          </table:table-cell>
          <table:table-cell table:formula="of:=LOG([.H199])" office:value-type="float" office:value="1.31603328212566" calcext:value-type="float">
            <text:p>1.31603328212566</text:p>
          </table:table-cell>
          <table:table-cell table:formula="of:=LOG([.I199])" office:value-type="float" office:value="4.57326452830546" calcext:value-type="float">
            <text:p>4.57326452830546</text:p>
          </table:table-cell>
          <table:table-cell table:formula="of:=LOG([.A199])" office:value-type="float" office:value="0.412943295133717" calcext:value-type="float">
            <text:p>0.412943295133717</text:p>
          </table:table-cell>
          <table:table-cell table:formula="of:=LOG([.B199])" office:value-type="float" office:value="3.67017454131351" calcext:value-type="float">
            <text:p>3.67017454131351</text:p>
          </table:table-cell>
        </table:table-row>
        <table:table-row table:style-name="ro1">
          <table:table-cell office:value-type="float" office:value="2.86396356275304" calcext:value-type="float">
            <text:p>2.86396356275304</text:p>
          </table:table-cell>
          <table:table-cell office:value-type="float" office:value="4425.73704723989" calcext:value-type="float">
            <text:p>4425.73704723989</text:p>
          </table:table-cell>
          <table:table-cell office:value-type="string" calcext:value-type="string">
            <text:p>US</text:p>
          </table:table-cell>
          <table:table-cell office:value-type="float" office:value="247" calcext:value-type="float">
            <text:p>247</text:p>
          </table:table-cell>
          <table:table-cell office:value-type="float" office:value="6150" calcext:value-type="float">
            <text:p>6150</text:p>
          </table:table-cell>
          <table:table-cell office:value-type="float" office:value="2.39269695325967" calcext:value-type="float">
            <text:p>2.39269695325967</text:p>
          </table:table-cell>
          <table:table-cell office:value-type="float" office:value="-1.06874891118054" calcext:value-type="float">
            <text:p>-1.06874891118054</text:p>
          </table:table-cell>
          <table:table-cell office:value-type="float" office:value="707.399" calcext:value-type="float">
            <text:p>707.399</text:p>
          </table:table-cell>
          <table:table-cell office:value-type="float" office:value="1093157.05066825" calcext:value-type="float">
            <text:p>1093157.05066825</text:p>
          </table:table-cell>
          <table:table-cell table:formula="of:=LOG([.H200])" office:value-type="float" office:value="2.84966444154773" calcext:value-type="float">
            <text:p>2.84966444154773</text:p>
          </table:table-cell>
          <table:table-cell table:formula="of:=LOG([.I200])" office:value-type="float" office:value="6.03868256024693" calcext:value-type="float">
            <text:p>6.03868256024693</text:p>
          </table:table-cell>
          <table:table-cell table:formula="of:=LOG([.A200])" office:value-type="float" office:value="0.456967488288068" calcext:value-type="float">
            <text:p>0.456967488288068</text:p>
          </table:table-cell>
          <table:table-cell table:formula="of:=LOG([.B200])" office:value-type="float" office:value="3.64598560698727" calcext:value-type="float">
            <text:p>3.64598560698727</text:p>
          </table:table-cell>
        </table:table-row>
        <table:table-row table:style-name="ro1">
          <table:table-cell office:value-type="float" office:value="6.40269275804348" calcext:value-type="float">
            <text:p>6.40269275804348</text:p>
          </table:table-cell>
          <table:table-cell office:value-type="float" office:value="11056.8708046284" calcext:value-type="float">
            <text:p>11056.870804628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163" calcext:value-type="float">
            <text:p>6163</text:p>
          </table:table-cell>
          <table:table-cell office:value-type="float" office:value="1.96378782734556" calcext:value-type="float">
            <text:p>1.96378782734556</text:p>
          </table:table-cell>
          <table:table-cell office:value-type="float" office:value="-1.10221039866641" calcext:value-type="float">
            <text:p>-1.10221039866641</text:p>
          </table:table-cell>
          <table:table-cell office:value-type="float" office:value="589.04773374" calcext:value-type="float">
            <text:p>589.04773374</text:p>
          </table:table-cell>
          <table:table-cell office:value-type="float" office:value="1017232.11402581" calcext:value-type="float">
            <text:p>1017232.11402581</text:p>
          </table:table-cell>
          <table:table-cell table:formula="of:=LOG([.H201])" office:value-type="float" office:value="2.77015048945587" calcext:value-type="float">
            <text:p>2.77015048945587</text:p>
          </table:table-cell>
          <table:table-cell table:formula="of:=LOG([.I201])" office:value-type="float" office:value="6.00742006240029" calcext:value-type="float">
            <text:p>6.00742006240029</text:p>
          </table:table-cell>
          <table:table-cell table:formula="of:=LOG([.A201])" office:value-type="float" office:value="0.80636266211032" calcext:value-type="float">
            <text:p>0.80636266211032</text:p>
          </table:table-cell>
          <table:table-cell table:formula="of:=LOG([.B201])" office:value-type="float" office:value="4.04363223505474" calcext:value-type="float">
            <text:p>4.04363223505474</text:p>
          </table:table-cell>
        </table:table-row>
        <table:table-row table:style-name="ro1">
          <table:table-cell office:value-type="float" office:value="14.4536367751515" calcext:value-type="float">
            <text:p>14.4536367751515</text:p>
          </table:table-cell>
          <table:table-cell office:value-type="float" office:value="14384.744253293" calcext:value-type="float">
            <text:p>14384.744253293</text:p>
          </table:table-cell>
          <table:table-cell office:value-type="string" calcext:value-type="string">
            <text:p>US</text:p>
          </table:table-cell>
          <table:table-cell office:value-type="float" office:value="330" calcext:value-type="float">
            <text:p>330</text:p>
          </table:table-cell>
          <table:table-cell office:value-type="float" office:value="6184" calcext:value-type="float">
            <text:p>6184</text:p>
          </table:table-cell>
          <table:table-cell office:value-type="float" office:value="2.51851393987789" calcext:value-type="float">
            <text:p>2.51851393987789</text:p>
          </table:table-cell>
          <table:table-cell office:value-type="float" office:value="-1.08439129001753" calcext:value-type="float">
            <text:p>-1.08439129001753</text:p>
          </table:table-cell>
          <table:table-cell office:value-type="float" office:value="4769.7001358" calcext:value-type="float">
            <text:p>4769.7001358</text:p>
          </table:table-cell>
          <table:table-cell office:value-type="float" office:value="4746965.60358669" calcext:value-type="float">
            <text:p>4746965.60358669</text:p>
          </table:table-cell>
          <table:table-cell table:formula="of:=LOG([.H202])" office:value-type="float" office:value="3.67849107642775" calcext:value-type="float">
            <text:p>3.67849107642775</text:p>
          </table:table-cell>
          <table:table-cell table:formula="of:=LOG([.I202])" office:value-type="float" office:value="6.67641608484104" calcext:value-type="float">
            <text:p>6.67641608484104</text:p>
          </table:table-cell>
          <table:table-cell table:formula="of:=LOG([.A202])" office:value-type="float" office:value="1.15997713654987" calcext:value-type="float">
            <text:p>1.15997713654987</text:p>
          </table:table-cell>
          <table:table-cell table:formula="of:=LOG([.B202])" office:value-type="float" office:value="4.15790214496316" calcext:value-type="float">
            <text:p>4.15790214496316</text:p>
          </table:table-cell>
        </table:table-row>
        <table:table-row table:style-name="ro1">
          <table:table-cell office:value-type="float" office:value="4.4748" calcext:value-type="float">
            <text:p>4.4748</text:p>
          </table:table-cell>
          <table:table-cell office:value-type="float" office:value="3653.0603061146" calcext:value-type="float">
            <text:p>3653.06030611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186" calcext:value-type="float">
            <text:p>6186</text:p>
          </table:table-cell>
          <table:table-cell office:value-type="float" office:value="1.39794000867204" calcext:value-type="float">
            <text:p>1.39794000867204</text:p>
          </table:table-cell>
          <table:table-cell office:value-type="float" office:value="-1.59267551384073" calcext:value-type="float">
            <text:p>-1.59267551384073</text:p>
          </table:table-cell>
          <table:table-cell office:value-type="float" office:value="111.87" calcext:value-type="float">
            <text:p>111.87</text:p>
          </table:table-cell>
          <table:table-cell office:value-type="float" office:value="91326.5076528649" calcext:value-type="float">
            <text:p>91326.5076528649</text:p>
          </table:table-cell>
          <table:table-cell table:formula="of:=LOG([.H203])" office:value-type="float" office:value="2.04871363808097" calcext:value-type="float">
            <text:p>2.04871363808097</text:p>
          </table:table-cell>
          <table:table-cell table:formula="of:=LOG([.I203])" office:value-type="float" office:value="4.96059685044229" calcext:value-type="float">
            <text:p>4.96059685044229</text:p>
          </table:table-cell>
          <table:table-cell table:formula="of:=LOG([.A203])" office:value-type="float" office:value="0.650773629408932" calcext:value-type="float">
            <text:p>0.650773629408932</text:p>
          </table:table-cell>
          <table:table-cell table:formula="of:=LOG([.B203])" office:value-type="float" office:value="3.56265684177026" calcext:value-type="float">
            <text:p>3.56265684177026</text:p>
          </table:table-cell>
        </table:table-row>
        <table:table-row table:style-name="ro1">
          <table:table-cell office:value-type="float" office:value="6.74114035087719" calcext:value-type="float">
            <text:p>6.74114035087719</text:p>
          </table:table-cell>
          <table:table-cell office:value-type="float" office:value="12546.8300053251" calcext:value-type="float">
            <text:p>12546.830005325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187" calcext:value-type="float">
            <text:p>6187</text:p>
          </table:table-cell>
          <table:table-cell office:value-type="float" office:value="1.75587485567249" calcext:value-type="float">
            <text:p>1.75587485567249</text:p>
          </table:table-cell>
          <table:table-cell office:value-type="float" office:value="-0.730126638610378" calcext:value-type="float">
            <text:p>-0.730126638610378</text:p>
          </table:table-cell>
          <table:table-cell office:value-type="float" office:value="384.245" calcext:value-type="float">
            <text:p>384.245</text:p>
          </table:table-cell>
          <table:table-cell office:value-type="float" office:value="715169.310303533" calcext:value-type="float">
            <text:p>715169.310303533</text:p>
          </table:table-cell>
          <table:table-cell table:formula="of:=LOG([.H204])" office:value-type="float" office:value="2.58460822493811" calcext:value-type="float">
            <text:p>2.58460822493811</text:p>
          </table:table-cell>
          <table:table-cell table:formula="of:=LOG([.I204])" office:value-type="float" office:value="5.85440886952975" calcext:value-type="float">
            <text:p>5.85440886952975</text:p>
          </table:table-cell>
          <table:table-cell table:formula="of:=LOG([.A204])" office:value-type="float" office:value="0.828733369265621" calcext:value-type="float">
            <text:p>0.828733369265621</text:p>
          </table:table-cell>
          <table:table-cell table:formula="of:=LOG([.B204])" office:value-type="float" office:value="4.09853401385726" calcext:value-type="float">
            <text:p>4.09853401385726</text:p>
          </table:table-cell>
        </table:table-row>
        <table:table-row table:style-name="ro1">
          <table:table-cell office:value-type="float" office:value="2.51118666777778" calcext:value-type="float">
            <text:p>2.51118666777778</text:p>
          </table:table-cell>
          <table:table-cell office:value-type="float" office:value="519.388675508227" calcext:value-type="float">
            <text:p>519.388675508227</text:p>
          </table:table-cell>
          <table:table-cell office:value-type="string" calcext:value-type="string">
            <text:p>PL</text:p>
          </table:table-cell>
          <table:table-cell office:value-type="float" office:value="9" calcext:value-type="float">
            <text:p>9</text:p>
          </table:table-cell>
          <table:table-cell office:value-type="float" office:value="6240" calcext:value-type="float">
            <text:p>6240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01921689183805" calcext:value-type="float">
            <text:p>-1.01921689183805</text:p>
          </table:table-cell>
          <table:table-cell office:value-type="float" office:value="22.60068001" calcext:value-type="float">
            <text:p>22.60068001</text:p>
          </table:table-cell>
          <table:table-cell office:value-type="float" office:value="4674.49807957404" calcext:value-type="float">
            <text:p>4674.49807957404</text:p>
          </table:table-cell>
          <table:table-cell table:formula="of:=LOG([.H205])" office:value-type="float" office:value="1.35412150641057" calcext:value-type="float">
            <text:p>1.35412150641057</text:p>
          </table:table-cell>
          <table:table-cell table:formula="of:=LOG([.I205])" office:value-type="float" office:value="3.66973498569544" calcext:value-type="float">
            <text:p>3.66973498569544</text:p>
          </table:table-cell>
          <table:table-cell table:formula="of:=LOG([.A205])" office:value-type="float" office:value="0.39987899697125" calcext:value-type="float">
            <text:p>0.39987899697125</text:p>
          </table:table-cell>
          <table:table-cell table:formula="of:=LOG([.B205])" office:value-type="float" office:value="2.71549247625612" calcext:value-type="float">
            <text:p>2.71549247625612</text:p>
          </table:table-cell>
        </table:table-row>
        <table:table-row table:style-name="ro1">
          <table:table-cell office:value-type="float" office:value="19.4172571877778" calcext:value-type="float">
            <text:p>19.4172571877778</text:p>
          </table:table-cell>
          <table:table-cell office:value-type="float" office:value="12006.6041983157" calcext:value-type="float">
            <text:p>12006.6041983157</text:p>
          </table:table-cell>
          <table:table-cell office:value-type="string" calcext:value-type="string">
            <text:p>NL</text:p>
          </table:table-cell>
          <table:table-cell office:value-type="float" office:value="18" calcext:value-type="float">
            <text:p>18</text:p>
          </table:table-cell>
          <table:table-cell office:value-type="float" office:value="6244" calcext:value-type="float">
            <text:p>6244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1.11244043737947" calcext:value-type="float">
            <text:p>-1.11244043737947</text:p>
          </table:table-cell>
          <table:table-cell office:value-type="float" office:value="349.51062938" calcext:value-type="float">
            <text:p>349.51062938</text:p>
          </table:table-cell>
          <table:table-cell office:value-type="float" office:value="216118.875569682" calcext:value-type="float">
            <text:p>216118.875569682</text:p>
          </table:table-cell>
          <table:table-cell table:formula="of:=LOG([.H206])" office:value-type="float" office:value="2.54346038812429" calcext:value-type="float">
            <text:p>2.54346038812429</text:p>
          </table:table-cell>
          <table:table-cell table:formula="of:=LOG([.I206])" office:value-type="float" office:value="5.33469269931157" calcext:value-type="float">
            <text:p>5.33469269931157</text:p>
          </table:table-cell>
          <table:table-cell table:formula="of:=LOG([.A206])" office:value-type="float" office:value="1.28818788302098" calcext:value-type="float">
            <text:p>1.28818788302098</text:p>
          </table:table-cell>
          <table:table-cell table:formula="of:=LOG([.B206])" office:value-type="float" office:value="4.07942019420827" calcext:value-type="float">
            <text:p>4.07942019420827</text:p>
          </table:table-cell>
        </table:table-row>
        <table:table-row table:style-name="ro1">
          <table:table-cell office:value-type="float" office:value="7.59736851254302" calcext:value-type="float">
            <text:p>7.59736851254302</text:p>
          </table:table-cell>
          <table:table-cell office:value-type="float" office:value="6694.02613492812" calcext:value-type="float">
            <text:p>6694.02613492812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float" office:value="6274" calcext:value-type="float">
            <text:p>6274</text:p>
          </table:table-cell>
          <table:table-cell office:value-type="float" office:value="2.71850168886727" calcext:value-type="float">
            <text:p>2.71850168886727</text:p>
          </table:table-cell>
          <table:table-cell office:value-type="float" office:value="-1.0339588829229" calcext:value-type="float">
            <text:p>-1.0339588829229</text:p>
          </table:table-cell>
          <table:table-cell office:value-type="float" office:value="3973.42373206" calcext:value-type="float">
            <text:p>3973.42373206</text:p>
          </table:table-cell>
          <table:table-cell office:value-type="float" office:value="3500975.66856741" calcext:value-type="float">
            <text:p>3500975.66856741</text:p>
          </table:table-cell>
          <table:table-cell table:formula="of:=LOG([.H207])" office:value-type="float" office:value="3.59916488136112" calcext:value-type="float">
            <text:p>3.59916488136112</text:p>
          </table:table-cell>
          <table:table-cell table:formula="of:=LOG([.I207])" office:value-type="float" office:value="6.54418909247208" calcext:value-type="float">
            <text:p>6.54418909247208</text:p>
          </table:table-cell>
          <table:table-cell table:formula="of:=LOG([.A207])" office:value-type="float" office:value="0.880663192493849" calcext:value-type="float">
            <text:p>0.880663192493849</text:p>
          </table:table-cell>
          <table:table-cell table:formula="of:=LOG([.B207])" office:value-type="float" office:value="3.8256874036048" calcext:value-type="float">
            <text:p>3.8256874036048</text:p>
          </table:table-cell>
        </table:table-row>
        <table:table-row table:style-name="ro1">
          <table:table-cell office:value-type="float" office:value="5.36900342342342" calcext:value-type="float">
            <text:p>5.36900342342342</text:p>
          </table:table-cell>
          <table:table-cell office:value-type="float" office:value="8719.56646074324" calcext:value-type="float">
            <text:p>8719.5664607432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367" calcext:value-type="float">
            <text:p>6367</text:p>
          </table:table-cell>
          <table:table-cell office:value-type="float" office:value="2.04532297878666" calcext:value-type="float">
            <text:p>2.04532297878666</text:p>
          </table:table-cell>
          <table:table-cell office:value-type="float" office:value="-0.885195051495434" calcext:value-type="float">
            <text:p>-0.885195051495434</text:p>
          </table:table-cell>
          <table:table-cell office:value-type="float" office:value="595.95938" calcext:value-type="float">
            <text:p>595.95938</text:p>
          </table:table-cell>
          <table:table-cell office:value-type="float" office:value="967871.8771425" calcext:value-type="float">
            <text:p>967871.8771425</text:p>
          </table:table-cell>
          <table:table-cell table:formula="of:=LOG([.H208])" office:value-type="float" office:value="2.77521665966802" calcext:value-type="float">
            <text:p>2.77521665966802</text:p>
          </table:table-cell>
          <table:table-cell table:formula="of:=LOG([.I208])" office:value-type="float" office:value="5.98581787101423" calcext:value-type="float">
            <text:p>5.98581787101423</text:p>
          </table:table-cell>
          <table:table-cell table:formula="of:=LOG([.A208])" office:value-type="float" office:value="0.729893680881365" calcext:value-type="float">
            <text:p>0.729893680881365</text:p>
          </table:table-cell>
          <table:table-cell table:formula="of:=LOG([.B208])" office:value-type="float" office:value="3.94049489222757" calcext:value-type="float">
            <text:p>3.94049489222757</text:p>
          </table:table-cell>
        </table:table-row>
        <table:table-row table:style-name="ro1">
          <table:table-cell office:value-type="float" office:value="1.09048925911765" calcext:value-type="float">
            <text:p>1.09048925911765</text:p>
          </table:table-cell>
          <table:table-cell office:value-type="float" office:value="939.129594489933" calcext:value-type="float">
            <text:p>939.129594489933</text:p>
          </table:table-cell>
          <table:table-cell office:value-type="string" calcext:value-type="string">
            <text:p>US</text:p>
          </table:table-cell>
          <table:table-cell office:value-type="float" office:value="34" calcext:value-type="float">
            <text:p>34</text:p>
          </table:table-cell>
          <table:table-cell office:value-type="float" office:value="6416" calcext:value-type="float">
            <text:p>6416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0.917931662120059" calcext:value-type="float">
            <text:p>-0.917931662120059</text:p>
          </table:table-cell>
          <table:table-cell office:value-type="float" office:value="37.07663481" calcext:value-type="float">
            <text:p>37.07663481</text:p>
          </table:table-cell>
          <table:table-cell office:value-type="float" office:value="31930.4062126577" calcext:value-type="float">
            <text:p>31930.4062126577</text:p>
          </table:table-cell>
          <table:table-cell table:formula="of:=LOG([.H209])" office:value-type="float" office:value="1.56910030935137" calcext:value-type="float">
            <text:p>1.56910030935137</text:p>
          </table:table-cell>
          <table:table-cell table:formula="of:=LOG([.I209])" office:value-type="float" office:value="4.50420444358779" calcext:value-type="float">
            <text:p>4.50420444358779</text:p>
          </table:table-cell>
          <table:table-cell table:formula="of:=LOG([.A209])" office:value-type="float" office:value="0.0376213923091179" calcext:value-type="float">
            <text:p>0.037621392309118</text:p>
          </table:table-cell>
          <table:table-cell table:formula="of:=LOG([.B209])" office:value-type="float" office:value="2.97272552654553" calcext:value-type="float">
            <text:p>2.97272552654553</text:p>
          </table:table-cell>
        </table:table-row>
        <table:table-row table:style-name="ro1">
          <table:table-cell office:value-type="float" office:value="10.0338490607484" calcext:value-type="float">
            <text:p>10.0338490607484</text:p>
          </table:table-cell>
          <table:table-cell office:value-type="float" office:value="10245.0677171097" calcext:value-type="float">
            <text:p>10245.0677171097</text:p>
          </table:table-cell>
          <table:table-cell office:value-type="string" calcext:value-type="string">
            <text:p>US</text:p>
          </table:table-cell>
          <table:table-cell office:value-type="float" office:value="962" calcext:value-type="float">
            <text:p>962</text:p>
          </table:table-cell>
          <table:table-cell office:value-type="float" office:value="6468" calcext:value-type="float">
            <text:p>6468</text:p>
          </table:table-cell>
          <table:table-cell office:value-type="float" office:value="2.98317507203781" calcext:value-type="float">
            <text:p>2.98317507203781</text:p>
          </table:table-cell>
          <table:table-cell office:value-type="float" office:value="-1.0178441822471" calcext:value-type="float">
            <text:p>-1.0178441822471</text:p>
          </table:table-cell>
          <table:table-cell office:value-type="float" office:value="9652.56279643998" calcext:value-type="float">
            <text:p>9652.56279643998</text:p>
          </table:table-cell>
          <table:table-cell office:value-type="float" office:value="9855755.14385952" calcext:value-type="float">
            <text:p>9855755.14385952</text:p>
          </table:table-cell>
          <table:table-cell table:formula="of:=LOG([.H210])" office:value-type="float" office:value="3.98464263568419" calcext:value-type="float">
            <text:p>3.98464263568419</text:p>
          </table:table-cell>
          <table:table-cell table:formula="of:=LOG([.I210])" office:value-type="float" office:value="6.99368990535286" calcext:value-type="float">
            <text:p>6.99368990535286</text:p>
          </table:table-cell>
          <table:table-cell table:formula="of:=LOG([.A210])" office:value-type="float" office:value="1.00146756364637" calcext:value-type="float">
            <text:p>1.00146756364637</text:p>
          </table:table-cell>
          <table:table-cell table:formula="of:=LOG([.B210])" office:value-type="float" office:value="4.01051483331504" calcext:value-type="float">
            <text:p>4.01051483331504</text:p>
          </table:table-cell>
        </table:table-row>
        <table:table-row table:style-name="ro1">
          <table:table-cell office:value-type="float" office:value="7.493013699375" calcext:value-type="float">
            <text:p>7.493013699375</text:p>
          </table:table-cell>
          <table:table-cell office:value-type="float" office:value="5939.33235780458" calcext:value-type="float">
            <text:p>5939.33235780458</text:p>
          </table:table-cell>
          <table:table-cell office:value-type="string" calcext:value-type="string">
            <text:p>DE</text:p>
          </table:table-cell>
          <table:table-cell office:value-type="float" office:value="256" calcext:value-type="float">
            <text:p>256</text:p>
          </table:table-cell>
          <table:table-cell office:value-type="float" office:value="6488" calcext:value-type="float">
            <text:p>6488</text:p>
          </table:table-cell>
          <table:table-cell office:value-type="float" office:value="2.40823996531185" calcext:value-type="float">
            <text:p>2.40823996531185</text:p>
          </table:table-cell>
          <table:table-cell office:value-type="float" office:value="-1.02075869151175" calcext:value-type="float">
            <text:p>-1.02075869151175</text:p>
          </table:table-cell>
          <table:table-cell office:value-type="float" office:value="1918.21150704" calcext:value-type="float">
            <text:p>1918.21150704</text:p>
          </table:table-cell>
          <table:table-cell office:value-type="float" office:value="1520469.08359797" calcext:value-type="float">
            <text:p>1520469.08359797</text:p>
          </table:table-cell>
          <table:table-cell table:formula="of:=LOG([.H211])" office:value-type="float" office:value="3.28289649192537" calcext:value-type="float">
            <text:p>3.28289649192537</text:p>
          </table:table-cell>
          <table:table-cell table:formula="of:=LOG([.I211])" office:value-type="float" office:value="6.1819775938591" calcext:value-type="float">
            <text:p>6.1819775938591</text:p>
          </table:table-cell>
          <table:table-cell table:formula="of:=LOG([.A211])" office:value-type="float" office:value="0.874656526613519" calcext:value-type="float">
            <text:p>0.874656526613519</text:p>
          </table:table-cell>
          <table:table-cell table:formula="of:=LOG([.B211])" office:value-type="float" office:value="3.77373762854725" calcext:value-type="float">
            <text:p>3.77373762854725</text:p>
          </table:table-cell>
        </table:table-row>
        <table:table-row table:style-name="ro1">
          <table:table-cell office:value-type="float" office:value="3.86820588235294" calcext:value-type="float">
            <text:p>3.86820588235294</text:p>
          </table:table-cell>
          <table:table-cell office:value-type="float" office:value="6047.19874648829" calcext:value-type="float">
            <text:p>6047.198746488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533" calcext:value-type="float">
            <text:p>6533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1.37574956136232" calcext:value-type="float">
            <text:p>-1.37574956136232</text:p>
          </table:table-cell>
          <table:table-cell office:value-type="float" office:value="131.519" calcext:value-type="float">
            <text:p>131.519</text:p>
          </table:table-cell>
          <table:table-cell office:value-type="float" office:value="205604.757380602" calcext:value-type="float">
            <text:p>205604.757380602</text:p>
          </table:table-cell>
          <table:table-cell table:formula="of:=LOG([.H212])" office:value-type="float" office:value="2.11898849806601" calcext:value-type="float">
            <text:p>2.11898849806601</text:p>
          </table:table-cell>
          <table:table-cell table:formula="of:=LOG([.I212])" office:value-type="float" office:value="5.31303315935164" calcext:value-type="float">
            <text:p>5.31303315935164</text:p>
          </table:table-cell>
          <table:table-cell table:formula="of:=LOG([.A212])" office:value-type="float" office:value="0.587509581023755" calcext:value-type="float">
            <text:p>0.587509581023755</text:p>
          </table:table-cell>
          <table:table-cell table:formula="of:=LOG([.B212])" office:value-type="float" office:value="3.78155424230939" calcext:value-type="float">
            <text:p>3.78155424230939</text:p>
          </table:table-cell>
        </table:table-row>
        <table:table-row table:style-name="ro1">
          <table:table-cell office:value-type="float" office:value="40.341783496" calcext:value-type="float">
            <text:p>40.341783496</text:p>
          </table:table-cell>
          <table:table-cell office:value-type="float" office:value="7111.87436767714" calcext:value-type="float">
            <text:p>7111.87436767714</text:p>
          </table:table-cell>
          <table:table-cell office:value-type="string" calcext:value-type="string">
            <text:p>SE</text:p>
          </table:table-cell>
          <table:table-cell office:value-type="float" office:value="10" calcext:value-type="float">
            <text:p>10</text:p>
          </table:table-cell>
          <table:table-cell office:value-type="float" office:value="6559" calcext:value-type="float">
            <text:p>6559</text:p>
          </table:table-cell>
          <table:table-cell office:value-type="float" office:value="1" calcext:value-type="float">
            <text:p>1</text:p>
          </table:table-cell>
          <table:table-cell office:value-type="float" office:value="-0.834859220028016" calcext:value-type="float">
            <text:p>-0.834859220028016</text:p>
          </table:table-cell>
          <table:table-cell office:value-type="float" office:value="403.41783496" calcext:value-type="float">
            <text:p>403.41783496</text:p>
          </table:table-cell>
          <table:table-cell office:value-type="float" office:value="71118.7436767714" calcext:value-type="float">
            <text:p>71118.7436767714</text:p>
          </table:table-cell>
          <table:table-cell table:formula="of:=LOG([.H213])" office:value-type="float" office:value="2.60575509430683" calcext:value-type="float">
            <text:p>2.60575509430683</text:p>
          </table:table-cell>
          <table:table-cell table:formula="of:=LOG([.I213])" office:value-type="float" office:value="4.85198407615303" calcext:value-type="float">
            <text:p>4.85198407615303</text:p>
          </table:table-cell>
          <table:table-cell table:formula="of:=LOG([.A213])" office:value-type="float" office:value="1.60575509430683" calcext:value-type="float">
            <text:p>1.60575509430683</text:p>
          </table:table-cell>
          <table:table-cell table:formula="of:=LOG([.B213])" office:value-type="float" office:value="3.85198407615303" calcext:value-type="float">
            <text:p>3.85198407615303</text:p>
          </table:table-cell>
        </table:table-row>
        <table:table-row table:style-name="ro1">
          <table:table-cell office:value-type="float" office:value="4.748" calcext:value-type="float">
            <text:p>4.748</text:p>
          </table:table-cell>
          <table:table-cell office:value-type="float" office:value="5886.31686442547" calcext:value-type="float">
            <text:p>5886.316864425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81" calcext:value-type="float">
            <text:p>6581</text:p>
          </table:table-cell>
          <table:table-cell office:value-type="float" office:value="1" calcext:value-type="float">
            <text:p>1</text:p>
          </table:table-cell>
          <table:table-cell office:value-type="float" office:value="-0.456065665715382" calcext:value-type="float">
            <text:p>-0.456065665715382</text:p>
          </table:table-cell>
          <table:table-cell office:value-type="float" office:value="47.48" calcext:value-type="float">
            <text:p>47.48</text:p>
          </table:table-cell>
          <table:table-cell office:value-type="float" office:value="58863.1686442547" calcext:value-type="float">
            <text:p>58863.1686442547</text:p>
          </table:table-cell>
          <table:table-cell table:formula="of:=LOG([.H214])" office:value-type="float" office:value="1.67651071028255" calcext:value-type="float">
            <text:p>1.67651071028255</text:p>
          </table:table-cell>
          <table:table-cell table:formula="of:=LOG([.I214])" office:value-type="float" office:value="4.7698436367591" calcext:value-type="float">
            <text:p>4.7698436367591</text:p>
          </table:table-cell>
          <table:table-cell table:formula="of:=LOG([.A214])" office:value-type="float" office:value="0.676510710282554" calcext:value-type="float">
            <text:p>0.676510710282554</text:p>
          </table:table-cell>
          <table:table-cell table:formula="of:=LOG([.B214])" office:value-type="float" office:value="3.7698436367591" calcext:value-type="float">
            <text:p>3.7698436367591</text:p>
          </table:table-cell>
        </table:table-row>
        <table:table-row table:style-name="ro1">
          <table:table-cell office:value-type="float" office:value="9.30281818181818" calcext:value-type="float">
            <text:p>9.30281818181818</text:p>
          </table:table-cell>
          <table:table-cell office:value-type="float" office:value="11041.0237865189" calcext:value-type="float">
            <text:p>11041.023786518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720" calcext:value-type="float">
            <text:p>6720</text:p>
          </table:table-cell>
          <table:table-cell office:value-type="float" office:value="1.94448267215017" calcext:value-type="float">
            <text:p>1.94448267215017</text:p>
          </table:table-cell>
          <table:table-cell office:value-type="float" office:value="-0.479316244450694" calcext:value-type="float">
            <text:p>-0.479316244450694</text:p>
          </table:table-cell>
          <table:table-cell office:value-type="float" office:value="818.648" calcext:value-type="float">
            <text:p>818.648</text:p>
          </table:table-cell>
          <table:table-cell office:value-type="float" office:value="971610.093213663" calcext:value-type="float">
            <text:p>971610.093213663</text:p>
          </table:table-cell>
          <table:table-cell table:formula="of:=LOG([.H215])" office:value-type="float" office:value="2.91309720515653" calcext:value-type="float">
            <text:p>2.91309720515653</text:p>
          </table:table-cell>
          <table:table-cell table:formula="of:=LOG([.I215])" office:value-type="float" office:value="5.98749201766482" calcext:value-type="float">
            <text:p>5.98749201766482</text:p>
          </table:table-cell>
          <table:table-cell table:formula="of:=LOG([.A215])" office:value-type="float" office:value="0.968614533006359" calcext:value-type="float">
            <text:p>0.968614533006359</text:p>
          </table:table-cell>
          <table:table-cell table:formula="of:=LOG([.B215])" office:value-type="float" office:value="4.04300934551466" calcext:value-type="float">
            <text:p>4.04300934551466</text:p>
          </table:table-cell>
        </table:table-row>
        <table:table-row table:style-name="ro1">
          <table:table-cell office:value-type="float" office:value="2.95301153846153" calcext:value-type="float">
            <text:p>2.95301153846153</text:p>
          </table:table-cell>
          <table:table-cell office:value-type="float" office:value="3856.00315787417" calcext:value-type="float">
            <text:p>3856.0031578741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802" calcext:value-type="float">
            <text:p>6802</text:p>
          </table:table-cell>
          <table:table-cell office:value-type="float" office:value="2.41497334797082" calcext:value-type="float">
            <text:p>2.41497334797082</text:p>
          </table:table-cell>
          <table:table-cell office:value-type="float" office:value="-0.260474805275683" calcext:value-type="float">
            <text:p>-0.260474805275683</text:p>
          </table:table-cell>
          <table:table-cell office:value-type="float" office:value="767.782999999999" calcext:value-type="float">
            <text:p>767.782999999999</text:p>
          </table:table-cell>
          <table:table-cell office:value-type="float" office:value="1002560.82104728" calcext:value-type="float">
            <text:p>1002560.82104728</text:p>
          </table:table-cell>
          <table:table-cell table:formula="of:=LOG([.H216])" office:value-type="float" office:value="2.8852384918815" calcext:value-type="float">
            <text:p>2.8852384918815</text:p>
          </table:table-cell>
          <table:table-cell table:formula="of:=LOG([.I216])" office:value-type="float" office:value="6.00111072886726" calcext:value-type="float">
            <text:p>6.00111072886726</text:p>
          </table:table-cell>
          <table:table-cell table:formula="of:=LOG([.A216])" office:value-type="float" office:value="0.470265143910687" calcext:value-type="float">
            <text:p>0.470265143910687</text:p>
          </table:table-cell>
          <table:table-cell table:formula="of:=LOG([.B216])" office:value-type="float" office:value="3.58613738089645" calcext:value-type="float">
            <text:p>3.58613738089645</text:p>
          </table:table-cell>
        </table:table-row>
        <table:table-row table:style-name="ro1">
          <table:table-cell office:value-type="float" office:value="0.926533333333333" calcext:value-type="float">
            <text:p>0.926533333333333</text:p>
          </table:table-cell>
          <table:table-cell office:value-type="float" office:value="1190.26326392603" calcext:value-type="float">
            <text:p>1190.26326392603</text:p>
          </table:table-cell>
          <table:table-cell office:value-type="string" calcext:value-type="string">
            <text:p>US</text:p>
          </table:table-cell>
          <table:table-cell office:value-type="float" office:value="15" calcext:value-type="float">
            <text:p>15</text:p>
          </table:table-cell>
          <table:table-cell office:value-type="float" office:value="6843" calcext:value-type="float">
            <text:p>6843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785308366200416" calcext:value-type="float">
            <text:p>-0.785308366200416</text:p>
          </table:table-cell>
          <table:table-cell office:value-type="float" office:value="13.898" calcext:value-type="float">
            <text:p>13.898</text:p>
          </table:table-cell>
          <table:table-cell office:value-type="float" office:value="17853.9489588904" calcext:value-type="float">
            <text:p>17853.9489588904</text:p>
          </table:table-cell>
          <table:table-cell table:formula="of:=LOG([.H217])" office:value-type="float" office:value="1.14295230734343" calcext:value-type="float">
            <text:p>1.14295230734343</text:p>
          </table:table-cell>
          <table:table-cell table:formula="of:=LOG([.I217])" office:value-type="float" office:value="4.25173428887271" calcext:value-type="float">
            <text:p>4.25173428887271</text:p>
          </table:table-cell>
          <table:table-cell table:formula="of:=LOG([.A217])" office:value-type="float" office:value="-0.0331389517122493" calcext:value-type="float">
            <text:p>-0.033138951712249</text:p>
          </table:table-cell>
          <table:table-cell table:formula="of:=LOG([.B217])" office:value-type="float" office:value="3.07564302981703" calcext:value-type="float">
            <text:p>3.07564302981703</text:p>
          </table:table-cell>
        </table:table-row>
        <table:table-row table:style-name="ro1">
          <table:table-cell office:value-type="float" office:value="0.3398" calcext:value-type="float">
            <text:p>0.3398</text:p>
          </table:table-cell>
          <table:table-cell office:value-type="float" office:value="562.751478093282" calcext:value-type="float">
            <text:p>562.75147809328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849" calcext:value-type="float">
            <text:p>6849</text:p>
          </table:table-cell>
          <table:table-cell office:value-type="float" office:value="2.02118929906994" calcext:value-type="float">
            <text:p>2.02118929906994</text:p>
          </table:table-cell>
          <table:table-cell office:value-type="float" office:value="-0.20462257206269" calcext:value-type="float">
            <text:p>-0.20462257206269</text:p>
          </table:table-cell>
          <table:table-cell office:value-type="float" office:value="35.679" calcext:value-type="float">
            <text:p>35.679</text:p>
          </table:table-cell>
          <table:table-cell office:value-type="float" office:value="59088.9051997946" calcext:value-type="float">
            <text:p>59088.9051997946</text:p>
          </table:table-cell>
          <table:table-cell table:formula="of:=LOG([.H218])" office:value-type="float" office:value="1.55241267360297" calcext:value-type="float">
            <text:p>1.55241267360297</text:p>
          </table:table-cell>
          <table:table-cell table:formula="of:=LOG([.I218])" office:value-type="float" office:value="4.77150594343892" calcext:value-type="float">
            <text:p>4.77150594343892</text:p>
          </table:table-cell>
          <table:table-cell table:formula="of:=LOG([.A218])" office:value-type="float" office:value="-0.468776625466973" calcext:value-type="float">
            <text:p>-0.468776625466973</text:p>
          </table:table-cell>
          <table:table-cell table:formula="of:=LOG([.B218])" office:value-type="float" office:value="2.75031664436898" calcext:value-type="float">
            <text:p>2.75031664436898</text:p>
          </table:table-cell>
        </table:table-row>
        <table:table-row table:style-name="ro1">
          <table:table-cell office:value-type="float" office:value="7.24788032" calcext:value-type="float">
            <text:p>7.24788032</text:p>
          </table:table-cell>
          <table:table-cell office:value-type="float" office:value="7278.85905480665" calcext:value-type="float">
            <text:p>7278.8590548066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859" calcext:value-type="float">
            <text:p>6859</text:p>
          </table:table-cell>
          <table:table-cell office:value-type="float" office:value="1.75587485567249" calcext:value-type="float">
            <text:p>1.75587485567249</text:p>
          </table:table-cell>
          <table:table-cell office:value-type="float" office:value="-1.12683219761782" calcext:value-type="float">
            <text:p>-1.12683219761782</text:p>
          </table:table-cell>
          <table:table-cell office:value-type="float" office:value="413.12917824" calcext:value-type="float">
            <text:p>413.12917824</text:p>
          </table:table-cell>
          <table:table-cell office:value-type="float" office:value="414894.966123979" calcext:value-type="float">
            <text:p>414894.966123979</text:p>
          </table:table-cell>
          <table:table-cell table:formula="of:=LOG([.H219])" office:value-type="float" office:value="2.6160858691502" calcext:value-type="float">
            <text:p>2.6160858691502</text:p>
          </table:table-cell>
          <table:table-cell table:formula="of:=LOG([.I219])" office:value-type="float" office:value="5.61793816561268" calcext:value-type="float">
            <text:p>5.61793816561268</text:p>
          </table:table-cell>
          <table:table-cell table:formula="of:=LOG([.A219])" office:value-type="float" office:value="0.860211013477708" calcext:value-type="float">
            <text:p>0.860211013477708</text:p>
          </table:table-cell>
          <table:table-cell table:formula="of:=LOG([.B219])" office:value-type="float" office:value="3.86206330994019" calcext:value-type="float">
            <text:p>3.86206330994019</text:p>
          </table:table-cell>
        </table:table-row>
        <table:table-row table:style-name="ro1">
          <table:table-cell office:value-type="float" office:value="3.70144237507772" calcext:value-type="float">
            <text:p>3.70144237507772</text:p>
          </table:table-cell>
          <table:table-cell office:value-type="float" office:value="2013.88995058829" calcext:value-type="float">
            <text:p>2013.88995058829</text:p>
          </table:table-cell>
          <table:table-cell office:value-type="string" calcext:value-type="string">
            <text:p>US</text:p>
          </table:table-cell>
          <table:table-cell office:value-type="float" office:value="1544" calcext:value-type="float">
            <text:p>1544</text:p>
          </table:table-cell>
          <table:table-cell office:value-type="float" office:value="6863" calcext:value-type="float">
            <text:p>6863</text:p>
          </table:table-cell>
          <table:table-cell office:value-type="float" office:value="3.18864729599972" calcext:value-type="float">
            <text:p>3.18864729599972</text:p>
          </table:table-cell>
          <table:table-cell office:value-type="float" office:value="-1.00151961855564" calcext:value-type="float">
            <text:p>-1.00151961855564</text:p>
          </table:table-cell>
          <table:table-cell office:value-type="float" office:value="5715.02702712001" calcext:value-type="float">
            <text:p>5715.02702712001</text:p>
          </table:table-cell>
          <table:table-cell office:value-type="float" office:value="3109446.08370831" calcext:value-type="float">
            <text:p>3109446.08370831</text:p>
          </table:table-cell>
          <table:table-cell table:formula="of:=LOG([.H220])" office:value-type="float" office:value="3.7570182885723" calcext:value-type="float">
            <text:p>3.7570182885723</text:p>
          </table:table-cell>
          <table:table-cell table:formula="of:=LOG([.I220])" office:value-type="float" office:value="6.49268303075849" calcext:value-type="float">
            <text:p>6.49268303075849</text:p>
          </table:table-cell>
          <table:table-cell table:formula="of:=LOG([.A220])" office:value-type="float" office:value="0.568370992572585" calcext:value-type="float">
            <text:p>0.568370992572585</text:p>
          </table:table-cell>
          <table:table-cell table:formula="of:=LOG([.B220])" office:value-type="float" office:value="3.30403573475877" calcext:value-type="float">
            <text:p>3.30403573475877</text:p>
          </table:table-cell>
        </table:table-row>
        <table:table-row table:style-name="ro1">
          <table:table-cell office:value-type="float" office:value="4.30133333333333" calcext:value-type="float">
            <text:p>4.30133333333333</text:p>
          </table:table-cell>
          <table:table-cell office:value-type="float" office:value="5550.80785853625" calcext:value-type="float">
            <text:p>5550.80785853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4" calcext:value-type="float">
            <text:p>6874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41945270040266" calcext:value-type="float">
            <text:p>-1.41945270040266</text:p>
          </table:table-cell>
          <table:table-cell office:value-type="float" office:value="12.904" calcext:value-type="float">
            <text:p>12.904</text:p>
          </table:table-cell>
          <table:table-cell office:value-type="float" office:value="16652.4235756088" calcext:value-type="float">
            <text:p>16652.4235756088</text:p>
          </table:table-cell>
          <table:table-cell table:formula="of:=LOG([.H221])" office:value-type="float" office:value="1.1107243543809" calcext:value-type="float">
            <text:p>1.1107243543809</text:p>
          </table:table-cell>
          <table:table-cell table:formula="of:=LOG([.I221])" office:value-type="float" office:value="4.22147744918867" calcext:value-type="float">
            <text:p>4.22147744918867</text:p>
          </table:table-cell>
          <table:table-cell table:formula="of:=LOG([.A221])" office:value-type="float" office:value="0.633603099661242" calcext:value-type="float">
            <text:p>0.633603099661242</text:p>
          </table:table-cell>
          <table:table-cell table:formula="of:=LOG([.B221])" office:value-type="float" office:value="3.74435619446901" calcext:value-type="float">
            <text:p>3.74435619446901</text:p>
          </table:table-cell>
        </table:table-row>
        <table:table-row table:style-name="ro1">
          <table:table-cell office:value-type="float" office:value="3.111625" calcext:value-type="float">
            <text:p>3.111625</text:p>
          </table:table-cell>
          <table:table-cell office:value-type="float" office:value="1898.21778713536" calcext:value-type="float">
            <text:p>1898.217787135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923" calcext:value-type="float">
            <text:p>6923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0.79231858625994" calcext:value-type="float">
            <text:p>-0.79231858625994</text:p>
          </table:table-cell>
          <table:table-cell office:value-type="float" office:value="49.786" calcext:value-type="float">
            <text:p>49.786</text:p>
          </table:table-cell>
          <table:table-cell office:value-type="float" office:value="30371.4845941658" calcext:value-type="float">
            <text:p>30371.4845941658</text:p>
          </table:table-cell>
          <table:table-cell table:formula="of:=LOG([.H222])" office:value-type="float" office:value="1.69710723477693" calcext:value-type="float">
            <text:p>1.69710723477693</text:p>
          </table:table-cell>
          <table:table-cell table:formula="of:=LOG([.I222])" office:value-type="float" office:value="4.48246602126617" calcext:value-type="float">
            <text:p>4.48246602126617</text:p>
          </table:table-cell>
          <table:table-cell table:formula="of:=LOG([.A222])" office:value-type="float" office:value="0.49298725212101" calcext:value-type="float">
            <text:p>0.49298725212101</text:p>
          </table:table-cell>
          <table:table-cell table:formula="of:=LOG([.B222])" office:value-type="float" office:value="3.27834603861024" calcext:value-type="float">
            <text:p>3.27834603861024</text:p>
          </table:table-cell>
        </table:table-row>
        <table:table-row table:style-name="ro1">
          <table:table-cell office:value-type="float" office:value="8.37234028979618" calcext:value-type="float">
            <text:p>8.37234028979618</text:p>
          </table:table-cell>
          <table:table-cell office:value-type="float" office:value="5905.35882653761" calcext:value-type="float">
            <text:p>5905.35882653761</text:p>
          </table:table-cell>
          <table:table-cell office:value-type="string" calcext:value-type="string">
            <text:p>FR</text:p>
          </table:table-cell>
          <table:table-cell office:value-type="float" office:value="1570" calcext:value-type="float">
            <text:p>1570</text:p>
          </table:table-cell>
          <table:table-cell office:value-type="float" office:value="6929" calcext:value-type="float">
            <text:p>6929</text:p>
          </table:table-cell>
          <table:table-cell office:value-type="float" office:value="3.19589965240923" calcext:value-type="float">
            <text:p>3.19589965240923</text:p>
          </table:table-cell>
          <table:table-cell office:value-type="float" office:value="-1.00319508108043" calcext:value-type="float">
            <text:p>-1.00319508108043</text:p>
          </table:table-cell>
          <table:table-cell office:value-type="float" office:value="13144.57425498" calcext:value-type="float">
            <text:p>13144.57425498</text:p>
          </table:table-cell>
          <table:table-cell office:value-type="float" office:value="9271413.35766404" calcext:value-type="float">
            <text:p>9271413.35766404</text:p>
          </table:table-cell>
          <table:table-cell table:formula="of:=LOG([.H223])" office:value-type="float" office:value="4.11874652412764" calcext:value-type="float">
            <text:p>4.11874652412764</text:p>
          </table:table-cell>
          <table:table-cell table:formula="of:=LOG([.I223])" office:value-type="float" office:value="6.96714594413872" calcext:value-type="float">
            <text:p>6.96714594413872</text:p>
          </table:table-cell>
          <table:table-cell table:formula="of:=LOG([.A223])" office:value-type="float" office:value="0.92284687171841" calcext:value-type="float">
            <text:p>0.92284687171841</text:p>
          </table:table-cell>
          <table:table-cell table:formula="of:=LOG([.B223])" office:value-type="float" office:value="3.77124629172948" calcext:value-type="float">
            <text:p>3.77124629172948</text:p>
          </table:table-cell>
        </table:table-row>
        <table:table-row table:style-name="ro1">
          <table:table-cell office:value-type="float" office:value="1.89825" calcext:value-type="float">
            <text:p>1.89825</text:p>
          </table:table-cell>
          <table:table-cell office:value-type="float" office:value="804.479163239532" calcext:value-type="float">
            <text:p>804.4791632395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044" calcext:value-type="float">
            <text:p>7044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15634806242056" calcext:value-type="float">
            <text:p>-1.15634806242056</text:p>
          </table:table-cell>
          <table:table-cell office:value-type="float" office:value="7.593" calcext:value-type="float">
            <text:p>7.593</text:p>
          </table:table-cell>
          <table:table-cell office:value-type="float" office:value="3217.91665295813" calcext:value-type="float">
            <text:p>3217.91665295813</text:p>
          </table:table-cell>
          <table:table-cell table:formula="of:=LOG([.H224])" office:value-type="float" office:value="0.880413399877917" calcext:value-type="float">
            <text:p>0.880413399877917</text:p>
          </table:table-cell>
          <table:table-cell table:formula="of:=LOG([.I224])" office:value-type="float" office:value="3.50757479127664" calcext:value-type="float">
            <text:p>3.50757479127664</text:p>
          </table:table-cell>
          <table:table-cell table:formula="of:=LOG([.A224])" office:value-type="float" office:value="0.278353408549954" calcext:value-type="float">
            <text:p>0.278353408549954</text:p>
          </table:table-cell>
          <table:table-cell table:formula="of:=LOG([.B224])" office:value-type="float" office:value="2.90551479994868" calcext:value-type="float">
            <text:p>2.90551479994868</text:p>
          </table:table-cell>
        </table:table-row>
        <table:table-row table:style-name="ro1">
          <table:table-cell office:value-type="float" office:value="1.592286841" calcext:value-type="float">
            <text:p>1.592286841</text:p>
          </table:table-cell>
          <table:table-cell office:value-type="float" office:value="813.415447352256" calcext:value-type="float">
            <text:p>813.415447352256</text:p>
          </table:table-cell>
          <table:table-cell office:value-type="string" calcext:value-type="string">
            <text:p>RU</text:p>
          </table:table-cell>
          <table:table-cell office:value-type="float" office:value="10" calcext:value-type="float">
            <text:p>10</text:p>
          </table:table-cell>
          <table:table-cell office:value-type="float" office:value="7083" calcext:value-type="float">
            <text:p>7083</text:p>
          </table:table-cell>
          <table:table-cell office:value-type="float" office:value="1" calcext:value-type="float">
            <text:p>1</text:p>
          </table:table-cell>
          <table:table-cell office:value-type="float" office:value="-0.777784933288838" calcext:value-type="float">
            <text:p>-0.777784933288838</text:p>
          </table:table-cell>
          <table:table-cell office:value-type="float" office:value="15.92286841" calcext:value-type="float">
            <text:p>15.92286841</text:p>
          </table:table-cell>
          <table:table-cell office:value-type="float" office:value="8134.15447352256" calcext:value-type="float">
            <text:p>8134.15447352256</text:p>
          </table:table-cell>
          <table:table-cell table:formula="of:=LOG([.H225])" office:value-type="float" office:value="1.20202130601611" calcext:value-type="float">
            <text:p>1.20202130601611</text:p>
          </table:table-cell>
          <table:table-cell table:formula="of:=LOG([.I225])" office:value-type="float" office:value="3.91031241571566" calcext:value-type="float">
            <text:p>3.91031241571566</text:p>
          </table:table-cell>
          <table:table-cell table:formula="of:=LOG([.A225])" office:value-type="float" office:value="0.202021306016114" calcext:value-type="float">
            <text:p>0.202021306016114</text:p>
          </table:table-cell>
          <table:table-cell table:formula="of:=LOG([.B225])" office:value-type="float" office:value="2.91031241571566" calcext:value-type="float">
            <text:p>2.91031241571566</text:p>
          </table:table-cell>
        </table:table-row>
        <table:table-row table:style-name="ro1">
          <table:table-cell office:value-type="float" office:value="2.82959662638298" calcext:value-type="float">
            <text:p>2.82959662638298</text:p>
          </table:table-cell>
          <table:table-cell office:value-type="float" office:value="3303.6288111243" calcext:value-type="float">
            <text:p>3303.628811124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141" calcext:value-type="float">
            <text:p>7141</text:p>
          </table:table-cell>
          <table:table-cell office:value-type="float" office:value="1.67209785793572" calcext:value-type="float">
            <text:p>1.67209785793572</text:p>
          </table:table-cell>
          <table:table-cell office:value-type="float" office:value="-0.928182093002965" calcext:value-type="float">
            <text:p>-0.928182093002965</text:p>
          </table:table-cell>
          <table:table-cell office:value-type="float" office:value="132.99104144" calcext:value-type="float">
            <text:p>132.99104144</text:p>
          </table:table-cell>
          <table:table-cell office:value-type="float" office:value="155270.554122842" calcext:value-type="float">
            <text:p>155270.554122842</text:p>
          </table:table-cell>
          <table:table-cell table:formula="of:=LOG([.H226])" office:value-type="float" office:value="2.12382238695045" calcext:value-type="float">
            <text:p>2.12382238695045</text:p>
          </table:table-cell>
          <table:table-cell table:formula="of:=LOG([.I226])" office:value-type="float" office:value="5.19108910289869" calcext:value-type="float">
            <text:p>5.19108910289869</text:p>
          </table:table-cell>
          <table:table-cell table:formula="of:=LOG([.A226])" office:value-type="float" office:value="0.451724529014735" calcext:value-type="float">
            <text:p>0.451724529014735</text:p>
          </table:table-cell>
          <table:table-cell table:formula="of:=LOG([.B226])" office:value-type="float" office:value="3.51899124496297" calcext:value-type="float">
            <text:p>3.51899124496297</text:p>
          </table:table-cell>
        </table:table-row>
        <table:table-row table:style-name="ro1">
          <table:table-cell office:value-type="float" office:value="0.850046664888889" calcext:value-type="float">
            <text:p>0.850046664888889</text:p>
          </table:table-cell>
          <table:table-cell office:value-type="float" office:value="712.137544925001" calcext:value-type="float">
            <text:p>712.1375449250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160" calcext:value-type="float">
            <text:p>7160</text:p>
          </table:table-cell>
          <table:table-cell office:value-type="float" office:value="1.65321251377534" calcext:value-type="float">
            <text:p>1.65321251377534</text:p>
          </table:table-cell>
          <table:table-cell office:value-type="float" office:value="-1.48001878657106" calcext:value-type="float">
            <text:p>-1.48001878657106</text:p>
          </table:table-cell>
          <table:table-cell office:value-type="float" office:value="38.25209992" calcext:value-type="float">
            <text:p>38.25209992</text:p>
          </table:table-cell>
          <table:table-cell office:value-type="float" office:value="32046.1895216251" calcext:value-type="float">
            <text:p>32046.1895216251</text:p>
          </table:table-cell>
          <table:table-cell table:formula="of:=LOG([.H227])" office:value-type="float" office:value="1.58265528154547" calcext:value-type="float">
            <text:p>1.58265528154547</text:p>
          </table:table-cell>
          <table:table-cell table:formula="of:=LOG([.I227])" office:value-type="float" office:value="4.50577639678418" calcext:value-type="float">
            <text:p>4.50577639678418</text:p>
          </table:table-cell>
          <table:table-cell table:formula="of:=LOG([.A227])" office:value-type="float" office:value="-0.0705572322298781" calcext:value-type="float">
            <text:p>-0.070557232229878</text:p>
          </table:table-cell>
          <table:table-cell table:formula="of:=LOG([.B227])" office:value-type="float" office:value="2.85256388300883" calcext:value-type="float">
            <text:p>2.85256388300883</text:p>
          </table:table-cell>
        </table:table-row>
        <table:table-row table:style-name="ro1">
          <table:table-cell office:value-type="float" office:value="4.13862596839216" calcext:value-type="float">
            <text:p>4.13862596839216</text:p>
          </table:table-cell>
          <table:table-cell office:value-type="float" office:value="1709.32664924657" calcext:value-type="float">
            <text:p>1709.32664924657</text:p>
          </table:table-cell>
          <table:table-cell office:value-type="string" calcext:value-type="string">
            <text:p>US</text:p>
          </table:table-cell>
          <table:table-cell office:value-type="float" office:value="255" calcext:value-type="float">
            <text:p>255</text:p>
          </table:table-cell>
          <table:table-cell office:value-type="float" office:value="7161" calcext:value-type="float">
            <text:p>7161</text:p>
          </table:table-cell>
          <table:table-cell office:value-type="float" office:value="2.40654018043395" calcext:value-type="float">
            <text:p>2.40654018043395</text:p>
          </table:table-cell>
          <table:table-cell office:value-type="float" office:value="-0.696357134710308" calcext:value-type="float">
            <text:p>-0.696357134710308</text:p>
          </table:table-cell>
          <table:table-cell office:value-type="float" office:value="1055.34962194" calcext:value-type="float">
            <text:p>1055.34962194</text:p>
          </table:table-cell>
          <table:table-cell office:value-type="float" office:value="435878.295557874" calcext:value-type="float">
            <text:p>435878.295557874</text:p>
          </table:table-cell>
          <table:table-cell table:formula="of:=LOG([.H228])" office:value-type="float" office:value="3.0233963588996" calcext:value-type="float">
            <text:p>3.0233963588996</text:p>
          </table:table-cell>
          <table:table-cell table:formula="of:=LOG([.I228])" office:value-type="float" office:value="5.63936524397953" calcext:value-type="float">
            <text:p>5.63936524397953</text:p>
          </table:table-cell>
          <table:table-cell table:formula="of:=LOG([.A228])" office:value-type="float" office:value="0.616856178465646" calcext:value-type="float">
            <text:p>0.616856178465646</text:p>
          </table:table-cell>
          <table:table-cell table:formula="of:=LOG([.B228])" office:value-type="float" office:value="3.23282506354558" calcext:value-type="float">
            <text:p>3.23282506354558</text:p>
          </table:table-cell>
        </table:table-row>
        <table:table-row table:style-name="ro1">
          <table:table-cell office:value-type="float" office:value="2.11524003762376" calcext:value-type="float">
            <text:p>2.11524003762376</text:p>
          </table:table-cell>
          <table:table-cell office:value-type="float" office:value="1491.45465017938" calcext:value-type="float">
            <text:p>1491.45465017938</text:p>
          </table:table-cell>
          <table:table-cell office:value-type="string" calcext:value-type="string">
            <text:p>RU</text:p>
          </table:table-cell>
          <table:table-cell office:value-type="float" office:value="101" calcext:value-type="float">
            <text:p>101</text:p>
          </table:table-cell>
          <table:table-cell office:value-type="float" office:value="7192" calcext:value-type="float">
            <text:p>7192</text:p>
          </table:table-cell>
          <table:table-cell office:value-type="float" office:value="2.00432137378264" calcext:value-type="float">
            <text:p>2.00432137378264</text:p>
          </table:table-cell>
          <table:table-cell office:value-type="float" office:value="-0.932495230499891" calcext:value-type="float">
            <text:p>-0.932495230499891</text:p>
          </table:table-cell>
          <table:table-cell office:value-type="float" office:value="213.6392438" calcext:value-type="float">
            <text:p>213.6392438</text:p>
          </table:table-cell>
          <table:table-cell office:value-type="float" office:value="150636.919668117" calcext:value-type="float">
            <text:p>150636.919668117</text:p>
          </table:table-cell>
          <table:table-cell table:formula="of:=LOG([.H229])" office:value-type="float" office:value="2.32968103206592" calcext:value-type="float">
            <text:p>2.32968103206592</text:p>
          </table:table-cell>
          <table:table-cell table:formula="of:=LOG([.I229])" office:value-type="float" office:value="5.17793142633404" calcext:value-type="float">
            <text:p>5.17793142633404</text:p>
          </table:table-cell>
          <table:table-cell table:formula="of:=LOG([.A229])" office:value-type="float" office:value="0.325359658283281" calcext:value-type="float">
            <text:p>0.325359658283281</text:p>
          </table:table-cell>
          <table:table-cell table:formula="of:=LOG([.B229])" office:value-type="float" office:value="3.1736100525514" calcext:value-type="float">
            <text:p>3.1736100525514</text:p>
          </table:table-cell>
        </table:table-row>
        <table:table-row table:style-name="ro1">
          <table:table-cell office:value-type="float" office:value="2.11125" calcext:value-type="float">
            <text:p>2.11125</text:p>
          </table:table-cell>
          <table:table-cell office:value-type="float" office:value="2431.68087251273" calcext:value-type="float">
            <text:p>2431.680872512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00" calcext:value-type="float">
            <text:p>7200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0.904223145771295" calcext:value-type="float">
            <text:p>-0.904223145771295</text:p>
          </table:table-cell>
          <table:table-cell office:value-type="float" office:value="16.89" calcext:value-type="float">
            <text:p>16.89</text:p>
          </table:table-cell>
          <table:table-cell office:value-type="float" office:value="19453.4469801019" calcext:value-type="float">
            <text:p>19453.4469801019</text:p>
          </table:table-cell>
          <table:table-cell table:formula="of:=LOG([.H230])" office:value-type="float" office:value="1.22762964957101" calcext:value-type="float">
            <text:p>1.22762964957101</text:p>
          </table:table-cell>
          <table:table-cell table:formula="of:=LOG([.I230])" office:value-type="float" office:value="4.28899656565153" calcext:value-type="float">
            <text:p>4.28899656565153</text:p>
          </table:table-cell>
          <table:table-cell table:formula="of:=LOG([.A230])" office:value-type="float" office:value="0.324539662579065" calcext:value-type="float">
            <text:p>0.324539662579065</text:p>
          </table:table-cell>
          <table:table-cell table:formula="of:=LOG([.B230])" office:value-type="float" office:value="3.38590657865958" calcext:value-type="float">
            <text:p>3.38590657865958</text:p>
          </table:table-cell>
        </table:table-row>
        <table:table-row table:style-name="ro1">
          <table:table-cell office:value-type="float" office:value="12.849110227027" calcext:value-type="float">
            <text:p>12.849110227027</text:p>
          </table:table-cell>
          <table:table-cell office:value-type="float" office:value="14919.7256877269" calcext:value-type="float">
            <text:p>14919.725687726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10" calcext:value-type="float">
            <text:p>7210</text:p>
          </table:table-cell>
          <table:table-cell office:value-type="float" office:value="1.86923171973098" calcext:value-type="float">
            <text:p>1.86923171973098</text:p>
          </table:table-cell>
          <table:table-cell office:value-type="float" office:value="-1.48187701988604" calcext:value-type="float">
            <text:p>-1.48187701988604</text:p>
          </table:table-cell>
          <table:table-cell office:value-type="float" office:value="950.8341568" calcext:value-type="float">
            <text:p>950.8341568</text:p>
          </table:table-cell>
          <table:table-cell office:value-type="float" office:value="1104059.70089179" calcext:value-type="float">
            <text:p>1104059.70089179</text:p>
          </table:table-cell>
          <table:table-cell table:formula="of:=LOG([.H231])" office:value-type="float" office:value="2.97810477449" calcext:value-type="float">
            <text:p>2.97810477449</text:p>
          </table:table-cell>
          <table:table-cell table:formula="of:=LOG([.I231])" office:value-type="float" office:value="6.04299255805518" calcext:value-type="float">
            <text:p>6.04299255805518</text:p>
          </table:table-cell>
          <table:table-cell table:formula="of:=LOG([.A231])" office:value-type="float" office:value="1.10887305475902" calcext:value-type="float">
            <text:p>1.10887305475902</text:p>
          </table:table-cell>
          <table:table-cell table:formula="of:=LOG([.B231])" office:value-type="float" office:value="4.1737608383242" calcext:value-type="float">
            <text:p>4.1737608383242</text:p>
          </table:table-cell>
        </table:table-row>
        <table:table-row table:style-name="ro1">
          <table:table-cell office:value-type="float" office:value="2.1343986013986" calcext:value-type="float">
            <text:p>2.1343986013986</text:p>
          </table:table-cell>
          <table:table-cell office:value-type="float" office:value="2595.60369482521" calcext:value-type="float">
            <text:p>2595.60369482521</text:p>
          </table:table-cell>
          <table:table-cell office:value-type="string" calcext:value-type="string">
            <text:p>US</text:p>
          </table:table-cell>
          <table:table-cell office:value-type="float" office:value="143" calcext:value-type="float">
            <text:p>143</text:p>
          </table:table-cell>
          <table:table-cell office:value-type="float" office:value="7227" calcext:value-type="float">
            <text:p>7227</text:p>
          </table:table-cell>
          <table:table-cell office:value-type="float" office:value="2.15533603746506" calcext:value-type="float">
            <text:p>2.15533603746506</text:p>
          </table:table-cell>
          <table:table-cell office:value-type="float" office:value="-0.833078712426622" calcext:value-type="float">
            <text:p>-0.833078712426622</text:p>
          </table:table-cell>
          <table:table-cell office:value-type="float" office:value="305.219" calcext:value-type="float">
            <text:p>305.219</text:p>
          </table:table-cell>
          <table:table-cell office:value-type="float" office:value="371171.328360005" calcext:value-type="float">
            <text:p>371171.328360005</text:p>
          </table:table-cell>
          <table:table-cell table:formula="of:=LOG([.H232])" office:value-type="float" office:value="2.48461156512268" calcext:value-type="float">
            <text:p>2.48461156512268</text:p>
          </table:table-cell>
          <table:table-cell table:formula="of:=LOG([.I232])" office:value-type="float" office:value="5.56957442116763" calcext:value-type="float">
            <text:p>5.56957442116763</text:p>
          </table:table-cell>
          <table:table-cell table:formula="of:=LOG([.A232])" office:value-type="float" office:value="0.329275527657618" calcext:value-type="float">
            <text:p>0.329275527657618</text:p>
          </table:table-cell>
          <table:table-cell table:formula="of:=LOG([.B232])" office:value-type="float" office:value="3.41423838370256" calcext:value-type="float">
            <text:p>3.41423838370256</text:p>
          </table:table-cell>
        </table:table-row>
        <table:table-row table:style-name="ro1">
          <table:table-cell office:value-type="float" office:value="7.3708411495032" calcext:value-type="float">
            <text:p>7.3708411495032</text:p>
          </table:table-cell>
          <table:table-cell office:value-type="float" office:value="5595.37948228379" calcext:value-type="float">
            <text:p>5595.37948228379</text:p>
          </table:table-cell>
          <table:table-cell office:value-type="string" calcext:value-type="string">
            <text:p>US</text:p>
          </table:table-cell>
          <table:table-cell office:value-type="float" office:value="2033" calcext:value-type="float">
            <text:p>2033</text:p>
          </table:table-cell>
          <table:table-cell office:value-type="float" office:value="7244" calcext:value-type="float">
            <text:p>7244</text:p>
          </table:table-cell>
          <table:table-cell office:value-type="float" office:value="3.30813737863804" calcext:value-type="float">
            <text:p>3.30813737863804</text:p>
          </table:table-cell>
          <table:table-cell office:value-type="float" office:value="-1.06869400531737" calcext:value-type="float">
            <text:p>-1.06869400531737</text:p>
          </table:table-cell>
          <table:table-cell office:value-type="float" office:value="14984.92005694" calcext:value-type="float">
            <text:p>14984.92005694</text:p>
          </table:table-cell>
          <table:table-cell office:value-type="float" office:value="11375406.4874829" calcext:value-type="float">
            <text:p>11375406.4874829</text:p>
          </table:table-cell>
          <table:table-cell table:formula="of:=LOG([.H233])" office:value-type="float" office:value="4.17565443036992" calcext:value-type="float">
            <text:p>4.17565443036992</text:p>
          </table:table-cell>
          <table:table-cell table:formula="of:=LOG([.I233])" office:value-type="float" office:value="7.0559669246361" calcext:value-type="float">
            <text:p>7.0559669246361</text:p>
          </table:table-cell>
          <table:table-cell table:formula="of:=LOG([.A233])" office:value-type="float" office:value="0.867517051731884" calcext:value-type="float">
            <text:p>0.867517051731884</text:p>
          </table:table-cell>
          <table:table-cell table:formula="of:=LOG([.B233])" office:value-type="float" office:value="3.74782954599807" calcext:value-type="float">
            <text:p>3.74782954599807</text:p>
          </table:table-cell>
        </table:table-row>
        <table:table-row table:style-name="ro1">
          <table:table-cell office:value-type="float" office:value="2.99060314142857" calcext:value-type="float">
            <text:p>2.99060314142857</text:p>
          </table:table-cell>
          <table:table-cell office:value-type="float" office:value="1143.65986698312" calcext:value-type="float">
            <text:p>1143.659866983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262" calcext:value-type="float">
            <text:p>7262</text:p>
          </table:table-cell>
          <table:table-cell office:value-type="float" office:value="1.69019608002851" calcext:value-type="float">
            <text:p>1.69019608002851</text:p>
          </table:table-cell>
          <table:table-cell office:value-type="float" office:value="-0.746522855264189" calcext:value-type="float">
            <text:p>-0.746522855264189</text:p>
          </table:table-cell>
          <table:table-cell office:value-type="float" office:value="146.53955393" calcext:value-type="float">
            <text:p>146.53955393</text:p>
          </table:table-cell>
          <table:table-cell office:value-type="float" office:value="56039.3334821729" calcext:value-type="float">
            <text:p>56039.3334821729</text:p>
          </table:table-cell>
          <table:table-cell table:formula="of:=LOG([.H234])" office:value-type="float" office:value="2.16595486520193" calcext:value-type="float">
            <text:p>2.16595486520193</text:p>
          </table:table-cell>
          <table:table-cell table:formula="of:=LOG([.I234])" office:value-type="float" office:value="4.74849296125443" calcext:value-type="float">
            <text:p>4.74849296125443</text:p>
          </table:table-cell>
          <table:table-cell table:formula="of:=LOG([.A234])" office:value-type="float" office:value="0.475758785173419" calcext:value-type="float">
            <text:p>0.475758785173419</text:p>
          </table:table-cell>
          <table:table-cell table:formula="of:=LOG([.B234])" office:value-type="float" office:value="3.05829688122591" calcext:value-type="float">
            <text:p>3.05829688122591</text:p>
          </table:table-cell>
        </table:table-row>
        <table:table-row table:style-name="ro1">
          <table:table-cell office:value-type="float" office:value="0.220888888888889" calcext:value-type="float">
            <text:p>0.220888888888889</text:p>
          </table:table-cell>
          <table:table-cell office:value-type="float" office:value="215.162249085964" calcext:value-type="float">
            <text:p>215.1622490859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282" calcext:value-type="float">
            <text:p>7282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0.348018824980507" calcext:value-type="float">
            <text:p>0.348018824980507</text:p>
          </table:table-cell>
          <table:table-cell office:value-type="float" office:value="1.988" calcext:value-type="float">
            <text:p>1.988</text:p>
          </table:table-cell>
          <table:table-cell office:value-type="float" office:value="1936.46024177368" calcext:value-type="float">
            <text:p>1936.46024177368</text:p>
          </table:table-cell>
          <table:table-cell table:formula="of:=LOG([.H235])" office:value-type="float" office:value="0.298416380061294" calcext:value-type="float">
            <text:p>0.298416380061294</text:p>
          </table:table-cell>
          <table:table-cell table:formula="of:=LOG([.I235])" office:value-type="float" office:value="3.28700858474293" calcext:value-type="float">
            <text:p>3.28700858474293</text:p>
          </table:table-cell>
          <table:table-cell table:formula="of:=LOG([.A235])" office:value-type="float" office:value="-0.65582612937803" calcext:value-type="float">
            <text:p>-0.65582612937803</text:p>
          </table:table-cell>
          <table:table-cell table:formula="of:=LOG([.B235])" office:value-type="float" office:value="2.33276607530361" calcext:value-type="float">
            <text:p>2.33276607530361</text:p>
          </table:table-cell>
        </table:table-row>
        <table:table-row table:style-name="ro1">
          <table:table-cell office:value-type="float" office:value="9.97742857142859" calcext:value-type="float">
            <text:p>9.97742857142859</text:p>
          </table:table-cell>
          <table:table-cell office:value-type="float" office:value="10802.642025894" calcext:value-type="float">
            <text:p>10802.6420258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311" calcext:value-type="float">
            <text:p>7311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0.543445045303517" calcext:value-type="float">
            <text:p>-0.543445045303517</text:p>
          </table:table-cell>
          <table:table-cell office:value-type="float" office:value="69.8420000000001" calcext:value-type="float">
            <text:p>69.8420000000001</text:p>
          </table:table-cell>
          <table:table-cell office:value-type="float" office:value="75618.4941812583" calcext:value-type="float">
            <text:p>75618.4941812583</text:p>
          </table:table-cell>
          <table:table-cell table:formula="of:=LOG([.H236])" office:value-type="float" office:value="1.84411666736027" calcext:value-type="float">
            <text:p>1.84411666736027</text:p>
          </table:table-cell>
          <table:table-cell table:formula="of:=LOG([.I236])" office:value-type="float" office:value="4.87862802484771" calcext:value-type="float">
            <text:p>4.87862802484771</text:p>
          </table:table-cell>
          <table:table-cell table:formula="of:=LOG([.A236])" office:value-type="float" office:value="0.999018627346018" calcext:value-type="float">
            <text:p>0.999018627346018</text:p>
          </table:table-cell>
          <table:table-cell table:formula="of:=LOG([.B236])" office:value-type="float" office:value="4.03352998483345" calcext:value-type="float">
            <text:p>4.03352998483345</text:p>
          </table:table-cell>
        </table:table-row>
        <table:table-row table:style-name="ro1">
          <table:table-cell office:value-type="float" office:value="6.89192315789474" calcext:value-type="float">
            <text:p>6.89192315789474</text:p>
          </table:table-cell>
          <table:table-cell office:value-type="float" office:value="8829.88720296797" calcext:value-type="float">
            <text:p>8829.8872029679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315" calcext:value-type="float">
            <text:p>7315</text:p>
          </table:table-cell>
          <table:table-cell office:value-type="float" office:value="1.57978359661681" calcext:value-type="float">
            <text:p>1.57978359661681</text:p>
          </table:table-cell>
          <table:table-cell office:value-type="float" office:value="-0.972455805547914" calcext:value-type="float">
            <text:p>-0.972455805547914</text:p>
          </table:table-cell>
          <table:table-cell office:value-type="float" office:value="261.89308" calcext:value-type="float">
            <text:p>261.89308</text:p>
          </table:table-cell>
          <table:table-cell office:value-type="float" office:value="335535.713712783" calcext:value-type="float">
            <text:p>335535.713712783</text:p>
          </table:table-cell>
          <table:table-cell table:formula="of:=LOG([.H237])" office:value-type="float" office:value="2.41812402321515" calcext:value-type="float">
            <text:p>2.41812402321515</text:p>
          </table:table-cell>
          <table:table-cell table:formula="of:=LOG([.I237])" office:value-type="float" office:value="5.52573875235276" calcext:value-type="float">
            <text:p>5.52573875235276</text:p>
          </table:table-cell>
          <table:table-cell table:formula="of:=LOG([.A237])" office:value-type="float" office:value="0.838340426598345" calcext:value-type="float">
            <text:p>0.838340426598345</text:p>
          </table:table-cell>
          <table:table-cell table:formula="of:=LOG([.B237])" office:value-type="float" office:value="3.94595515573595" calcext:value-type="float">
            <text:p>3.9459551557359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121.9388669742" calcext:value-type="float">
            <text:p>4121.9388669742</text:p>
          </table:table-cell>
          <table:table-cell office:value-type="string" calcext:value-type="string">
            <text:p>AT</text:p>
          </table:table-cell>
          <table:table-cell office:value-type="float" office:value="17" calcext:value-type="float">
            <text:p>17</text:p>
          </table:table-cell>
          <table:table-cell office:value-type="float" office:value="7319" calcext:value-type="float">
            <text:p>7319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0.692001171823452" calcext:value-type="float">
            <text:p>-0.692001171823452</text:p>
          </table:table-cell>
          <table:table-cell office:value-type="float" office:value="29.41" calcext:value-type="float">
            <text:p>29.41</text:p>
          </table:table-cell>
          <table:table-cell office:value-type="float" office:value="70072.9607385614" calcext:value-type="float">
            <text:p>70072.9607385614</text:p>
          </table:table-cell>
          <table:table-cell table:formula="of:=LOG([.H238])" office:value-type="float" office:value="1.46849502450707" calcext:value-type="float">
            <text:p>1.46849502450707</text:p>
          </table:table-cell>
          <table:table-cell table:formula="of:=LOG([.I238])" office:value-type="float" office:value="4.84555046778977" calcext:value-type="float">
            <text:p>4.84555046778977</text:p>
          </table:table-cell>
          <table:table-cell table:formula="of:=LOG([.A238])" office:value-type="float" office:value="0.238046103128795" calcext:value-type="float">
            <text:p>0.238046103128795</text:p>
          </table:table-cell>
          <table:table-cell table:formula="of:=LOG([.B238])" office:value-type="float" office:value="3.6151015464115" calcext:value-type="float">
            <text:p>3.6151015464115</text:p>
          </table:table-cell>
        </table:table-row>
        <table:table-row table:style-name="ro1">
          <table:table-cell office:value-type="float" office:value="6.52668257796954" calcext:value-type="float">
            <text:p>6.52668257796954</text:p>
          </table:table-cell>
          <table:table-cell office:value-type="float" office:value="8074.7670596612" calcext:value-type="float">
            <text:p>8074.76705966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7330" calcext:value-type="float">
            <text:p>7330</text:p>
          </table:table-cell>
          <table:table-cell office:value-type="float" office:value="2.29446622616159" calcext:value-type="float">
            <text:p>2.29446622616159</text:p>
          </table:table-cell>
          <table:table-cell office:value-type="float" office:value="-1.05846263751768" calcext:value-type="float">
            <text:p>-1.05846263751768</text:p>
          </table:table-cell>
          <table:table-cell office:value-type="float" office:value="1285.75646786" calcext:value-type="float">
            <text:p>1285.75646786</text:p>
          </table:table-cell>
          <table:table-cell office:value-type="float" office:value="1590729.11075326" calcext:value-type="float">
            <text:p>1590729.11075326</text:p>
          </table:table-cell>
          <table:table-cell table:formula="of:=LOG([.H239])" office:value-type="float" office:value="3.10915871767043" calcext:value-type="float">
            <text:p>3.10915871767043</text:p>
          </table:table-cell>
          <table:table-cell table:formula="of:=LOG([.I239])" office:value-type="float" office:value="6.20159622884734" calcext:value-type="float">
            <text:p>6.20159622884734</text:p>
          </table:table-cell>
          <table:table-cell table:formula="of:=LOG([.A239])" office:value-type="float" office:value="0.814692491508838" calcext:value-type="float">
            <text:p>0.814692491508838</text:p>
          </table:table-cell>
          <table:table-cell table:formula="of:=LOG([.B239])" office:value-type="float" office:value="3.90713000268575" calcext:value-type="float">
            <text:p>3.90713000268575</text:p>
          </table:table-cell>
        </table:table-row>
        <table:table-row table:style-name="ro1">
          <table:table-cell office:value-type="float" office:value="14.2030937483101" calcext:value-type="float">
            <text:p>14.2030937483101</text:p>
          </table:table-cell>
          <table:table-cell office:value-type="float" office:value="9078.19244703114" calcext:value-type="float">
            <text:p>9078.1924470311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7333" calcext:value-type="float">
            <text:p>7333</text:p>
          </table:table-cell>
          <table:table-cell office:value-type="float" office:value="3.20030318298158" calcext:value-type="float">
            <text:p>3.20030318298158</text:p>
          </table:table-cell>
          <table:table-cell office:value-type="float" office:value="-1.11705844808861" calcext:value-type="float">
            <text:p>-1.11705844808861</text:p>
          </table:table-cell>
          <table:table-cell office:value-type="float" office:value="22526.1066848198" calcext:value-type="float">
            <text:p>22526.1066848198</text:p>
          </table:table-cell>
          <table:table-cell office:value-type="float" office:value="14398013.2209914" calcext:value-type="float">
            <text:p>14398013.2209914</text:p>
          </table:table-cell>
          <table:table-cell table:formula="of:=LOG([.H240])" office:value-type="float" office:value="4.35268613662353" calcext:value-type="float">
            <text:p>4.35268613662353</text:p>
          </table:table-cell>
          <table:table-cell table:formula="of:=LOG([.I240])" office:value-type="float" office:value="7.15830256801959" calcext:value-type="float">
            <text:p>7.15830256801959</text:p>
          </table:table-cell>
          <table:table-cell table:formula="of:=LOG([.A240])" office:value-type="float" office:value="1.15238295364194" calcext:value-type="float">
            <text:p>1.15238295364194</text:p>
          </table:table-cell>
          <table:table-cell table:formula="of:=LOG([.B240])" office:value-type="float" office:value="3.957999385038" calcext:value-type="float">
            <text:p>3.957999385038</text:p>
          </table:table-cell>
        </table:table-row>
        <table:table-row table:style-name="ro1">
          <table:table-cell office:value-type="float" office:value="1.83171428571429" calcext:value-type="float">
            <text:p>1.83171428571429</text:p>
          </table:table-cell>
          <table:table-cell office:value-type="float" office:value="1953.56561802228" calcext:value-type="float">
            <text:p>1953.565618022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382" calcext:value-type="float">
            <text:p>7382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30302397304442" calcext:value-type="float">
            <text:p>-1.30302397304442</text:p>
          </table:table-cell>
          <table:table-cell office:value-type="float" office:value="12.822" calcext:value-type="float">
            <text:p>12.822</text:p>
          </table:table-cell>
          <table:table-cell office:value-type="float" office:value="13674.959326156" calcext:value-type="float">
            <text:p>13674.959326156</text:p>
          </table:table-cell>
          <table:table-cell table:formula="of:=LOG([.H241])" office:value-type="float" office:value="1.10795577254771" calcext:value-type="float">
            <text:p>1.10795577254771</text:p>
          </table:table-cell>
          <table:table-cell table:formula="of:=LOG([.I241])" office:value-type="float" office:value="4.13592604327221" calcext:value-type="float">
            <text:p>4.13592604327221</text:p>
          </table:table-cell>
          <table:table-cell table:formula="of:=LOG([.A241])" office:value-type="float" office:value="0.262857732533457" calcext:value-type="float">
            <text:p>0.262857732533457</text:p>
          </table:table-cell>
          <table:table-cell table:formula="of:=LOG([.B241])" office:value-type="float" office:value="3.29082800325795" calcext:value-type="float">
            <text:p>3.29082800325795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740.533003747125" calcext:value-type="float">
            <text:p>740.533003747125</text:p>
          </table:table-cell>
          <table:table-cell office:value-type="string" calcext:value-type="string">
            <text:p>RU</text:p>
          </table:table-cell>
          <table:table-cell office:value-type="float" office:value="9" calcext:value-type="float">
            <text:p>9</text:p>
          </table:table-cell>
          <table:table-cell office:value-type="float" office:value="7413" calcext:value-type="float">
            <text:p>7413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51227729880074" calcext:value-type="float">
            <text:p>-1.51227729880074</text:p>
          </table:table-cell>
          <table:table-cell office:value-type="float" office:value="4.194" calcext:value-type="float">
            <text:p>4.194</text:p>
          </table:table-cell>
          <table:table-cell office:value-type="float" office:value="6664.79703372413" calcext:value-type="float">
            <text:p>6664.79703372413</text:p>
          </table:table-cell>
          <table:table-cell table:formula="of:=LOG([.H242])" office:value-type="float" office:value="0.622628426129325" calcext:value-type="float">
            <text:p>0.622628426129325</text:p>
          </table:table-cell>
          <table:table-cell table:formula="of:=LOG([.I242])" office:value-type="float" office:value="3.82378692817211" calcext:value-type="float">
            <text:p>3.82378692817211</text:p>
          </table:table-cell>
          <table:table-cell table:formula="of:=LOG([.A242])" office:value-type="float" office:value="-0.33161408331" calcext:value-type="float">
            <text:p>-0.33161408331</text:p>
          </table:table-cell>
          <table:table-cell table:formula="of:=LOG([.B242])" office:value-type="float" office:value="2.86954441873279" calcext:value-type="float">
            <text:p>2.86954441873279</text:p>
          </table:table-cell>
        </table:table-row>
        <table:table-row table:style-name="ro1">
          <table:table-cell office:value-type="float" office:value="1.85646874257426" calcext:value-type="float">
            <text:p>1.85646874257426</text:p>
          </table:table-cell>
          <table:table-cell office:value-type="float" office:value="862.160562889229" calcext:value-type="float">
            <text:p>862.160562889229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7417" calcext:value-type="float">
            <text:p>7417</text:p>
          </table:table-cell>
          <table:table-cell office:value-type="float" office:value="2.4814426285023" calcext:value-type="float">
            <text:p>2.4814426285023</text:p>
          </table:table-cell>
          <table:table-cell office:value-type="float" office:value="-1.02047411770094" calcext:value-type="float">
            <text:p>-1.02047411770094</text:p>
          </table:table-cell>
          <table:table-cell office:value-type="float" office:value="562.510029" calcext:value-type="float">
            <text:p>562.510029</text:p>
          </table:table-cell>
          <table:table-cell office:value-type="float" office:value="261234.650555436" calcext:value-type="float">
            <text:p>261234.650555436</text:p>
          </table:table-cell>
          <table:table-cell table:formula="of:=LOG([.H243])" office:value-type="float" office:value="2.75013026989546" calcext:value-type="float">
            <text:p>2.75013026989546</text:p>
          </table:table-cell>
          <table:table-cell table:formula="of:=LOG([.I243])" office:value-type="float" office:value="5.41703078189456" calcext:value-type="float">
            <text:p>5.41703078189456</text:p>
          </table:table-cell>
          <table:table-cell table:formula="of:=LOG([.A243])" office:value-type="float" office:value="0.268687641393151" calcext:value-type="float">
            <text:p>0.268687641393151</text:p>
          </table:table-cell>
          <table:table-cell table:formula="of:=LOG([.B243])" office:value-type="float" office:value="2.93558815339225" calcext:value-type="float">
            <text:p>2.93558815339225</text:p>
          </table:table-cell>
        </table:table-row>
        <table:table-row table:style-name="ro1">
          <table:table-cell office:value-type="float" office:value="0.452458752688172" calcext:value-type="float">
            <text:p>0.452458752688172</text:p>
          </table:table-cell>
          <table:table-cell office:value-type="float" office:value="332.52077190469" calcext:value-type="float">
            <text:p>332.5207719046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474" calcext:value-type="float">
            <text:p>7474</text:p>
          </table:table-cell>
          <table:table-cell office:value-type="float" office:value="1.96848294855394" calcext:value-type="float">
            <text:p>1.96848294855394</text:p>
          </table:table-cell>
          <table:table-cell office:value-type="float" office:value="-0.882434059895462" calcext:value-type="float">
            <text:p>-0.882434059895462</text:p>
          </table:table-cell>
          <table:table-cell office:value-type="float" office:value="42.078664" calcext:value-type="float">
            <text:p>42.078664</text:p>
          </table:table-cell>
          <table:table-cell office:value-type="float" office:value="30924.4317871362" calcext:value-type="float">
            <text:p>30924.4317871362</text:p>
          </table:table-cell>
          <table:table-cell table:formula="of:=LOG([.H244])" office:value-type="float" office:value="1.62406194248982" calcext:value-type="float">
            <text:p>1.62406194248982</text:p>
          </table:table-cell>
          <table:table-cell table:formula="of:=LOG([.I244])" office:value-type="float" office:value="4.49030172854438" calcext:value-type="float">
            <text:p>4.49030172854438</text:p>
          </table:table-cell>
          <table:table-cell table:formula="of:=LOG([.A244])" office:value-type="float" office:value="-0.344421006064115" calcext:value-type="float">
            <text:p>-0.344421006064115</text:p>
          </table:table-cell>
          <table:table-cell table:formula="of:=LOG([.B244])" office:value-type="float" office:value="2.52181877999044" calcext:value-type="float">
            <text:p>2.52181877999044</text:p>
          </table:table-cell>
        </table:table-row>
        <table:table-row table:style-name="ro1">
          <table:table-cell office:value-type="float" office:value="1.46840193500119" calcext:value-type="float">
            <text:p>1.46840193500119</text:p>
          </table:table-cell>
          <table:table-cell office:value-type="float" office:value="608.501175681424" calcext:value-type="float">
            <text:p>608.501175681424</text:p>
          </table:table-cell>
          <table:table-cell office:value-type="string" calcext:value-type="string">
            <text:p>RO</text:p>
          </table:table-cell>
          <table:table-cell office:value-type="float" office:value="4019" calcext:value-type="float">
            <text:p>4019</text:p>
          </table:table-cell>
          <table:table-cell office:value-type="float" office:value="7489" calcext:value-type="float">
            <text:p>7489</text:p>
          </table:table-cell>
          <table:table-cell office:value-type="float" office:value="3.60411800619203" calcext:value-type="float">
            <text:p>3.60411800619203</text:p>
          </table:table-cell>
          <table:table-cell office:value-type="float" office:value="-1.03420495055364" calcext:value-type="float">
            <text:p>-1.03420495055364</text:p>
          </table:table-cell>
          <table:table-cell office:value-type="float" office:value="5901.5073767698" calcext:value-type="float">
            <text:p>5901.5073767698</text:p>
          </table:table-cell>
          <table:table-cell office:value-type="float" office:value="2445566.22506364" calcext:value-type="float">
            <text:p>2445566.22506364</text:p>
          </table:table-cell>
          <table:table-cell table:formula="of:=LOG([.H245])" office:value-type="float" office:value="3.77096295432022" calcext:value-type="float">
            <text:p>3.77096295432022</text:p>
          </table:table-cell>
          <table:table-cell table:formula="of:=LOG([.I245])" office:value-type="float" office:value="6.38837942785666" calcext:value-type="float">
            <text:p>6.38837942785666</text:p>
          </table:table-cell>
          <table:table-cell table:formula="of:=LOG([.A245])" office:value-type="float" office:value="0.16684494812818" calcext:value-type="float">
            <text:p>0.16684494812818</text:p>
          </table:table-cell>
          <table:table-cell table:formula="of:=LOG([.B245])" office:value-type="float" office:value="2.78426142166462" calcext:value-type="float">
            <text:p>2.78426142166462</text:p>
          </table:table-cell>
        </table:table-row>
        <table:table-row table:style-name="ro1">
          <table:table-cell office:value-type="float" office:value="9.46071264367816" calcext:value-type="float">
            <text:p>9.46071264367816</text:p>
          </table:table-cell>
          <table:table-cell office:value-type="float" office:value="15649.8801112716" calcext:value-type="float">
            <text:p>15649.8801112716</text:p>
          </table:table-cell>
          <table:table-cell office:value-type="string" calcext:value-type="string">
            <text:p>GR</text:p>
          </table:table-cell>
          <table:table-cell office:value-type="float" office:value="87" calcext:value-type="float">
            <text:p>87</text:p>
          </table:table-cell>
          <table:table-cell office:value-type="float" office:value="7512" calcext:value-type="float">
            <text:p>7512</text:p>
          </table:table-cell>
          <table:table-cell office:value-type="float" office:value="1.93951925261862" calcext:value-type="float">
            <text:p>1.93951925261862</text:p>
          </table:table-cell>
          <table:table-cell office:value-type="float" office:value="-0.963294444729413" calcext:value-type="float">
            <text:p>-0.963294444729413</text:p>
          </table:table-cell>
          <table:table-cell office:value-type="float" office:value="823.082" calcext:value-type="float">
            <text:p>823.082</text:p>
          </table:table-cell>
          <table:table-cell office:value-type="float" office:value="1361539.56968063" calcext:value-type="float">
            <text:p>1361539.56968063</text:p>
          </table:table-cell>
          <table:table-cell table:formula="of:=LOG([.H246])" office:value-type="float" office:value="2.91544310419589" calcext:value-type="float">
            <text:p>2.91544310419589</text:p>
          </table:table-cell>
          <table:table-cell table:formula="of:=LOG([.I246])" office:value-type="float" office:value="6.13403026752264" calcext:value-type="float">
            <text:p>6.13403026752264</text:p>
          </table:table-cell>
          <table:table-cell table:formula="of:=LOG([.A246])" office:value-type="float" office:value="0.975923851577269" calcext:value-type="float">
            <text:p>0.975923851577269</text:p>
          </table:table-cell>
          <table:table-cell table:formula="of:=LOG([.B246])" office:value-type="float" office:value="4.19451101490403" calcext:value-type="float">
            <text:p>4.19451101490403</text:p>
          </table:table-cell>
        </table:table-row>
        <table:table-row table:style-name="ro1">
          <table:table-cell office:value-type="float" office:value="0.670985692" calcext:value-type="float">
            <text:p>0.670985692</text:p>
          </table:table-cell>
          <table:table-cell office:value-type="float" office:value="596.732088449801" calcext:value-type="float">
            <text:p>596.732088449801</text:p>
          </table:table-cell>
          <table:table-cell office:value-type="string" calcext:value-type="string">
            <text:p>RU</text:p>
          </table:table-cell>
          <table:table-cell office:value-type="float" office:value="90" calcext:value-type="float">
            <text:p>90</text:p>
          </table:table-cell>
          <table:table-cell office:value-type="float" office:value="7573" calcext:value-type="float">
            <text:p>7573</text:p>
          </table:table-cell>
          <table:table-cell office:value-type="float" office:value="1.95424250943932" calcext:value-type="float">
            <text:p>1.95424250943932</text:p>
          </table:table-cell>
          <table:table-cell office:value-type="float" office:value="-1.15998673616025" calcext:value-type="float">
            <text:p>-1.15998673616025</text:p>
          </table:table-cell>
          <table:table-cell office:value-type="float" office:value="60.38871228" calcext:value-type="float">
            <text:p>60.38871228</text:p>
          </table:table-cell>
          <table:table-cell office:value-type="float" office:value="53705.8879604821" calcext:value-type="float">
            <text:p>53705.8879604821</text:p>
          </table:table-cell>
          <table:table-cell table:formula="of:=LOG([.H247])" office:value-type="float" office:value="1.78095576887553" calcext:value-type="float">
            <text:p>1.78095576887553</text:p>
          </table:table-cell>
          <table:table-cell table:formula="of:=LOG([.I247])" office:value-type="float" office:value="4.7300219015016" calcext:value-type="float">
            <text:p>4.7300219015016</text:p>
          </table:table-cell>
          <table:table-cell table:formula="of:=LOG([.A247])" office:value-type="float" office:value="-0.173286740563793" calcext:value-type="float">
            <text:p>-0.173286740563793</text:p>
          </table:table-cell>
          <table:table-cell table:formula="of:=LOG([.B247])" office:value-type="float" office:value="2.77577939206227" calcext:value-type="float">
            <text:p>2.77577939206227</text:p>
          </table:table-cell>
        </table:table-row>
        <table:table-row table:style-name="ro1">
          <table:table-cell office:value-type="float" office:value="0.342259259259259" calcext:value-type="float">
            <text:p>0.342259259259259</text:p>
          </table:table-cell>
          <table:table-cell office:value-type="float" office:value="298.341155006037" calcext:value-type="float">
            <text:p>298.3411550060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650" calcext:value-type="float">
            <text:p>7650</text:p>
          </table:table-cell>
          <table:table-cell office:value-type="float" office:value="1.43136376415899" calcext:value-type="float">
            <text:p>1.43136376415899</text:p>
          </table:table-cell>
          <table:table-cell office:value-type="float" office:value="-0.267540304929496" calcext:value-type="float">
            <text:p>-0.267540304929496</text:p>
          </table:table-cell>
          <table:table-cell office:value-type="float" office:value="9.241" calcext:value-type="float">
            <text:p>9.241</text:p>
          </table:table-cell>
          <table:table-cell office:value-type="float" office:value="8055.21118516299" calcext:value-type="float">
            <text:p>8055.21118516299</text:p>
          </table:table-cell>
          <table:table-cell table:formula="of:=LOG([.H248])" office:value-type="float" office:value="0.965718970244221" calcext:value-type="float">
            <text:p>0.965718970244221</text:p>
          </table:table-cell>
          <table:table-cell table:formula="of:=LOG([.I248])" office:value-type="float" office:value="3.90607693089411" calcext:value-type="float">
            <text:p>3.90607693089411</text:p>
          </table:table-cell>
          <table:table-cell table:formula="of:=LOG([.A248])" office:value-type="float" office:value="-0.465644793914767" calcext:value-type="float">
            <text:p>-0.465644793914767</text:p>
          </table:table-cell>
          <table:table-cell table:formula="of:=LOG([.B248])" office:value-type="float" office:value="2.47471316673513" calcext:value-type="float">
            <text:p>2.47471316673513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92.384263359275" calcext:value-type="float">
            <text:p>192.3842633592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707" calcext:value-type="float">
            <text:p>7707</text:p>
          </table:table-cell>
          <table:table-cell office:value-type="float" office:value="1.38021124171161" calcext:value-type="float">
            <text:p>1.38021124171161</text:p>
          </table:table-cell>
          <table:table-cell office:value-type="float" office:value="-1.29307255019052" calcext:value-type="float">
            <text:p>-1.29307255019052</text:p>
          </table:table-cell>
          <table:table-cell office:value-type="float" office:value="2.592" calcext:value-type="float">
            <text:p>2.592</text:p>
          </table:table-cell>
          <table:table-cell office:value-type="float" office:value="4617.2223206226" calcext:value-type="float">
            <text:p>4617.2223206226</text:p>
          </table:table-cell>
          <table:table-cell table:formula="of:=LOG([.H249])" office:value-type="float" office:value="0.413634997198556" calcext:value-type="float">
            <text:p>0.413634997198556</text:p>
          </table:table-cell>
          <table:table-cell table:formula="of:=LOG([.I249])" office:value-type="float" office:value="3.66438078646257" calcext:value-type="float">
            <text:p>3.66438078646257</text:p>
          </table:table-cell>
          <table:table-cell table:formula="of:=LOG([.A249])" office:value-type="float" office:value="-0.96657624451305" calcext:value-type="float">
            <text:p>-0.96657624451305</text:p>
          </table:table-cell>
          <table:table-cell table:formula="of:=LOG([.B249])" office:value-type="float" office:value="2.28416954475096" calcext:value-type="float">
            <text:p>2.28416954475096</text:p>
          </table:table-cell>
        </table:table-row>
        <table:table-row table:style-name="ro1">
          <table:table-cell office:value-type="float" office:value="12.23175" calcext:value-type="float">
            <text:p>12.23175</text:p>
          </table:table-cell>
          <table:table-cell office:value-type="float" office:value="2432.60488142484" calcext:value-type="float">
            <text:p>2432.604881424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12" calcext:value-type="float">
            <text:p>7712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514136939213979" calcext:value-type="float">
            <text:p>-0.514136939213979</text:p>
          </table:table-cell>
          <table:table-cell office:value-type="float" office:value="48.927" calcext:value-type="float">
            <text:p>48.927</text:p>
          </table:table-cell>
          <table:table-cell office:value-type="float" office:value="9730.41952569935" calcext:value-type="float">
            <text:p>9730.41952569935</text:p>
          </table:table-cell>
          <table:table-cell table:formula="of:=LOG([.H250])" office:value-type="float" office:value="1.68954858744625" calcext:value-type="float">
            <text:p>1.68954858744625</text:p>
          </table:table-cell>
          <table:table-cell table:formula="of:=LOG([.I250])" office:value-type="float" office:value="3.98813156521886" calcext:value-type="float">
            <text:p>3.98813156521886</text:p>
          </table:table-cell>
          <table:table-cell table:formula="of:=LOG([.A250])" office:value-type="float" office:value="1.08748859611829" calcext:value-type="float">
            <text:p>1.08748859611829</text:p>
          </table:table-cell>
          <table:table-cell table:formula="of:=LOG([.B250])" office:value-type="float" office:value="3.3860715738909" calcext:value-type="float">
            <text:p>3.3860715738909</text:p>
          </table:table-cell>
        </table:table-row>
        <table:table-row table:style-name="ro1">
          <table:table-cell office:value-type="float" office:value="1.344418895" calcext:value-type="float">
            <text:p>1.344418895</text:p>
          </table:table-cell>
          <table:table-cell office:value-type="float" office:value="1216.98782927249" calcext:value-type="float">
            <text:p>1216.9878292724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715" calcext:value-type="float">
            <text:p>7715</text:p>
          </table:table-cell>
          <table:table-cell office:value-type="float" office:value="2.15836249209525" calcext:value-type="float">
            <text:p>2.15836249209525</text:p>
          </table:table-cell>
          <table:table-cell office:value-type="float" office:value="-0.867064784786116" calcext:value-type="float">
            <text:p>-0.867064784786116</text:p>
          </table:table-cell>
          <table:table-cell office:value-type="float" office:value="193.59632088" calcext:value-type="float">
            <text:p>193.59632088</text:p>
          </table:table-cell>
          <table:table-cell office:value-type="float" office:value="175246.247415239" calcext:value-type="float">
            <text:p>175246.247415239</text:p>
          </table:table-cell>
          <table:table-cell table:formula="of:=LOG([.H251])" office:value-type="float" office:value="2.28689709968365" calcext:value-type="float">
            <text:p>2.28689709968365</text:p>
          </table:table-cell>
          <table:table-cell table:formula="of:=LOG([.I251])" office:value-type="float" office:value="5.24364872709916" calcext:value-type="float">
            <text:p>5.24364872709916</text:p>
          </table:table-cell>
          <table:table-cell table:formula="of:=LOG([.A251])" office:value-type="float" office:value="0.128534607588402" calcext:value-type="float">
            <text:p>0.128534607588402</text:p>
          </table:table-cell>
          <table:table-cell table:formula="of:=LOG([.B251])" office:value-type="float" office:value="3.08528623500391" calcext:value-type="float">
            <text:p>3.08528623500391</text:p>
          </table:table-cell>
        </table:table-row>
        <table:table-row table:style-name="ro1">
          <table:table-cell office:value-type="float" office:value="0.194435214986385" calcext:value-type="float">
            <text:p>0.194435214986385</text:p>
          </table:table-cell>
          <table:table-cell office:value-type="float" office:value="64.6084922676165" calcext:value-type="float">
            <text:p>64.6084922676165</text:p>
          </table:table-cell>
          <table:table-cell/>
          <table:table-cell office:value-type="float" office:value="2938" calcext:value-type="float">
            <text:p>2938</text:p>
          </table:table-cell>
          <table:table-cell office:value-type="float" office:value="7738" calcext:value-type="float">
            <text:p>7738</text:p>
          </table:table-cell>
          <table:table-cell office:value-type="float" office:value="3.46805179145424" calcext:value-type="float">
            <text:p>3.46805179145424</text:p>
          </table:table-cell>
          <table:table-cell office:value-type="float" office:value="-0.999304435075711" calcext:value-type="float">
            <text:p>-0.999304435075711</text:p>
          </table:table-cell>
          <table:table-cell office:value-type="float" office:value="571.250661629998" calcext:value-type="float">
            <text:p>571.250661629998</text:p>
          </table:table-cell>
          <table:table-cell office:value-type="float" office:value="189819.750282257" calcext:value-type="float">
            <text:p>189819.750282257</text:p>
          </table:table-cell>
          <table:table-cell table:formula="of:=LOG([.H252])" office:value-type="float" office:value="2.75682671608375" calcext:value-type="float">
            <text:p>2.75682671608375</text:p>
          </table:table-cell>
          <table:table-cell table:formula="of:=LOG([.I252])" office:value-type="float" office:value="5.27834139772433" calcext:value-type="float">
            <text:p>5.27834139772433</text:p>
          </table:table-cell>
          <table:table-cell table:formula="of:=LOG([.A252])" office:value-type="float" office:value="-0.711225075370482" calcext:value-type="float">
            <text:p>-0.711225075370482</text:p>
          </table:table-cell>
          <table:table-cell table:formula="of:=LOG([.B252])" office:value-type="float" office:value="1.81028960627009" calcext:value-type="float">
            <text:p>1.81028960627009</text:p>
          </table:table-cell>
        </table:table-row>
        <table:table-row table:style-name="ro1">
          <table:table-cell office:value-type="float" office:value="3.215628696" calcext:value-type="float">
            <text:p>3.215628696</text:p>
          </table:table-cell>
          <table:table-cell office:value-type="float" office:value="2314.66485681974" calcext:value-type="float">
            <text:p>2314.664856819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797" calcext:value-type="float">
            <text:p>7797</text:p>
          </table:table-cell>
          <table:table-cell office:value-type="float" office:value="1.65321251377534" calcext:value-type="float">
            <text:p>1.65321251377534</text:p>
          </table:table-cell>
          <table:table-cell office:value-type="float" office:value="-0.843566157963545" calcext:value-type="float">
            <text:p>-0.843566157963545</text:p>
          </table:table-cell>
          <table:table-cell office:value-type="float" office:value="144.70329132" calcext:value-type="float">
            <text:p>144.70329132</text:p>
          </table:table-cell>
          <table:table-cell office:value-type="float" office:value="104159.918556888" calcext:value-type="float">
            <text:p>104159.918556888</text:p>
          </table:table-cell>
          <table:table-cell table:formula="of:=LOG([.H253])" office:value-type="float" office:value="2.16047840939034" calcext:value-type="float">
            <text:p>2.16047840939034</text:p>
          </table:table-cell>
          <table:table-cell table:formula="of:=LOG([.I253])" office:value-type="float" office:value="5.01770063164743" calcext:value-type="float">
            <text:p>5.01770063164743</text:p>
          </table:table-cell>
          <table:table-cell table:formula="of:=LOG([.A253])" office:value-type="float" office:value="0.507265895615" calcext:value-type="float">
            <text:p>0.507265895615</text:p>
          </table:table-cell>
          <table:table-cell table:formula="of:=LOG([.B253])" office:value-type="float" office:value="3.36448811787208" calcext:value-type="float">
            <text:p>3.36448811787208</text:p>
          </table:table-cell>
        </table:table-row>
        <table:table-row table:style-name="ro1">
          <table:table-cell office:value-type="float" office:value="1.3294" calcext:value-type="float">
            <text:p>1.3294</text:p>
          </table:table-cell>
          <table:table-cell office:value-type="float" office:value="806.579141375809" calcext:value-type="float">
            <text:p>806.5791413758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88" calcext:value-type="float">
            <text:p>7888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15963804577595" calcext:value-type="float">
            <text:p>-1.15963804577595</text:p>
          </table:table-cell>
          <table:table-cell office:value-type="float" office:value="6.64700000000001" calcext:value-type="float">
            <text:p>6.64700000000001</text:p>
          </table:table-cell>
          <table:table-cell office:value-type="float" office:value="4032.89570687905" calcext:value-type="float">
            <text:p>4032.89570687905</text:p>
          </table:table-cell>
          <table:table-cell table:formula="of:=LOG([.H254])" office:value-type="float" office:value="0.822625678774141" calcext:value-type="float">
            <text:p>0.822625678774141</text:p>
          </table:table-cell>
          <table:table-cell table:formula="of:=LOG([.I254])" office:value-type="float" office:value="3.605616991035" calcext:value-type="float">
            <text:p>3.605616991035</text:p>
          </table:table-cell>
          <table:table-cell table:formula="of:=LOG([.A254])" office:value-type="float" office:value="0.123655674438122" calcext:value-type="float">
            <text:p>0.123655674438122</text:p>
          </table:table-cell>
          <table:table-cell table:formula="of:=LOG([.B254])" office:value-type="float" office:value="2.90664698669898" calcext:value-type="float">
            <text:p>2.90664698669898</text:p>
          </table:table-cell>
        </table:table-row>
        <table:table-row table:style-name="ro1">
          <table:table-cell office:value-type="float" office:value="1.4085652173913" calcext:value-type="float">
            <text:p>1.4085652173913</text:p>
          </table:table-cell>
          <table:table-cell office:value-type="float" office:value="1941.45491992414" calcext:value-type="float">
            <text:p>1941.454919924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892" calcext:value-type="float">
            <text:p>7892</text:p>
          </table:table-cell>
          <table:table-cell office:value-type="float" office:value="1.66275783168157" calcext:value-type="float">
            <text:p>1.66275783168157</text:p>
          </table:table-cell>
          <table:table-cell office:value-type="float" office:value="-1.17700702142674" calcext:value-type="float">
            <text:p>-1.17700702142674</text:p>
          </table:table-cell>
          <table:table-cell office:value-type="float" office:value="64.794" calcext:value-type="float">
            <text:p>64.794</text:p>
          </table:table-cell>
          <table:table-cell office:value-type="float" office:value="89306.9263165104" calcext:value-type="float">
            <text:p>89306.9263165104</text:p>
          </table:table-cell>
          <table:table-cell table:formula="of:=LOG([.H255])" office:value-type="float" office:value="1.81153479155676" calcext:value-type="float">
            <text:p>1.81153479155676</text:p>
          </table:table-cell>
          <table:table-cell table:formula="of:=LOG([.I255])" office:value-type="float" office:value="4.95088514247634" calcext:value-type="float">
            <text:p>4.95088514247634</text:p>
          </table:table-cell>
          <table:table-cell table:formula="of:=LOG([.A255])" office:value-type="float" office:value="0.148776959875187" calcext:value-type="float">
            <text:p>0.148776959875187</text:p>
          </table:table-cell>
          <table:table-cell table:formula="of:=LOG([.B255])" office:value-type="float" office:value="3.28812731079477" calcext:value-type="float">
            <text:p>3.28812731079477</text:p>
          </table:table-cell>
        </table:table-row>
        <table:table-row table:style-name="ro1">
          <table:table-cell office:value-type="float" office:value="20.1025325978774" calcext:value-type="float">
            <text:p>20.1025325978774</text:p>
          </table:table-cell>
          <table:table-cell office:value-type="float" office:value="9323.18898014158" calcext:value-type="float">
            <text:p>9323.18898014158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7921" calcext:value-type="float">
            <text:p>7921</text:p>
          </table:table-cell>
          <table:table-cell office:value-type="float" office:value="2.62736585659273" calcext:value-type="float">
            <text:p>2.62736585659273</text:p>
          </table:table-cell>
          <table:table-cell office:value-type="float" office:value="-0.952910751513133" calcext:value-type="float">
            <text:p>-0.952910751513133</text:p>
          </table:table-cell>
          <table:table-cell office:value-type="float" office:value="8523.47382150001" calcext:value-type="float">
            <text:p>8523.47382150001</text:p>
          </table:table-cell>
          <table:table-cell office:value-type="float" office:value="3953032.12758003" calcext:value-type="float">
            <text:p>3953032.12758003</text:p>
          </table:table-cell>
          <table:table-cell table:formula="of:=LOG([.H256])" office:value-type="float" office:value="3.93061663162494" calcext:value-type="float">
            <text:p>3.93061663162494</text:p>
          </table:table-cell>
          <table:table-cell table:formula="of:=LOG([.I256])" office:value-type="float" office:value="6.59693034401006" calcext:value-type="float">
            <text:p>6.59693034401006</text:p>
          </table:table-cell>
          <table:table-cell table:formula="of:=LOG([.A256])" office:value-type="float" office:value="1.30325077503221" calcext:value-type="float">
            <text:p>1.30325077503221</text:p>
          </table:table-cell>
          <table:table-cell table:formula="of:=LOG([.B256])" office:value-type="float" office:value="3.96956448741733" calcext:value-type="float">
            <text:p>3.96956448741733</text:p>
          </table:table-cell>
        </table:table-row>
        <table:table-row table:style-name="ro1">
          <table:table-cell office:value-type="float" office:value="13.6634668006736" calcext:value-type="float">
            <text:p>13.6634668006736</text:p>
          </table:table-cell>
          <table:table-cell office:value-type="float" office:value="11440.166527773" calcext:value-type="float">
            <text:p>11440.166527773</text:p>
          </table:table-cell>
          <table:table-cell/>
          <table:table-cell office:value-type="float" office:value="1336" calcext:value-type="float">
            <text:p>1336</text:p>
          </table:table-cell>
          <table:table-cell office:value-type="float" office:value="7934" calcext:value-type="float">
            <text:p>7934</text:p>
          </table:table-cell>
          <table:table-cell office:value-type="float" office:value="3.12580645813953" calcext:value-type="float">
            <text:p>3.12580645813953</text:p>
          </table:table-cell>
          <table:table-cell office:value-type="float" office:value="-1.09448420510771" calcext:value-type="float">
            <text:p>-1.09448420510771</text:p>
          </table:table-cell>
          <table:table-cell office:value-type="float" office:value="18254.3916457" calcext:value-type="float">
            <text:p>18254.3916457</text:p>
          </table:table-cell>
          <table:table-cell office:value-type="float" office:value="15284062.4811048" calcext:value-type="float">
            <text:p>15284062.4811048</text:p>
          </table:table-cell>
          <table:table-cell table:formula="of:=LOG([.H257])" office:value-type="float" office:value="4.26136736402812" calcext:value-type="float">
            <text:p>4.26136736402812</text:p>
          </table:table-cell>
          <table:table-cell table:formula="of:=LOG([.I257])" office:value-type="float" office:value="7.18423880441179" calcext:value-type="float">
            <text:p>7.18423880441179</text:p>
          </table:table-cell>
          <table:table-cell table:formula="of:=LOG([.A257])" office:value-type="float" office:value="1.13556090588859" calcext:value-type="float">
            <text:p>1.13556090588859</text:p>
          </table:table-cell>
          <table:table-cell table:formula="of:=LOG([.B257])" office:value-type="float" office:value="4.05843234627226" calcext:value-type="float">
            <text:p>4.05843234627226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3814.67361014275" calcext:value-type="float">
            <text:p>3814.673610142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41" calcext:value-type="float">
            <text:p>7941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410948608917877" calcext:value-type="float">
            <text:p>-0.410948608917877</text:p>
          </table:table-cell>
          <table:table-cell office:value-type="float" office:value="6.956" calcext:value-type="float">
            <text:p>6.956</text:p>
          </table:table-cell>
          <table:table-cell office:value-type="float" office:value="15258.694440571" calcext:value-type="float">
            <text:p>15258.694440571</text:p>
          </table:table-cell>
          <table:table-cell table:formula="of:=LOG([.H258])" office:value-type="float" office:value="0.842359573330675" calcext:value-type="float">
            <text:p>0.842359573330675</text:p>
          </table:table-cell>
          <table:table-cell table:formula="of:=LOG([.I258])" office:value-type="float" office:value="4.18351737624588" calcext:value-type="float">
            <text:p>4.18351737624588</text:p>
          </table:table-cell>
          <table:table-cell table:formula="of:=LOG([.A258])" office:value-type="float" office:value="0.240299582002712" calcext:value-type="float">
            <text:p>0.240299582002712</text:p>
          </table:table-cell>
          <table:table-cell table:formula="of:=LOG([.B258])" office:value-type="float" office:value="3.58145738491791" calcext:value-type="float">
            <text:p>3.58145738491791</text:p>
          </table:table-cell>
        </table:table-row>
        <table:table-row table:style-name="ro1">
          <table:table-cell office:value-type="float" office:value="6.01520912119835" calcext:value-type="float">
            <text:p>6.01520912119835</text:p>
          </table:table-cell>
          <table:table-cell office:value-type="float" office:value="2706.65195804164" calcext:value-type="float">
            <text:p>2706.65195804164</text:p>
          </table:table-cell>
          <table:table-cell office:value-type="string" calcext:value-type="string">
            <text:p>RU</text:p>
          </table:table-cell>
          <table:table-cell office:value-type="float" office:value="242" calcext:value-type="float">
            <text:p>242</text:p>
          </table:table-cell>
          <table:table-cell office:value-type="float" office:value="7988" calcext:value-type="float">
            <text:p>7988</text:p>
          </table:table-cell>
          <table:table-cell office:value-type="float" office:value="2.38381536598043" calcext:value-type="float">
            <text:p>2.38381536598043</text:p>
          </table:table-cell>
          <table:table-cell office:value-type="float" office:value="-1.02184091258543" calcext:value-type="float">
            <text:p>-1.02184091258543</text:p>
          </table:table-cell>
          <table:table-cell office:value-type="float" office:value="1455.68060733" calcext:value-type="float">
            <text:p>1455.68060733</text:p>
          </table:table-cell>
          <table:table-cell office:value-type="float" office:value="655009.773846077" calcext:value-type="float">
            <text:p>655009.773846077</text:p>
          </table:table-cell>
          <table:table-cell table:formula="of:=LOG([.H259])" office:value-type="float" office:value="3.16306609634354" calcext:value-type="float">
            <text:p>3.16306609634354</text:p>
          </table:table-cell>
          <table:table-cell table:formula="of:=LOG([.I259])" office:value-type="float" office:value="5.81624778044331" calcext:value-type="float">
            <text:p>5.81624778044331</text:p>
          </table:table-cell>
          <table:table-cell table:formula="of:=LOG([.A259])" office:value-type="float" office:value="0.779250730363108" calcext:value-type="float">
            <text:p>0.779250730363108</text:p>
          </table:table-cell>
          <table:table-cell table:formula="of:=LOG([.B259])" office:value-type="float" office:value="3.43243241446288" calcext:value-type="float">
            <text:p>3.43243241446288</text:p>
          </table:table-cell>
        </table:table-row>
        <table:table-row table:style-name="ro1">
          <table:table-cell office:value-type="float" office:value="5.1845" calcext:value-type="float">
            <text:p>5.1845</text:p>
          </table:table-cell>
          <table:table-cell office:value-type="float" office:value="5610.70071054053" calcext:value-type="float">
            <text:p>5610.700710540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95" calcext:value-type="float">
            <text:p>7995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04571824007676" calcext:value-type="float">
            <text:p>-1.04571824007676</text:p>
          </table:table-cell>
          <table:table-cell office:value-type="float" office:value="20.738" calcext:value-type="float">
            <text:p>20.738</text:p>
          </table:table-cell>
          <table:table-cell office:value-type="float" office:value="22442.8028421621" calcext:value-type="float">
            <text:p>22442.8028421621</text:p>
          </table:table-cell>
          <table:table-cell table:formula="of:=LOG([.H260])" office:value-type="float" office:value="1.31676687014143" calcext:value-type="float">
            <text:p>1.31676687014143</text:p>
          </table:table-cell>
          <table:table-cell table:formula="of:=LOG([.I260])" office:value-type="float" office:value="4.35107709424503" calcext:value-type="float">
            <text:p>4.35107709424503</text:p>
          </table:table-cell>
          <table:table-cell table:formula="of:=LOG([.A260])" office:value-type="float" office:value="0.714706878813469" calcext:value-type="float">
            <text:p>0.714706878813469</text:p>
          </table:table-cell>
          <table:table-cell table:formula="of:=LOG([.B260])" office:value-type="float" office:value="3.74901710291707" calcext:value-type="float">
            <text:p>3.74901710291707</text:p>
          </table:table-cell>
        </table:table-row>
        <table:table-row table:style-name="ro1">
          <table:table-cell office:value-type="float" office:value="0.788506666666667" calcext:value-type="float">
            <text:p>0.788506666666667</text:p>
          </table:table-cell>
          <table:table-cell office:value-type="float" office:value="467.980362319163" calcext:value-type="float">
            <text:p>467.980362319163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float" office:value="8171" calcext:value-type="float">
            <text:p>8171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1.17294802202367" calcext:value-type="float">
            <text:p>-1.17294802202367</text:p>
          </table:table-cell>
          <table:table-cell office:value-type="float" office:value="4.73104" calcext:value-type="float">
            <text:p>4.73104</text:p>
          </table:table-cell>
          <table:table-cell office:value-type="float" office:value="2807.88217391498" calcext:value-type="float">
            <text:p>2807.88217391498</text:p>
          </table:table-cell>
          <table:table-cell table:formula="of:=LOG([.H261])" office:value-type="float" office:value="0.67495661993735" calcext:value-type="float">
            <text:p>0.67495661993735</text:p>
          </table:table-cell>
          <table:table-cell table:formula="of:=LOG([.I261])" office:value-type="float" office:value="3.44837887970699" calcext:value-type="float">
            <text:p>3.44837887970699</text:p>
          </table:table-cell>
          <table:table-cell table:formula="of:=LOG([.A261])" office:value-type="float" office:value="-0.103194630446294" calcext:value-type="float">
            <text:p>-0.103194630446294</text:p>
          </table:table-cell>
          <table:table-cell table:formula="of:=LOG([.B261])" office:value-type="float" office:value="2.67022762932335" calcext:value-type="float">
            <text:p>2.67022762932335</text:p>
          </table:table-cell>
        </table:table-row>
        <table:table-row table:style-name="ro1">
          <table:table-cell office:value-type="float" office:value="1.50384375" calcext:value-type="float">
            <text:p>1.50384375</text:p>
          </table:table-cell>
          <table:table-cell office:value-type="float" office:value="2527.0824038049" calcext:value-type="float">
            <text:p>2527.082403804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194" calcext:value-type="float">
            <text:p>8194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1.0477976513962" calcext:value-type="float">
            <text:p>-1.0477976513962</text:p>
          </table:table-cell>
          <table:table-cell office:value-type="float" office:value="48.123" calcext:value-type="float">
            <text:p>48.123</text:p>
          </table:table-cell>
          <table:table-cell office:value-type="float" office:value="80866.6369217569" calcext:value-type="float">
            <text:p>80866.6369217569</text:p>
          </table:table-cell>
          <table:table-cell table:formula="of:=LOG([.H262])" office:value-type="float" office:value="1.68235269353967" calcext:value-type="float">
            <text:p>1.68235269353967</text:p>
          </table:table-cell>
          <table:table-cell table:formula="of:=LOG([.I262])" office:value-type="float" office:value="4.90776938206581" calcext:value-type="float">
            <text:p>4.90776938206581</text:p>
          </table:table-cell>
          <table:table-cell table:formula="of:=LOG([.A262])" office:value-type="float" office:value="0.17720271521976" calcext:value-type="float">
            <text:p>0.17720271521976</text:p>
          </table:table-cell>
          <table:table-cell table:formula="of:=LOG([.B262])" office:value-type="float" office:value="3.4026194037459" calcext:value-type="float">
            <text:p>3.4026194037459</text:p>
          </table:table-cell>
        </table:table-row>
        <table:table-row table:style-name="ro1">
          <table:table-cell office:value-type="float" office:value="14.109260689" calcext:value-type="float">
            <text:p>14.109260689</text:p>
          </table:table-cell>
          <table:table-cell office:value-type="float" office:value="5994.16633297789" calcext:value-type="float">
            <text:p>5994.16633297789</text:p>
          </table:table-cell>
          <table:table-cell office:value-type="string" calcext:value-type="string">
            <text:p>RU</text:p>
          </table:table-cell>
          <table:table-cell office:value-type="float" office:value="100" calcext:value-type="float">
            <text:p>100</text:p>
          </table:table-cell>
          <table:table-cell office:value-type="float" office:value="8205" calcext:value-type="float">
            <text:p>8205</text:p>
          </table:table-cell>
          <table:table-cell office:value-type="float" office:value="2" calcext:value-type="float">
            <text:p>2</text:p>
          </table:table-cell>
          <table:table-cell office:value-type="float" office:value="-0.974402576898804" calcext:value-type="float">
            <text:p>-0.974402576898804</text:p>
          </table:table-cell>
          <table:table-cell office:value-type="float" office:value="1410.9260689" calcext:value-type="float">
            <text:p>1410.9260689</text:p>
          </table:table-cell>
          <table:table-cell office:value-type="float" office:value="599416.633297789" calcext:value-type="float">
            <text:p>599416.633297789</text:p>
          </table:table-cell>
          <table:table-cell table:formula="of:=LOG([.H263])" office:value-type="float" office:value="3.14950425775862" calcext:value-type="float">
            <text:p>3.14950425775862</text:p>
          </table:table-cell>
          <table:table-cell table:formula="of:=LOG([.I263])" office:value-type="float" office:value="5.77772879007646" calcext:value-type="float">
            <text:p>5.77772879007646</text:p>
          </table:table-cell>
          <table:table-cell table:formula="of:=LOG([.A263])" office:value-type="float" office:value="1.14950425775862" calcext:value-type="float">
            <text:p>1.14950425775862</text:p>
          </table:table-cell>
          <table:table-cell table:formula="of:=LOG([.B263])" office:value-type="float" office:value="3.77772879007646" calcext:value-type="float">
            <text:p>3.77772879007646</text:p>
          </table:table-cell>
        </table:table-row>
        <table:table-row table:style-name="ro1">
          <table:table-cell office:value-type="float" office:value="12.5695942880464" calcext:value-type="float">
            <text:p>12.5695942880464</text:p>
          </table:table-cell>
          <table:table-cell office:value-type="float" office:value="6968.58529893969" calcext:value-type="float">
            <text:p>6968.58529893969</text:p>
          </table:table-cell>
          <table:table-cell office:value-type="string" calcext:value-type="string">
            <text:p>SG</text:p>
          </table:table-cell>
          <table:table-cell office:value-type="float" office:value="1679" calcext:value-type="float">
            <text:p>1679</text:p>
          </table:table-cell>
          <table:table-cell office:value-type="float" office:value="8220" calcext:value-type="float">
            <text:p>8220</text:p>
          </table:table-cell>
          <table:table-cell office:value-type="float" office:value="3.22505069613805" calcext:value-type="float">
            <text:p>3.22505069613805</text:p>
          </table:table-cell>
          <table:table-cell office:value-type="float" office:value="-0.857332566732864" calcext:value-type="float">
            <text:p>-0.857332566732864</text:p>
          </table:table-cell>
          <table:table-cell office:value-type="float" office:value="21104.3488096299" calcext:value-type="float">
            <text:p>21104.3488096299</text:p>
          </table:table-cell>
          <table:table-cell office:value-type="float" office:value="11700254.7169197" calcext:value-type="float">
            <text:p>11700254.7169197</text:p>
          </table:table-cell>
          <table:table-cell table:formula="of:=LOG([.H264])" office:value-type="float" office:value="4.3243719562181" calcext:value-type="float">
            <text:p>4.3243719562181</text:p>
          </table:table-cell>
          <table:table-cell table:formula="of:=LOG([.I264])" office:value-type="float" office:value="7.06819531652809" calcext:value-type="float">
            <text:p>7.06819531652809</text:p>
          </table:table-cell>
          <table:table-cell table:formula="of:=LOG([.A264])" office:value-type="float" office:value="1.09932126008005" calcext:value-type="float">
            <text:p>1.09932126008005</text:p>
          </table:table-cell>
          <table:table-cell table:formula="of:=LOG([.B264])" office:value-type="float" office:value="3.84314462039004" calcext:value-type="float">
            <text:p>3.84314462039004</text:p>
          </table:table-cell>
        </table:table-row>
        <table:table-row table:style-name="ro1">
          <table:table-cell office:value-type="float" office:value="7.06249966092092" calcext:value-type="float">
            <text:p>7.06249966092092</text:p>
          </table:table-cell>
          <table:table-cell office:value-type="float" office:value="5104.0352894473" calcext:value-type="float">
            <text:p>5104.0352894473</text:p>
          </table:table-cell>
          <table:table-cell office:value-type="string" calcext:value-type="string">
            <text:p>US</text:p>
          </table:table-cell>
          <table:table-cell office:value-type="float" office:value="999" calcext:value-type="float">
            <text:p>999</text:p>
          </table:table-cell>
          <table:table-cell office:value-type="float" office:value="8312" calcext:value-type="float">
            <text:p>8312</text:p>
          </table:table-cell>
          <table:table-cell office:value-type="float" office:value="2.99956548822598" calcext:value-type="float">
            <text:p>2.99956548822598</text:p>
          </table:table-cell>
          <table:table-cell office:value-type="float" office:value="-1.00121959846522" calcext:value-type="float">
            <text:p>-1.00121959846522</text:p>
          </table:table-cell>
          <table:table-cell office:value-type="float" office:value="7055.43716126" calcext:value-type="float">
            <text:p>7055.43716126</text:p>
          </table:table-cell>
          <table:table-cell office:value-type="float" office:value="5098931.25415786" calcext:value-type="float">
            <text:p>5098931.25415786</text:p>
          </table:table-cell>
          <table:table-cell table:formula="of:=LOG([.H265])" office:value-type="float" office:value="3.84852392820248" calcext:value-type="float">
            <text:p>3.84852392820248</text:p>
          </table:table-cell>
          <table:table-cell table:formula="of:=LOG([.I265])" office:value-type="float" office:value="6.70747915667405" calcext:value-type="float">
            <text:p>6.70747915667405</text:p>
          </table:table-cell>
          <table:table-cell table:formula="of:=LOG([.A265])" office:value-type="float" office:value="0.848958439976496" calcext:value-type="float">
            <text:p>0.848958439976496</text:p>
          </table:table-cell>
          <table:table-cell table:formula="of:=LOG([.B265])" office:value-type="float" office:value="3.70791366844807" calcext:value-type="float">
            <text:p>3.70791366844807</text:p>
          </table:table-cell>
        </table:table-row>
        <table:table-row table:style-name="ro1">
          <table:table-cell office:value-type="float" office:value="4.4347" calcext:value-type="float">
            <text:p>4.4347</text:p>
          </table:table-cell>
          <table:table-cell office:value-type="float" office:value="3168.32243699949" calcext:value-type="float">
            <text:p>3168.32243699949</text:p>
          </table:table-cell>
          <table:table-cell office:value-type="string" calcext:value-type="string">
            <text:p>US</text:p>
          </table:table-cell>
          <table:table-cell office:value-type="float" office:value="20" calcext:value-type="float">
            <text:p>20</text:p>
          </table:table-cell>
          <table:table-cell office:value-type="float" office:value="8331" calcext:value-type="float">
            <text:p>8331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0.735912165014669" calcext:value-type="float">
            <text:p>-0.735912165014669</text:p>
          </table:table-cell>
          <table:table-cell office:value-type="float" office:value="88.694" calcext:value-type="float">
            <text:p>88.694</text:p>
          </table:table-cell>
          <table:table-cell office:value-type="float" office:value="63366.4487399897" calcext:value-type="float">
            <text:p>63366.4487399897</text:p>
          </table:table-cell>
          <table:table-cell table:formula="of:=LOG([.H266])" office:value-type="float" office:value="1.94789424153379" calcext:value-type="float">
            <text:p>1.94789424153379</text:p>
          </table:table-cell>
          <table:table-cell table:formula="of:=LOG([.I266])" office:value-type="float" office:value="4.80185936854479" calcext:value-type="float">
            <text:p>4.80185936854479</text:p>
          </table:table-cell>
          <table:table-cell table:formula="of:=LOG([.A266])" office:value-type="float" office:value="0.646864245869805" calcext:value-type="float">
            <text:p>0.646864245869805</text:p>
          </table:table-cell>
          <table:table-cell table:formula="of:=LOG([.B266])" office:value-type="float" office:value="3.50082937288081" calcext:value-type="float">
            <text:p>3.50082937288081</text:p>
          </table:table-cell>
        </table:table-row>
        <table:table-row table:style-name="ro1">
          <table:table-cell office:value-type="float" office:value="0.31879934975" calcext:value-type="float">
            <text:p>0.31879934975</text:p>
          </table:table-cell>
          <table:table-cell office:value-type="float" office:value="260.231687863112" calcext:value-type="float">
            <text:p>260.231687863112</text:p>
          </table:table-cell>
          <table:table-cell office:value-type="string" calcext:value-type="string">
            <text:p>UA</text:p>
          </table:table-cell>
          <table:table-cell office:value-type="float" office:value="160" calcext:value-type="float">
            <text:p>160</text:p>
          </table:table-cell>
          <table:table-cell office:value-type="float" office:value="8361" calcext:value-type="float">
            <text:p>8361</text:p>
          </table:table-cell>
          <table:table-cell office:value-type="float" office:value="2.20411998265592" calcext:value-type="float">
            <text:p>2.20411998265592</text:p>
          </table:table-cell>
          <table:table-cell office:value-type="float" office:value="-1.09910933268983" calcext:value-type="float">
            <text:p>-1.09910933268983</text:p>
          </table:table-cell>
          <table:table-cell office:value-type="float" office:value="51.00789596" calcext:value-type="float">
            <text:p>51.00789596</text:p>
          </table:table-cell>
          <table:table-cell office:value-type="float" office:value="41637.0700580979" calcext:value-type="float">
            <text:p>41637.0700580979</text:p>
          </table:table-cell>
          <table:table-cell table:formula="of:=LOG([.H267])" office:value-type="float" office:value="1.70763740955731" calcext:value-type="float">
            <text:p>1.70763740955731</text:p>
          </table:table-cell>
          <table:table-cell table:formula="of:=LOG([.I267])" office:value-type="float" office:value="4.61948016122347" calcext:value-type="float">
            <text:p>4.61948016122347</text:p>
          </table:table-cell>
          <table:table-cell table:formula="of:=LOG([.A267])" office:value-type="float" office:value="-0.496482573098619" calcext:value-type="float">
            <text:p>-0.496482573098619</text:p>
          </table:table-cell>
          <table:table-cell table:formula="of:=LOG([.B267])" office:value-type="float" office:value="2.41536017856754" calcext:value-type="float">
            <text:p>2.41536017856754</text:p>
          </table:table-cell>
        </table:table-row>
        <table:table-row table:style-name="ro1">
          <table:table-cell office:value-type="float" office:value="4.1259733975641" calcext:value-type="float">
            <text:p>4.1259733975641</text:p>
          </table:table-cell>
          <table:table-cell office:value-type="float" office:value="2011.37188486559" calcext:value-type="float">
            <text:p>2011.37188486559</text:p>
          </table:table-cell>
          <table:table-cell office:value-type="string" calcext:value-type="string">
            <text:p>CZ</text:p>
          </table:table-cell>
          <table:table-cell office:value-type="float" office:value="78" calcext:value-type="float">
            <text:p>78</text:p>
          </table:table-cell>
          <table:table-cell office:value-type="float" office:value="8362" calcext:value-type="float">
            <text:p>8362</text:p>
          </table:table-cell>
          <table:table-cell office:value-type="float" office:value="1.89209460269048" calcext:value-type="float">
            <text:p>1.89209460269048</text:p>
          </table:table-cell>
          <table:table-cell office:value-type="float" office:value="-0.73619580094952" calcext:value-type="float">
            <text:p>-0.73619580094952</text:p>
          </table:table-cell>
          <table:table-cell office:value-type="float" office:value="321.82592501" calcext:value-type="float">
            <text:p>321.82592501</text:p>
          </table:table-cell>
          <table:table-cell office:value-type="float" office:value="156887.007019516" calcext:value-type="float">
            <text:p>156887.007019516</text:p>
          </table:table-cell>
          <table:table-cell table:formula="of:=LOG([.H268])" office:value-type="float" office:value="2.50762102619956" calcext:value-type="float">
            <text:p>2.50762102619956</text:p>
          </table:table-cell>
          <table:table-cell table:formula="of:=LOG([.I268])" office:value-type="float" office:value="5.19558697791848" calcext:value-type="float">
            <text:p>5.19558697791848</text:p>
          </table:table-cell>
          <table:table-cell table:formula="of:=LOG([.A268])" office:value-type="float" office:value="0.615526423509076" calcext:value-type="float">
            <text:p>0.615526423509076</text:p>
          </table:table-cell>
          <table:table-cell table:formula="of:=LOG([.B268])" office:value-type="float" office:value="3.303492375228" calcext:value-type="float">
            <text:p>3.303492375228</text:p>
          </table:table-cell>
        </table:table-row>
        <table:table-row table:style-name="ro1">
          <table:table-cell office:value-type="float" office:value="3.568467195625" calcext:value-type="float">
            <text:p>3.568467195625</text:p>
          </table:table-cell>
          <table:table-cell office:value-type="float" office:value="1561.03001299702" calcext:value-type="float">
            <text:p>1561.03001299702</text:p>
          </table:table-cell>
          <table:table-cell office:value-type="string" calcext:value-type="string">
            <text:p>BE</text:p>
          </table:table-cell>
          <table:table-cell office:value-type="float" office:value="64" calcext:value-type="float">
            <text:p>64</text:p>
          </table:table-cell>
          <table:table-cell office:value-type="float" office:value="8364" calcext:value-type="float">
            <text:p>8364</text:p>
          </table:table-cell>
          <table:table-cell office:value-type="float" office:value="1.80617997398389" calcext:value-type="float">
            <text:p>1.80617997398389</text:p>
          </table:table-cell>
          <table:table-cell office:value-type="float" office:value="-0.996825211467968" calcext:value-type="float">
            <text:p>-0.996825211467968</text:p>
          </table:table-cell>
          <table:table-cell office:value-type="float" office:value="228.38190052" calcext:value-type="float">
            <text:p>228.38190052</text:p>
          </table:table-cell>
          <table:table-cell office:value-type="float" office:value="99905.9208318091" calcext:value-type="float">
            <text:p>99905.9208318091</text:p>
          </table:table-cell>
          <table:table-cell table:formula="of:=LOG([.H269])" office:value-type="float" office:value="2.35866168269221" calcext:value-type="float">
            <text:p>2.35866168269221</text:p>
          </table:table-cell>
          <table:table-cell table:formula="of:=LOG([.I269])" office:value-type="float" office:value="4.99959122704867" calcext:value-type="float">
            <text:p>4.99959122704867</text:p>
          </table:table-cell>
          <table:table-cell table:formula="of:=LOG([.A269])" office:value-type="float" office:value="0.552481708708324" calcext:value-type="float">
            <text:p>0.552481708708324</text:p>
          </table:table-cell>
          <table:table-cell table:formula="of:=LOG([.B269])" office:value-type="float" office:value="3.19341125306478" calcext:value-type="float">
            <text:p>3.19341125306478</text:p>
          </table:table-cell>
        </table:table-row>
        <table:table-row table:style-name="ro1">
          <table:table-cell office:value-type="float" office:value="1.05158461538462" calcext:value-type="float">
            <text:p>1.05158461538462</text:p>
          </table:table-cell>
          <table:table-cell office:value-type="float" office:value="1301.70562537921" calcext:value-type="float">
            <text:p>1301.705625379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408" calcext:value-type="float">
            <text:p>8408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-1.09447327931642" calcext:value-type="float">
            <text:p>-1.09447327931642</text:p>
          </table:table-cell>
          <table:table-cell office:value-type="float" office:value="13.6706" calcext:value-type="float">
            <text:p>13.6706</text:p>
          </table:table-cell>
          <table:table-cell office:value-type="float" office:value="16922.1731299297" calcext:value-type="float">
            <text:p>16922.1731299297</text:p>
          </table:table-cell>
          <table:table-cell table:formula="of:=LOG([.H270])" office:value-type="float" office:value="1.13578757608726" calcext:value-type="float">
            <text:p>1.13578757608726</text:p>
          </table:table-cell>
          <table:table-cell table:formula="of:=LOG([.I270])" office:value-type="float" office:value="4.22845613398284" calcext:value-type="float">
            <text:p>4.22845613398284</text:p>
          </table:table-cell>
          <table:table-cell table:formula="of:=LOG([.A270])" office:value-type="float" office:value="0.0218442237804262" calcext:value-type="float">
            <text:p>0.021844223780426</text:p>
          </table:table-cell>
          <table:table-cell table:formula="of:=LOG([.B270])" office:value-type="float" office:value="3.114512781676" calcext:value-type="float">
            <text:p>3.114512781676</text:p>
          </table:table-cell>
        </table:table-row>
        <table:table-row table:style-name="ro1">
          <table:table-cell office:value-type="float" office:value="4.1918" calcext:value-type="float">
            <text:p>4.1918</text:p>
          </table:table-cell>
          <table:table-cell office:value-type="float" office:value="6072.70653309871" calcext:value-type="float">
            <text:p>6072.70653309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53" calcext:value-type="float">
            <text:p>8453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59188437938505" calcext:value-type="float">
            <text:p>-1.59188437938505</text:p>
          </table:table-cell>
          <table:table-cell office:value-type="float" office:value="20.959" calcext:value-type="float">
            <text:p>20.959</text:p>
          </table:table-cell>
          <table:table-cell office:value-type="float" office:value="30363.5326654936" calcext:value-type="float">
            <text:p>30363.5326654936</text:p>
          </table:table-cell>
          <table:table-cell table:formula="of:=LOG([.H271])" office:value-type="float" office:value="1.32137055766082" calcext:value-type="float">
            <text:p>1.32137055766082</text:p>
          </table:table-cell>
          <table:table-cell table:formula="of:=LOG([.I271])" office:value-type="float" office:value="4.48235229844469" calcext:value-type="float">
            <text:p>4.48235229844469</text:p>
          </table:table-cell>
          <table:table-cell table:formula="of:=LOG([.A271])" office:value-type="float" office:value="0.622400553324797" calcext:value-type="float">
            <text:p>0.622400553324797</text:p>
          </table:table-cell>
          <table:table-cell table:formula="of:=LOG([.B271])" office:value-type="float" office:value="3.78338229410867" calcext:value-type="float">
            <text:p>3.78338229410867</text:p>
          </table:table-cell>
        </table:table-row>
        <table:table-row table:style-name="ro1">
          <table:table-cell office:value-type="float" office:value="24.4569348" calcext:value-type="float">
            <text:p>24.4569348</text:p>
          </table:table-cell>
          <table:table-cell office:value-type="float" office:value="15042.9718523358" calcext:value-type="float">
            <text:p>15042.97185233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475" calcext:value-type="float">
            <text:p>8475</text:p>
          </table:table-cell>
          <table:table-cell office:value-type="float" office:value="1.39794000867204" calcext:value-type="float">
            <text:p>1.39794000867204</text:p>
          </table:table-cell>
          <table:table-cell office:value-type="float" office:value="-1.08433875697765" calcext:value-type="float">
            <text:p>-1.08433875697765</text:p>
          </table:table-cell>
          <table:table-cell office:value-type="float" office:value="611.42337" calcext:value-type="float">
            <text:p>611.42337</text:p>
          </table:table-cell>
          <table:table-cell office:value-type="float" office:value="376074.296308396" calcext:value-type="float">
            <text:p>376074.296308396</text:p>
          </table:table-cell>
          <table:table-cell table:formula="of:=LOG([.H272])" office:value-type="float" office:value="2.78634203443598" calcext:value-type="float">
            <text:p>2.78634203443598</text:p>
          </table:table-cell>
          <table:table-cell table:formula="of:=LOG([.I272])" office:value-type="float" office:value="5.57527365154817" calcext:value-type="float">
            <text:p>5.57527365154817</text:p>
          </table:table-cell>
          <table:table-cell table:formula="of:=LOG([.A272])" office:value-type="float" office:value="1.38840202576395" calcext:value-type="float">
            <text:p>1.38840202576395</text:p>
          </table:table-cell>
          <table:table-cell table:formula="of:=LOG([.B272])" office:value-type="float" office:value="4.17733364287613" calcext:value-type="float">
            <text:p>4.17733364287613</text:p>
          </table:table-cell>
        </table:table-row>
        <table:table-row table:style-name="ro1">
          <table:table-cell office:value-type="float" office:value="0.198307692307692" calcext:value-type="float">
            <text:p>0.198307692307692</text:p>
          </table:table-cell>
          <table:table-cell office:value-type="float" office:value="297.838878475648" calcext:value-type="float">
            <text:p>297.8388784756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498" calcext:value-type="float">
            <text:p>8498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-1.13423157381347" calcext:value-type="float">
            <text:p>-1.13423157381347</text:p>
          </table:table-cell>
          <table:table-cell office:value-type="float" office:value="2.578" calcext:value-type="float">
            <text:p>2.578</text:p>
          </table:table-cell>
          <table:table-cell office:value-type="float" office:value="3871.90542018342" calcext:value-type="float">
            <text:p>3871.90542018342</text:p>
          </table:table-cell>
          <table:table-cell table:formula="of:=LOG([.H273])" office:value-type="float" office:value="0.411282913017384" calcext:value-type="float">
            <text:p>0.411282913017384</text:p>
          </table:table-cell>
          <table:table-cell table:formula="of:=LOG([.I273])" office:value-type="float" office:value="3.5879247401668" calcext:value-type="float">
            <text:p>3.5879247401668</text:p>
          </table:table-cell>
          <table:table-cell table:formula="of:=LOG([.A273])" office:value-type="float" office:value="-0.702660439289453" calcext:value-type="float">
            <text:p>-0.702660439289453</text:p>
          </table:table-cell>
          <table:table-cell table:formula="of:=LOG([.B273])" office:value-type="float" office:value="2.47398138785996" calcext:value-type="float">
            <text:p>2.47398138785996</text:p>
          </table:table-cell>
        </table:table-row>
        <table:table-row table:style-name="ro1">
          <table:table-cell office:value-type="float" office:value="7.44060307692308" calcext:value-type="float">
            <text:p>7.44060307692308</text:p>
          </table:table-cell>
          <table:table-cell office:value-type="float" office:value="2822.73349670354" calcext:value-type="float">
            <text:p>2822.73349670354</text:p>
          </table:table-cell>
          <table:table-cell office:value-type="string" calcext:value-type="string">
            <text:p>US</text:p>
          </table:table-cell>
          <table:table-cell office:value-type="float" office:value="26" calcext:value-type="float">
            <text:p>26</text:p>
          </table:table-cell>
          <table:table-cell office:value-type="float" office:value="8528" calcext:value-type="float">
            <text:p>8528</text:p>
          </table:table-cell>
          <table:table-cell office:value-type="float" office:value="1.41497334797082" calcext:value-type="float">
            <text:p>1.41497334797082</text:p>
          </table:table-cell>
          <table:table-cell office:value-type="float" office:value="-1.32327697787961" calcext:value-type="float">
            <text:p>-1.32327697787961</text:p>
          </table:table-cell>
          <table:table-cell office:value-type="float" office:value="193.45568" calcext:value-type="float">
            <text:p>193.45568</text:p>
          </table:table-cell>
          <table:table-cell office:value-type="float" office:value="73391.0709142921" calcext:value-type="float">
            <text:p>73391.0709142921</text:p>
          </table:table-cell>
          <table:table-cell table:formula="of:=LOG([.H274])" office:value-type="float" office:value="2.28658148544751" calcext:value-type="float">
            <text:p>2.28658148544751</text:p>
          </table:table-cell>
          <table:table-cell table:formula="of:=LOG([.I274])" office:value-type="float" office:value="4.86564322492233" calcext:value-type="float">
            <text:p>4.86564322492233</text:p>
          </table:table-cell>
          <table:table-cell table:formula="of:=LOG([.A274])" office:value-type="float" office:value="0.871608137476694" calcext:value-type="float">
            <text:p>0.871608137476694</text:p>
          </table:table-cell>
          <table:table-cell table:formula="of:=LOG([.B274])" office:value-type="float" office:value="3.45066987695152" calcext:value-type="float">
            <text:p>3.45066987695152</text:p>
          </table:table-cell>
        </table:table-row>
        <table:table-row table:style-name="ro1">
          <table:table-cell office:value-type="float" office:value="3.9911239714026" calcext:value-type="float">
            <text:p>3.9911239714026</text:p>
          </table:table-cell>
          <table:table-cell office:value-type="float" office:value="3530.06958424296" calcext:value-type="float">
            <text:p>3530.06958424296</text:p>
          </table:table-cell>
          <table:table-cell office:value-type="string" calcext:value-type="string">
            <text:p>EE</text:p>
          </table:table-cell>
          <table:table-cell office:value-type="float" office:value="770" calcext:value-type="float">
            <text:p>770</text:p>
          </table:table-cell>
          <table:table-cell office:value-type="float" office:value="8587" calcext:value-type="float">
            <text:p>8587</text:p>
          </table:table-cell>
          <table:table-cell office:value-type="float" office:value="2.88649072517248" calcext:value-type="float">
            <text:p>2.88649072517248</text:p>
          </table:table-cell>
          <table:table-cell office:value-type="float" office:value="-1.04635817712423" calcext:value-type="float">
            <text:p>-1.04635817712423</text:p>
          </table:table-cell>
          <table:table-cell office:value-type="float" office:value="3073.16545798" calcext:value-type="float">
            <text:p>3073.16545798</text:p>
          </table:table-cell>
          <table:table-cell office:value-type="float" office:value="2718153.57986708" calcext:value-type="float">
            <text:p>2718153.57986708</text:p>
          </table:table-cell>
          <table:table-cell table:formula="of:=LOG([.H275])" office:value-type="float" office:value="3.48758594312435" calcext:value-type="float">
            <text:p>3.48758594312435</text:p>
          </table:table-cell>
          <table:table-cell table:formula="of:=LOG([.I275])" office:value-type="float" office:value="6.43427399139739" calcext:value-type="float">
            <text:p>6.43427399139739</text:p>
          </table:table-cell>
          <table:table-cell table:formula="of:=LOG([.A275])" office:value-type="float" office:value="0.601095217951868" calcext:value-type="float">
            <text:p>0.601095217951868</text:p>
          </table:table-cell>
          <table:table-cell table:formula="of:=LOG([.B275])" office:value-type="float" office:value="3.5477832662249" calcext:value-type="float">
            <text:p>3.5477832662249</text:p>
          </table:table-cell>
        </table:table-row>
        <table:table-row table:style-name="ro1">
          <table:table-cell office:value-type="float" office:value="16.696625" calcext:value-type="float">
            <text:p>16.696625</text:p>
          </table:table-cell>
          <table:table-cell office:value-type="float" office:value="25280.7465113643" calcext:value-type="float">
            <text:p>25280.746511364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604" calcext:value-type="float">
            <text:p>8604</text:p>
          </table:table-cell>
          <table:table-cell office:value-type="float" office:value="1.68124123737559" calcext:value-type="float">
            <text:p>1.68124123737559</text:p>
          </table:table-cell>
          <table:table-cell office:value-type="float" office:value="-0.943222761182058" calcext:value-type="float">
            <text:p>-0.943222761182058</text:p>
          </table:table-cell>
          <table:table-cell office:value-type="float" office:value="801.438" calcext:value-type="float">
            <text:p>801.438</text:p>
          </table:table-cell>
          <table:table-cell office:value-type="float" office:value="1213475.83254548" calcext:value-type="float">
            <text:p>1213475.83254548</text:p>
          </table:table-cell>
          <table:table-cell table:formula="of:=LOG([.H276])" office:value-type="float" office:value="2.9038699305587" calcext:value-type="float">
            <text:p>2.9038699305587</text:p>
          </table:table-cell>
          <table:table-cell table:formula="of:=LOG([.I276])" office:value-type="float" office:value="6.08403113139176" calcext:value-type="float">
            <text:p>6.08403113139176</text:p>
          </table:table-cell>
          <table:table-cell table:formula="of:=LOG([.A276])" office:value-type="float" office:value="1.22262869318311" calcext:value-type="float">
            <text:p>1.22262869318311</text:p>
          </table:table-cell>
          <table:table-cell table:formula="of:=LOG([.B276])" office:value-type="float" office:value="4.40278989401618" calcext:value-type="float">
            <text:p>4.40278989401618</text:p>
          </table:table-cell>
        </table:table-row>
        <table:table-row table:style-name="ro1">
          <table:table-cell office:value-type="float" office:value="4.87703448275862" calcext:value-type="float">
            <text:p>4.87703448275862</text:p>
          </table:table-cell>
          <table:table-cell office:value-type="float" office:value="5505.58756776555" calcext:value-type="float">
            <text:p>5505.58756776555</text:p>
          </table:table-cell>
          <table:table-cell office:value-type="string" calcext:value-type="string">
            <text:p>US</text:p>
          </table:table-cell>
          <table:table-cell office:value-type="float" office:value="29" calcext:value-type="float">
            <text:p>29</text:p>
          </table:table-cell>
          <table:table-cell office:value-type="float" office:value="8629" calcext:value-type="float">
            <text:p>8629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1.23066319496386" calcext:value-type="float">
            <text:p>-1.23066319496386</text:p>
          </table:table-cell>
          <table:table-cell office:value-type="float" office:value="141.434" calcext:value-type="float">
            <text:p>141.434</text:p>
          </table:table-cell>
          <table:table-cell office:value-type="float" office:value="159662.039465201" calcext:value-type="float">
            <text:p>159662.039465201</text:p>
          </table:table-cell>
          <table:table-cell table:formula="of:=LOG([.H277])" office:value-type="float" office:value="2.15055382415258" calcext:value-type="float">
            <text:p>2.15055382415258</text:p>
          </table:table-cell>
          <table:table-cell table:formula="of:=LOG([.I277])" office:value-type="float" office:value="5.20320167249125" calcext:value-type="float">
            <text:p>5.20320167249125</text:p>
          </table:table-cell>
          <table:table-cell table:formula="of:=LOG([.A277])" office:value-type="float" office:value="0.688155826253622" calcext:value-type="float">
            <text:p>0.688155826253622</text:p>
          </table:table-cell>
          <table:table-cell table:formula="of:=LOG([.B277])" office:value-type="float" office:value="3.74080367459229" calcext:value-type="float">
            <text:p>3.74080367459229</text:p>
          </table:table-cell>
        </table:table-row>
        <table:table-row table:style-name="ro1">
          <table:table-cell office:value-type="float" office:value="3.74286565689655" calcext:value-type="float">
            <text:p>3.74286565689655</text:p>
          </table:table-cell>
          <table:table-cell office:value-type="float" office:value="4806.90710618257" calcext:value-type="float">
            <text:p>4806.9071061825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695" calcext:value-type="float">
            <text:p>8695</text:p>
          </table:table-cell>
          <table:table-cell office:value-type="float" office:value="1.76342799356294" calcext:value-type="float">
            <text:p>1.76342799356294</text:p>
          </table:table-cell>
          <table:table-cell office:value-type="float" office:value="-1.04342754463257" calcext:value-type="float">
            <text:p>-1.04342754463257</text:p>
          </table:table-cell>
          <table:table-cell office:value-type="float" office:value="217.0862081" calcext:value-type="float">
            <text:p>217.0862081</text:p>
          </table:table-cell>
          <table:table-cell office:value-type="float" office:value="278800.612158589" calcext:value-type="float">
            <text:p>278800.612158589</text:p>
          </table:table-cell>
          <table:table-cell table:formula="of:=LOG([.H278])" office:value-type="float" office:value="2.33663223277579" calcext:value-type="float">
            <text:p>2.33663223277579</text:p>
          </table:table-cell>
          <table:table-cell table:formula="of:=LOG([.I278])" office:value-type="float" office:value="5.44529372300131" calcext:value-type="float">
            <text:p>5.44529372300131</text:p>
          </table:table-cell>
          <table:table-cell table:formula="of:=LOG([.A278])" office:value-type="float" office:value="0.573204239212851" calcext:value-type="float">
            <text:p>0.573204239212851</text:p>
          </table:table-cell>
          <table:table-cell table:formula="of:=LOG([.B278])" office:value-type="float" office:value="3.68186572943838" calcext:value-type="float">
            <text:p>3.68186572943838</text:p>
          </table:table-cell>
        </table:table-row>
        <table:table-row table:style-name="ro1">
          <table:table-cell office:value-type="float" office:value="3.76233966344866" calcext:value-type="float">
            <text:p>3.76233966344866</text:p>
          </table:table-cell>
          <table:table-cell office:value-type="float" office:value="2942.57269839392" calcext:value-type="float">
            <text:p>2942.57269839392</text:p>
          </table:table-cell>
          <table:table-cell office:value-type="string" calcext:value-type="string">
            <text:p>UA</text:p>
          </table:table-cell>
          <table:table-cell office:value-type="float" office:value="2804" calcext:value-type="float">
            <text:p>2804</text:p>
          </table:table-cell>
          <table:table-cell office:value-type="float" office:value="8702" calcext:value-type="float">
            <text:p>8702</text:p>
          </table:table-cell>
          <table:table-cell office:value-type="float" office:value="3.44777800929462" calcext:value-type="float">
            <text:p>3.44777800929462</text:p>
          </table:table-cell>
          <table:table-cell office:value-type="float" office:value="-1.04215104277976" calcext:value-type="float">
            <text:p>-1.04215104277976</text:p>
          </table:table-cell>
          <table:table-cell office:value-type="float" office:value="10549.60041631" calcext:value-type="float">
            <text:p>10549.60041631</text:p>
          </table:table-cell>
          <table:table-cell office:value-type="float" office:value="8250973.84629654" calcext:value-type="float">
            <text:p>8250973.84629654</text:p>
          </table:table-cell>
          <table:table-cell table:formula="of:=LOG([.H279])" office:value-type="float" office:value="4.02323601031825" calcext:value-type="float">
            <text:p>4.02323601031825</text:p>
          </table:table-cell>
          <table:table-cell table:formula="of:=LOG([.I279])" office:value-type="float" office:value="6.91650521050298" calcext:value-type="float">
            <text:p>6.91650521050298</text:p>
          </table:table-cell>
          <table:table-cell table:formula="of:=LOG([.A279])" office:value-type="float" office:value="0.575458001023634" calcext:value-type="float">
            <text:p>0.575458001023634</text:p>
          </table:table-cell>
          <table:table-cell table:formula="of:=LOG([.B279])" office:value-type="float" office:value="3.46872720120836" calcext:value-type="float">
            <text:p>3.46872720120836</text:p>
          </table:table-cell>
        </table:table-row>
        <table:table-row table:style-name="ro1">
          <table:table-cell office:value-type="float" office:value="1.0472" calcext:value-type="float">
            <text:p>1.0472</text:p>
          </table:table-cell>
          <table:table-cell office:value-type="float" office:value="1726.11619665544" calcext:value-type="float">
            <text:p>1726.116196655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04" calcext:value-type="float">
            <text:p>8704</text:p>
          </table:table-cell>
          <table:table-cell office:value-type="float" office:value="1" calcext:value-type="float">
            <text:p>1</text:p>
          </table:table-cell>
          <table:table-cell office:value-type="float" office:value="-1.50607814819911" calcext:value-type="float">
            <text:p>-1.50607814819911</text:p>
          </table:table-cell>
          <table:table-cell office:value-type="float" office:value="10.472" calcext:value-type="float">
            <text:p>10.472</text:p>
          </table:table-cell>
          <table:table-cell office:value-type="float" office:value="17261.1619665544" calcext:value-type="float">
            <text:p>17261.1619665544</text:p>
          </table:table-cell>
          <table:table-cell table:formula="of:=LOG([.H280])" office:value-type="float" office:value="1.0200296335427" calcext:value-type="float">
            <text:p>1.0200296335427</text:p>
          </table:table-cell>
          <table:table-cell table:formula="of:=LOG([.I280])" office:value-type="float" office:value="4.23707002768725" calcext:value-type="float">
            <text:p>4.23707002768725</text:p>
          </table:table-cell>
          <table:table-cell table:formula="of:=LOG([.A280])" office:value-type="float" office:value="0.0200296335426993" calcext:value-type="float">
            <text:p>0.020029633542699</text:p>
          </table:table-cell>
          <table:table-cell table:formula="of:=LOG([.B280])" office:value-type="float" office:value="3.23707002768725" calcext:value-type="float">
            <text:p>3.23707002768725</text:p>
          </table:table-cell>
        </table:table-row>
        <table:table-row table:style-name="ro1">
          <table:table-cell office:value-type="float" office:value="0.23625" calcext:value-type="float">
            <text:p>0.23625</text:p>
          </table:table-cell>
          <table:table-cell office:value-type="float" office:value="287.061082018064" calcext:value-type="float">
            <text:p>287.0610820180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31" calcext:value-type="float">
            <text:p>8731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1.1889437828306" calcext:value-type="float">
            <text:p>-1.1889437828306</text:p>
          </table:table-cell>
          <table:table-cell office:value-type="float" office:value="1.89" calcext:value-type="float">
            <text:p>1.89</text:p>
          </table:table-cell>
          <table:table-cell office:value-type="float" office:value="2296.48865614451" calcext:value-type="float">
            <text:p>2296.48865614451</text:p>
          </table:table-cell>
          <table:table-cell table:formula="of:=LOG([.H281])" office:value-type="float" office:value="0.276461804173244" calcext:value-type="float">
            <text:p>0.276461804173244</text:p>
          </table:table-cell>
          <table:table-cell table:formula="of:=LOG([.I281])" office:value-type="float" office:value="3.3610643044955" calcext:value-type="float">
            <text:p>3.3610643044955</text:p>
          </table:table-cell>
          <table:table-cell table:formula="of:=LOG([.A281])" office:value-type="float" office:value="-0.626628182818699" calcext:value-type="float">
            <text:p>-0.626628182818699</text:p>
          </table:table-cell>
          <table:table-cell table:formula="of:=LOG([.B281])" office:value-type="float" office:value="2.45797431750356" calcext:value-type="float">
            <text:p>2.45797431750356</text:p>
          </table:table-cell>
        </table:table-row>
        <table:table-row table:style-name="ro1">
          <table:table-cell office:value-type="float" office:value="4.15085714285714" calcext:value-type="float">
            <text:p>4.15085714285714</text:p>
          </table:table-cell>
          <table:table-cell office:value-type="float" office:value="5657.83617107088" calcext:value-type="float">
            <text:p>5657.836171070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88" calcext:value-type="float">
            <text:p>8788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2479881704305" calcext:value-type="float">
            <text:p>-1.2479881704305</text:p>
          </table:table-cell>
          <table:table-cell office:value-type="float" office:value="29.056" calcext:value-type="float">
            <text:p>29.056</text:p>
          </table:table-cell>
          <table:table-cell office:value-type="float" office:value="39604.8531974961" calcext:value-type="float">
            <text:p>39604.8531974961</text:p>
          </table:table-cell>
          <table:table-cell table:formula="of:=LOG([.H282])" office:value-type="float" office:value="1.46323582684099" calcext:value-type="float">
            <text:p>1.46323582684099</text:p>
          </table:table-cell>
          <table:table-cell table:formula="of:=LOG([.I282])" office:value-type="float" office:value="4.5977484078383" calcext:value-type="float">
            <text:p>4.5977484078383</text:p>
          </table:table-cell>
          <table:table-cell table:formula="of:=LOG([.A282])" office:value-type="float" office:value="0.618137786826734" calcext:value-type="float">
            <text:p>0.618137786826734</text:p>
          </table:table-cell>
          <table:table-cell table:formula="of:=LOG([.B282])" office:value-type="float" office:value="3.75265036782405" calcext:value-type="float">
            <text:p>3.75265036782405</text:p>
          </table:table-cell>
        </table:table-row>
        <table:table-row table:style-name="ro1">
          <table:table-cell office:value-type="float" office:value="6.27969333333333" calcext:value-type="float">
            <text:p>6.27969333333333</text:p>
          </table:table-cell>
          <table:table-cell office:value-type="float" office:value="8164.73315682775" calcext:value-type="float">
            <text:p>8164.733156827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813" calcext:value-type="float">
            <text:p>8813</text:p>
          </table:table-cell>
          <table:table-cell office:value-type="float" office:value="1.8750612633917" calcext:value-type="float">
            <text:p>1.8750612633917</text:p>
          </table:table-cell>
          <table:table-cell office:value-type="float" office:value="-1.30176180076772" calcext:value-type="float">
            <text:p>-1.30176180076772</text:p>
          </table:table-cell>
          <table:table-cell office:value-type="float" office:value="470.977" calcext:value-type="float">
            <text:p>470.977</text:p>
          </table:table-cell>
          <table:table-cell office:value-type="float" office:value="612354.986762081" calcext:value-type="float">
            <text:p>612354.986762081</text:p>
          </table:table-cell>
          <table:table-cell table:formula="of:=LOG([.H283])" office:value-type="float" office:value="2.67299969902491" calcext:value-type="float">
            <text:p>2.67299969902491</text:p>
          </table:table-cell>
          <table:table-cell table:formula="of:=LOG([.I283])" office:value-type="float" office:value="5.78700325890517" calcext:value-type="float">
            <text:p>5.78700325890517</text:p>
          </table:table-cell>
          <table:table-cell table:formula="of:=LOG([.A283])" office:value-type="float" office:value="0.797938435633206" calcext:value-type="float">
            <text:p>0.797938435633206</text:p>
          </table:table-cell>
          <table:table-cell table:formula="of:=LOG([.B283])" office:value-type="float" office:value="3.91194199551347" calcext:value-type="float">
            <text:p>3.91194199551347</text:p>
          </table:table-cell>
        </table:table-row>
        <table:table-row table:style-name="ro1">
          <table:table-cell office:value-type="float" office:value="11.8580513125525" calcext:value-type="float">
            <text:p>11.8580513125525</text:p>
          </table:table-cell>
          <table:table-cell office:value-type="float" office:value="7825.83208768368" calcext:value-type="float">
            <text:p>7825.83208768368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8884" calcext:value-type="float">
            <text:p>8884</text:p>
          </table:table-cell>
          <table:table-cell office:value-type="float" office:value="2.45636603312904" calcext:value-type="float">
            <text:p>2.45636603312904</text:p>
          </table:table-cell>
          <table:table-cell office:value-type="float" office:value="-1.09543173611824" calcext:value-type="float">
            <text:p>-1.09543173611824</text:p>
          </table:table-cell>
          <table:table-cell office:value-type="float" office:value="3391.40267539" calcext:value-type="float">
            <text:p>3391.40267539</text:p>
          </table:table-cell>
          <table:table-cell office:value-type="float" office:value="2238187.97707753" calcext:value-type="float">
            <text:p>2238187.97707753</text:p>
          </table:table-cell>
          <table:table-cell table:formula="of:=LOG([.H284])" office:value-type="float" office:value="3.53037935843552" calcext:value-type="float">
            <text:p>3.53037935843552</text:p>
          </table:table-cell>
          <table:table-cell table:formula="of:=LOG([.I284])" office:value-type="float" office:value="6.34989655850117" calcext:value-type="float">
            <text:p>6.34989655850117</text:p>
          </table:table-cell>
          <table:table-cell table:formula="of:=LOG([.A284])" office:value-type="float" office:value="1.07401332530648" calcext:value-type="float">
            <text:p>1.07401332530648</text:p>
          </table:table-cell>
          <table:table-cell table:formula="of:=LOG([.B284])" office:value-type="float" office:value="3.89353052537213" calcext:value-type="float">
            <text:p>3.89353052537213</text:p>
          </table:table-cell>
        </table:table-row>
        <table:table-row table:style-name="ro1">
          <table:table-cell office:value-type="float" office:value="0.0110294029629629" calcext:value-type="float">
            <text:p>0.011029402962963</text:p>
          </table:table-cell>
          <table:table-cell office:value-type="float" office:value="7.70907852293654" calcext:value-type="float">
            <text:p>7.7090785229365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943" calcext:value-type="float">
            <text:p>8943</text:p>
          </table:table-cell>
          <table:table-cell office:value-type="float" office:value="2.03342375548695" calcext:value-type="float">
            <text:p>2.03342375548695</text:p>
          </table:table-cell>
          <table:table-cell office:value-type="float" office:value="-0.801415652392621" calcext:value-type="float">
            <text:p>-0.801415652392621</text:p>
          </table:table-cell>
          <table:table-cell office:value-type="float" office:value="1.19117552" calcext:value-type="float">
            <text:p>1.19117552</text:p>
          </table:table-cell>
          <table:table-cell office:value-type="float" office:value="832.580480477146" calcext:value-type="float">
            <text:p>832.580480477146</text:p>
          </table:table-cell>
          <table:table-cell table:formula="of:=LOG([.H285])" office:value-type="float" office:value="0.0759757595945553" calcext:value-type="float">
            <text:p>0.075975759594555</text:p>
          </table:table-cell>
          <table:table-cell table:formula="of:=LOG([.I285])" office:value-type="float" office:value="2.9204262248063" calcext:value-type="float">
            <text:p>2.9204262248063</text:p>
          </table:table-cell>
          <table:table-cell table:formula="of:=LOG([.A285])" office:value-type="float" office:value="-1.9574479958924" calcext:value-type="float">
            <text:p>-1.9574479958924</text:p>
          </table:table-cell>
          <table:table-cell table:formula="of:=LOG([.B285])" office:value-type="float" office:value="0.88700246931935" calcext:value-type="float">
            <text:p>0.88700246931935</text:p>
          </table:table-cell>
        </table:table-row>
        <table:table-row table:style-name="ro1">
          <table:table-cell office:value-type="float" office:value="9.62027235938144" calcext:value-type="float">
            <text:p>9.62027235938144</text:p>
          </table:table-cell>
          <table:table-cell office:value-type="float" office:value="12643.8162960254" calcext:value-type="float">
            <text:p>12643.816296025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954" calcext:value-type="float">
            <text:p>8954</text:p>
          </table:table-cell>
          <table:table-cell office:value-type="float" office:value="1.98677173426624" calcext:value-type="float">
            <text:p>1.98677173426624</text:p>
          </table:table-cell>
          <table:table-cell office:value-type="float" office:value="-1.01539609567778" calcext:value-type="float">
            <text:p>-1.01539609567778</text:p>
          </table:table-cell>
          <table:table-cell office:value-type="float" office:value="933.16641886" calcext:value-type="float">
            <text:p>933.16641886</text:p>
          </table:table-cell>
          <table:table-cell office:value-type="float" office:value="1226450.18071446" calcext:value-type="float">
            <text:p>1226450.18071446</text:p>
          </table:table-cell>
          <table:table-cell table:formula="of:=LOG([.H286])" office:value-type="float" office:value="2.96995910178244" calcext:value-type="float">
            <text:p>2.96995910178244</text:p>
          </table:table-cell>
          <table:table-cell table:formula="of:=LOG([.I286])" office:value-type="float" office:value="6.08864991154751" calcext:value-type="float">
            <text:p>6.08864991154751</text:p>
          </table:table-cell>
          <table:table-cell table:formula="of:=LOG([.A286])" office:value-type="float" office:value="0.983187367516198" calcext:value-type="float">
            <text:p>0.983187367516198</text:p>
          </table:table-cell>
          <table:table-cell table:formula="of:=LOG([.B286])" office:value-type="float" office:value="4.10187817728127" calcext:value-type="float">
            <text:p>4.10187817728127</text:p>
          </table:table-cell>
        </table:table-row>
        <table:table-row table:style-name="ro1">
          <table:table-cell office:value-type="float" office:value="9.38429648266666" calcext:value-type="float">
            <text:p>9.38429648266666</text:p>
          </table:table-cell>
          <table:table-cell office:value-type="float" office:value="14932.7425511282" calcext:value-type="float">
            <text:p>14932.74255112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963" calcext:value-type="float">
            <text:p>8963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945219195739923" calcext:value-type="float">
            <text:p>-0.945219195739923</text:p>
          </table:table-cell>
          <table:table-cell office:value-type="float" office:value="140.76444724" calcext:value-type="float">
            <text:p>140.76444724</text:p>
          </table:table-cell>
          <table:table-cell office:value-type="float" office:value="223991.138266922" calcext:value-type="float">
            <text:p>223991.138266922</text:p>
          </table:table-cell>
          <table:table-cell table:formula="of:=LOG([.H287])" office:value-type="float" office:value="2.14849297925779" calcext:value-type="float">
            <text:p>2.14849297925779</text:p>
          </table:table-cell>
          <table:table-cell table:formula="of:=LOG([.I287])" office:value-type="float" office:value="5.35023083673637" calcext:value-type="float">
            <text:p>5.35023083673637</text:p>
          </table:table-cell>
          <table:table-cell table:formula="of:=LOG([.A287])" office:value-type="float" office:value="0.972401720202111" calcext:value-type="float">
            <text:p>0.972401720202111</text:p>
          </table:table-cell>
          <table:table-cell table:formula="of:=LOG([.B287])" office:value-type="float" office:value="4.17413957768069" calcext:value-type="float">
            <text:p>4.17413957768069</text:p>
          </table:table-cell>
        </table:table-row>
        <table:table-row table:style-name="ro1">
          <table:table-cell office:value-type="float" office:value="3.38770305410526" calcext:value-type="float">
            <text:p>3.38770305410526</text:p>
          </table:table-cell>
          <table:table-cell office:value-type="float" office:value="3388.69221265819" calcext:value-type="float">
            <text:p>3388.69221265819</text:p>
          </table:table-cell>
          <table:table-cell office:value-type="string" calcext:value-type="string">
            <text:p>US</text:p>
          </table:table-cell>
          <table:table-cell office:value-type="float" office:value="570" calcext:value-type="float">
            <text:p>570</text:p>
          </table:table-cell>
          <table:table-cell office:value-type="float" office:value="9026" calcext:value-type="float">
            <text:p>9026</text:p>
          </table:table-cell>
          <table:table-cell office:value-type="float" office:value="2.75587485567249" calcext:value-type="float">
            <text:p>2.75587485567249</text:p>
          </table:table-cell>
          <table:table-cell office:value-type="float" office:value="-0.94683082769751" calcext:value-type="float">
            <text:p>-0.94683082769751</text:p>
          </table:table-cell>
          <table:table-cell office:value-type="float" office:value="1930.99074084" calcext:value-type="float">
            <text:p>1930.99074084</text:p>
          </table:table-cell>
          <table:table-cell office:value-type="float" office:value="1931554.56121517" calcext:value-type="float">
            <text:p>1931554.56121517</text:p>
          </table:table-cell>
          <table:table-cell table:formula="of:=LOG([.H288])" office:value-type="float" office:value="3.28578019132899" calcext:value-type="float">
            <text:p>3.28578019132899</text:p>
          </table:table-cell>
          <table:table-cell table:formula="of:=LOG([.I288])" office:value-type="float" office:value="6.28590698030378" calcext:value-type="float">
            <text:p>6.28590698030378</text:p>
          </table:table-cell>
          <table:table-cell table:formula="of:=LOG([.A288])" office:value-type="float" office:value="0.529905335656496" calcext:value-type="float">
            <text:p>0.529905335656496</text:p>
          </table:table-cell>
          <table:table-cell table:formula="of:=LOG([.B288])" office:value-type="float" office:value="3.53003212463128" calcext:value-type="float">
            <text:p>3.53003212463128</text:p>
          </table:table-cell>
        </table:table-row>
        <table:table-row table:style-name="ro1">
          <table:table-cell office:value-type="float" office:value="2.7415032548" calcext:value-type="float">
            <text:p>2.7415032548</text:p>
          </table:table-cell>
          <table:table-cell office:value-type="float" office:value="3838.62746551305" calcext:value-type="float">
            <text:p>3838.627465513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49" calcext:value-type="float">
            <text:p>9049</text:p>
          </table:table-cell>
          <table:table-cell office:value-type="float" office:value="2" calcext:value-type="float">
            <text:p>2</text:p>
          </table:table-cell>
          <table:table-cell office:value-type="float" office:value="-1.04563417097545" calcext:value-type="float">
            <text:p>-1.04563417097545</text:p>
          </table:table-cell>
          <table:table-cell office:value-type="float" office:value="274.15032548" calcext:value-type="float">
            <text:p>274.15032548</text:p>
          </table:table-cell>
          <table:table-cell office:value-type="float" office:value="383862.746551305" calcext:value-type="float">
            <text:p>383862.746551305</text:p>
          </table:table-cell>
          <table:table-cell table:formula="of:=LOG([.H289])" office:value-type="float" office:value="2.43798876582805" calcext:value-type="float">
            <text:p>2.43798876582805</text:p>
          </table:table-cell>
          <table:table-cell table:formula="of:=LOG([.I289])" office:value-type="float" office:value="5.58417596637047" calcext:value-type="float">
            <text:p>5.58417596637047</text:p>
          </table:table-cell>
          <table:table-cell table:formula="of:=LOG([.A289])" office:value-type="float" office:value="0.43798876582805" calcext:value-type="float">
            <text:p>0.43798876582805</text:p>
          </table:table-cell>
          <table:table-cell table:formula="of:=LOG([.B289])" office:value-type="float" office:value="3.58417596637047" calcext:value-type="float">
            <text:p>3.58417596637047</text:p>
          </table:table-cell>
        </table:table-row>
        <table:table-row table:style-name="ro1">
          <table:table-cell office:value-type="float" office:value="33.8075807257778" calcext:value-type="float">
            <text:p>33.8075807257778</text:p>
          </table:table-cell>
          <table:table-cell office:value-type="float" office:value="20154.951117764" calcext:value-type="float">
            <text:p>20154.951117764</text:p>
          </table:table-cell>
          <table:table-cell office:value-type="string" calcext:value-type="string">
            <text:p>US</text:p>
          </table:table-cell>
          <table:table-cell office:value-type="float" office:value="135" calcext:value-type="float">
            <text:p>135</text:p>
          </table:table-cell>
          <table:table-cell office:value-type="float" office:value="9051" calcext:value-type="float">
            <text:p>9051</text:p>
          </table:table-cell>
          <table:table-cell office:value-type="float" office:value="2.13033376849501" calcext:value-type="float">
            <text:p>2.13033376849501</text:p>
          </table:table-cell>
          <table:table-cell office:value-type="float" office:value="-1.25550645469214" calcext:value-type="float">
            <text:p>-1.25550645469214</text:p>
          </table:table-cell>
          <table:table-cell office:value-type="float" office:value="4564.02339798" calcext:value-type="float">
            <text:p>4564.02339798</text:p>
          </table:table-cell>
          <table:table-cell office:value-type="float" office:value="2720918.40089813" calcext:value-type="float">
            <text:p>2720918.40089813</text:p>
          </table:table-cell>
          <table:table-cell table:formula="of:=LOG([.H290])" office:value-type="float" office:value="3.65934786221146" calcext:value-type="float">
            <text:p>3.65934786221146</text:p>
          </table:table-cell>
          <table:table-cell table:formula="of:=LOG([.I290])" office:value-type="float" office:value="6.43471551768161" calcext:value-type="float">
            <text:p>6.43471551768161</text:p>
          </table:table-cell>
          <table:table-cell table:formula="of:=LOG([.A290])" office:value-type="float" office:value="1.52901409371645" calcext:value-type="float">
            <text:p>1.52901409371645</text:p>
          </table:table-cell>
          <table:table-cell table:formula="of:=LOG([.B290])" office:value-type="float" office:value="4.30438174918661" calcext:value-type="float">
            <text:p>4.30438174918661</text:p>
          </table:table-cell>
        </table:table-row>
        <table:table-row table:style-name="ro1">
          <table:table-cell office:value-type="float" office:value="0.858000000000002" calcext:value-type="float">
            <text:p>0.858000000000002</text:p>
          </table:table-cell>
          <table:table-cell office:value-type="float" office:value="899.684011803973" calcext:value-type="float">
            <text:p>899.6840118039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53" calcext:value-type="float">
            <text:p>9053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670852424329713" calcext:value-type="float">
            <text:p>-0.670852424329713</text:p>
          </table:table-cell>
          <table:table-cell office:value-type="float" office:value="2.57400000000001" calcext:value-type="float">
            <text:p>2.57400000000001</text:p>
          </table:table-cell>
          <table:table-cell office:value-type="float" office:value="2699.05203541192" calcext:value-type="float">
            <text:p>2699.05203541192</text:p>
          </table:table-cell>
          <table:table-cell table:formula="of:=LOG([.H291])" office:value-type="float" office:value="0.41060854256837" calcext:value-type="float">
            <text:p>0.41060854256837</text:p>
          </table:table-cell>
          <table:table-cell table:formula="of:=LOG([.I291])" office:value-type="float" office:value="3.43121125746293" calcext:value-type="float">
            <text:p>3.43121125746293</text:p>
          </table:table-cell>
          <table:table-cell table:formula="of:=LOG([.A291])" office:value-type="float" office:value="-0.0665127121512935" calcext:value-type="float">
            <text:p>-0.066512712151294</text:p>
          </table:table-cell>
          <table:table-cell table:formula="of:=LOG([.B291])" office:value-type="float" office:value="2.95409000274327" calcext:value-type="float">
            <text:p>2.95409000274327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854.32683604929" calcext:value-type="float">
            <text:p>1854.326836049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80" calcext:value-type="float">
            <text:p>9080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857243052707872" calcext:value-type="float">
            <text:p>-0.857243052707872</text:p>
          </table:table-cell>
          <table:table-cell office:value-type="float" office:value="3.976" calcext:value-type="float">
            <text:p>3.976</text:p>
          </table:table-cell>
          <table:table-cell office:value-type="float" office:value="7417.30734419717" calcext:value-type="float">
            <text:p>7417.30734419717</text:p>
          </table:table-cell>
          <table:table-cell table:formula="of:=LOG([.H292])" office:value-type="float" office:value="0.599446375725276" calcext:value-type="float">
            <text:p>0.599446375725276</text:p>
          </table:table-cell>
          <table:table-cell table:formula="of:=LOG([.I292])" office:value-type="float" office:value="3.87024627484885" calcext:value-type="float">
            <text:p>3.87024627484885</text:p>
          </table:table-cell>
          <table:table-cell table:formula="of:=LOG([.A292])" office:value-type="float" office:value="-0.00261361560268669" calcext:value-type="float">
            <text:p>-0.002613615602687</text:p>
          </table:table-cell>
          <table:table-cell table:formula="of:=LOG([.B292])" office:value-type="float" office:value="3.26818628352089" calcext:value-type="float">
            <text:p>3.26818628352089</text:p>
          </table:table-cell>
        </table:table-row>
        <table:table-row table:style-name="ro1">
          <table:table-cell office:value-type="float" office:value="17.4225684231313" calcext:value-type="float">
            <text:p>17.4225684231313</text:p>
          </table:table-cell>
          <table:table-cell office:value-type="float" office:value="5395.76917878542" calcext:value-type="float">
            <text:p>5395.76917878542</text:p>
          </table:table-cell>
          <table:table-cell office:value-type="string" calcext:value-type="string">
            <text:p>BY</text:p>
          </table:table-cell>
          <table:table-cell office:value-type="float" office:value="99" calcext:value-type="float">
            <text:p>99</text:p>
          </table:table-cell>
          <table:table-cell office:value-type="float" office:value="9096" calcext:value-type="float">
            <text:p>9096</text:p>
          </table:table-cell>
          <table:table-cell office:value-type="float" office:value="1.99563519459755" calcext:value-type="float">
            <text:p>1.99563519459755</text:p>
          </table:table-cell>
          <table:table-cell office:value-type="float" office:value="-0.993983502192469" calcext:value-type="float">
            <text:p>-0.993983502192469</text:p>
          </table:table-cell>
          <table:table-cell office:value-type="float" office:value="1724.83427389" calcext:value-type="float">
            <text:p>1724.83427389</text:p>
          </table:table-cell>
          <table:table-cell office:value-type="float" office:value="534181.148699756" calcext:value-type="float">
            <text:p>534181.148699756</text:p>
          </table:table-cell>
          <table:table-cell table:formula="of:=LOG([.H293])" office:value-type="float" office:value="3.23674737338455" calcext:value-type="float">
            <text:p>3.23674737338455</text:p>
          </table:table-cell>
          <table:table-cell table:formula="of:=LOG([.I293])" office:value-type="float" office:value="5.72768855766489" calcext:value-type="float">
            <text:p>5.72768855766489</text:p>
          </table:table-cell>
          <table:table-cell table:formula="of:=LOG([.A293])" office:value-type="float" office:value="1.241112178787" calcext:value-type="float">
            <text:p>1.241112178787</text:p>
          </table:table-cell>
          <table:table-cell table:formula="of:=LOG([.B293])" office:value-type="float" office:value="3.73205336306734" calcext:value-type="float">
            <text:p>3.73205336306734</text:p>
          </table:table-cell>
        </table:table-row>
        <table:table-row table:style-name="ro1">
          <table:table-cell office:value-type="float" office:value="0.8713125" calcext:value-type="float">
            <text:p>0.8713125</text:p>
          </table:table-cell>
          <table:table-cell office:value-type="float" office:value="1208.11185784152" calcext:value-type="float">
            <text:p>1208.111857841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117" calcext:value-type="float">
            <text:p>9117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1.11230220975994" calcext:value-type="float">
            <text:p>-1.11230220975994</text:p>
          </table:table-cell>
          <table:table-cell office:value-type="float" office:value="27.882" calcext:value-type="float">
            <text:p>27.882</text:p>
          </table:table-cell>
          <table:table-cell office:value-type="float" office:value="38659.5794509286" calcext:value-type="float">
            <text:p>38659.5794509286</text:p>
          </table:table-cell>
          <table:table-cell table:formula="of:=LOG([.H294])" office:value-type="float" office:value="1.44532392286251" calcext:value-type="float">
            <text:p>1.44532392286251</text:p>
          </table:table-cell>
          <table:table-cell table:formula="of:=LOG([.I294])" office:value-type="float" office:value="4.58725712534865" calcext:value-type="float">
            <text:p>4.58725712534865</text:p>
          </table:table-cell>
          <table:table-cell table:formula="of:=LOG([.A294])" office:value-type="float" office:value="-0.0598260554573939" calcext:value-type="float">
            <text:p>-0.059826055457394</text:p>
          </table:table-cell>
          <table:table-cell table:formula="of:=LOG([.B294])" office:value-type="float" office:value="3.08210714702875" calcext:value-type="float">
            <text:p>3.08210714702875</text:p>
          </table:table-cell>
        </table:table-row>
        <table:table-row table:style-name="ro1">
          <table:table-cell office:value-type="float" office:value="3.35661278453781" calcext:value-type="float">
            <text:p>3.35661278453781</text:p>
          </table:table-cell>
          <table:table-cell office:value-type="float" office:value="3968.56446810604" calcext:value-type="float">
            <text:p>3968.5644681060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153" calcext:value-type="float">
            <text:p>9153</text:p>
          </table:table-cell>
          <table:table-cell office:value-type="float" office:value="2.07554696139253" calcext:value-type="float">
            <text:p>2.07554696139253</text:p>
          </table:table-cell>
          <table:table-cell office:value-type="float" office:value="-1.03360330870514" calcext:value-type="float">
            <text:p>-1.03360330870514</text:p>
          </table:table-cell>
          <table:table-cell office:value-type="float" office:value="399.43692136" calcext:value-type="float">
            <text:p>399.43692136</text:p>
          </table:table-cell>
          <table:table-cell office:value-type="float" office:value="472259.171704619" calcext:value-type="float">
            <text:p>472259.171704619</text:p>
          </table:table-cell>
          <table:table-cell table:formula="of:=LOG([.H295])" office:value-type="float" office:value="2.60144820575706" calcext:value-type="float">
            <text:p>2.60144820575706</text:p>
          </table:table-cell>
          <table:table-cell table:formula="of:=LOG([.I295])" office:value-type="float" office:value="5.67418040107143" calcext:value-type="float">
            <text:p>5.67418040107143</text:p>
          </table:table-cell>
          <table:table-cell table:formula="of:=LOG([.A295])" office:value-type="float" office:value="0.525901244364525" calcext:value-type="float">
            <text:p>0.525901244364525</text:p>
          </table:table-cell>
          <table:table-cell table:formula="of:=LOG([.B295])" office:value-type="float" office:value="3.5986334396789" calcext:value-type="float">
            <text:p>3.5986334396789</text:p>
          </table:table-cell>
        </table:table-row>
        <table:table-row table:style-name="ro1">
          <table:table-cell office:value-type="float" office:value="11.9723333333333" calcext:value-type="float">
            <text:p>11.9723333333333</text:p>
          </table:table-cell>
          <table:table-cell office:value-type="float" office:value="23469.2479611579" calcext:value-type="float">
            <text:p>23469.2479611579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float" office:value="9168" calcext:value-type="float">
            <text:p>9168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974647225122856" calcext:value-type="float">
            <text:p>-0.974647225122856</text:p>
          </table:table-cell>
          <table:table-cell office:value-type="float" office:value="35.917" calcext:value-type="float">
            <text:p>35.917</text:p>
          </table:table-cell>
          <table:table-cell office:value-type="float" office:value="70407.7438834737" calcext:value-type="float">
            <text:p>70407.7438834737</text:p>
          </table:table-cell>
          <table:table-cell table:formula="of:=LOG([.H296])" office:value-type="float" office:value="1.55530005466964" calcext:value-type="float">
            <text:p>1.55530005466964</text:p>
          </table:table-cell>
          <table:table-cell table:formula="of:=LOG([.I296])" office:value-type="float" office:value="4.84762042818907" calcext:value-type="float">
            <text:p>4.84762042818907</text:p>
          </table:table-cell>
          <table:table-cell table:formula="of:=LOG([.A296])" office:value-type="float" office:value="1.07817879994998" calcext:value-type="float">
            <text:p>1.07817879994998</text:p>
          </table:table-cell>
          <table:table-cell table:formula="of:=LOG([.B296])" office:value-type="float" office:value="4.3704991734694" calcext:value-type="float">
            <text:p>4.3704991734694</text:p>
          </table:table-cell>
        </table:table-row>
        <table:table-row table:style-name="ro1">
          <table:table-cell office:value-type="float" office:value="7.22684750666667" calcext:value-type="float">
            <text:p>7.22684750666667</text:p>
          </table:table-cell>
          <table:table-cell office:value-type="float" office:value="9064.60470208014" calcext:value-type="float">
            <text:p>9064.60470208014</text:p>
          </table:table-cell>
          <table:table-cell office:value-type="string" calcext:value-type="string">
            <text:p>RU</text:p>
          </table:table-cell>
          <table:table-cell office:value-type="float" office:value="42" calcext:value-type="float">
            <text:p>42</text:p>
          </table:table-cell>
          <table:table-cell office:value-type="float" office:value="9190" calcext:value-type="float">
            <text:p>9190</text:p>
          </table:table-cell>
          <table:table-cell office:value-type="float" office:value="1.6232492903979" calcext:value-type="float">
            <text:p>1.6232492903979</text:p>
          </table:table-cell>
          <table:table-cell office:value-type="float" office:value="-1.03108099829327" calcext:value-type="float">
            <text:p>-1.03108099829327</text:p>
          </table:table-cell>
          <table:table-cell office:value-type="float" office:value="303.52759528" calcext:value-type="float">
            <text:p>303.52759528</text:p>
          </table:table-cell>
          <table:table-cell office:value-type="float" office:value="380713.397487366" calcext:value-type="float">
            <text:p>380713.397487366</text:p>
          </table:table-cell>
          <table:table-cell table:formula="of:=LOG([.H297])" office:value-type="float" office:value="2.48219818118732" calcext:value-type="float">
            <text:p>2.48219818118732</text:p>
          </table:table-cell>
          <table:table-cell table:formula="of:=LOG([.I297])" office:value-type="float" office:value="5.58059816011475" calcext:value-type="float">
            <text:p>5.58059816011475</text:p>
          </table:table-cell>
          <table:table-cell table:formula="of:=LOG([.A297])" office:value-type="float" office:value="0.858948890789417" calcext:value-type="float">
            <text:p>0.858948890789417</text:p>
          </table:table-cell>
          <table:table-cell table:formula="of:=LOG([.B297])" office:value-type="float" office:value="3.95734886971685" calcext:value-type="float">
            <text:p>3.95734886971685</text:p>
          </table:table-cell>
        </table:table-row>
        <table:table-row table:style-name="ro1">
          <table:table-cell office:value-type="float" office:value="5.00515411764706" calcext:value-type="float">
            <text:p>5.00515411764706</text:p>
          </table:table-cell>
          <table:table-cell office:value-type="float" office:value="4463.1961639721" calcext:value-type="float">
            <text:p>4463.1961639721</text:p>
          </table:table-cell>
          <table:table-cell office:value-type="string" calcext:value-type="string">
            <text:p>US</text:p>
          </table:table-cell>
          <table:table-cell office:value-type="float" office:value="34" calcext:value-type="float">
            <text:p>34</text:p>
          </table:table-cell>
          <table:table-cell office:value-type="float" office:value="9200" calcext:value-type="float">
            <text:p>9200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1.2312732458939" calcext:value-type="float">
            <text:p>-1.2312732458939</text:p>
          </table:table-cell>
          <table:table-cell office:value-type="float" office:value="170.17524" calcext:value-type="float">
            <text:p>170.17524</text:p>
          </table:table-cell>
          <table:table-cell office:value-type="float" office:value="151748.669575052" calcext:value-type="float">
            <text:p>151748.669575052</text:p>
          </table:table-cell>
          <table:table-cell table:formula="of:=LOG([.H298])" office:value-type="float" office:value="2.23089637176732" calcext:value-type="float">
            <text:p>2.23089637176732</text:p>
          </table:table-cell>
          <table:table-cell table:formula="of:=LOG([.I298])" office:value-type="float" office:value="5.1811248921773" calcext:value-type="float">
            <text:p>5.1811248921773</text:p>
          </table:table-cell>
          <table:table-cell table:formula="of:=LOG([.A298])" office:value-type="float" office:value="0.699417454725065" calcext:value-type="float">
            <text:p>0.699417454725065</text:p>
          </table:table-cell>
          <table:table-cell table:formula="of:=LOG([.B298])" office:value-type="float" office:value="3.64964597513505" calcext:value-type="float">
            <text:p>3.64964597513505</text:p>
          </table:table-cell>
        </table:table-row>
        <table:table-row table:style-name="ro1">
          <table:table-cell office:value-type="float" office:value="39.9292709378049" calcext:value-type="float">
            <text:p>39.9292709378049</text:p>
          </table:table-cell>
          <table:table-cell office:value-type="float" office:value="11176.1301968207" calcext:value-type="float">
            <text:p>11176.1301968207</text:p>
          </table:table-cell>
          <table:table-cell office:value-type="string" calcext:value-type="string">
            <text:p>US</text:p>
          </table:table-cell>
          <table:table-cell office:value-type="float" office:value="41" calcext:value-type="float">
            <text:p>41</text:p>
          </table:table-cell>
          <table:table-cell office:value-type="float" office:value="9272" calcext:value-type="float">
            <text:p>9272</text:p>
          </table:table-cell>
          <table:table-cell office:value-type="float" office:value="1.61278385671974" calcext:value-type="float">
            <text:p>1.61278385671974</text:p>
          </table:table-cell>
          <table:table-cell office:value-type="float" office:value="-0.388782077885484" calcext:value-type="float">
            <text:p>-0.388782077885484</text:p>
          </table:table-cell>
          <table:table-cell office:value-type="float" office:value="1637.10010845" calcext:value-type="float">
            <text:p>1637.10010845</text:p>
          </table:table-cell>
          <table:table-cell office:value-type="float" office:value="458221.33806965" calcext:value-type="float">
            <text:p>458221.33806965</text:p>
          </table:table-cell>
          <table:table-cell table:formula="of:=LOG([.H299])" office:value-type="float" office:value="3.21407523727273" calcext:value-type="float">
            <text:p>3.21407523727273</text:p>
          </table:table-cell>
          <table:table-cell table:formula="of:=LOG([.I299])" office:value-type="float" office:value="5.66107530918802" calcext:value-type="float">
            <text:p>5.66107530918802</text:p>
          </table:table-cell>
          <table:table-cell table:formula="of:=LOG([.A299])" office:value-type="float" office:value="1.60129138055299" calcext:value-type="float">
            <text:p>1.60129138055299</text:p>
          </table:table-cell>
          <table:table-cell table:formula="of:=LOG([.B299])" office:value-type="float" office:value="4.04829145246828" calcext:value-type="float">
            <text:p>4.04829145246828</text:p>
          </table:table-cell>
        </table:table-row>
        <table:table-row table:style-name="ro1">
          <table:table-cell office:value-type="float" office:value="1.83985" calcext:value-type="float">
            <text:p>1.83985</text:p>
          </table:table-cell>
          <table:table-cell office:value-type="float" office:value="2818.91329479418" calcext:value-type="float">
            <text:p>2818.913294794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366" calcext:value-type="float">
            <text:p>9366</text:p>
          </table:table-cell>
          <table:table-cell office:value-type="float" office:value="1.60205999132796" calcext:value-type="float">
            <text:p>1.60205999132796</text:p>
          </table:table-cell>
          <table:table-cell office:value-type="float" office:value="-1.02554820216604" calcext:value-type="float">
            <text:p>-1.02554820216604</text:p>
          </table:table-cell>
          <table:table-cell office:value-type="float" office:value="73.594" calcext:value-type="float">
            <text:p>73.594</text:p>
          </table:table-cell>
          <table:table-cell office:value-type="float" office:value="112756.531791767" calcext:value-type="float">
            <text:p>112756.531791767</text:p>
          </table:table-cell>
          <table:table-cell table:formula="of:=LOG([.H300])" office:value-type="float" office:value="1.86684240845284" calcext:value-type="float">
            <text:p>1.86684240845284</text:p>
          </table:table-cell>
          <table:table-cell table:formula="of:=LOG([.I300])" office:value-type="float" office:value="5.05214170921037" calcext:value-type="float">
            <text:p>5.05214170921037</text:p>
          </table:table-cell>
          <table:table-cell table:formula="of:=LOG([.A300])" office:value-type="float" office:value="0.264782417124883" calcext:value-type="float">
            <text:p>0.264782417124883</text:p>
          </table:table-cell>
          <table:table-cell table:formula="of:=LOG([.B300])" office:value-type="float" office:value="3.4500817178824" calcext:value-type="float">
            <text:p>3.4500817178824</text:p>
          </table:table-cell>
        </table:table-row>
        <table:table-row table:style-name="ro1">
          <table:table-cell office:value-type="float" office:value="1.07249582234114" calcext:value-type="float">
            <text:p>1.07249582234114</text:p>
          </table:table-cell>
          <table:table-cell office:value-type="float" office:value="952.486647475593" calcext:value-type="float">
            <text:p>952.486647475593</text:p>
          </table:table-cell>
          <table:table-cell office:value-type="string" calcext:value-type="string">
            <text:p>RU</text:p>
          </table:table-cell>
          <table:table-cell office:value-type="float" office:value="1794" calcext:value-type="float">
            <text:p>1794</text:p>
          </table:table-cell>
          <table:table-cell office:value-type="float" office:value="9399" calcext:value-type="float">
            <text:p>9399</text:p>
          </table:table-cell>
          <table:table-cell office:value-type="float" office:value="3.25382243870807" calcext:value-type="float">
            <text:p>3.25382243870807</text:p>
          </table:table-cell>
          <table:table-cell office:value-type="float" office:value="-1.0314143517296" calcext:value-type="float">
            <text:p>-1.0314143517296</text:p>
          </table:table-cell>
          <table:table-cell office:value-type="float" office:value="1924.05750528" calcext:value-type="float">
            <text:p>1924.05750528</text:p>
          </table:table-cell>
          <table:table-cell office:value-type="float" office:value="1708761.04557121" calcext:value-type="float">
            <text:p>1708761.04557121</text:p>
          </table:table-cell>
          <table:table-cell table:formula="of:=LOG([.H301])" office:value-type="float" office:value="3.28421804787465" calcext:value-type="float">
            <text:p>3.28421804787465</text:p>
          </table:table-cell>
          <table:table-cell table:formula="of:=LOG([.I301])" office:value-type="float" office:value="6.23268133490002" calcext:value-type="float">
            <text:p>6.23268133490002</text:p>
          </table:table-cell>
          <table:table-cell table:formula="of:=LOG([.A301])" office:value-type="float" office:value="0.0303956091665765" calcext:value-type="float">
            <text:p>0.030395609166577</text:p>
          </table:table-cell>
          <table:table-cell table:formula="of:=LOG([.B301])" office:value-type="float" office:value="2.97885889619194" calcext:value-type="float">
            <text:p>2.97885889619194</text:p>
          </table:table-cell>
        </table:table-row>
        <table:table-row table:style-name="ro1">
          <table:table-cell office:value-type="float" office:value="9.47745540978401" calcext:value-type="float">
            <text:p>9.47745540978401</text:p>
          </table:table-cell>
          <table:table-cell office:value-type="float" office:value="4433.77300558856" calcext:value-type="float">
            <text:p>4433.77300558856</text:p>
          </table:table-cell>
          <table:table-cell office:value-type="string" calcext:value-type="string">
            <text:p>US</text:p>
          </table:table-cell>
          <table:table-cell office:value-type="float" office:value="926" calcext:value-type="float">
            <text:p>926</text:p>
          </table:table-cell>
          <table:table-cell office:value-type="float" office:value="9401" calcext:value-type="float">
            <text:p>9401</text:p>
          </table:table-cell>
          <table:table-cell office:value-type="float" office:value="2.96661098668193" calcext:value-type="float">
            <text:p>2.96661098668193</text:p>
          </table:table-cell>
          <table:table-cell office:value-type="float" office:value="-1.03878062481196" calcext:value-type="float">
            <text:p>-1.03878062481196</text:p>
          </table:table-cell>
          <table:table-cell office:value-type="float" office:value="8776.12370946" calcext:value-type="float">
            <text:p>8776.12370946</text:p>
          </table:table-cell>
          <table:table-cell office:value-type="float" office:value="4105673.80317501" calcext:value-type="float">
            <text:p>4105673.80317501</text:p>
          </table:table-cell>
          <table:table-cell table:formula="of:=LOG([.H302])" office:value-type="float" office:value="3.9433027364852" calcext:value-type="float">
            <text:p>3.9433027364852</text:p>
          </table:table-cell>
          <table:table-cell table:formula="of:=LOG([.I302])" office:value-type="float" office:value="6.61338444159847" calcext:value-type="float">
            <text:p>6.61338444159847</text:p>
          </table:table-cell>
          <table:table-cell table:formula="of:=LOG([.A302])" office:value-type="float" office:value="0.976691749803267" calcext:value-type="float">
            <text:p>0.976691749803267</text:p>
          </table:table-cell>
          <table:table-cell table:formula="of:=LOG([.B302])" office:value-type="float" office:value="3.64677345491654" calcext:value-type="float">
            <text:p>3.64677345491654</text:p>
          </table:table-cell>
        </table:table-row>
        <table:table-row table:style-name="ro1">
          <table:table-cell office:value-type="float" office:value="3.80618181818182" calcext:value-type="float">
            <text:p>3.80618181818182</text:p>
          </table:table-cell>
          <table:table-cell office:value-type="float" office:value="2668.54793615704" calcext:value-type="float">
            <text:p>2668.547936157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404" calcext:value-type="float">
            <text:p>9404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1.51515594499137" calcext:value-type="float">
            <text:p>-1.51515594499137</text:p>
          </table:table-cell>
          <table:table-cell office:value-type="float" office:value="41.868" calcext:value-type="float">
            <text:p>41.868</text:p>
          </table:table-cell>
          <table:table-cell office:value-type="float" office:value="29354.0272977274" calcext:value-type="float">
            <text:p>29354.0272977274</text:p>
          </table:table-cell>
          <table:table-cell table:formula="of:=LOG([.H303])" office:value-type="float" office:value="1.62188221549574" calcext:value-type="float">
            <text:p>1.62188221549574</text:p>
          </table:table-cell>
          <table:table-cell table:formula="of:=LOG([.I303])" office:value-type="float" office:value="4.46766769376738" calcext:value-type="float">
            <text:p>4.46766769376738</text:p>
          </table:table-cell>
          <table:table-cell table:formula="of:=LOG([.A303])" office:value-type="float" office:value="0.580489530337511" calcext:value-type="float">
            <text:p>0.580489530337511</text:p>
          </table:table-cell>
          <table:table-cell table:formula="of:=LOG([.B303])" office:value-type="float" office:value="3.42627500860916" calcext:value-type="float">
            <text:p>3.42627500860916</text:p>
          </table:table-cell>
        </table:table-row>
        <table:table-row table:style-name="ro1">
          <table:table-cell office:value-type="float" office:value="15.6274228905683" calcext:value-type="float">
            <text:p>15.6274228905683</text:p>
          </table:table-cell>
          <table:table-cell office:value-type="float" office:value="18545.4088463357" calcext:value-type="float">
            <text:p>18545.4088463357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9405" calcext:value-type="float">
            <text:p>9405</text:p>
          </table:table-cell>
          <table:table-cell office:value-type="float" office:value="3.00130093302042" calcext:value-type="float">
            <text:p>3.00130093302042</text:p>
          </table:table-cell>
          <table:table-cell office:value-type="float" office:value="-1.0382948592921" calcext:value-type="float">
            <text:p>-1.0382948592921</text:p>
          </table:table-cell>
          <table:table-cell office:value-type="float" office:value="15674.30515924" calcext:value-type="float">
            <text:p>15674.30515924</text:p>
          </table:table-cell>
          <table:table-cell office:value-type="float" office:value="18601045.0728747" calcext:value-type="float">
            <text:p>18601045.0728747</text:p>
          </table:table-cell>
          <table:table-cell table:formula="of:=LOG([.H304])" office:value-type="float" office:value="4.19518829768799" calcext:value-type="float">
            <text:p>4.19518829768799</text:p>
          </table:table-cell>
          <table:table-cell table:formula="of:=LOG([.I304])" office:value-type="float" office:value="7.26953734511213" calcext:value-type="float">
            <text:p>7.26953734511213</text:p>
          </table:table-cell>
          <table:table-cell table:formula="of:=LOG([.A304])" office:value-type="float" office:value="1.19388736466757" calcext:value-type="float">
            <text:p>1.19388736466757</text:p>
          </table:table-cell>
          <table:table-cell table:formula="of:=LOG([.B304])" office:value-type="float" office:value="4.26823641209171" calcext:value-type="float">
            <text:p>4.26823641209171</text:p>
          </table:table-cell>
        </table:table-row>
        <table:table-row table:style-name="ro1">
          <table:table-cell office:value-type="float" office:value="9.09555975660288" calcext:value-type="float">
            <text:p>9.09555975660288</text:p>
          </table:table-cell>
          <table:table-cell office:value-type="float" office:value="3640.0010649984" calcext:value-type="float">
            <text:p>3640.0010649984</text:p>
          </table:table-cell>
          <table:table-cell office:value-type="string" calcext:value-type="string">
            <text:p>RU</text:p>
          </table:table-cell>
          <table:table-cell office:value-type="float" office:value="209" calcext:value-type="float">
            <text:p>209</text:p>
          </table:table-cell>
          <table:table-cell office:value-type="float" office:value="9407" calcext:value-type="float">
            <text:p>9407</text:p>
          </table:table-cell>
          <table:table-cell office:value-type="float" office:value="2.32014628611105" calcext:value-type="float">
            <text:p>2.32014628611105</text:p>
          </table:table-cell>
          <table:table-cell office:value-type="float" office:value="-1.09940467485146" calcext:value-type="float">
            <text:p>-1.09940467485146</text:p>
          </table:table-cell>
          <table:table-cell office:value-type="float" office:value="1900.97198913" calcext:value-type="float">
            <text:p>1900.97198913</text:p>
          </table:table-cell>
          <table:table-cell office:value-type="float" office:value="760760.222584666" calcext:value-type="float">
            <text:p>760760.222584666</text:p>
          </table:table-cell>
          <table:table-cell table:formula="of:=LOG([.H305])" office:value-type="float" office:value="3.27897571757249" calcext:value-type="float">
            <text:p>3.27897571757249</text:p>
          </table:table-cell>
          <table:table-cell table:formula="of:=LOG([.I305])" office:value-type="float" office:value="5.88124779682683" calcext:value-type="float">
            <text:p>5.88124779682683</text:p>
          </table:table-cell>
          <table:table-cell table:formula="of:=LOG([.A305])" office:value-type="float" office:value="0.958829431461439" calcext:value-type="float">
            <text:p>0.958829431461439</text:p>
          </table:table-cell>
          <table:table-cell table:formula="of:=LOG([.B305])" office:value-type="float" office:value="3.56110151071578" calcext:value-type="float">
            <text:p>3.56110151071578</text:p>
          </table:table-cell>
        </table:table-row>
        <table:table-row table:style-name="ro1">
          <table:table-cell office:value-type="float" office:value="0.0398" calcext:value-type="float">
            <text:p>0.0398</text:p>
          </table:table-cell>
          <table:table-cell office:value-type="float" office:value="53.8126922847745" calcext:value-type="float">
            <text:p>53.81269228477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26" calcext:value-type="float">
            <text:p>9426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08879247705734" calcext:value-type="float">
            <text:p>-1.08879247705734</text:p>
          </table:table-cell>
          <table:table-cell office:value-type="float" office:value="0.199" calcext:value-type="float">
            <text:p>0.199</text:p>
          </table:table-cell>
          <table:table-cell office:value-type="float" office:value="269.063461423872" calcext:value-type="float">
            <text:p>269.063461423872</text:p>
          </table:table-cell>
          <table:table-cell table:formula="of:=LOG([.H306])" office:value-type="float" office:value="-0.701146923590293" calcext:value-type="float">
            <text:p>-0.701146923590293</text:p>
          </table:table-cell>
          <table:table-cell table:formula="of:=LOG([.I306])" office:value-type="float" office:value="2.42985472496775" calcext:value-type="float">
            <text:p>2.42985472496775</text:p>
          </table:table-cell>
          <table:table-cell table:formula="of:=LOG([.A306])" office:value-type="float" office:value="-1.40011692792631" calcext:value-type="float">
            <text:p>-1.40011692792631</text:p>
          </table:table-cell>
          <table:table-cell table:formula="of:=LOG([.B306])" office:value-type="float" office:value="1.73088472063173" calcext:value-type="float">
            <text:p>1.73088472063173</text:p>
          </table:table-cell>
        </table:table-row>
        <table:table-row table:style-name="ro1">
          <table:table-cell office:value-type="float" office:value="0.599310344827586" calcext:value-type="float">
            <text:p>0.599310344827586</text:p>
          </table:table-cell>
          <table:table-cell office:value-type="float" office:value="832.264193165979" calcext:value-type="float">
            <text:p>832.2641931659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428" calcext:value-type="float">
            <text:p>9428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0.78306588588631" calcext:value-type="float">
            <text:p>-0.78306588588631</text:p>
          </table:table-cell>
          <table:table-cell office:value-type="float" office:value="17.38" calcext:value-type="float">
            <text:p>17.38</text:p>
          </table:table-cell>
          <table:table-cell office:value-type="float" office:value="24135.6616018134" calcext:value-type="float">
            <text:p>24135.6616018134</text:p>
          </table:table-cell>
          <table:table-cell table:formula="of:=LOG([.H307])" office:value-type="float" office:value="1.24004977211265" calcext:value-type="float">
            <text:p>1.24004977211265</text:p>
          </table:table-cell>
          <table:table-cell table:formula="of:=LOG([.I307])" office:value-type="float" office:value="4.38265920810928" calcext:value-type="float">
            <text:p>4.38265920810928</text:p>
          </table:table-cell>
          <table:table-cell table:formula="of:=LOG([.A307])" office:value-type="float" office:value="-0.222348225786308" calcext:value-type="float">
            <text:p>-0.222348225786308</text:p>
          </table:table-cell>
          <table:table-cell table:formula="of:=LOG([.B307])" office:value-type="float" office:value="2.92026121021033" calcext:value-type="float">
            <text:p>2.92026121021033</text:p>
          </table:table-cell>
        </table:table-row>
        <table:table-row table:style-name="ro1">
          <table:table-cell office:value-type="float" office:value="0.627545333333333" calcext:value-type="float">
            <text:p>0.627545333333333</text:p>
          </table:table-cell>
          <table:table-cell office:value-type="float" office:value="472.572515047062" calcext:value-type="float">
            <text:p>472.5725150470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482" calcext:value-type="float">
            <text:p>9482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0.505255342228542" calcext:value-type="float">
            <text:p>-0.505255342228542</text:p>
          </table:table-cell>
          <table:table-cell office:value-type="float" office:value="3.765272" calcext:value-type="float">
            <text:p>3.765272</text:p>
          </table:table-cell>
          <table:table-cell office:value-type="float" office:value="2835.43509028237" calcext:value-type="float">
            <text:p>2835.43509028237</text:p>
          </table:table-cell>
          <table:table-cell table:formula="of:=LOG([.H308])" office:value-type="float" office:value="0.575796354728549" calcext:value-type="float">
            <text:p>0.575796354728549</text:p>
          </table:table-cell>
          <table:table-cell table:formula="of:=LOG([.I308])" office:value-type="float" office:value="3.45261970972293" calcext:value-type="float">
            <text:p>3.45261970972293</text:p>
          </table:table-cell>
          <table:table-cell table:formula="of:=LOG([.A308])" office:value-type="float" office:value="-0.202354895655095" calcext:value-type="float">
            <text:p>-0.202354895655095</text:p>
          </table:table-cell>
          <table:table-cell table:formula="of:=LOG([.B308])" office:value-type="float" office:value="2.67446845933929" calcext:value-type="float">
            <text:p>2.67446845933929</text:p>
          </table:table-cell>
        </table:table-row>
        <table:table-row table:style-name="ro1">
          <table:table-cell office:value-type="float" office:value="5.919" calcext:value-type="float">
            <text:p>5.919</text:p>
          </table:table-cell>
          <table:table-cell office:value-type="float" office:value="3720.62374805078" calcext:value-type="float">
            <text:p>3720.623748050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87" calcext:value-type="float">
            <text:p>9487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03134384888672" calcext:value-type="float">
            <text:p>-1.03134384888672</text:p>
          </table:table-cell>
          <table:table-cell office:value-type="float" office:value="23.676" calcext:value-type="float">
            <text:p>23.676</text:p>
          </table:table-cell>
          <table:table-cell office:value-type="float" office:value="14882.4949922031" calcext:value-type="float">
            <text:p>14882.4949922031</text:p>
          </table:table-cell>
          <table:table-cell table:formula="of:=LOG([.H309])" office:value-type="float" office:value="1.37430833129982" calcext:value-type="float">
            <text:p>1.37430833129982</text:p>
          </table:table-cell>
          <table:table-cell table:formula="of:=LOG([.I309])" office:value-type="float" office:value="4.17267574508847" calcext:value-type="float">
            <text:p>4.17267574508847</text:p>
          </table:table-cell>
          <table:table-cell table:formula="of:=LOG([.A309])" office:value-type="float" office:value="0.772248339971854" calcext:value-type="float">
            <text:p>0.772248339971854</text:p>
          </table:table-cell>
          <table:table-cell table:formula="of:=LOG([.B309])" office:value-type="float" office:value="3.57061575376051" calcext:value-type="float">
            <text:p>3.57061575376051</text:p>
          </table:table-cell>
        </table:table-row>
        <table:table-row table:style-name="ro1">
          <table:table-cell office:value-type="float" office:value="1.3315" calcext:value-type="float">
            <text:p>1.3315</text:p>
          </table:table-cell>
          <table:table-cell office:value-type="float" office:value="766.833358289406" calcext:value-type="float">
            <text:p>766.8333582894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95" calcext:value-type="float">
            <text:p>9495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05949451618652" calcext:value-type="float">
            <text:p>-1.05949451618652</text:p>
          </table:table-cell>
          <table:table-cell office:value-type="float" office:value="2.663" calcext:value-type="float">
            <text:p>2.663</text:p>
          </table:table-cell>
          <table:table-cell office:value-type="float" office:value="1533.66671657881" calcext:value-type="float">
            <text:p>1533.66671657881</text:p>
          </table:table-cell>
          <table:table-cell table:formula="of:=LOG([.H310])" office:value-type="float" office:value="0.425371166438941" calcext:value-type="float">
            <text:p>0.425371166438941</text:p>
          </table:table-cell>
          <table:table-cell table:formula="of:=LOG([.I310])" office:value-type="float" office:value="3.18573099267895" calcext:value-type="float">
            <text:p>3.18573099267895</text:p>
          </table:table-cell>
          <table:table-cell table:formula="of:=LOG([.A310])" office:value-type="float" office:value="0.12434117077496" calcext:value-type="float">
            <text:p>0.12434117077496</text:p>
          </table:table-cell>
          <table:table-cell table:formula="of:=LOG([.B310])" office:value-type="float" office:value="2.88470099701497" calcext:value-type="float">
            <text:p>2.88470099701497</text:p>
          </table:table-cell>
        </table:table-row>
        <table:table-row table:style-name="ro1">
          <table:table-cell office:value-type="float" office:value="10.3967983671052" calcext:value-type="float">
            <text:p>10.3967983671052</text:p>
          </table:table-cell>
          <table:table-cell office:value-type="float" office:value="7273.80083342163" calcext:value-type="float">
            <text:p>7273.80083342163</text:p>
          </table:table-cell>
          <table:table-cell office:value-type="string" calcext:value-type="string">
            <text:p>US</text:p>
          </table:table-cell>
          <table:table-cell office:value-type="float" office:value="570" calcext:value-type="float">
            <text:p>570</text:p>
          </table:table-cell>
          <table:table-cell office:value-type="float" office:value="9532" calcext:value-type="float">
            <text:p>9532</text:p>
          </table:table-cell>
          <table:table-cell office:value-type="float" office:value="2.75587485567249" calcext:value-type="float">
            <text:p>2.75587485567249</text:p>
          </table:table-cell>
          <table:table-cell office:value-type="float" office:value="-1.19141676332853" calcext:value-type="float">
            <text:p>-1.19141676332853</text:p>
          </table:table-cell>
          <table:table-cell office:value-type="float" office:value="5926.17506924999" calcext:value-type="float">
            <text:p>5926.17506924999</text:p>
          </table:table-cell>
          <table:table-cell office:value-type="float" office:value="4146066.47505033" calcext:value-type="float">
            <text:p>4146066.47505033</text:p>
          </table:table-cell>
          <table:table-cell table:formula="of:=LOG([.H311])" office:value-type="float" office:value="3.7727744771282" calcext:value-type="float">
            <text:p>3.7727744771282</text:p>
          </table:table-cell>
          <table:table-cell table:formula="of:=LOG([.I311])" office:value-type="float" office:value="6.61763626097928" calcext:value-type="float">
            <text:p>6.61763626097928</text:p>
          </table:table-cell>
          <table:table-cell table:formula="of:=LOG([.A311])" office:value-type="float" office:value="1.0168996214557" calcext:value-type="float">
            <text:p>1.0168996214557</text:p>
          </table:table-cell>
          <table:table-cell table:formula="of:=LOG([.B311])" office:value-type="float" office:value="3.86176140530679" calcext:value-type="float">
            <text:p>3.86176140530679</text:p>
          </table:table-cell>
        </table:table-row>
        <table:table-row table:style-name="ro1">
          <table:table-cell office:value-type="float" office:value="32.9501904366292" calcext:value-type="float">
            <text:p>32.9501904366292</text:p>
          </table:table-cell>
          <table:table-cell office:value-type="float" office:value="10311.5614324652" calcext:value-type="float">
            <text:p>10311.5614324652</text:p>
          </table:table-cell>
          <table:table-cell office:value-type="string" calcext:value-type="string">
            <text:p>FI</text:p>
          </table:table-cell>
          <table:table-cell office:value-type="float" office:value="89" calcext:value-type="float">
            <text:p>89</text:p>
          </table:table-cell>
          <table:table-cell office:value-type="float" office:value="9569" calcext:value-type="float">
            <text:p>9569</text:p>
          </table:table-cell>
          <table:table-cell office:value-type="float" office:value="1.94939000664491" calcext:value-type="float">
            <text:p>1.94939000664491</text:p>
          </table:table-cell>
          <table:table-cell office:value-type="float" office:value="-0.936715909896527" calcext:value-type="float">
            <text:p>-0.936715909896527</text:p>
          </table:table-cell>
          <table:table-cell office:value-type="float" office:value="2932.56694886" calcext:value-type="float">
            <text:p>2932.56694886</text:p>
          </table:table-cell>
          <table:table-cell office:value-type="float" office:value="917728.967489402" calcext:value-type="float">
            <text:p>917728.967489402</text:p>
          </table:table-cell>
          <table:table-cell table:formula="of:=LOG([.H312])" office:value-type="float" office:value="3.46724793560038" calcext:value-type="float">
            <text:p>3.46724793560038</text:p>
          </table:table-cell>
          <table:table-cell table:formula="of:=LOG([.I312])" office:value-type="float" office:value="5.96271444013003" calcext:value-type="float">
            <text:p>5.96271444013003</text:p>
          </table:table-cell>
          <table:table-cell table:formula="of:=LOG([.A312])" office:value-type="float" office:value="1.51785792895547" calcext:value-type="float">
            <text:p>1.51785792895547</text:p>
          </table:table-cell>
          <table:table-cell table:formula="of:=LOG([.B312])" office:value-type="float" office:value="4.01332443348512" calcext:value-type="float">
            <text:p>4.01332443348512</text:p>
          </table:table-cell>
        </table:table-row>
        <table:table-row table:style-name="ro1">
          <table:table-cell office:value-type="float" office:value="1.99941887688312" calcext:value-type="float">
            <text:p>1.99941887688312</text:p>
          </table:table-cell>
          <table:table-cell office:value-type="float" office:value="1873.07195725021" calcext:value-type="float">
            <text:p>1873.07195725021</text:p>
          </table:table-cell>
          <table:table-cell office:value-type="string" calcext:value-type="string">
            <text:p>US</text:p>
          </table:table-cell>
          <table:table-cell office:value-type="float" office:value="77" calcext:value-type="float">
            <text:p>77</text:p>
          </table:table-cell>
          <table:table-cell office:value-type="float" office:value="9573" calcext:value-type="float">
            <text:p>9573</text:p>
          </table:table-cell>
          <table:table-cell office:value-type="float" office:value="1.88649072517248" calcext:value-type="float">
            <text:p>1.88649072517248</text:p>
          </table:table-cell>
          <table:table-cell office:value-type="float" office:value="-1.1379361013937" calcext:value-type="float">
            <text:p>-1.1379361013937</text:p>
          </table:table-cell>
          <table:table-cell office:value-type="float" office:value="153.95525352" calcext:value-type="float">
            <text:p>153.95525352</text:p>
          </table:table-cell>
          <table:table-cell office:value-type="float" office:value="144226.540708266" calcext:value-type="float">
            <text:p>144226.540708266</text:p>
          </table:table-cell>
          <table:table-cell table:formula="of:=LOG([.H313])" office:value-type="float" office:value="2.18739451321855" calcext:value-type="float">
            <text:p>2.18739451321855</text:p>
          </table:table-cell>
          <table:table-cell table:formula="of:=LOG([.I313])" office:value-type="float" office:value="5.15904518703059" calcext:value-type="float">
            <text:p>5.15904518703059</text:p>
          </table:table-cell>
          <table:table-cell table:formula="of:=LOG([.A313])" office:value-type="float" office:value="0.300903788046068" calcext:value-type="float">
            <text:p>0.300903788046068</text:p>
          </table:table-cell>
          <table:table-cell table:formula="of:=LOG([.B313])" office:value-type="float" office:value="3.27255446185811" calcext:value-type="float">
            <text:p>3.27255446185811</text:p>
          </table:table-cell>
        </table:table-row>
        <table:table-row table:style-name="ro1">
          <table:table-cell office:value-type="float" office:value="7.47689204409836" calcext:value-type="float">
            <text:p>7.47689204409836</text:p>
          </table:table-cell>
          <table:table-cell office:value-type="float" office:value="6995.04749371021" calcext:value-type="float">
            <text:p>6995.047493710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619" calcext:value-type="float">
            <text:p>9619</text:p>
          </table:table-cell>
          <table:table-cell office:value-type="float" office:value="1.78532983501077" calcext:value-type="float">
            <text:p>1.78532983501077</text:p>
          </table:table-cell>
          <table:table-cell office:value-type="float" office:value="-0.912329855868768" calcext:value-type="float">
            <text:p>-0.912329855868768</text:p>
          </table:table-cell>
          <table:table-cell office:value-type="float" office:value="456.09041469" calcext:value-type="float">
            <text:p>456.09041469</text:p>
          </table:table-cell>
          <table:table-cell office:value-type="float" office:value="426697.897116323" calcext:value-type="float">
            <text:p>426697.897116323</text:p>
          </table:table-cell>
          <table:table-cell table:formula="of:=LOG([.H314])" office:value-type="float" office:value="2.65905094509561" calcext:value-type="float">
            <text:p>2.65905094509561</text:p>
          </table:table-cell>
          <table:table-cell table:formula="of:=LOG([.I314])" office:value-type="float" office:value="5.63012050254287" calcext:value-type="float">
            <text:p>5.63012050254287</text:p>
          </table:table-cell>
          <table:table-cell table:formula="of:=LOG([.A314])" office:value-type="float" office:value="0.873721110084844" calcext:value-type="float">
            <text:p>0.873721110084844</text:p>
          </table:table-cell>
          <table:table-cell table:formula="of:=LOG([.B314])" office:value-type="float" office:value="3.8447906675321" calcext:value-type="float">
            <text:p>3.8447906675321</text:p>
          </table:table-cell>
        </table:table-row>
        <table:table-row table:style-name="ro1">
          <table:table-cell office:value-type="float" office:value="0.446210526315789" calcext:value-type="float">
            <text:p>0.446210526315789</text:p>
          </table:table-cell>
          <table:table-cell office:value-type="float" office:value="826.943210913766" calcext:value-type="float">
            <text:p>826.943210913766</text:p>
          </table:table-cell>
          <table:table-cell office:value-type="string" calcext:value-type="string">
            <text:p>US</text:p>
          </table:table-cell>
          <table:table-cell office:value-type="float" office:value="19" calcext:value-type="float">
            <text:p>19</text:p>
          </table:table-cell>
          <table:table-cell office:value-type="float" office:value="9665" calcext:value-type="float">
            <text:p>9665</text:p>
          </table:table-cell>
          <table:table-cell office:value-type="float" office:value="1.27875360095283" calcext:value-type="float">
            <text:p>1.27875360095283</text:p>
          </table:table-cell>
          <table:table-cell office:value-type="float" office:value="-0.334819876865131" calcext:value-type="float">
            <text:p>-0.334819876865131</text:p>
          </table:table-cell>
          <table:table-cell office:value-type="float" office:value="8.478" calcext:value-type="float">
            <text:p>8.478</text:p>
          </table:table-cell>
          <table:table-cell office:value-type="float" office:value="15711.9210073616" calcext:value-type="float">
            <text:p>15711.9210073616</text:p>
          </table:table-cell>
          <table:table-cell table:formula="of:=LOG([.H315])" office:value-type="float" office:value="0.928293412232202" calcext:value-type="float">
            <text:p>0.928293412232202</text:p>
          </table:table-cell>
          <table:table-cell table:formula="of:=LOG([.I315])" office:value-type="float" office:value="4.19622928700644" calcext:value-type="float">
            <text:p>4.19622928700644</text:p>
          </table:table-cell>
          <table:table-cell table:formula="of:=LOG([.A315])" office:value-type="float" office:value="-0.350460188720627" calcext:value-type="float">
            <text:p>-0.350460188720627</text:p>
          </table:table-cell>
          <table:table-cell table:formula="of:=LOG([.B315])" office:value-type="float" office:value="2.91747568605361" calcext:value-type="float">
            <text:p>2.91747568605361</text:p>
          </table:table-cell>
        </table:table-row>
        <table:table-row table:style-name="ro1">
          <table:table-cell office:value-type="float" office:value="0.78376" calcext:value-type="float">
            <text:p>0.78376</text:p>
          </table:table-cell>
          <table:table-cell office:value-type="float" office:value="1018.54432090608" calcext:value-type="float">
            <text:p>1018.544320906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693" calcext:value-type="float">
            <text:p>9693</text:p>
          </table:table-cell>
          <table:table-cell office:value-type="float" office:value="1.39794000867204" calcext:value-type="float">
            <text:p>1.39794000867204</text:p>
          </table:table-cell>
          <table:table-cell office:value-type="float" office:value="-1.64046246846683" calcext:value-type="float">
            <text:p>-1.64046246846683</text:p>
          </table:table-cell>
          <table:table-cell office:value-type="float" office:value="19.594" calcext:value-type="float">
            <text:p>19.594</text:p>
          </table:table-cell>
          <table:table-cell office:value-type="float" office:value="25463.6080226519" calcext:value-type="float">
            <text:p>25463.6080226519</text:p>
          </table:table-cell>
          <table:table-cell table:formula="of:=LOG([.H316])" office:value-type="float" office:value="1.29212310371287" calcext:value-type="float">
            <text:p>1.29212310371287</text:p>
          </table:table-cell>
          <table:table-cell table:formula="of:=LOG([.I316])" office:value-type="float" office:value="4.40591994029605" calcext:value-type="float">
            <text:p>4.40591994029605</text:p>
          </table:table-cell>
          <table:table-cell table:formula="of:=LOG([.A316])" office:value-type="float" office:value="-0.105816904959169" calcext:value-type="float">
            <text:p>-0.105816904959169</text:p>
          </table:table-cell>
          <table:table-cell table:formula="of:=LOG([.B316])" office:value-type="float" office:value="3.00797993162401" calcext:value-type="float">
            <text:p>3.00797993162401</text:p>
          </table:table-cell>
        </table:table-row>
        <table:table-row table:style-name="ro1">
          <table:table-cell office:value-type="float" office:value="22.9479319287396" calcext:value-type="float">
            <text:p>22.9479319287396</text:p>
          </table:table-cell>
          <table:table-cell office:value-type="float" office:value="19285.0815752104" calcext:value-type="float">
            <text:p>19285.0815752104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9705" calcext:value-type="float">
            <text:p>9705</text:p>
          </table:table-cell>
          <table:table-cell office:value-type="float" office:value="2.78031731214015" calcext:value-type="float">
            <text:p>2.78031731214015</text:p>
          </table:table-cell>
          <table:table-cell office:value-type="float" office:value="-1.07637505933935" calcext:value-type="float">
            <text:p>-1.07637505933935</text:p>
          </table:table-cell>
          <table:table-cell office:value-type="float" office:value="13837.60295303" calcext:value-type="float">
            <text:p>13837.60295303</text:p>
          </table:table-cell>
          <table:table-cell office:value-type="float" office:value="11628904.1898519" calcext:value-type="float">
            <text:p>11628904.1898519</text:p>
          </table:table-cell>
          <table:table-cell table:formula="of:=LOG([.H317])" office:value-type="float" office:value="4.14106086508942" calcext:value-type="float">
            <text:p>4.14106086508942</text:p>
          </table:table-cell>
          <table:table-cell table:formula="of:=LOG([.I317])" office:value-type="float" office:value="7.06553879239634" calcext:value-type="float">
            <text:p>7.06553879239634</text:p>
          </table:table-cell>
          <table:table-cell table:formula="of:=LOG([.A317])" office:value-type="float" office:value="1.36074355294926" calcext:value-type="float">
            <text:p>1.36074355294926</text:p>
          </table:table-cell>
          <table:table-cell table:formula="of:=LOG([.B317])" office:value-type="float" office:value="4.28522148025619" calcext:value-type="float">
            <text:p>4.28522148025619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7649.25803843585" calcext:value-type="float">
            <text:p>7649.258038435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712" calcext:value-type="float">
            <text:p>9712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932945153382817" calcext:value-type="float">
            <text:p>-0.932945153382817</text:p>
          </table:table-cell>
          <table:table-cell office:value-type="float" office:value="24.552" calcext:value-type="float">
            <text:p>24.552</text:p>
          </table:table-cell>
          <table:table-cell office:value-type="float" office:value="22947.7741153076" calcext:value-type="float">
            <text:p>22947.7741153076</text:p>
          </table:table-cell>
          <table:table-cell table:formula="of:=LOG([.H318])" office:value-type="float" office:value="1.39008687542377" calcext:value-type="float">
            <text:p>1.39008687542377</text:p>
          </table:table-cell>
          <table:table-cell table:formula="of:=LOG([.I318])" office:value-type="float" office:value="4.3607405662863" calcext:value-type="float">
            <text:p>4.3607405662863</text:p>
          </table:table-cell>
          <table:table-cell table:formula="of:=LOG([.A318])" office:value-type="float" office:value="0.912965620704104" calcext:value-type="float">
            <text:p>0.912965620704104</text:p>
          </table:table-cell>
          <table:table-cell table:formula="of:=LOG([.B318])" office:value-type="float" office:value="3.88361931156664" calcext:value-type="float">
            <text:p>3.88361931156664</text:p>
          </table:table-cell>
        </table:table-row>
        <table:table-row table:style-name="ro1">
          <table:table-cell office:value-type="float" office:value="9.50142264996198" calcext:value-type="float">
            <text:p>9.50142264996198</text:p>
          </table:table-cell>
          <table:table-cell office:value-type="float" office:value="6041.19789048424" calcext:value-type="float">
            <text:p>6041.19789048424</text:p>
          </table:table-cell>
          <table:table-cell office:value-type="string" calcext:value-type="string">
            <text:p>US</text:p>
          </table:table-cell>
          <table:table-cell office:value-type="float" office:value="263" calcext:value-type="float">
            <text:p>263</text:p>
          </table:table-cell>
          <table:table-cell office:value-type="float" office:value="9742" calcext:value-type="float">
            <text:p>9742</text:p>
          </table:table-cell>
          <table:table-cell office:value-type="float" office:value="2.41995574848976" calcext:value-type="float">
            <text:p>2.41995574848976</text:p>
          </table:table-cell>
          <table:table-cell office:value-type="float" office:value="-1.03793151046419" calcext:value-type="float">
            <text:p>-1.03793151046419</text:p>
          </table:table-cell>
          <table:table-cell office:value-type="float" office:value="2498.87415694" calcext:value-type="float">
            <text:p>2498.87415694</text:p>
          </table:table-cell>
          <table:table-cell office:value-type="float" office:value="1588835.04519736" calcext:value-type="float">
            <text:p>1588835.04519736</text:p>
          </table:table-cell>
          <table:table-cell table:formula="of:=LOG([.H319])" office:value-type="float" office:value="3.39774438564919" calcext:value-type="float">
            <text:p>3.39774438564919</text:p>
          </table:table-cell>
          <table:table-cell table:formula="of:=LOG([.I319])" office:value-type="float" office:value="6.20107881056217" calcext:value-type="float">
            <text:p>6.20107881056217</text:p>
          </table:table-cell>
          <table:table-cell table:formula="of:=LOG([.A319])" office:value-type="float" office:value="0.97778863715943" calcext:value-type="float">
            <text:p>0.97778863715943</text:p>
          </table:table-cell>
          <table:table-cell table:formula="of:=LOG([.B319])" office:value-type="float" office:value="3.78112306207241" calcext:value-type="float">
            <text:p>3.78112306207241</text:p>
          </table:table-cell>
        </table:table-row>
        <table:table-row table:style-name="ro1">
          <table:table-cell office:value-type="float" office:value="1.6756" calcext:value-type="float">
            <text:p>1.6756</text:p>
          </table:table-cell>
          <table:table-cell office:value-type="float" office:value="2002.65624168495" calcext:value-type="float">
            <text:p>2002.656241684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55" calcext:value-type="float">
            <text:p>9755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0.792007398607825" calcext:value-type="float">
            <text:p>-0.792007398607825</text:p>
          </table:table-cell>
          <table:table-cell office:value-type="float" office:value="8.378" calcext:value-type="float">
            <text:p>8.378</text:p>
          </table:table-cell>
          <table:table-cell office:value-type="float" office:value="10013.2812084247" calcext:value-type="float">
            <text:p>10013.2812084247</text:p>
          </table:table-cell>
          <table:table-cell table:formula="of:=LOG([.H320])" office:value-type="float" office:value="0.923140356025201" calcext:value-type="float">
            <text:p>0.923140356025201</text:p>
          </table:table-cell>
          <table:table-cell table:formula="of:=LOG([.I320])" office:value-type="float" office:value="4.00057641286489" calcext:value-type="float">
            <text:p>4.00057641286489</text:p>
          </table:table-cell>
          <table:table-cell table:formula="of:=LOG([.A320])" office:value-type="float" office:value="0.224170351689182" calcext:value-type="float">
            <text:p>0.224170351689182</text:p>
          </table:table-cell>
          <table:table-cell table:formula="of:=LOG([.B320])" office:value-type="float" office:value="3.30160640852887" calcext:value-type="float">
            <text:p>3.30160640852887</text:p>
          </table:table-cell>
        </table:table-row>
        <table:table-row table:style-name="ro1">
          <table:table-cell office:value-type="float" office:value="5.12425454545455" calcext:value-type="float">
            <text:p>5.12425454545455</text:p>
          </table:table-cell>
          <table:table-cell office:value-type="float" office:value="8227.028211373" calcext:value-type="float">
            <text:p>8227.02821137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765" calcext:value-type="float">
            <text:p>9765</text:p>
          </table:table-cell>
          <table:table-cell office:value-type="float" office:value="1.74036268949424" calcext:value-type="float">
            <text:p>1.74036268949424</text:p>
          </table:table-cell>
          <table:table-cell office:value-type="float" office:value="-1.20651306814659" calcext:value-type="float">
            <text:p>-1.20651306814659</text:p>
          </table:table-cell>
          <table:table-cell office:value-type="float" office:value="281.834" calcext:value-type="float">
            <text:p>281.834</text:p>
          </table:table-cell>
          <table:table-cell office:value-type="float" office:value="452486.551625515" calcext:value-type="float">
            <text:p>452486.551625515</text:p>
          </table:table-cell>
          <table:table-cell table:formula="of:=LOG([.H321])" office:value-type="float" office:value="2.44999338452094" calcext:value-type="float">
            <text:p>2.44999338452094</text:p>
          </table:table-cell>
          <table:table-cell table:formula="of:=LOG([.I321])" office:value-type="float" office:value="5.65560567604592" calcext:value-type="float">
            <text:p>5.65560567604592</text:p>
          </table:table-cell>
          <table:table-cell table:formula="of:=LOG([.A321])" office:value-type="float" office:value="0.709630695026698" calcext:value-type="float">
            <text:p>0.709630695026698</text:p>
          </table:table-cell>
          <table:table-cell table:formula="of:=LOG([.B321])" office:value-type="float" office:value="3.91524298655168" calcext:value-type="float">
            <text:p>3.91524298655168</text:p>
          </table:table-cell>
        </table:table-row>
        <table:table-row table:style-name="ro1">
          <table:table-cell office:value-type="float" office:value="32.177" calcext:value-type="float">
            <text:p>32.177</text:p>
          </table:table-cell>
          <table:table-cell office:value-type="float" office:value="19105.7283816133" calcext:value-type="float">
            <text:p>19105.72838161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837" calcext:value-type="float">
            <text:p>9837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903186771695114" calcext:value-type="float">
            <text:p>-0.903186771695114</text:p>
          </table:table-cell>
          <table:table-cell office:value-type="float" office:value="128.708" calcext:value-type="float">
            <text:p>128.708</text:p>
          </table:table-cell>
          <table:table-cell office:value-type="float" office:value="76422.9135264532" calcext:value-type="float">
            <text:p>76422.9135264532</text:p>
          </table:table-cell>
          <table:table-cell table:formula="of:=LOG([.H322])" office:value-type="float" office:value="2.10960554183738" calcext:value-type="float">
            <text:p>2.10960554183738</text:p>
          </table:table-cell>
          <table:table-cell table:formula="of:=LOG([.I322])" office:value-type="float" office:value="4.88322359059319" calcext:value-type="float">
            <text:p>4.88322359059319</text:p>
          </table:table-cell>
          <table:table-cell table:formula="of:=LOG([.A322])" office:value-type="float" office:value="1.50754555050942" calcext:value-type="float">
            <text:p>1.50754555050942</text:p>
          </table:table-cell>
          <table:table-cell table:formula="of:=LOG([.B322])" office:value-type="float" office:value="4.28116359926522" calcext:value-type="float">
            <text:p>4.28116359926522</text:p>
          </table:table-cell>
        </table:table-row>
        <table:table-row table:style-name="ro1">
          <table:table-cell office:value-type="float" office:value="3.91633266666667" calcext:value-type="float">
            <text:p>3.91633266666667</text:p>
          </table:table-cell>
          <table:table-cell office:value-type="float" office:value="3403.3207516446" calcext:value-type="float">
            <text:p>3403.3207516446</text:p>
          </table:table-cell>
          <table:table-cell office:value-type="string" calcext:value-type="string">
            <text:p>FI</text:p>
          </table:table-cell>
          <table:table-cell office:value-type="float" office:value="30" calcext:value-type="float">
            <text:p>30</text:p>
          </table:table-cell>
          <table:table-cell office:value-type="float" office:value="9872" calcext:value-type="float">
            <text:p>9872</text:p>
          </table:table-cell>
          <table:table-cell office:value-type="float" office:value="1.47712125471966" calcext:value-type="float">
            <text:p>1.47712125471966</text:p>
          </table:table-cell>
          <table:table-cell office:value-type="float" office:value="-0.937513556794964" calcext:value-type="float">
            <text:p>-0.937513556794964</text:p>
          </table:table-cell>
          <table:table-cell office:value-type="float" office:value="117.48998" calcext:value-type="float">
            <text:p>117.48998</text:p>
          </table:table-cell>
          <table:table-cell office:value-type="float" office:value="102099.622549338" calcext:value-type="float">
            <text:p>102099.622549338</text:p>
          </table:table-cell>
          <table:table-cell table:formula="of:=LOG([.H323])" office:value-type="float" office:value="2.07000082987358" calcext:value-type="float">
            <text:p>2.07000082987358</text:p>
          </table:table-cell>
          <table:table-cell table:formula="of:=LOG([.I323])" office:value-type="float" office:value="5.0090241365527" calcext:value-type="float">
            <text:p>5.0090241365527</text:p>
          </table:table-cell>
          <table:table-cell table:formula="of:=LOG([.A323])" office:value-type="float" office:value="0.59287957515392" calcext:value-type="float">
            <text:p>0.59287957515392</text:p>
          </table:table-cell>
          <table:table-cell table:formula="of:=LOG([.B323])" office:value-type="float" office:value="3.53190288183304" calcext:value-type="float">
            <text:p>3.53190288183304</text:p>
          </table:table-cell>
        </table:table-row>
        <table:table-row table:style-name="ro1">
          <table:table-cell office:value-type="float" office:value="1.30177777777778" calcext:value-type="float">
            <text:p>1.30177777777778</text:p>
          </table:table-cell>
          <table:table-cell office:value-type="float" office:value="2155.92274209126" calcext:value-type="float">
            <text:p>2155.922742091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69" calcext:value-type="float">
            <text:p>9969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0.34988981045617" calcext:value-type="float">
            <text:p>-0.34988981045617</text:p>
          </table:table-cell>
          <table:table-cell office:value-type="float" office:value="11.716" calcext:value-type="float">
            <text:p>11.716</text:p>
          </table:table-cell>
          <table:table-cell office:value-type="float" office:value="19403.3046788213" calcext:value-type="float">
            <text:p>19403.3046788213</text:p>
          </table:table-cell>
          <table:table-cell table:formula="of:=LOG([.H324])" office:value-type="float" office:value="1.06877936300956" calcext:value-type="float">
            <text:p>1.06877936300956</text:p>
          </table:table-cell>
          <table:table-cell table:formula="of:=LOG([.I324])" office:value-type="float" office:value="4.28787570320605" calcext:value-type="float">
            <text:p>4.28787570320605</text:p>
          </table:table-cell>
          <table:table-cell table:formula="of:=LOG([.A324])" office:value-type="float" office:value="0.114536853570237" calcext:value-type="float">
            <text:p>0.114536853570237</text:p>
          </table:table-cell>
          <table:table-cell table:formula="of:=LOG([.B324])" office:value-type="float" office:value="3.33363319376673" calcext:value-type="float">
            <text:p>3.33363319376673</text:p>
          </table:table-cell>
        </table:table-row>
        <table:table-row table:style-name="ro1">
          <table:table-cell office:value-type="float" office:value="2.036875" calcext:value-type="float">
            <text:p>2.036875</text:p>
          </table:table-cell>
          <table:table-cell office:value-type="float" office:value="2554.97314611677" calcext:value-type="float">
            <text:p>2554.973146116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74" calcext:value-type="float">
            <text:p>9974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1.21182700233919" calcext:value-type="float">
            <text:p>-1.21182700233919</text:p>
          </table:table-cell>
          <table:table-cell office:value-type="float" office:value="16.295" calcext:value-type="float">
            <text:p>16.295</text:p>
          </table:table-cell>
          <table:table-cell office:value-type="float" office:value="20439.7851689342" calcext:value-type="float">
            <text:p>20439.7851689342</text:p>
          </table:table-cell>
          <table:table-cell table:formula="of:=LOG([.H325])" office:value-type="float" office:value="1.21205436480116" calcext:value-type="float">
            <text:p>1.21205436480116</text:p>
          </table:table-cell>
          <table:table-cell table:formula="of:=LOG([.I325])" office:value-type="float" office:value="4.31047632686205" calcext:value-type="float">
            <text:p>4.31047632686205</text:p>
          </table:table-cell>
          <table:table-cell table:formula="of:=LOG([.A325])" office:value-type="float" office:value="0.308964377809219" calcext:value-type="float">
            <text:p>0.308964377809219</text:p>
          </table:table-cell>
          <table:table-cell table:formula="of:=LOG([.B325])" office:value-type="float" office:value="3.40738633987011" calcext:value-type="float">
            <text:p>3.40738633987011</text:p>
          </table:table-cell>
        </table:table-row>
        <table:table-row table:style-name="ro1">
          <table:table-cell office:value-type="float" office:value="2.5355" calcext:value-type="float">
            <text:p>2.5355</text:p>
          </table:table-cell>
          <table:table-cell office:value-type="float" office:value="2973.30494949906" calcext:value-type="float">
            <text:p>2973.304949499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90" calcext:value-type="float">
            <text:p>9990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0.173222979524639" calcext:value-type="float">
            <text:p>0.173222979524639</text:p>
          </table:table-cell>
          <table:table-cell office:value-type="float" office:value="5.071" calcext:value-type="float">
            <text:p>5.071</text:p>
          </table:table-cell>
          <table:table-cell office:value-type="float" office:value="5946.60989899812" calcext:value-type="float">
            <text:p>5946.60989899812</text:p>
          </table:table-cell>
          <table:table-cell table:formula="of:=LOG([.H326])" office:value-type="float" office:value="0.705093610547873" calcext:value-type="float">
            <text:p>0.705093610547873</text:p>
          </table:table-cell>
          <table:table-cell table:formula="of:=LOG([.I326])" office:value-type="float" office:value="3.77426944946794" calcext:value-type="float">
            <text:p>3.77426944946794</text:p>
          </table:table-cell>
          <table:table-cell table:formula="of:=LOG([.A326])" office:value-type="float" office:value="0.404063614883892" calcext:value-type="float">
            <text:p>0.404063614883892</text:p>
          </table:table-cell>
          <table:table-cell table:formula="of:=LOG([.B326])" office:value-type="float" office:value="3.47323945380396" calcext:value-type="float">
            <text:p>3.47323945380396</text:p>
          </table:table-cell>
        </table:table-row>
        <table:table-row table:style-name="ro1">
          <table:table-cell office:value-type="float" office:value="15.7494299394474" calcext:value-type="float">
            <text:p>15.7494299394474</text:p>
          </table:table-cell>
          <table:table-cell office:value-type="float" office:value="14884.177520624" calcext:value-type="float">
            <text:p>14884.177520624</text:p>
          </table:table-cell>
          <table:table-cell office:value-type="string" calcext:value-type="string">
            <text:p>AT</text:p>
          </table:table-cell>
          <table:table-cell office:value-type="float" office:value="923" calcext:value-type="float">
            <text:p>923</text:p>
          </table:table-cell>
          <table:table-cell office:value-type="float" office:value="10014" calcext:value-type="float">
            <text:p>10014</text:p>
          </table:table-cell>
          <table:table-cell office:value-type="float" office:value="2.96520170102591" calcext:value-type="float">
            <text:p>2.96520170102591</text:p>
          </table:table-cell>
          <table:table-cell office:value-type="float" office:value="-0.967013963328526" calcext:value-type="float">
            <text:p>-0.967013963328526</text:p>
          </table:table-cell>
          <table:table-cell office:value-type="float" office:value="14536.72383411" calcext:value-type="float">
            <text:p>14536.72383411</text:p>
          </table:table-cell>
          <table:table-cell office:value-type="float" office:value="13738095.851536" calcext:value-type="float">
            <text:p>13738095.851536</text:p>
          </table:table-cell>
          <table:table-cell table:formula="of:=LOG([.H327])" office:value-type="float" office:value="4.16246653987326" calcext:value-type="float">
            <text:p>4.16246653987326</text:p>
          </table:table-cell>
          <table:table-cell table:formula="of:=LOG([.I327])" office:value-type="float" office:value="7.13792654215018" calcext:value-type="float">
            <text:p>7.13792654215018</text:p>
          </table:table-cell>
          <table:table-cell table:formula="of:=LOG([.A327])" office:value-type="float" office:value="1.19726483884734" calcext:value-type="float">
            <text:p>1.19726483884734</text:p>
          </table:table-cell>
          <table:table-cell table:formula="of:=LOG([.B327])" office:value-type="float" office:value="4.17272484112427" calcext:value-type="float">
            <text:p>4.17272484112427</text:p>
          </table:table-cell>
        </table:table-row>
        <table:table-row table:style-name="ro1">
          <table:table-cell office:value-type="float" office:value="11.661875" calcext:value-type="float">
            <text:p>11.661875</text:p>
          </table:table-cell>
          <table:table-cell office:value-type="float" office:value="15245.7382521936" calcext:value-type="float">
            <text:p>15245.7382521936</text:p>
          </table:table-cell>
          <table:table-cell office:value-type="string" calcext:value-type="string">
            <text:p>US</text:p>
          </table:table-cell>
          <table:table-cell office:value-type="float" office:value="32" calcext:value-type="float">
            <text:p>32</text:p>
          </table:table-cell>
          <table:table-cell office:value-type="float" office:value="10015" calcext:value-type="float">
            <text:p>10015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1.33699230390896" calcext:value-type="float">
            <text:p>-1.33699230390896</text:p>
          </table:table-cell>
          <table:table-cell office:value-type="float" office:value="373.18" calcext:value-type="float">
            <text:p>373.18</text:p>
          </table:table-cell>
          <table:table-cell office:value-type="float" office:value="487863.624070196" calcext:value-type="float">
            <text:p>487863.624070196</text:p>
          </table:table-cell>
          <table:table-cell table:formula="of:=LOG([.H328])" office:value-type="float" office:value="2.57191836036281" calcext:value-type="float">
            <text:p>2.57191836036281</text:p>
          </table:table-cell>
          <table:table-cell table:formula="of:=LOG([.I328])" office:value-type="float" office:value="5.68829843759468" calcext:value-type="float">
            <text:p>5.68829843759468</text:p>
          </table:table-cell>
          <table:table-cell table:formula="of:=LOG([.A328])" office:value-type="float" office:value="1.06676838204291" calcext:value-type="float">
            <text:p>1.06676838204291</text:p>
          </table:table-cell>
          <table:table-cell table:formula="of:=LOG([.B328])" office:value-type="float" office:value="4.18314845927477" calcext:value-type="float">
            <text:p>4.18314845927477</text:p>
          </table:table-cell>
        </table:table-row>
        <table:table-row table:style-name="ro1">
          <table:table-cell office:value-type="float" office:value="7.64188888888889" calcext:value-type="float">
            <text:p>7.64188888888889</text:p>
          </table:table-cell>
          <table:table-cell office:value-type="float" office:value="10257.4463785824" calcext:value-type="float">
            <text:p>10257.4463785824</text:p>
          </table:table-cell>
          <table:table-cell office:value-type="string" calcext:value-type="string">
            <text:p>IE</text:p>
          </table:table-cell>
          <table:table-cell office:value-type="float" office:value="27" calcext:value-type="float">
            <text:p>27</text:p>
          </table:table-cell>
          <table:table-cell office:value-type="float" office:value="10041" calcext:value-type="float">
            <text:p>10041</text:p>
          </table:table-cell>
          <table:table-cell office:value-type="float" office:value="1.43136376415899" calcext:value-type="float">
            <text:p>1.43136376415899</text:p>
          </table:table-cell>
          <table:table-cell office:value-type="float" office:value="-1.03722019080536" calcext:value-type="float">
            <text:p>-1.03722019080536</text:p>
          </table:table-cell>
          <table:table-cell office:value-type="float" office:value="206.331" calcext:value-type="float">
            <text:p>206.331</text:p>
          </table:table-cell>
          <table:table-cell office:value-type="float" office:value="276951.052221724" calcext:value-type="float">
            <text:p>276951.052221724</text:p>
          </table:table-cell>
          <table:table-cell table:formula="of:=LOG([.H329])" office:value-type="float" office:value="2.31456448302652" calcext:value-type="float">
            <text:p>2.31456448302652</text:p>
          </table:table-cell>
          <table:table-cell table:formula="of:=LOG([.I329])" office:value-type="float" office:value="5.44240301950336" calcext:value-type="float">
            <text:p>5.44240301950336</text:p>
          </table:table-cell>
          <table:table-cell table:formula="of:=LOG([.A329])" office:value-type="float" office:value="0.883200718867538" calcext:value-type="float">
            <text:p>0.883200718867538</text:p>
          </table:table-cell>
          <table:table-cell table:formula="of:=LOG([.B329])" office:value-type="float" office:value="4.01103925534437" calcext:value-type="float">
            <text:p>4.01103925534437</text:p>
          </table:table-cell>
        </table:table-row>
        <table:table-row table:style-name="ro1">
          <table:table-cell office:value-type="float" office:value="0.254909090909091" calcext:value-type="float">
            <text:p>0.254909090909091</text:p>
          </table:table-cell>
          <table:table-cell office:value-type="float" office:value="332.674506561209" calcext:value-type="float">
            <text:p>332.674506561209</text:p>
          </table:table-cell>
          <table:table-cell office:value-type="string" calcext:value-type="string">
            <text:p>US</text:p>
          </table:table-cell>
          <table:table-cell office:value-type="float" office:value="11" calcext:value-type="float">
            <text:p>11</text:p>
          </table:table-cell>
          <table:table-cell office:value-type="float" office:value="10075" calcext:value-type="float">
            <text:p>10075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1.11089452660349" calcext:value-type="float">
            <text:p>-1.11089452660349</text:p>
          </table:table-cell>
          <table:table-cell office:value-type="float" office:value="2.804" calcext:value-type="float">
            <text:p>2.804</text:p>
          </table:table-cell>
          <table:table-cell office:value-type="float" office:value="3659.4195721733" calcext:value-type="float">
            <text:p>3659.4195721733</text:p>
          </table:table-cell>
          <table:table-cell table:formula="of:=LOG([.H330])" office:value-type="float" office:value="0.447778009294621" calcext:value-type="float">
            <text:p>0.447778009294621</text:p>
          </table:table-cell>
          <table:table-cell table:formula="of:=LOG([.I330])" office:value-type="float" office:value="3.56341220654403" calcext:value-type="float">
            <text:p>3.56341220654403</text:p>
          </table:table-cell>
          <table:table-cell table:formula="of:=LOG([.A330])" office:value-type="float" office:value="-0.593614675863604" calcext:value-type="float">
            <text:p>-0.593614675863604</text:p>
          </table:table-cell>
          <table:table-cell table:formula="of:=LOG([.B330])" office:value-type="float" office:value="2.5220195213858" calcext:value-type="float">
            <text:p>2.5220195213858</text:p>
          </table:table-cell>
        </table:table-row>
        <table:table-row table:style-name="ro1">
          <table:table-cell office:value-type="float" office:value="1.66669872952381" calcext:value-type="float">
            <text:p>1.66669872952381</text:p>
          </table:table-cell>
          <table:table-cell office:value-type="float" office:value="2522.91784003923" calcext:value-type="float">
            <text:p>2522.91784003923</text:p>
          </table:table-cell>
          <table:table-cell office:value-type="string" calcext:value-type="string">
            <text:p>SG</text:p>
          </table:table-cell>
          <table:table-cell office:value-type="float" office:value="21" calcext:value-type="float">
            <text:p>21</text:p>
          </table:table-cell>
          <table:table-cell office:value-type="float" office:value="10146" calcext:value-type="float">
            <text:p>10146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1028991772748" calcext:value-type="float">
            <text:p>-1.1028991772748</text:p>
          </table:table-cell>
          <table:table-cell office:value-type="float" office:value="35.00067332" calcext:value-type="float">
            <text:p>35.00067332</text:p>
          </table:table-cell>
          <table:table-cell office:value-type="float" office:value="52981.2746408238" calcext:value-type="float">
            <text:p>52981.2746408238</text:p>
          </table:table-cell>
          <table:table-cell table:formula="of:=LOG([.H331])" office:value-type="float" office:value="1.54407639910307" calcext:value-type="float">
            <text:p>1.54407639910307</text:p>
          </table:table-cell>
          <table:table-cell table:formula="of:=LOG([.I331])" office:value-type="float" office:value="4.72412240248551" calcext:value-type="float">
            <text:p>4.72412240248551</text:p>
          </table:table-cell>
          <table:table-cell table:formula="of:=LOG([.A331])" office:value-type="float" office:value="0.221857104369152" calcext:value-type="float">
            <text:p>0.221857104369152</text:p>
          </table:table-cell>
          <table:table-cell table:formula="of:=LOG([.B331])" office:value-type="float" office:value="3.40190310775159" calcext:value-type="float">
            <text:p>3.40190310775159</text:p>
          </table:table-cell>
        </table:table-row>
        <table:table-row table:style-name="ro1">
          <table:table-cell office:value-type="float" office:value="5.4397566373057" calcext:value-type="float">
            <text:p>5.4397566373057</text:p>
          </table:table-cell>
          <table:table-cell office:value-type="float" office:value="2755.16833077354" calcext:value-type="float">
            <text:p>2755.16833077354</text:p>
          </table:table-cell>
          <table:table-cell office:value-type="string" calcext:value-type="string">
            <text:p>PL</text:p>
          </table:table-cell>
          <table:table-cell office:value-type="float" office:value="193" calcext:value-type="float">
            <text:p>193</text:p>
          </table:table-cell>
          <table:table-cell office:value-type="float" office:value="10149" calcext:value-type="float">
            <text:p>10149</text:p>
          </table:table-cell>
          <table:table-cell office:value-type="float" office:value="2.28555730900777" calcext:value-type="float">
            <text:p>2.28555730900777</text:p>
          </table:table-cell>
          <table:table-cell office:value-type="float" office:value="-1.12482183934789" calcext:value-type="float">
            <text:p>-1.12482183934789</text:p>
          </table:table-cell>
          <table:table-cell office:value-type="float" office:value="1049.873031" calcext:value-type="float">
            <text:p>1049.873031</text:p>
          </table:table-cell>
          <table:table-cell office:value-type="float" office:value="531747.487839292" calcext:value-type="float">
            <text:p>531747.487839292</text:p>
          </table:table-cell>
          <table:table-cell table:formula="of:=LOG([.H332])" office:value-type="float" office:value="3.02113677976489" calcext:value-type="float">
            <text:p>3.02113677976489</text:p>
          </table:table-cell>
          <table:table-cell table:formula="of:=LOG([.I332])" office:value-type="float" office:value="5.72570544682092" calcext:value-type="float">
            <text:p>5.72570544682092</text:p>
          </table:table-cell>
          <table:table-cell table:formula="of:=LOG([.A332])" office:value-type="float" office:value="0.735579470757115" calcext:value-type="float">
            <text:p>0.735579470757115</text:p>
          </table:table-cell>
          <table:table-cell table:formula="of:=LOG([.B332])" office:value-type="float" office:value="3.44014813781314" calcext:value-type="float">
            <text:p>3.44014813781314</text:p>
          </table:table-cell>
        </table:table-row>
        <table:table-row table:style-name="ro1">
          <table:table-cell office:value-type="float" office:value="6.92423914285714" calcext:value-type="float">
            <text:p>6.92423914285714</text:p>
          </table:table-cell>
          <table:table-cell office:value-type="float" office:value="6363.03298505655" calcext:value-type="float">
            <text:p>6363.032985056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156" calcext:value-type="float">
            <text:p>10156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61500050516876" calcext:value-type="float">
            <text:p>-1.61500050516876</text:p>
          </table:table-cell>
          <table:table-cell office:value-type="float" office:value="48.469674" calcext:value-type="float">
            <text:p>48.469674</text:p>
          </table:table-cell>
          <table:table-cell office:value-type="float" office:value="44541.2308953958" calcext:value-type="float">
            <text:p>44541.2308953958</text:p>
          </table:table-cell>
          <table:table-cell table:formula="of:=LOG([.H333])" office:value-type="float" office:value="1.68547009873086" calcext:value-type="float">
            <text:p>1.68547009873086</text:p>
          </table:table-cell>
          <table:table-cell table:formula="of:=LOG([.I333])" office:value-type="float" office:value="4.64876221457704" calcext:value-type="float">
            <text:p>4.64876221457704</text:p>
          </table:table-cell>
          <table:table-cell table:formula="of:=LOG([.A333])" office:value-type="float" office:value="0.840372058716606" calcext:value-type="float">
            <text:p>0.840372058716606</text:p>
          </table:table-cell>
          <table:table-cell table:formula="of:=LOG([.B333])" office:value-type="float" office:value="3.80366417456279" calcext:value-type="float">
            <text:p>3.80366417456279</text:p>
          </table:table-cell>
        </table:table-row>
        <table:table-row table:style-name="ro1">
          <table:table-cell office:value-type="float" office:value="55.98875" calcext:value-type="float">
            <text:p>55.98875</text:p>
          </table:table-cell>
          <table:table-cell office:value-type="float" office:value="13281.5979938742" calcext:value-type="float">
            <text:p>13281.59799387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64" calcext:value-type="float">
            <text:p>10264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355159062254926" calcext:value-type="float">
            <text:p>-0.355159062254926</text:p>
          </table:table-cell>
          <table:table-cell office:value-type="float" office:value="223.955" calcext:value-type="float">
            <text:p>223.955</text:p>
          </table:table-cell>
          <table:table-cell office:value-type="float" office:value="53126.391975497" calcext:value-type="float">
            <text:p>53126.391975497</text:p>
          </table:table-cell>
          <table:table-cell table:formula="of:=LOG([.H334])" office:value-type="float" office:value="2.35016076291006" calcext:value-type="float">
            <text:p>2.35016076291006</text:p>
          </table:table-cell>
          <table:table-cell table:formula="of:=LOG([.I334])" office:value-type="float" office:value="4.72531032224627" calcext:value-type="float">
            <text:p>4.72531032224627</text:p>
          </table:table-cell>
          <table:table-cell table:formula="of:=LOG([.A334])" office:value-type="float" office:value="1.7481007715821" calcext:value-type="float">
            <text:p>1.7481007715821</text:p>
          </table:table-cell>
          <table:table-cell table:formula="of:=LOG([.B334])" office:value-type="float" office:value="4.12325033091831" calcext:value-type="float">
            <text:p>4.12325033091831</text:p>
          </table:table-cell>
        </table:table-row>
        <table:table-row table:style-name="ro1">
          <table:table-cell office:value-type="float" office:value="3.8611482404878" calcext:value-type="float">
            <text:p>3.8611482404878</text:p>
          </table:table-cell>
          <table:table-cell office:value-type="float" office:value="3769.28788494115" calcext:value-type="float">
            <text:p>3769.287884941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0274" calcext:value-type="float">
            <text:p>10274</text:p>
          </table:table-cell>
          <table:table-cell office:value-type="float" office:value="1.61278385671974" calcext:value-type="float">
            <text:p>1.61278385671974</text:p>
          </table:table-cell>
          <table:table-cell office:value-type="float" office:value="-0.843872018044135" calcext:value-type="float">
            <text:p>-0.843872018044135</text:p>
          </table:table-cell>
          <table:table-cell office:value-type="float" office:value="158.30707786" calcext:value-type="float">
            <text:p>158.30707786</text:p>
          </table:table-cell>
          <table:table-cell office:value-type="float" office:value="154540.803282587" calcext:value-type="float">
            <text:p>154540.803282587</text:p>
          </table:table-cell>
          <table:table-cell table:formula="of:=LOG([.H335])" office:value-type="float" office:value="2.19950033246706" calcext:value-type="float">
            <text:p>2.19950033246706</text:p>
          </table:table-cell>
          <table:table-cell table:formula="of:=LOG([.I335])" office:value-type="float" office:value="5.18904316531996" calcext:value-type="float">
            <text:p>5.18904316531996</text:p>
          </table:table-cell>
          <table:table-cell table:formula="of:=LOG([.A335])" office:value-type="float" office:value="0.586716475747324" calcext:value-type="float">
            <text:p>0.586716475747324</text:p>
          </table:table-cell>
          <table:table-cell table:formula="of:=LOG([.B335])" office:value-type="float" office:value="3.57625930860023" calcext:value-type="float">
            <text:p>3.57625930860023</text:p>
          </table:table-cell>
        </table:table-row>
        <table:table-row table:style-name="ro1">
          <table:table-cell office:value-type="float" office:value="1.3971705375" calcext:value-type="float">
            <text:p>1.3971705375</text:p>
          </table:table-cell>
          <table:table-cell office:value-type="float" office:value="1476.11550138527" calcext:value-type="float">
            <text:p>1476.115501385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457" calcext:value-type="float">
            <text:p>10457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1.02202773872567" calcext:value-type="float">
            <text:p>-1.02202773872567</text:p>
          </table:table-cell>
          <table:table-cell office:value-type="float" office:value="11.1773643" calcext:value-type="float">
            <text:p>11.1773643</text:p>
          </table:table-cell>
          <table:table-cell office:value-type="float" office:value="11808.9240110822" calcext:value-type="float">
            <text:p>11808.9240110822</text:p>
          </table:table-cell>
          <table:table-cell table:formula="of:=LOG([.H336])" office:value-type="float" office:value="1.04833940597295" calcext:value-type="float">
            <text:p>1.04833940597295</text:p>
          </table:table-cell>
          <table:table-cell table:formula="of:=LOG([.I336])" office:value-type="float" office:value="4.07221032798285" calcext:value-type="float">
            <text:p>4.07221032798285</text:p>
          </table:table-cell>
          <table:table-cell table:formula="of:=LOG([.A336])" office:value-type="float" office:value="0.14524941898101" calcext:value-type="float">
            <text:p>0.14524941898101</text:p>
          </table:table-cell>
          <table:table-cell table:formula="of:=LOG([.B336])" office:value-type="float" office:value="3.1691203409909" calcext:value-type="float">
            <text:p>3.1691203409909</text:p>
          </table:table-cell>
        </table:table-row>
        <table:table-row table:style-name="ro1">
          <table:table-cell office:value-type="float" office:value="10.60856" calcext:value-type="float">
            <text:p>10.60856</text:p>
          </table:table-cell>
          <table:table-cell office:value-type="float" office:value="15752.0516363277" calcext:value-type="float">
            <text:p>15752.05163632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468" calcext:value-type="float">
            <text:p>10468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1518452439531" calcext:value-type="float">
            <text:p>-1.1518452439531</text:p>
          </table:table-cell>
          <table:table-cell office:value-type="float" office:value="222.77976" calcext:value-type="float">
            <text:p>222.77976</text:p>
          </table:table-cell>
          <table:table-cell office:value-type="float" office:value="330793.084362882" calcext:value-type="float">
            <text:p>330793.084362882</text:p>
          </table:table-cell>
          <table:table-cell table:formula="of:=LOG([.H337])" office:value-type="float" office:value="2.34787573174585" calcext:value-type="float">
            <text:p>2.34787573174585</text:p>
          </table:table-cell>
          <table:table-cell table:formula="of:=LOG([.I337])" office:value-type="float" office:value="5.51955642151402" calcext:value-type="float">
            <text:p>5.51955642151402</text:p>
          </table:table-cell>
          <table:table-cell table:formula="of:=LOG([.A337])" office:value-type="float" office:value="1.02565643701193" calcext:value-type="float">
            <text:p>1.02565643701193</text:p>
          </table:table-cell>
          <table:table-cell table:formula="of:=LOG([.B337])" office:value-type="float" office:value="4.1973371267801" calcext:value-type="float">
            <text:p>4.1973371267801</text:p>
          </table:table-cell>
        </table:table-row>
        <table:table-row table:style-name="ro1">
          <table:table-cell office:value-type="float" office:value="1.71305172413793" calcext:value-type="float">
            <text:p>1.71305172413793</text:p>
          </table:table-cell>
          <table:table-cell office:value-type="float" office:value="2681.35729339823" calcext:value-type="float">
            <text:p>2681.357293398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479" calcext:value-type="float">
            <text:p>10479</text:p>
          </table:table-cell>
          <table:table-cell office:value-type="float" office:value="1.76342799356294" calcext:value-type="float">
            <text:p>1.76342799356294</text:p>
          </table:table-cell>
          <table:table-cell office:value-type="float" office:value="-0.970722583495582" calcext:value-type="float">
            <text:p>-0.970722583495582</text:p>
          </table:table-cell>
          <table:table-cell office:value-type="float" office:value="99.357" calcext:value-type="float">
            <text:p>99.357</text:p>
          </table:table-cell>
          <table:table-cell office:value-type="float" office:value="155518.723017097" calcext:value-type="float">
            <text:p>155518.723017097</text:p>
          </table:table-cell>
          <table:table-cell table:formula="of:=LOG([.H338])" office:value-type="float" office:value="1.99719846987845" calcext:value-type="float">
            <text:p>1.99719846987845</text:p>
          </table:table-cell>
          <table:table-cell table:formula="of:=LOG([.I338])" office:value-type="float" office:value="5.19178268155272" calcext:value-type="float">
            <text:p>5.19178268155272</text:p>
          </table:table-cell>
          <table:table-cell table:formula="of:=LOG([.A338])" office:value-type="float" office:value="0.233770476315509" calcext:value-type="float">
            <text:p>0.233770476315509</text:p>
          </table:table-cell>
          <table:table-cell table:formula="of:=LOG([.B338])" office:value-type="float" office:value="3.42835468798978" calcext:value-type="float">
            <text:p>3.42835468798978</text:p>
          </table:table-cell>
        </table:table-row>
        <table:table-row table:style-name="ro1">
          <table:table-cell office:value-type="float" office:value="35.9699490046995" calcext:value-type="float">
            <text:p>35.9699490046995</text:p>
          </table:table-cell>
          <table:table-cell office:value-type="float" office:value="28603.5154165095" calcext:value-type="float">
            <text:p>28603.5154165095</text:p>
          </table:table-cell>
          <table:table-cell office:value-type="string" calcext:value-type="string">
            <text:p>US</text:p>
          </table:table-cell>
          <table:table-cell office:value-type="float" office:value="183" calcext:value-type="float">
            <text:p>183</text:p>
          </table:table-cell>
          <table:table-cell office:value-type="float" office:value="10495" calcext:value-type="float">
            <text:p>10495</text:p>
          </table:table-cell>
          <table:table-cell office:value-type="float" office:value="2.26245108973043" calcext:value-type="float">
            <text:p>2.26245108973043</text:p>
          </table:table-cell>
          <table:table-cell office:value-type="float" office:value="-1.29168407652743" calcext:value-type="float">
            <text:p>-1.29168407652743</text:p>
          </table:table-cell>
          <table:table-cell office:value-type="float" office:value="6582.50066786" calcext:value-type="float">
            <text:p>6582.50066786</text:p>
          </table:table-cell>
          <table:table-cell office:value-type="float" office:value="5234443.32122124" calcext:value-type="float">
            <text:p>5234443.32122124</text:p>
          </table:table-cell>
          <table:table-cell table:formula="of:=LOG([.H339])" office:value-type="float" office:value="3.81839091184159" calcext:value-type="float">
            <text:p>3.81839091184159</text:p>
          </table:table-cell>
          <table:table-cell table:formula="of:=LOG([.I339])" office:value-type="float" office:value="6.71887050160665" calcext:value-type="float">
            <text:p>6.71887050160665</text:p>
          </table:table-cell>
          <table:table-cell table:formula="of:=LOG([.A339])" office:value-type="float" office:value="1.55593982211116" calcext:value-type="float">
            <text:p>1.55593982211116</text:p>
          </table:table-cell>
          <table:table-cell table:formula="of:=LOG([.B339])" office:value-type="float" office:value="4.45641941187622" calcext:value-type="float">
            <text:p>4.45641941187622</text:p>
          </table:table-cell>
        </table:table-row>
        <table:table-row table:style-name="ro1">
          <table:table-cell office:value-type="float" office:value="2.969" calcext:value-type="float">
            <text:p>2.969</text:p>
          </table:table-cell>
          <table:table-cell office:value-type="float" office:value="4092.87762283845" calcext:value-type="float">
            <text:p>4092.877622838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523" calcext:value-type="float">
            <text:p>10523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499578033314" calcext:value-type="float">
            <text:p>-1.499578033314</text:p>
          </table:table-cell>
          <table:table-cell office:value-type="float" office:value="11.876" calcext:value-type="float">
            <text:p>11.876</text:p>
          </table:table-cell>
          <table:table-cell office:value-type="float" office:value="16371.5104913538" calcext:value-type="float">
            <text:p>16371.5104913538</text:p>
          </table:table-cell>
          <table:table-cell table:formula="of:=LOG([.H340])" office:value-type="float" office:value="1.07467018892401" calcext:value-type="float">
            <text:p>1.07467018892401</text:p>
          </table:table-cell>
          <table:table-cell table:formula="of:=LOG([.I340])" office:value-type="float" office:value="4.21408875074955" calcext:value-type="float">
            <text:p>4.21408875074955</text:p>
          </table:table-cell>
          <table:table-cell table:formula="of:=LOG([.A340])" office:value-type="float" office:value="0.472610197596045" calcext:value-type="float">
            <text:p>0.472610197596045</text:p>
          </table:table-cell>
          <table:table-cell table:formula="of:=LOG([.B340])" office:value-type="float" office:value="3.61202875942159" calcext:value-type="float">
            <text:p>3.61202875942159</text:p>
          </table:table-cell>
        </table:table-row>
        <table:table-row table:style-name="ro1">
          <table:table-cell office:value-type="float" office:value="4.95168291" calcext:value-type="float">
            <text:p>4.95168291</text:p>
          </table:table-cell>
          <table:table-cell office:value-type="float" office:value="5048.25611516017" calcext:value-type="float">
            <text:p>5048.25611516017</text:p>
          </table:table-cell>
          <table:table-cell office:value-type="string" calcext:value-type="string">
            <text:p>US</text:p>
          </table:table-cell>
          <table:table-cell office:value-type="float" office:value="28" calcext:value-type="float">
            <text:p>28</text:p>
          </table:table-cell>
          <table:table-cell office:value-type="float" office:value="10607" calcext:value-type="float">
            <text:p>10607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1.04362371668475" calcext:value-type="float">
            <text:p>-1.04362371668475</text:p>
          </table:table-cell>
          <table:table-cell office:value-type="float" office:value="138.64712148" calcext:value-type="float">
            <text:p>138.64712148</text:p>
          </table:table-cell>
          <table:table-cell office:value-type="float" office:value="141351.171224485" calcext:value-type="float">
            <text:p>141351.171224485</text:p>
          </table:table-cell>
          <table:table-cell table:formula="of:=LOG([.H341])" office:value-type="float" office:value="2.14191085740952" calcext:value-type="float">
            <text:p>2.14191085740952</text:p>
          </table:table-cell>
          <table:table-cell table:formula="of:=LOG([.I341])" office:value-type="float" office:value="5.15029941136974" calcext:value-type="float">
            <text:p>5.15029941136974</text:p>
          </table:table-cell>
          <table:table-cell table:formula="of:=LOG([.A341])" office:value-type="float" office:value="0.694752826067303" calcext:value-type="float">
            <text:p>0.694752826067303</text:p>
          </table:table-cell>
          <table:table-cell table:formula="of:=LOG([.B341])" office:value-type="float" office:value="3.70314138002752" calcext:value-type="float">
            <text:p>3.70314138002752</text:p>
          </table:table-cell>
        </table:table-row>
        <table:table-row table:style-name="ro1">
          <table:table-cell office:value-type="float" office:value="8.08395238095238" calcext:value-type="float">
            <text:p>8.08395238095238</text:p>
          </table:table-cell>
          <table:table-cell office:value-type="float" office:value="11365.9192392368" calcext:value-type="float">
            <text:p>11365.9192392368</text:p>
          </table:table-cell>
          <table:table-cell office:value-type="string" calcext:value-type="string">
            <text:p>US</text:p>
          </table:table-cell>
          <table:table-cell office:value-type="float" office:value="21" calcext:value-type="float">
            <text:p>21</text:p>
          </table:table-cell>
          <table:table-cell office:value-type="float" office:value="10702" calcext:value-type="float">
            <text:p>10702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03592922049999" calcext:value-type="float">
            <text:p>-1.03592922049999</text:p>
          </table:table-cell>
          <table:table-cell office:value-type="float" office:value="169.763" calcext:value-type="float">
            <text:p>169.763</text:p>
          </table:table-cell>
          <table:table-cell office:value-type="float" office:value="238684.304023973" calcext:value-type="float">
            <text:p>238684.304023973</text:p>
          </table:table-cell>
          <table:table-cell table:formula="of:=LOG([.H342])" office:value-type="float" office:value="2.22984304134481" calcext:value-type="float">
            <text:p>2.22984304134481</text:p>
          </table:table-cell>
          <table:table-cell table:formula="of:=LOG([.I342])" office:value-type="float" office:value="5.37782386056559" calcext:value-type="float">
            <text:p>5.37782386056559</text:p>
          </table:table-cell>
          <table:table-cell table:formula="of:=LOG([.A342])" office:value-type="float" office:value="0.907623746610891" calcext:value-type="float">
            <text:p>0.907623746610891</text:p>
          </table:table-cell>
          <table:table-cell table:formula="of:=LOG([.B342])" office:value-type="float" office:value="4.05560456583167" calcext:value-type="float">
            <text:p>4.05560456583167</text:p>
          </table:table-cell>
        </table:table-row>
        <table:table-row table:style-name="ro1">
          <table:table-cell office:value-type="float" office:value="10.2220099808054" calcext:value-type="float">
            <text:p>10.2220099808054</text:p>
          </table:table-cell>
          <table:table-cell office:value-type="float" office:value="17333.453271701" calcext:value-type="float">
            <text:p>17333.453271701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0712" calcext:value-type="float">
            <text:p>10712</text:p>
          </table:table-cell>
          <table:table-cell office:value-type="float" office:value="2.47421626407626" calcext:value-type="float">
            <text:p>2.47421626407626</text:p>
          </table:table-cell>
          <table:table-cell office:value-type="float" office:value="-1.05592593168141" calcext:value-type="float">
            <text:p>-1.05592593168141</text:p>
          </table:table-cell>
          <table:table-cell office:value-type="float" office:value="3046.15897428" calcext:value-type="float">
            <text:p>3046.15897428</text:p>
          </table:table-cell>
          <table:table-cell office:value-type="float" office:value="5165369.07496691" calcext:value-type="float">
            <text:p>5165369.07496691</text:p>
          </table:table-cell>
          <table:table-cell table:formula="of:=LOG([.H343])" office:value-type="float" office:value="3.48375256474229" calcext:value-type="float">
            <text:p>3.48375256474229</text:p>
          </table:table-cell>
          <table:table-cell table:formula="of:=LOG([.I343])" office:value-type="float" office:value="6.71310135809088" calcext:value-type="float">
            <text:p>6.71310135809088</text:p>
          </table:table-cell>
          <table:table-cell table:formula="of:=LOG([.A343])" office:value-type="float" office:value="1.00953630066604" calcext:value-type="float">
            <text:p>1.00953630066604</text:p>
          </table:table-cell>
          <table:table-cell table:formula="of:=LOG([.B343])" office:value-type="float" office:value="4.23888509401462" calcext:value-type="float">
            <text:p>4.23888509401462</text:p>
          </table:table-cell>
        </table:table-row>
        <table:table-row table:style-name="ro1">
          <table:table-cell office:value-type="float" office:value="1.25848393373134" calcext:value-type="float">
            <text:p>1.25848393373134</text:p>
          </table:table-cell>
          <table:table-cell office:value-type="float" office:value="850.717720311318" calcext:value-type="float">
            <text:p>850.717720311318</text:p>
          </table:table-cell>
          <table:table-cell office:value-type="string" calcext:value-type="string">
            <text:p>GB</text:p>
          </table:table-cell>
          <table:table-cell office:value-type="float" office:value="134" calcext:value-type="float">
            <text:p>134</text:p>
          </table:table-cell>
          <table:table-cell office:value-type="float" office:value="10737" calcext:value-type="float">
            <text:p>10737</text:p>
          </table:table-cell>
          <table:table-cell office:value-type="float" office:value="2.12710479836481" calcext:value-type="float">
            <text:p>2.12710479836481</text:p>
          </table:table-cell>
          <table:table-cell office:value-type="float" office:value="-0.744673723350426" calcext:value-type="float">
            <text:p>-0.744673723350426</text:p>
          </table:table-cell>
          <table:table-cell office:value-type="float" office:value="168.63684712" calcext:value-type="float">
            <text:p>168.63684712</text:p>
          </table:table-cell>
          <table:table-cell office:value-type="float" office:value="113996.174521717" calcext:value-type="float">
            <text:p>113996.174521717</text:p>
          </table:table-cell>
          <table:table-cell table:formula="of:=LOG([.H344])" office:value-type="float" office:value="2.22695247392153" calcext:value-type="float">
            <text:p>2.22695247392153</text:p>
          </table:table-cell>
          <table:table-cell table:formula="of:=LOG([.I344])" office:value-type="float" office:value="5.05689027754713" calcext:value-type="float">
            <text:p>5.05689027754713</text:p>
          </table:table-cell>
          <table:table-cell table:formula="of:=LOG([.A344])" office:value-type="float" office:value="0.0998476755567198" calcext:value-type="float">
            <text:p>0.09984767555672</text:p>
          </table:table-cell>
          <table:table-cell table:formula="of:=LOG([.B344])" office:value-type="float" office:value="2.92978547918232" calcext:value-type="float">
            <text:p>2.92978547918232</text:p>
          </table:table-cell>
        </table:table-row>
        <table:table-row table:style-name="ro1">
          <table:table-cell office:value-type="float" office:value="1.71667857142857" calcext:value-type="float">
            <text:p>1.71667857142857</text:p>
          </table:table-cell>
          <table:table-cell office:value-type="float" office:value="2239.88468179852" calcext:value-type="float">
            <text:p>2239.88468179852</text:p>
          </table:table-cell>
          <table:table-cell office:value-type="string" calcext:value-type="string">
            <text:p>US</text:p>
          </table:table-cell>
          <table:table-cell office:value-type="float" office:value="28" calcext:value-type="float">
            <text:p>28</text:p>
          </table:table-cell>
          <table:table-cell office:value-type="float" office:value="10814" calcext:value-type="float">
            <text:p>10814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0.827108063105484" calcext:value-type="float">
            <text:p>-0.827108063105484</text:p>
          </table:table-cell>
          <table:table-cell office:value-type="float" office:value="48.067" calcext:value-type="float">
            <text:p>48.067</text:p>
          </table:table-cell>
          <table:table-cell office:value-type="float" office:value="62716.7710903585" calcext:value-type="float">
            <text:p>62716.7710903585</text:p>
          </table:table-cell>
          <table:table-cell table:formula="of:=LOG([.H345])" office:value-type="float" office:value="1.68184701740422" calcext:value-type="float">
            <text:p>1.68184701740422</text:p>
          </table:table-cell>
          <table:table-cell table:formula="of:=LOG([.I345])" office:value-type="float" office:value="4.79738369103899" calcext:value-type="float">
            <text:p>4.79738369103899</text:p>
          </table:table-cell>
          <table:table-cell table:formula="of:=LOG([.A345])" office:value-type="float" office:value="0.234688986062" calcext:value-type="float">
            <text:p>0.234688986062</text:p>
          </table:table-cell>
          <table:table-cell table:formula="of:=LOG([.B345])" office:value-type="float" office:value="3.35022565969677" calcext:value-type="float">
            <text:p>3.35022565969677</text:p>
          </table:table-cell>
        </table:table-row>
        <table:table-row table:style-name="ro1">
          <table:table-cell office:value-type="float" office:value="6.5669371663676" calcext:value-type="float">
            <text:p>6.5669371663676</text:p>
          </table:table-cell>
          <table:table-cell office:value-type="float" office:value="3033.94732594788" calcext:value-type="float">
            <text:p>3033.94732594788</text:p>
          </table:table-cell>
          <table:table-cell office:value-type="string" calcext:value-type="string">
            <text:p>US</text:p>
          </table:table-cell>
          <table:table-cell office:value-type="float" office:value="36195" calcext:value-type="float">
            <text:p>36195</text:p>
          </table:table-cell>
          <table:table-cell office:value-type="float" office:value="11003" calcext:value-type="float">
            <text:p>11003</text:p>
          </table:table-cell>
          <table:table-cell office:value-type="float" office:value="4.55864858096447" calcext:value-type="float">
            <text:p>4.55864858096447</text:p>
          </table:table-cell>
          <table:table-cell office:value-type="float" office:value="-1.04856013922447" calcext:value-type="float">
            <text:p>-1.04856013922447</text:p>
          </table:table-cell>
          <table:table-cell office:value-type="float" office:value="237690.290736675" calcext:value-type="float">
            <text:p>237690.290736675</text:p>
          </table:table-cell>
          <table:table-cell office:value-type="float" office:value="109813723.462683" calcext:value-type="float">
            <text:p>109813723.462683</text:p>
          </table:table-cell>
          <table:table-cell table:formula="of:=LOG([.H346])" office:value-type="float" office:value="5.37601144186446" calcext:value-type="float">
            <text:p>5.37601144186446</text:p>
          </table:table-cell>
          <table:table-cell table:formula="of:=LOG([.I346])" office:value-type="float" office:value="8.04065661745184" calcext:value-type="float">
            <text:p>8.04065661745184</text:p>
          </table:table-cell>
          <table:table-cell table:formula="of:=LOG([.A346])" office:value-type="float" office:value="0.817362860899993" calcext:value-type="float">
            <text:p>0.817362860899993</text:p>
          </table:table-cell>
          <table:table-cell table:formula="of:=LOG([.B346])" office:value-type="float" office:value="3.48200803648738" calcext:value-type="float">
            <text:p>3.48200803648738</text:p>
          </table:table-cell>
        </table:table-row>
        <table:table-row table:style-name="ro1">
          <table:table-cell office:value-type="float" office:value="0.44015736" calcext:value-type="float">
            <text:p>0.44015736</text:p>
          </table:table-cell>
          <table:table-cell office:value-type="float" office:value="176.948730185851" calcext:value-type="float">
            <text:p>176.9487301858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117" calcext:value-type="float">
            <text:p>11117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60067149412775" calcext:value-type="float">
            <text:p>-1.60067149412775</text:p>
          </table:table-cell>
          <table:table-cell office:value-type="float" office:value="2.2007868" calcext:value-type="float">
            <text:p>2.2007868</text:p>
          </table:table-cell>
          <table:table-cell office:value-type="float" office:value="884.743650929254" calcext:value-type="float">
            <text:p>884.743650929254</text:p>
          </table:table-cell>
          <table:table-cell table:formula="of:=LOG([.H347])" office:value-type="float" office:value="0.342577972554131" calcext:value-type="float">
            <text:p>0.342577972554131</text:p>
          </table:table-cell>
          <table:table-cell table:formula="of:=LOG([.I347])" office:value-type="float" office:value="2.94681745474975" calcext:value-type="float">
            <text:p>2.94681745474975</text:p>
          </table:table-cell>
          <table:table-cell table:formula="of:=LOG([.A347])" office:value-type="float" office:value="-0.356392031781888" calcext:value-type="float">
            <text:p>-0.356392031781888</text:p>
          </table:table-cell>
          <table:table-cell table:formula="of:=LOG([.B347])" office:value-type="float" office:value="2.24784745041373" calcext:value-type="float">
            <text:p>2.24784745041373</text:p>
          </table:table-cell>
        </table:table-row>
        <table:table-row table:style-name="ro1">
          <table:table-cell office:value-type="float" office:value="4.08647421590909" calcext:value-type="float">
            <text:p>4.08647421590909</text:p>
          </table:table-cell>
          <table:table-cell office:value-type="float" office:value="5462.02462459925" calcext:value-type="float">
            <text:p>5462.024624599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132" calcext:value-type="float">
            <text:p>11132</text:p>
          </table:table-cell>
          <table:table-cell office:value-type="float" office:value="1.64345267648619" calcext:value-type="float">
            <text:p>1.64345267648619</text:p>
          </table:table-cell>
          <table:table-cell office:value-type="float" office:value="-0.734270459825866" calcext:value-type="float">
            <text:p>-0.734270459825866</text:p>
          </table:table-cell>
          <table:table-cell office:value-type="float" office:value="179.8048655" calcext:value-type="float">
            <text:p>179.8048655</text:p>
          </table:table-cell>
          <table:table-cell office:value-type="float" office:value="240329.083482367" calcext:value-type="float">
            <text:p>240329.083482367</text:p>
          </table:table-cell>
          <table:table-cell table:formula="of:=LOG([.H348])" office:value-type="float" office:value="2.25480143951741" calcext:value-type="float">
            <text:p>2.25480143951741</text:p>
          </table:table-cell>
          <table:table-cell table:formula="of:=LOG([.I348])" office:value-type="float" office:value="5.38080633023634" calcext:value-type="float">
            <text:p>5.38080633023634</text:p>
          </table:table-cell>
          <table:table-cell table:formula="of:=LOG([.A348])" office:value-type="float" office:value="0.611348763031222" calcext:value-type="float">
            <text:p>0.611348763031222</text:p>
          </table:table-cell>
          <table:table-cell table:formula="of:=LOG([.B348])" office:value-type="float" office:value="3.73735365375016" calcext:value-type="float">
            <text:p>3.73735365375016</text:p>
          </table:table-cell>
        </table:table-row>
        <table:table-row table:style-name="ro1">
          <table:table-cell office:value-type="float" office:value="2.00131333333333" calcext:value-type="float">
            <text:p>2.00131333333333</text:p>
          </table:table-cell>
          <table:table-cell office:value-type="float" office:value="3471.33318175499" calcext:value-type="float">
            <text:p>3471.33318175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144" calcext:value-type="float">
            <text:p>11144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784002785084824" calcext:value-type="float">
            <text:p>-0.784002785084824</text:p>
          </table:table-cell>
          <table:table-cell office:value-type="float" office:value="6.00394" calcext:value-type="float">
            <text:p>6.00394</text:p>
          </table:table-cell>
          <table:table-cell office:value-type="float" office:value="10413.999545265" calcext:value-type="float">
            <text:p>10413.999545265</text:p>
          </table:table-cell>
          <table:table-cell table:formula="of:=LOG([.H349])" office:value-type="float" office:value="0.778436343498095" calcext:value-type="float">
            <text:p>0.778436343498095</text:p>
          </table:table-cell>
          <table:table-cell table:formula="of:=LOG([.I349])" office:value-type="float" office:value="4.01761755437588" calcext:value-type="float">
            <text:p>4.01761755437588</text:p>
          </table:table-cell>
          <table:table-cell table:formula="of:=LOG([.A349])" office:value-type="float" office:value="0.301315088778432" calcext:value-type="float">
            <text:p>0.301315088778432</text:p>
          </table:table-cell>
          <table:table-cell table:formula="of:=LOG([.B349])" office:value-type="float" office:value="3.54049629965622" calcext:value-type="float">
            <text:p>3.54049629965622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3930.93425864052" calcext:value-type="float">
            <text:p>3930.934258640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174" calcext:value-type="float">
            <text:p>11174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2.43960143871066" calcext:value-type="float">
            <text:p>2.43960143871066</text:p>
          </table:table-cell>
          <table:table-cell office:value-type="float" office:value="4.968" calcext:value-type="float">
            <text:p>4.968</text:p>
          </table:table-cell>
          <table:table-cell office:value-type="float" office:value="7861.86851728104" calcext:value-type="float">
            <text:p>7861.86851728104</text:p>
          </table:table-cell>
          <table:table-cell table:formula="of:=LOG([.H350])" office:value-type="float" office:value="0.696181587168524" calcext:value-type="float">
            <text:p>0.696181587168524</text:p>
          </table:table-cell>
          <table:table-cell table:formula="of:=LOG([.I350])" office:value-type="float" office:value="3.89552577635805" calcext:value-type="float">
            <text:p>3.89552577635805</text:p>
          </table:table-cell>
          <table:table-cell table:formula="of:=LOG([.A350])" office:value-type="float" office:value="0.395151591504543" calcext:value-type="float">
            <text:p>0.395151591504543</text:p>
          </table:table-cell>
          <table:table-cell table:formula="of:=LOG([.B350])" office:value-type="float" office:value="3.59449578069407" calcext:value-type="float">
            <text:p>3.59449578069407</text:p>
          </table:table-cell>
        </table:table-row>
        <table:table-row table:style-name="ro1">
          <table:table-cell office:value-type="float" office:value="2.09807142857143" calcext:value-type="float">
            <text:p>2.09807142857143</text:p>
          </table:table-cell>
          <table:table-cell office:value-type="float" office:value="2646.62172324118" calcext:value-type="float">
            <text:p>2646.621723241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183" calcext:value-type="float">
            <text:p>11183</text:p>
          </table:table-cell>
          <table:table-cell office:value-type="float" office:value="1.14612803567824" calcext:value-type="float">
            <text:p>1.14612803567824</text:p>
          </table:table-cell>
          <table:table-cell office:value-type="float" office:value="-0.693510389433776" calcext:value-type="float">
            <text:p>-0.693510389433776</text:p>
          </table:table-cell>
          <table:table-cell office:value-type="float" office:value="29.373" calcext:value-type="float">
            <text:p>29.373</text:p>
          </table:table-cell>
          <table:table-cell office:value-type="float" office:value="37052.7041253766" calcext:value-type="float">
            <text:p>37052.7041253766</text:p>
          </table:table-cell>
          <table:table-cell table:formula="of:=LOG([.H351])" office:value-type="float" office:value="1.46794830528714" calcext:value-type="float">
            <text:p>1.46794830528714</text:p>
          </table:table-cell>
          <table:table-cell table:formula="of:=LOG([.I351])" office:value-type="float" office:value="4.5688199085063" calcext:value-type="float">
            <text:p>4.5688199085063</text:p>
          </table:table-cell>
          <table:table-cell table:formula="of:=LOG([.A351])" office:value-type="float" office:value="0.321820269608903" calcext:value-type="float">
            <text:p>0.321820269608903</text:p>
          </table:table-cell>
          <table:table-cell table:formula="of:=LOG([.B351])" office:value-type="float" office:value="3.42269187282806" calcext:value-type="float">
            <text:p>3.42269187282806</text:p>
          </table:table-cell>
        </table:table-row>
        <table:table-row table:style-name="ro1">
          <table:table-cell office:value-type="float" office:value="1.82524324324324" calcext:value-type="float">
            <text:p>1.82524324324324</text:p>
          </table:table-cell>
          <table:table-cell office:value-type="float" office:value="2890.94689274607" calcext:value-type="float">
            <text:p>2890.946892746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193" calcext:value-type="float">
            <text:p>11193</text:p>
          </table:table-cell>
          <table:table-cell office:value-type="float" office:value="1.56820172406699" calcext:value-type="float">
            <text:p>1.56820172406699</text:p>
          </table:table-cell>
          <table:table-cell office:value-type="float" office:value="-1.2933996615939" calcext:value-type="float">
            <text:p>-1.2933996615939</text:p>
          </table:table-cell>
          <table:table-cell office:value-type="float" office:value="67.534" calcext:value-type="float">
            <text:p>67.534</text:p>
          </table:table-cell>
          <table:table-cell office:value-type="float" office:value="106965.035031605" calcext:value-type="float">
            <text:p>106965.035031605</text:p>
          </table:table-cell>
          <table:table-cell table:formula="of:=LOG([.H352])" office:value-type="float" office:value="1.82952247349451" calcext:value-type="float">
            <text:p>1.82952247349451</text:p>
          </table:table-cell>
          <table:table-cell table:formula="of:=LOG([.I352])" office:value-type="float" office:value="5.02924183773725" calcext:value-type="float">
            <text:p>5.02924183773725</text:p>
          </table:table-cell>
          <table:table-cell table:formula="of:=LOG([.A352])" office:value-type="float" office:value="0.261320749427518" calcext:value-type="float">
            <text:p>0.261320749427518</text:p>
          </table:table-cell>
          <table:table-cell table:formula="of:=LOG([.B352])" office:value-type="float" office:value="3.46104011367025" calcext:value-type="float">
            <text:p>3.46104011367025</text:p>
          </table:table-cell>
        </table:table-row>
        <table:table-row table:style-name="ro1">
          <table:table-cell office:value-type="float" office:value="2.7075" calcext:value-type="float">
            <text:p>2.7075</text:p>
          </table:table-cell>
          <table:table-cell office:value-type="float" office:value="6442.47420327363" calcext:value-type="float">
            <text:p>6442.474203273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03" calcext:value-type="float">
            <text:p>11203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991045681469626" calcext:value-type="float">
            <text:p>-0.991045681469626</text:p>
          </table:table-cell>
          <table:table-cell office:value-type="float" office:value="5.415" calcext:value-type="float">
            <text:p>5.415</text:p>
          </table:table-cell>
          <table:table-cell office:value-type="float" office:value="12884.9484065473" calcext:value-type="float">
            <text:p>12884.9484065473</text:p>
          </table:table-cell>
          <table:table-cell table:formula="of:=LOG([.H353])" office:value-type="float" office:value="0.733598460961339" calcext:value-type="float">
            <text:p>0.733598460961339</text:p>
          </table:table-cell>
          <table:table-cell table:formula="of:=LOG([.I353])" office:value-type="float" office:value="4.11008268390387" calcext:value-type="float">
            <text:p>4.11008268390387</text:p>
          </table:table-cell>
          <table:table-cell table:formula="of:=LOG([.A353])" office:value-type="float" office:value="0.432568465297358" calcext:value-type="float">
            <text:p>0.432568465297358</text:p>
          </table:table-cell>
          <table:table-cell table:formula="of:=LOG([.B353])" office:value-type="float" office:value="3.80905268823989" calcext:value-type="float">
            <text:p>3.80905268823989</text:p>
          </table:table-cell>
        </table:table-row>
        <table:table-row table:style-name="ro1">
          <table:table-cell office:value-type="float" office:value="4.12866666666667" calcext:value-type="float">
            <text:p>4.12866666666667</text:p>
          </table:table-cell>
          <table:table-cell office:value-type="float" office:value="4611.04905234563" calcext:value-type="float">
            <text:p>4611.049052345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273" calcext:value-type="float">
            <text:p>11273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1.2417851591954" calcext:value-type="float">
            <text:p>-1.2417851591954</text:p>
          </table:table-cell>
          <table:table-cell office:value-type="float" office:value="49.544" calcext:value-type="float">
            <text:p>49.544</text:p>
          </table:table-cell>
          <table:table-cell office:value-type="float" office:value="55332.5886281475" calcext:value-type="float">
            <text:p>55332.5886281475</text:p>
          </table:table-cell>
          <table:table-cell table:formula="of:=LOG([.H354])" office:value-type="float" office:value="1.69499106700151" calcext:value-type="float">
            <text:p>1.69499106700151</text:p>
          </table:table-cell>
          <table:table-cell table:formula="of:=LOG([.I354])" office:value-type="float" office:value="4.74298098831685" calcext:value-type="float">
            <text:p>4.74298098831685</text:p>
          </table:table-cell>
          <table:table-cell table:formula="of:=LOG([.A354])" office:value-type="float" office:value="0.61580982095389" calcext:value-type="float">
            <text:p>0.61580982095389</text:p>
          </table:table-cell>
          <table:table-cell table:formula="of:=LOG([.B354])" office:value-type="float" office:value="3.66379974226923" calcext:value-type="float">
            <text:p>3.66379974226923</text:p>
          </table:table-cell>
        </table:table-row>
        <table:table-row table:style-name="ro1">
          <table:table-cell office:value-type="float" office:value="8.63619974571428" calcext:value-type="float">
            <text:p>8.63619974571428</text:p>
          </table:table-cell>
          <table:table-cell office:value-type="float" office:value="10515.7419062652" calcext:value-type="float">
            <text:p>10515.74190626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306" calcext:value-type="float">
            <text:p>11306</text:p>
          </table:table-cell>
          <table:table-cell office:value-type="float" office:value="1.7481880270062" calcext:value-type="float">
            <text:p>1.7481880270062</text:p>
          </table:table-cell>
          <table:table-cell office:value-type="float" office:value="-0.551879484355516" calcext:value-type="float">
            <text:p>-0.551879484355516</text:p>
          </table:table-cell>
          <table:table-cell office:value-type="float" office:value="483.62718576" calcext:value-type="float">
            <text:p>483.62718576</text:p>
          </table:table-cell>
          <table:table-cell office:value-type="float" office:value="588881.54675085" calcext:value-type="float">
            <text:p>588881.54675085</text:p>
          </table:table-cell>
          <table:table-cell table:formula="of:=LOG([.H355])" office:value-type="float" office:value="2.68451070553387" calcext:value-type="float">
            <text:p>2.68451070553387</text:p>
          </table:table-cell>
          <table:table-cell table:formula="of:=LOG([.I355])" office:value-type="float" office:value="5.77002794543897" calcext:value-type="float">
            <text:p>5.77002794543897</text:p>
          </table:table-cell>
          <table:table-cell table:formula="of:=LOG([.A355])" office:value-type="float" office:value="0.936322678527674" calcext:value-type="float">
            <text:p>0.936322678527674</text:p>
          </table:table-cell>
          <table:table-cell table:formula="of:=LOG([.B355])" office:value-type="float" office:value="4.02183991843277" calcext:value-type="float">
            <text:p>4.02183991843277</text:p>
          </table:table-cell>
        </table:table-row>
        <table:table-row table:style-name="ro1">
          <table:table-cell office:value-type="float" office:value="5.80291334775799" calcext:value-type="float">
            <text:p>5.80291334775799</text:p>
          </table:table-cell>
          <table:table-cell office:value-type="float" office:value="1690.96307388224" calcext:value-type="float">
            <text:p>1690.96307388224</text:p>
          </table:table-cell>
          <table:table-cell office:value-type="string" calcext:value-type="string">
            <text:p>PL</text:p>
          </table:table-cell>
          <table:table-cell office:value-type="float" office:value="1628" calcext:value-type="float">
            <text:p>1628</text:p>
          </table:table-cell>
          <table:table-cell office:value-type="float" office:value="11324" calcext:value-type="float">
            <text:p>11324</text:p>
          </table:table-cell>
          <table:table-cell office:value-type="float" office:value="3.21165440055318" calcext:value-type="float">
            <text:p>3.21165440055318</text:p>
          </table:table-cell>
          <table:table-cell office:value-type="float" office:value="-1.043881651236" calcext:value-type="float">
            <text:p>-1.043881651236</text:p>
          </table:table-cell>
          <table:table-cell office:value-type="float" office:value="9447.14293015001" calcext:value-type="float">
            <text:p>9447.14293015001</text:p>
          </table:table-cell>
          <table:table-cell office:value-type="float" office:value="2752887.88428029" calcext:value-type="float">
            <text:p>2752887.88428029</text:p>
          </table:table-cell>
          <table:table-cell table:formula="of:=LOG([.H356])" office:value-type="float" office:value="3.97530048604594" calcext:value-type="float">
            <text:p>3.97530048604594</text:p>
          </table:table-cell>
          <table:table-cell table:formula="of:=LOG([.I356])" office:value-type="float" office:value="6.43978852442279" calcext:value-type="float">
            <text:p>6.43978852442279</text:p>
          </table:table-cell>
          <table:table-cell table:formula="of:=LOG([.A356])" office:value-type="float" office:value="0.763646085492753" calcext:value-type="float">
            <text:p>0.763646085492753</text:p>
          </table:table-cell>
          <table:table-cell table:formula="of:=LOG([.B356])" office:value-type="float" office:value="3.2281341238696" calcext:value-type="float">
            <text:p>3.2281341238696</text:p>
          </table:table-cell>
        </table:table-row>
        <table:table-row table:style-name="ro1">
          <table:table-cell office:value-type="float" office:value="4.92722546271186" calcext:value-type="float">
            <text:p>4.92722546271186</text:p>
          </table:table-cell>
          <table:table-cell office:value-type="float" office:value="3189.88607970585" calcext:value-type="float">
            <text:p>3189.886079705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326" calcext:value-type="float">
            <text:p>11326</text:p>
          </table:table-cell>
          <table:table-cell office:value-type="float" office:value="2.07188200730613" calcext:value-type="float">
            <text:p>2.07188200730613</text:p>
          </table:table-cell>
          <table:table-cell office:value-type="float" office:value="-1.07020889230678" calcext:value-type="float">
            <text:p>-1.07020889230678</text:p>
          </table:table-cell>
          <table:table-cell office:value-type="float" office:value="581.4126046" calcext:value-type="float">
            <text:p>581.4126046</text:p>
          </table:table-cell>
          <table:table-cell office:value-type="float" office:value="376406.55740529" calcext:value-type="float">
            <text:p>376406.55740529</text:p>
          </table:table-cell>
          <table:table-cell table:formula="of:=LOG([.H357])" office:value-type="float" office:value="2.76448444272317" calcext:value-type="float">
            <text:p>2.76448444272317</text:p>
          </table:table-cell>
          <table:table-cell table:formula="of:=LOG([.I357])" office:value-type="float" office:value="5.57565718069604" calcext:value-type="float">
            <text:p>5.57565718069604</text:p>
          </table:table-cell>
          <table:table-cell table:formula="of:=LOG([.A357])" office:value-type="float" office:value="0.69260243541705" calcext:value-type="float">
            <text:p>0.69260243541705</text:p>
          </table:table-cell>
          <table:table-cell table:formula="of:=LOG([.B357])" office:value-type="float" office:value="3.50377517338992" calcext:value-type="float">
            <text:p>3.50377517338992</text:p>
          </table:table-cell>
        </table:table-row>
        <table:table-row table:style-name="ro1">
          <table:table-cell office:value-type="float" office:value="1.79756976697674" calcext:value-type="float">
            <text:p>1.79756976697674</text:p>
          </table:table-cell>
          <table:table-cell office:value-type="float" office:value="1159.61798106317" calcext:value-type="float">
            <text:p>1159.61798106317</text:p>
          </table:table-cell>
          <table:table-cell office:value-type="string" calcext:value-type="string">
            <text:p>US</text:p>
          </table:table-cell>
          <table:table-cell office:value-type="float" office:value="43" calcext:value-type="float">
            <text:p>43</text:p>
          </table:table-cell>
          <table:table-cell office:value-type="float" office:value="11350" calcext:value-type="float">
            <text:p>11350</text:p>
          </table:table-cell>
          <table:table-cell office:value-type="float" office:value="1.63346845557959" calcext:value-type="float">
            <text:p>1.63346845557959</text:p>
          </table:table-cell>
          <table:table-cell office:value-type="float" office:value="-0.75292619764055" calcext:value-type="float">
            <text:p>-0.75292619764055</text:p>
          </table:table-cell>
          <table:table-cell office:value-type="float" office:value="77.29549998" calcext:value-type="float">
            <text:p>77.29549998</text:p>
          </table:table-cell>
          <table:table-cell office:value-type="float" office:value="49863.5731857163" calcext:value-type="float">
            <text:p>49863.5731857163</text:p>
          </table:table-cell>
          <table:table-cell table:formula="of:=LOG([.H358])" office:value-type="float" office:value="1.88815421072631" calcext:value-type="float">
            <text:p>1.88815421072631</text:p>
          </table:table-cell>
          <table:table-cell table:formula="of:=LOG([.I358])" office:value-type="float" office:value="4.69778339649501" calcext:value-type="float">
            <text:p>4.69778339649501</text:p>
          </table:table-cell>
          <table:table-cell table:formula="of:=LOG([.A358])" office:value-type="float" office:value="0.254685755146727" calcext:value-type="float">
            <text:p>0.254685755146727</text:p>
          </table:table-cell>
          <table:table-cell table:formula="of:=LOG([.B358])" office:value-type="float" office:value="3.06431494091543" calcext:value-type="float">
            <text:p>3.06431494091543</text:p>
          </table:table-cell>
        </table:table-row>
        <table:table-row table:style-name="ro1">
          <table:table-cell office:value-type="float" office:value="6.07269047619048" calcext:value-type="float">
            <text:p>6.07269047619048</text:p>
          </table:table-cell>
          <table:table-cell office:value-type="float" office:value="9466.67758760497" calcext:value-type="float">
            <text:p>9466.6775876049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356" calcext:value-type="float">
            <text:p>11356</text:p>
          </table:table-cell>
          <table:table-cell office:value-type="float" office:value="1.6232492903979" calcext:value-type="float">
            <text:p>1.6232492903979</text:p>
          </table:table-cell>
          <table:table-cell office:value-type="float" office:value="0.377166935272262" calcext:value-type="float">
            <text:p>0.377166935272262</text:p>
          </table:table-cell>
          <table:table-cell office:value-type="float" office:value="255.053" calcext:value-type="float">
            <text:p>255.053</text:p>
          </table:table-cell>
          <table:table-cell office:value-type="float" office:value="397600.458679409" calcext:value-type="float">
            <text:p>397600.458679409</text:p>
          </table:table-cell>
          <table:table-cell table:formula="of:=LOG([.H359])" office:value-type="float" office:value="2.40663043618237" calcext:value-type="float">
            <text:p>2.40663043618237</text:p>
          </table:table-cell>
          <table:table-cell table:formula="of:=LOG([.I359])" office:value-type="float" office:value="5.59944687673589" calcext:value-type="float">
            <text:p>5.59944687673589</text:p>
          </table:table-cell>
          <table:table-cell table:formula="of:=LOG([.A359])" office:value-type="float" office:value="0.783381145784472" calcext:value-type="float">
            <text:p>0.783381145784472</text:p>
          </table:table-cell>
          <table:table-cell table:formula="of:=LOG([.B359])" office:value-type="float" office:value="3.97619758633799" calcext:value-type="float">
            <text:p>3.97619758633799</text:p>
          </table:table-cell>
        </table:table-row>
        <table:table-row table:style-name="ro1">
          <table:table-cell office:value-type="float" office:value="15.918922113" calcext:value-type="float">
            <text:p>15.918922113</text:p>
          </table:table-cell>
          <table:table-cell office:value-type="float" office:value="7104.24289784988" calcext:value-type="float">
            <text:p>7104.24289784988</text:p>
          </table:table-cell>
          <table:table-cell office:value-type="string" calcext:value-type="string">
            <text:p>US</text:p>
          </table:table-cell>
          <table:table-cell office:value-type="float" office:value="10" calcext:value-type="float">
            <text:p>10</text:p>
          </table:table-cell>
          <table:table-cell office:value-type="float" office:value="11442" calcext:value-type="float">
            <text:p>11442</text:p>
          </table:table-cell>
          <table:table-cell office:value-type="float" office:value="1" calcext:value-type="float">
            <text:p>1</text:p>
          </table:table-cell>
          <table:table-cell office:value-type="float" office:value="-0.628515175707313" calcext:value-type="float">
            <text:p>-0.628515175707313</text:p>
          </table:table-cell>
          <table:table-cell office:value-type="float" office:value="159.18922113" calcext:value-type="float">
            <text:p>159.18922113</text:p>
          </table:table-cell>
          <table:table-cell office:value-type="float" office:value="71042.4289784989" calcext:value-type="float">
            <text:p>71042.4289784989</text:p>
          </table:table-cell>
          <table:table-cell table:formula="of:=LOG([.H360])" office:value-type="float" office:value="2.20191365785992" calcext:value-type="float">
            <text:p>2.20191365785992</text:p>
          </table:table-cell>
          <table:table-cell table:formula="of:=LOG([.I360])" office:value-type="float" office:value="4.85151780178413" calcext:value-type="float">
            <text:p>4.85151780178413</text:p>
          </table:table-cell>
          <table:table-cell table:formula="of:=LOG([.A360])" office:value-type="float" office:value="1.20191365785992" calcext:value-type="float">
            <text:p>1.20191365785992</text:p>
          </table:table-cell>
          <table:table-cell table:formula="of:=LOG([.B360])" office:value-type="float" office:value="3.85151780178413" calcext:value-type="float">
            <text:p>3.85151780178413</text:p>
          </table:table-cell>
        </table:table-row>
        <table:table-row table:style-name="ro1">
          <table:table-cell office:value-type="float" office:value="0.150558" calcext:value-type="float">
            <text:p>0.150558</text:p>
          </table:table-cell>
          <table:table-cell office:value-type="float" office:value="168.690975347201" calcext:value-type="float">
            <text:p>168.690975347201</text:p>
          </table:table-cell>
          <table:table-cell office:value-type="string" calcext:value-type="string">
            <text:p>UA</text:p>
          </table:table-cell>
          <table:table-cell office:value-type="float" office:value="21" calcext:value-type="float">
            <text:p>21</text:p>
          </table:table-cell>
          <table:table-cell office:value-type="float" office:value="11453" calcext:value-type="float">
            <text:p>11453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49930703226182" calcext:value-type="float">
            <text:p>-1.49930703226182</text:p>
          </table:table-cell>
          <table:table-cell office:value-type="float" office:value="3.161718" calcext:value-type="float">
            <text:p>3.161718</text:p>
          </table:table-cell>
          <table:table-cell office:value-type="float" office:value="3542.51048229122" calcext:value-type="float">
            <text:p>3542.51048229122</text:p>
          </table:table-cell>
          <table:table-cell table:formula="of:=LOG([.H361])" office:value-type="float" office:value="0.499923131723498" calcext:value-type="float">
            <text:p>0.499923131723498</text:p>
          </table:table-cell>
          <table:table-cell table:formula="of:=LOG([.I361])" office:value-type="float" office:value="3.5493111439991" calcext:value-type="float">
            <text:p>3.5493111439991</text:p>
          </table:table-cell>
          <table:table-cell table:formula="of:=LOG([.A361])" office:value-type="float" office:value="-0.822296163010421" calcext:value-type="float">
            <text:p>-0.822296163010421</text:p>
          </table:table-cell>
          <table:table-cell table:formula="of:=LOG([.B361])" office:value-type="float" office:value="2.22709184926518" calcext:value-type="float">
            <text:p>2.22709184926518</text:p>
          </table:table-cell>
        </table:table-row>
        <table:table-row table:style-name="ro1">
          <table:table-cell office:value-type="float" office:value="3.52590909090909" calcext:value-type="float">
            <text:p>3.52590909090909</text:p>
          </table:table-cell>
          <table:table-cell office:value-type="float" office:value="3268.82578625913" calcext:value-type="float">
            <text:p>3268.825786259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523" calcext:value-type="float">
            <text:p>11523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0.473449352883543" calcext:value-type="float">
            <text:p>-0.473449352883543</text:p>
          </table:table-cell>
          <table:table-cell office:value-type="float" office:value="38.785" calcext:value-type="float">
            <text:p>38.785</text:p>
          </table:table-cell>
          <table:table-cell office:value-type="float" office:value="35957.0836488505" calcext:value-type="float">
            <text:p>35957.0836488505</text:p>
          </table:table-cell>
          <table:table-cell table:formula="of:=LOG([.H362])" office:value-type="float" office:value="1.5886637957802" calcext:value-type="float">
            <text:p>1.5886637957802</text:p>
          </table:table-cell>
          <table:table-cell table:formula="of:=LOG([.I362])" office:value-type="float" office:value="4.55578446040899" calcext:value-type="float">
            <text:p>4.55578446040899</text:p>
          </table:table-cell>
          <table:table-cell table:formula="of:=LOG([.A362])" office:value-type="float" office:value="0.547271110621979" calcext:value-type="float">
            <text:p>0.547271110621979</text:p>
          </table:table-cell>
          <table:table-cell table:formula="of:=LOG([.B362])" office:value-type="float" office:value="3.51439177525077" calcext:value-type="float">
            <text:p>3.51439177525077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office:value-type="float" office:value="6602.38522252627" calcext:value-type="float">
            <text:p>6602.385222526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526" calcext:value-type="float">
            <text:p>11526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783482022562818" calcext:value-type="float">
            <text:p>-0.783482022562818</text:p>
          </table:table-cell>
          <table:table-cell office:value-type="float" office:value="15.915" calcext:value-type="float">
            <text:p>15.915</text:p>
          </table:table-cell>
          <table:table-cell office:value-type="float" office:value="19807.1556675788" calcext:value-type="float">
            <text:p>19807.1556675788</text:p>
          </table:table-cell>
          <table:table-cell table:formula="of:=LOG([.H363])" office:value-type="float" office:value="1.20180664295702" calcext:value-type="float">
            <text:p>1.20180664295702</text:p>
          </table:table-cell>
          <table:table-cell table:formula="of:=LOG([.I363])" office:value-type="float" office:value="4.29682211478314" calcext:value-type="float">
            <text:p>4.29682211478314</text:p>
          </table:table-cell>
          <table:table-cell table:formula="of:=LOG([.A363])" office:value-type="float" office:value="0.724685388237359" calcext:value-type="float">
            <text:p>0.724685388237359</text:p>
          </table:table-cell>
          <table:table-cell table:formula="of:=LOG([.B363])" office:value-type="float" office:value="3.81970086006347" calcext:value-type="float">
            <text:p>3.81970086006347</text:p>
          </table:table-cell>
        </table:table-row>
        <table:table-row table:style-name="ro1">
          <table:table-cell office:value-type="float" office:value="1.24366666666667" calcext:value-type="float">
            <text:p>1.24366666666667</text:p>
          </table:table-cell>
          <table:table-cell office:value-type="float" office:value="1785.17716539032" calcext:value-type="float">
            <text:p>1785.177165390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564" calcext:value-type="float">
            <text:p>11564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33408526624859" calcext:value-type="float">
            <text:p>-1.33408526624859</text:p>
          </table:table-cell>
          <table:table-cell office:value-type="float" office:value="11.193" calcext:value-type="float">
            <text:p>11.193</text:p>
          </table:table-cell>
          <table:table-cell office:value-type="float" office:value="16066.5944885129" calcext:value-type="float">
            <text:p>16066.5944885129</text:p>
          </table:table-cell>
          <table:table-cell table:formula="of:=LOG([.H364])" office:value-type="float" office:value="1.04894650376049" calcext:value-type="float">
            <text:p>1.04894650376049</text:p>
          </table:table-cell>
          <table:table-cell table:formula="of:=LOG([.I364])" office:value-type="float" office:value="4.20592383248323" calcext:value-type="float">
            <text:p>4.20592383248323</text:p>
          </table:table-cell>
          <table:table-cell table:formula="of:=LOG([.A364])" office:value-type="float" office:value="0.0947039943211678" calcext:value-type="float">
            <text:p>0.094703994321168</text:p>
          </table:table-cell>
          <table:table-cell table:formula="of:=LOG([.B364])" office:value-type="float" office:value="3.25168132304391" calcext:value-type="float">
            <text:p>3.25168132304391</text:p>
          </table:table-cell>
        </table:table-row>
        <table:table-row table:style-name="ro1">
          <table:table-cell office:value-type="float" office:value="1.17970999333333" calcext:value-type="float">
            <text:p>1.17970999333333</text:p>
          </table:table-cell>
          <table:table-cell office:value-type="float" office:value="1051.79463503135" calcext:value-type="float">
            <text:p>1051.79463503135</text:p>
          </table:table-cell>
          <table:table-cell office:value-type="string" calcext:value-type="string">
            <text:p>US</text:p>
          </table:table-cell>
          <table:table-cell office:value-type="float" office:value="6" calcext:value-type="float">
            <text:p>6</text:p>
          </table:table-cell>
          <table:table-cell office:value-type="float" office:value="11611" calcext:value-type="float">
            <text:p>11611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1.19881986307075" calcext:value-type="float">
            <text:p>-1.19881986307075</text:p>
          </table:table-cell>
          <table:table-cell office:value-type="float" office:value="7.07825996" calcext:value-type="float">
            <text:p>7.07825996</text:p>
          </table:table-cell>
          <table:table-cell office:value-type="float" office:value="6310.76781018812" calcext:value-type="float">
            <text:p>6310.76781018812</text:p>
          </table:table-cell>
          <table:table-cell table:formula="of:=LOG([.H365])" office:value-type="float" office:value="0.849926508728211" calcext:value-type="float">
            <text:p>0.849926508728211</text:p>
          </table:table-cell>
          <table:table-cell table:formula="of:=LOG([.I365])" office:value-type="float" office:value="3.80008220162794" calcext:value-type="float">
            <text:p>3.80008220162794</text:p>
          </table:table-cell>
          <table:table-cell table:formula="of:=LOG([.A365])" office:value-type="float" office:value="0.0717752583445666" calcext:value-type="float">
            <text:p>0.071775258344567</text:p>
          </table:table-cell>
          <table:table-cell table:formula="of:=LOG([.B365])" office:value-type="float" office:value="3.02193095124429" calcext:value-type="float">
            <text:p>3.02193095124429</text:p>
          </table:table-cell>
        </table:table-row>
        <table:table-row table:style-name="ro1">
          <table:table-cell office:value-type="float" office:value="2.9430976173913" calcext:value-type="float">
            <text:p>2.9430976173913</text:p>
          </table:table-cell>
          <table:table-cell office:value-type="float" office:value="6030.2248649822" calcext:value-type="float">
            <text:p>6030.2248649822</text:p>
          </table:table-cell>
          <table:table-cell office:value-type="string" calcext:value-type="string">
            <text:p>AR</text:p>
          </table:table-cell>
          <table:table-cell office:value-type="float" office:value="23" calcext:value-type="float">
            <text:p>23</text:p>
          </table:table-cell>
          <table:table-cell office:value-type="float" office:value="11626" calcext:value-type="float">
            <text:p>11626</text:p>
          </table:table-cell>
          <table:table-cell office:value-type="float" office:value="1.36172783601759" calcext:value-type="float">
            <text:p>1.36172783601759</text:p>
          </table:table-cell>
          <table:table-cell office:value-type="float" office:value="-0.611966616806574" calcext:value-type="float">
            <text:p>-0.611966616806574</text:p>
          </table:table-cell>
          <table:table-cell office:value-type="float" office:value="67.6912452" calcext:value-type="float">
            <text:p>67.6912452</text:p>
          </table:table-cell>
          <table:table-cell office:value-type="float" office:value="138695.171894591" calcext:value-type="float">
            <text:p>138695.171894591</text:p>
          </table:table-cell>
          <table:table-cell table:formula="of:=LOG([.H366])" office:value-type="float" office:value="1.83053250314313" calcext:value-type="float">
            <text:p>1.83053250314313</text:p>
          </table:table-cell>
          <table:table-cell table:formula="of:=LOG([.I366])" office:value-type="float" office:value="5.14206134314947" calcext:value-type="float">
            <text:p>5.14206134314947</text:p>
          </table:table-cell>
          <table:table-cell table:formula="of:=LOG([.A366])" office:value-type="float" office:value="0.468804667125534" calcext:value-type="float">
            <text:p>0.468804667125534</text:p>
          </table:table-cell>
          <table:table-cell table:formula="of:=LOG([.B366])" office:value-type="float" office:value="3.78033350713188" calcext:value-type="float">
            <text:p>3.78033350713188</text:p>
          </table:table-cell>
        </table:table-row>
        <table:table-row table:style-name="ro1">
          <table:table-cell office:value-type="float" office:value="40.0761782608696" calcext:value-type="float">
            <text:p>40.0761782608696</text:p>
          </table:table-cell>
          <table:table-cell office:value-type="float" office:value="44377.6303294537" calcext:value-type="float">
            <text:p>44377.6303294537</text:p>
          </table:table-cell>
          <table:table-cell office:value-type="string" calcext:value-type="string">
            <text:p>US</text:p>
          </table:table-cell>
          <table:table-cell office:value-type="float" office:value="46" calcext:value-type="float">
            <text:p>46</text:p>
          </table:table-cell>
          <table:table-cell office:value-type="float" office:value="11643" calcext:value-type="float">
            <text:p>11643</text:p>
          </table:table-cell>
          <table:table-cell office:value-type="float" office:value="1.66275783168157" calcext:value-type="float">
            <text:p>1.66275783168157</text:p>
          </table:table-cell>
          <table:table-cell office:value-type="float" office:value="-1.2769565853846" calcext:value-type="float">
            <text:p>-1.2769565853846</text:p>
          </table:table-cell>
          <table:table-cell office:value-type="float" office:value="1843.5042" calcext:value-type="float">
            <text:p>1843.5042</text:p>
          </table:table-cell>
          <table:table-cell office:value-type="float" office:value="2041370.99515487" calcext:value-type="float">
            <text:p>2041370.99515487</text:p>
          </table:table-cell>
          <table:table-cell table:formula="of:=LOG([.H367])" office:value-type="float" office:value="3.26564413138328" calcext:value-type="float">
            <text:p>3.26564413138328</text:p>
          </table:table-cell>
          <table:table-cell table:formula="of:=LOG([.I367])" office:value-type="float" office:value="6.30992193980022" calcext:value-type="float">
            <text:p>6.30992193980022</text:p>
          </table:table-cell>
          <table:table-cell table:formula="of:=LOG([.A367])" office:value-type="float" office:value="1.6028862997017" calcext:value-type="float">
            <text:p>1.6028862997017</text:p>
          </table:table-cell>
          <table:table-cell table:formula="of:=LOG([.B367])" office:value-type="float" office:value="4.64716410811865" calcext:value-type="float">
            <text:p>4.64716410811865</text:p>
          </table:table-cell>
        </table:table-row>
        <table:table-row table:style-name="ro1">
          <table:table-cell office:value-type="float" office:value="3.64880486388349" calcext:value-type="float">
            <text:p>3.64880486388349</text:p>
          </table:table-cell>
          <table:table-cell office:value-type="float" office:value="944.141743783278" calcext:value-type="float">
            <text:p>944.141743783278</text:p>
          </table:table-cell>
          <table:table-cell office:value-type="string" calcext:value-type="string">
            <text:p>VE</text:p>
          </table:table-cell>
          <table:table-cell office:value-type="float" office:value="103" calcext:value-type="float">
            <text:p>103</text:p>
          </table:table-cell>
          <table:table-cell office:value-type="float" office:value="11651" calcext:value-type="float">
            <text:p>11651</text:p>
          </table:table-cell>
          <table:table-cell office:value-type="float" office:value="2.01283722470517" calcext:value-type="float">
            <text:p>2.01283722470517</text:p>
          </table:table-cell>
          <table:table-cell office:value-type="float" office:value="-1.14531613584936" calcext:value-type="float">
            <text:p>-1.14531613584936</text:p>
          </table:table-cell>
          <table:table-cell office:value-type="float" office:value="375.82690098" calcext:value-type="float">
            <text:p>375.82690098</text:p>
          </table:table-cell>
          <table:table-cell office:value-type="float" office:value="97246.5996096776" calcext:value-type="float">
            <text:p>97246.5996096776</text:p>
          </table:table-cell>
          <table:table-cell table:formula="of:=LOG([.H368])" office:value-type="float" office:value="2.57498786285615" calcext:value-type="float">
            <text:p>2.57498786285615</text:p>
          </table:table-cell>
          <table:table-cell table:formula="of:=LOG([.I368])" office:value-type="float" office:value="4.98787442442888" calcext:value-type="float">
            <text:p>4.98787442442888</text:p>
          </table:table-cell>
          <table:table-cell table:formula="of:=LOG([.A368])" office:value-type="float" office:value="0.562150638150979" calcext:value-type="float">
            <text:p>0.562150638150979</text:p>
          </table:table-cell>
          <table:table-cell table:formula="of:=LOG([.B368])" office:value-type="float" office:value="2.97503719972371" calcext:value-type="float">
            <text:p>2.97503719972371</text:p>
          </table:table-cell>
        </table:table-row>
        <table:table-row table:style-name="ro1">
          <table:table-cell office:value-type="float" office:value="4.30719394784314" calcext:value-type="float">
            <text:p>4.30719394784314</text:p>
          </table:table-cell>
          <table:table-cell office:value-type="float" office:value="2159.89547890673" calcext:value-type="float">
            <text:p>2159.8954789067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671" calcext:value-type="float">
            <text:p>11671</text:p>
          </table:table-cell>
          <table:table-cell office:value-type="float" office:value="1.70757017609794" calcext:value-type="float">
            <text:p>1.70757017609794</text:p>
          </table:table-cell>
          <table:table-cell office:value-type="float" office:value="-1.08998552033442" calcext:value-type="float">
            <text:p>-1.08998552033442</text:p>
          </table:table-cell>
          <table:table-cell office:value-type="float" office:value="219.66689134" calcext:value-type="float">
            <text:p>219.66689134</text:p>
          </table:table-cell>
          <table:table-cell office:value-type="float" office:value="110154.669424243" calcext:value-type="float">
            <text:p>110154.669424243</text:p>
          </table:table-cell>
          <table:table-cell table:formula="of:=LOG([.H369])" office:value-type="float" office:value="2.34176460406709" calcext:value-type="float">
            <text:p>2.34176460406709</text:p>
          </table:table-cell>
          <table:table-cell table:formula="of:=LOG([.I369])" office:value-type="float" office:value="5.04200291149315" calcext:value-type="float">
            <text:p>5.04200291149315</text:p>
          </table:table-cell>
          <table:table-cell table:formula="of:=LOG([.A369])" office:value-type="float" office:value="0.634194427969153" calcext:value-type="float">
            <text:p>0.634194427969153</text:p>
          </table:table-cell>
          <table:table-cell table:formula="of:=LOG([.B369])" office:value-type="float" office:value="3.33443273539521" calcext:value-type="float">
            <text:p>3.33443273539521</text:p>
          </table:table-cell>
        </table:table-row>
        <table:table-row table:style-name="ro1">
          <table:table-cell office:value-type="float" office:value="8.73780821917808" calcext:value-type="float">
            <text:p>8.73780821917808</text:p>
          </table:table-cell>
          <table:table-cell office:value-type="float" office:value="13380.7526308914" calcext:value-type="float">
            <text:p>13380.752630891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703" calcext:value-type="float">
            <text:p>11703</text:p>
          </table:table-cell>
          <table:table-cell office:value-type="float" office:value="1.86332286012046" calcext:value-type="float">
            <text:p>1.86332286012046</text:p>
          </table:table-cell>
          <table:table-cell office:value-type="float" office:value="-0.995255146283701" calcext:value-type="float">
            <text:p>-0.995255146283701</text:p>
          </table:table-cell>
          <table:table-cell office:value-type="float" office:value="637.86" calcext:value-type="float">
            <text:p>637.86</text:p>
          </table:table-cell>
          <table:table-cell office:value-type="float" office:value="976794.942055074" calcext:value-type="float">
            <text:p>976794.942055074</text:p>
          </table:table-cell>
          <table:table-cell table:formula="of:=LOG([.H370])" office:value-type="float" office:value="2.80472536853398" calcext:value-type="float">
            <text:p>2.80472536853398</text:p>
          </table:table-cell>
          <table:table-cell table:formula="of:=LOG([.I370])" office:value-type="float" office:value="5.98980340212104" calcext:value-type="float">
            <text:p>5.98980340212104</text:p>
          </table:table-cell>
          <table:table-cell table:formula="of:=LOG([.A370])" office:value-type="float" office:value="0.941402508413522" calcext:value-type="float">
            <text:p>0.941402508413522</text:p>
          </table:table-cell>
          <table:table-cell table:formula="of:=LOG([.B370])" office:value-type="float" office:value="4.12648054200058" calcext:value-type="float">
            <text:p>4.12648054200058</text:p>
          </table:table-cell>
        </table:table-row>
        <table:table-row table:style-name="ro1">
          <table:table-cell office:value-type="float" office:value="4.33866715375" calcext:value-type="float">
            <text:p>4.33866715375</text:p>
          </table:table-cell>
          <table:table-cell office:value-type="float" office:value="5404.82506395321" calcext:value-type="float">
            <text:p>5404.82506395321</text:p>
          </table:table-cell>
          <table:table-cell office:value-type="string" calcext:value-type="string">
            <text:p>US</text:p>
          </table:table-cell>
          <table:table-cell office:value-type="float" office:value="32" calcext:value-type="float">
            <text:p>32</text:p>
          </table:table-cell>
          <table:table-cell office:value-type="float" office:value="11777" calcext:value-type="float">
            <text:p>11777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0.819216040224761" calcext:value-type="float">
            <text:p>-0.819216040224761</text:p>
          </table:table-cell>
          <table:table-cell office:value-type="float" office:value="138.83734892" calcext:value-type="float">
            <text:p>138.83734892</text:p>
          </table:table-cell>
          <table:table-cell office:value-type="float" office:value="172954.402046503" calcext:value-type="float">
            <text:p>172954.402046503</text:p>
          </table:table-cell>
          <table:table-cell table:formula="of:=LOG([.H371])" office:value-type="float" office:value="2.1425063122854" calcext:value-type="float">
            <text:p>2.1425063122854</text:p>
          </table:table-cell>
          <table:table-cell table:formula="of:=LOG([.I371])" office:value-type="float" office:value="5.23793162018198" calcext:value-type="float">
            <text:p>5.23793162018198</text:p>
          </table:table-cell>
          <table:table-cell table:formula="of:=LOG([.A371])" office:value-type="float" office:value="0.637356333965499" calcext:value-type="float">
            <text:p>0.637356333965499</text:p>
          </table:table-cell>
          <table:table-cell table:formula="of:=LOG([.B371])" office:value-type="float" office:value="3.73278164186208" calcext:value-type="float">
            <text:p>3.73278164186208</text:p>
          </table:table-cell>
        </table:table-row>
        <table:table-row table:style-name="ro1">
          <table:table-cell office:value-type="float" office:value="6.96533333333333" calcext:value-type="float">
            <text:p>6.96533333333333</text:p>
          </table:table-cell>
          <table:table-cell office:value-type="float" office:value="10164.6472990504" calcext:value-type="float">
            <text:p>10164.64729905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808" calcext:value-type="float">
            <text:p>11808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260969389913448" calcext:value-type="float">
            <text:p>-0.260969389913448</text:p>
          </table:table-cell>
          <table:table-cell office:value-type="float" office:value="20.896" calcext:value-type="float">
            <text:p>20.896</text:p>
          </table:table-cell>
          <table:table-cell office:value-type="float" office:value="30493.9418971512" calcext:value-type="float">
            <text:p>30493.9418971512</text:p>
          </table:table-cell>
          <table:table-cell table:formula="of:=LOG([.H372])" office:value-type="float" office:value="1.32006315959498" calcext:value-type="float">
            <text:p>1.32006315959498</text:p>
          </table:table-cell>
          <table:table-cell table:formula="of:=LOG([.I372])" office:value-type="float" office:value="4.48421356846267" calcext:value-type="float">
            <text:p>4.48421356846267</text:p>
          </table:table-cell>
          <table:table-cell table:formula="of:=LOG([.A372])" office:value-type="float" office:value="0.842941904875317" calcext:value-type="float">
            <text:p>0.842941904875317</text:p>
          </table:table-cell>
          <table:table-cell table:formula="of:=LOG([.B372])" office:value-type="float" office:value="4.007092313743" calcext:value-type="float">
            <text:p>4.007092313743</text:p>
          </table:table-cell>
        </table:table-row>
        <table:table-row table:style-name="ro1">
          <table:table-cell office:value-type="float" office:value="2.37213460149467" calcext:value-type="float">
            <text:p>2.37213460149467</text:p>
          </table:table-cell>
          <table:table-cell office:value-type="float" office:value="1918.70168756598" calcext:value-type="float">
            <text:p>1918.70168756598</text:p>
          </table:table-cell>
          <table:table-cell office:value-type="string" calcext:value-type="string">
            <text:p>RU</text:p>
          </table:table-cell>
          <table:table-cell office:value-type="float" office:value="281" calcext:value-type="float">
            <text:p>281</text:p>
          </table:table-cell>
          <table:table-cell office:value-type="float" office:value="11815" calcext:value-type="float">
            <text:p>11815</text:p>
          </table:table-cell>
          <table:table-cell office:value-type="float" office:value="2.44870631990508" calcext:value-type="float">
            <text:p>2.44870631990508</text:p>
          </table:table-cell>
          <table:table-cell office:value-type="float" office:value="-0.989182471998746" calcext:value-type="float">
            <text:p>-0.989182471998746</text:p>
          </table:table-cell>
          <table:table-cell office:value-type="float" office:value="666.569823020001" calcext:value-type="float">
            <text:p>666.569823020001</text:p>
          </table:table-cell>
          <table:table-cell office:value-type="float" office:value="539155.174206041" calcext:value-type="float">
            <text:p>539155.174206041</text:p>
          </table:table-cell>
          <table:table-cell table:formula="of:=LOG([.H373])" office:value-type="float" office:value="2.82384564836959" calcext:value-type="float">
            <text:p>2.82384564836959</text:p>
          </table:table-cell>
          <table:table-cell table:formula="of:=LOG([.I373])" office:value-type="float" office:value="5.73171377743636" calcext:value-type="float">
            <text:p>5.73171377743636</text:p>
          </table:table-cell>
          <table:table-cell table:formula="of:=LOG([.A373])" office:value-type="float" office:value="0.375139328464511" calcext:value-type="float">
            <text:p>0.375139328464511</text:p>
          </table:table-cell>
          <table:table-cell table:formula="of:=LOG([.B373])" office:value-type="float" office:value="3.28300745753128" calcext:value-type="float">
            <text:p>3.28300745753128</text:p>
          </table:table-cell>
        </table:table-row>
        <table:table-row table:style-name="ro1">
          <table:table-cell office:value-type="float" office:value="8.445608" calcext:value-type="float">
            <text:p>8.445608</text:p>
          </table:table-cell>
          <table:table-cell office:value-type="float" office:value="13102.7280311268" calcext:value-type="float">
            <text:p>13102.72803112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839" calcext:value-type="float">
            <text:p>11839</text:p>
          </table:table-cell>
          <table:table-cell office:value-type="float" office:value="2.09691001300806" calcext:value-type="float">
            <text:p>2.09691001300806</text:p>
          </table:table-cell>
          <table:table-cell office:value-type="float" office:value="-1.03952176310919" calcext:value-type="float">
            <text:p>-1.03952176310919</text:p>
          </table:table-cell>
          <table:table-cell office:value-type="float" office:value="1055.701" calcext:value-type="float">
            <text:p>1055.701</text:p>
          </table:table-cell>
          <table:table-cell office:value-type="float" office:value="1637841.00389085" calcext:value-type="float">
            <text:p>1637841.00389085</text:p>
          </table:table-cell>
          <table:table-cell table:formula="of:=LOG([.H374])" office:value-type="float" office:value="3.02354093293524" calcext:value-type="float">
            <text:p>3.02354093293524</text:p>
          </table:table-cell>
          <table:table-cell table:formula="of:=LOG([.I374])" office:value-type="float" office:value="6.21427173961954" calcext:value-type="float">
            <text:p>6.21427173961954</text:p>
          </table:table-cell>
          <table:table-cell table:formula="of:=LOG([.A374])" office:value-type="float" office:value="0.926630919927186" calcext:value-type="float">
            <text:p>0.926630919927186</text:p>
          </table:table-cell>
          <table:table-cell table:formula="of:=LOG([.B374])" office:value-type="float" office:value="4.11736172661148" calcext:value-type="float">
            <text:p>4.11736172661148</text:p>
          </table:table-cell>
        </table:table-row>
        <table:table-row table:style-name="ro1">
          <table:table-cell office:value-type="float" office:value="9.84598993255999" calcext:value-type="float">
            <text:p>9.84598993255999</text:p>
          </table:table-cell>
          <table:table-cell office:value-type="float" office:value="7745.37476713451" calcext:value-type="float">
            <text:p>7745.37476713451</text:p>
          </table:table-cell>
          <table:table-cell office:value-type="string" calcext:value-type="string">
            <text:p>RU</text:p>
          </table:table-cell>
          <table:table-cell office:value-type="float" office:value="250" calcext:value-type="float">
            <text:p>250</text:p>
          </table:table-cell>
          <table:table-cell office:value-type="float" office:value="11943" calcext:value-type="float">
            <text:p>11943</text:p>
          </table:table-cell>
          <table:table-cell office:value-type="float" office:value="2.39794000867204" calcext:value-type="float">
            <text:p>2.39794000867204</text:p>
          </table:table-cell>
          <table:table-cell office:value-type="float" office:value="-1.12435005761103" calcext:value-type="float">
            <text:p>-1.12435005761103</text:p>
          </table:table-cell>
          <table:table-cell office:value-type="float" office:value="2461.49748314" calcext:value-type="float">
            <text:p>2461.49748314</text:p>
          </table:table-cell>
          <table:table-cell office:value-type="float" office:value="1936343.69178363" calcext:value-type="float">
            <text:p>1936343.69178363</text:p>
          </table:table-cell>
          <table:table-cell table:formula="of:=LOG([.H375])" office:value-type="float" office:value="3.39119939604663" calcext:value-type="float">
            <text:p>3.39119939604663</text:p>
          </table:table-cell>
          <table:table-cell table:formula="of:=LOG([.I375])" office:value-type="float" office:value="6.28698244501656" calcext:value-type="float">
            <text:p>6.28698244501656</text:p>
          </table:table-cell>
          <table:table-cell table:formula="of:=LOG([.A375])" office:value-type="float" office:value="0.993259387374592" calcext:value-type="float">
            <text:p>0.993259387374592</text:p>
          </table:table-cell>
          <table:table-cell table:formula="of:=LOG([.B375])" office:value-type="float" office:value="3.88904243634452" calcext:value-type="float">
            <text:p>3.88904243634452</text:p>
          </table:table-cell>
        </table:table-row>
        <table:table-row table:style-name="ro1">
          <table:table-cell office:value-type="float" office:value="4.40444945752822" calcext:value-type="float">
            <text:p>4.40444945752822</text:p>
          </table:table-cell>
          <table:table-cell office:value-type="float" office:value="3857.9270067258" calcext:value-type="float">
            <text:p>3857.9270067258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float" office:value="11962" calcext:value-type="float">
            <text:p>11962</text:p>
          </table:table-cell>
          <table:table-cell office:value-type="float" office:value="3.22608411597582" calcext:value-type="float">
            <text:p>3.22608411597582</text:p>
          </table:table-cell>
          <table:table-cell office:value-type="float" office:value="-0.990138050211159" calcext:value-type="float">
            <text:p>-0.990138050211159</text:p>
          </table:table-cell>
          <table:table-cell office:value-type="float" office:value="7412.68843702" calcext:value-type="float">
            <text:p>7412.68843702</text:p>
          </table:table-cell>
          <table:table-cell office:value-type="float" office:value="6492891.15231952" calcext:value-type="float">
            <text:p>6492891.15231952</text:p>
          </table:table-cell>
          <table:table-cell table:formula="of:=LOG([.H376])" office:value-type="float" office:value="3.86997574665802" calcext:value-type="float">
            <text:p>3.86997574665802</text:p>
          </table:table-cell>
          <table:table-cell table:formula="of:=LOG([.I376])" office:value-type="float" office:value="6.81243812236402" calcext:value-type="float">
            <text:p>6.81243812236402</text:p>
          </table:table-cell>
          <table:table-cell table:formula="of:=LOG([.A376])" office:value-type="float" office:value="0.643891630682198" calcext:value-type="float">
            <text:p>0.643891630682198</text:p>
          </table:table-cell>
          <table:table-cell table:formula="of:=LOG([.B376])" office:value-type="float" office:value="3.58635400638819" calcext:value-type="float">
            <text:p>3.58635400638819</text:p>
          </table:table-cell>
        </table:table-row>
        <table:table-row table:style-name="ro1">
          <table:table-cell office:value-type="float" office:value="6.58183529411765" calcext:value-type="float">
            <text:p>6.58183529411765</text:p>
          </table:table-cell>
          <table:table-cell office:value-type="float" office:value="6043.85790249473" calcext:value-type="float">
            <text:p>6043.85790249473</text:p>
          </table:table-cell>
          <table:table-cell office:value-type="string" calcext:value-type="string">
            <text:p>US</text:p>
          </table:table-cell>
          <table:table-cell office:value-type="float" office:value="17" calcext:value-type="float">
            <text:p>17</text:p>
          </table:table-cell>
          <table:table-cell office:value-type="float" office:value="12046" calcext:value-type="float">
            <text:p>12046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0.969725594739451" calcext:value-type="float">
            <text:p>-0.969725594739451</text:p>
          </table:table-cell>
          <table:table-cell office:value-type="float" office:value="111.8912" calcext:value-type="float">
            <text:p>111.8912</text:p>
          </table:table-cell>
          <table:table-cell office:value-type="float" office:value="102745.58434241" calcext:value-type="float">
            <text:p>102745.58434241</text:p>
          </table:table-cell>
          <table:table-cell table:formula="of:=LOG([.H377])" office:value-type="float" office:value="2.04879593155315" calcext:value-type="float">
            <text:p>2.04879593155315</text:p>
          </table:table-cell>
          <table:table-cell table:formula="of:=LOG([.I377])" office:value-type="float" office:value="5.0117631664417" calcext:value-type="float">
            <text:p>5.0117631664417</text:p>
          </table:table-cell>
          <table:table-cell table:formula="of:=LOG([.A377])" office:value-type="float" office:value="0.818347010174879" calcext:value-type="float">
            <text:p>0.818347010174879</text:p>
          </table:table-cell>
          <table:table-cell table:formula="of:=LOG([.B377])" office:value-type="float" office:value="3.78131424506343" calcext:value-type="float">
            <text:p>3.78131424506343</text:p>
          </table:table-cell>
        </table:table-row>
        <table:table-row table:style-name="ro1">
          <table:table-cell office:value-type="float" office:value="26.8525889741837" calcext:value-type="float">
            <text:p>26.8525889741837</text:p>
          </table:table-cell>
          <table:table-cell office:value-type="float" office:value="16049.8005317704" calcext:value-type="float">
            <text:p>16049.8005317704</text:p>
          </table:table-cell>
          <table:table-cell office:value-type="string" calcext:value-type="string">
            <text:p>US</text:p>
          </table:table-cell>
          <table:table-cell office:value-type="float" office:value="588" calcext:value-type="float">
            <text:p>588</text:p>
          </table:table-cell>
          <table:table-cell office:value-type="float" office:value="12089" calcext:value-type="float">
            <text:p>12089</text:p>
          </table:table-cell>
          <table:table-cell office:value-type="float" office:value="2.76937732607614" calcext:value-type="float">
            <text:p>2.76937732607614</text:p>
          </table:table-cell>
          <table:table-cell office:value-type="float" office:value="-1.06680440827053" calcext:value-type="float">
            <text:p>-1.06680440827053</text:p>
          </table:table-cell>
          <table:table-cell office:value-type="float" office:value="15789.32231682" calcext:value-type="float">
            <text:p>15789.32231682</text:p>
          </table:table-cell>
          <table:table-cell office:value-type="float" office:value="9437282.71268101" calcext:value-type="float">
            <text:p>9437282.71268101</text:p>
          </table:table-cell>
          <table:table-cell table:formula="of:=LOG([.H378])" office:value-type="float" office:value="4.19836349033879" calcext:value-type="float">
            <text:p>4.19836349033879</text:p>
          </table:table-cell>
          <table:table-cell table:formula="of:=LOG([.I378])" office:value-type="float" office:value="6.97484696540334" calcext:value-type="float">
            <text:p>6.97484696540334</text:p>
          </table:table-cell>
          <table:table-cell table:formula="of:=LOG([.A378])" office:value-type="float" office:value="1.42898616426265" calcext:value-type="float">
            <text:p>1.42898616426265</text:p>
          </table:table-cell>
          <table:table-cell table:formula="of:=LOG([.B378])" office:value-type="float" office:value="4.2054696393272" calcext:value-type="float">
            <text:p>4.2054696393272</text:p>
          </table:table-cell>
        </table:table-row>
        <table:table-row table:style-name="ro1">
          <table:table-cell office:value-type="float" office:value="4.22284796245614" calcext:value-type="float">
            <text:p>4.22284796245614</text:p>
          </table:table-cell>
          <table:table-cell office:value-type="float" office:value="5557.57523043556" calcext:value-type="float">
            <text:p>5557.5752304355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113" calcext:value-type="float">
            <text:p>12113</text:p>
          </table:table-cell>
          <table:table-cell office:value-type="float" office:value="1.75587485567249" calcext:value-type="float">
            <text:p>1.75587485567249</text:p>
          </table:table-cell>
          <table:table-cell office:value-type="float" office:value="-1.04328758863689" calcext:value-type="float">
            <text:p>-1.04328758863689</text:p>
          </table:table-cell>
          <table:table-cell office:value-type="float" office:value="240.70233386" calcext:value-type="float">
            <text:p>240.70233386</text:p>
          </table:table-cell>
          <table:table-cell office:value-type="float" office:value="316781.788134827" calcext:value-type="float">
            <text:p>316781.788134827</text:p>
          </table:table-cell>
          <table:table-cell table:formula="of:=LOG([.H379])" office:value-type="float" office:value="2.38148030123309" calcext:value-type="float">
            <text:p>2.38148030123309</text:p>
          </table:table-cell>
          <table:table-cell table:formula="of:=LOG([.I379])" office:value-type="float" office:value="5.50076020593545" calcext:value-type="float">
            <text:p>5.50076020593545</text:p>
          </table:table-cell>
          <table:table-cell table:formula="of:=LOG([.A379])" office:value-type="float" office:value="0.625605445560601" calcext:value-type="float">
            <text:p>0.625605445560601</text:p>
          </table:table-cell>
          <table:table-cell table:formula="of:=LOG([.B379])" office:value-type="float" office:value="3.74488535026296" calcext:value-type="float">
            <text:p>3.74488535026296</text:p>
          </table:table-cell>
        </table:table-row>
        <table:table-row table:style-name="ro1">
          <table:table-cell office:value-type="float" office:value="20.4704054054054" calcext:value-type="float">
            <text:p>20.4704054054054</text:p>
          </table:table-cell>
          <table:table-cell office:value-type="float" office:value="28459.6719311705" calcext:value-type="float">
            <text:p>28459.671931170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136" calcext:value-type="float">
            <text:p>12136</text:p>
          </table:table-cell>
          <table:table-cell office:value-type="float" office:value="1.56820172406699" calcext:value-type="float">
            <text:p>1.56820172406699</text:p>
          </table:table-cell>
          <table:table-cell office:value-type="float" office:value="-0.794715693072377" calcext:value-type="float">
            <text:p>-0.794715693072377</text:p>
          </table:table-cell>
          <table:table-cell office:value-type="float" office:value="757.405" calcext:value-type="float">
            <text:p>757.405</text:p>
          </table:table-cell>
          <table:table-cell office:value-type="float" office:value="1053007.86145331" calcext:value-type="float">
            <text:p>1053007.86145331</text:p>
          </table:table-cell>
          <table:table-cell table:formula="of:=LOG([.H380])" office:value-type="float" office:value="2.87932816778407" calcext:value-type="float">
            <text:p>2.87932816778407</text:p>
          </table:table-cell>
          <table:table-cell table:formula="of:=LOG([.I380])" office:value-type="float" office:value="6.02243161351507" calcext:value-type="float">
            <text:p>6.02243161351507</text:p>
          </table:table-cell>
          <table:table-cell table:formula="of:=LOG([.A380])" office:value-type="float" office:value="1.31112644371708" calcext:value-type="float">
            <text:p>1.31112644371708</text:p>
          </table:table-cell>
          <table:table-cell table:formula="of:=LOG([.B380])" office:value-type="float" office:value="4.45422988944807" calcext:value-type="float">
            <text:p>4.45422988944807</text:p>
          </table:table-cell>
        </table:table-row>
        <table:table-row table:style-name="ro1">
          <table:table-cell office:value-type="float" office:value="17.13267281" calcext:value-type="float">
            <text:p>17.13267281</text:p>
          </table:table-cell>
          <table:table-cell office:value-type="float" office:value="6417.32935296285" calcext:value-type="float">
            <text:p>6417.32935296285</text:p>
          </table:table-cell>
          <table:table-cell office:value-type="string" calcext:value-type="string">
            <text:p>GB</text:p>
          </table:table-cell>
          <table:table-cell office:value-type="float" office:value="60" calcext:value-type="float">
            <text:p>60</text:p>
          </table:table-cell>
          <table:table-cell office:value-type="float" office:value="12156" calcext:value-type="float">
            <text:p>12156</text:p>
          </table:table-cell>
          <table:table-cell office:value-type="float" office:value="1.77815125038364" calcext:value-type="float">
            <text:p>1.77815125038364</text:p>
          </table:table-cell>
          <table:table-cell office:value-type="float" office:value="-1.35548931115979" calcext:value-type="float">
            <text:p>-1.35548931115979</text:p>
          </table:table-cell>
          <table:table-cell office:value-type="float" office:value="1027.9603686" calcext:value-type="float">
            <text:p>1027.9603686</text:p>
          </table:table-cell>
          <table:table-cell office:value-type="float" office:value="385039.761177771" calcext:value-type="float">
            <text:p>385039.761177771</text:p>
          </table:table-cell>
          <table:table-cell table:formula="of:=LOG([.H381])" office:value-type="float" office:value="3.0119763714393" calcext:value-type="float">
            <text:p>3.0119763714393</text:p>
          </table:table-cell>
          <table:table-cell table:formula="of:=LOG([.I381])" office:value-type="float" office:value="5.58550557929675" calcext:value-type="float">
            <text:p>5.58550557929675</text:p>
          </table:table-cell>
          <table:table-cell table:formula="of:=LOG([.A381])" office:value-type="float" office:value="1.23382512105566" calcext:value-type="float">
            <text:p>1.23382512105566</text:p>
          </table:table-cell>
          <table:table-cell table:formula="of:=LOG([.B381])" office:value-type="float" office:value="3.8073543289131" calcext:value-type="float">
            <text:p>3.8073543289131</text:p>
          </table:table-cell>
        </table:table-row>
        <table:table-row table:style-name="ro1">
          <table:table-cell office:value-type="float" office:value="1.68473684210526" calcext:value-type="float">
            <text:p>1.68473684210526</text:p>
          </table:table-cell>
          <table:table-cell office:value-type="float" office:value="2284.75313912322" calcext:value-type="float">
            <text:p>2284.75313912322</text:p>
          </table:table-cell>
          <table:table-cell office:value-type="string" calcext:value-type="string">
            <text:p>UA</text:p>
          </table:table-cell>
          <table:table-cell office:value-type="float" office:value="19" calcext:value-type="float">
            <text:p>19</text:p>
          </table:table-cell>
          <table:table-cell office:value-type="float" office:value="12175" calcext:value-type="float">
            <text:p>12175</text:p>
          </table:table-cell>
          <table:table-cell office:value-type="float" office:value="1.27875360095283" calcext:value-type="float">
            <text:p>1.27875360095283</text:p>
          </table:table-cell>
          <table:table-cell office:value-type="float" office:value="-1.01932339621574" calcext:value-type="float">
            <text:p>-1.01932339621574</text:p>
          </table:table-cell>
          <table:table-cell office:value-type="float" office:value="32.01" calcext:value-type="float">
            <text:p>32.01</text:p>
          </table:table-cell>
          <table:table-cell office:value-type="float" office:value="43410.3096433413" calcext:value-type="float">
            <text:p>43410.3096433413</text:p>
          </table:table-cell>
          <table:table-cell table:formula="of:=LOG([.H382])" office:value-type="float" office:value="1.50528567414413" calcext:value-type="float">
            <text:p>1.50528567414413</text:p>
          </table:table-cell>
          <table:table-cell table:formula="of:=LOG([.I382])" office:value-type="float" office:value="4.6375928836483" calcext:value-type="float">
            <text:p>4.6375928836483</text:p>
          </table:table-cell>
          <table:table-cell table:formula="of:=LOG([.A382])" office:value-type="float" office:value="0.226532073191303" calcext:value-type="float">
            <text:p>0.226532073191303</text:p>
          </table:table-cell>
          <table:table-cell table:formula="of:=LOG([.B382])" office:value-type="float" office:value="3.35883928269547" calcext:value-type="float">
            <text:p>3.35883928269547</text:p>
          </table:table-cell>
        </table:table-row>
        <table:table-row table:style-name="ro1">
          <table:table-cell office:value-type="float" office:value="5.53966222222222" calcext:value-type="float">
            <text:p>5.53966222222222</text:p>
          </table:table-cell>
          <table:table-cell office:value-type="float" office:value="8605.96631267228" calcext:value-type="float">
            <text:p>8605.966312672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352" calcext:value-type="float">
            <text:p>12352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0.750965471413354" calcext:value-type="float">
            <text:p>-0.750965471413354</text:p>
          </table:table-cell>
          <table:table-cell office:value-type="float" office:value="99.71392" calcext:value-type="float">
            <text:p>99.71392</text:p>
          </table:table-cell>
          <table:table-cell office:value-type="float" office:value="154907.393628101" calcext:value-type="float">
            <text:p>154907.393628101</text:p>
          </table:table-cell>
          <table:table-cell table:formula="of:=LOG([.H383])" office:value-type="float" office:value="1.99875578977808" calcext:value-type="float">
            <text:p>1.99875578977808</text:p>
          </table:table-cell>
          <table:table-cell table:formula="of:=LOG([.I383])" office:value-type="float" office:value="5.19007214684413" calcext:value-type="float">
            <text:p>5.19007214684413</text:p>
          </table:table-cell>
          <table:table-cell table:formula="of:=LOG([.A383])" office:value-type="float" office:value="0.743483284674778" calcext:value-type="float">
            <text:p>0.743483284674778</text:p>
          </table:table-cell>
          <table:table-cell table:formula="of:=LOG([.B383])" office:value-type="float" office:value="3.93479964174082" calcext:value-type="float">
            <text:p>3.93479964174082</text:p>
          </table:table-cell>
        </table:table-row>
        <table:table-row table:style-name="ro1">
          <table:table-cell office:value-type="float" office:value="17.6321496355182" calcext:value-type="float">
            <text:p>17.6321496355182</text:p>
          </table:table-cell>
          <table:table-cell office:value-type="float" office:value="9902.08407835265" calcext:value-type="float">
            <text:p>9902.08407835265</text:p>
          </table:table-cell>
          <table:table-cell office:value-type="string" calcext:value-type="string">
            <text:p>ES</text:p>
          </table:table-cell>
          <table:table-cell office:value-type="float" office:value="2084" calcext:value-type="float">
            <text:p>2084</text:p>
          </table:table-cell>
          <table:table-cell office:value-type="float" office:value="12476" calcext:value-type="float">
            <text:p>12476</text:p>
          </table:table-cell>
          <table:table-cell office:value-type="float" office:value="3.31889771462749" calcext:value-type="float">
            <text:p>3.31889771462749</text:p>
          </table:table-cell>
          <table:table-cell office:value-type="float" office:value="-0.995734187209675" calcext:value-type="float">
            <text:p>-0.995734187209675</text:p>
          </table:table-cell>
          <table:table-cell office:value-type="float" office:value="36745.39984042" calcext:value-type="float">
            <text:p>36745.39984042</text:p>
          </table:table-cell>
          <table:table-cell office:value-type="float" office:value="20635943.2192869" calcext:value-type="float">
            <text:p>20635943.2192869</text:p>
          </table:table-cell>
          <table:table-cell table:formula="of:=LOG([.H384])" office:value-type="float" office:value="4.56520297746184" calcext:value-type="float">
            <text:p>4.56520297746184</text:p>
          </table:table-cell>
          <table:table-cell table:formula="of:=LOG([.I384])" office:value-type="float" office:value="7.31462432422238" calcext:value-type="float">
            <text:p>7.31462432422238</text:p>
          </table:table-cell>
          <table:table-cell table:formula="of:=LOG([.A384])" office:value-type="float" office:value="1.24630526283436" calcext:value-type="float">
            <text:p>1.24630526283436</text:p>
          </table:table-cell>
          <table:table-cell table:formula="of:=LOG([.B384])" office:value-type="float" office:value="3.9957266095949" calcext:value-type="float">
            <text:p>3.9957266095949</text:p>
          </table:table-cell>
        </table:table-row>
        <table:table-row table:style-name="ro1">
          <table:table-cell office:value-type="float" office:value="5.27589063694268" calcext:value-type="float">
            <text:p>5.27589063694268</text:p>
          </table:table-cell>
          <table:table-cell office:value-type="float" office:value="7066.05716499143" calcext:value-type="float">
            <text:p>7066.05716499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597" calcext:value-type="float">
            <text:p>12597</text:p>
          </table:table-cell>
          <table:table-cell office:value-type="float" office:value="2.19589965240923" calcext:value-type="float">
            <text:p>2.19589965240923</text:p>
          </table:table-cell>
          <table:table-cell office:value-type="float" office:value="-1.15652275469658" calcext:value-type="float">
            <text:p>-1.15652275469658</text:p>
          </table:table-cell>
          <table:table-cell office:value-type="float" office:value="828.31483" calcext:value-type="float">
            <text:p>828.31483</text:p>
          </table:table-cell>
          <table:table-cell office:value-type="float" office:value="1109370.97490365" calcext:value-type="float">
            <text:p>1109370.97490365</text:p>
          </table:table-cell>
          <table:table-cell table:formula="of:=LOG([.H385])" office:value-type="float" office:value="2.91819543695896" calcext:value-type="float">
            <text:p>2.91819543695896</text:p>
          </table:table-cell>
          <table:table-cell table:formula="of:=LOG([.I385])" office:value-type="float" office:value="6.04507679900083" calcext:value-type="float">
            <text:p>6.04507679900083</text:p>
          </table:table-cell>
          <table:table-cell table:formula="of:=LOG([.A385])" office:value-type="float" office:value="0.722295784549729" calcext:value-type="float">
            <text:p>0.722295784549729</text:p>
          </table:table-cell>
          <table:table-cell table:formula="of:=LOG([.B385])" office:value-type="float" office:value="3.8491771465916" calcext:value-type="float">
            <text:p>3.8491771465916</text:p>
          </table:table-cell>
        </table:table-row>
        <table:table-row table:style-name="ro1">
          <table:table-cell office:value-type="float" office:value="19.10106122" calcext:value-type="float">
            <text:p>19.10106122</text:p>
          </table:table-cell>
          <table:table-cell office:value-type="float" office:value="15407.154973944" calcext:value-type="float">
            <text:p>15407.154973944</text:p>
          </table:table-cell>
          <table:table-cell office:value-type="string" calcext:value-type="string">
            <text:p>DE</text:p>
          </table:table-cell>
          <table:table-cell office:value-type="float" office:value="23" calcext:value-type="float">
            <text:p>23</text:p>
          </table:table-cell>
          <table:table-cell office:value-type="float" office:value="12651" calcext:value-type="float">
            <text:p>12651</text:p>
          </table:table-cell>
          <table:table-cell office:value-type="float" office:value="1.36172783601759" calcext:value-type="float">
            <text:p>1.36172783601759</text:p>
          </table:table-cell>
          <table:table-cell office:value-type="float" office:value="-0.98018864536051" calcext:value-type="float">
            <text:p>-0.98018864536051</text:p>
          </table:table-cell>
          <table:table-cell office:value-type="float" office:value="439.32440806" calcext:value-type="float">
            <text:p>439.32440806</text:p>
          </table:table-cell>
          <table:table-cell office:value-type="float" office:value="354364.564400711" calcext:value-type="float">
            <text:p>354364.564400711</text:p>
          </table:table-cell>
          <table:table-cell table:formula="of:=LOG([.H386])" office:value-type="float" office:value="2.64278533254212" calcext:value-type="float">
            <text:p>2.64278533254212</text:p>
          </table:table-cell>
          <table:table-cell table:formula="of:=LOG([.I386])" office:value-type="float" office:value="5.54945028698853" calcext:value-type="float">
            <text:p>5.54945028698853</text:p>
          </table:table-cell>
          <table:table-cell table:formula="of:=LOG([.A386])" office:value-type="float" office:value="1.28105749652453" calcext:value-type="float">
            <text:p>1.28105749652453</text:p>
          </table:table-cell>
          <table:table-cell table:formula="of:=LOG([.B386])" office:value-type="float" office:value="4.18772245097094" calcext:value-type="float">
            <text:p>4.18772245097094</text:p>
          </table:table-cell>
        </table:table-row>
        <table:table-row table:style-name="ro1">
          <table:table-cell office:value-type="float" office:value="7.597878" calcext:value-type="float">
            <text:p>7.597878</text:p>
          </table:table-cell>
          <table:table-cell office:value-type="float" office:value="7510.52612212303" calcext:value-type="float">
            <text:p>7510.52612212303</text:p>
          </table:table-cell>
          <table:table-cell office:value-type="string" calcext:value-type="string">
            <text:p>DE</text:p>
          </table:table-cell>
          <table:table-cell office:value-type="float" office:value="47" calcext:value-type="float">
            <text:p>47</text:p>
          </table:table-cell>
          <table:table-cell office:value-type="float" office:value="12686" calcext:value-type="float">
            <text:p>12686</text:p>
          </table:table-cell>
          <table:table-cell office:value-type="float" office:value="1.67209785793572" calcext:value-type="float">
            <text:p>1.67209785793572</text:p>
          </table:table-cell>
          <table:table-cell office:value-type="float" office:value="-1.0500850196235" calcext:value-type="float">
            <text:p>-1.0500850196235</text:p>
          </table:table-cell>
          <table:table-cell office:value-type="float" office:value="357.100266" calcext:value-type="float">
            <text:p>357.100266</text:p>
          </table:table-cell>
          <table:table-cell office:value-type="float" office:value="352994.727739782" calcext:value-type="float">
            <text:p>352994.727739782</text:p>
          </table:table-cell>
          <table:table-cell table:formula="of:=LOG([.H387])" office:value-type="float" office:value="2.55279017369401" calcext:value-type="float">
            <text:p>2.55279017369401</text:p>
          </table:table-cell>
          <table:table-cell table:formula="of:=LOG([.I387])" office:value-type="float" office:value="5.54776821889882" calcext:value-type="float">
            <text:p>5.54776821889882</text:p>
          </table:table-cell>
          <table:table-cell table:formula="of:=LOG([.A387])" office:value-type="float" office:value="0.880692315758294" calcext:value-type="float">
            <text:p>0.880692315758294</text:p>
          </table:table-cell>
          <table:table-cell table:formula="of:=LOG([.B387])" office:value-type="float" office:value="3.8756703609631" calcext:value-type="float">
            <text:p>3.8756703609631</text:p>
          </table:table-cell>
        </table:table-row>
        <table:table-row table:style-name="ro1">
          <table:table-cell office:value-type="float" office:value="1.32830071298851" calcext:value-type="float">
            <text:p>1.32830071298851</text:p>
          </table:table-cell>
          <table:table-cell office:value-type="float" office:value="1167.66398147122" calcext:value-type="float">
            <text:p>1167.66398147122</text:p>
          </table:table-cell>
          <table:table-cell office:value-type="string" calcext:value-type="string">
            <text:p>NL</text:p>
          </table:table-cell>
          <table:table-cell office:value-type="float" office:value="87" calcext:value-type="float">
            <text:p>87</text:p>
          </table:table-cell>
          <table:table-cell office:value-type="float" office:value="12688" calcext:value-type="float">
            <text:p>12688</text:p>
          </table:table-cell>
          <table:table-cell office:value-type="float" office:value="1.93951925261862" calcext:value-type="float">
            <text:p>1.93951925261862</text:p>
          </table:table-cell>
          <table:table-cell office:value-type="float" office:value="-1.1891956951775" calcext:value-type="float">
            <text:p>-1.1891956951775</text:p>
          </table:table-cell>
          <table:table-cell office:value-type="float" office:value="115.56216203" calcext:value-type="float">
            <text:p>115.56216203</text:p>
          </table:table-cell>
          <table:table-cell office:value-type="float" office:value="101586.766387996" calcext:value-type="float">
            <text:p>101586.766387996</text:p>
          </table:table-cell>
          <table:table-cell table:formula="of:=LOG([.H388])" office:value-type="float" office:value="2.06281565837911" calcext:value-type="float">
            <text:p>2.06281565837911</text:p>
          </table:table-cell>
          <table:table-cell table:formula="of:=LOG([.I388])" office:value-type="float" office:value="5.00683713650106" calcext:value-type="float">
            <text:p>5.00683713650106</text:p>
          </table:table-cell>
          <table:table-cell table:formula="of:=LOG([.A388])" office:value-type="float" office:value="0.123296405760493" calcext:value-type="float">
            <text:p>0.123296405760493</text:p>
          </table:table-cell>
          <table:table-cell table:formula="of:=LOG([.B388])" office:value-type="float" office:value="3.06731788388244" calcext:value-type="float">
            <text:p>3.06731788388244</text:p>
          </table:table-cell>
        </table:table-row>
        <table:table-row table:style-name="ro1">
          <table:table-cell office:value-type="float" office:value="2.66842857142857" calcext:value-type="float">
            <text:p>2.66842857142857</text:p>
          </table:table-cell>
          <table:table-cell office:value-type="float" office:value="3368.6580819565" calcext:value-type="float">
            <text:p>3368.65808195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776" calcext:value-type="float">
            <text:p>12776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22184802473039" calcext:value-type="float">
            <text:p>-1.22184802473039</text:p>
          </table:table-cell>
          <table:table-cell office:value-type="float" office:value="18.679" calcext:value-type="float">
            <text:p>18.679</text:p>
          </table:table-cell>
          <table:table-cell office:value-type="float" office:value="23580.6065736955" calcext:value-type="float">
            <text:p>23580.6065736955</text:p>
          </table:table-cell>
          <table:table-cell table:formula="of:=LOG([.H389])" office:value-type="float" office:value="1.27135362210248" calcext:value-type="float">
            <text:p>1.27135362210248</text:p>
          </table:table-cell>
          <table:table-cell table:formula="of:=LOG([.I389])" office:value-type="float" office:value="4.37255497243933" calcext:value-type="float">
            <text:p>4.37255497243933</text:p>
          </table:table-cell>
          <table:table-cell table:formula="of:=LOG([.A389])" office:value-type="float" office:value="0.426255582088227" calcext:value-type="float">
            <text:p>0.426255582088227</text:p>
          </table:table-cell>
          <table:table-cell table:formula="of:=LOG([.B389])" office:value-type="float" office:value="3.52745693242508" calcext:value-type="float">
            <text:p>3.52745693242508</text:p>
          </table:table-cell>
        </table:table-row>
        <table:table-row table:style-name="ro1">
          <table:table-cell office:value-type="float" office:value="10.9157056603774" calcext:value-type="float">
            <text:p>10.9157056603774</text:p>
          </table:table-cell>
          <table:table-cell office:value-type="float" office:value="12443.9378350064" calcext:value-type="float">
            <text:p>12443.9378350064</text:p>
          </table:table-cell>
          <table:table-cell office:value-type="string" calcext:value-type="string">
            <text:p>US</text:p>
          </table:table-cell>
          <table:table-cell office:value-type="float" office:value="53" calcext:value-type="float">
            <text:p>53</text:p>
          </table:table-cell>
          <table:table-cell office:value-type="float" office:value="12925" calcext:value-type="float">
            <text:p>12925</text:p>
          </table:table-cell>
          <table:table-cell office:value-type="float" office:value="1.72427586960079" calcext:value-type="float">
            <text:p>1.72427586960079</text:p>
          </table:table-cell>
          <table:table-cell office:value-type="float" office:value="-1.01893238638585" calcext:value-type="float">
            <text:p>-1.01893238638585</text:p>
          </table:table-cell>
          <table:table-cell office:value-type="float" office:value="578.5324" calcext:value-type="float">
            <text:p>578.5324</text:p>
          </table:table-cell>
          <table:table-cell office:value-type="float" office:value="659528.705255337" calcext:value-type="float">
            <text:p>659528.705255337</text:p>
          </table:table-cell>
          <table:table-cell table:formula="of:=LOG([.H390])" office:value-type="float" office:value="2.76232768610054" calcext:value-type="float">
            <text:p>2.76232768610054</text:p>
          </table:table-cell>
          <table:table-cell table:formula="of:=LOG([.I390])" office:value-type="float" office:value="5.81923370247934" calcext:value-type="float">
            <text:p>5.81923370247934</text:p>
          </table:table-cell>
          <table:table-cell table:formula="of:=LOG([.A390])" office:value-type="float" office:value="1.03805181649975" calcext:value-type="float">
            <text:p>1.03805181649975</text:p>
          </table:table-cell>
          <table:table-cell table:formula="of:=LOG([.B390])" office:value-type="float" office:value="4.09495783287856" calcext:value-type="float">
            <text:p>4.09495783287856</text:p>
          </table:table-cell>
        </table:table-row>
        <table:table-row table:style-name="ro1">
          <table:table-cell office:value-type="float" office:value="9.2568488372093" calcext:value-type="float">
            <text:p>9.2568488372093</text:p>
          </table:table-cell>
          <table:table-cell office:value-type="float" office:value="11598.6959694837" calcext:value-type="float">
            <text:p>11598.695969483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3050" calcext:value-type="float">
            <text:p>13050</text:p>
          </table:table-cell>
          <table:table-cell office:value-type="float" office:value="1.93449845124357" calcext:value-type="float">
            <text:p>1.93449845124357</text:p>
          </table:table-cell>
          <table:table-cell office:value-type="float" office:value="0.155001963905464" calcext:value-type="float">
            <text:p>0.155001963905464</text:p>
          </table:table-cell>
          <table:table-cell office:value-type="float" office:value="796.089" calcext:value-type="float">
            <text:p>796.089</text:p>
          </table:table-cell>
          <table:table-cell office:value-type="float" office:value="997487.853375599" calcext:value-type="float">
            <text:p>997487.853375599</text:p>
          </table:table-cell>
          <table:table-cell table:formula="of:=LOG([.H391])" office:value-type="float" office:value="2.90096162307463" calcext:value-type="float">
            <text:p>2.90096162307463</text:p>
          </table:table-cell>
          <table:table-cell table:formula="of:=LOG([.I391])" office:value-type="float" office:value="5.99890761589355" calcext:value-type="float">
            <text:p>5.99890761589355</text:p>
          </table:table-cell>
          <table:table-cell table:formula="of:=LOG([.A391])" office:value-type="float" office:value="0.966463171831057" calcext:value-type="float">
            <text:p>0.966463171831057</text:p>
          </table:table-cell>
          <table:table-cell table:formula="of:=LOG([.B391])" office:value-type="float" office:value="4.06440916464999" calcext:value-type="float">
            <text:p>4.06440916464999</text:p>
          </table:table-cell>
        </table:table-row>
        <table:table-row table:style-name="ro1">
          <table:table-cell office:value-type="float" office:value="4.5963" calcext:value-type="float">
            <text:p>4.5963</text:p>
          </table:table-cell>
          <table:table-cell office:value-type="float" office:value="7230.71567055473" calcext:value-type="float">
            <text:p>7230.715670554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094" calcext:value-type="float">
            <text:p>13094</text:p>
          </table:table-cell>
          <table:table-cell office:value-type="float" office:value="1" calcext:value-type="float">
            <text:p>1</text:p>
          </table:table-cell>
          <table:table-cell office:value-type="float" office:value="-1.1573775310572" calcext:value-type="float">
            <text:p>-1.1573775310572</text:p>
          </table:table-cell>
          <table:table-cell office:value-type="float" office:value="45.963" calcext:value-type="float">
            <text:p>45.963</text:p>
          </table:table-cell>
          <table:table-cell office:value-type="float" office:value="72307.1567055473" calcext:value-type="float">
            <text:p>72307.1567055473</text:p>
          </table:table-cell>
          <table:table-cell table:formula="of:=LOG([.H392])" office:value-type="float" office:value="1.66240836729487" calcext:value-type="float">
            <text:p>1.66240836729487</text:p>
          </table:table-cell>
          <table:table-cell table:formula="of:=LOG([.I392])" office:value-type="float" office:value="4.85918128434719" calcext:value-type="float">
            <text:p>4.85918128434719</text:p>
          </table:table-cell>
          <table:table-cell table:formula="of:=LOG([.A392])" office:value-type="float" office:value="0.662408367294865" calcext:value-type="float">
            <text:p>0.662408367294865</text:p>
          </table:table-cell>
          <table:table-cell table:formula="of:=LOG([.B392])" office:value-type="float" office:value="3.85918128434719" calcext:value-type="float">
            <text:p>3.85918128434719</text:p>
          </table:table-cell>
        </table:table-row>
        <table:table-row table:style-name="ro1">
          <table:table-cell office:value-type="float" office:value="3.09733333333333" calcext:value-type="float">
            <text:p>3.09733333333333</text:p>
          </table:table-cell>
          <table:table-cell office:value-type="float" office:value="4459.06576379788" calcext:value-type="float">
            <text:p>4459.065763797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166" calcext:value-type="float">
            <text:p>13166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70277989430036" calcext:value-type="float">
            <text:p>-1.70277989430036</text:p>
          </table:table-cell>
          <table:table-cell office:value-type="float" office:value="9.292" calcext:value-type="float">
            <text:p>9.292</text:p>
          </table:table-cell>
          <table:table-cell office:value-type="float" office:value="13377.1972913936" calcext:value-type="float">
            <text:p>13377.1972913936</text:p>
          </table:table-cell>
          <table:table-cell table:formula="of:=LOG([.H393])" office:value-type="float" office:value="0.968109201128198" calcext:value-type="float">
            <text:p>0.968109201128198</text:p>
          </table:table-cell>
          <table:table-cell table:formula="of:=LOG([.I393])" office:value-type="float" office:value="4.12636513223722" calcext:value-type="float">
            <text:p>4.12636513223722</text:p>
          </table:table-cell>
          <table:table-cell table:formula="of:=LOG([.A393])" office:value-type="float" office:value="0.490987946408535" calcext:value-type="float">
            <text:p>0.490987946408535</text:p>
          </table:table-cell>
          <table:table-cell table:formula="of:=LOG([.B393])" office:value-type="float" office:value="3.64924387751756" calcext:value-type="float">
            <text:p>3.64924387751756</text:p>
          </table:table-cell>
        </table:table-row>
        <table:table-row table:style-name="ro1">
          <table:table-cell office:value-type="float" office:value="7.543" calcext:value-type="float">
            <text:p>7.543</text:p>
          </table:table-cell>
          <table:table-cell office:value-type="float" office:value="9321.72325501301" calcext:value-type="float">
            <text:p>9321.723255013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207" calcext:value-type="float">
            <text:p>13207</text:p>
          </table:table-cell>
          <table:table-cell office:value-type="float" office:value="1" calcext:value-type="float">
            <text:p>1</text:p>
          </table:table-cell>
          <table:table-cell office:value-type="float" office:value="-0.852732123993679" calcext:value-type="float">
            <text:p>-0.852732123993679</text:p>
          </table:table-cell>
          <table:table-cell office:value-type="float" office:value="75.43" calcext:value-type="float">
            <text:p>75.43</text:p>
          </table:table-cell>
          <table:table-cell office:value-type="float" office:value="93217.2325501301" calcext:value-type="float">
            <text:p>93217.2325501301</text:p>
          </table:table-cell>
          <table:table-cell table:formula="of:=LOG([.H394])" office:value-type="float" office:value="1.87754410771594" calcext:value-type="float">
            <text:p>1.87754410771594</text:p>
          </table:table-cell>
          <table:table-cell table:formula="of:=LOG([.I394])" office:value-type="float" office:value="4.96949620537571" calcext:value-type="float">
            <text:p>4.96949620537571</text:p>
          </table:table-cell>
          <table:table-cell table:formula="of:=LOG([.A394])" office:value-type="float" office:value="0.877544107715944" calcext:value-type="float">
            <text:p>0.877544107715944</text:p>
          </table:table-cell>
          <table:table-cell table:formula="of:=LOG([.B394])" office:value-type="float" office:value="3.96949620537571" calcext:value-type="float">
            <text:p>3.96949620537571</text:p>
          </table:table-cell>
        </table:table-row>
        <table:table-row table:style-name="ro1">
          <table:table-cell office:value-type="float" office:value="0.709333333333333" calcext:value-type="float">
            <text:p>0.709333333333333</text:p>
          </table:table-cell>
          <table:table-cell office:value-type="float" office:value="1354.19861611516" calcext:value-type="float">
            <text:p>1354.198616115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248" calcext:value-type="float">
            <text:p>13248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534424924634253" calcext:value-type="float">
            <text:p>-0.534424924634253</text:p>
          </table:table-cell>
          <table:table-cell office:value-type="float" office:value="2.128" calcext:value-type="float">
            <text:p>2.128</text:p>
          </table:table-cell>
          <table:table-cell office:value-type="float" office:value="4062.59584834548" calcext:value-type="float">
            <text:p>4062.59584834548</text:p>
          </table:table-cell>
          <table:table-cell table:formula="of:=LOG([.H395])" office:value-type="float" office:value="0.327971623623011" calcext:value-type="float">
            <text:p>0.327971623623011</text:p>
          </table:table-cell>
          <table:table-cell table:formula="of:=LOG([.I395])" office:value-type="float" office:value="3.60880362036638" calcext:value-type="float">
            <text:p>3.60880362036638</text:p>
          </table:table-cell>
          <table:table-cell table:formula="of:=LOG([.A395])" office:value-type="float" office:value="-0.149149631096652" calcext:value-type="float">
            <text:p>-0.149149631096652</text:p>
          </table:table-cell>
          <table:table-cell table:formula="of:=LOG([.B395])" office:value-type="float" office:value="3.13168236564671" calcext:value-type="float">
            <text:p>3.13168236564671</text:p>
          </table:table-cell>
        </table:table-row>
        <table:table-row table:style-name="ro1">
          <table:table-cell office:value-type="float" office:value="2.10555011875" calcext:value-type="float">
            <text:p>2.10555011875</text:p>
          </table:table-cell>
          <table:table-cell office:value-type="float" office:value="1076.75146037047" calcext:value-type="float">
            <text:p>1076.75146037047</text:p>
          </table:table-cell>
          <table:table-cell office:value-type="string" calcext:value-type="string">
            <text:p>US</text:p>
          </table:table-cell>
          <table:table-cell office:value-type="float" office:value="32" calcext:value-type="float">
            <text:p>32</text:p>
          </table:table-cell>
          <table:table-cell office:value-type="float" office:value="13290" calcext:value-type="float">
            <text:p>13290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0.832814386130101" calcext:value-type="float">
            <text:p>-0.832814386130101</text:p>
          </table:table-cell>
          <table:table-cell office:value-type="float" office:value="67.3776038" calcext:value-type="float">
            <text:p>67.3776038</text:p>
          </table:table-cell>
          <table:table-cell office:value-type="float" office:value="34456.0467318552" calcext:value-type="float">
            <text:p>34456.0467318552</text:p>
          </table:table-cell>
          <table:table-cell table:formula="of:=LOG([.H396])" office:value-type="float" office:value="1.82851556178101" calcext:value-type="float">
            <text:p>1.82851556178101</text:p>
          </table:table-cell>
          <table:table-cell table:formula="of:=LOG([.I396])" office:value-type="float" office:value="4.53726544777744" calcext:value-type="float">
            <text:p>4.53726544777744</text:p>
          </table:table-cell>
          <table:table-cell table:formula="of:=LOG([.A396])" office:value-type="float" office:value="0.323365583461109" calcext:value-type="float">
            <text:p>0.323365583461109</text:p>
          </table:table-cell>
          <table:table-cell table:formula="of:=LOG([.B396])" office:value-type="float" office:value="3.03211546945754" calcext:value-type="float">
            <text:p>3.03211546945754</text:p>
          </table:table-cell>
        </table:table-row>
        <table:table-row table:style-name="ro1">
          <table:table-cell office:value-type="float" office:value="5.0543125" calcext:value-type="float">
            <text:p>5.0543125</text:p>
          </table:table-cell>
          <table:table-cell office:value-type="float" office:value="6503.56256526508" calcext:value-type="float">
            <text:p>6503.562565265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3304" calcext:value-type="float">
            <text:p>13304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0.710473251368998" calcext:value-type="float">
            <text:p>-0.710473251368998</text:p>
          </table:table-cell>
          <table:table-cell office:value-type="float" office:value="161.738" calcext:value-type="float">
            <text:p>161.738</text:p>
          </table:table-cell>
          <table:table-cell office:value-type="float" office:value="208114.002088482" calcext:value-type="float">
            <text:p>208114.002088482</text:p>
          </table:table-cell>
          <table:table-cell table:formula="of:=LOG([.H397])" office:value-type="float" office:value="2.20881206846216" calcext:value-type="float">
            <text:p>2.20881206846216</text:p>
          </table:table-cell>
          <table:table-cell table:formula="of:=LOG([.I397])" office:value-type="float" office:value="5.31830130089971" calcext:value-type="float">
            <text:p>5.31830130089971</text:p>
          </table:table-cell>
          <table:table-cell table:formula="of:=LOG([.A397])" office:value-type="float" office:value="0.703662090142251" calcext:value-type="float">
            <text:p>0.703662090142251</text:p>
          </table:table-cell>
          <table:table-cell table:formula="of:=LOG([.B397])" office:value-type="float" office:value="3.8131513225798" calcext:value-type="float">
            <text:p>3.8131513225798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995.26290608127" calcext:value-type="float">
            <text:p>1995.26290608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59" calcext:value-type="float">
            <text:p>13359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33632752126739" calcext:value-type="float">
            <text:p>-1.33632752126739</text:p>
          </table:table-cell>
          <table:table-cell office:value-type="float" office:value="1.988" calcext:value-type="float">
            <text:p>1.988</text:p>
          </table:table-cell>
          <table:table-cell office:value-type="float" office:value="3990.52581216254" calcext:value-type="float">
            <text:p>3990.52581216254</text:p>
          </table:table-cell>
          <table:table-cell table:formula="of:=LOG([.H398])" office:value-type="float" office:value="0.298416380061294" calcext:value-type="float">
            <text:p>0.298416380061294</text:p>
          </table:table-cell>
          <table:table-cell table:formula="of:=LOG([.I398])" office:value-type="float" office:value="3.60103012432717" calcext:value-type="float">
            <text:p>3.60103012432717</text:p>
          </table:table-cell>
          <table:table-cell table:formula="of:=LOG([.A398])" office:value-type="float" office:value="-0.00261361560268669" calcext:value-type="float">
            <text:p>-0.002613615602687</text:p>
          </table:table-cell>
          <table:table-cell table:formula="of:=LOG([.B398])" office:value-type="float" office:value="3.30000012866319" calcext:value-type="float">
            <text:p>3.30000012866319</text:p>
          </table:table-cell>
        </table:table-row>
        <table:table-row table:style-name="ro1">
          <table:table-cell office:value-type="float" office:value="18.7579458909524" calcext:value-type="float">
            <text:p>18.7579458909524</text:p>
          </table:table-cell>
          <table:table-cell office:value-type="float" office:value="7277.54263142386" calcext:value-type="float">
            <text:p>7277.54263142386</text:p>
          </table:table-cell>
          <table:table-cell office:value-type="string" calcext:value-type="string">
            <text:p>IE</text:p>
          </table:table-cell>
          <table:table-cell office:value-type="float" office:value="84" calcext:value-type="float">
            <text:p>84</text:p>
          </table:table-cell>
          <table:table-cell office:value-type="float" office:value="13384" calcext:value-type="float">
            <text:p>13384</text:p>
          </table:table-cell>
          <table:table-cell office:value-type="float" office:value="1.92427928606188" calcext:value-type="float">
            <text:p>1.92427928606188</text:p>
          </table:table-cell>
          <table:table-cell office:value-type="float" office:value="-1.5688612107077" calcext:value-type="float">
            <text:p>-1.5688612107077</text:p>
          </table:table-cell>
          <table:table-cell office:value-type="float" office:value="1575.66745484" calcext:value-type="float">
            <text:p>1575.66745484</text:p>
          </table:table-cell>
          <table:table-cell office:value-type="float" office:value="611313.581039604" calcext:value-type="float">
            <text:p>611313.581039604</text:p>
          </table:table-cell>
          <table:table-cell table:formula="of:=LOG([.H399])" office:value-type="float" office:value="3.19746456482415" calcext:value-type="float">
            <text:p>3.19746456482415</text:p>
          </table:table-cell>
          <table:table-cell table:formula="of:=LOG([.I399])" office:value-type="float" office:value="5.78626404425214" calcext:value-type="float">
            <text:p>5.78626404425214</text:p>
          </table:table-cell>
          <table:table-cell table:formula="of:=LOG([.A399])" office:value-type="float" office:value="1.27318527876227" calcext:value-type="float">
            <text:p>1.27318527876227</text:p>
          </table:table-cell>
          <table:table-cell table:formula="of:=LOG([.B399])" office:value-type="float" office:value="3.86198475819026" calcext:value-type="float">
            <text:p>3.86198475819026</text:p>
          </table:table-cell>
        </table:table-row>
        <table:table-row table:style-name="ro1">
          <table:table-cell office:value-type="float" office:value="16.1401067597161" calcext:value-type="float">
            <text:p>16.1401067597161</text:p>
          </table:table-cell>
          <table:table-cell office:value-type="float" office:value="9889.52333233721" calcext:value-type="float">
            <text:p>9889.52333233721</text:p>
          </table:table-cell>
          <table:table-cell office:value-type="string" calcext:value-type="string">
            <text:p>GB</text:p>
          </table:table-cell>
          <table:table-cell office:value-type="float" office:value="634" calcext:value-type="float">
            <text:p>634</text:p>
          </table:table-cell>
          <table:table-cell office:value-type="float" office:value="13451" calcext:value-type="float">
            <text:p>13451</text:p>
          </table:table-cell>
          <table:table-cell office:value-type="float" office:value="2.80208925788173" calcext:value-type="float">
            <text:p>2.80208925788173</text:p>
          </table:table-cell>
          <table:table-cell office:value-type="float" office:value="-1.05387252380521" calcext:value-type="float">
            <text:p>-1.05387252380521</text:p>
          </table:table-cell>
          <table:table-cell office:value-type="float" office:value="10232.82768566" calcext:value-type="float">
            <text:p>10232.82768566</text:p>
          </table:table-cell>
          <table:table-cell office:value-type="float" office:value="6269957.79270179" calcext:value-type="float">
            <text:p>6269957.79270179</text:p>
          </table:table-cell>
          <table:table-cell table:formula="of:=LOG([.H400])" office:value-type="float" office:value="4.0099956609445" calcext:value-type="float">
            <text:p>4.0099956609445</text:p>
          </table:table-cell>
          <table:table-cell table:formula="of:=LOG([.I400])" office:value-type="float" office:value="6.79726461731263" calcext:value-type="float">
            <text:p>6.79726461731263</text:p>
          </table:table-cell>
          <table:table-cell table:formula="of:=LOG([.A400])" office:value-type="float" office:value="1.20790640306277" calcext:value-type="float">
            <text:p>1.20790640306277</text:p>
          </table:table-cell>
          <table:table-cell table:formula="of:=LOG([.B400])" office:value-type="float" office:value="3.9951753594309" calcext:value-type="float">
            <text:p>3.9951753594309</text:p>
          </table:table-cell>
        </table:table-row>
        <table:table-row table:style-name="ro1">
          <table:table-cell office:value-type="float" office:value="0.663066666666667" calcext:value-type="float">
            <text:p>0.663066666666667</text:p>
          </table:table-cell>
          <table:table-cell office:value-type="float" office:value="741.176615105248" calcext:value-type="float">
            <text:p>741.1766151052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484" calcext:value-type="float">
            <text:p>13484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24969132897446" calcext:value-type="float">
            <text:p>-0.24969132897446</text:p>
          </table:table-cell>
          <table:table-cell office:value-type="float" office:value="9.946" calcext:value-type="float">
            <text:p>9.946</text:p>
          </table:table-cell>
          <table:table-cell office:value-type="float" office:value="11117.6492265787" calcext:value-type="float">
            <text:p>11117.6492265787</text:p>
          </table:table-cell>
          <table:table-cell table:formula="of:=LOG([.H401])" office:value-type="float" office:value="0.997648454896206" calcext:value-type="float">
            <text:p>0.997648454896206</text:p>
          </table:table-cell>
          <table:table-cell table:formula="of:=LOG([.I401])" office:value-type="float" office:value="4.04601296747512" calcext:value-type="float">
            <text:p>4.04601296747512</text:p>
          </table:table-cell>
          <table:table-cell table:formula="of:=LOG([.A401])" office:value-type="float" office:value="-0.178442804159475" calcext:value-type="float">
            <text:p>-0.178442804159475</text:p>
          </table:table-cell>
          <table:table-cell table:formula="of:=LOG([.B401])" office:value-type="float" office:value="2.86992170841944" calcext:value-type="float">
            <text:p>2.86992170841944</text:p>
          </table:table-cell>
        </table:table-row>
        <table:table-row table:style-name="ro1">
          <table:table-cell office:value-type="float" office:value="1.2582" calcext:value-type="float">
            <text:p>1.2582</text:p>
          </table:table-cell>
          <table:table-cell office:value-type="float" office:value="1122.46193018598" calcext:value-type="float">
            <text:p>1122.46193018598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float" office:value="13502" calcext:value-type="float">
            <text:p>13502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0.823839146067231" calcext:value-type="float">
            <text:p>-0.823839146067231</text:p>
          </table:table-cell>
          <table:table-cell office:value-type="float" office:value="6.291" calcext:value-type="float">
            <text:p>6.291</text:p>
          </table:table-cell>
          <table:table-cell office:value-type="float" office:value="5612.30965092991" calcext:value-type="float">
            <text:p>5612.30965092991</text:p>
          </table:table-cell>
          <table:table-cell table:formula="of:=LOG([.H402])" office:value-type="float" office:value="0.798719685185006" calcext:value-type="float">
            <text:p>0.798719685185006</text:p>
          </table:table-cell>
          <table:table-cell table:formula="of:=LOG([.I402])" office:value-type="float" office:value="3.74914162457661" calcext:value-type="float">
            <text:p>3.74914162457661</text:p>
          </table:table-cell>
          <table:table-cell table:formula="of:=LOG([.A402])" office:value-type="float" office:value="0.0997496808489875" calcext:value-type="float">
            <text:p>0.099749680848988</text:p>
          </table:table-cell>
          <table:table-cell table:formula="of:=LOG([.B402])" office:value-type="float" office:value="3.05017162024059" calcext:value-type="float">
            <text:p>3.05017162024059</text:p>
          </table:table-cell>
        </table:table-row>
        <table:table-row table:style-name="ro1">
          <table:table-cell office:value-type="float" office:value="2.28765714285714" calcext:value-type="float">
            <text:p>2.28765714285714</text:p>
          </table:table-cell>
          <table:table-cell office:value-type="float" office:value="3387.34575326913" calcext:value-type="float">
            <text:p>3387.345753269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639" calcext:value-type="float">
            <text:p>13639</text:p>
          </table:table-cell>
          <table:table-cell office:value-type="float" office:value="1.54406804435028" calcext:value-type="float">
            <text:p>1.54406804435028</text:p>
          </table:table-cell>
          <table:table-cell office:value-type="float" office:value="-0.973517806755301" calcext:value-type="float">
            <text:p>-0.973517806755301</text:p>
          </table:table-cell>
          <table:table-cell office:value-type="float" office:value="80.068" calcext:value-type="float">
            <text:p>80.068</text:p>
          </table:table-cell>
          <table:table-cell office:value-type="float" office:value="118557.10136442" calcext:value-type="float">
            <text:p>118557.10136442</text:p>
          </table:table-cell>
          <table:table-cell table:formula="of:=LOG([.H403])" office:value-type="float" office:value="1.90345898050153" calcext:value-type="float">
            <text:p>1.90345898050153</text:p>
          </table:table-cell>
          <table:table-cell table:formula="of:=LOG([.I403])" office:value-type="float" office:value="5.07392757257835" calcext:value-type="float">
            <text:p>5.07392757257835</text:p>
          </table:table-cell>
          <table:table-cell table:formula="of:=LOG([.A403])" office:value-type="float" office:value="0.359390936151251" calcext:value-type="float">
            <text:p>0.359390936151251</text:p>
          </table:table-cell>
          <table:table-cell table:formula="of:=LOG([.B403])" office:value-type="float" office:value="3.52985952822807" calcext:value-type="float">
            <text:p>3.52985952822807</text:p>
          </table:table-cell>
        </table:table-row>
        <table:table-row table:style-name="ro1">
          <table:table-cell office:value-type="float" office:value="30.5715" calcext:value-type="float">
            <text:p>30.5715</text:p>
          </table:table-cell>
          <table:table-cell office:value-type="float" office:value="67457.3899460898" calcext:value-type="float">
            <text:p>67457.3899460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642" calcext:value-type="float">
            <text:p>13642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07548579929574" calcext:value-type="float">
            <text:p>-1.07548579929574</text:p>
          </table:table-cell>
          <table:table-cell office:value-type="float" office:value="61.143" calcext:value-type="float">
            <text:p>61.143</text:p>
          </table:table-cell>
          <table:table-cell office:value-type="float" office:value="134914.77989218" calcext:value-type="float">
            <text:p>134914.77989218</text:p>
          </table:table-cell>
          <table:table-cell table:formula="of:=LOG([.H404])" office:value-type="float" office:value="1.78634674370446" calcext:value-type="float">
            <text:p>1.78634674370446</text:p>
          </table:table-cell>
          <table:table-cell table:formula="of:=LOG([.I404])" office:value-type="float" office:value="5.13005952916793" calcext:value-type="float">
            <text:p>5.13005952916793</text:p>
          </table:table-cell>
          <table:table-cell table:formula="of:=LOG([.A404])" office:value-type="float" office:value="1.48531674804048" calcext:value-type="float">
            <text:p>1.48531674804048</text:p>
          </table:table-cell>
          <table:table-cell table:formula="of:=LOG([.B404])" office:value-type="float" office:value="4.82902953350394" calcext:value-type="float">
            <text:p>4.82902953350394</text:p>
          </table:table-cell>
        </table:table-row>
        <table:table-row table:style-name="ro1">
          <table:table-cell office:value-type="float" office:value="12.8506812" calcext:value-type="float">
            <text:p>12.8506812</text:p>
          </table:table-cell>
          <table:table-cell office:value-type="float" office:value="14426.4378014317" calcext:value-type="float">
            <text:p>14426.4378014317</text:p>
          </table:table-cell>
          <table:table-cell office:value-type="string" calcext:value-type="string">
            <text:p>CA</text:p>
          </table:table-cell>
          <table:table-cell office:value-type="float" office:value="16" calcext:value-type="float">
            <text:p>16</text:p>
          </table:table-cell>
          <table:table-cell office:value-type="float" office:value="13649" calcext:value-type="float">
            <text:p>13649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1.0935127300526" calcext:value-type="float">
            <text:p>-1.0935127300526</text:p>
          </table:table-cell>
          <table:table-cell office:value-type="float" office:value="205.6108992" calcext:value-type="float">
            <text:p>205.6108992</text:p>
          </table:table-cell>
          <table:table-cell office:value-type="float" office:value="230823.004822907" calcext:value-type="float">
            <text:p>230823.004822907</text:p>
          </table:table-cell>
          <table:table-cell table:formula="of:=LOG([.H405])" office:value-type="float" office:value="2.31304613239015" calcext:value-type="float">
            <text:p>2.31304613239015</text:p>
          </table:table-cell>
          <table:table-cell table:formula="of:=LOG([.I405])" office:value-type="float" office:value="5.36327909031455" calcext:value-type="float">
            <text:p>5.36327909031455</text:p>
          </table:table-cell>
          <table:table-cell table:formula="of:=LOG([.A405])" office:value-type="float" office:value="1.10892614973423" calcext:value-type="float">
            <text:p>1.10892614973423</text:p>
          </table:table-cell>
          <table:table-cell table:formula="of:=LOG([.B405])" office:value-type="float" office:value="4.15915910765863" calcext:value-type="float">
            <text:p>4.15915910765863</text:p>
          </table:table-cell>
        </table:table-row>
        <table:table-row table:style-name="ro1">
          <table:table-cell office:value-type="float" office:value="0.94074100141844" calcext:value-type="float">
            <text:p>0.94074100141844</text:p>
          </table:table-cell>
          <table:table-cell office:value-type="float" office:value="1042.65510743528" calcext:value-type="float">
            <text:p>1042.65510743528</text:p>
          </table:table-cell>
          <table:table-cell office:value-type="string" calcext:value-type="string">
            <text:p>US</text:p>
          </table:table-cell>
          <table:table-cell office:value-type="float" office:value="141" calcext:value-type="float">
            <text:p>141</text:p>
          </table:table-cell>
          <table:table-cell office:value-type="float" office:value="13738" calcext:value-type="float">
            <text:p>13738</text:p>
          </table:table-cell>
          <table:table-cell office:value-type="float" office:value="2.14921911265538" calcext:value-type="float">
            <text:p>2.14921911265538</text:p>
          </table:table-cell>
          <table:table-cell office:value-type="float" office:value="-0.769922770748857" calcext:value-type="float">
            <text:p>-0.769922770748857</text:p>
          </table:table-cell>
          <table:table-cell office:value-type="float" office:value="132.6444812" calcext:value-type="float">
            <text:p>132.6444812</text:p>
          </table:table-cell>
          <table:table-cell office:value-type="float" office:value="147014.370148374" calcext:value-type="float">
            <text:p>147014.370148374</text:p>
          </table:table-cell>
          <table:table-cell table:formula="of:=LOG([.H406])" office:value-type="float" office:value="2.12268918545859" calcext:value-type="float">
            <text:p>2.12268918545859</text:p>
          </table:table-cell>
          <table:table-cell table:formula="of:=LOG([.I406])" office:value-type="float" office:value="5.16735978761294" calcext:value-type="float">
            <text:p>5.16735978761294</text:p>
          </table:table-cell>
          <table:table-cell table:formula="of:=LOG([.A406])" office:value-type="float" office:value="-0.0265299271967852" calcext:value-type="float">
            <text:p>-0.026529927196785</text:p>
          </table:table-cell>
          <table:table-cell table:formula="of:=LOG([.B406])" office:value-type="float" office:value="3.01814067495757" calcext:value-type="float">
            <text:p>3.01814067495757</text:p>
          </table:table-cell>
        </table:table-row>
        <table:table-row table:style-name="ro1">
          <table:table-cell office:value-type="float" office:value="2.3924" calcext:value-type="float">
            <text:p>2.3924</text:p>
          </table:table-cell>
          <table:table-cell office:value-type="float" office:value="3008.44049688496" calcext:value-type="float">
            <text:p>3008.440496884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780" calcext:value-type="float">
            <text:p>13780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13553413307811" calcext:value-type="float">
            <text:p>-1.13553413307811</text:p>
          </table:table-cell>
          <table:table-cell office:value-type="float" office:value="11.962" calcext:value-type="float">
            <text:p>11.962</text:p>
          </table:table-cell>
          <table:table-cell office:value-type="float" office:value="15042.2024844248" calcext:value-type="float">
            <text:p>15042.2024844248</text:p>
          </table:table-cell>
          <table:table-cell table:formula="of:=LOG([.H407])" office:value-type="float" office:value="1.07780379807609" calcext:value-type="float">
            <text:p>1.07780379807609</text:p>
          </table:table-cell>
          <table:table-cell table:formula="of:=LOG([.I407])" office:value-type="float" office:value="4.17731143045783" calcext:value-type="float">
            <text:p>4.17731143045783</text:p>
          </table:table-cell>
          <table:table-cell table:formula="of:=LOG([.A407])" office:value-type="float" office:value="0.378833793740069" calcext:value-type="float">
            <text:p>0.378833793740069</text:p>
          </table:table-cell>
          <table:table-cell table:formula="of:=LOG([.B407])" office:value-type="float" office:value="3.47834142612182" calcext:value-type="float">
            <text:p>3.47834142612182</text:p>
          </table:table-cell>
        </table:table-row>
        <table:table-row table:style-name="ro1">
          <table:table-cell office:value-type="float" office:value="2.01895369035714" calcext:value-type="float">
            <text:p>2.01895369035714</text:p>
          </table:table-cell>
          <table:table-cell office:value-type="float" office:value="999.522392479669" calcext:value-type="float">
            <text:p>999.522392479669</text:p>
          </table:table-cell>
          <table:table-cell office:value-type="string" calcext:value-type="string">
            <text:p>SK</text:p>
          </table:table-cell>
          <table:table-cell office:value-type="float" office:value="84" calcext:value-type="float">
            <text:p>84</text:p>
          </table:table-cell>
          <table:table-cell office:value-type="float" office:value="13789" calcext:value-type="float">
            <text:p>13789</text:p>
          </table:table-cell>
          <table:table-cell office:value-type="float" office:value="1.92427928606188" calcext:value-type="float">
            <text:p>1.92427928606188</text:p>
          </table:table-cell>
          <table:table-cell office:value-type="float" office:value="-1.43970463822134" calcext:value-type="float">
            <text:p>-1.43970463822134</text:p>
          </table:table-cell>
          <table:table-cell office:value-type="float" office:value="169.59210999" calcext:value-type="float">
            <text:p>169.59210999</text:p>
          </table:table-cell>
          <table:table-cell office:value-type="float" office:value="83959.8809682922" calcext:value-type="float">
            <text:p>83959.8809682922</text:p>
          </table:table-cell>
          <table:table-cell table:formula="of:=LOG([.H408])" office:value-type="float" office:value="2.22940564351319" calcext:value-type="float">
            <text:p>2.22940564351319</text:p>
          </table:table-cell>
          <table:table-cell table:formula="of:=LOG([.I408])" office:value-type="float" office:value="4.92407181420228" calcext:value-type="float">
            <text:p>4.92407181420228</text:p>
          </table:table-cell>
          <table:table-cell table:formula="of:=LOG([.A408])" office:value-type="float" office:value="0.305126357451311" calcext:value-type="float">
            <text:p>0.305126357451311</text:p>
          </table:table-cell>
          <table:table-cell table:formula="of:=LOG([.B408])" office:value-type="float" office:value="2.9997925281404" calcext:value-type="float">
            <text:p>2.9997925281404</text:p>
          </table:table-cell>
        </table:table-row>
        <table:table-row table:style-name="ro1">
          <table:table-cell office:value-type="float" office:value="0.561462424242424" calcext:value-type="float">
            <text:p>0.561462424242424</text:p>
          </table:table-cell>
          <table:table-cell office:value-type="float" office:value="660.249242538576" calcext:value-type="float">
            <text:p>660.2492425385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043" calcext:value-type="float">
            <text:p>14043</text:p>
          </table:table-cell>
          <table:table-cell office:value-type="float" office:value="1.51851393987789" calcext:value-type="float">
            <text:p>1.51851393987789</text:p>
          </table:table-cell>
          <table:table-cell office:value-type="float" office:value="-1.04767798617799" calcext:value-type="float">
            <text:p>-1.04767798617799</text:p>
          </table:table-cell>
          <table:table-cell office:value-type="float" office:value="18.52826" calcext:value-type="float">
            <text:p>18.52826</text:p>
          </table:table-cell>
          <table:table-cell office:value-type="float" office:value="21788.225003773" calcext:value-type="float">
            <text:p>21788.225003773</text:p>
          </table:table-cell>
          <table:table-cell table:formula="of:=LOG([.H409])" office:value-type="float" office:value="1.26783463637879" calcext:value-type="float">
            <text:p>1.26783463637879</text:p>
          </table:table-cell>
          <table:table-cell table:formula="of:=LOG([.I409])" office:value-type="float" office:value="4.33822185151905" calcext:value-type="float">
            <text:p>4.33822185151905</text:p>
          </table:table-cell>
          <table:table-cell table:formula="of:=LOG([.A409])" office:value-type="float" office:value="-0.250679303499099" calcext:value-type="float">
            <text:p>-0.250679303499099</text:p>
          </table:table-cell>
          <table:table-cell table:formula="of:=LOG([.B409])" office:value-type="float" office:value="2.81970791164116" calcext:value-type="float">
            <text:p>2.81970791164116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3556.78768178427" calcext:value-type="float">
            <text:p>3556.787681784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047" calcext:value-type="float">
            <text:p>14047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0.683025616505156" calcext:value-type="float">
            <text:p>0.683025616505156</text:p>
          </table:table-cell>
          <table:table-cell office:value-type="float" office:value="8.392" calcext:value-type="float">
            <text:p>8.392</text:p>
          </table:table-cell>
          <table:table-cell office:value-type="float" office:value="14227.1507271371" calcext:value-type="float">
            <text:p>14227.1507271371</text:p>
          </table:table-cell>
          <table:table-cell table:formula="of:=LOG([.H410])" office:value-type="float" office:value="0.923865475185501" calcext:value-type="float">
            <text:p>0.923865475185501</text:p>
          </table:table-cell>
          <table:table-cell table:formula="of:=LOG([.I410])" office:value-type="float" office:value="4.15311793259426" calcext:value-type="float">
            <text:p>4.15311793259426</text:p>
          </table:table-cell>
          <table:table-cell table:formula="of:=LOG([.A410])" office:value-type="float" office:value="0.321805483857539" calcext:value-type="float">
            <text:p>0.321805483857539</text:p>
          </table:table-cell>
          <table:table-cell table:formula="of:=LOG([.B410])" office:value-type="float" office:value="3.5510579412663" calcext:value-type="float">
            <text:p>3.5510579412663</text:p>
          </table:table-cell>
        </table:table-row>
        <table:table-row table:style-name="ro1">
          <table:table-cell office:value-type="float" office:value="14.6531473684211" calcext:value-type="float">
            <text:p>14.6531473684211</text:p>
          </table:table-cell>
          <table:table-cell office:value-type="float" office:value="8266.386782613" calcext:value-type="float">
            <text:p>8266.386782613</text:p>
          </table:table-cell>
          <table:table-cell office:value-type="string" calcext:value-type="string">
            <text:p>US</text:p>
          </table:table-cell>
          <table:table-cell office:value-type="float" office:value="19" calcext:value-type="float">
            <text:p>19</text:p>
          </table:table-cell>
          <table:table-cell office:value-type="float" office:value="14195" calcext:value-type="float">
            <text:p>14195</text:p>
          </table:table-cell>
          <table:table-cell office:value-type="float" office:value="1.27875360095283" calcext:value-type="float">
            <text:p>1.27875360095283</text:p>
          </table:table-cell>
          <table:table-cell office:value-type="float" office:value="-0.875074510812783" calcext:value-type="float">
            <text:p>-0.875074510812783</text:p>
          </table:table-cell>
          <table:table-cell office:value-type="float" office:value="278.4098" calcext:value-type="float">
            <text:p>278.4098</text:p>
          </table:table-cell>
          <table:table-cell office:value-type="float" office:value="157061.348869647" calcext:value-type="float">
            <text:p>157061.348869647</text:p>
          </table:table-cell>
          <table:table-cell table:formula="of:=LOG([.H411])" office:value-type="float" office:value="2.44468451833441" calcext:value-type="float">
            <text:p>2.44468451833441</text:p>
          </table:table-cell>
          <table:table-cell table:formula="of:=LOG([.I411])" office:value-type="float" office:value="5.19606932292739" calcext:value-type="float">
            <text:p>5.19606932292739</text:p>
          </table:table-cell>
          <table:table-cell table:formula="of:=LOG([.A411])" office:value-type="float" office:value="1.16593091738158" calcext:value-type="float">
            <text:p>1.16593091738158</text:p>
          </table:table-cell>
          <table:table-cell table:formula="of:=LOG([.B411])" office:value-type="float" office:value="3.91731572197456" calcext:value-type="float">
            <text:p>3.91731572197456</text:p>
          </table:table-cell>
        </table:table-row>
        <table:table-row table:style-name="ro1">
          <table:table-cell office:value-type="float" office:value="1.32466666666667" calcext:value-type="float">
            <text:p>1.32466666666667</text:p>
          </table:table-cell>
          <table:table-cell office:value-type="float" office:value="1205.31310088148" calcext:value-type="float">
            <text:p>1205.313100881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218" calcext:value-type="float">
            <text:p>14218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474727251147294" calcext:value-type="float">
            <text:p>-0.474727251147294</text:p>
          </table:table-cell>
          <table:table-cell office:value-type="float" office:value="3.974" calcext:value-type="float">
            <text:p>3.974</text:p>
          </table:table-cell>
          <table:table-cell office:value-type="float" office:value="3615.93930264444" calcext:value-type="float">
            <text:p>3615.93930264444</text:p>
          </table:table-cell>
          <table:table-cell table:formula="of:=LOG([.H412])" office:value-type="float" office:value="0.599227862773796" calcext:value-type="float">
            <text:p>0.599227862773796</text:p>
          </table:table-cell>
          <table:table-cell table:formula="of:=LOG([.I412])" office:value-type="float" office:value="3.5582211317735" calcext:value-type="float">
            <text:p>3.5582211317735</text:p>
          </table:table-cell>
          <table:table-cell table:formula="of:=LOG([.A412])" office:value-type="float" office:value="0.122106608054135" calcext:value-type="float">
            <text:p>0.122106608054135</text:p>
          </table:table-cell>
          <table:table-cell table:formula="of:=LOG([.B412])" office:value-type="float" office:value="3.08109987705384" calcext:value-type="float">
            <text:p>3.08109987705384</text:p>
          </table:table-cell>
        </table:table-row>
        <table:table-row table:style-name="ro1">
          <table:table-cell office:value-type="float" office:value="19.1278220507692" calcext:value-type="float">
            <text:p>19.1278220507692</text:p>
          </table:table-cell>
          <table:table-cell office:value-type="float" office:value="37618.7088982763" calcext:value-type="float">
            <text:p>37618.7088982763</text:p>
          </table:table-cell>
          <table:table-cell office:value-type="string" calcext:value-type="string">
            <text:p>GB</text:p>
          </table:table-cell>
          <table:table-cell office:value-type="float" office:value="13" calcext:value-type="float">
            <text:p>13</text:p>
          </table:table-cell>
          <table:table-cell office:value-type="float" office:value="14232" calcext:value-type="float">
            <text:p>14232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-0.471391987331388" calcext:value-type="float">
            <text:p>-0.471391987331388</text:p>
          </table:table-cell>
          <table:table-cell office:value-type="float" office:value="248.66168666" calcext:value-type="float">
            <text:p>248.66168666</text:p>
          </table:table-cell>
          <table:table-cell office:value-type="float" office:value="489043.215677591" calcext:value-type="float">
            <text:p>489043.215677591</text:p>
          </table:table-cell>
          <table:table-cell table:formula="of:=LOG([.H413])" office:value-type="float" office:value="2.39560887512135" calcext:value-type="float">
            <text:p>2.39560887512135</text:p>
          </table:table-cell>
          <table:table-cell table:formula="of:=LOG([.I413])" office:value-type="float" office:value="5.68934723847132" calcext:value-type="float">
            <text:p>5.68934723847132</text:p>
          </table:table-cell>
          <table:table-cell table:formula="of:=LOG([.A413])" office:value-type="float" office:value="1.28166552281451" calcext:value-type="float">
            <text:p>1.28166552281451</text:p>
          </table:table-cell>
          <table:table-cell table:formula="of:=LOG([.B413])" office:value-type="float" office:value="4.57540388616449" calcext:value-type="float">
            <text:p>4.57540388616449</text:p>
          </table:table-cell>
        </table:table-row>
        <table:table-row table:style-name="ro1">
          <table:table-cell office:value-type="float" office:value="10.7441988553387" calcext:value-type="float">
            <text:p>10.7441988553387</text:p>
          </table:table-cell>
          <table:table-cell office:value-type="float" office:value="5274.85561020167" calcext:value-type="float">
            <text:p>5274.8556102016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4247" calcext:value-type="float">
            <text:p>14247</text:p>
          </table:table-cell>
          <table:table-cell office:value-type="float" office:value="2.79239168949825" calcext:value-type="float">
            <text:p>2.79239168949825</text:p>
          </table:table-cell>
          <table:table-cell office:value-type="float" office:value="-1.03197910832594" calcext:value-type="float">
            <text:p>-1.03197910832594</text:p>
          </table:table-cell>
          <table:table-cell office:value-type="float" office:value="6661.40329031001" calcext:value-type="float">
            <text:p>6661.40329031001</text:p>
          </table:table-cell>
          <table:table-cell office:value-type="float" office:value="3270410.47832504" calcext:value-type="float">
            <text:p>3270410.47832504</text:p>
          </table:table-cell>
          <table:table-cell table:formula="of:=LOG([.H414])" office:value-type="float" office:value="3.82356572722454" calcext:value-type="float">
            <text:p>3.82356572722454</text:p>
          </table:table-cell>
          <table:table-cell table:formula="of:=LOG([.I414])" office:value-type="float" office:value="6.51460226559104" calcext:value-type="float">
            <text:p>6.51460226559104</text:p>
          </table:table-cell>
          <table:table-cell table:formula="of:=LOG([.A414])" office:value-type="float" office:value="1.03117403772629" calcext:value-type="float">
            <text:p>1.03117403772629</text:p>
          </table:table-cell>
          <table:table-cell table:formula="of:=LOG([.B414])" office:value-type="float" office:value="3.72221057609278" calcext:value-type="float">
            <text:p>3.72221057609278</text:p>
          </table:table-cell>
        </table:table-row>
        <table:table-row table:style-name="ro1">
          <table:table-cell office:value-type="float" office:value="1.16490909090909" calcext:value-type="float">
            <text:p>1.16490909090909</text:p>
          </table:table-cell>
          <table:table-cell office:value-type="float" office:value="2190.69572145712" calcext:value-type="float">
            <text:p>2190.69572145712</text:p>
          </table:table-cell>
          <table:table-cell office:value-type="string" calcext:value-type="string">
            <text:p>RU</text:p>
          </table:table-cell>
          <table:table-cell office:value-type="float" office:value="55" calcext:value-type="float">
            <text:p>55</text:p>
          </table:table-cell>
          <table:table-cell office:value-type="float" office:value="14253" calcext:value-type="float">
            <text:p>14253</text:p>
          </table:table-cell>
          <table:table-cell office:value-type="float" office:value="1.74036268949424" calcext:value-type="float">
            <text:p>1.74036268949424</text:p>
          </table:table-cell>
          <table:table-cell office:value-type="float" office:value="-1.09164049472683" calcext:value-type="float">
            <text:p>-1.09164049472683</text:p>
          </table:table-cell>
          <table:table-cell office:value-type="float" office:value="64.07" calcext:value-type="float">
            <text:p>64.07</text:p>
          </table:table-cell>
          <table:table-cell office:value-type="float" office:value="120488.264680141" calcext:value-type="float">
            <text:p>120488.264680141</text:p>
          </table:table-cell>
          <table:table-cell table:formula="of:=LOG([.H415])" office:value-type="float" office:value="1.80665472399186" calcext:value-type="float">
            <text:p>1.80665472399186</text:p>
          </table:table-cell>
          <table:table-cell table:formula="of:=LOG([.I415])" office:value-type="float" office:value="5.08094474954285" calcext:value-type="float">
            <text:p>5.08094474954285</text:p>
          </table:table-cell>
          <table:table-cell table:formula="of:=LOG([.A415])" office:value-type="float" office:value="0.0662920344976164" calcext:value-type="float">
            <text:p>0.066292034497616</text:p>
          </table:table-cell>
          <table:table-cell table:formula="of:=LOG([.B415])" office:value-type="float" office:value="3.34058206004861" calcext:value-type="float">
            <text:p>3.34058206004861</text:p>
          </table:table-cell>
        </table:table-row>
        <table:table-row table:style-name="ro1">
          <table:table-cell office:value-type="float" office:value="108.4275" calcext:value-type="float">
            <text:p>108.4275</text:p>
          </table:table-cell>
          <table:table-cell office:value-type="float" office:value="74458.7796325414" calcext:value-type="float">
            <text:p>74458.77963254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339" calcext:value-type="float">
            <text:p>14339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942733923963236" calcext:value-type="float">
            <text:p>-0.942733923963236</text:p>
          </table:table-cell>
          <table:table-cell office:value-type="float" office:value="216.855" calcext:value-type="float">
            <text:p>216.855</text:p>
          </table:table-cell>
          <table:table-cell office:value-type="float" office:value="148917.559265083" calcext:value-type="float">
            <text:p>148917.559265083</text:p>
          </table:table-cell>
          <table:table-cell table:formula="of:=LOG([.H416])" office:value-type="float" office:value="2.33616944007655" calcext:value-type="float">
            <text:p>2.33616944007655</text:p>
          </table:table-cell>
          <table:table-cell table:formula="of:=LOG([.I416])" office:value-type="float" office:value="5.17294590958777" calcext:value-type="float">
            <text:p>5.17294590958777</text:p>
          </table:table-cell>
          <table:table-cell table:formula="of:=LOG([.A416])" office:value-type="float" office:value="2.03513944441257" calcext:value-type="float">
            <text:p>2.03513944441257</text:p>
          </table:table-cell>
          <table:table-cell table:formula="of:=LOG([.B416])" office:value-type="float" office:value="4.87191591392379" calcext:value-type="float">
            <text:p>4.87191591392379</text:p>
          </table:table-cell>
        </table:table-row>
        <table:table-row table:style-name="ro1">
          <table:table-cell office:value-type="float" office:value="7.01151425925058" calcext:value-type="float">
            <text:p>7.01151425925058</text:p>
          </table:table-cell>
          <table:table-cell office:value-type="float" office:value="2939.92664182659" calcext:value-type="float">
            <text:p>2939.9266418265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4419" calcext:value-type="float">
            <text:p>14419</text:p>
          </table:table-cell>
          <table:table-cell office:value-type="float" office:value="2.63042787502502" calcext:value-type="float">
            <text:p>2.63042787502502</text:p>
          </table:table-cell>
          <table:table-cell office:value-type="float" office:value="-0.596617236064604" calcext:value-type="float">
            <text:p>-0.596617236064604</text:p>
          </table:table-cell>
          <table:table-cell office:value-type="float" office:value="2993.9165887" calcext:value-type="float">
            <text:p>2993.9165887</text:p>
          </table:table-cell>
          <table:table-cell office:value-type="float" office:value="1255348.67605995" calcext:value-type="float">
            <text:p>1255348.67605995</text:p>
          </table:table-cell>
          <table:table-cell table:formula="of:=LOG([.H417])" office:value-type="float" office:value="3.47623969661761" calcext:value-type="float">
            <text:p>3.47623969661761</text:p>
          </table:table-cell>
          <table:table-cell table:formula="of:=LOG([.I417])" office:value-type="float" office:value="6.09876436889045" calcext:value-type="float">
            <text:p>6.09876436889045</text:p>
          </table:table-cell>
          <table:table-cell table:formula="of:=LOG([.A417])" office:value-type="float" office:value="0.845811821592586" calcext:value-type="float">
            <text:p>0.845811821592586</text:p>
          </table:table-cell>
          <table:table-cell table:formula="of:=LOG([.B417])" office:value-type="float" office:value="3.46833649386543" calcext:value-type="float">
            <text:p>3.46833649386543</text:p>
          </table:table-cell>
        </table:table-row>
        <table:table-row table:style-name="ro1">
          <table:table-cell office:value-type="float" office:value="0.6555" calcext:value-type="float">
            <text:p>0.6555</text:p>
          </table:table-cell>
          <table:table-cell office:value-type="float" office:value="939.392785261782" calcext:value-type="float">
            <text:p>939.3927852617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434" calcext:value-type="float">
            <text:p>14434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49345908005915" calcext:value-type="float">
            <text:p>-1.49345908005915</text:p>
          </table:table-cell>
          <table:table-cell office:value-type="float" office:value="1.311" calcext:value-type="float">
            <text:p>1.311</text:p>
          </table:table-cell>
          <table:table-cell office:value-type="float" office:value="1878.78557052356" calcext:value-type="float">
            <text:p>1878.78557052356</text:p>
          </table:table-cell>
          <table:table-cell table:formula="of:=LOG([.H418])" office:value-type="float" office:value="0.117602691690084" calcext:value-type="float">
            <text:p>0.117602691690084</text:p>
          </table:table-cell>
          <table:table-cell table:formula="of:=LOG([.I418])" office:value-type="float" office:value="3.27387721604918" calcext:value-type="float">
            <text:p>3.27387721604918</text:p>
          </table:table-cell>
          <table:table-cell table:formula="of:=LOG([.A418])" office:value-type="float" office:value="-0.183427303973897" calcext:value-type="float">
            <text:p>-0.183427303973897</text:p>
          </table:table-cell>
          <table:table-cell table:formula="of:=LOG([.B418])" office:value-type="float" office:value="2.9728472203852" calcext:value-type="float">
            <text:p>2.9728472203852</text:p>
          </table:table-cell>
        </table:table-row>
        <table:table-row table:style-name="ro1">
          <table:table-cell office:value-type="float" office:value="13.839717227907" calcext:value-type="float">
            <text:p>13.839717227907</text:p>
          </table:table-cell>
          <table:table-cell office:value-type="float" office:value="16476.8720659911" calcext:value-type="float">
            <text:p>16476.872065991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442" calcext:value-type="float">
            <text:p>14442</text:p>
          </table:table-cell>
          <table:table-cell office:value-type="float" office:value="2.11058971029925" calcext:value-type="float">
            <text:p>2.11058971029925</text:p>
          </table:table-cell>
          <table:table-cell office:value-type="float" office:value="-1.13563657785038" calcext:value-type="float">
            <text:p>-1.13563657785038</text:p>
          </table:table-cell>
          <table:table-cell office:value-type="float" office:value="1785.3235224" calcext:value-type="float">
            <text:p>1785.3235224</text:p>
          </table:table-cell>
          <table:table-cell office:value-type="float" office:value="2125516.49651285" calcext:value-type="float">
            <text:p>2125516.49651285</text:p>
          </table:table-cell>
          <table:table-cell table:formula="of:=LOG([.H419])" office:value-type="float" office:value="3.25171692703746" calcext:value-type="float">
            <text:p>3.25171692703746</text:p>
          </table:table-cell>
          <table:table-cell table:formula="of:=LOG([.I419])" office:value-type="float" office:value="6.3274644799532" calcext:value-type="float">
            <text:p>6.3274644799532</text:p>
          </table:table-cell>
          <table:table-cell table:formula="of:=LOG([.A419])" office:value-type="float" office:value="1.14112721673821" calcext:value-type="float">
            <text:p>1.14112721673821</text:p>
          </table:table-cell>
          <table:table-cell table:formula="of:=LOG([.B419])" office:value-type="float" office:value="4.21687476965395" calcext:value-type="float">
            <text:p>4.21687476965395</text:p>
          </table:table-cell>
        </table:table-row>
        <table:table-row table:style-name="ro1">
          <table:table-cell office:value-type="float" office:value="3.10749995348837" calcext:value-type="float">
            <text:p>3.10749995348837</text:p>
          </table:table-cell>
          <table:table-cell office:value-type="float" office:value="4448.2456874075" calcext:value-type="float">
            <text:p>4448.245687407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444" calcext:value-type="float">
            <text:p>14444</text:p>
          </table:table-cell>
          <table:table-cell office:value-type="float" office:value="1.63346845557959" calcext:value-type="float">
            <text:p>1.63346845557959</text:p>
          </table:table-cell>
          <table:table-cell office:value-type="float" office:value="-1.1383594920262" calcext:value-type="float">
            <text:p>-1.1383594920262</text:p>
          </table:table-cell>
          <table:table-cell office:value-type="float" office:value="133.622498" calcext:value-type="float">
            <text:p>133.622498</text:p>
          </table:table-cell>
          <table:table-cell office:value-type="float" office:value="191274.564558523" calcext:value-type="float">
            <text:p>191274.564558523</text:p>
          </table:table-cell>
          <table:table-cell table:formula="of:=LOG([.H420])" office:value-type="float" office:value="2.12587958639295" calcext:value-type="float">
            <text:p>2.12587958639295</text:p>
          </table:table-cell>
          <table:table-cell table:formula="of:=LOG([.I420])" office:value-type="float" office:value="5.28165722195454" calcext:value-type="float">
            <text:p>5.28165722195454</text:p>
          </table:table-cell>
          <table:table-cell table:formula="of:=LOG([.A420])" office:value-type="float" office:value="0.492411130813362" calcext:value-type="float">
            <text:p>0.492411130813362</text:p>
          </table:table-cell>
          <table:table-cell table:formula="of:=LOG([.B420])" office:value-type="float" office:value="3.64818876637495" calcext:value-type="float">
            <text:p>3.64818876637495</text:p>
          </table:table-cell>
        </table:table-row>
        <table:table-row table:style-name="ro1">
          <table:table-cell office:value-type="float" office:value="0.22625" calcext:value-type="float">
            <text:p>0.22625</text:p>
          </table:table-cell>
          <table:table-cell office:value-type="float" office:value="271.232608868499" calcext:value-type="float">
            <text:p>271.2326088684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447" calcext:value-type="float">
            <text:p>14447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0.754870138144484" calcext:value-type="float">
            <text:p>0.754870138144484</text:p>
          </table:table-cell>
          <table:table-cell office:value-type="float" office:value="1.81" calcext:value-type="float">
            <text:p>1.81</text:p>
          </table:table-cell>
          <table:table-cell office:value-type="float" office:value="2169.86087094799" calcext:value-type="float">
            <text:p>2169.86087094799</text:p>
          </table:table-cell>
          <table:table-cell table:formula="of:=LOG([.H421])" office:value-type="float" office:value="0.257678574869184" calcext:value-type="float">
            <text:p>0.257678574869184</text:p>
          </table:table-cell>
          <table:table-cell table:formula="of:=LOG([.I421])" office:value-type="float" office:value="3.33643188826482" calcext:value-type="float">
            <text:p>3.33643188826482</text:p>
          </table:table-cell>
          <table:table-cell table:formula="of:=LOG([.A421])" office:value-type="float" office:value="-0.645411412122759" calcext:value-type="float">
            <text:p>-0.645411412122759</text:p>
          </table:table-cell>
          <table:table-cell table:formula="of:=LOG([.B421])" office:value-type="float" office:value="2.43334190127288" calcext:value-type="float">
            <text:p>2.43334190127288</text:p>
          </table:table-cell>
        </table:table-row>
        <table:table-row table:style-name="ro1">
          <table:table-cell office:value-type="float" office:value="6.1035" calcext:value-type="float">
            <text:p>6.1035</text:p>
          </table:table-cell>
          <table:table-cell office:value-type="float" office:value="9627.13624555826" calcext:value-type="float">
            <text:p>9627.136245558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472" calcext:value-type="float">
            <text:p>14472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0.752703166379406" calcext:value-type="float">
            <text:p>-0.752703166379406</text:p>
          </table:table-cell>
          <table:table-cell office:value-type="float" office:value="109.863" calcext:value-type="float">
            <text:p>109.863</text:p>
          </table:table-cell>
          <table:table-cell office:value-type="float" office:value="173288.452420049" calcext:value-type="float">
            <text:p>173288.452420049</text:p>
          </table:table-cell>
          <table:table-cell table:formula="of:=LOG([.H422])" office:value-type="float" office:value="2.04085145401227" calcext:value-type="float">
            <text:p>2.04085145401227</text:p>
          </table:table-cell>
          <table:table-cell table:formula="of:=LOG([.I422])" office:value-type="float" office:value="5.23876962320241" calcext:value-type="float">
            <text:p>5.23876962320241</text:p>
          </table:table-cell>
          <table:table-cell table:formula="of:=LOG([.A422])" office:value-type="float" office:value="0.785578948908966" calcext:value-type="float">
            <text:p>0.785578948908966</text:p>
          </table:table-cell>
          <table:table-cell table:formula="of:=LOG([.B422])" office:value-type="float" office:value="3.9834971180991" calcext:value-type="float">
            <text:p>3.9834971180991</text:p>
          </table:table-cell>
        </table:table-row>
        <table:table-row table:style-name="ro1">
          <table:table-cell office:value-type="float" office:value="1.67255125" calcext:value-type="float">
            <text:p>1.67255125</text:p>
          </table:table-cell>
          <table:table-cell office:value-type="float" office:value="2314.12695645826" calcext:value-type="float">
            <text:p>2314.1269564582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513" calcext:value-type="float">
            <text:p>14513</text:p>
          </table:table-cell>
          <table:table-cell office:value-type="float" office:value="1.80617997398389" calcext:value-type="float">
            <text:p>1.80617997398389</text:p>
          </table:table-cell>
          <table:table-cell office:value-type="float" office:value="-0.989558153443727" calcext:value-type="float">
            <text:p>-0.989558153443727</text:p>
          </table:table-cell>
          <table:table-cell office:value-type="float" office:value="107.04328" calcext:value-type="float">
            <text:p>107.04328</text:p>
          </table:table-cell>
          <table:table-cell office:value-type="float" office:value="148104.125213329" calcext:value-type="float">
            <text:p>148104.125213329</text:p>
          </table:table-cell>
          <table:table-cell table:formula="of:=LOG([.H423])" office:value-type="float" office:value="2.02955940819725" calcext:value-type="float">
            <text:p>2.02955940819725</text:p>
          </table:table-cell>
          <table:table-cell table:formula="of:=LOG([.I423])" office:value-type="float" office:value="5.17056715529659" calcext:value-type="float">
            <text:p>5.17056715529659</text:p>
          </table:table-cell>
          <table:table-cell table:formula="of:=LOG([.A423])" office:value-type="float" office:value="0.223379434213366" calcext:value-type="float">
            <text:p>0.223379434213366</text:p>
          </table:table-cell>
          <table:table-cell table:formula="of:=LOG([.B423])" office:value-type="float" office:value="3.36438718131271" calcext:value-type="float">
            <text:p>3.36438718131271</text:p>
          </table:table-cell>
        </table:table-row>
        <table:table-row table:style-name="ro1">
          <table:table-cell office:value-type="float" office:value="1.4956" calcext:value-type="float">
            <text:p>1.4956</text:p>
          </table:table-cell>
          <table:table-cell office:value-type="float" office:value="2748.25028930654" calcext:value-type="float">
            <text:p>2748.25028930654</text:p>
          </table:table-cell>
          <table:table-cell office:value-type="string" calcext:value-type="string">
            <text:p>RU</text:p>
          </table:table-cell>
          <table:table-cell office:value-type="float" office:value="25" calcext:value-type="float">
            <text:p>25</text:p>
          </table:table-cell>
          <table:table-cell office:value-type="float" office:value="14547" calcext:value-type="float">
            <text:p>14547</text:p>
          </table:table-cell>
          <table:table-cell office:value-type="float" office:value="1.39794000867204" calcext:value-type="float">
            <text:p>1.39794000867204</text:p>
          </table:table-cell>
          <table:table-cell office:value-type="float" office:value="-1.1280224776947" calcext:value-type="float">
            <text:p>-1.1280224776947</text:p>
          </table:table-cell>
          <table:table-cell office:value-type="float" office:value="37.39" calcext:value-type="float">
            <text:p>37.39</text:p>
          </table:table-cell>
          <table:table-cell office:value-type="float" office:value="68706.2572326636" calcext:value-type="float">
            <text:p>68706.2572326636</text:p>
          </table:table-cell>
          <table:table-cell table:formula="of:=LOG([.H424])" office:value-type="float" office:value="1.57275546515422" calcext:value-type="float">
            <text:p>1.57275546515422</text:p>
          </table:table-cell>
          <table:table-cell table:formula="of:=LOG([.I424])" office:value-type="float" office:value="4.83699629103146" calcext:value-type="float">
            <text:p>4.83699629103146</text:p>
          </table:table-cell>
          <table:table-cell table:formula="of:=LOG([.A424])" office:value-type="float" office:value="0.174815456482182" calcext:value-type="float">
            <text:p>0.174815456482182</text:p>
          </table:table-cell>
          <table:table-cell table:formula="of:=LOG([.B424])" office:value-type="float" office:value="3.43905628235942" calcext:value-type="float">
            <text:p>3.43905628235942</text:p>
          </table:table-cell>
        </table:table-row>
        <table:table-row table:style-name="ro1">
          <table:table-cell office:value-type="float" office:value="17.9003140218285" calcext:value-type="float">
            <text:p>17.9003140218285</text:p>
          </table:table-cell>
          <table:table-cell office:value-type="float" office:value="6501.40763189705" calcext:value-type="float">
            <text:p>6501.40763189705</text:p>
          </table:table-cell>
          <table:table-cell office:value-type="string" calcext:value-type="string">
            <text:p>FI</text:p>
          </table:table-cell>
          <table:table-cell office:value-type="float" office:value="443" calcext:value-type="float">
            <text:p>443</text:p>
          </table:table-cell>
          <table:table-cell office:value-type="float" office:value="14612" calcext:value-type="float">
            <text:p>14612</text:p>
          </table:table-cell>
          <table:table-cell office:value-type="float" office:value="2.64640372622307" calcext:value-type="float">
            <text:p>2.64640372622307</text:p>
          </table:table-cell>
          <table:table-cell office:value-type="float" office:value="-1.07845518073201" calcext:value-type="float">
            <text:p>-1.07845518073201</text:p>
          </table:table-cell>
          <table:table-cell office:value-type="float" office:value="7929.83911167" calcext:value-type="float">
            <text:p>7929.83911167</text:p>
          </table:table-cell>
          <table:table-cell office:value-type="float" office:value="2880123.58093039" calcext:value-type="float">
            <text:p>2880123.58093039</text:p>
          </table:table-cell>
          <table:table-cell table:formula="of:=LOG([.H425])" office:value-type="float" office:value="3.89926437601587" calcext:value-type="float">
            <text:p>3.89926437601587</text:p>
          </table:table-cell>
          <table:table-cell table:formula="of:=LOG([.I425])" office:value-type="float" office:value="6.4594111229553" calcext:value-type="float">
            <text:p>6.4594111229553</text:p>
          </table:table-cell>
          <table:table-cell table:formula="of:=LOG([.A425])" office:value-type="float" office:value="1.2528606497928" calcext:value-type="float">
            <text:p>1.2528606497928</text:p>
          </table:table-cell>
          <table:table-cell table:formula="of:=LOG([.B425])" office:value-type="float" office:value="3.81300739673223" calcext:value-type="float">
            <text:p>3.81300739673223</text:p>
          </table:table-cell>
        </table:table-row>
        <table:table-row table:style-name="ro1">
          <table:table-cell office:value-type="float" office:value="4.04133333333333" calcext:value-type="float">
            <text:p>4.04133333333333</text:p>
          </table:table-cell>
          <table:table-cell office:value-type="float" office:value="6687.40248277095" calcext:value-type="float">
            <text:p>6687.402482770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617" calcext:value-type="float">
            <text:p>14617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48362827239754" calcext:value-type="float">
            <text:p>-1.48362827239754</text:p>
          </table:table-cell>
          <table:table-cell office:value-type="float" office:value="36.372" calcext:value-type="float">
            <text:p>36.372</text:p>
          </table:table-cell>
          <table:table-cell office:value-type="float" office:value="60186.6223449385" calcext:value-type="float">
            <text:p>60186.6223449385</text:p>
          </table:table-cell>
          <table:table-cell table:formula="of:=LOG([.H426])" office:value-type="float" office:value="1.56076718241525" calcext:value-type="float">
            <text:p>1.56076718241525</text:p>
          </table:table-cell>
          <table:table-cell table:formula="of:=LOG([.I426])" office:value-type="float" office:value="4.77949997153354" calcext:value-type="float">
            <text:p>4.77949997153354</text:p>
          </table:table-cell>
          <table:table-cell table:formula="of:=LOG([.A426])" office:value-type="float" office:value="0.606524672975922" calcext:value-type="float">
            <text:p>0.606524672975922</text:p>
          </table:table-cell>
          <table:table-cell table:formula="of:=LOG([.B426])" office:value-type="float" office:value="3.82525746209422" calcext:value-type="float">
            <text:p>3.82525746209422</text:p>
          </table:table-cell>
        </table:table-row>
        <table:table-row table:style-name="ro1">
          <table:table-cell office:value-type="float" office:value="9.28071238013681" calcext:value-type="float">
            <text:p>9.28071238013681</text:p>
          </table:table-cell>
          <table:table-cell office:value-type="float" office:value="3565.77364944558" calcext:value-type="float">
            <text:p>3565.77364944558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4675" calcext:value-type="float">
            <text:p>14675</text:p>
          </table:table-cell>
          <table:table-cell office:value-type="float" office:value="3.29512708525219" calcext:value-type="float">
            <text:p>3.29512708525219</text:p>
          </table:table-cell>
          <table:table-cell office:value-type="float" office:value="-1.00966535892873" calcext:value-type="float">
            <text:p>-1.00966535892873</text:p>
          </table:table-cell>
          <table:table-cell office:value-type="float" office:value="18310.8455260099" calcext:value-type="float">
            <text:p>18310.8455260099</text:p>
          </table:table-cell>
          <table:table-cell office:value-type="float" office:value="7035271.41035613" calcext:value-type="float">
            <text:p>7035271.41035613</text:p>
          </table:table-cell>
          <table:table-cell table:formula="of:=LOG([.H427])" office:value-type="float" office:value="4.26270839885124" calcext:value-type="float">
            <text:p>4.26270839885124</text:p>
          </table:table-cell>
          <table:table-cell table:formula="of:=LOG([.I427])" office:value-type="float" office:value="6.84728085653214" calcext:value-type="float">
            <text:p>6.84728085653214</text:p>
          </table:table-cell>
          <table:table-cell table:formula="of:=LOG([.A427])" office:value-type="float" office:value="0.96758131359905" calcext:value-type="float">
            <text:p>0.96758131359905</text:p>
          </table:table-cell>
          <table:table-cell table:formula="of:=LOG([.B427])" office:value-type="float" office:value="3.55215377127995" calcext:value-type="float">
            <text:p>3.55215377127995</text:p>
          </table:table-cell>
        </table:table-row>
        <table:table-row table:style-name="ro1">
          <table:table-cell office:value-type="float" office:value="10.8425098065723" calcext:value-type="float">
            <text:p>10.8425098065723</text:p>
          </table:table-cell>
          <table:table-cell office:value-type="float" office:value="6037.67396604018" calcext:value-type="float">
            <text:p>6037.67396604018</text:p>
          </table:table-cell>
          <table:table-cell office:value-type="string" calcext:value-type="string">
            <text:p>GL</text:p>
          </table:table-cell>
          <table:table-cell office:value-type="float" office:value="636" calcext:value-type="float">
            <text:p>636</text:p>
          </table:table-cell>
          <table:table-cell office:value-type="float" office:value="14721" calcext:value-type="float">
            <text:p>14721</text:p>
          </table:table-cell>
          <table:table-cell office:value-type="float" office:value="2.80345711564841" calcext:value-type="float">
            <text:p>2.80345711564841</text:p>
          </table:table-cell>
          <table:table-cell office:value-type="float" office:value="-1.18090135298205" calcext:value-type="float">
            <text:p>-1.18090135298205</text:p>
          </table:table-cell>
          <table:table-cell office:value-type="float" office:value="6895.83623698" calcext:value-type="float">
            <text:p>6895.83623698</text:p>
          </table:table-cell>
          <table:table-cell office:value-type="float" office:value="3839960.64240155" calcext:value-type="float">
            <text:p>3839960.64240155</text:p>
          </table:table-cell>
          <table:table-cell table:formula="of:=LOG([.H428])" office:value-type="float" office:value="3.83858693926961" calcext:value-type="float">
            <text:p>3.83858693926961</text:p>
          </table:table-cell>
          <table:table-cell table:formula="of:=LOG([.I428])" office:value-type="float" office:value="6.58432677309789" calcext:value-type="float">
            <text:p>6.58432677309789</text:p>
          </table:table-cell>
          <table:table-cell table:formula="of:=LOG([.A428])" office:value-type="float" office:value="1.0351298236212" calcext:value-type="float">
            <text:p>1.0351298236212</text:p>
          </table:table-cell>
          <table:table-cell table:formula="of:=LOG([.B428])" office:value-type="float" office:value="3.78086965744948" calcext:value-type="float">
            <text:p>3.78086965744948</text:p>
          </table:table-cell>
        </table:table-row>
        <table:table-row table:style-name="ro1">
          <table:table-cell office:value-type="float" office:value="14.6543705257627" calcext:value-type="float">
            <text:p>14.6543705257627</text:p>
          </table:table-cell>
          <table:table-cell office:value-type="float" office:value="7502.2489267911" calcext:value-type="float">
            <text:p>7502.2489267911</text:p>
          </table:table-cell>
          <table:table-cell office:value-type="string" calcext:value-type="string">
            <text:p>US</text:p>
          </table:table-cell>
          <table:table-cell office:value-type="float" office:value="59" calcext:value-type="float">
            <text:p>59</text:p>
          </table:table-cell>
          <table:table-cell office:value-type="float" office:value="14723" calcext:value-type="float">
            <text:p>14723</text:p>
          </table:table-cell>
          <table:table-cell office:value-type="float" office:value="1.77085201164214" calcext:value-type="float">
            <text:p>1.77085201164214</text:p>
          </table:table-cell>
          <table:table-cell office:value-type="float" office:value="-1.26271407817531" calcext:value-type="float">
            <text:p>-1.26271407817531</text:p>
          </table:table-cell>
          <table:table-cell office:value-type="float" office:value="864.60786102" calcext:value-type="float">
            <text:p>864.60786102</text:p>
          </table:table-cell>
          <table:table-cell office:value-type="float" office:value="442632.686680675" calcext:value-type="float">
            <text:p>442632.686680675</text:p>
          </table:table-cell>
          <table:table-cell table:formula="of:=LOG([.H429])" office:value-type="float" office:value="2.93681917982369" calcext:value-type="float">
            <text:p>2.93681917982369</text:p>
          </table:table-cell>
          <table:table-cell table:formula="of:=LOG([.I429])" office:value-type="float" office:value="5.64604348171254" calcext:value-type="float">
            <text:p>5.64604348171254</text:p>
          </table:table-cell>
          <table:table-cell table:formula="of:=LOG([.A429])" office:value-type="float" office:value="1.16596716818154" calcext:value-type="float">
            <text:p>1.16596716818154</text:p>
          </table:table-cell>
          <table:table-cell table:formula="of:=LOG([.B429])" office:value-type="float" office:value="3.8751914700704" calcext:value-type="float">
            <text:p>3.8751914700704</text:p>
          </table:table-cell>
        </table:table-row>
        <table:table-row table:style-name="ro1">
          <table:table-cell office:value-type="float" office:value="8.52005" calcext:value-type="float">
            <text:p>8.52005</text:p>
          </table:table-cell>
          <table:table-cell office:value-type="float" office:value="11223.3713902364" calcext:value-type="float">
            <text:p>11223.37139023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727" calcext:value-type="float">
            <text:p>14727</text:p>
          </table:table-cell>
          <table:table-cell office:value-type="float" office:value="1.60205999132796" calcext:value-type="float">
            <text:p>1.60205999132796</text:p>
          </table:table-cell>
          <table:table-cell office:value-type="float" office:value="-0.829108541184171" calcext:value-type="float">
            <text:p>-0.829108541184171</text:p>
          </table:table-cell>
          <table:table-cell office:value-type="float" office:value="340.802" calcext:value-type="float">
            <text:p>340.802</text:p>
          </table:table-cell>
          <table:table-cell office:value-type="float" office:value="448934.855609457" calcext:value-type="float">
            <text:p>448934.855609457</text:p>
          </table:table-cell>
          <table:table-cell table:formula="of:=LOG([.H430])" office:value-type="float" office:value="2.53250213476372" calcext:value-type="float">
            <text:p>2.53250213476372</text:p>
          </table:table-cell>
          <table:table-cell table:formula="of:=LOG([.I430])" office:value-type="float" office:value="5.65218332563152" calcext:value-type="float">
            <text:p>5.65218332563152</text:p>
          </table:table-cell>
          <table:table-cell table:formula="of:=LOG([.A430])" office:value-type="float" office:value="0.930442143435758" calcext:value-type="float">
            <text:p>0.930442143435758</text:p>
          </table:table-cell>
          <table:table-cell table:formula="of:=LOG([.B430])" office:value-type="float" office:value="4.05012333430356" calcext:value-type="float">
            <text:p>4.05012333430356</text:p>
          </table:table-cell>
        </table:table-row>
        <table:table-row table:style-name="ro1">
          <table:table-cell office:value-type="float" office:value="3.14312320705882" calcext:value-type="float">
            <text:p>3.14312320705882</text:p>
          </table:table-cell>
          <table:table-cell office:value-type="float" office:value="3799.99808372937" calcext:value-type="float">
            <text:p>3799.99808372937</text:p>
          </table:table-cell>
          <table:table-cell office:value-type="string" calcext:value-type="string">
            <text:p>RU</text:p>
          </table:table-cell>
          <table:table-cell office:value-type="float" office:value="34" calcext:value-type="float">
            <text:p>34</text:p>
          </table:table-cell>
          <table:table-cell office:value-type="float" office:value="14749" calcext:value-type="float">
            <text:p>14749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1.04224630228169" calcext:value-type="float">
            <text:p>-1.04224630228169</text:p>
          </table:table-cell>
          <table:table-cell office:value-type="float" office:value="106.86618904" calcext:value-type="float">
            <text:p>106.86618904</text:p>
          </table:table-cell>
          <table:table-cell office:value-type="float" office:value="129199.934846798" calcext:value-type="float">
            <text:p>129199.934846798</text:p>
          </table:table-cell>
          <table:table-cell table:formula="of:=LOG([.H431])" office:value-type="float" office:value="2.02884032227143" calcext:value-type="float">
            <text:p>2.02884032227143</text:p>
          </table:table-cell>
          <table:table-cell table:formula="of:=LOG([.I431])" office:value-type="float" office:value="5.11126229465223" calcext:value-type="float">
            <text:p>5.11126229465223</text:p>
          </table:table-cell>
          <table:table-cell table:formula="of:=LOG([.A431])" office:value-type="float" office:value="0.497361405229172" calcext:value-type="float">
            <text:p>0.497361405229172</text:p>
          </table:table-cell>
          <table:table-cell table:formula="of:=LOG([.B431])" office:value-type="float" office:value="3.57978337760998" calcext:value-type="float">
            <text:p>3.57978337760998</text:p>
          </table:table-cell>
        </table:table-row>
        <table:table-row table:style-name="ro1">
          <table:table-cell office:value-type="float" office:value="0.219603747416009" calcext:value-type="float">
            <text:p>0.219603747416009</text:p>
          </table:table-cell>
          <table:table-cell office:value-type="float" office:value="96.5838539678256" calcext:value-type="float">
            <text:p>96.5838539678256</text:p>
          </table:table-cell>
          <table:table-cell/>
          <table:table-cell office:value-type="float" office:value="11490" calcext:value-type="float">
            <text:p>11490</text:p>
          </table:table-cell>
          <table:table-cell office:value-type="float" office:value="14753" calcext:value-type="float">
            <text:p>14753</text:p>
          </table:table-cell>
          <table:table-cell office:value-type="float" office:value="4.06032002868828" calcext:value-type="float">
            <text:p>4.06032002868828</text:p>
          </table:table-cell>
          <table:table-cell office:value-type="float" office:value="-1.03763521029228" calcext:value-type="float">
            <text:p>-1.03763521029228</text:p>
          </table:table-cell>
          <table:table-cell office:value-type="float" office:value="2523.24705780994" calcext:value-type="float">
            <text:p>2523.24705780994</text:p>
          </table:table-cell>
          <table:table-cell office:value-type="float" office:value="1109748.48209032" calcext:value-type="float">
            <text:p>1109748.48209032</text:p>
          </table:table-cell>
          <table:table-cell table:formula="of:=LOG([.H432])" office:value-type="float" office:value="3.40195977552375" calcext:value-type="float">
            <text:p>3.40195977552375</text:p>
          </table:table-cell>
          <table:table-cell table:formula="of:=LOG([.I432])" office:value-type="float" office:value="6.0452245596715" calcext:value-type="float">
            <text:p>6.0452245596715</text:p>
          </table:table-cell>
          <table:table-cell table:formula="of:=LOG([.A432])" office:value-type="float" office:value="-0.658360253164532" calcext:value-type="float">
            <text:p>-0.658360253164532</text:p>
          </table:table-cell>
          <table:table-cell table:formula="of:=LOG([.B432])" office:value-type="float" office:value="1.98490453098321" calcext:value-type="float">
            <text:p>1.98490453098321</text:p>
          </table:table-cell>
        </table:table-row>
        <table:table-row table:style-name="ro1">
          <table:table-cell office:value-type="float" office:value="3.735518175" calcext:value-type="float">
            <text:p>3.735518175</text:p>
          </table:table-cell>
          <table:table-cell office:value-type="float" office:value="1506.98579624951" calcext:value-type="float">
            <text:p>1506.985796249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754" calcext:value-type="float">
            <text:p>14754</text:p>
          </table:table-cell>
          <table:table-cell office:value-type="float" office:value="1.47712125471966" calcext:value-type="float">
            <text:p>1.47712125471966</text:p>
          </table:table-cell>
          <table:table-cell office:value-type="float" office:value="-0.580432813479982" calcext:value-type="float">
            <text:p>-0.580432813479982</text:p>
          </table:table-cell>
          <table:table-cell office:value-type="float" office:value="112.06554525" calcext:value-type="float">
            <text:p>112.06554525</text:p>
          </table:table-cell>
          <table:table-cell office:value-type="float" office:value="45209.5738874854" calcext:value-type="float">
            <text:p>45209.5738874854</text:p>
          </table:table-cell>
          <table:table-cell table:formula="of:=LOG([.H433])" office:value-type="float" office:value="2.04947210851073" calcext:value-type="float">
            <text:p>2.04947210851073</text:p>
          </table:table-cell>
          <table:table-cell table:formula="of:=LOG([.I433])" office:value-type="float" office:value="4.65523041371012" calcext:value-type="float">
            <text:p>4.65523041371012</text:p>
          </table:table-cell>
          <table:table-cell table:formula="of:=LOG([.A433])" office:value-type="float" office:value="0.572350853791072" calcext:value-type="float">
            <text:p>0.572350853791072</text:p>
          </table:table-cell>
          <table:table-cell table:formula="of:=LOG([.B433])" office:value-type="float" office:value="3.17810915899046" calcext:value-type="float">
            <text:p>3.17810915899046</text:p>
          </table:table-cell>
        </table:table-row>
        <table:table-row table:style-name="ro1">
          <table:table-cell office:value-type="float" office:value="4.14649371109069" calcext:value-type="float">
            <text:p>4.14649371109069</text:p>
          </table:table-cell>
          <table:table-cell office:value-type="float" office:value="1551.25322429852" calcext:value-type="float">
            <text:p>1551.25322429852</text:p>
          </table:table-cell>
          <table:table-cell office:value-type="string" calcext:value-type="string">
            <text:p>CN</text:p>
          </table:table-cell>
          <table:table-cell office:value-type="float" office:value="816" calcext:value-type="float">
            <text:p>816</text:p>
          </table:table-cell>
          <table:table-cell office:value-type="float" office:value="14852" calcext:value-type="float">
            <text:p>14852</text:p>
          </table:table-cell>
          <table:table-cell office:value-type="float" office:value="2.91169015875386" calcext:value-type="float">
            <text:p>2.91169015875386</text:p>
          </table:table-cell>
          <table:table-cell office:value-type="float" office:value="-0.852375132299645" calcext:value-type="float">
            <text:p>-0.852375132299645</text:p>
          </table:table-cell>
          <table:table-cell office:value-type="float" office:value="3383.53886825" calcext:value-type="float">
            <text:p>3383.53886825</text:p>
          </table:table-cell>
          <table:table-cell office:value-type="float" office:value="1265822.63102759" calcext:value-type="float">
            <text:p>1265822.63102759</text:p>
          </table:table-cell>
          <table:table-cell table:formula="of:=LOG([.H434])" office:value-type="float" office:value="3.5293711697864" calcext:value-type="float">
            <text:p>3.5293711697864</text:p>
          </table:table-cell>
          <table:table-cell table:formula="of:=LOG([.I434])" office:value-type="float" office:value="6.1023728559479" calcext:value-type="float">
            <text:p>6.1023728559479</text:p>
          </table:table-cell>
          <table:table-cell table:formula="of:=LOG([.A434])" office:value-type="float" office:value="0.617681011032537" calcext:value-type="float">
            <text:p>0.617681011032537</text:p>
          </table:table-cell>
          <table:table-cell table:formula="of:=LOG([.B434])" office:value-type="float" office:value="3.19068269719404" calcext:value-type="float">
            <text:p>3.19068269719404</text:p>
          </table:table-cell>
        </table:table-row>
        <table:table-row table:style-name="ro1">
          <table:table-cell office:value-type="float" office:value="15.064680537757" calcext:value-type="float">
            <text:p>15.064680537757</text:p>
          </table:table-cell>
          <table:table-cell office:value-type="float" office:value="6323.86023299931" calcext:value-type="float">
            <text:p>6323.86023299931</text:p>
          </table:table-cell>
          <table:table-cell office:value-type="string" calcext:value-type="string">
            <text:p>CH</text:p>
          </table:table-cell>
          <table:table-cell office:value-type="float" office:value="107" calcext:value-type="float">
            <text:p>107</text:p>
          </table:table-cell>
          <table:table-cell office:value-type="float" office:value="14893" calcext:value-type="float">
            <text:p>14893</text:p>
          </table:table-cell>
          <table:table-cell office:value-type="float" office:value="2.02938377768521" calcext:value-type="float">
            <text:p>2.02938377768521</text:p>
          </table:table-cell>
          <table:table-cell office:value-type="float" office:value="-1.2648905221659" calcext:value-type="float">
            <text:p>-1.2648905221659</text:p>
          </table:table-cell>
          <table:table-cell office:value-type="float" office:value="1611.92081754" calcext:value-type="float">
            <text:p>1611.92081754</text:p>
          </table:table-cell>
          <table:table-cell office:value-type="float" office:value="676653.044930926" calcext:value-type="float">
            <text:p>676653.044930926</text:p>
          </table:table-cell>
          <table:table-cell table:formula="of:=LOG([.H435])" office:value-type="float" office:value="3.20734370412536" calcext:value-type="float">
            <text:p>3.20734370412536</text:p>
          </table:table-cell>
          <table:table-cell table:formula="of:=LOG([.I435])" office:value-type="float" office:value="5.83036604047797" calcext:value-type="float">
            <text:p>5.83036604047797</text:p>
          </table:table-cell>
          <table:table-cell table:formula="of:=LOG([.A435])" office:value-type="float" office:value="1.17795992644015" calcext:value-type="float">
            <text:p>1.17795992644015</text:p>
          </table:table-cell>
          <table:table-cell table:formula="of:=LOG([.B435])" office:value-type="float" office:value="3.80098226279276" calcext:value-type="float">
            <text:p>3.80098226279276</text:p>
          </table:table-cell>
        </table:table-row>
        <table:table-row table:style-name="ro1">
          <table:table-cell office:value-type="float" office:value="3.27505046" calcext:value-type="float">
            <text:p>3.27505046</text:p>
          </table:table-cell>
          <table:table-cell office:value-type="float" office:value="4379.44076061523" calcext:value-type="float">
            <text:p>4379.440760615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908" calcext:value-type="float">
            <text:p>14908</text:p>
          </table:table-cell>
          <table:table-cell office:value-type="float" office:value="1.36172783601759" calcext:value-type="float">
            <text:p>1.36172783601759</text:p>
          </table:table-cell>
          <table:table-cell office:value-type="float" office:value="-1.16363216392495" calcext:value-type="float">
            <text:p>-1.16363216392495</text:p>
          </table:table-cell>
          <table:table-cell office:value-type="float" office:value="75.32616058" calcext:value-type="float">
            <text:p>75.32616058</text:p>
          </table:table-cell>
          <table:table-cell office:value-type="float" office:value="100727.13749415" calcext:value-type="float">
            <text:p>100727.13749415</text:p>
          </table:table-cell>
          <table:table-cell table:formula="of:=LOG([.H436])" office:value-type="float" office:value="1.87694583174409" calcext:value-type="float">
            <text:p>1.87694583174409</text:p>
          </table:table-cell>
          <table:table-cell table:formula="of:=LOG([.I436])" office:value-type="float" office:value="5.00314649216431" calcext:value-type="float">
            <text:p>5.00314649216431</text:p>
          </table:table-cell>
          <table:table-cell table:formula="of:=LOG([.A436])" office:value-type="float" office:value="0.515217995726499" calcext:value-type="float">
            <text:p>0.515217995726499</text:p>
          </table:table-cell>
          <table:table-cell table:formula="of:=LOG([.B436])" office:value-type="float" office:value="3.64141865614672" calcext:value-type="float">
            <text:p>3.64141865614672</text:p>
          </table:table-cell>
        </table:table-row>
        <table:table-row table:style-name="ro1">
          <table:table-cell office:value-type="float" office:value="0.628315789473684" calcext:value-type="float">
            <text:p>0.628315789473684</text:p>
          </table:table-cell>
          <table:table-cell office:value-type="float" office:value="996.284971856457" calcext:value-type="float">
            <text:p>996.28497185645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910" calcext:value-type="float">
            <text:p>14910</text:p>
          </table:table-cell>
          <table:table-cell office:value-type="float" office:value="1.57978359661681" calcext:value-type="float">
            <text:p>1.57978359661681</text:p>
          </table:table-cell>
          <table:table-cell office:value-type="float" office:value="-1.00781799957969" calcext:value-type="float">
            <text:p>-1.00781799957969</text:p>
          </table:table-cell>
          <table:table-cell office:value-type="float" office:value="23.876" calcext:value-type="float">
            <text:p>23.876</text:p>
          </table:table-cell>
          <table:table-cell office:value-type="float" office:value="37858.8289305454" calcext:value-type="float">
            <text:p>37858.8289305454</text:p>
          </table:table-cell>
          <table:table-cell table:formula="of:=LOG([.H437])" office:value-type="float" office:value="1.37796157021964" calcext:value-type="float">
            <text:p>1.37796157021964</text:p>
          </table:table-cell>
          <table:table-cell table:formula="of:=LOG([.I437])" office:value-type="float" office:value="4.57816717600739" calcext:value-type="float">
            <text:p>4.57816717600739</text:p>
          </table:table-cell>
          <table:table-cell table:formula="of:=LOG([.A437])" office:value-type="float" office:value="-0.201822026397173" calcext:value-type="float">
            <text:p>-0.201822026397173</text:p>
          </table:table-cell>
          <table:table-cell table:formula="of:=LOG([.B437])" office:value-type="float" office:value="2.99838357939058" calcext:value-type="float">
            <text:p>2.99838357939058</text:p>
          </table:table-cell>
        </table:table-row>
        <table:table-row table:style-name="ro1">
          <table:table-cell office:value-type="float" office:value="7.28351806092664" calcext:value-type="float">
            <text:p>7.28351806092664</text:p>
          </table:table-cell>
          <table:table-cell office:value-type="float" office:value="3399.02599920279" calcext:value-type="float">
            <text:p>3399.02599920279</text:p>
          </table:table-cell>
          <table:table-cell office:value-type="string" calcext:value-type="string">
            <text:p>UY</text:p>
          </table:table-cell>
          <table:table-cell office:value-type="float" office:value="259" calcext:value-type="float">
            <text:p>259</text:p>
          </table:table-cell>
          <table:table-cell office:value-type="float" office:value="14942" calcext:value-type="float">
            <text:p>14942</text:p>
          </table:table-cell>
          <table:table-cell office:value-type="float" office:value="2.41329976408125" calcext:value-type="float">
            <text:p>2.41329976408125</text:p>
          </table:table-cell>
          <table:table-cell office:value-type="float" office:value="-1.00295147324605" calcext:value-type="float">
            <text:p>-1.00295147324605</text:p>
          </table:table-cell>
          <table:table-cell office:value-type="float" office:value="1886.43117778" calcext:value-type="float">
            <text:p>1886.43117778</text:p>
          </table:table-cell>
          <table:table-cell office:value-type="float" office:value="880347.733793522" calcext:value-type="float">
            <text:p>880347.733793522</text:p>
          </table:table-cell>
          <table:table-cell table:formula="of:=LOG([.H438])" office:value-type="float" office:value="3.27564096556374" calcext:value-type="float">
            <text:p>3.27564096556374</text:p>
          </table:table-cell>
          <table:table-cell table:formula="of:=LOG([.I438])" office:value-type="float" office:value="5.94465425060227" calcext:value-type="float">
            <text:p>5.94465425060227</text:p>
          </table:table-cell>
          <table:table-cell table:formula="of:=LOG([.A438])" office:value-type="float" office:value="0.862341201482484" calcext:value-type="float">
            <text:p>0.862341201482484</text:p>
          </table:table-cell>
          <table:table-cell table:formula="of:=LOG([.B438])" office:value-type="float" office:value="3.53135448652102" calcext:value-type="float">
            <text:p>3.53135448652102</text:p>
          </table:table-cell>
        </table:table-row>
        <table:table-row table:style-name="ro1">
          <table:table-cell office:value-type="float" office:value="15.3615980331034" calcext:value-type="float">
            <text:p>15.3615980331034</text:p>
          </table:table-cell>
          <table:table-cell office:value-type="float" office:value="15822.2646912503" calcext:value-type="float">
            <text:p>15822.2646912503</text:p>
          </table:table-cell>
          <table:table-cell office:value-type="string" calcext:value-type="string">
            <text:p>IT</text:p>
          </table:table-cell>
          <table:table-cell office:value-type="float" office:value="116" calcext:value-type="float">
            <text:p>116</text:p>
          </table:table-cell>
          <table:table-cell office:value-type="float" office:value="14944" calcext:value-type="float">
            <text:p>14944</text:p>
          </table:table-cell>
          <table:table-cell office:value-type="float" office:value="2.06445798922692" calcext:value-type="float">
            <text:p>2.06445798922692</text:p>
          </table:table-cell>
          <table:table-cell office:value-type="float" office:value="-1.04448894510605" calcext:value-type="float">
            <text:p>-1.04448894510605</text:p>
          </table:table-cell>
          <table:table-cell office:value-type="float" office:value="1781.94537184" calcext:value-type="float">
            <text:p>1781.94537184</text:p>
          </table:table-cell>
          <table:table-cell office:value-type="float" office:value="1835382.70418503" calcext:value-type="float">
            <text:p>1835382.70418503</text:p>
          </table:table-cell>
          <table:table-cell table:formula="of:=LOG([.H439])" office:value-type="float" office:value="3.25089438596792" calcext:value-type="float">
            <text:p>3.25089438596792</text:p>
          </table:table-cell>
          <table:table-cell table:formula="of:=LOG([.I439])" office:value-type="float" office:value="6.26372663479319" calcext:value-type="float">
            <text:p>6.26372663479319</text:p>
          </table:table-cell>
          <table:table-cell table:formula="of:=LOG([.A439])" office:value-type="float" office:value="1.186436396741" calcext:value-type="float">
            <text:p>1.186436396741</text:p>
          </table:table-cell>
          <table:table-cell table:formula="of:=LOG([.B439])" office:value-type="float" office:value="4.19926864556627" calcext:value-type="float">
            <text:p>4.19926864556627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1794.82105047987" calcext:value-type="float">
            <text:p>1794.82105047987</text:p>
          </table:table-cell>
          <table:table-cell office:value-type="string" calcext:value-type="string">
            <text:p>US</text:p>
          </table:table-cell>
          <table:table-cell office:value-type="float" office:value="11" calcext:value-type="float">
            <text:p>11</text:p>
          </table:table-cell>
          <table:table-cell office:value-type="float" office:value="14962" calcext:value-type="float">
            <text:p>14962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0.888146048103586" calcext:value-type="float">
            <text:p>-0.888146048103586</text:p>
          </table:table-cell>
          <table:table-cell office:value-type="float" office:value="16.214" calcext:value-type="float">
            <text:p>16.214</text:p>
          </table:table-cell>
          <table:table-cell office:value-type="float" office:value="19743.0315552786" calcext:value-type="float">
            <text:p>19743.0315552786</text:p>
          </table:table-cell>
          <table:table-cell table:formula="of:=LOG([.H440])" office:value-type="float" office:value="1.20989016868126" calcext:value-type="float">
            <text:p>1.20989016868126</text:p>
          </table:table-cell>
          <table:table-cell table:formula="of:=LOG([.I440])" office:value-type="float" office:value="4.29541383965289" calcext:value-type="float">
            <text:p>4.29541383965289</text:p>
          </table:table-cell>
          <table:table-cell table:formula="of:=LOG([.A440])" office:value-type="float" office:value="0.168497483523033" calcext:value-type="float">
            <text:p>0.168497483523033</text:p>
          </table:table-cell>
          <table:table-cell table:formula="of:=LOG([.B440])" office:value-type="float" office:value="3.25402115449467" calcext:value-type="float">
            <text:p>3.25402115449467</text:p>
          </table:table-cell>
        </table:table-row>
        <table:table-row table:style-name="ro1">
          <table:table-cell office:value-type="float" office:value="2.14890634028837" calcext:value-type="float">
            <text:p>2.14890634028837</text:p>
          </table:table-cell>
          <table:table-cell office:value-type="float" office:value="460.146035554239" calcext:value-type="float">
            <text:p>460.146035554239</text:p>
          </table:table-cell>
          <table:table-cell office:value-type="string" calcext:value-type="string">
            <text:p>DE</text:p>
          </table:table-cell>
          <table:table-cell office:value-type="float" office:value="4092" calcext:value-type="float">
            <text:p>4092</text:p>
          </table:table-cell>
          <table:table-cell office:value-type="float" office:value="14992" calcext:value-type="float">
            <text:p>14992</text:p>
          </table:table-cell>
          <table:table-cell office:value-type="float" office:value="3.61193562504012" calcext:value-type="float">
            <text:p>3.61193562504012</text:p>
          </table:table-cell>
          <table:table-cell office:value-type="float" office:value="-1.24402722022566" calcext:value-type="float">
            <text:p>-1.24402722022566</text:p>
          </table:table-cell>
          <table:table-cell office:value-type="float" office:value="8793.32474446001" calcext:value-type="float">
            <text:p>8793.32474446001</text:p>
          </table:table-cell>
          <table:table-cell office:value-type="float" office:value="1882917.57748795" calcext:value-type="float">
            <text:p>1882917.57748795</text:p>
          </table:table-cell>
          <table:table-cell table:formula="of:=LOG([.H441])" office:value-type="float" office:value="3.94415311229408" calcext:value-type="float">
            <text:p>3.94415311229408</text:p>
          </table:table-cell>
          <table:table-cell table:formula="of:=LOG([.I441])" office:value-type="float" office:value="6.27483130970035" calcext:value-type="float">
            <text:p>6.27483130970035</text:p>
          </table:table-cell>
          <table:table-cell table:formula="of:=LOG([.A441])" office:value-type="float" office:value="0.33221748725396" calcext:value-type="float">
            <text:p>0.33221748725396</text:p>
          </table:table-cell>
          <table:table-cell table:formula="of:=LOG([.B441])" office:value-type="float" office:value="2.66289568466023" calcext:value-type="float">
            <text:p>2.66289568466023</text:p>
          </table:table-cell>
        </table:table-row>
        <table:table-row table:style-name="ro1">
          <table:table-cell office:value-type="float" office:value="8.0997795812" calcext:value-type="float">
            <text:p>8.0997795812</text:p>
          </table:table-cell>
          <table:table-cell office:value-type="float" office:value="5756.84581312568" calcext:value-type="float">
            <text:p>5756.84581312568</text:p>
          </table:table-cell>
          <table:table-cell office:value-type="string" calcext:value-type="string">
            <text:p>FI</text:p>
          </table:table-cell>
          <table:table-cell office:value-type="float" office:value="275" calcext:value-type="float">
            <text:p>275</text:p>
          </table:table-cell>
          <table:table-cell office:value-type="float" office:value="15061" calcext:value-type="float">
            <text:p>15061</text:p>
          </table:table-cell>
          <table:table-cell office:value-type="float" office:value="2.43933269383026" calcext:value-type="float">
            <text:p>2.43933269383026</text:p>
          </table:table-cell>
          <table:table-cell office:value-type="float" office:value="-0.936494915301834" calcext:value-type="float">
            <text:p>-0.936494915301834</text:p>
          </table:table-cell>
          <table:table-cell office:value-type="float" office:value="2227.43938483" calcext:value-type="float">
            <text:p>2227.43938483</text:p>
          </table:table-cell>
          <table:table-cell office:value-type="float" office:value="1583132.59860956" calcext:value-type="float">
            <text:p>1583132.59860956</text:p>
          </table:table-cell>
          <table:table-cell table:formula="of:=LOG([.H442])" office:value-type="float" office:value="3.34780589444088" calcext:value-type="float">
            <text:p>3.34780589444088</text:p>
          </table:table-cell>
          <table:table-cell table:formula="of:=LOG([.I442])" office:value-type="float" office:value="6.19951729163603" calcext:value-type="float">
            <text:p>6.19951729163603</text:p>
          </table:table-cell>
          <table:table-cell table:formula="of:=LOG([.A442])" office:value-type="float" office:value="0.90847320061062" calcext:value-type="float">
            <text:p>0.90847320061062</text:p>
          </table:table-cell>
          <table:table-cell table:formula="of:=LOG([.B442])" office:value-type="float" office:value="3.76018459780576" calcext:value-type="float">
            <text:p>3.76018459780576</text:p>
          </table:table-cell>
        </table:table-row>
        <table:table-row table:style-name="ro1">
          <table:table-cell office:value-type="float" office:value="4.16492389526316" calcext:value-type="float">
            <text:p>4.16492389526316</text:p>
          </table:table-cell>
          <table:table-cell office:value-type="float" office:value="3311.81414657403" calcext:value-type="float">
            <text:p>3311.81414657403</text:p>
          </table:table-cell>
          <table:table-cell office:value-type="string" calcext:value-type="string">
            <text:p>RU</text:p>
          </table:table-cell>
          <table:table-cell office:value-type="float" office:value="38" calcext:value-type="float">
            <text:p>38</text:p>
          </table:table-cell>
          <table:table-cell office:value-type="float" office:value="15116" calcext:value-type="float">
            <text:p>15116</text:p>
          </table:table-cell>
          <table:table-cell office:value-type="float" office:value="1.57978359661681" calcext:value-type="float">
            <text:p>1.57978359661681</text:p>
          </table:table-cell>
          <table:table-cell office:value-type="float" office:value="-1.04118099744813" calcext:value-type="float">
            <text:p>-1.04118099744813</text:p>
          </table:table-cell>
          <table:table-cell office:value-type="float" office:value="158.26710802" calcext:value-type="float">
            <text:p>158.26710802</text:p>
          </table:table-cell>
          <table:table-cell office:value-type="float" office:value="125848.937569813" calcext:value-type="float">
            <text:p>125848.937569813</text:p>
          </table:table-cell>
          <table:table-cell table:formula="of:=LOG([.H443])" office:value-type="float" office:value="2.19939066666472" calcext:value-type="float">
            <text:p>2.19939066666472</text:p>
          </table:table-cell>
          <table:table-cell table:formula="of:=LOG([.I443])" office:value-type="float" office:value="5.09984955353941" calcext:value-type="float">
            <text:p>5.09984955353941</text:p>
          </table:table-cell>
          <table:table-cell table:formula="of:=LOG([.A443])" office:value-type="float" office:value="0.619607070047913" calcext:value-type="float">
            <text:p>0.619607070047913</text:p>
          </table:table-cell>
          <table:table-cell table:formula="of:=LOG([.B443])" office:value-type="float" office:value="3.5200659569226" calcext:value-type="float">
            <text:p>3.5200659569226</text:p>
          </table:table-cell>
        </table:table-row>
        <table:table-row table:style-name="ro1">
          <table:table-cell office:value-type="float" office:value="13.6677530402235" calcext:value-type="float">
            <text:p>13.6677530402235</text:p>
          </table:table-cell>
          <table:table-cell office:value-type="float" office:value="5399.50678806702" calcext:value-type="float">
            <text:p>5399.50678806702</text:p>
          </table:table-cell>
          <table:table-cell office:value-type="string" calcext:value-type="string">
            <text:p>FI</text:p>
          </table:table-cell>
          <table:table-cell office:value-type="float" office:value="179" calcext:value-type="float">
            <text:p>179</text:p>
          </table:table-cell>
          <table:table-cell office:value-type="float" office:value="15150" calcext:value-type="float">
            <text:p>15150</text:p>
          </table:table-cell>
          <table:table-cell office:value-type="float" office:value="2.25285303097989" calcext:value-type="float">
            <text:p>2.25285303097989</text:p>
          </table:table-cell>
          <table:table-cell office:value-type="float" office:value="-1.04254897873617" calcext:value-type="float">
            <text:p>-1.04254897873617</text:p>
          </table:table-cell>
          <table:table-cell office:value-type="float" office:value="2446.5277942" calcext:value-type="float">
            <text:p>2446.5277942</text:p>
          </table:table-cell>
          <table:table-cell office:value-type="float" office:value="966511.715063997" calcext:value-type="float">
            <text:p>966511.715063997</text:p>
          </table:table-cell>
          <table:table-cell table:formula="of:=LOG([.H444])" office:value-type="float" office:value="3.38855015400118" calcext:value-type="float">
            <text:p>3.38855015400118</text:p>
          </table:table-cell>
          <table:table-cell table:formula="of:=LOG([.I444])" office:value-type="float" office:value="5.98520712246888" calcext:value-type="float">
            <text:p>5.98520712246888</text:p>
          </table:table-cell>
          <table:table-cell table:formula="of:=LOG([.A444])" office:value-type="float" office:value="1.13569712302129" calcext:value-type="float">
            <text:p>1.13569712302129</text:p>
          </table:table-cell>
          <table:table-cell table:formula="of:=LOG([.B444])" office:value-type="float" office:value="3.73235409148899" calcext:value-type="float">
            <text:p>3.73235409148899</text:p>
          </table:table-cell>
        </table:table-row>
        <table:table-row table:style-name="ro1">
          <table:table-cell office:value-type="float" office:value="9.09550348994268" calcext:value-type="float">
            <text:p>9.09550348994268</text:p>
          </table:table-cell>
          <table:table-cell office:value-type="float" office:value="7311.0817439029" calcext:value-type="float">
            <text:p>7311.0817439029</text:p>
          </table:table-cell>
          <table:table-cell office:value-type="string" calcext:value-type="string">
            <text:p>DE</text:p>
          </table:table-cell>
          <table:table-cell office:value-type="float" office:value="1744" calcext:value-type="float">
            <text:p>1744</text:p>
          </table:table-cell>
          <table:table-cell office:value-type="float" office:value="15165" calcext:value-type="float">
            <text:p>15165</text:p>
          </table:table-cell>
          <table:table-cell office:value-type="float" office:value="3.24154648059655" calcext:value-type="float">
            <text:p>3.24154648059655</text:p>
          </table:table-cell>
          <table:table-cell office:value-type="float" office:value="-1.00316707380012" calcext:value-type="float">
            <text:p>-1.00316707380012</text:p>
          </table:table-cell>
          <table:table-cell office:value-type="float" office:value="15862.55808646" calcext:value-type="float">
            <text:p>15862.55808646</text:p>
          </table:table-cell>
          <table:table-cell office:value-type="float" office:value="12750526.5613667" calcext:value-type="float">
            <text:p>12750526.5613667</text:p>
          </table:table-cell>
          <table:table-cell table:formula="of:=LOG([.H445])" office:value-type="float" office:value="4.20037322543107" calcext:value-type="float">
            <text:p>4.20037322543107</text:p>
          </table:table-cell>
          <table:table-cell table:formula="of:=LOG([.I445])" office:value-type="float" office:value="7.10552812029734" calcext:value-type="float">
            <text:p>7.10552812029734</text:p>
          </table:table-cell>
          <table:table-cell table:formula="of:=LOG([.A445])" office:value-type="float" office:value="0.958826744834527" calcext:value-type="float">
            <text:p>0.958826744834527</text:p>
          </table:table-cell>
          <table:table-cell table:formula="of:=LOG([.B445])" office:value-type="float" office:value="3.86398163970079" calcext:value-type="float">
            <text:p>3.86398163970079</text:p>
          </table:table-cell>
        </table:table-row>
        <table:table-row table:style-name="ro1">
          <table:table-cell office:value-type="float" office:value="2.71026470588235" calcext:value-type="float">
            <text:p>2.71026470588235</text:p>
          </table:table-cell>
          <table:table-cell office:value-type="float" office:value="5566.29512590316" calcext:value-type="float">
            <text:p>5566.2951259031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219" calcext:value-type="float">
            <text:p>15219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1.08497349681581" calcext:value-type="float">
            <text:p>-1.08497349681581</text:p>
          </table:table-cell>
          <table:table-cell office:value-type="float" office:value="92.149" calcext:value-type="float">
            <text:p>92.149</text:p>
          </table:table-cell>
          <table:table-cell office:value-type="float" office:value="189254.034280708" calcext:value-type="float">
            <text:p>189254.034280708</text:p>
          </table:table-cell>
          <table:table-cell table:formula="of:=LOG([.H446])" office:value-type="float" office:value="1.96449062662142" calcext:value-type="float">
            <text:p>1.96449062662142</text:p>
          </table:table-cell>
          <table:table-cell table:formula="of:=LOG([.I446])" office:value-type="float" office:value="5.27704514601716" calcext:value-type="float">
            <text:p>5.27704514601716</text:p>
          </table:table-cell>
          <table:table-cell table:formula="of:=LOG([.A446])" office:value-type="float" office:value="0.433011709579159" calcext:value-type="float">
            <text:p>0.433011709579159</text:p>
          </table:table-cell>
          <table:table-cell table:formula="of:=LOG([.B446])" office:value-type="float" office:value="3.7455662289749" calcext:value-type="float">
            <text:p>3.7455662289749</text:p>
          </table:table-cell>
        </table:table-row>
        <table:table-row table:style-name="ro1">
          <table:table-cell office:value-type="float" office:value="25.2942191663636" calcext:value-type="float">
            <text:p>25.2942191663636</text:p>
          </table:table-cell>
          <table:table-cell office:value-type="float" office:value="14809.3345290321" calcext:value-type="float">
            <text:p>14809.3345290321</text:p>
          </table:table-cell>
          <table:table-cell office:value-type="string" calcext:value-type="string">
            <text:p>RU</text:p>
          </table:table-cell>
          <table:table-cell office:value-type="float" office:value="22" calcext:value-type="float">
            <text:p>22</text:p>
          </table:table-cell>
          <table:table-cell office:value-type="float" office:value="15273" calcext:value-type="float">
            <text:p>15273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0.895084955512846" calcext:value-type="float">
            <text:p>-0.895084955512846</text:p>
          </table:table-cell>
          <table:table-cell office:value-type="float" office:value="556.47282166" calcext:value-type="float">
            <text:p>556.47282166</text:p>
          </table:table-cell>
          <table:table-cell office:value-type="float" office:value="325805.359638706" calcext:value-type="float">
            <text:p>325805.359638706</text:p>
          </table:table-cell>
          <table:table-cell table:formula="of:=LOG([.H447])" office:value-type="float" office:value="2.74544395808434" calcext:value-type="float">
            <text:p>2.74544395808434</text:p>
          </table:table-cell>
          <table:table-cell table:formula="of:=LOG([.I447])" office:value-type="float" office:value="5.51295822436282" calcext:value-type="float">
            <text:p>5.51295822436282</text:p>
          </table:table-cell>
          <table:table-cell table:formula="of:=LOG([.A447])" office:value-type="float" office:value="1.40302127726213" calcext:value-type="float">
            <text:p>1.40302127726213</text:p>
          </table:table-cell>
          <table:table-cell table:formula="of:=LOG([.B447])" office:value-type="float" office:value="4.17053554354061" calcext:value-type="float">
            <text:p>4.17053554354061</text:p>
          </table:table-cell>
        </table:table-row>
        <table:table-row table:style-name="ro1">
          <table:table-cell office:value-type="float" office:value="4.94631550536232" calcext:value-type="float">
            <text:p>4.94631550536232</text:p>
          </table:table-cell>
          <table:table-cell office:value-type="float" office:value="3163.57708801294" calcext:value-type="float">
            <text:p>3163.5770880129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5289" calcext:value-type="float">
            <text:p>15289</text:p>
          </table:table-cell>
          <table:table-cell office:value-type="float" office:value="2.13987908640124" calcext:value-type="float">
            <text:p>2.13987908640124</text:p>
          </table:table-cell>
          <table:table-cell office:value-type="float" office:value="-1.21612653321921" calcext:value-type="float">
            <text:p>-1.21612653321921</text:p>
          </table:table-cell>
          <table:table-cell office:value-type="float" office:value="682.59153974" calcext:value-type="float">
            <text:p>682.59153974</text:p>
          </table:table-cell>
          <table:table-cell office:value-type="float" office:value="436573.638145786" calcext:value-type="float">
            <text:p>436573.638145786</text:p>
          </table:table-cell>
          <table:table-cell table:formula="of:=LOG([.H448])" office:value-type="float" office:value="2.8341609011899" calcext:value-type="float">
            <text:p>2.8341609011899</text:p>
          </table:table-cell>
          <table:table-cell table:formula="of:=LOG([.I448])" office:value-type="float" office:value="5.64005750793411" calcext:value-type="float">
            <text:p>5.64005750793411</text:p>
          </table:table-cell>
          <table:table-cell table:formula="of:=LOG([.A448])" office:value-type="float" office:value="0.694281814788669" calcext:value-type="float">
            <text:p>0.694281814788669</text:p>
          </table:table-cell>
          <table:table-cell table:formula="of:=LOG([.B448])" office:value-type="float" office:value="3.50017842153288" calcext:value-type="float">
            <text:p>3.50017842153288</text:p>
          </table:table-cell>
        </table:table-row>
        <table:table-row table:style-name="ro1">
          <table:table-cell office:value-type="float" office:value="0.229142857142857" calcext:value-type="float">
            <text:p>0.229142857142857</text:p>
          </table:table-cell>
          <table:table-cell office:value-type="float" office:value="378.408526811723" calcext:value-type="float">
            <text:p>378.408526811723</text:p>
          </table:table-cell>
          <table:table-cell office:value-type="string" calcext:value-type="string">
            <text:p>US</text:p>
          </table:table-cell>
          <table:table-cell office:value-type="float" office:value="49" calcext:value-type="float">
            <text:p>49</text:p>
          </table:table-cell>
          <table:table-cell office:value-type="float" office:value="15312" calcext:value-type="float">
            <text:p>15312</text:p>
          </table:table-cell>
          <table:table-cell office:value-type="float" office:value="1.69019608002851" calcext:value-type="float">
            <text:p>1.69019608002851</text:p>
          </table:table-cell>
          <table:table-cell office:value-type="float" office:value="-1.29895114112399" calcext:value-type="float">
            <text:p>-1.29895114112399</text:p>
          </table:table-cell>
          <table:table-cell office:value-type="float" office:value="11.228" calcext:value-type="float">
            <text:p>11.228</text:p>
          </table:table-cell>
          <table:table-cell office:value-type="float" office:value="18542.0178137744" calcext:value-type="float">
            <text:p>18542.0178137744</text:p>
          </table:table-cell>
          <table:table-cell table:formula="of:=LOG([.H449])" office:value-type="float" office:value="1.0503024039624" calcext:value-type="float">
            <text:p>1.0503024039624</text:p>
          </table:table-cell>
          <table:table-cell table:formula="of:=LOG([.I449])" office:value-type="float" office:value="4.26815699397803" calcext:value-type="float">
            <text:p>4.26815699397803</text:p>
          </table:table-cell>
          <table:table-cell table:formula="of:=LOG([.A449])" office:value-type="float" office:value="-0.639893676066112" calcext:value-type="float">
            <text:p>-0.639893676066112</text:p>
          </table:table-cell>
          <table:table-cell table:formula="of:=LOG([.B449])" office:value-type="float" office:value="2.57796091394951" calcext:value-type="float">
            <text:p>2.57796091394951</text:p>
          </table:table-cell>
        </table:table-row>
        <table:table-row table:style-name="ro1">
          <table:table-cell office:value-type="float" office:value="14.1401094134694" calcext:value-type="float">
            <text:p>14.1401094134694</text:p>
          </table:table-cell>
          <table:table-cell office:value-type="float" office:value="6722.96413073375" calcext:value-type="float">
            <text:p>6722.96413073375</text:p>
          </table:table-cell>
          <table:table-cell office:value-type="string" calcext:value-type="string">
            <text:p>US</text:p>
          </table:table-cell>
          <table:table-cell office:value-type="float" office:value="49" calcext:value-type="float">
            <text:p>49</text:p>
          </table:table-cell>
          <table:table-cell office:value-type="float" office:value="15325" calcext:value-type="float">
            <text:p>15325</text:p>
          </table:table-cell>
          <table:table-cell office:value-type="float" office:value="1.69019608002851" calcext:value-type="float">
            <text:p>1.69019608002851</text:p>
          </table:table-cell>
          <table:table-cell office:value-type="float" office:value="-0.654593702901469" calcext:value-type="float">
            <text:p>-0.654593702901469</text:p>
          </table:table-cell>
          <table:table-cell office:value-type="float" office:value="692.86536126" calcext:value-type="float">
            <text:p>692.86536126</text:p>
          </table:table-cell>
          <table:table-cell office:value-type="float" office:value="329425.242405954" calcext:value-type="float">
            <text:p>329425.242405954</text:p>
          </table:table-cell>
          <table:table-cell table:formula="of:=LOG([.H450])" office:value-type="float" office:value="2.84064884999025" calcext:value-type="float">
            <text:p>2.84064884999025</text:p>
          </table:table-cell>
          <table:table-cell table:formula="of:=LOG([.I450])" office:value-type="float" office:value="5.51775687418284" calcext:value-type="float">
            <text:p>5.51775687418284</text:p>
          </table:table-cell>
          <table:table-cell table:formula="of:=LOG([.A450])" office:value-type="float" office:value="1.15045276996174" calcext:value-type="float">
            <text:p>1.15045276996174</text:p>
          </table:table-cell>
          <table:table-cell table:formula="of:=LOG([.B450])" office:value-type="float" office:value="3.82756079415433" calcext:value-type="float">
            <text:p>3.82756079415433</text:p>
          </table:table-cell>
        </table:table-row>
        <table:table-row table:style-name="ro1">
          <table:table-cell office:value-type="float" office:value="2.53344426816901" calcext:value-type="float">
            <text:p>2.53344426816901</text:p>
          </table:table-cell>
          <table:table-cell office:value-type="float" office:value="3612.950001508" calcext:value-type="float">
            <text:p>3612.9500015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428" calcext:value-type="float">
            <text:p>15428</text:p>
          </table:table-cell>
          <table:table-cell office:value-type="float" office:value="1.85125834871908" calcext:value-type="float">
            <text:p>1.85125834871908</text:p>
          </table:table-cell>
          <table:table-cell office:value-type="float" office:value="-0.982878119027954" calcext:value-type="float">
            <text:p>-0.982878119027954</text:p>
          </table:table-cell>
          <table:table-cell office:value-type="float" office:value="179.87454304" calcext:value-type="float">
            <text:p>179.87454304</text:p>
          </table:table-cell>
          <table:table-cell office:value-type="float" office:value="256519.450107068" calcext:value-type="float">
            <text:p>256519.450107068</text:p>
          </table:table-cell>
          <table:table-cell table:formula="of:=LOG([.H451])" office:value-type="float" office:value="2.25496970364816" calcext:value-type="float">
            <text:p>2.25496970364816</text:p>
          </table:table-cell>
          <table:table-cell table:formula="of:=LOG([.I451])" office:value-type="float" office:value="5.40912030026235" calcext:value-type="float">
            <text:p>5.40912030026235</text:p>
          </table:table-cell>
          <table:table-cell table:formula="of:=LOG([.A451])" office:value-type="float" office:value="0.403711354929082" calcext:value-type="float">
            <text:p>0.403711354929082</text:p>
          </table:table-cell>
          <table:table-cell table:formula="of:=LOG([.B451])" office:value-type="float" office:value="3.55786195154327" calcext:value-type="float">
            <text:p>3.55786195154327</text:p>
          </table:table-cell>
        </table:table-row>
        <table:table-row table:style-name="ro1">
          <table:table-cell office:value-type="float" office:value="1.62738461538462" calcext:value-type="float">
            <text:p>1.62738461538462</text:p>
          </table:table-cell>
          <table:table-cell office:value-type="float" office:value="2181.00742366914" calcext:value-type="float">
            <text:p>2181.007423669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429" calcext:value-type="float">
            <text:p>15429</text:p>
          </table:table-cell>
          <table:table-cell office:value-type="float" office:value="1.5910646070265" calcext:value-type="float">
            <text:p>1.5910646070265</text:p>
          </table:table-cell>
          <table:table-cell office:value-type="float" office:value="-0.926564834171152" calcext:value-type="float">
            <text:p>-0.926564834171152</text:p>
          </table:table-cell>
          <table:table-cell office:value-type="float" office:value="63.468" calcext:value-type="float">
            <text:p>63.468</text:p>
          </table:table-cell>
          <table:table-cell office:value-type="float" office:value="85059.2895230963" calcext:value-type="float">
            <text:p>85059.2895230963</text:p>
          </table:table-cell>
          <table:table-cell table:formula="of:=LOG([.H452])" office:value-type="float" office:value="1.80255481306661" calcext:value-type="float">
            <text:p>1.80255481306661</text:p>
          </table:table-cell>
          <table:table-cell table:formula="of:=LOG([.I452])" office:value-type="float" office:value="4.92972175085052" calcext:value-type="float">
            <text:p>4.92972175085052</text:p>
          </table:table-cell>
          <table:table-cell table:formula="of:=LOG([.A452])" office:value-type="float" office:value="0.211490206040111" calcext:value-type="float">
            <text:p>0.211490206040111</text:p>
          </table:table-cell>
          <table:table-cell table:formula="of:=LOG([.B452])" office:value-type="float" office:value="3.33865714382403" calcext:value-type="float">
            <text:p>3.33865714382403</text:p>
          </table:table-cell>
        </table:table-row>
        <table:table-row table:style-name="ro1">
          <table:table-cell office:value-type="float" office:value="1.20908271197411" calcext:value-type="float">
            <text:p>1.20908271197411</text:p>
          </table:table-cell>
          <table:table-cell office:value-type="float" office:value="1577.2880206267" calcext:value-type="float">
            <text:p>1577.2880206267</text:p>
          </table:table-cell>
          <table:table-cell office:value-type="string" calcext:value-type="string">
            <text:p>US</text:p>
          </table:table-cell>
          <table:table-cell office:value-type="float" office:value="309" calcext:value-type="float">
            <text:p>309</text:p>
          </table:table-cell>
          <table:table-cell office:value-type="float" office:value="15430" calcext:value-type="float">
            <text:p>15430</text:p>
          </table:table-cell>
          <table:table-cell office:value-type="float" office:value="2.48995847942483" calcext:value-type="float">
            <text:p>2.48995847942483</text:p>
          </table:table-cell>
          <table:table-cell office:value-type="float" office:value="-0.827858618592829" calcext:value-type="float">
            <text:p>-0.827858618592829</text:p>
          </table:table-cell>
          <table:table-cell office:value-type="float" office:value="373.606558000001" calcext:value-type="float">
            <text:p>373.606558000001</text:p>
          </table:table-cell>
          <table:table-cell office:value-type="float" office:value="487381.998373651" calcext:value-type="float">
            <text:p>487381.998373651</text:p>
          </table:table-cell>
          <table:table-cell table:formula="of:=LOG([.H453])" office:value-type="float" office:value="2.57241449089375" calcext:value-type="float">
            <text:p>2.57241449089375</text:p>
          </table:table-cell>
          <table:table-cell table:formula="of:=LOG([.I453])" office:value-type="float" office:value="5.68786948432477" calcext:value-type="float">
            <text:p>5.68786948432477</text:p>
          </table:table-cell>
          <table:table-cell table:formula="of:=LOG([.A453])" office:value-type="float" office:value="0.0824560114689156" calcext:value-type="float">
            <text:p>0.082456011468916</text:p>
          </table:table-cell>
          <table:table-cell table:formula="of:=LOG([.B453])" office:value-type="float" office:value="3.19791100489993" calcext:value-type="float">
            <text:p>3.19791100489993</text:p>
          </table:table-cell>
        </table:table-row>
        <table:table-row table:style-name="ro1">
          <table:table-cell office:value-type="float" office:value="9.752" calcext:value-type="float">
            <text:p>9.752</text:p>
          </table:table-cell>
          <table:table-cell office:value-type="float" office:value="6963.25471851959" calcext:value-type="float">
            <text:p>6963.25471851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487" calcext:value-type="float">
            <text:p>15487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81174571695696" calcext:value-type="float">
            <text:p>-0.81174571695696</text:p>
          </table:table-cell>
          <table:table-cell office:value-type="float" office:value="19.504" calcext:value-type="float">
            <text:p>19.504</text:p>
          </table:table-cell>
          <table:table-cell office:value-type="float" office:value="13926.5094370392" calcext:value-type="float">
            <text:p>13926.5094370392</text:p>
          </table:table-cell>
          <table:table-cell table:formula="of:=LOG([.H454])" office:value-type="float" office:value="1.29012368827431" calcext:value-type="float">
            <text:p>1.29012368827431</text:p>
          </table:table-cell>
          <table:table-cell table:formula="of:=LOG([.I454])" office:value-type="float" office:value="4.14384227778831" calcext:value-type="float">
            <text:p>4.14384227778831</text:p>
          </table:table-cell>
          <table:table-cell table:formula="of:=LOG([.A454])" office:value-type="float" office:value="0.989093692610325" calcext:value-type="float">
            <text:p>0.989093692610325</text:p>
          </table:table-cell>
          <table:table-cell table:formula="of:=LOG([.B454])" office:value-type="float" office:value="3.84281228212433" calcext:value-type="float">
            <text:p>3.84281228212433</text:p>
          </table:table-cell>
        </table:table-row>
        <table:table-row table:style-name="ro1">
          <table:table-cell office:value-type="float" office:value="10.8579335979167" calcext:value-type="float">
            <text:p>10.8579335979167</text:p>
          </table:table-cell>
          <table:table-cell office:value-type="float" office:value="6196.08462484577" calcext:value-type="float">
            <text:p>6196.084624845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497" calcext:value-type="float">
            <text:p>15497</text:p>
          </table:table-cell>
          <table:table-cell office:value-type="float" office:value="1.38021124171161" calcext:value-type="float">
            <text:p>1.38021124171161</text:p>
          </table:table-cell>
          <table:table-cell office:value-type="float" office:value="-0.703387355082538" calcext:value-type="float">
            <text:p>-0.703387355082538</text:p>
          </table:table-cell>
          <table:table-cell office:value-type="float" office:value="260.59040635" calcext:value-type="float">
            <text:p>260.59040635</text:p>
          </table:table-cell>
          <table:table-cell office:value-type="float" office:value="148706.030996299" calcext:value-type="float">
            <text:p>148706.030996299</text:p>
          </table:table-cell>
          <table:table-cell table:formula="of:=LOG([.H455])" office:value-type="float" office:value="2.41595842309587" calcext:value-type="float">
            <text:p>2.41595842309587</text:p>
          </table:table-cell>
          <table:table-cell table:formula="of:=LOG([.I455])" office:value-type="float" office:value="5.17232858234374" calcext:value-type="float">
            <text:p>5.17232858234374</text:p>
          </table:table-cell>
          <table:table-cell table:formula="of:=LOG([.A455])" office:value-type="float" office:value="1.03574718138426" calcext:value-type="float">
            <text:p>1.03574718138426</text:p>
          </table:table-cell>
          <table:table-cell table:formula="of:=LOG([.B455])" office:value-type="float" office:value="3.79211734063213" calcext:value-type="float">
            <text:p>3.79211734063213</text:p>
          </table:table-cell>
        </table:table-row>
        <table:table-row table:style-name="ro1">
          <table:table-cell office:value-type="float" office:value="7.45111774657143" calcext:value-type="float">
            <text:p>7.45111774657143</text:p>
          </table:table-cell>
          <table:table-cell office:value-type="float" office:value="11660.0152463074" calcext:value-type="float">
            <text:p>11660.015246307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640" calcext:value-type="float">
            <text:p>15640</text:p>
          </table:table-cell>
          <table:table-cell office:value-type="float" office:value="2.44715803134222" calcext:value-type="float">
            <text:p>2.44715803134222</text:p>
          </table:table-cell>
          <table:table-cell office:value-type="float" office:value="-1.00354460524321" calcext:value-type="float">
            <text:p>-1.00354460524321</text:p>
          </table:table-cell>
          <table:table-cell office:value-type="float" office:value="2086.31296904" calcext:value-type="float">
            <text:p>2086.31296904</text:p>
          </table:table-cell>
          <table:table-cell office:value-type="float" office:value="3264804.26896607" calcext:value-type="float">
            <text:p>3264804.26896607</text:p>
          </table:table-cell>
          <table:table-cell table:formula="of:=LOG([.H456])" office:value-type="float" office:value="3.31937945774909" calcext:value-type="float">
            <text:p>3.31937945774909</text:p>
          </table:table-cell>
          <table:table-cell table:formula="of:=LOG([.I456])" office:value-type="float" office:value="6.51385714963681" calcext:value-type="float">
            <text:p>6.51385714963681</text:p>
          </table:table-cell>
          <table:table-cell table:formula="of:=LOG([.A456])" office:value-type="float" office:value="0.872221426406871" calcext:value-type="float">
            <text:p>0.872221426406871</text:p>
          </table:table-cell>
          <table:table-cell table:formula="of:=LOG([.B456])" office:value-type="float" office:value="4.06669911829459" calcext:value-type="float">
            <text:p>4.06669911829459</text:p>
          </table:table-cell>
        </table:table-row>
        <table:table-row table:style-name="ro1">
          <table:table-cell office:value-type="float" office:value="2.37138235294118" calcext:value-type="float">
            <text:p>2.37138235294118</text:p>
          </table:table-cell>
          <table:table-cell office:value-type="float" office:value="3846.19516267256" calcext:value-type="float">
            <text:p>3846.1951626725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668" calcext:value-type="float">
            <text:p>15668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1.02382492500427" calcext:value-type="float">
            <text:p>-1.02382492500427</text:p>
          </table:table-cell>
          <table:table-cell office:value-type="float" office:value="80.627" calcext:value-type="float">
            <text:p>80.627</text:p>
          </table:table-cell>
          <table:table-cell office:value-type="float" office:value="130770.635530867" calcext:value-type="float">
            <text:p>130770.635530867</text:p>
          </table:table-cell>
          <table:table-cell table:formula="of:=LOG([.H457])" office:value-type="float" office:value="1.90648050070616" calcext:value-type="float">
            <text:p>1.90648050070616</text:p>
          </table:table-cell>
          <table:table-cell table:formula="of:=LOG([.I457])" office:value-type="float" office:value="5.11651023436576" calcext:value-type="float">
            <text:p>5.11651023436576</text:p>
          </table:table-cell>
          <table:table-cell table:formula="of:=LOG([.A457])" office:value-type="float" office:value="0.375001583663901" calcext:value-type="float">
            <text:p>0.375001583663901</text:p>
          </table:table-cell>
          <table:table-cell table:formula="of:=LOG([.B457])" office:value-type="float" office:value="3.58503131732351" calcext:value-type="float">
            <text:p>3.58503131732351</text:p>
          </table:table-cell>
        </table:table-row>
        <table:table-row table:style-name="ro1">
          <table:table-cell office:value-type="float" office:value="0.775814549726027" calcext:value-type="float">
            <text:p>0.775814549726027</text:p>
          </table:table-cell>
          <table:table-cell office:value-type="float" office:value="716.152193799467" calcext:value-type="float">
            <text:p>716.152193799467</text:p>
          </table:table-cell>
          <table:table-cell office:value-type="string" calcext:value-type="string">
            <text:p>AU</text:p>
          </table:table-cell>
          <table:table-cell office:value-type="float" office:value="73" calcext:value-type="float">
            <text:p>73</text:p>
          </table:table-cell>
          <table:table-cell office:value-type="float" office:value="15691" calcext:value-type="float">
            <text:p>15691</text:p>
          </table:table-cell>
          <table:table-cell office:value-type="float" office:value="1.86332286012046" calcext:value-type="float">
            <text:p>1.86332286012046</text:p>
          </table:table-cell>
          <table:table-cell office:value-type="float" office:value="-0.928368602727054" calcext:value-type="float">
            <text:p>-0.928368602727054</text:p>
          </table:table-cell>
          <table:table-cell office:value-type="float" office:value="56.63446213" calcext:value-type="float">
            <text:p>56.63446213</text:p>
          </table:table-cell>
          <table:table-cell office:value-type="float" office:value="52279.1101473611" calcext:value-type="float">
            <text:p>52279.1101473611</text:p>
          </table:table-cell>
          <table:table-cell table:formula="of:=LOG([.H458])" office:value-type="float" office:value="1.75308078027554" calcext:value-type="float">
            <text:p>1.75308078027554</text:p>
          </table:table-cell>
          <table:table-cell table:formula="of:=LOG([.I458])" office:value-type="float" office:value="4.71832818676276" calcext:value-type="float">
            <text:p>4.71832818676276</text:p>
          </table:table-cell>
          <table:table-cell table:formula="of:=LOG([.A458])" office:value-type="float" office:value="-0.110242079844916" calcext:value-type="float">
            <text:p>-0.110242079844916</text:p>
          </table:table-cell>
          <table:table-cell table:formula="of:=LOG([.B458])" office:value-type="float" office:value="2.8550053266423" calcext:value-type="float">
            <text:p>2.8550053266423</text:p>
          </table:table-cell>
        </table:table-row>
        <table:table-row table:style-name="ro1">
          <table:table-cell office:value-type="float" office:value="1.90210931744" calcext:value-type="float">
            <text:p>1.90210931744</text:p>
          </table:table-cell>
          <table:table-cell office:value-type="float" office:value="2444.80679295701" calcext:value-type="float">
            <text:p>2444.80679295701</text:p>
          </table:table-cell>
          <table:table-cell office:value-type="string" calcext:value-type="string">
            <text:p>RU</text:p>
          </table:table-cell>
          <table:table-cell office:value-type="float" office:value="125" calcext:value-type="float">
            <text:p>125</text:p>
          </table:table-cell>
          <table:table-cell office:value-type="float" office:value="15844" calcext:value-type="float">
            <text:p>15844</text:p>
          </table:table-cell>
          <table:table-cell office:value-type="float" office:value="2.09691001300806" calcext:value-type="float">
            <text:p>2.09691001300806</text:p>
          </table:table-cell>
          <table:table-cell office:value-type="float" office:value="-1.08192733912938" calcext:value-type="float">
            <text:p>-1.08192733912938</text:p>
          </table:table-cell>
          <table:table-cell office:value-type="float" office:value="237.76366468" calcext:value-type="float">
            <text:p>237.76366468</text:p>
          </table:table-cell>
          <table:table-cell office:value-type="float" office:value="305600.849119626" calcext:value-type="float">
            <text:p>305600.849119626</text:p>
          </table:table-cell>
          <table:table-cell table:formula="of:=LOG([.H459])" office:value-type="float" office:value="2.37614548596522" calcext:value-type="float">
            <text:p>2.37614548596522</text:p>
          </table:table-cell>
          <table:table-cell table:formula="of:=LOG([.I459])" office:value-type="float" office:value="5.48515455660344" calcext:value-type="float">
            <text:p>5.48515455660344</text:p>
          </table:table-cell>
          <table:table-cell table:formula="of:=LOG([.A459])" office:value-type="float" office:value="0.279235472957168" calcext:value-type="float">
            <text:p>0.279235472957168</text:p>
          </table:table-cell>
          <table:table-cell table:formula="of:=LOG([.B459])" office:value-type="float" office:value="3.38824454359539" calcext:value-type="float">
            <text:p>3.38824454359539</text:p>
          </table:table-cell>
        </table:table-row>
        <table:table-row table:style-name="ro1">
          <table:table-cell office:value-type="float" office:value="2.88685714285714" calcext:value-type="float">
            <text:p>2.88685714285714</text:p>
          </table:table-cell>
          <table:table-cell office:value-type="float" office:value="2924.04391988405" calcext:value-type="float">
            <text:p>2924.043919884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873" calcext:value-type="float">
            <text:p>15873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1.13862984008632" calcext:value-type="float">
            <text:p>-1.13862984008632</text:p>
          </table:table-cell>
          <table:table-cell office:value-type="float" office:value="80.832" calcext:value-type="float">
            <text:p>80.832</text:p>
          </table:table-cell>
          <table:table-cell office:value-type="float" office:value="81873.2297567533" calcext:value-type="float">
            <text:p>81873.2297567533</text:p>
          </table:table-cell>
          <table:table-cell table:formula="of:=LOG([.H460])" office:value-type="float" office:value="1.90758332453922" calcext:value-type="float">
            <text:p>1.90758332453922</text:p>
          </table:table-cell>
          <table:table-cell table:formula="of:=LOG([.I460])" office:value-type="float" office:value="4.91314192289071" calcext:value-type="float">
            <text:p>4.91314192289071</text:p>
          </table:table-cell>
          <table:table-cell table:formula="of:=LOG([.A460])" office:value-type="float" office:value="0.460425293196998" calcext:value-type="float">
            <text:p>0.460425293196998</text:p>
          </table:table-cell>
          <table:table-cell table:formula="of:=LOG([.B460])" office:value-type="float" office:value="3.46598389154849" calcext:value-type="float">
            <text:p>3.46598389154849</text:p>
          </table:table-cell>
        </table:table-row>
        <table:table-row table:style-name="ro1">
          <table:table-cell office:value-type="float" office:value="3.55514285714286" calcext:value-type="float">
            <text:p>3.55514285714286</text:p>
          </table:table-cell>
          <table:table-cell office:value-type="float" office:value="7089.03886623635" calcext:value-type="float">
            <text:p>7089.03886623635</text:p>
          </table:table-cell>
          <table:table-cell office:value-type="string" calcext:value-type="string">
            <text:p>RU</text:p>
          </table:table-cell>
          <table:table-cell office:value-type="float" office:value="49" calcext:value-type="float">
            <text:p>49</text:p>
          </table:table-cell>
          <table:table-cell office:value-type="float" office:value="15877" calcext:value-type="float">
            <text:p>15877</text:p>
          </table:table-cell>
          <table:table-cell office:value-type="float" office:value="1.69019608002851" calcext:value-type="float">
            <text:p>1.69019608002851</text:p>
          </table:table-cell>
          <table:table-cell office:value-type="float" office:value="-1.00365284394645" calcext:value-type="float">
            <text:p>-1.00365284394645</text:p>
          </table:table-cell>
          <table:table-cell office:value-type="float" office:value="174.202" calcext:value-type="float">
            <text:p>174.202</text:p>
          </table:table-cell>
          <table:table-cell office:value-type="float" office:value="347362.904445581" calcext:value-type="float">
            <text:p>347362.904445581</text:p>
          </table:table-cell>
          <table:table-cell table:formula="of:=LOG([.H461])" office:value-type="float" office:value="2.2410531368024" calcext:value-type="float">
            <text:p>2.2410531368024</text:p>
          </table:table-cell>
          <table:table-cell table:formula="of:=LOG([.I461])" office:value-type="float" office:value="5.54078343744215" calcext:value-type="float">
            <text:p>5.54078343744215</text:p>
          </table:table-cell>
          <table:table-cell table:formula="of:=LOG([.A461])" office:value-type="float" office:value="0.550857056773887" calcext:value-type="float">
            <text:p>0.550857056773887</text:p>
          </table:table-cell>
          <table:table-cell table:formula="of:=LOG([.B461])" office:value-type="float" office:value="3.85058735741363" calcext:value-type="float">
            <text:p>3.85058735741363</text:p>
          </table:table-cell>
        </table:table-row>
        <table:table-row table:style-name="ro1">
          <table:table-cell office:value-type="float" office:value="6.8062708405921" calcext:value-type="float">
            <text:p>6.8062708405921</text:p>
          </table:table-cell>
          <table:table-cell office:value-type="float" office:value="7062.88469117121" calcext:value-type="float">
            <text:p>7062.88469117121</text:p>
          </table:table-cell>
          <table:table-cell office:value-type="string" calcext:value-type="string">
            <text:p>CN</text:p>
          </table:table-cell>
          <table:table-cell office:value-type="float" office:value="152" calcext:value-type="float">
            <text:p>152</text:p>
          </table:table-cell>
          <table:table-cell office:value-type="float" office:value="15892" calcext:value-type="float">
            <text:p>15892</text:p>
          </table:table-cell>
          <table:table-cell office:value-type="float" office:value="2.18184358794477" calcext:value-type="float">
            <text:p>2.18184358794477</text:p>
          </table:table-cell>
          <table:table-cell office:value-type="float" office:value="-1.01520211102461" calcext:value-type="float">
            <text:p>-1.01520211102461</text:p>
          </table:table-cell>
          <table:table-cell office:value-type="float" office:value="1034.55316777" calcext:value-type="float">
            <text:p>1034.55316777</text:p>
          </table:table-cell>
          <table:table-cell office:value-type="float" office:value="1073558.47305802" calcext:value-type="float">
            <text:p>1073558.47305802</text:p>
          </table:table-cell>
          <table:table-cell table:formula="of:=LOG([.H462])" office:value-type="float" office:value="3.01475281484301" calcext:value-type="float">
            <text:p>3.01475281484301</text:p>
          </table:table-cell>
          <table:table-cell table:formula="of:=LOG([.I462])" office:value-type="float" office:value="6.03082570395145" calcext:value-type="float">
            <text:p>6.03082570395145</text:p>
          </table:table-cell>
          <table:table-cell table:formula="of:=LOG([.A462])" office:value-type="float" office:value="0.83290922689824" calcext:value-type="float">
            <text:p>0.83290922689824</text:p>
          </table:table-cell>
          <table:table-cell table:formula="of:=LOG([.B462])" office:value-type="float" office:value="3.84898211600668" calcext:value-type="float">
            <text:p>3.84898211600668</text:p>
          </table:table-cell>
        </table:table-row>
        <table:table-row table:style-name="ro1">
          <table:table-cell office:value-type="float" office:value="19.5680483962092" calcext:value-type="float">
            <text:p>19.5680483962092</text:p>
          </table:table-cell>
          <table:table-cell office:value-type="float" office:value="32079.5680270224" calcext:value-type="float">
            <text:p>32079.568027022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917" calcext:value-type="float">
            <text:p>15917</text:p>
          </table:table-cell>
          <table:table-cell office:value-type="float" office:value="2.1846914308176" calcext:value-type="float">
            <text:p>2.1846914308176</text:p>
          </table:table-cell>
          <table:table-cell office:value-type="float" office:value="-1.02636809624405" calcext:value-type="float">
            <text:p>-1.02636809624405</text:p>
          </table:table-cell>
          <table:table-cell office:value-type="float" office:value="2993.91140462" calcext:value-type="float">
            <text:p>2993.91140462</text:p>
          </table:table-cell>
          <table:table-cell office:value-type="float" office:value="4908173.90813442" calcext:value-type="float">
            <text:p>4908173.90813442</text:p>
          </table:table-cell>
          <table:table-cell table:formula="of:=LOG([.H463])" office:value-type="float" office:value="3.47623894461961" calcext:value-type="float">
            <text:p>3.47623894461961</text:p>
          </table:table-cell>
          <table:table-cell table:formula="of:=LOG([.I463])" office:value-type="float" office:value="6.69091994240156" calcext:value-type="float">
            <text:p>6.69091994240156</text:p>
          </table:table-cell>
          <table:table-cell table:formula="of:=LOG([.A463])" office:value-type="float" office:value="1.29154751380201" calcext:value-type="float">
            <text:p>1.29154751380201</text:p>
          </table:table-cell>
          <table:table-cell table:formula="of:=LOG([.B463])" office:value-type="float" office:value="4.50622851158396" calcext:value-type="float">
            <text:p>4.50622851158396</text:p>
          </table:table-cell>
        </table:table-row>
        <table:table-row table:style-name="ro1">
          <table:table-cell office:value-type="float" office:value="5.44160903175258" calcext:value-type="float">
            <text:p>5.44160903175258</text:p>
          </table:table-cell>
          <table:table-cell office:value-type="float" office:value="6957.76562971365" calcext:value-type="float">
            <text:p>6957.76562971365</text:p>
          </table:table-cell>
          <table:table-cell office:value-type="string" calcext:value-type="string">
            <text:p>US</text:p>
          </table:table-cell>
          <table:table-cell office:value-type="float" office:value="97" calcext:value-type="float">
            <text:p>97</text:p>
          </table:table-cell>
          <table:table-cell office:value-type="float" office:value="15975" calcext:value-type="float">
            <text:p>15975</text:p>
          </table:table-cell>
          <table:table-cell office:value-type="float" office:value="1.98677173426624" calcext:value-type="float">
            <text:p>1.98677173426624</text:p>
          </table:table-cell>
          <table:table-cell office:value-type="float" office:value="-1.01367002710658" calcext:value-type="float">
            <text:p>-1.01367002710658</text:p>
          </table:table-cell>
          <table:table-cell office:value-type="float" office:value="527.83607608" calcext:value-type="float">
            <text:p>527.83607608</text:p>
          </table:table-cell>
          <table:table-cell office:value-type="float" office:value="674903.266082224" calcext:value-type="float">
            <text:p>674903.266082224</text:p>
          </table:table-cell>
          <table:table-cell table:formula="of:=LOG([.H464])" office:value-type="float" office:value="2.72249906967911" calcext:value-type="float">
            <text:p>2.72249906967911</text:p>
          </table:table-cell>
          <table:table-cell table:formula="of:=LOG([.I464])" office:value-type="float" office:value="5.82924152984246" calcext:value-type="float">
            <text:p>5.82924152984246</text:p>
          </table:table-cell>
          <table:table-cell table:formula="of:=LOG([.A464])" office:value-type="float" office:value="0.735727335412863" calcext:value-type="float">
            <text:p>0.735727335412863</text:p>
          </table:table-cell>
          <table:table-cell table:formula="of:=LOG([.B464])" office:value-type="float" office:value="3.84246979557622" calcext:value-type="float">
            <text:p>3.84246979557622</text:p>
          </table:table-cell>
        </table:table-row>
        <table:table-row table:style-name="ro1">
          <table:table-cell office:value-type="float" office:value="3.3193" calcext:value-type="float">
            <text:p>3.3193</text:p>
          </table:table-cell>
          <table:table-cell office:value-type="float" office:value="1738.0268537498" calcext:value-type="float">
            <text:p>1738.0268537498</text:p>
          </table:table-cell>
          <table:table-cell office:value-type="string" calcext:value-type="string">
            <text:p>US</text:p>
          </table:table-cell>
          <table:table-cell office:value-type="float" office:value="10" calcext:value-type="float">
            <text:p>10</text:p>
          </table:table-cell>
          <table:table-cell office:value-type="float" office:value="16021" calcext:value-type="float">
            <text:p>16021</text:p>
          </table:table-cell>
          <table:table-cell office:value-type="float" office:value="1" calcext:value-type="float">
            <text:p>1</text:p>
          </table:table-cell>
          <table:table-cell office:value-type="float" office:value="-0.758658592117567" calcext:value-type="float">
            <text:p>-0.758658592117567</text:p>
          </table:table-cell>
          <table:table-cell office:value-type="float" office:value="33.193" calcext:value-type="float">
            <text:p>33.193</text:p>
          </table:table-cell>
          <table:table-cell office:value-type="float" office:value="17380.268537498" calcext:value-type="float">
            <text:p>17380.268537498</text:p>
          </table:table-cell>
          <table:table-cell table:formula="of:=LOG([.H465])" office:value-type="float" office:value="1.52104650593576" calcext:value-type="float">
            <text:p>1.52104650593576</text:p>
          </table:table-cell>
          <table:table-cell table:formula="of:=LOG([.I465])" office:value-type="float" office:value="4.24005648232281" calcext:value-type="float">
            <text:p>4.24005648232281</text:p>
          </table:table-cell>
          <table:table-cell table:formula="of:=LOG([.A465])" office:value-type="float" office:value="0.52104650593576" calcext:value-type="float">
            <text:p>0.52104650593576</text:p>
          </table:table-cell>
          <table:table-cell table:formula="of:=LOG([.B465])" office:value-type="float" office:value="3.24005648232281" calcext:value-type="float">
            <text:p>3.24005648232281</text:p>
          </table:table-cell>
        </table:table-row>
        <table:table-row table:style-name="ro1">
          <table:table-cell office:value-type="float" office:value="2.71419512195122" calcext:value-type="float">
            <text:p>2.71419512195122</text:p>
          </table:table-cell>
          <table:table-cell office:value-type="float" office:value="3594.47841680448" calcext:value-type="float">
            <text:p>3594.4784168044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026" calcext:value-type="float">
            <text:p>16026</text:p>
          </table:table-cell>
          <table:table-cell office:value-type="float" office:value="1.61278385671974" calcext:value-type="float">
            <text:p>1.61278385671974</text:p>
          </table:table-cell>
          <table:table-cell office:value-type="float" office:value="-1.0175899407936" calcext:value-type="float">
            <text:p>-1.0175899407936</text:p>
          </table:table-cell>
          <table:table-cell office:value-type="float" office:value="111.282" calcext:value-type="float">
            <text:p>111.282</text:p>
          </table:table-cell>
          <table:table-cell office:value-type="float" office:value="147373.615088984" calcext:value-type="float">
            <text:p>147373.615088984</text:p>
          </table:table-cell>
          <table:table-cell table:formula="of:=LOG([.H466])" office:value-type="float" office:value="2.04642492235026" calcext:value-type="float">
            <text:p>2.04642492235026</text:p>
          </table:table-cell>
          <table:table-cell table:formula="of:=LOG([.I466])" office:value-type="float" office:value="5.1684197369358" calcext:value-type="float">
            <text:p>5.1684197369358</text:p>
          </table:table-cell>
          <table:table-cell table:formula="of:=LOG([.A466])" office:value-type="float" office:value="0.433641065630524" calcext:value-type="float">
            <text:p>0.433641065630524</text:p>
          </table:table-cell>
          <table:table-cell table:formula="of:=LOG([.B466])" office:value-type="float" office:value="3.55563588021606" calcext:value-type="float">
            <text:p>3.55563588021606</text:p>
          </table:table-cell>
        </table:table-row>
        <table:table-row table:style-name="ro1">
          <table:table-cell office:value-type="float" office:value="4.12457142857143" calcext:value-type="float">
            <text:p>4.12457142857143</text:p>
          </table:table-cell>
          <table:table-cell office:value-type="float" office:value="3883.48002270485" calcext:value-type="float">
            <text:p>3883.480022704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046" calcext:value-type="float">
            <text:p>16046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0.417860081608381" calcext:value-type="float">
            <text:p>-0.417860081608381</text:p>
          </table:table-cell>
          <table:table-cell office:value-type="float" office:value="28.872" calcext:value-type="float">
            <text:p>28.872</text:p>
          </table:table-cell>
          <table:table-cell office:value-type="float" office:value="27184.360158934" calcext:value-type="float">
            <text:p>27184.360158934</text:p>
          </table:table-cell>
          <table:table-cell table:formula="of:=LOG([.H467])" office:value-type="float" office:value="1.46047686905145" calcext:value-type="float">
            <text:p>1.46047686905145</text:p>
          </table:table-cell>
          <table:table-cell table:formula="of:=LOG([.I467])" office:value-type="float" office:value="4.43431911542438" calcext:value-type="float">
            <text:p>4.43431911542438</text:p>
          </table:table-cell>
          <table:table-cell table:formula="of:=LOG([.A467])" office:value-type="float" office:value="0.615378829037194" calcext:value-type="float">
            <text:p>0.615378829037194</text:p>
          </table:table-cell>
          <table:table-cell table:formula="of:=LOG([.B467])" office:value-type="float" office:value="3.58922107541012" calcext:value-type="float">
            <text:p>3.58922107541012</text:p>
          </table:table-cell>
        </table:table-row>
        <table:table-row table:style-name="ro1">
          <table:table-cell office:value-type="float" office:value="2.09748985936842" calcext:value-type="float">
            <text:p>2.09748985936842</text:p>
          </table:table-cell>
          <table:table-cell office:value-type="float" office:value="3132.63386777008" calcext:value-type="float">
            <text:p>3132.6338677700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6058" calcext:value-type="float">
            <text:p>16058</text:p>
          </table:table-cell>
          <table:table-cell office:value-type="float" office:value="1.97772360528885" calcext:value-type="float">
            <text:p>1.97772360528885</text:p>
          </table:table-cell>
          <table:table-cell office:value-type="float" office:value="-1.01721255097214" calcext:value-type="float">
            <text:p>-1.01721255097214</text:p>
          </table:table-cell>
          <table:table-cell office:value-type="float" office:value="199.26153664" calcext:value-type="float">
            <text:p>199.26153664</text:p>
          </table:table-cell>
          <table:table-cell office:value-type="float" office:value="297600.217438157" calcext:value-type="float">
            <text:p>297600.217438157</text:p>
          </table:table-cell>
          <table:table-cell table:formula="of:=LOG([.H468])" office:value-type="float" office:value="2.29942347513238" calcext:value-type="float">
            <text:p>2.29942347513238</text:p>
          </table:table-cell>
          <table:table-cell table:formula="of:=LOG([.I468])" office:value-type="float" office:value="5.4736332441862" calcext:value-type="float">
            <text:p>5.4736332441862</text:p>
          </table:table-cell>
          <table:table-cell table:formula="of:=LOG([.A468])" office:value-type="float" office:value="0.321699869843534" calcext:value-type="float">
            <text:p>0.321699869843534</text:p>
          </table:table-cell>
          <table:table-cell table:formula="of:=LOG([.B468])" office:value-type="float" office:value="3.49590963889735" calcext:value-type="float">
            <text:p>3.49590963889735</text:p>
          </table:table-cell>
        </table:table-row>
        <table:table-row table:style-name="ro1">
          <table:table-cell office:value-type="float" office:value="0.427125" calcext:value-type="float">
            <text:p>0.427125</text:p>
          </table:table-cell>
          <table:table-cell office:value-type="float" office:value="725.288131916774" calcext:value-type="float">
            <text:p>725.2881319167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104" calcext:value-type="float">
            <text:p>16104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0.872642416315658" calcext:value-type="float">
            <text:p>-0.872642416315658</text:p>
          </table:table-cell>
          <table:table-cell office:value-type="float" office:value="6.834" calcext:value-type="float">
            <text:p>6.834</text:p>
          </table:table-cell>
          <table:table-cell office:value-type="float" office:value="11604.6101106684" calcext:value-type="float">
            <text:p>11604.6101106684</text:p>
          </table:table-cell>
          <table:table-cell table:formula="of:=LOG([.H469])" office:value-type="float" office:value="0.834674974462744" calcext:value-type="float">
            <text:p>0.834674974462744</text:p>
          </table:table-cell>
          <table:table-cell table:formula="of:=LOG([.I469])" office:value-type="float" office:value="4.06463055369933" calcext:value-type="float">
            <text:p>4.06463055369933</text:p>
          </table:table-cell>
          <table:table-cell table:formula="of:=LOG([.A469])" office:value-type="float" office:value="-0.369445008193181" calcext:value-type="float">
            <text:p>-0.369445008193181</text:p>
          </table:table-cell>
          <table:table-cell table:formula="of:=LOG([.B469])" office:value-type="float" office:value="2.8605105710434" calcext:value-type="float">
            <text:p>2.8605105710434</text:p>
          </table:table-cell>
        </table:table-row>
        <table:table-row table:style-name="ro1">
          <table:table-cell office:value-type="float" office:value="13.4066255682994" calcext:value-type="float">
            <text:p>13.4066255682994</text:p>
          </table:table-cell>
          <table:table-cell office:value-type="float" office:value="8698.52375477722" calcext:value-type="float">
            <text:p>8698.52375477722</text:p>
          </table:table-cell>
          <table:table-cell/>
          <table:table-cell office:value-type="float" office:value="11784" calcext:value-type="float">
            <text:p>11784</text:p>
          </table:table-cell>
          <table:table-cell office:value-type="float" office:value="16131" calcext:value-type="float">
            <text:p>16131</text:p>
          </table:table-cell>
          <table:table-cell office:value-type="float" office:value="4.07129273383457" calcext:value-type="float">
            <text:p>4.07129273383457</text:p>
          </table:table-cell>
          <table:table-cell office:value-type="float" office:value="-1.0153014993804" calcext:value-type="float">
            <text:p>-1.0153014993804</text:p>
          </table:table-cell>
          <table:table-cell office:value-type="float" office:value="157983.67569684" calcext:value-type="float">
            <text:p>157983.67569684</text:p>
          </table:table-cell>
          <table:table-cell office:value-type="float" office:value="102503403.926295" calcext:value-type="float">
            <text:p>102503403.926295</text:p>
          </table:table-cell>
          <table:table-cell table:formula="of:=LOG([.H470])" office:value-type="float" office:value="5.19861221403639" calcext:value-type="float">
            <text:p>5.19861221403639</text:p>
          </table:table-cell>
          <table:table-cell table:formula="of:=LOG([.I470])" office:value-type="float" office:value="8.01073828765383" calcext:value-type="float">
            <text:p>8.01073828765383</text:p>
          </table:table-cell>
          <table:table-cell table:formula="of:=LOG([.A470])" office:value-type="float" office:value="1.12731948020182" calcext:value-type="float">
            <text:p>1.12731948020182</text:p>
          </table:table-cell>
          <table:table-cell table:formula="of:=LOG([.B470])" office:value-type="float" office:value="3.93944555381925" calcext:value-type="float">
            <text:p>3.93944555381925</text:p>
          </table:table-cell>
        </table:table-row>
        <table:table-row table:style-name="ro1">
          <table:table-cell office:value-type="float" office:value="0.775333333333333" calcext:value-type="float">
            <text:p>0.775333333333333</text:p>
          </table:table-cell>
          <table:table-cell office:value-type="float" office:value="720.212992140003" calcext:value-type="float">
            <text:p>720.212992140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83" calcext:value-type="float">
            <text:p>16183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27557377489147" calcext:value-type="float">
            <text:p>-1.27557377489147</text:p>
          </table:table-cell>
          <table:table-cell office:value-type="float" office:value="2.326" calcext:value-type="float">
            <text:p>2.326</text:p>
          </table:table-cell>
          <table:table-cell office:value-type="float" office:value="2160.63897642001" calcext:value-type="float">
            <text:p>2160.63897642001</text:p>
          </table:table-cell>
          <table:table-cell table:formula="of:=LOG([.H471])" office:value-type="float" office:value="0.36660971039243" calcext:value-type="float">
            <text:p>0.36660971039243</text:p>
          </table:table-cell>
          <table:table-cell table:formula="of:=LOG([.I471])" office:value-type="float" office:value="3.33458220619511" calcext:value-type="float">
            <text:p>3.33458220619511</text:p>
          </table:table-cell>
          <table:table-cell table:formula="of:=LOG([.A471])" office:value-type="float" office:value="-0.110511544327233" calcext:value-type="float">
            <text:p>-0.110511544327233</text:p>
          </table:table-cell>
          <table:table-cell table:formula="of:=LOG([.B471])" office:value-type="float" office:value="2.85746095147545" calcext:value-type="float">
            <text:p>2.85746095147545</text:p>
          </table:table-cell>
        </table:table-row>
        <table:table-row table:style-name="ro1">
          <table:table-cell office:value-type="float" office:value="0.589851531359223" calcext:value-type="float">
            <text:p>0.589851531359223</text:p>
          </table:table-cell>
          <table:table-cell office:value-type="float" office:value="382.536213874824" calcext:value-type="float">
            <text:p>382.536213874824</text:p>
          </table:table-cell>
          <table:table-cell office:value-type="string" calcext:value-type="string">
            <text:p>US</text:p>
          </table:table-cell>
          <table:table-cell office:value-type="float" office:value="103" calcext:value-type="float">
            <text:p>103</text:p>
          </table:table-cell>
          <table:table-cell office:value-type="float" office:value="16222" calcext:value-type="float">
            <text:p>16222</text:p>
          </table:table-cell>
          <table:table-cell office:value-type="float" office:value="2.01283722470517" calcext:value-type="float">
            <text:p>2.01283722470517</text:p>
          </table:table-cell>
          <table:table-cell office:value-type="float" office:value="-0.810120540501713" calcext:value-type="float">
            <text:p>-0.810120540501713</text:p>
          </table:table-cell>
          <table:table-cell office:value-type="float" office:value="60.75470773" calcext:value-type="float">
            <text:p>60.75470773</text:p>
          </table:table-cell>
          <table:table-cell office:value-type="float" office:value="39401.2300291068" calcext:value-type="float">
            <text:p>39401.2300291068</text:p>
          </table:table-cell>
          <table:table-cell table:formula="of:=LOG([.H472])" office:value-type="float" office:value="1.78357993596493" calcext:value-type="float">
            <text:p>1.78357993596493</text:p>
          </table:table-cell>
          <table:table-cell table:formula="of:=LOG([.I472])" office:value-type="float" office:value="4.59550977985896" calcext:value-type="float">
            <text:p>4.59550977985896</text:p>
          </table:table-cell>
          <table:table-cell table:formula="of:=LOG([.A472])" office:value-type="float" office:value="-0.229257288740237" calcext:value-type="float">
            <text:p>-0.229257288740237</text:p>
          </table:table-cell>
          <table:table-cell table:formula="of:=LOG([.B472])" office:value-type="float" office:value="2.58267255515379" calcext:value-type="float">
            <text:p>2.58267255515379</text:p>
          </table:table-cell>
        </table:table-row>
        <table:table-row table:style-name="ro1">
          <table:table-cell office:value-type="float" office:value="2.16380882352941" calcext:value-type="float">
            <text:p>2.16380882352941</text:p>
          </table:table-cell>
          <table:table-cell office:value-type="float" office:value="1777.45149152659" calcext:value-type="float">
            <text:p>1777.45149152659</text:p>
          </table:table-cell>
          <table:table-cell office:value-type="string" calcext:value-type="string">
            <text:p>FR</text:p>
          </table:table-cell>
          <table:table-cell office:value-type="float" office:value="68" calcext:value-type="float">
            <text:p>68</text:p>
          </table:table-cell>
          <table:table-cell office:value-type="float" office:value="16225" calcext:value-type="float">
            <text:p>16225</text:p>
          </table:table-cell>
          <table:table-cell office:value-type="float" office:value="1.83250891270624" calcext:value-type="float">
            <text:p>1.83250891270624</text:p>
          </table:table-cell>
          <table:table-cell office:value-type="float" office:value="-1.39318852933335" calcext:value-type="float">
            <text:p>-1.39318852933335</text:p>
          </table:table-cell>
          <table:table-cell office:value-type="float" office:value="147.139" calcext:value-type="float">
            <text:p>147.139</text:p>
          </table:table-cell>
          <table:table-cell office:value-type="float" office:value="120866.701423808" calcext:value-type="float">
            <text:p>120866.701423808</text:p>
          </table:table-cell>
          <table:table-cell table:formula="of:=LOG([.H473])" office:value-type="float" office:value="2.16772780012324" calcext:value-type="float">
            <text:p>2.16772780012324</text:p>
          </table:table-cell>
          <table:table-cell table:formula="of:=LOG([.I473])" office:value-type="float" office:value="5.08230666992813" calcext:value-type="float">
            <text:p>5.08230666992813</text:p>
          </table:table-cell>
          <table:table-cell table:formula="of:=LOG([.A473])" office:value-type="float" office:value="0.335218887417005" calcext:value-type="float">
            <text:p>0.335218887417005</text:p>
          </table:table-cell>
          <table:table-cell table:formula="of:=LOG([.B473])" office:value-type="float" office:value="3.24979775722189" calcext:value-type="float">
            <text:p>3.24979775722189</text:p>
          </table:table-cell>
        </table:table-row>
        <table:table-row table:style-name="ro1">
          <table:table-cell office:value-type="float" office:value="6.13222307692308" calcext:value-type="float">
            <text:p>6.13222307692308</text:p>
          </table:table-cell>
          <table:table-cell office:value-type="float" office:value="6484.66352541606" calcext:value-type="float">
            <text:p>6484.663525416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252" calcext:value-type="float">
            <text:p>16252</text:p>
          </table:table-cell>
          <table:table-cell office:value-type="float" office:value="1.41497334797082" calcext:value-type="float">
            <text:p>1.41497334797082</text:p>
          </table:table-cell>
          <table:table-cell office:value-type="float" office:value="-1.12087757164457" calcext:value-type="float">
            <text:p>-1.12087757164457</text:p>
          </table:table-cell>
          <table:table-cell office:value-type="float" office:value="159.4378" calcext:value-type="float">
            <text:p>159.4378</text:p>
          </table:table-cell>
          <table:table-cell office:value-type="float" office:value="168601.251660818" calcext:value-type="float">
            <text:p>168601.251660818</text:p>
          </table:table-cell>
          <table:table-cell table:formula="of:=LOG([.H474])" office:value-type="float" office:value="2.20259129312813" calcext:value-type="float">
            <text:p>2.20259129312813</text:p>
          </table:table-cell>
          <table:table-cell table:formula="of:=LOG([.I474])" office:value-type="float" office:value="5.22686079441309" calcext:value-type="float">
            <text:p>5.22686079441309</text:p>
          </table:table-cell>
          <table:table-cell table:formula="of:=LOG([.A474])" office:value-type="float" office:value="0.787617945157313" calcext:value-type="float">
            <text:p>0.787617945157313</text:p>
          </table:table-cell>
          <table:table-cell table:formula="of:=LOG([.B474])" office:value-type="float" office:value="3.81188744644227" calcext:value-type="float">
            <text:p>3.81188744644227</text:p>
          </table:table-cell>
        </table:table-row>
        <table:table-row table:style-name="ro1">
          <table:table-cell office:value-type="float" office:value="7.51092033982456" calcext:value-type="float">
            <text:p>7.51092033982456</text:p>
          </table:table-cell>
          <table:table-cell office:value-type="float" office:value="10648.7232512513" calcext:value-type="float">
            <text:p>10648.72325125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314" calcext:value-type="float">
            <text:p>16314</text:p>
          </table:table-cell>
          <table:table-cell office:value-type="float" office:value="1.75587485567249" calcext:value-type="float">
            <text:p>1.75587485567249</text:p>
          </table:table-cell>
          <table:table-cell office:value-type="float" office:value="-1.37313517329323" calcext:value-type="float">
            <text:p>-1.37313517329323</text:p>
          </table:table-cell>
          <table:table-cell office:value-type="float" office:value="428.12245937" calcext:value-type="float">
            <text:p>428.12245937</text:p>
          </table:table-cell>
          <table:table-cell office:value-type="float" office:value="606977.225321325" calcext:value-type="float">
            <text:p>606977.225321325</text:p>
          </table:table-cell>
          <table:table-cell table:formula="of:=LOG([.H475])" office:value-type="float" office:value="2.63156801158718" calcext:value-type="float">
            <text:p>2.63156801158718</text:p>
          </table:table-cell>
          <table:table-cell table:formula="of:=LOG([.I475])" office:value-type="float" office:value="5.78317239601293" calcext:value-type="float">
            <text:p>5.78317239601293</text:p>
          </table:table-cell>
          <table:table-cell table:formula="of:=LOG([.A475])" office:value-type="float" office:value="0.875693155914693" calcext:value-type="float">
            <text:p>0.875693155914693</text:p>
          </table:table-cell>
          <table:table-cell table:formula="of:=LOG([.B475])" office:value-type="float" office:value="4.02729754034044" calcext:value-type="float">
            <text:p>4.02729754034044</text:p>
          </table:table-cell>
        </table:table-row>
        <table:table-row table:style-name="ro1">
          <table:table-cell office:value-type="float" office:value="5.746" calcext:value-type="float">
            <text:p>5.746</text:p>
          </table:table-cell>
          <table:table-cell office:value-type="float" office:value="3175.27810214201" calcext:value-type="float">
            <text:p>3175.278102142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333" calcext:value-type="float">
            <text:p>16333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58154928298993" calcext:value-type="float">
            <text:p>-1.58154928298993</text:p>
          </table:table-cell>
          <table:table-cell office:value-type="float" office:value="11.492" calcext:value-type="float">
            <text:p>11.492</text:p>
          </table:table-cell>
          <table:table-cell office:value-type="float" office:value="6350.55620428403" calcext:value-type="float">
            <text:p>6350.55620428403</text:p>
          </table:table-cell>
          <table:table-cell table:formula="of:=LOG([.H476])" office:value-type="float" office:value="1.06039561731991" calcext:value-type="float">
            <text:p>1.06039561731991</text:p>
          </table:table-cell>
          <table:table-cell table:formula="of:=LOG([.I476])" office:value-type="float" office:value="3.80281176401211" calcext:value-type="float">
            <text:p>3.80281176401211</text:p>
          </table:table-cell>
          <table:table-cell table:formula="of:=LOG([.A476])" office:value-type="float" office:value="0.759365621655929" calcext:value-type="float">
            <text:p>0.759365621655929</text:p>
          </table:table-cell>
          <table:table-cell table:formula="of:=LOG([.B476])" office:value-type="float" office:value="3.50178176834813" calcext:value-type="float">
            <text:p>3.50178176834813</text:p>
          </table:table-cell>
        </table:table-row>
        <table:table-row table:style-name="ro1">
          <table:table-cell office:value-type="float" office:value="1.57666666666667" calcext:value-type="float">
            <text:p>1.57666666666667</text:p>
          </table:table-cell>
          <table:table-cell office:value-type="float" office:value="2326.26539097266" calcext:value-type="float">
            <text:p>2326.265390972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405" calcext:value-type="float">
            <text:p>16405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828894750881078" calcext:value-type="float">
            <text:p>-0.828894750881078</text:p>
          </table:table-cell>
          <table:table-cell office:value-type="float" office:value="4.73" calcext:value-type="float">
            <text:p>4.73</text:p>
          </table:table-cell>
          <table:table-cell office:value-type="float" office:value="6978.79617291798" calcext:value-type="float">
            <text:p>6978.79617291798</text:p>
          </table:table-cell>
          <table:table-cell table:formula="of:=LOG([.H477])" office:value-type="float" office:value="0.674861140737812" calcext:value-type="float">
            <text:p>0.674861140737812</text:p>
          </table:table-cell>
          <table:table-cell table:formula="of:=LOG([.I477])" office:value-type="float" office:value="3.84378051423512" calcext:value-type="float">
            <text:p>3.84378051423512</text:p>
          </table:table-cell>
          <table:table-cell table:formula="of:=LOG([.A477])" office:value-type="float" office:value="0.19773988601815" calcext:value-type="float">
            <text:p>0.19773988601815</text:p>
          </table:table-cell>
          <table:table-cell table:formula="of:=LOG([.B477])" office:value-type="float" office:value="3.36665925951545" calcext:value-type="float">
            <text:p>3.36665925951545</text:p>
          </table:table-cell>
        </table:table-row>
        <table:table-row table:style-name="ro1">
          <table:table-cell office:value-type="float" office:value="3.12585477017544" calcext:value-type="float">
            <text:p>3.12585477017544</text:p>
          </table:table-cell>
          <table:table-cell office:value-type="float" office:value="1430.21094187895" calcext:value-type="float">
            <text:p>1430.21094187895</text:p>
          </table:table-cell>
          <table:table-cell office:value-type="string" calcext:value-type="string">
            <text:p>US</text:p>
          </table:table-cell>
          <table:table-cell office:value-type="float" office:value="57" calcext:value-type="float">
            <text:p>57</text:p>
          </table:table-cell>
          <table:table-cell office:value-type="float" office:value="16433" calcext:value-type="float">
            <text:p>16433</text:p>
          </table:table-cell>
          <table:table-cell office:value-type="float" office:value="1.75587485567249" calcext:value-type="float">
            <text:p>1.75587485567249</text:p>
          </table:table-cell>
          <table:table-cell office:value-type="float" office:value="-0.934107907389195" calcext:value-type="float">
            <text:p>-0.934107907389195</text:p>
          </table:table-cell>
          <table:table-cell office:value-type="float" office:value="178.1737219" calcext:value-type="float">
            <text:p>178.1737219</text:p>
          </table:table-cell>
          <table:table-cell office:value-type="float" office:value="81522.0236871003" calcext:value-type="float">
            <text:p>81522.0236871003</text:p>
          </table:table-cell>
          <table:table-cell table:formula="of:=LOG([.H478])" office:value-type="float" office:value="2.25084365213986" calcext:value-type="float">
            <text:p>2.25084365213986</text:p>
          </table:table-cell>
          <table:table-cell table:formula="of:=LOG([.I478])" office:value-type="float" office:value="4.91127495197521" calcext:value-type="float">
            <text:p>4.91127495197521</text:p>
          </table:table-cell>
          <table:table-cell table:formula="of:=LOG([.A478])" office:value-type="float" office:value="0.494968796467368" calcext:value-type="float">
            <text:p>0.494968796467368</text:p>
          </table:table-cell>
          <table:table-cell table:formula="of:=LOG([.B478])" office:value-type="float" office:value="3.15540009630272" calcext:value-type="float">
            <text:p>3.15540009630272</text:p>
          </table:table-cell>
        </table:table-row>
        <table:table-row table:style-name="ro1">
          <table:table-cell office:value-type="float" office:value="7.04005744067797" calcext:value-type="float">
            <text:p>7.04005744067797</text:p>
          </table:table-cell>
          <table:table-cell office:value-type="float" office:value="6226.19587254481" calcext:value-type="float">
            <text:p>6226.195872544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520" calcext:value-type="float">
            <text:p>16520</text:p>
          </table:table-cell>
          <table:table-cell office:value-type="float" office:value="1.77085201164214" calcext:value-type="float">
            <text:p>1.77085201164214</text:p>
          </table:table-cell>
          <table:table-cell office:value-type="float" office:value="-1.06724283932692" calcext:value-type="float">
            <text:p>-1.06724283932692</text:p>
          </table:table-cell>
          <table:table-cell office:value-type="float" office:value="415.363389" calcext:value-type="float">
            <text:p>415.363389</text:p>
          </table:table-cell>
          <table:table-cell office:value-type="float" office:value="367345.556480144" calcext:value-type="float">
            <text:p>367345.556480144</text:p>
          </table:table-cell>
          <table:table-cell table:formula="of:=LOG([.H479])" office:value-type="float" office:value="2.61842821425978" calcext:value-type="float">
            <text:p>2.61842821425978</text:p>
          </table:table-cell>
          <table:table-cell table:formula="of:=LOG([.I479])" office:value-type="float" office:value="5.56507479085843" calcext:value-type="float">
            <text:p>5.56507479085843</text:p>
          </table:table-cell>
          <table:table-cell table:formula="of:=LOG([.A479])" office:value-type="float" office:value="0.847576202617639" calcext:value-type="float">
            <text:p>0.847576202617639</text:p>
          </table:table-cell>
          <table:table-cell table:formula="of:=LOG([.B479])" office:value-type="float" office:value="3.79422277921628" calcext:value-type="float">
            <text:p>3.79422277921628</text:p>
          </table:table-cell>
        </table:table-row>
        <table:table-row table:style-name="ro1">
          <table:table-cell office:value-type="float" office:value="13.5753333333333" calcext:value-type="float">
            <text:p>13.5753333333333</text:p>
          </table:table-cell>
          <table:table-cell office:value-type="float" office:value="14133.7723042258" calcext:value-type="float">
            <text:p>14133.77230422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552" calcext:value-type="float">
            <text:p>16552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1.45281643903618" calcext:value-type="float">
            <text:p>-1.45281643903618</text:p>
          </table:table-cell>
          <table:table-cell office:value-type="float" office:value="203.63" calcext:value-type="float">
            <text:p>203.63</text:p>
          </table:table-cell>
          <table:table-cell office:value-type="float" office:value="212006.584563386" calcext:value-type="float">
            <text:p>212006.584563386</text:p>
          </table:table-cell>
          <table:table-cell table:formula="of:=LOG([.H480])" office:value-type="float" office:value="2.30884176126132" calcext:value-type="float">
            <text:p>2.30884176126132</text:p>
          </table:table-cell>
          <table:table-cell table:formula="of:=LOG([.I480])" office:value-type="float" office:value="5.32634934958505" calcext:value-type="float">
            <text:p>5.32634934958505</text:p>
          </table:table-cell>
          <table:table-cell table:formula="of:=LOG([.A480])" office:value-type="float" office:value="1.13275050220563" calcext:value-type="float">
            <text:p>1.13275050220563</text:p>
          </table:table-cell>
          <table:table-cell table:formula="of:=LOG([.B480])" office:value-type="float" office:value="4.15025809052937" calcext:value-type="float">
            <text:p>4.15025809052937</text:p>
          </table:table-cell>
        </table:table-row>
        <table:table-row table:style-name="ro1">
          <table:table-cell office:value-type="float" office:value="7.21714399280576" calcext:value-type="float">
            <text:p>7.21714399280576</text:p>
          </table:table-cell>
          <table:table-cell office:value-type="float" office:value="9508.10260227131" calcext:value-type="float">
            <text:p>9508.10260227131</text:p>
          </table:table-cell>
          <table:table-cell office:value-type="string" calcext:value-type="string">
            <text:p>US</text:p>
          </table:table-cell>
          <table:table-cell office:value-type="float" office:value="139" calcext:value-type="float">
            <text:p>139</text:p>
          </table:table-cell>
          <table:table-cell office:value-type="float" office:value="16619" calcext:value-type="float">
            <text:p>16619</text:p>
          </table:table-cell>
          <table:table-cell office:value-type="float" office:value="2.14301480025409" calcext:value-type="float">
            <text:p>2.14301480025409</text:p>
          </table:table-cell>
          <table:table-cell office:value-type="float" office:value="-1.05179559812094" calcext:value-type="float">
            <text:p>-1.05179559812094</text:p>
          </table:table-cell>
          <table:table-cell office:value-type="float" office:value="1003.183015" calcext:value-type="float">
            <text:p>1003.183015</text:p>
          </table:table-cell>
          <table:table-cell office:value-type="float" office:value="1321626.26171571" calcext:value-type="float">
            <text:p>1321626.26171571</text:p>
          </table:table-cell>
          <table:table-cell table:formula="of:=LOG([.H481])" office:value-type="float" office:value="3.0013801704621" calcext:value-type="float">
            <text:p>3.0013801704621</text:p>
          </table:table-cell>
          <table:table-cell table:formula="of:=LOG([.I481])" office:value-type="float" office:value="6.12110865982263" calcext:value-type="float">
            <text:p>6.12110865982263</text:p>
          </table:table-cell>
          <table:table-cell table:formula="of:=LOG([.A481])" office:value-type="float" office:value="0.858365370208004" calcext:value-type="float">
            <text:p>0.858365370208004</text:p>
          </table:table-cell>
          <table:table-cell table:formula="of:=LOG([.B481])" office:value-type="float" office:value="3.97809385956854" calcext:value-type="float">
            <text:p>3.97809385956854</text:p>
          </table:table-cell>
        </table:table-row>
        <table:table-row table:style-name="ro1">
          <table:table-cell office:value-type="float" office:value="9.03309615384615" calcext:value-type="float">
            <text:p>9.03309615384615</text:p>
          </table:table-cell>
          <table:table-cell office:value-type="float" office:value="12334.1141525924" calcext:value-type="float">
            <text:p>12334.114152592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632" calcext:value-type="float">
            <text:p>16632</text:p>
          </table:table-cell>
          <table:table-cell office:value-type="float" office:value="1.7160033436348" calcext:value-type="float">
            <text:p>1.7160033436348</text:p>
          </table:table-cell>
          <table:table-cell office:value-type="float" office:value="-0.919287147533551" calcext:value-type="float">
            <text:p>-0.919287147533551</text:p>
          </table:table-cell>
          <table:table-cell office:value-type="float" office:value="469.721" calcext:value-type="float">
            <text:p>469.721</text:p>
          </table:table-cell>
          <table:table-cell office:value-type="float" office:value="641373.935934807" calcext:value-type="float">
            <text:p>641373.935934807</text:p>
          </table:table-cell>
          <table:table-cell table:formula="of:=LOG([.H482])" office:value-type="float" office:value="2.67183997679012" calcext:value-type="float">
            <text:p>2.67183997679012</text:p>
          </table:table-cell>
          <table:table-cell table:formula="of:=LOG([.I482])" office:value-type="float" office:value="5.807111307152" calcext:value-type="float">
            <text:p>5.807111307152</text:p>
          </table:table-cell>
          <table:table-cell table:formula="of:=LOG([.A482])" office:value-type="float" office:value="0.95583663315532" calcext:value-type="float">
            <text:p>0.95583663315532</text:p>
          </table:table-cell>
          <table:table-cell table:formula="of:=LOG([.B482])" office:value-type="float" office:value="4.0911079635172" calcext:value-type="float">
            <text:p>4.0911079635172</text:p>
          </table:table-cell>
        </table:table-row>
        <table:table-row table:style-name="ro1">
          <table:table-cell office:value-type="float" office:value="6.15329411764706" calcext:value-type="float">
            <text:p>6.15329411764706</text:p>
          </table:table-cell>
          <table:table-cell office:value-type="float" office:value="8034.29853276521" calcext:value-type="float">
            <text:p>8034.298532765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653" calcext:value-type="float">
            <text:p>16653</text:p>
          </table:table-cell>
          <table:table-cell office:value-type="float" office:value="1.70757017609794" calcext:value-type="float">
            <text:p>1.70757017609794</text:p>
          </table:table-cell>
          <table:table-cell office:value-type="float" office:value="-1.21321907581362" calcext:value-type="float">
            <text:p>-1.21321907581362</text:p>
          </table:table-cell>
          <table:table-cell office:value-type="float" office:value="313.818" calcext:value-type="float">
            <text:p>313.818</text:p>
          </table:table-cell>
          <table:table-cell office:value-type="float" office:value="409749.225171026" calcext:value-type="float">
            <text:p>409749.225171026</text:p>
          </table:table-cell>
          <table:table-cell table:formula="of:=LOG([.H483])" office:value-type="float" office:value="2.49667785026582" calcext:value-type="float">
            <text:p>2.49667785026582</text:p>
          </table:table-cell>
          <table:table-cell table:formula="of:=LOG([.I483])" office:value-type="float" office:value="5.61251814099967" calcext:value-type="float">
            <text:p>5.61251814099967</text:p>
          </table:table-cell>
          <table:table-cell table:formula="of:=LOG([.A483])" office:value-type="float" office:value="0.789107674167887" calcext:value-type="float">
            <text:p>0.789107674167887</text:p>
          </table:table-cell>
          <table:table-cell table:formula="of:=LOG([.B483])" office:value-type="float" office:value="3.90494796490173" calcext:value-type="float">
            <text:p>3.90494796490173</text:p>
          </table:table-cell>
        </table:table-row>
        <table:table-row table:style-name="ro1">
          <table:table-cell office:value-type="float" office:value="1.98014285714286" calcext:value-type="float">
            <text:p>1.98014285714286</text:p>
          </table:table-cell>
          <table:table-cell office:value-type="float" office:value="2699.91625583234" calcext:value-type="float">
            <text:p>2699.916255832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658" calcext:value-type="float">
            <text:p>16658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0.620657740589178" calcext:value-type="float">
            <text:p>-0.620657740589178</text:p>
          </table:table-cell>
          <table:table-cell office:value-type="float" office:value="13.861" calcext:value-type="float">
            <text:p>13.861</text:p>
          </table:table-cell>
          <table:table-cell office:value-type="float" office:value="18899.4137908264" calcext:value-type="float">
            <text:p>18899.4137908264</text:p>
          </table:table-cell>
          <table:table-cell table:formula="of:=LOG([.H484])" office:value-type="float" office:value="1.14179456352366" calcext:value-type="float">
            <text:p>1.14179456352366</text:p>
          </table:table-cell>
          <table:table-cell table:formula="of:=LOG([.I484])" office:value-type="float" office:value="4.27644833373104" calcext:value-type="float">
            <text:p>4.27644833373104</text:p>
          </table:table-cell>
          <table:table-cell table:formula="of:=LOG([.A484])" office:value-type="float" office:value="0.296696523509401" calcext:value-type="float">
            <text:p>0.296696523509401</text:p>
          </table:table-cell>
          <table:table-cell table:formula="of:=LOG([.B484])" office:value-type="float" office:value="3.43135029371679" calcext:value-type="float">
            <text:p>3.43135029371679</text:p>
          </table:table-cell>
        </table:table-row>
        <table:table-row table:style-name="ro1">
          <table:table-cell office:value-type="float" office:value="14.04025" calcext:value-type="float">
            <text:p>14.04025</text:p>
          </table:table-cell>
          <table:table-cell office:value-type="float" office:value="23727.718212472" calcext:value-type="float">
            <text:p>23727.71821247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6688" calcext:value-type="float">
            <text:p>16688</text:p>
          </table:table-cell>
          <table:table-cell office:value-type="float" office:value="1.83250891270624" calcext:value-type="float">
            <text:p>1.83250891270624</text:p>
          </table:table-cell>
          <table:table-cell office:value-type="float" office:value="-1.06371044646995" calcext:value-type="float">
            <text:p>-1.06371044646995</text:p>
          </table:table-cell>
          <table:table-cell office:value-type="float" office:value="954.737" calcext:value-type="float">
            <text:p>954.737</text:p>
          </table:table-cell>
          <table:table-cell office:value-type="float" office:value="1613484.8384481" calcext:value-type="float">
            <text:p>1613484.8384481</text:p>
          </table:table-cell>
          <table:table-cell table:formula="of:=LOG([.H485])" office:value-type="float" office:value="2.97988375359503" calcext:value-type="float">
            <text:p>2.97988375359503</text:p>
          </table:table-cell>
          <table:table-cell table:formula="of:=LOG([.I485])" office:value-type="float" office:value="6.20776488879213" calcext:value-type="float">
            <text:p>6.20776488879213</text:p>
          </table:table-cell>
          <table:table-cell table:formula="of:=LOG([.A485])" office:value-type="float" office:value="1.14737484088879" calcext:value-type="float">
            <text:p>1.14737484088879</text:p>
          </table:table-cell>
          <table:table-cell table:formula="of:=LOG([.B485])" office:value-type="float" office:value="4.37525597608589" calcext:value-type="float">
            <text:p>4.37525597608589</text:p>
          </table:table-cell>
        </table:table-row>
        <table:table-row table:style-name="ro1">
          <table:table-cell office:value-type="float" office:value="2.67132171090909" calcext:value-type="float">
            <text:p>2.67132171090909</text:p>
          </table:table-cell>
          <table:table-cell office:value-type="float" office:value="3251.85102780417" calcext:value-type="float">
            <text:p>3251.8510278041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732" calcext:value-type="float">
            <text:p>16732</text:p>
          </table:table-cell>
          <table:table-cell office:value-type="float" office:value="1.51851393987789" calcext:value-type="float">
            <text:p>1.51851393987789</text:p>
          </table:table-cell>
          <table:table-cell office:value-type="float" office:value="-0.918345682977048" calcext:value-type="float">
            <text:p>-0.918345682977048</text:p>
          </table:table-cell>
          <table:table-cell office:value-type="float" office:value="88.15361646" calcext:value-type="float">
            <text:p>88.15361646</text:p>
          </table:table-cell>
          <table:table-cell office:value-type="float" office:value="107311.083917538" calcext:value-type="float">
            <text:p>107311.083917538</text:p>
          </table:table-cell>
          <table:table-cell table:formula="of:=LOG([.H486])" office:value-type="float" office:value="1.94524013372445" calcext:value-type="float">
            <text:p>1.94524013372445</text:p>
          </table:table-cell>
          <table:table-cell table:formula="of:=LOG([.I486])" office:value-type="float" office:value="5.03064458157097" calcext:value-type="float">
            <text:p>5.03064458157097</text:p>
          </table:table-cell>
          <table:table-cell table:formula="of:=LOG([.A486])" office:value-type="float" office:value="0.426726193846561" calcext:value-type="float">
            <text:p>0.426726193846561</text:p>
          </table:table-cell>
          <table:table-cell table:formula="of:=LOG([.B486])" office:value-type="float" office:value="3.51213064169308" calcext:value-type="float">
            <text:p>3.51213064169308</text:p>
          </table:table-cell>
        </table:table-row>
        <table:table-row table:style-name="ro1">
          <table:table-cell office:value-type="float" office:value="10.9408583213953" calcext:value-type="float">
            <text:p>10.9408583213953</text:p>
          </table:table-cell>
          <table:table-cell office:value-type="float" office:value="7574.82328262963" calcext:value-type="float">
            <text:p>7574.82328262963</text:p>
          </table:table-cell>
          <table:table-cell office:value-type="string" calcext:value-type="string">
            <text:p>US</text:p>
          </table:table-cell>
          <table:table-cell office:value-type="float" office:value="129" calcext:value-type="float">
            <text:p>129</text:p>
          </table:table-cell>
          <table:table-cell office:value-type="float" office:value="16764" calcext:value-type="float">
            <text:p>16764</text:p>
          </table:table-cell>
          <table:table-cell office:value-type="float" office:value="2.11058971029925" calcext:value-type="float">
            <text:p>2.11058971029925</text:p>
          </table:table-cell>
          <table:table-cell office:value-type="float" office:value="-1.03647207060565" calcext:value-type="float">
            <text:p>-1.03647207060565</text:p>
          </table:table-cell>
          <table:table-cell office:value-type="float" office:value="1411.37072346" calcext:value-type="float">
            <text:p>1411.37072346</text:p>
          </table:table-cell>
          <table:table-cell office:value-type="float" office:value="977152.203459223" calcext:value-type="float">
            <text:p>977152.203459223</text:p>
          </table:table-cell>
          <table:table-cell table:formula="of:=LOG([.H487])" office:value-type="float" office:value="3.14964110447431" calcext:value-type="float">
            <text:p>3.14964110447431</text:p>
          </table:table-cell>
          <table:table-cell table:formula="of:=LOG([.I487])" office:value-type="float" office:value="5.98996221568824" calcext:value-type="float">
            <text:p>5.98996221568824</text:p>
          </table:table-cell>
          <table:table-cell table:formula="of:=LOG([.A487])" office:value-type="float" office:value="1.03905139417506" calcext:value-type="float">
            <text:p>1.03905139417506</text:p>
          </table:table-cell>
          <table:table-cell table:formula="of:=LOG([.B487])" office:value-type="float" office:value="3.87937250538899" calcext:value-type="float">
            <text:p>3.87937250538899</text:p>
          </table:table-cell>
        </table:table-row>
        <table:table-row table:style-name="ro1">
          <table:table-cell office:value-type="float" office:value="0.627333333333333" calcext:value-type="float">
            <text:p>0.627333333333333</text:p>
          </table:table-cell>
          <table:table-cell office:value-type="float" office:value="1035.01119656149" calcext:value-type="float">
            <text:p>1035.011196561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778" calcext:value-type="float">
            <text:p>16778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0.805876680576334" calcext:value-type="float">
            <text:p>0.805876680576334</text:p>
          </table:table-cell>
          <table:table-cell office:value-type="float" office:value="1.882" calcext:value-type="float">
            <text:p>1.882</text:p>
          </table:table-cell>
          <table:table-cell office:value-type="float" office:value="3105.03358968448" calcext:value-type="float">
            <text:p>3105.03358968448</text:p>
          </table:table-cell>
          <table:table-cell table:formula="of:=LOG([.H488])" office:value-type="float" office:value="0.274619619091238" calcext:value-type="float">
            <text:p>0.274619619091238</text:p>
          </table:table-cell>
          <table:table-cell table:formula="of:=LOG([.I488])" office:value-type="float" office:value="3.49206630265615" calcext:value-type="float">
            <text:p>3.49206630265615</text:p>
          </table:table-cell>
          <table:table-cell table:formula="of:=LOG([.A488])" office:value-type="float" office:value="-0.202501635628424" calcext:value-type="float">
            <text:p>-0.202501635628424</text:p>
          </table:table-cell>
          <table:table-cell table:formula="of:=LOG([.B488])" office:value-type="float" office:value="3.01494504793648" calcext:value-type="float">
            <text:p>3.01494504793648</text:p>
          </table:table-cell>
        </table:table-row>
        <table:table-row table:style-name="ro1">
          <table:table-cell office:value-type="float" office:value="5.74022222222222" calcext:value-type="float">
            <text:p>5.74022222222222</text:p>
          </table:table-cell>
          <table:table-cell office:value-type="float" office:value="7775.44931443065" calcext:value-type="float">
            <text:p>7775.449314430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802" calcext:value-type="float">
            <text:p>16802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04266129196959" calcext:value-type="float">
            <text:p>-1.04266129196959</text:p>
          </table:table-cell>
          <table:table-cell office:value-type="float" office:value="51.662" calcext:value-type="float">
            <text:p>51.662</text:p>
          </table:table-cell>
          <table:table-cell office:value-type="float" office:value="69979.0438298759" calcext:value-type="float">
            <text:p>69979.0438298759</text:p>
          </table:table-cell>
          <table:table-cell table:formula="of:=LOG([.H489])" office:value-type="float" office:value="1.71317121508063" calcext:value-type="float">
            <text:p>1.71317121508063</text:p>
          </table:table-cell>
          <table:table-cell table:formula="of:=LOG([.I489])" office:value-type="float" office:value="4.84496800413366" calcext:value-type="float">
            <text:p>4.84496800413366</text:p>
          </table:table-cell>
          <table:table-cell table:formula="of:=LOG([.A489])" office:value-type="float" office:value="0.758928705641308" calcext:value-type="float">
            <text:p>0.758928705641308</text:p>
          </table:table-cell>
          <table:table-cell table:formula="of:=LOG([.B489])" office:value-type="float" office:value="3.89072549469434" calcext:value-type="float">
            <text:p>3.89072549469434</text:p>
          </table:table-cell>
        </table:table-row>
        <table:table-row table:style-name="ro1">
          <table:table-cell office:value-type="float" office:value="6.86283333333333" calcext:value-type="float">
            <text:p>6.86283333333333</text:p>
          </table:table-cell>
          <table:table-cell office:value-type="float" office:value="7661.46367447125" calcext:value-type="float">
            <text:p>7661.46367447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815" calcext:value-type="float">
            <text:p>16815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0.955795536149934" calcext:value-type="float">
            <text:p>-0.955795536149934</text:p>
          </table:table-cell>
          <table:table-cell office:value-type="float" office:value="82.354" calcext:value-type="float">
            <text:p>82.354</text:p>
          </table:table-cell>
          <table:table-cell office:value-type="float" office:value="91937.5640936549" calcext:value-type="float">
            <text:p>91937.5640936549</text:p>
          </table:table-cell>
          <table:table-cell table:formula="of:=LOG([.H490])" office:value-type="float" office:value="1.91568469805026" calcext:value-type="float">
            <text:p>1.91568469805026</text:p>
          </table:table-cell>
          <table:table-cell table:formula="of:=LOG([.I490])" office:value-type="float" office:value="4.96349299283719" calcext:value-type="float">
            <text:p>4.96349299283719</text:p>
          </table:table-cell>
          <table:table-cell table:formula="of:=LOG([.A490])" office:value-type="float" office:value="0.836503452002639" calcext:value-type="float">
            <text:p>0.836503452002639</text:p>
          </table:table-cell>
          <table:table-cell table:formula="of:=LOG([.B490])" office:value-type="float" office:value="3.88431174678957" calcext:value-type="float">
            <text:p>3.88431174678957</text:p>
          </table:table-cell>
        </table:table-row>
        <table:table-row table:style-name="ro1">
          <table:table-cell office:value-type="float" office:value="14.7680561861649" calcext:value-type="float">
            <text:p>14.7680561861649</text:p>
          </table:table-cell>
          <table:table-cell office:value-type="float" office:value="6693.73886651546" calcext:value-type="float">
            <text:p>6693.73886651546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6817" calcext:value-type="float">
            <text:p>16817</text:p>
          </table:table-cell>
          <table:table-cell office:value-type="float" office:value="2.4456042032736" calcext:value-type="float">
            <text:p>2.4456042032736</text:p>
          </table:table-cell>
          <table:table-cell office:value-type="float" office:value="-1.19928602375339" calcext:value-type="float">
            <text:p>-1.19928602375339</text:p>
          </table:table-cell>
          <table:table-cell office:value-type="float" office:value="4120.28767594" calcext:value-type="float">
            <text:p>4120.28767594</text:p>
          </table:table-cell>
          <table:table-cell office:value-type="float" office:value="1867553.14375781" calcext:value-type="float">
            <text:p>1867553.14375781</text:p>
          </table:table-cell>
          <table:table-cell table:formula="of:=LOG([.H491])" office:value-type="float" office:value="3.61492753926414" calcext:value-type="float">
            <text:p>3.61492753926414</text:p>
          </table:table-cell>
          <table:table-cell table:formula="of:=LOG([.I491])" office:value-type="float" office:value="6.27127296910183" calcext:value-type="float">
            <text:p>6.27127296910183</text:p>
          </table:table-cell>
          <table:table-cell table:formula="of:=LOG([.A491])" office:value-type="float" office:value="1.16932333599054" calcext:value-type="float">
            <text:p>1.16932333599054</text:p>
          </table:table-cell>
          <table:table-cell table:formula="of:=LOG([.B491])" office:value-type="float" office:value="3.82566876582823" calcext:value-type="float">
            <text:p>3.82566876582823</text:p>
          </table:table-cell>
        </table:table-row>
        <table:table-row table:style-name="ro1">
          <table:table-cell office:value-type="float" office:value="6.51693021030534" calcext:value-type="float">
            <text:p>6.51693021030534</text:p>
          </table:table-cell>
          <table:table-cell office:value-type="float" office:value="6556.97074285746" calcext:value-type="float">
            <text:p>6556.97074285746</text:p>
          </table:table-cell>
          <table:table-cell office:value-type="string" calcext:value-type="string">
            <text:p>US</text:p>
          </table:table-cell>
          <table:table-cell office:value-type="float" office:value="262" calcext:value-type="float">
            <text:p>262</text:p>
          </table:table-cell>
          <table:table-cell office:value-type="float" office:value="16830" calcext:value-type="float">
            <text:p>16830</text:p>
          </table:table-cell>
          <table:table-cell office:value-type="float" office:value="2.41830129131975" calcext:value-type="float">
            <text:p>2.41830129131975</text:p>
          </table:table-cell>
          <table:table-cell office:value-type="float" office:value="-1.15987977298712" calcext:value-type="float">
            <text:p>-1.15987977298712</text:p>
          </table:table-cell>
          <table:table-cell office:value-type="float" office:value="1707.4357151" calcext:value-type="float">
            <text:p>1707.4357151</text:p>
          </table:table-cell>
          <table:table-cell office:value-type="float" office:value="1717926.33462865" calcext:value-type="float">
            <text:p>1717926.33462865</text:p>
          </table:table-cell>
          <table:table-cell table:formula="of:=LOG([.H492])" office:value-type="float" office:value="3.23234436148804" calcext:value-type="float">
            <text:p>3.23234436148804</text:p>
          </table:table-cell>
          <table:table-cell table:formula="of:=LOG([.I492])" office:value-type="float" office:value="6.23500453717264" calcext:value-type="float">
            <text:p>6.23500453717264</text:p>
          </table:table-cell>
          <table:table-cell table:formula="of:=LOG([.A492])" office:value-type="float" office:value="0.81404307016829" calcext:value-type="float">
            <text:p>0.81404307016829</text:p>
          </table:table-cell>
          <table:table-cell table:formula="of:=LOG([.B492])" office:value-type="float" office:value="3.81670324585289" calcext:value-type="float">
            <text:p>3.81670324585289</text:p>
          </table:table-cell>
        </table:table-row>
        <table:table-row table:style-name="ro1">
          <table:table-cell office:value-type="float" office:value="1.0508115942029" calcext:value-type="float">
            <text:p>1.0508115942029</text:p>
          </table:table-cell>
          <table:table-cell office:value-type="float" office:value="1919.2802651472" calcext:value-type="float">
            <text:p>1919.28026514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6846" calcext:value-type="float">
            <text:p>16846</text:p>
          </table:table-cell>
          <table:table-cell office:value-type="float" office:value="1.83884909073726" calcext:value-type="float">
            <text:p>1.83884909073726</text:p>
          </table:table-cell>
          <table:table-cell office:value-type="float" office:value="-1.33588732933606" calcext:value-type="float">
            <text:p>-1.33588732933606</text:p>
          </table:table-cell>
          <table:table-cell office:value-type="float" office:value="72.506" calcext:value-type="float">
            <text:p>72.506</text:p>
          </table:table-cell>
          <table:table-cell office:value-type="float" office:value="132430.338295157" calcext:value-type="float">
            <text:p>132430.338295157</text:p>
          </table:table-cell>
          <table:table-cell table:formula="of:=LOG([.H493])" office:value-type="float" office:value="1.86037394669613" calcext:value-type="float">
            <text:p>1.86037394669613</text:p>
          </table:table-cell>
          <table:table-cell table:formula="of:=LOG([.I493])" office:value-type="float" office:value="5.1219874884636" calcext:value-type="float">
            <text:p>5.1219874884636</text:p>
          </table:table-cell>
          <table:table-cell table:formula="of:=LOG([.A493])" office:value-type="float" office:value="0.0215248559588773" calcext:value-type="float">
            <text:p>0.021524855958877</text:p>
          </table:table-cell>
          <table:table-cell table:formula="of:=LOG([.B493])" office:value-type="float" office:value="3.28313839772635" calcext:value-type="float">
            <text:p>3.28313839772635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657.49190229232" calcext:value-type="float">
            <text:p>657.49190229232</text:p>
          </table:table-cell>
          <table:table-cell office:value-type="string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office:value-type="float" office:value="16851" calcext:value-type="float">
            <text:p>16851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360271343246799" calcext:value-type="float">
            <text:p>-0.360271343246799</text:p>
          </table:table-cell>
          <table:table-cell office:value-type="float" office:value="4.97" calcext:value-type="float">
            <text:p>4.97</text:p>
          </table:table-cell>
          <table:table-cell office:value-type="float" office:value="1314.98380458464" calcext:value-type="float">
            <text:p>1314.98380458464</text:p>
          </table:table-cell>
          <table:table-cell table:formula="of:=LOG([.H494])" office:value-type="float" office:value="0.696356388733332" calcext:value-type="float">
            <text:p>0.696356388733332</text:p>
          </table:table-cell>
          <table:table-cell table:formula="of:=LOG([.I494])" office:value-type="float" office:value="3.11892040406316" calcext:value-type="float">
            <text:p>3.11892040406316</text:p>
          </table:table-cell>
          <table:table-cell table:formula="of:=LOG([.A494])" office:value-type="float" office:value="0.395326393069351" calcext:value-type="float">
            <text:p>0.395326393069351</text:p>
          </table:table-cell>
          <table:table-cell table:formula="of:=LOG([.B494])" office:value-type="float" office:value="2.81789040839918" calcext:value-type="float">
            <text:p>2.81789040839918</text:p>
          </table:table-cell>
        </table:table-row>
        <table:table-row table:style-name="ro1">
          <table:table-cell office:value-type="float" office:value="4.80881694682692" calcext:value-type="float">
            <text:p>4.80881694682692</text:p>
          </table:table-cell>
          <table:table-cell office:value-type="float" office:value="3100.70220167442" calcext:value-type="float">
            <text:p>3100.70220167442</text:p>
          </table:table-cell>
          <table:table-cell office:value-type="string" calcext:value-type="string">
            <text:p>CN</text:p>
          </table:table-cell>
          <table:table-cell office:value-type="float" office:value="208" calcext:value-type="float">
            <text:p>208</text:p>
          </table:table-cell>
          <table:table-cell office:value-type="float" office:value="17001" calcext:value-type="float">
            <text:p>17001</text:p>
          </table:table-cell>
          <table:table-cell office:value-type="float" office:value="2.31806333496276" calcext:value-type="float">
            <text:p>2.31806333496276</text:p>
          </table:table-cell>
          <table:table-cell office:value-type="float" office:value="-0.98651441494213" calcext:value-type="float">
            <text:p>-0.98651441494213</text:p>
          </table:table-cell>
          <table:table-cell office:value-type="float" office:value="1000.23392494" calcext:value-type="float">
            <text:p>1000.23392494</text:p>
          </table:table-cell>
          <table:table-cell office:value-type="float" office:value="644946.057948278" calcext:value-type="float">
            <text:p>644946.057948278</text:p>
          </table:table-cell>
          <table:table-cell table:formula="of:=LOG([.H495])" office:value-type="float" office:value="3.00010158042999" calcext:value-type="float">
            <text:p>3.00010158042999</text:p>
          </table:table-cell>
          <table:table-cell table:formula="of:=LOG([.I495])" office:value-type="float" office:value="5.80952339259641" calcext:value-type="float">
            <text:p>5.80952339259641</text:p>
          </table:table-cell>
          <table:table-cell table:formula="of:=LOG([.A495])" office:value-type="float" office:value="0.682038245467225" calcext:value-type="float">
            <text:p>0.682038245467225</text:p>
          </table:table-cell>
          <table:table-cell table:formula="of:=LOG([.B495])" office:value-type="float" office:value="3.49146005763365" calcext:value-type="float">
            <text:p>3.49146005763365</text:p>
          </table:table-cell>
        </table:table-row>
        <table:table-row table:style-name="ro1">
          <table:table-cell office:value-type="float" office:value="2.51098461538462" calcext:value-type="float">
            <text:p>2.51098461538462</text:p>
          </table:table-cell>
          <table:table-cell office:value-type="float" office:value="3146.53783691504" calcext:value-type="float">
            <text:p>3146.53783691504</text:p>
          </table:table-cell>
          <table:table-cell office:value-type="string" calcext:value-type="string">
            <text:p>US</text:p>
          </table:table-cell>
          <table:table-cell office:value-type="float" office:value="13" calcext:value-type="float">
            <text:p>13</text:p>
          </table:table-cell>
          <table:table-cell office:value-type="float" office:value="17079" calcext:value-type="float">
            <text:p>17079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-1.25095312874456" calcext:value-type="float">
            <text:p>-1.25095312874456</text:p>
          </table:table-cell>
          <table:table-cell office:value-type="float" office:value="32.6428" calcext:value-type="float">
            <text:p>32.6428</text:p>
          </table:table-cell>
          <table:table-cell office:value-type="float" office:value="40904.9918798955" calcext:value-type="float">
            <text:p>40904.9918798955</text:p>
          </table:table-cell>
          <table:table-cell table:formula="of:=LOG([.H496])" office:value-type="float" office:value="1.51378740413802" calcext:value-type="float">
            <text:p>1.51378740413802</text:p>
          </table:table-cell>
          <table:table-cell table:formula="of:=LOG([.I496])" office:value-type="float" office:value="4.61177631078494" calcext:value-type="float">
            <text:p>4.61177631078494</text:p>
          </table:table-cell>
          <table:table-cell table:formula="of:=LOG([.A496])" office:value-type="float" office:value="0.399844051831188" calcext:value-type="float">
            <text:p>0.399844051831188</text:p>
          </table:table-cell>
          <table:table-cell table:formula="of:=LOG([.B496])" office:value-type="float" office:value="3.49783295847811" calcext:value-type="float">
            <text:p>3.49783295847811</text:p>
          </table:table-cell>
        </table:table-row>
        <table:table-row table:style-name="ro1">
          <table:table-cell office:value-type="float" office:value="1.09398670605776" calcext:value-type="float">
            <text:p>1.09398670605776</text:p>
          </table:table-cell>
          <table:table-cell office:value-type="float" office:value="973.378448331691" calcext:value-type="float">
            <text:p>973.378448331691</text:p>
          </table:table-cell>
          <table:table-cell office:value-type="string" calcext:value-type="string">
            <text:p>FR</text:p>
          </table:table-cell>
          <table:table-cell office:value-type="float" office:value="17107" calcext:value-type="float">
            <text:p>17107</text:p>
          </table:table-cell>
          <table:table-cell office:value-type="float" office:value="17085" calcext:value-type="float">
            <text:p>17085</text:p>
          </table:table-cell>
          <table:table-cell office:value-type="float" office:value="4.23317385538094" calcext:value-type="float">
            <text:p>4.23317385538094</text:p>
          </table:table-cell>
          <table:table-cell office:value-type="float" office:value="-0.992549001833893" calcext:value-type="float">
            <text:p>-0.992549001833893</text:p>
          </table:table-cell>
          <table:table-cell office:value-type="float" office:value="18714.8305805301" calcext:value-type="float">
            <text:p>18714.8305805301</text:p>
          </table:table-cell>
          <table:table-cell office:value-type="float" office:value="16651585.1156102" calcext:value-type="float">
            <text:p>16651585.1156102</text:p>
          </table:table-cell>
          <table:table-cell table:formula="of:=LOG([.H497])" office:value-type="float" office:value="4.27218589993701" calcext:value-type="float">
            <text:p>4.27218589993701</text:p>
          </table:table-cell>
          <table:table-cell table:formula="of:=LOG([.I497])" office:value-type="float" office:value="7.22145558163789" calcext:value-type="float">
            <text:p>7.22145558163789</text:p>
          </table:table-cell>
          <table:table-cell table:formula="of:=LOG([.A497])" office:value-type="float" office:value="0.0390120445560622" calcext:value-type="float">
            <text:p>0.039012044556062</text:p>
          </table:table-cell>
          <table:table-cell table:formula="of:=LOG([.B497])" office:value-type="float" office:value="2.98828172625694" calcext:value-type="float">
            <text:p>2.98828172625694</text:p>
          </table:table-cell>
        </table:table-row>
        <table:table-row table:style-name="ro1">
          <table:table-cell office:value-type="float" office:value="11.3932500877966" calcext:value-type="float">
            <text:p>11.3932500877966</text:p>
          </table:table-cell>
          <table:table-cell office:value-type="float" office:value="11175.1888253877" calcext:value-type="float">
            <text:p>11175.1888253877</text:p>
          </table:table-cell>
          <table:table-cell office:value-type="string" calcext:value-type="string">
            <text:p>CN</text:p>
          </table:table-cell>
          <table:table-cell office:value-type="float" office:value="118" calcext:value-type="float">
            <text:p>118</text:p>
          </table:table-cell>
          <table:table-cell office:value-type="float" office:value="17089" calcext:value-type="float">
            <text:p>17089</text:p>
          </table:table-cell>
          <table:table-cell office:value-type="float" office:value="2.07188200730613" calcext:value-type="float">
            <text:p>2.07188200730613</text:p>
          </table:table-cell>
          <table:table-cell office:value-type="float" office:value="-0.956415091093185" calcext:value-type="float">
            <text:p>-0.956415091093185</text:p>
          </table:table-cell>
          <table:table-cell office:value-type="float" office:value="1344.40351036" calcext:value-type="float">
            <text:p>1344.40351036</text:p>
          </table:table-cell>
          <table:table-cell office:value-type="float" office:value="1318672.28139575" calcext:value-type="float">
            <text:p>1318672.28139575</text:p>
          </table:table-cell>
          <table:table-cell table:formula="of:=LOG([.H498])" office:value-type="float" office:value="3.12852963778136" calcext:value-type="float">
            <text:p>3.12852963778136</text:p>
          </table:table-cell>
          <table:table-cell table:formula="of:=LOG([.I498])" office:value-type="float" office:value="6.12013687737687" calcext:value-type="float">
            <text:p>6.12013687737687</text:p>
          </table:table-cell>
          <table:table-cell table:formula="of:=LOG([.A498])" office:value-type="float" office:value="1.05664763047524" calcext:value-type="float">
            <text:p>1.05664763047524</text:p>
          </table:table-cell>
          <table:table-cell table:formula="of:=LOG([.B498])" office:value-type="float" office:value="4.04825487007074" calcext:value-type="float">
            <text:p>4.04825487007074</text:p>
          </table:table-cell>
        </table:table-row>
        <table:table-row table:style-name="ro1">
          <table:table-cell office:value-type="float" office:value="2.67628571428571" calcext:value-type="float">
            <text:p>2.67628571428571</text:p>
          </table:table-cell>
          <table:table-cell office:value-type="float" office:value="1692.80391439224" calcext:value-type="float">
            <text:p>1692.803914392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119" calcext:value-type="float">
            <text:p>17119</text:p>
          </table:table-cell>
          <table:table-cell office:value-type="float" office:value="1.14612803567824" calcext:value-type="float">
            <text:p>1.14612803567824</text:p>
          </table:table-cell>
          <table:table-cell office:value-type="float" office:value="-1.17896731858406" calcext:value-type="float">
            <text:p>-1.17896731858406</text:p>
          </table:table-cell>
          <table:table-cell office:value-type="float" office:value="37.468" calcext:value-type="float">
            <text:p>37.468</text:p>
          </table:table-cell>
          <table:table-cell office:value-type="float" office:value="23699.2548014913" calcext:value-type="float">
            <text:p>23699.2548014913</text:p>
          </table:table-cell>
          <table:table-cell table:formula="of:=LOG([.H499])" office:value-type="float" office:value="1.57366051155802" calcext:value-type="float">
            <text:p>1.57366051155802</text:p>
          </table:table-cell>
          <table:table-cell table:formula="of:=LOG([.I499])" office:value-type="float" office:value="4.37473469028485" calcext:value-type="float">
            <text:p>4.37473469028485</text:p>
          </table:table-cell>
          <table:table-cell table:formula="of:=LOG([.A499])" office:value-type="float" office:value="0.427532475879783" calcext:value-type="float">
            <text:p>0.427532475879783</text:p>
          </table:table-cell>
          <table:table-cell table:formula="of:=LOG([.B499])" office:value-type="float" office:value="3.22860665460662" calcext:value-type="float">
            <text:p>3.22860665460662</text:p>
          </table:table-cell>
        </table:table-row>
        <table:table-row table:style-name="ro1">
          <table:table-cell office:value-type="float" office:value="1.51628571428571" calcext:value-type="float">
            <text:p>1.51628571428571</text:p>
          </table:table-cell>
          <table:table-cell office:value-type="float" office:value="2673.10913448887" calcext:value-type="float">
            <text:p>2673.109134488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122" calcext:value-type="float">
            <text:p>17122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16098158687872" calcext:value-type="float">
            <text:p>-1.16098158687872</text:p>
          </table:table-cell>
          <table:table-cell office:value-type="float" office:value="10.614" calcext:value-type="float">
            <text:p>10.614</text:p>
          </table:table-cell>
          <table:table-cell office:value-type="float" office:value="18711.7639414221" calcext:value-type="float">
            <text:p>18711.7639414221</text:p>
          </table:table-cell>
          <table:table-cell table:formula="of:=LOG([.H500])" office:value-type="float" office:value="1.02587908329337" calcext:value-type="float">
            <text:p>1.02587908329337</text:p>
          </table:table-cell>
          <table:table-cell table:formula="of:=LOG([.I500])" office:value-type="float" office:value="4.27211472998619" calcext:value-type="float">
            <text:p>4.27211472998619</text:p>
          </table:table-cell>
          <table:table-cell table:formula="of:=LOG([.A500])" office:value-type="float" office:value="0.180781043279109" calcext:value-type="float">
            <text:p>0.180781043279109</text:p>
          </table:table-cell>
          <table:table-cell table:formula="of:=LOG([.B500])" office:value-type="float" office:value="3.42701668997194" calcext:value-type="float">
            <text:p>3.42701668997194</text:p>
          </table:table-cell>
        </table:table-row>
        <table:table-row table:style-name="ro1">
          <table:table-cell office:value-type="float" office:value="0.4955" calcext:value-type="float">
            <text:p>0.4955</text:p>
          </table:table-cell>
          <table:table-cell office:value-type="float" office:value="1043.54314745487" calcext:value-type="float">
            <text:p>1043.543147454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234" calcext:value-type="float">
            <text:p>17234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16356498140313" calcext:value-type="float">
            <text:p>-1.16356498140313</text:p>
          </table:table-cell>
          <table:table-cell office:value-type="float" office:value="0.991" calcext:value-type="float">
            <text:p>0.991</text:p>
          </table:table-cell>
          <table:table-cell office:value-type="float" office:value="2087.08629490974" calcext:value-type="float">
            <text:p>2087.08629490974</text:p>
          </table:table-cell>
          <table:table-cell table:formula="of:=LOG([.H501])" office:value-type="float" office:value="-0.00392634551472467" calcext:value-type="float">
            <text:p>-0.003926345514725</text:p>
          </table:table-cell>
          <table:table-cell table:formula="of:=LOG([.I501])" office:value-type="float" office:value="3.31954040624241" calcext:value-type="float">
            <text:p>3.31954040624241</text:p>
          </table:table-cell>
          <table:table-cell table:formula="of:=LOG([.A501])" office:value-type="float" office:value="-0.304956341178706" calcext:value-type="float">
            <text:p>-0.304956341178706</text:p>
          </table:table-cell>
          <table:table-cell table:formula="of:=LOG([.B501])" office:value-type="float" office:value="3.01851041057843" calcext:value-type="float">
            <text:p>3.01851041057843</text:p>
          </table:table-cell>
        </table:table-row>
        <table:table-row table:style-name="ro1">
          <table:table-cell office:value-type="float" office:value="6.558177875" calcext:value-type="float">
            <text:p>6.558177875</text:p>
          </table:table-cell>
          <table:table-cell office:value-type="float" office:value="1607.00319522781" calcext:value-type="float">
            <text:p>1607.00319522781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float" office:value="17284" calcext:value-type="float">
            <text:p>17284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1.36851771993038" calcext:value-type="float">
            <text:p>-1.36851771993038</text:p>
          </table:table-cell>
          <table:table-cell office:value-type="float" office:value="78.6981345" calcext:value-type="float">
            <text:p>78.6981345</text:p>
          </table:table-cell>
          <table:table-cell office:value-type="float" office:value="19284.0383427337" calcext:value-type="float">
            <text:p>19284.0383427337</text:p>
          </table:table-cell>
          <table:table-cell table:formula="of:=LOG([.H502])" office:value-type="float" office:value="1.89596443774714" calcext:value-type="float">
            <text:p>1.89596443774714</text:p>
          </table:table-cell>
          <table:table-cell table:formula="of:=LOG([.I502])" office:value-type="float" office:value="4.28519798632586" calcext:value-type="float">
            <text:p>4.28519798632586</text:p>
          </table:table-cell>
          <table:table-cell table:formula="of:=LOG([.A502])" office:value-type="float" office:value="0.816783191699517" calcext:value-type="float">
            <text:p>0.816783191699517</text:p>
          </table:table-cell>
          <table:table-cell table:formula="of:=LOG([.B502])" office:value-type="float" office:value="3.20601674027823" calcext:value-type="float">
            <text:p>3.20601674027823</text:p>
          </table:table-cell>
        </table:table-row>
        <table:table-row table:style-name="ro1">
          <table:table-cell office:value-type="float" office:value="12.8520309057143" calcext:value-type="float">
            <text:p>12.8520309057143</text:p>
          </table:table-cell>
          <table:table-cell office:value-type="float" office:value="12312.2214867195" calcext:value-type="float">
            <text:p>12312.2214867195</text:p>
          </table:table-cell>
          <table:table-cell office:value-type="string" calcext:value-type="string">
            <text:p>US</text:p>
          </table:table-cell>
          <table:table-cell office:value-type="float" office:value="91" calcext:value-type="float">
            <text:p>91</text:p>
          </table:table-cell>
          <table:table-cell office:value-type="float" office:value="17313" calcext:value-type="float">
            <text:p>17313</text:p>
          </table:table-cell>
          <table:table-cell office:value-type="float" office:value="1.95904139232109" calcext:value-type="float">
            <text:p>1.95904139232109</text:p>
          </table:table-cell>
          <table:table-cell office:value-type="float" office:value="-1.34959992679019" calcext:value-type="float">
            <text:p>-1.34959992679019</text:p>
          </table:table-cell>
          <table:table-cell office:value-type="float" office:value="1169.53481242" calcext:value-type="float">
            <text:p>1169.53481242</text:p>
          </table:table-cell>
          <table:table-cell office:value-type="float" office:value="1120412.15529148" calcext:value-type="float">
            <text:p>1120412.15529148</text:p>
          </table:table-cell>
          <table:table-cell table:formula="of:=LOG([.H503])" office:value-type="float" office:value="3.06801315356449" calcext:value-type="float">
            <text:p>3.06801315356449</text:p>
          </table:table-cell>
          <table:table-cell table:formula="of:=LOG([.I503])" office:value-type="float" office:value="6.04937781181467" calcext:value-type="float">
            <text:p>6.04937781181467</text:p>
          </table:table-cell>
          <table:table-cell table:formula="of:=LOG([.A503])" office:value-type="float" office:value="1.1089717612434" calcext:value-type="float">
            <text:p>1.1089717612434</text:p>
          </table:table-cell>
          <table:table-cell table:formula="of:=LOG([.B503])" office:value-type="float" office:value="4.09033641949357" calcext:value-type="float">
            <text:p>4.09033641949357</text:p>
          </table:table-cell>
        </table:table-row>
        <table:table-row table:style-name="ro1">
          <table:table-cell office:value-type="float" office:value="0.3976" calcext:value-type="float">
            <text:p>0.3976</text:p>
          </table:table-cell>
          <table:table-cell office:value-type="float" office:value="537.441956903039" calcext:value-type="float">
            <text:p>537.4419569030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344" calcext:value-type="float">
            <text:p>17344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0.954377796535212" calcext:value-type="float">
            <text:p>0.954377796535212</text:p>
          </table:table-cell>
          <table:table-cell office:value-type="float" office:value="1.988" calcext:value-type="float">
            <text:p>1.988</text:p>
          </table:table-cell>
          <table:table-cell office:value-type="float" office:value="2687.2097845152" calcext:value-type="float">
            <text:p>2687.2097845152</text:p>
          </table:table-cell>
          <table:table-cell table:formula="of:=LOG([.H504])" office:value-type="float" office:value="0.298416380061294" calcext:value-type="float">
            <text:p>0.298416380061294</text:p>
          </table:table-cell>
          <table:table-cell table:formula="of:=LOG([.I504])" office:value-type="float" office:value="3.42930157216482" calcext:value-type="float">
            <text:p>3.42930157216482</text:p>
          </table:table-cell>
          <table:table-cell table:formula="of:=LOG([.A504])" office:value-type="float" office:value="-0.400553624274724" calcext:value-type="float">
            <text:p>-0.400553624274724</text:p>
          </table:table-cell>
          <table:table-cell table:formula="of:=LOG([.B504])" office:value-type="float" office:value="2.7303315678288" calcext:value-type="float">
            <text:p>2.7303315678288</text:p>
          </table:table-cell>
        </table:table-row>
        <table:table-row table:style-name="ro1">
          <table:table-cell office:value-type="float" office:value="3.73275846451978" calcext:value-type="float">
            <text:p>3.73275846451978</text:p>
          </table:table-cell>
          <table:table-cell office:value-type="float" office:value="3603.26398865093" calcext:value-type="float">
            <text:p>3603.26398865093</text:p>
          </table:table-cell>
          <table:table-cell office:value-type="string" calcext:value-type="string">
            <text:p>CN</text:p>
          </table:table-cell>
          <table:table-cell office:value-type="float" office:value="177" calcext:value-type="float">
            <text:p>177</text:p>
          </table:table-cell>
          <table:table-cell office:value-type="float" office:value="17422" calcext:value-type="float">
            <text:p>17422</text:p>
          </table:table-cell>
          <table:table-cell office:value-type="float" office:value="2.24797326636181" calcext:value-type="float">
            <text:p>2.24797326636181</text:p>
          </table:table-cell>
          <table:table-cell office:value-type="float" office:value="-1.01747704994834" calcext:value-type="float">
            <text:p>-1.01747704994834</text:p>
          </table:table-cell>
          <table:table-cell office:value-type="float" office:value="660.69824822" calcext:value-type="float">
            <text:p>660.69824822</text:p>
          </table:table-cell>
          <table:table-cell office:value-type="float" office:value="637777.725991214" calcext:value-type="float">
            <text:p>637777.725991214</text:p>
          </table:table-cell>
          <table:table-cell table:formula="of:=LOG([.H505])" office:value-type="float" office:value="2.82000315531839" calcext:value-type="float">
            <text:p>2.82000315531839</text:p>
          </table:table-cell>
          <table:table-cell table:formula="of:=LOG([.I505])" office:value-type="float" office:value="5.80466934769461" calcext:value-type="float">
            <text:p>5.80466934769461</text:p>
          </table:table-cell>
          <table:table-cell table:formula="of:=LOG([.A505])" office:value-type="float" office:value="0.572029888956583" calcext:value-type="float">
            <text:p>0.572029888956583</text:p>
          </table:table-cell>
          <table:table-cell table:formula="of:=LOG([.B505])" office:value-type="float" office:value="3.5566960813328" calcext:value-type="float">
            <text:p>3.5566960813328</text:p>
          </table:table-cell>
        </table:table-row>
        <table:table-row table:style-name="ro1">
          <table:table-cell office:value-type="float" office:value="0.453575698198198" calcext:value-type="float">
            <text:p>0.453575698198198</text:p>
          </table:table-cell>
          <table:table-cell office:value-type="float" office:value="694.932571951734" calcext:value-type="float">
            <text:p>694.93257195173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432" calcext:value-type="float">
            <text:p>17432</text:p>
          </table:table-cell>
          <table:table-cell office:value-type="float" office:value="2.04532297878666" calcext:value-type="float">
            <text:p>2.04532297878666</text:p>
          </table:table-cell>
          <table:table-cell office:value-type="float" office:value="-1.03884929670253" calcext:value-type="float">
            <text:p>-1.03884929670253</text:p>
          </table:table-cell>
          <table:table-cell office:value-type="float" office:value="50.3469025" calcext:value-type="float">
            <text:p>50.3469025</text:p>
          </table:table-cell>
          <table:table-cell office:value-type="float" office:value="77137.5154866425" calcext:value-type="float">
            <text:p>77137.5154866425</text:p>
          </table:table-cell>
          <table:table-cell table:formula="of:=LOG([.H506])" office:value-type="float" office:value="1.70197275654727" calcext:value-type="float">
            <text:p>1.70197275654727</text:p>
          </table:table-cell>
          <table:table-cell table:formula="of:=LOG([.I506])" office:value-type="float" office:value="4.88726564661431" calcext:value-type="float">
            <text:p>4.88726564661431</text:p>
          </table:table-cell>
          <table:table-cell table:formula="of:=LOG([.A506])" office:value-type="float" office:value="-0.343350222239387" calcext:value-type="float">
            <text:p>-0.343350222239387</text:p>
          </table:table-cell>
          <table:table-cell table:formula="of:=LOG([.B506])" office:value-type="float" office:value="2.84194266782765" calcext:value-type="float">
            <text:p>2.84194266782765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540.48644965773" calcext:value-type="float">
            <text:p>1540.48644965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437" calcext:value-type="float">
            <text:p>17437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1.63664524799881" calcext:value-type="float">
            <text:p>1.63664524799881</text:p>
          </table:table-cell>
          <table:table-cell office:value-type="float" office:value="1.988" calcext:value-type="float">
            <text:p>1.988</text:p>
          </table:table-cell>
          <table:table-cell office:value-type="float" office:value="3080.97289931547" calcext:value-type="float">
            <text:p>3080.97289931547</text:p>
          </table:table-cell>
          <table:table-cell table:formula="of:=LOG([.H507])" office:value-type="float" office:value="0.298416380061294" calcext:value-type="float">
            <text:p>0.298416380061294</text:p>
          </table:table-cell>
          <table:table-cell table:formula="of:=LOG([.I507])" office:value-type="float" office:value="3.48868787821648" calcext:value-type="float">
            <text:p>3.48868787821648</text:p>
          </table:table-cell>
          <table:table-cell table:formula="of:=LOG([.A507])" office:value-type="float" office:value="-0.00261361560268669" calcext:value-type="float">
            <text:p>-0.002613615602687</text:p>
          </table:table-cell>
          <table:table-cell table:formula="of:=LOG([.B507])" office:value-type="float" office:value="3.1876578825525" calcext:value-type="float">
            <text:p>3.1876578825525</text:p>
          </table:table-cell>
        </table:table-row>
        <table:table-row table:style-name="ro1">
          <table:table-cell office:value-type="float" office:value="0.42225" calcext:value-type="float">
            <text:p>0.42225</text:p>
          </table:table-cell>
          <table:table-cell office:value-type="float" office:value="1015.19031442704" calcext:value-type="float">
            <text:p>1015.19031442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446" calcext:value-type="float">
            <text:p>17446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577424393495822" calcext:value-type="float">
            <text:p>-0.577424393495822</text:p>
          </table:table-cell>
          <table:table-cell office:value-type="float" office:value="1.689" calcext:value-type="float">
            <text:p>1.689</text:p>
          </table:table-cell>
          <table:table-cell office:value-type="float" office:value="4060.76125770814" calcext:value-type="float">
            <text:p>4060.76125770814</text:p>
          </table:table-cell>
          <table:table-cell table:formula="of:=LOG([.H508])" office:value-type="float" office:value="0.227629649571009" calcext:value-type="float">
            <text:p>0.227629649571009</text:p>
          </table:table-cell>
          <table:table-cell table:formula="of:=LOG([.I508])" office:value-type="float" office:value="3.6086074569838" calcext:value-type="float">
            <text:p>3.6086074569838</text:p>
          </table:table-cell>
          <table:table-cell table:formula="of:=LOG([.A508])" office:value-type="float" office:value="-0.374430341756954" calcext:value-type="float">
            <text:p>-0.374430341756954</text:p>
          </table:table-cell>
          <table:table-cell table:formula="of:=LOG([.B508])" office:value-type="float" office:value="3.00654746565584" calcext:value-type="float">
            <text:p>3.00654746565584</text:p>
          </table:table-cell>
        </table:table-row>
        <table:table-row table:style-name="ro1">
          <table:table-cell office:value-type="float" office:value="7.81903624568765" calcext:value-type="float">
            <text:p>7.81903624568765</text:p>
          </table:table-cell>
          <table:table-cell office:value-type="float" office:value="5419.27730445113" calcext:value-type="float">
            <text:p>5419.27730445113</text:p>
          </table:table-cell>
          <table:table-cell office:value-type="string" calcext:value-type="string">
            <text:p>IE</text:p>
          </table:table-cell>
          <table:table-cell office:value-type="float" office:value="429" calcext:value-type="float">
            <text:p>429</text:p>
          </table:table-cell>
          <table:table-cell office:value-type="float" office:value="17520" calcext:value-type="float">
            <text:p>17520</text:p>
          </table:table-cell>
          <table:table-cell office:value-type="float" office:value="2.63245729218472" calcext:value-type="float">
            <text:p>2.63245729218472</text:p>
          </table:table-cell>
          <table:table-cell office:value-type="float" office:value="-1.02208551712118" calcext:value-type="float">
            <text:p>-1.02208551712118</text:p>
          </table:table-cell>
          <table:table-cell office:value-type="float" office:value="3354.3665494" calcext:value-type="float">
            <text:p>3354.3665494</text:p>
          </table:table-cell>
          <table:table-cell office:value-type="float" office:value="2324869.96360954" calcext:value-type="float">
            <text:p>2324869.96360954</text:p>
          </table:table-cell>
          <table:table-cell table:formula="of:=LOG([.H509])" office:value-type="float" office:value="3.52561051852161" calcext:value-type="float">
            <text:p>3.52561051852161</text:p>
          </table:table-cell>
          <table:table-cell table:formula="of:=LOG([.I509])" office:value-type="float" office:value="6.36639866661687" calcext:value-type="float">
            <text:p>6.36639866661687</text:p>
          </table:table-cell>
          <table:table-cell table:formula="of:=LOG([.A509])" office:value-type="float" office:value="0.893153226336881" calcext:value-type="float">
            <text:p>0.893153226336881</text:p>
          </table:table-cell>
          <table:table-cell table:formula="of:=LOG([.B509])" office:value-type="float" office:value="3.73394137443214" calcext:value-type="float">
            <text:p>3.73394137443214</text:p>
          </table:table-cell>
        </table:table-row>
        <table:table-row table:style-name="ro1">
          <table:table-cell office:value-type="float" office:value="25.2032176914157" calcext:value-type="float">
            <text:p>25.2032176914157</text:p>
          </table:table-cell>
          <table:table-cell office:value-type="float" office:value="20851.5345700253" calcext:value-type="float">
            <text:p>20851.5345700253</text:p>
          </table:table-cell>
          <table:table-cell office:value-type="string" calcext:value-type="string">
            <text:p>IE</text:p>
          </table:table-cell>
          <table:table-cell office:value-type="float" office:value="2211" calcext:value-type="float">
            <text:p>2211</text:p>
          </table:table-cell>
          <table:table-cell office:value-type="float" office:value="17573" calcext:value-type="float">
            <text:p>17573</text:p>
          </table:table-cell>
          <table:table-cell office:value-type="float" office:value="3.34458874257871" calcext:value-type="float">
            <text:p>3.34458874257871</text:p>
          </table:table-cell>
          <table:table-cell office:value-type="float" office:value="-1.06116644854879" calcext:value-type="float">
            <text:p>-1.06116644854879</text:p>
          </table:table-cell>
          <table:table-cell office:value-type="float" office:value="55724.3143157201" calcext:value-type="float">
            <text:p>55724.3143157201</text:p>
          </table:table-cell>
          <table:table-cell office:value-type="float" office:value="46102742.9343259" calcext:value-type="float">
            <text:p>46102742.9343259</text:p>
          </table:table-cell>
          <table:table-cell table:formula="of:=LOG([.H510])" office:value-type="float" office:value="4.74604473321811" calcext:value-type="float">
            <text:p>4.74604473321811</text:p>
          </table:table-cell>
          <table:table-cell table:formula="of:=LOG([.I510])" office:value-type="float" office:value="7.66372676499494" calcext:value-type="float">
            <text:p>7.66372676499494</text:p>
          </table:table-cell>
          <table:table-cell table:formula="of:=LOG([.A510])" office:value-type="float" office:value="1.4014559906394" calcext:value-type="float">
            <text:p>1.4014559906394</text:p>
          </table:table-cell>
          <table:table-cell table:formula="of:=LOG([.B510])" office:value-type="float" office:value="4.31913802241623" calcext:value-type="float">
            <text:p>4.31913802241623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5002.2431507685" calcext:value-type="float">
            <text:p>5002.24315076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14" calcext:value-type="float">
            <text:p>17614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863597472536381" calcext:value-type="float">
            <text:p>-0.863597472536381</text:p>
          </table:table-cell>
          <table:table-cell office:value-type="float" office:value="4.244" calcext:value-type="float">
            <text:p>4.244</text:p>
          </table:table-cell>
          <table:table-cell office:value-type="float" office:value="10004.486301537" calcext:value-type="float">
            <text:p>10004.486301537</text:p>
          </table:table-cell>
          <table:table-cell table:formula="of:=LOG([.H511])" office:value-type="float" office:value="0.627775375229303" calcext:value-type="float">
            <text:p>0.627775375229303</text:p>
          </table:table-cell>
          <table:table-cell table:formula="of:=LOG([.I511])" office:value-type="float" office:value="4.00019479390822" calcext:value-type="float">
            <text:p>4.00019479390822</text:p>
          </table:table-cell>
          <table:table-cell table:formula="of:=LOG([.A511])" office:value-type="float" office:value="0.326745379565322" calcext:value-type="float">
            <text:p>0.326745379565322</text:p>
          </table:table-cell>
          <table:table-cell table:formula="of:=LOG([.B511])" office:value-type="float" office:value="3.69916479824424" calcext:value-type="float">
            <text:p>3.69916479824424</text:p>
          </table:table-cell>
        </table:table-row>
        <table:table-row table:style-name="ro1">
          <table:table-cell office:value-type="float" office:value="9.37113198767122" calcext:value-type="float">
            <text:p>9.37113198767122</text:p>
          </table:table-cell>
          <table:table-cell office:value-type="float" office:value="8520.473468317" calcext:value-type="float">
            <text:p>8520.473468317</text:p>
          </table:table-cell>
          <table:table-cell office:value-type="string" calcext:value-type="string">
            <text:p>SE</text:p>
          </table:table-cell>
          <table:table-cell office:value-type="float" office:value="292" calcext:value-type="float">
            <text:p>292</text:p>
          </table:table-cell>
          <table:table-cell office:value-type="float" office:value="17622" calcext:value-type="float">
            <text:p>17622</text:p>
          </table:table-cell>
          <table:table-cell office:value-type="float" office:value="2.46538285144842" calcext:value-type="float">
            <text:p>2.46538285144842</text:p>
          </table:table-cell>
          <table:table-cell office:value-type="float" office:value="-1.23602722077792" calcext:value-type="float">
            <text:p>-1.23602722077792</text:p>
          </table:table-cell>
          <table:table-cell office:value-type="float" office:value="2736.3705404" calcext:value-type="float">
            <text:p>2736.3705404</text:p>
          </table:table-cell>
          <table:table-cell office:value-type="float" office:value="2487978.25274856" calcext:value-type="float">
            <text:p>2487978.25274856</text:p>
          </table:table-cell>
          <table:table-cell table:formula="of:=LOG([.H512])" office:value-type="float" office:value="3.43717490618951" calcext:value-type="float">
            <text:p>3.43717490618951</text:p>
          </table:table-cell>
          <table:table-cell table:formula="of:=LOG([.I512])" office:value-type="float" office:value="6.39584657989636" calcext:value-type="float">
            <text:p>6.39584657989636</text:p>
          </table:table-cell>
          <table:table-cell table:formula="of:=LOG([.A512])" office:value-type="float" office:value="0.971792054741094" calcext:value-type="float">
            <text:p>0.971792054741094</text:p>
          </table:table-cell>
          <table:table-cell table:formula="of:=LOG([.B512])" office:value-type="float" office:value="3.93046372844795" calcext:value-type="float">
            <text:p>3.93046372844795</text:p>
          </table:table-cell>
        </table:table-row>
        <table:table-row table:style-name="ro1">
          <table:table-cell office:value-type="float" office:value="10.3703333333333" calcext:value-type="float">
            <text:p>10.3703333333333</text:p>
          </table:table-cell>
          <table:table-cell office:value-type="float" office:value="18430.7617645105" calcext:value-type="float">
            <text:p>18430.76176451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636" calcext:value-type="float">
            <text:p>17636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0.835783407166605" calcext:value-type="float">
            <text:p>-0.835783407166605</text:p>
          </table:table-cell>
          <table:table-cell office:value-type="float" office:value="62.222" calcext:value-type="float">
            <text:p>62.222</text:p>
          </table:table-cell>
          <table:table-cell office:value-type="float" office:value="110584.570587063" calcext:value-type="float">
            <text:p>110584.570587063</text:p>
          </table:table-cell>
          <table:table-cell table:formula="of:=LOG([.H513])" office:value-type="float" office:value="1.79394396651238" calcext:value-type="float">
            <text:p>1.79394396651238</text:p>
          </table:table-cell>
          <table:table-cell table:formula="of:=LOG([.I513])" office:value-type="float" office:value="5.04369453586243" calcext:value-type="float">
            <text:p>5.04369453586243</text:p>
          </table:table-cell>
          <table:table-cell table:formula="of:=LOG([.A513])" office:value-type="float" office:value="1.01579271612874" calcext:value-type="float">
            <text:p>1.01579271612874</text:p>
          </table:table-cell>
          <table:table-cell table:formula="of:=LOG([.B513])" office:value-type="float" office:value="4.26554328547879" calcext:value-type="float">
            <text:p>4.26554328547879</text:p>
          </table:table-cell>
        </table:table-row>
        <table:table-row table:style-name="ro1">
          <table:table-cell office:value-type="float" office:value="14.3064" calcext:value-type="float">
            <text:p>14.3064</text:p>
          </table:table-cell>
          <table:table-cell office:value-type="float" office:value="18406.6072804033" calcext:value-type="float">
            <text:p>18406.60728040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651" calcext:value-type="float">
            <text:p>17651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83467592443307" calcext:value-type="float">
            <text:p>-1.83467592443307</text:p>
          </table:table-cell>
          <table:table-cell office:value-type="float" office:value="71.532" calcext:value-type="float">
            <text:p>71.532</text:p>
          </table:table-cell>
          <table:table-cell office:value-type="float" office:value="92033.0364020165" calcext:value-type="float">
            <text:p>92033.0364020165</text:p>
          </table:table-cell>
          <table:table-cell table:formula="of:=LOG([.H514])" office:value-type="float" office:value="1.8545003678771" calcext:value-type="float">
            <text:p>1.8545003678771</text:p>
          </table:table-cell>
          <table:table-cell table:formula="of:=LOG([.I514])" office:value-type="float" office:value="4.96394375073336" calcext:value-type="float">
            <text:p>4.96394375073336</text:p>
          </table:table-cell>
          <table:table-cell table:formula="of:=LOG([.A514])" office:value-type="float" office:value="1.15553036354108" calcext:value-type="float">
            <text:p>1.15553036354108</text:p>
          </table:table-cell>
          <table:table-cell table:formula="of:=LOG([.B514])" office:value-type="float" office:value="4.26497374639734" calcext:value-type="float">
            <text:p>4.26497374639734</text:p>
          </table:table-cell>
        </table:table-row>
        <table:table-row table:style-name="ro1">
          <table:table-cell office:value-type="float" office:value="4.3886" calcext:value-type="float">
            <text:p>4.3886</text:p>
          </table:table-cell>
          <table:table-cell office:value-type="float" office:value="3282.62800035976" calcext:value-type="float">
            <text:p>3282.628000359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695" calcext:value-type="float">
            <text:p>17695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1.2927865540305" calcext:value-type="float">
            <text:p>-1.2927865540305</text:p>
          </table:table-cell>
          <table:table-cell office:value-type="float" office:value="65.829" calcext:value-type="float">
            <text:p>65.829</text:p>
          </table:table-cell>
          <table:table-cell office:value-type="float" office:value="49239.4200053965" calcext:value-type="float">
            <text:p>49239.4200053965</text:p>
          </table:table-cell>
          <table:table-cell table:formula="of:=LOG([.H515])" office:value-type="float" office:value="1.81841725782973" calcext:value-type="float">
            <text:p>1.81841725782973</text:p>
          </table:table-cell>
          <table:table-cell table:formula="of:=LOG([.I515])" office:value-type="float" office:value="4.69231292870405" calcext:value-type="float">
            <text:p>4.69231292870405</text:p>
          </table:table-cell>
          <table:table-cell table:formula="of:=LOG([.A515])" office:value-type="float" office:value="0.642325998774047" calcext:value-type="float">
            <text:p>0.642325998774047</text:p>
          </table:table-cell>
          <table:table-cell table:formula="of:=LOG([.B515])" office:value-type="float" office:value="3.51622166964837" calcext:value-type="float">
            <text:p>3.51622166964837</text:p>
          </table:table-cell>
        </table:table-row>
        <table:table-row table:style-name="ro1">
          <table:table-cell office:value-type="float" office:value="12.2763333333333" calcext:value-type="float">
            <text:p>12.2763333333333</text:p>
          </table:table-cell>
          <table:table-cell office:value-type="float" office:value="13636.5577523179" calcext:value-type="float">
            <text:p>13636.55775231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842" calcext:value-type="float">
            <text:p>17842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1.59766663571069" calcext:value-type="float">
            <text:p>-1.59766663571069</text:p>
          </table:table-cell>
          <table:table-cell office:value-type="float" office:value="73.658" calcext:value-type="float">
            <text:p>73.658</text:p>
          </table:table-cell>
          <table:table-cell office:value-type="float" office:value="81819.3465139073" calcext:value-type="float">
            <text:p>81819.3465139073</text:p>
          </table:table-cell>
          <table:table-cell table:formula="of:=LOG([.H516])" office:value-type="float" office:value="1.86721992249125" calcext:value-type="float">
            <text:p>1.86721992249125</text:p>
          </table:table-cell>
          <table:table-cell table:formula="of:=LOG([.I516])" office:value-type="float" office:value="4.91285600649287" calcext:value-type="float">
            <text:p>4.91285600649287</text:p>
          </table:table-cell>
          <table:table-cell table:formula="of:=LOG([.A516])" office:value-type="float" office:value="1.08906867210761" calcext:value-type="float">
            <text:p>1.08906867210761</text:p>
          </table:table-cell>
          <table:table-cell table:formula="of:=LOG([.B516])" office:value-type="float" office:value="4.13470475610923" calcext:value-type="float">
            <text:p>4.13470475610923</text:p>
          </table:table-cell>
        </table:table-row>
        <table:table-row table:style-name="ro1">
          <table:table-cell office:value-type="float" office:value="16.2301028358621" calcext:value-type="float">
            <text:p>16.2301028358621</text:p>
          </table:table-cell>
          <table:table-cell office:value-type="float" office:value="15112.0964474911" calcext:value-type="float">
            <text:p>15112.09644749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849" calcext:value-type="float">
            <text:p>17849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1.47793240744164" calcext:value-type="float">
            <text:p>-1.47793240744164</text:p>
          </table:table-cell>
          <table:table-cell office:value-type="float" office:value="470.67298224" calcext:value-type="float">
            <text:p>470.67298224</text:p>
          </table:table-cell>
          <table:table-cell office:value-type="float" office:value="438250.796977241" calcext:value-type="float">
            <text:p>438250.796977241</text:p>
          </table:table-cell>
          <table:table-cell table:formula="of:=LOG([.H517])" office:value-type="float" office:value="2.6727192694754" calcext:value-type="float">
            <text:p>2.6727192694754</text:p>
          </table:table-cell>
          <table:table-cell table:formula="of:=LOG([.I517])" office:value-type="float" office:value="5.64172271454907" calcext:value-type="float">
            <text:p>5.64172271454907</text:p>
          </table:table-cell>
          <table:table-cell table:formula="of:=LOG([.A517])" office:value-type="float" office:value="1.21032127157645" calcext:value-type="float">
            <text:p>1.21032127157645</text:p>
          </table:table-cell>
          <table:table-cell table:formula="of:=LOG([.B517])" office:value-type="float" office:value="4.17932471665011" calcext:value-type="float">
            <text:p>4.17932471665011</text:p>
          </table:table-cell>
        </table:table-row>
        <table:table-row table:style-name="ro1">
          <table:table-cell office:value-type="float" office:value="28.6703333333333" calcext:value-type="float">
            <text:p>28.6703333333333</text:p>
          </table:table-cell>
          <table:table-cell office:value-type="float" office:value="38439.191008812" calcext:value-type="float">
            <text:p>38439.1910088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925" calcext:value-type="float">
            <text:p>17925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770347639963601" calcext:value-type="float">
            <text:p>-0.770347639963601</text:p>
          </table:table-cell>
          <table:table-cell office:value-type="float" office:value="86.011" calcext:value-type="float">
            <text:p>86.011</text:p>
          </table:table-cell>
          <table:table-cell office:value-type="float" office:value="115317.573026436" calcext:value-type="float">
            <text:p>115317.573026436</text:p>
          </table:table-cell>
          <table:table-cell table:formula="of:=LOG([.H518])" office:value-type="float" office:value="1.9345539969855" calcext:value-type="float">
            <text:p>1.9345539969855</text:p>
          </table:table-cell>
          <table:table-cell table:formula="of:=LOG([.I518])" office:value-type="float" office:value="5.06189549365098" calcext:value-type="float">
            <text:p>5.06189549365098</text:p>
          </table:table-cell>
          <table:table-cell table:formula="of:=LOG([.A518])" office:value-type="float" office:value="1.45743274226583" calcext:value-type="float">
            <text:p>1.45743274226583</text:p>
          </table:table-cell>
          <table:table-cell table:formula="of:=LOG([.B518])" office:value-type="float" office:value="4.58477423893132" calcext:value-type="float">
            <text:p>4.58477423893132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284.5755351313" calcext:value-type="float">
            <text:p>1284.57553513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942" calcext:value-type="float">
            <text:p>17942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0.712391776038913" calcext:value-type="float">
            <text:p>-0.712391776038913</text:p>
          </table:table-cell>
          <table:table-cell office:value-type="float" office:value="6.372" calcext:value-type="float">
            <text:p>6.372</text:p>
          </table:table-cell>
          <table:table-cell office:value-type="float" office:value="11561.1798161817" calcext:value-type="float">
            <text:p>11561.1798161817</text:p>
          </table:table-cell>
          <table:table-cell table:formula="of:=LOG([.H519])" office:value-type="float" office:value="0.804275767129094" calcext:value-type="float">
            <text:p>0.804275767129094</text:p>
          </table:table-cell>
          <table:table-cell table:formula="of:=LOG([.I519])" office:value-type="float" office:value="4.06300215601461" calcext:value-type="float">
            <text:p>4.06300215601461</text:p>
          </table:table-cell>
          <table:table-cell table:formula="of:=LOG([.A519])" office:value-type="float" office:value="-0.149966742310231" calcext:value-type="float">
            <text:p>-0.149966742310231</text:p>
          </table:table-cell>
          <table:table-cell table:formula="of:=LOG([.B519])" office:value-type="float" office:value="3.10875964657528" calcext:value-type="float">
            <text:p>3.10875964657528</text:p>
          </table:table-cell>
        </table:table-row>
        <table:table-row table:style-name="ro1">
          <table:table-cell office:value-type="float" office:value="8.69899512989763" calcext:value-type="float">
            <text:p>8.69899512989763</text:p>
          </table:table-cell>
          <table:table-cell office:value-type="float" office:value="4434.38211739869" calcext:value-type="float">
            <text:p>4434.38211739869</text:p>
          </table:table-cell>
          <table:table-cell office:value-type="string" calcext:value-type="string">
            <text:p>SI</text:p>
          </table:table-cell>
          <table:table-cell office:value-type="float" office:value="293" calcext:value-type="float">
            <text:p>293</text:p>
          </table:table-cell>
          <table:table-cell office:value-type="float" office:value="17943" calcext:value-type="float">
            <text:p>17943</text:p>
          </table:table-cell>
          <table:table-cell office:value-type="float" office:value="2.46686762035411" calcext:value-type="float">
            <text:p>2.46686762035411</text:p>
          </table:table-cell>
          <table:table-cell office:value-type="float" office:value="-1.09613074959419" calcext:value-type="float">
            <text:p>-1.09613074959419</text:p>
          </table:table-cell>
          <table:table-cell office:value-type="float" office:value="2548.80557306" calcext:value-type="float">
            <text:p>2548.80557306</text:p>
          </table:table-cell>
          <table:table-cell office:value-type="float" office:value="1299273.96039782" calcext:value-type="float">
            <text:p>1299273.96039782</text:p>
          </table:table-cell>
          <table:table-cell table:formula="of:=LOG([.H520])" office:value-type="float" office:value="3.40633670805944" calcext:value-type="float">
            <text:p>3.40633670805944</text:p>
          </table:table-cell>
          <table:table-cell table:formula="of:=LOG([.I520])" office:value-type="float" office:value="6.11370073455598" calcext:value-type="float">
            <text:p>6.11370073455598</text:p>
          </table:table-cell>
          <table:table-cell table:formula="of:=LOG([.A520])" office:value-type="float" office:value="0.939469087705333" calcext:value-type="float">
            <text:p>0.939469087705333</text:p>
          </table:table-cell>
          <table:table-cell table:formula="of:=LOG([.B520])" office:value-type="float" office:value="3.64683311420187" calcext:value-type="float">
            <text:p>3.64683311420187</text:p>
          </table:table-cell>
        </table:table-row>
        <table:table-row table:style-name="ro1">
          <table:table-cell office:value-type="float" office:value="7.39231818181818" calcext:value-type="float">
            <text:p>7.39231818181818</text:p>
          </table:table-cell>
          <table:table-cell office:value-type="float" office:value="11576.8265264021" calcext:value-type="float">
            <text:p>11576.82652640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966" calcext:value-type="float">
            <text:p>17966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1.27609977827996" calcext:value-type="float">
            <text:p>-1.27609977827996</text:p>
          </table:table-cell>
          <table:table-cell office:value-type="float" office:value="162.631" calcext:value-type="float">
            <text:p>162.631</text:p>
          </table:table-cell>
          <table:table-cell office:value-type="float" office:value="254690.183580847" calcext:value-type="float">
            <text:p>254690.183580847</text:p>
          </table:table-cell>
          <table:table-cell table:formula="of:=LOG([.H521])" office:value-type="float" office:value="2.21120333243712" calcext:value-type="float">
            <text:p>2.21120333243712</text:p>
          </table:table-cell>
          <table:table-cell table:formula="of:=LOG([.I521])" office:value-type="float" office:value="5.40601220645232" calcext:value-type="float">
            <text:p>5.40601220645232</text:p>
          </table:table-cell>
          <table:table-cell table:formula="of:=LOG([.A521])" office:value-type="float" office:value="0.868780651614911" calcext:value-type="float">
            <text:p>0.868780651614911</text:p>
          </table:table-cell>
          <table:table-cell table:formula="of:=LOG([.B521])" office:value-type="float" office:value="4.06358952563011" calcext:value-type="float">
            <text:p>4.06358952563011</text:p>
          </table:table-cell>
        </table:table-row>
        <table:table-row table:style-name="ro1">
          <table:table-cell office:value-type="float" office:value="4.20968891257143" calcext:value-type="float">
            <text:p>4.20968891257143</text:p>
          </table:table-cell>
          <table:table-cell office:value-type="float" office:value="4712.67763043092" calcext:value-type="float">
            <text:p>4712.67763043092</text:p>
          </table:table-cell>
          <table:table-cell office:value-type="string" calcext:value-type="string">
            <text:p>AU</text:p>
          </table:table-cell>
          <table:table-cell office:value-type="float" office:value="420" calcext:value-type="float">
            <text:p>420</text:p>
          </table:table-cell>
          <table:table-cell office:value-type="float" office:value="17981" calcext:value-type="float">
            <text:p>17981</text:p>
          </table:table-cell>
          <table:table-cell office:value-type="float" office:value="2.6232492903979" calcext:value-type="float">
            <text:p>2.6232492903979</text:p>
          </table:table-cell>
          <table:table-cell office:value-type="float" office:value="-1.00327950590361" calcext:value-type="float">
            <text:p>-1.00327950590361</text:p>
          </table:table-cell>
          <table:table-cell office:value-type="float" office:value="1768.06934328" calcext:value-type="float">
            <text:p>1768.06934328</text:p>
          </table:table-cell>
          <table:table-cell office:value-type="float" office:value="1979324.60478099" calcext:value-type="float">
            <text:p>1979324.60478099</text:p>
          </table:table-cell>
          <table:table-cell table:formula="of:=LOG([.H522])" office:value-type="float" office:value="3.24749929394249" calcext:value-type="float">
            <text:p>3.24749929394249</text:p>
          </table:table-cell>
          <table:table-cell table:formula="of:=LOG([.I522])" office:value-type="float" office:value="6.29651702336498" calcext:value-type="float">
            <text:p>6.29651702336498</text:p>
          </table:table-cell>
          <table:table-cell table:formula="of:=LOG([.A522])" office:value-type="float" office:value="0.624250003544591" calcext:value-type="float">
            <text:p>0.624250003544591</text:p>
          </table:table-cell>
          <table:table-cell table:formula="of:=LOG([.B522])" office:value-type="float" office:value="3.67326773296708" calcext:value-type="float">
            <text:p>3.67326773296708</text:p>
          </table:table-cell>
        </table:table-row>
        <table:table-row table:style-name="ro1">
          <table:table-cell office:value-type="float" office:value="0.758368765390071" calcext:value-type="float">
            <text:p>0.758368765390071</text:p>
          </table:table-cell>
          <table:table-cell office:value-type="float" office:value="981.59899741922" calcext:value-type="float">
            <text:p>981.59899741922</text:p>
          </table:table-cell>
          <table:table-cell office:value-type="string" calcext:value-type="string">
            <text:p>AU</text:p>
          </table:table-cell>
          <table:table-cell office:value-type="float" office:value="141" calcext:value-type="float">
            <text:p>141</text:p>
          </table:table-cell>
          <table:table-cell office:value-type="float" office:value="18019" calcext:value-type="float">
            <text:p>18019</text:p>
          </table:table-cell>
          <table:table-cell office:value-type="float" office:value="2.14921911265538" calcext:value-type="float">
            <text:p>2.14921911265538</text:p>
          </table:table-cell>
          <table:table-cell office:value-type="float" office:value="-0.892706662722972" calcext:value-type="float">
            <text:p>-0.892706662722972</text:p>
          </table:table-cell>
          <table:table-cell office:value-type="float" office:value="106.92999592" calcext:value-type="float">
            <text:p>106.92999592</text:p>
          </table:table-cell>
          <table:table-cell office:value-type="float" office:value="138405.45863611" calcext:value-type="float">
            <text:p>138405.45863611</text:p>
          </table:table-cell>
          <table:table-cell table:formula="of:=LOG([.H523])" office:value-type="float" office:value="2.02909955025269" calcext:value-type="float">
            <text:p>2.02909955025269</text:p>
          </table:table-cell>
          <table:table-cell table:formula="of:=LOG([.I523])" office:value-type="float" office:value="5.14115321879698" calcext:value-type="float">
            <text:p>5.14115321879698</text:p>
          </table:table-cell>
          <table:table-cell table:formula="of:=LOG([.A523])" office:value-type="float" office:value="-0.120119562402692" calcext:value-type="float">
            <text:p>-0.120119562402692</text:p>
          </table:table-cell>
          <table:table-cell table:formula="of:=LOG([.B523])" office:value-type="float" office:value="2.9919341061416" calcext:value-type="float">
            <text:p>2.9919341061416</text:p>
          </table:table-cell>
        </table:table-row>
        <table:table-row table:style-name="ro1">
          <table:table-cell office:value-type="float" office:value="2.83815" calcext:value-type="float">
            <text:p>2.83815</text:p>
          </table:table-cell>
          <table:table-cell office:value-type="float" office:value="4368.59918925524" calcext:value-type="float">
            <text:p>4368.599189255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073" calcext:value-type="float">
            <text:p>18073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0.814529384954456" calcext:value-type="float">
            <text:p>-0.814529384954456</text:p>
          </table:table-cell>
          <table:table-cell office:value-type="float" office:value="56.763" calcext:value-type="float">
            <text:p>56.763</text:p>
          </table:table-cell>
          <table:table-cell office:value-type="float" office:value="87371.9837851048" calcext:value-type="float">
            <text:p>87371.9837851048</text:p>
          </table:table-cell>
          <table:table-cell table:formula="of:=LOG([.H524])" office:value-type="float" office:value="1.75406534043264" calcext:value-type="float">
            <text:p>1.75406534043264</text:p>
          </table:table-cell>
          <table:table-cell table:formula="of:=LOG([.I524])" office:value-type="float" office:value="4.94137219650086" calcext:value-type="float">
            <text:p>4.94137219650086</text:p>
          </table:table-cell>
          <table:table-cell table:formula="of:=LOG([.A524])" office:value-type="float" office:value="0.453035344768663" calcext:value-type="float">
            <text:p>0.453035344768663</text:p>
          </table:table-cell>
          <table:table-cell table:formula="of:=LOG([.B524])" office:value-type="float" office:value="3.64034220083688" calcext:value-type="float">
            <text:p>3.64034220083688</text:p>
          </table:table-cell>
        </table:table-row>
        <table:table-row table:style-name="ro1">
          <table:table-cell office:value-type="float" office:value="3.12865333333333" calcext:value-type="float">
            <text:p>3.12865333333333</text:p>
          </table:table-cell>
          <table:table-cell office:value-type="float" office:value="3517.29355717304" calcext:value-type="float">
            <text:p>3517.29355717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089" calcext:value-type="float">
            <text:p>18089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1.07084705426953" calcext:value-type="float">
            <text:p>-1.07084705426953</text:p>
          </table:table-cell>
          <table:table-cell office:value-type="float" office:value="18.77192" calcext:value-type="float">
            <text:p>18.77192</text:p>
          </table:table-cell>
          <table:table-cell office:value-type="float" office:value="21103.7613430383" calcext:value-type="float">
            <text:p>21103.7613430383</text:p>
          </table:table-cell>
          <table:table-cell table:formula="of:=LOG([.H525])" office:value-type="float" office:value="1.27350869471835" calcext:value-type="float">
            <text:p>1.27350869471835</text:p>
          </table:table-cell>
          <table:table-cell table:formula="of:=LOG([.I525])" office:value-type="float" office:value="4.32435986690644" calcext:value-type="float">
            <text:p>4.32435986690644</text:p>
          </table:table-cell>
          <table:table-cell table:formula="of:=LOG([.A525])" office:value-type="float" office:value="0.495357444334706" calcext:value-type="float">
            <text:p>0.495357444334706</text:p>
          </table:table-cell>
          <table:table-cell table:formula="of:=LOG([.B525])" office:value-type="float" office:value="3.5462086165228" calcext:value-type="float">
            <text:p>3.5462086165228</text:p>
          </table:table-cell>
        </table:table-row>
        <table:table-row table:style-name="ro1">
          <table:table-cell office:value-type="float" office:value="16.455439367602" calcext:value-type="float">
            <text:p>16.455439367602</text:p>
          </table:table-cell>
          <table:table-cell office:value-type="float" office:value="12632.3190199842" calcext:value-type="float">
            <text:p>12632.319019984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18111" calcext:value-type="float">
            <text:p>18111</text:p>
          </table:table-cell>
          <table:table-cell office:value-type="float" office:value="2.78746047451842" calcext:value-type="float">
            <text:p>2.78746047451842</text:p>
          </table:table-cell>
          <table:table-cell office:value-type="float" office:value="-0.974069735091518" calcext:value-type="float">
            <text:p>-0.974069735091518</text:p>
          </table:table-cell>
          <table:table-cell office:value-type="float" office:value="10087.18433234" calcext:value-type="float">
            <text:p>10087.18433234</text:p>
          </table:table-cell>
          <table:table-cell office:value-type="float" office:value="7743611.55925033" calcext:value-type="float">
            <text:p>7743611.55925033</text:p>
          </table:table-cell>
          <table:table-cell table:formula="of:=LOG([.H526])" office:value-type="float" office:value="4.00376995716082" calcext:value-type="float">
            <text:p>4.00376995716082</text:p>
          </table:table-cell>
          <table:table-cell table:formula="of:=LOG([.I526])" office:value-type="float" office:value="6.88894355944687" calcext:value-type="float">
            <text:p>6.88894355944687</text:p>
          </table:table-cell>
          <table:table-cell table:formula="of:=LOG([.A526])" office:value-type="float" office:value="1.2163094826424" calcext:value-type="float">
            <text:p>1.2163094826424</text:p>
          </table:table-cell>
          <table:table-cell table:formula="of:=LOG([.B526])" office:value-type="float" office:value="4.10148308492846" calcext:value-type="float">
            <text:p>4.10148308492846</text:p>
          </table:table-cell>
        </table:table-row>
        <table:table-row table:style-name="ro1">
          <table:table-cell office:value-type="float" office:value="3.845" calcext:value-type="float">
            <text:p>3.845</text:p>
          </table:table-cell>
          <table:table-cell office:value-type="float" office:value="6514.24363386252" calcext:value-type="float">
            <text:p>6514.24363386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59" calcext:value-type="float">
            <text:p>18159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0.90948221720363" calcext:value-type="float">
            <text:p>-0.90948221720363</text:p>
          </table:table-cell>
          <table:table-cell office:value-type="float" office:value="7.69" calcext:value-type="float">
            <text:p>7.69</text:p>
          </table:table-cell>
          <table:table-cell office:value-type="float" office:value="13028.487267725" calcext:value-type="float">
            <text:p>13028.487267725</text:p>
          </table:table-cell>
          <table:table-cell table:formula="of:=LOG([.H527])" office:value-type="float" office:value="0.885926339801431" calcext:value-type="float">
            <text:p>0.885926339801431</text:p>
          </table:table-cell>
          <table:table-cell table:formula="of:=LOG([.I527])" office:value-type="float" office:value="4.11489399288691" calcext:value-type="float">
            <text:p>4.11489399288691</text:p>
          </table:table-cell>
          <table:table-cell table:formula="of:=LOG([.A527])" office:value-type="float" office:value="0.58489634413745" calcext:value-type="float">
            <text:p>0.58489634413745</text:p>
          </table:table-cell>
          <table:table-cell table:formula="of:=LOG([.B527])" office:value-type="float" office:value="3.81386399722293" calcext:value-type="float">
            <text:p>3.81386399722293</text:p>
          </table:table-cell>
        </table:table-row>
        <table:table-row table:style-name="ro1">
          <table:table-cell office:value-type="float" office:value="80.5602727272727" calcext:value-type="float">
            <text:p>80.5602727272727</text:p>
          </table:table-cell>
          <table:table-cell office:value-type="float" office:value="46083.8450300777" calcext:value-type="float">
            <text:p>46083.8450300777</text:p>
          </table:table-cell>
          <table:table-cell office:value-type="string" calcext:value-type="string">
            <text:p>US</text:p>
          </table:table-cell>
          <table:table-cell office:value-type="float" office:value="11" calcext:value-type="float">
            <text:p>11</text:p>
          </table:table-cell>
          <table:table-cell office:value-type="float" office:value="18178" calcext:value-type="float">
            <text:p>18178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0.761175201455634" calcext:value-type="float">
            <text:p>-0.761175201455634</text:p>
          </table:table-cell>
          <table:table-cell office:value-type="float" office:value="886.163" calcext:value-type="float">
            <text:p>886.163</text:p>
          </table:table-cell>
          <table:table-cell office:value-type="float" office:value="506922.295330855" calcext:value-type="float">
            <text:p>506922.295330855</text:p>
          </table:table-cell>
          <table:table-cell table:formula="of:=LOG([.H528])" office:value-type="float" office:value="2.94751361295886" calcext:value-type="float">
            <text:p>2.94751361295886</text:p>
          </table:table-cell>
          <table:table-cell table:formula="of:=LOG([.I528])" office:value-type="float" office:value="5.70494139267581" calcext:value-type="float">
            <text:p>5.70494139267581</text:p>
          </table:table-cell>
          <table:table-cell table:formula="of:=LOG([.A528])" office:value-type="float" office:value="1.90612092780064" calcext:value-type="float">
            <text:p>1.90612092780064</text:p>
          </table:table-cell>
          <table:table-cell table:formula="of:=LOG([.B528])" office:value-type="float" office:value="4.66354870751759" calcext:value-type="float">
            <text:p>4.66354870751759</text:p>
          </table:table-cell>
        </table:table-row>
        <table:table-row table:style-name="ro1">
          <table:table-cell office:value-type="float" office:value="5.00725" calcext:value-type="float">
            <text:p>5.00725</text:p>
          </table:table-cell>
          <table:table-cell office:value-type="float" office:value="8116.53046106737" calcext:value-type="float">
            <text:p>8116.53046106737</text:p>
          </table:table-cell>
          <table:table-cell office:value-type="string" calcext:value-type="string">
            <text:p>DK</text:p>
          </table:table-cell>
          <table:table-cell office:value-type="float" office:value="8" calcext:value-type="float">
            <text:p>8</text:p>
          </table:table-cell>
          <table:table-cell office:value-type="float" office:value="18203" calcext:value-type="float">
            <text:p>18203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0.917528468750377" calcext:value-type="float">
            <text:p>-0.917528468750377</text:p>
          </table:table-cell>
          <table:table-cell office:value-type="float" office:value="40.058" calcext:value-type="float">
            <text:p>40.058</text:p>
          </table:table-cell>
          <table:table-cell office:value-type="float" office:value="64932.243688539" calcext:value-type="float">
            <text:p>64932.243688539</text:p>
          </table:table-cell>
          <table:table-cell table:formula="of:=LOG([.H529])" office:value-type="float" office:value="1.6026892622155" calcext:value-type="float">
            <text:p>1.6026892622155</text:p>
          </table:table-cell>
          <table:table-cell table:formula="of:=LOG([.I529])" office:value-type="float" office:value="4.81246040987593" calcext:value-type="float">
            <text:p>4.81246040987593</text:p>
          </table:table-cell>
          <table:table-cell table:formula="of:=LOG([.A529])" office:value-type="float" office:value="0.699599275223559" calcext:value-type="float">
            <text:p>0.699599275223559</text:p>
          </table:table-cell>
          <table:table-cell table:formula="of:=LOG([.B529])" office:value-type="float" office:value="3.90937042288399" calcext:value-type="float">
            <text:p>3.90937042288399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2599.68136454705" calcext:value-type="float">
            <text:p>2599.681364547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208" calcext:value-type="float">
            <text:p>18208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0.620378881412609" calcext:value-type="float">
            <text:p>0.620378881412609</text:p>
          </table:table-cell>
          <table:table-cell office:value-type="float" office:value="15.896" calcext:value-type="float">
            <text:p>15.896</text:p>
          </table:table-cell>
          <table:table-cell office:value-type="float" office:value="20797.4509163764" calcext:value-type="float">
            <text:p>20797.4509163764</text:p>
          </table:table-cell>
          <table:table-cell table:formula="of:=LOG([.H530])" office:value-type="float" office:value="1.20128785410176" calcext:value-type="float">
            <text:p>1.20128785410176</text:p>
          </table:table-cell>
          <table:table-cell table:formula="of:=LOG([.I530])" office:value-type="float" office:value="4.31801010800156" calcext:value-type="float">
            <text:p>4.31801010800156</text:p>
          </table:table-cell>
          <table:table-cell table:formula="of:=LOG([.A530])" office:value-type="float" office:value="0.298197867109815" calcext:value-type="float">
            <text:p>0.298197867109815</text:p>
          </table:table-cell>
          <table:table-cell table:formula="of:=LOG([.B530])" office:value-type="float" office:value="3.41492012100962" calcext:value-type="float">
            <text:p>3.41492012100962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810.489482418196" calcext:value-type="float">
            <text:p>810.4894824181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51" calcext:value-type="float">
            <text:p>18251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50997454455699" calcext:value-type="float">
            <text:p>-1.50997454455699</text:p>
          </table:table-cell>
          <table:table-cell office:value-type="float" office:value="0.878" calcext:value-type="float">
            <text:p>0.878</text:p>
          </table:table-cell>
          <table:table-cell office:value-type="float" office:value="1620.97896483639" calcext:value-type="float">
            <text:p>1620.97896483639</text:p>
          </table:table-cell>
          <table:table-cell table:formula="of:=LOG([.H531])" office:value-type="float" office:value="-0.0565054840938974" calcext:value-type="float">
            <text:p>-0.056505484093898</text:p>
          </table:table-cell>
          <table:table-cell table:formula="of:=LOG([.I531])" office:value-type="float" office:value="3.20977737912072" calcext:value-type="float">
            <text:p>3.20977737912072</text:p>
          </table:table-cell>
          <table:table-cell table:formula="of:=LOG([.A531])" office:value-type="float" office:value="-0.357535479757879" calcext:value-type="float">
            <text:p>-0.357535479757879</text:p>
          </table:table-cell>
          <table:table-cell table:formula="of:=LOG([.B531])" office:value-type="float" office:value="2.90874738345674" calcext:value-type="float">
            <text:p>2.90874738345674</text:p>
          </table:table-cell>
        </table:table-row>
        <table:table-row table:style-name="ro1">
          <table:table-cell office:value-type="float" office:value="10.17368" calcext:value-type="float">
            <text:p>10.17368</text:p>
          </table:table-cell>
          <table:table-cell office:value-type="float" office:value="13409.8627787499" calcext:value-type="float">
            <text:p>13409.86277874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285" calcext:value-type="float">
            <text:p>18285</text:p>
          </table:table-cell>
          <table:table-cell office:value-type="float" office:value="1.39794000867204" calcext:value-type="float">
            <text:p>1.39794000867204</text:p>
          </table:table-cell>
          <table:table-cell office:value-type="float" office:value="-0.988719688391627" calcext:value-type="float">
            <text:p>-0.988719688391627</text:p>
          </table:table-cell>
          <table:table-cell office:value-type="float" office:value="254.342" calcext:value-type="float">
            <text:p>254.342</text:p>
          </table:table-cell>
          <table:table-cell office:value-type="float" office:value="335246.569468749" calcext:value-type="float">
            <text:p>335246.569468749</text:p>
          </table:table-cell>
          <table:table-cell table:formula="of:=LOG([.H532])" office:value-type="float" office:value="2.40541808200867" calcext:value-type="float">
            <text:p>2.40541808200867</text:p>
          </table:table-cell>
          <table:table-cell table:formula="of:=LOG([.I532])" office:value-type="float" office:value="5.52536434247169" calcext:value-type="float">
            <text:p>5.52536434247169</text:p>
          </table:table-cell>
          <table:table-cell table:formula="of:=LOG([.A532])" office:value-type="float" office:value="1.00747807333664" calcext:value-type="float">
            <text:p>1.00747807333664</text:p>
          </table:table-cell>
          <table:table-cell table:formula="of:=LOG([.B532])" office:value-type="float" office:value="4.12742433379965" calcext:value-type="float">
            <text:p>4.12742433379965</text:p>
          </table:table-cell>
        </table:table-row>
        <table:table-row table:style-name="ro1">
          <table:table-cell office:value-type="float" office:value="7.47622060415094" calcext:value-type="float">
            <text:p>7.47622060415094</text:p>
          </table:table-cell>
          <table:table-cell office:value-type="float" office:value="8479.34396443323" calcext:value-type="float">
            <text:p>8479.343964433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8304" calcext:value-type="float">
            <text:p>18304</text:p>
          </table:table-cell>
          <table:table-cell office:value-type="float" office:value="1.72427586960079" calcext:value-type="float">
            <text:p>1.72427586960079</text:p>
          </table:table-cell>
          <table:table-cell office:value-type="float" office:value="-0.858259996137307" calcext:value-type="float">
            <text:p>-0.858259996137307</text:p>
          </table:table-cell>
          <table:table-cell office:value-type="float" office:value="396.23969202" calcext:value-type="float">
            <text:p>396.23969202</text:p>
          </table:table-cell>
          <table:table-cell office:value-type="float" office:value="449405.230114961" calcext:value-type="float">
            <text:p>449405.230114961</text:p>
          </table:table-cell>
          <table:table-cell table:formula="of:=LOG([.H533])" office:value-type="float" office:value="2.59795797741619" calcext:value-type="float">
            <text:p>2.59795797741619</text:p>
          </table:table-cell>
          <table:table-cell table:formula="of:=LOG([.I533])" office:value-type="float" office:value="5.65263812237072" calcext:value-type="float">
            <text:p>5.65263812237072</text:p>
          </table:table-cell>
          <table:table-cell table:formula="of:=LOG([.A533])" office:value-type="float" office:value="0.873682107815397" calcext:value-type="float">
            <text:p>0.873682107815397</text:p>
          </table:table-cell>
          <table:table-cell table:formula="of:=LOG([.B533])" office:value-type="float" office:value="3.92836225276993" calcext:value-type="float">
            <text:p>3.92836225276993</text:p>
          </table:table-cell>
        </table:table-row>
        <table:table-row table:style-name="ro1">
          <table:table-cell office:value-type="float" office:value="3.51764705882353" calcext:value-type="float">
            <text:p>3.51764705882353</text:p>
          </table:table-cell>
          <table:table-cell office:value-type="float" office:value="5563.69742170122" calcext:value-type="float">
            <text:p>5563.697421701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318" calcext:value-type="float">
            <text:p>18318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1.00974811901814" calcext:value-type="float">
            <text:p>-1.00974811901814</text:p>
          </table:table-cell>
          <table:table-cell office:value-type="float" office:value="59.8" calcext:value-type="float">
            <text:p>59.8</text:p>
          </table:table-cell>
          <table:table-cell office:value-type="float" office:value="94582.8561689208" calcext:value-type="float">
            <text:p>94582.8561689208</text:p>
          </table:table-cell>
          <table:table-cell table:formula="of:=LOG([.H534])" office:value-type="float" office:value="1.77670118398841" calcext:value-type="float">
            <text:p>1.77670118398841</text:p>
          </table:table-cell>
          <table:table-cell table:formula="of:=LOG([.I534])" office:value-type="float" office:value="4.97581242449938" calcext:value-type="float">
            <text:p>4.97581242449938</text:p>
          </table:table-cell>
          <table:table-cell table:formula="of:=LOG([.A534])" office:value-type="float" office:value="0.546252262610137" calcext:value-type="float">
            <text:p>0.546252262610137</text:p>
          </table:table-cell>
          <table:table-cell table:formula="of:=LOG([.B534])" office:value-type="float" office:value="3.7453635031211" calcext:value-type="float">
            <text:p>3.7453635031211</text:p>
          </table:table-cell>
        </table:table-row>
        <table:table-row table:style-name="ro1">
          <table:table-cell office:value-type="float" office:value="8.42744827586207" calcext:value-type="float">
            <text:p>8.42744827586207</text:p>
          </table:table-cell>
          <table:table-cell office:value-type="float" office:value="11454.7777879367" calcext:value-type="float">
            <text:p>11454.777787936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8340" calcext:value-type="float">
            <text:p>18340</text:p>
          </table:table-cell>
          <table:table-cell office:value-type="float" office:value="1.76342799356294" calcext:value-type="float">
            <text:p>1.76342799356294</text:p>
          </table:table-cell>
          <table:table-cell office:value-type="float" office:value="-0.525778884595906" calcext:value-type="float">
            <text:p>-0.525778884595906</text:p>
          </table:table-cell>
          <table:table-cell office:value-type="float" office:value="488.792" calcext:value-type="float">
            <text:p>488.792</text:p>
          </table:table-cell>
          <table:table-cell office:value-type="float" office:value="664377.111700331" calcext:value-type="float">
            <text:p>664377.111700331</text:p>
          </table:table-cell>
          <table:table-cell table:formula="of:=LOG([.H535])" office:value-type="float" office:value="2.689124089247" calcext:value-type="float">
            <text:p>2.689124089247</text:p>
          </table:table-cell>
          <table:table-cell table:formula="of:=LOG([.I535])" office:value-type="float" office:value="5.82241466225999" calcext:value-type="float">
            <text:p>5.82241466225999</text:p>
          </table:table-cell>
          <table:table-cell table:formula="of:=LOG([.A535])" office:value-type="float" office:value="0.925696095684066" calcext:value-type="float">
            <text:p>0.925696095684066</text:p>
          </table:table-cell>
          <table:table-cell table:formula="of:=LOG([.B535])" office:value-type="float" office:value="4.05898666869705" calcext:value-type="float">
            <text:p>4.05898666869705</text:p>
          </table:table-cell>
        </table:table-row>
        <table:table-row table:style-name="ro1">
          <table:table-cell office:value-type="float" office:value="2.97333333333333" calcext:value-type="float">
            <text:p>2.97333333333333</text:p>
          </table:table-cell>
          <table:table-cell office:value-type="float" office:value="6346.97509826967" calcext:value-type="float">
            <text:p>6346.975098269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342" calcext:value-type="float">
            <text:p>18342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0.843631866246185" calcext:value-type="float">
            <text:p>-0.843631866246185</text:p>
          </table:table-cell>
          <table:table-cell office:value-type="float" office:value="35.68" calcext:value-type="float">
            <text:p>35.68</text:p>
          </table:table-cell>
          <table:table-cell office:value-type="float" office:value="76163.7011792361" calcext:value-type="float">
            <text:p>76163.7011792361</text:p>
          </table:table-cell>
          <table:table-cell table:formula="of:=LOG([.H536])" office:value-type="float" office:value="1.55242484570409" calcext:value-type="float">
            <text:p>1.55242484570409</text:p>
          </table:table-cell>
          <table:table-cell table:formula="of:=LOG([.I536])" office:value-type="float" office:value="4.88174804045339" calcext:value-type="float">
            <text:p>4.88174804045339</text:p>
          </table:table-cell>
          <table:table-cell table:formula="of:=LOG([.A536])" office:value-type="float" office:value="0.47324359965646" calcext:value-type="float">
            <text:p>0.47324359965646</text:p>
          </table:table-cell>
          <table:table-cell table:formula="of:=LOG([.B536])" office:value-type="float" office:value="3.80256679440577" calcext:value-type="float">
            <text:p>3.80256679440577</text:p>
          </table:table-cell>
        </table:table-row>
        <table:table-row table:style-name="ro1">
          <table:table-cell office:value-type="float" office:value="6.725602" calcext:value-type="float">
            <text:p>6.725602</text:p>
          </table:table-cell>
          <table:table-cell office:value-type="float" office:value="1925.22137620942" calcext:value-type="float">
            <text:p>1925.221376209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370" calcext:value-type="float">
            <text:p>18370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408696691196674" calcext:value-type="float">
            <text:p>-0.408696691196674</text:p>
          </table:table-cell>
          <table:table-cell office:value-type="float" office:value="100.88403" calcext:value-type="float">
            <text:p>100.88403</text:p>
          </table:table-cell>
          <table:table-cell office:value-type="float" office:value="28878.3206431413" calcext:value-type="float">
            <text:p>28878.3206431413</text:p>
          </table:table-cell>
          <table:table-cell table:formula="of:=LOG([.H537])" office:value-type="float" office:value="2.00382242261146" calcext:value-type="float">
            <text:p>2.00382242261146</text:p>
          </table:table-cell>
          <table:table-cell table:formula="of:=LOG([.I537])" office:value-type="float" office:value="4.46057193416689" calcext:value-type="float">
            <text:p>4.46057193416689</text:p>
          </table:table-cell>
          <table:table-cell table:formula="of:=LOG([.A537])" office:value-type="float" office:value="0.827731163555775" calcext:value-type="float">
            <text:p>0.827731163555775</text:p>
          </table:table-cell>
          <table:table-cell table:formula="of:=LOG([.B537])" office:value-type="float" office:value="3.28448067511121" calcext:value-type="float">
            <text:p>3.28448067511121</text:p>
          </table:table-cell>
        </table:table-row>
        <table:table-row table:style-name="ro1">
          <table:table-cell office:value-type="float" office:value="2.80508333333333" calcext:value-type="float">
            <text:p>2.80508333333333</text:p>
          </table:table-cell>
          <table:table-cell office:value-type="float" office:value="4222.8429426456" calcext:value-type="float">
            <text:p>4222.84294264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373" calcext:value-type="float">
            <text:p>18373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1.12151757067601" calcext:value-type="float">
            <text:p>-1.12151757067601</text:p>
          </table:table-cell>
          <table:table-cell office:value-type="float" office:value="33.661" calcext:value-type="float">
            <text:p>33.661</text:p>
          </table:table-cell>
          <table:table-cell office:value-type="float" office:value="50674.1153117472" calcext:value-type="float">
            <text:p>50674.1153117472</text:p>
          </table:table-cell>
          <table:table-cell table:formula="of:=LOG([.H538])" office:value-type="float" office:value="1.52712701383918" calcext:value-type="float">
            <text:p>1.52712701383918</text:p>
          </table:table-cell>
          <table:table-cell table:formula="of:=LOG([.I538])" office:value-type="float" office:value="4.70478617535064" calcext:value-type="float">
            <text:p>4.70478617535064</text:p>
          </table:table-cell>
          <table:table-cell table:formula="of:=LOG([.A538])" office:value-type="float" office:value="0.447945767791551" calcext:value-type="float">
            <text:p>0.447945767791551</text:p>
          </table:table-cell>
          <table:table-cell table:formula="of:=LOG([.B538])" office:value-type="float" office:value="3.62560492930301" calcext:value-type="float">
            <text:p>3.62560492930301</text:p>
          </table:table-cell>
        </table:table-row>
        <table:table-row table:style-name="ro1">
          <table:table-cell office:value-type="float" office:value="5.73065384615385" calcext:value-type="float">
            <text:p>5.73065384615385</text:p>
          </table:table-cell>
          <table:table-cell office:value-type="float" office:value="7048.28892597849" calcext:value-type="float">
            <text:p>7048.288925978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392" calcext:value-type="float">
            <text:p>18392</text:p>
          </table:table-cell>
          <table:table-cell office:value-type="float" office:value="1.41497334797082" calcext:value-type="float">
            <text:p>1.41497334797082</text:p>
          </table:table-cell>
          <table:table-cell office:value-type="float" office:value="-1.04861084499592" calcext:value-type="float">
            <text:p>-1.04861084499592</text:p>
          </table:table-cell>
          <table:table-cell office:value-type="float" office:value="148.997" calcext:value-type="float">
            <text:p>148.997</text:p>
          </table:table-cell>
          <table:table-cell office:value-type="float" office:value="183255.512075441" calcext:value-type="float">
            <text:p>183255.512075441</text:p>
          </table:table-cell>
          <table:table-cell table:formula="of:=LOG([.H539])" office:value-type="float" office:value="2.17317752414004" calcext:value-type="float">
            <text:p>2.17317752414004</text:p>
          </table:table-cell>
          <table:table-cell table:formula="of:=LOG([.I539])" office:value-type="float" office:value="5.26305704649431" calcext:value-type="float">
            <text:p>5.26305704649431</text:p>
          </table:table-cell>
          <table:table-cell table:formula="of:=LOG([.A539])" office:value-type="float" office:value="0.758204176169227" calcext:value-type="float">
            <text:p>0.758204176169227</text:p>
          </table:table-cell>
          <table:table-cell table:formula="of:=LOG([.B539])" office:value-type="float" office:value="3.84808369852349" calcext:value-type="float">
            <text:p>3.84808369852349</text:p>
          </table:table-cell>
        </table:table-row>
        <table:table-row table:style-name="ro1">
          <table:table-cell office:value-type="float" office:value="42.6099052466667" calcext:value-type="float">
            <text:p>42.6099052466667</text:p>
          </table:table-cell>
          <table:table-cell office:value-type="float" office:value="7278.72045665061" calcext:value-type="float">
            <text:p>7278.720456650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394" calcext:value-type="float">
            <text:p>18394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591784121174344" calcext:value-type="float">
            <text:p>-0.591784121174344</text:p>
          </table:table-cell>
          <table:table-cell office:value-type="float" office:value="127.82971574" calcext:value-type="float">
            <text:p>127.82971574</text:p>
          </table:table-cell>
          <table:table-cell office:value-type="float" office:value="21836.1613699518" calcext:value-type="float">
            <text:p>21836.1613699518</text:p>
          </table:table-cell>
          <table:table-cell table:formula="of:=LOG([.H540])" office:value-type="float" office:value="2.10663182316335" calcext:value-type="float">
            <text:p>2.10663182316335</text:p>
          </table:table-cell>
          <table:table-cell table:formula="of:=LOG([.I540])" office:value-type="float" office:value="4.33917629509631" calcext:value-type="float">
            <text:p>4.33917629509631</text:p>
          </table:table-cell>
          <table:table-cell table:formula="of:=LOG([.A540])" office:value-type="float" office:value="1.62951056844369" calcext:value-type="float">
            <text:p>1.62951056844369</text:p>
          </table:table-cell>
          <table:table-cell table:formula="of:=LOG([.B540])" office:value-type="float" office:value="3.86205504037665" calcext:value-type="float">
            <text:p>3.86205504037665</text:p>
          </table:table-cell>
        </table:table-row>
        <table:table-row table:style-name="ro1">
          <table:table-cell office:value-type="float" office:value="1.55133333333333" calcext:value-type="float">
            <text:p>1.55133333333333</text:p>
          </table:table-cell>
          <table:table-cell office:value-type="float" office:value="1808.89345868417" calcext:value-type="float">
            <text:p>1808.89345868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402" calcext:value-type="float">
            <text:p>18402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906570326071539" calcext:value-type="float">
            <text:p>-0.906570326071539</text:p>
          </table:table-cell>
          <table:table-cell office:value-type="float" office:value="4.654" calcext:value-type="float">
            <text:p>4.654</text:p>
          </table:table-cell>
          <table:table-cell office:value-type="float" office:value="5426.6803760525" calcext:value-type="float">
            <text:p>5426.6803760525</text:p>
          </table:table-cell>
          <table:table-cell table:formula="of:=LOG([.H541])" office:value-type="float" office:value="0.667826378950711" calcext:value-type="float">
            <text:p>0.667826378950711</text:p>
          </table:table-cell>
          <table:table-cell table:formula="of:=LOG([.I541])" office:value-type="float" office:value="3.73453424299011" calcext:value-type="float">
            <text:p>3.73453424299011</text:p>
          </table:table-cell>
          <table:table-cell table:formula="of:=LOG([.A541])" office:value-type="float" office:value="0.190705124231048" calcext:value-type="float">
            <text:p>0.190705124231048</text:p>
          </table:table-cell>
          <table:table-cell table:formula="of:=LOG([.B541])" office:value-type="float" office:value="3.25741298827045" calcext:value-type="float">
            <text:p>3.25741298827045</text:p>
          </table:table-cell>
        </table:table-row>
        <table:table-row table:style-name="ro1">
          <table:table-cell office:value-type="float" office:value="14.2100909090909" calcext:value-type="float">
            <text:p>14.2100909090909</text:p>
          </table:table-cell>
          <table:table-cell office:value-type="float" office:value="20072.2274626053" calcext:value-type="float">
            <text:p>20072.22746260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8446" calcext:value-type="float">
            <text:p>18446</text:p>
          </table:table-cell>
          <table:table-cell office:value-type="float" office:value="1.64345267648619" calcext:value-type="float">
            <text:p>1.64345267648619</text:p>
          </table:table-cell>
          <table:table-cell office:value-type="float" office:value="-1.29756731739684" calcext:value-type="float">
            <text:p>-1.29756731739684</text:p>
          </table:table-cell>
          <table:table-cell office:value-type="float" office:value="625.244" calcext:value-type="float">
            <text:p>625.244</text:p>
          </table:table-cell>
          <table:table-cell office:value-type="float" office:value="883178.008354634" calcext:value-type="float">
            <text:p>883178.008354634</text:p>
          </table:table-cell>
          <table:table-cell table:formula="of:=LOG([.H542])" office:value-type="float" office:value="2.79604953282254" calcext:value-type="float">
            <text:p>2.79604953282254</text:p>
          </table:table-cell>
          <table:table-cell table:formula="of:=LOG([.I542])" office:value-type="float" office:value="5.94604824633492" calcext:value-type="float">
            <text:p>5.94604824633492</text:p>
          </table:table-cell>
          <table:table-cell table:formula="of:=LOG([.A542])" office:value-type="float" office:value="1.15259685633635" calcext:value-type="float">
            <text:p>1.15259685633635</text:p>
          </table:table-cell>
          <table:table-cell table:formula="of:=LOG([.B542])" office:value-type="float" office:value="4.30259556984873" calcext:value-type="float">
            <text:p>4.30259556984873</text:p>
          </table:table-cell>
        </table:table-row>
        <table:table-row table:style-name="ro1">
          <table:table-cell office:value-type="float" office:value="6.58052964152941" calcext:value-type="float">
            <text:p>6.58052964152941</text:p>
          </table:table-cell>
          <table:table-cell office:value-type="float" office:value="2376.69448561745" calcext:value-type="float">
            <text:p>2376.6944856174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8493" calcext:value-type="float">
            <text:p>18493</text:p>
          </table:table-cell>
          <table:table-cell office:value-type="float" office:value="1.92941892571429" calcext:value-type="float">
            <text:p>1.92941892571429</text:p>
          </table:table-cell>
          <table:table-cell office:value-type="float" office:value="-0.878496788068751" calcext:value-type="float">
            <text:p>-0.878496788068751</text:p>
          </table:table-cell>
          <table:table-cell office:value-type="float" office:value="559.34501953" calcext:value-type="float">
            <text:p>559.34501953</text:p>
          </table:table-cell>
          <table:table-cell office:value-type="float" office:value="202019.031277484" calcext:value-type="float">
            <text:p>202019.031277484</text:p>
          </table:table-cell>
          <table:table-cell table:formula="of:=LOG([.H543])" office:value-type="float" office:value="2.74767977542804" calcext:value-type="float">
            <text:p>2.74767977542804</text:p>
          </table:table-cell>
          <table:table-cell table:formula="of:=LOG([.I543])" office:value-type="float" office:value="5.30539228424598" calcext:value-type="float">
            <text:p>5.30539228424598</text:p>
          </table:table-cell>
          <table:table-cell table:formula="of:=LOG([.A543])" office:value-type="float" office:value="0.818260849713748" calcext:value-type="float">
            <text:p>0.818260849713748</text:p>
          </table:table-cell>
          <table:table-cell table:formula="of:=LOG([.B543])" office:value-type="float" office:value="3.37597335853169" calcext:value-type="float">
            <text:p>3.37597335853169</text:p>
          </table:table-cell>
        </table:table-row>
        <table:table-row table:style-name="ro1">
          <table:table-cell office:value-type="float" office:value="4.082" calcext:value-type="float">
            <text:p>4.082</text:p>
          </table:table-cell>
          <table:table-cell office:value-type="float" office:value="4336.98851308878" calcext:value-type="float">
            <text:p>4336.988513088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522" calcext:value-type="float">
            <text:p>18522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62061340479736" calcext:value-type="float">
            <text:p>-1.62061340479736</text:p>
          </table:table-cell>
          <table:table-cell office:value-type="float" office:value="28.574" calcext:value-type="float">
            <text:p>28.574</text:p>
          </table:table-cell>
          <table:table-cell office:value-type="float" office:value="30358.9195916215" calcext:value-type="float">
            <text:p>30358.9195916215</text:p>
          </table:table-cell>
          <table:table-cell table:formula="of:=LOG([.H544])" office:value-type="float" office:value="1.45597104039431" calcext:value-type="float">
            <text:p>1.45597104039431</text:p>
          </table:table-cell>
          <table:table-cell table:formula="of:=LOG([.I544])" office:value-type="float" office:value="4.48228631189584" calcext:value-type="float">
            <text:p>4.48228631189584</text:p>
          </table:table-cell>
          <table:table-cell table:formula="of:=LOG([.A544])" office:value-type="float" office:value="0.610873000380052" calcext:value-type="float">
            <text:p>0.610873000380052</text:p>
          </table:table-cell>
          <table:table-cell table:formula="of:=LOG([.B544])" office:value-type="float" office:value="3.63718827188158" calcext:value-type="float">
            <text:p>3.63718827188158</text:p>
          </table:table-cell>
        </table:table-row>
        <table:table-row table:style-name="ro1">
          <table:table-cell office:value-type="float" office:value="2.95248803469072" calcext:value-type="float">
            <text:p>2.95248803469072</text:p>
          </table:table-cell>
          <table:table-cell office:value-type="float" office:value="2114.59907789597" calcext:value-type="float">
            <text:p>2114.5990778959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8554" calcext:value-type="float">
            <text:p>18554</text:p>
          </table:table-cell>
          <table:table-cell office:value-type="float" office:value="2.58883172559421" calcext:value-type="float">
            <text:p>2.58883172559421</text:p>
          </table:table-cell>
          <table:table-cell office:value-type="float" office:value="-1.12181117290621" calcext:value-type="float">
            <text:p>-1.12181117290621</text:p>
          </table:table-cell>
          <table:table-cell office:value-type="float" office:value="1145.56535746" calcext:value-type="float">
            <text:p>1145.56535746</text:p>
          </table:table-cell>
          <table:table-cell office:value-type="float" office:value="820464.442223638" calcext:value-type="float">
            <text:p>820464.442223638</text:p>
          </table:table-cell>
          <table:table-cell table:formula="of:=LOG([.H545])" office:value-type="float" office:value="3.05901987185323" calcext:value-type="float">
            <text:p>3.05901987185323</text:p>
          </table:table-cell>
          <table:table-cell table:formula="of:=LOG([.I545])" office:value-type="float" office:value="5.91405976408419" calcext:value-type="float">
            <text:p>5.91405976408419</text:p>
          </table:table-cell>
          <table:table-cell table:formula="of:=LOG([.A545])" office:value-type="float" office:value="0.470188146259024" calcext:value-type="float">
            <text:p>0.470188146259024</text:p>
          </table:table-cell>
          <table:table-cell table:formula="of:=LOG([.B545])" office:value-type="float" office:value="3.32522803848998" calcext:value-type="float">
            <text:p>3.32522803848998</text:p>
          </table:table-cell>
        </table:table-row>
        <table:table-row table:style-name="ro1">
          <table:table-cell office:value-type="float" office:value="3.5067" calcext:value-type="float">
            <text:p>3.5067</text:p>
          </table:table-cell>
          <table:table-cell office:value-type="float" office:value="5032.49346387547" calcext:value-type="float">
            <text:p>5032.493463875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638" calcext:value-type="float">
            <text:p>18638</text:p>
          </table:table-cell>
          <table:table-cell office:value-type="float" office:value="1" calcext:value-type="float">
            <text:p>1</text:p>
          </table:table-cell>
          <table:table-cell office:value-type="float" office:value="-1.36273340169957" calcext:value-type="float">
            <text:p>-1.36273340169957</text:p>
          </table:table-cell>
          <table:table-cell office:value-type="float" office:value="35.067" calcext:value-type="float">
            <text:p>35.067</text:p>
          </table:table-cell>
          <table:table-cell office:value-type="float" office:value="50324.9346387547" calcext:value-type="float">
            <text:p>50324.9346387547</text:p>
          </table:table-cell>
          <table:table-cell table:formula="of:=LOG([.H546])" office:value-type="float" office:value="1.54489861335298" calcext:value-type="float">
            <text:p>1.54489861335298</text:p>
          </table:table-cell>
          <table:table-cell table:formula="of:=LOG([.I546])" office:value-type="float" office:value="4.70178321950611" calcext:value-type="float">
            <text:p>4.70178321950611</text:p>
          </table:table-cell>
          <table:table-cell table:formula="of:=LOG([.A546])" office:value-type="float" office:value="0.54489861335298" calcext:value-type="float">
            <text:p>0.54489861335298</text:p>
          </table:table-cell>
          <table:table-cell table:formula="of:=LOG([.B546])" office:value-type="float" office:value="3.70178321950611" calcext:value-type="float">
            <text:p>3.70178321950611</text:p>
          </table:table-cell>
        </table:table-row>
        <table:table-row table:style-name="ro1">
          <table:table-cell office:value-type="float" office:value="13.3325333333333" calcext:value-type="float">
            <text:p>13.3325333333333</text:p>
          </table:table-cell>
          <table:table-cell office:value-type="float" office:value="14904.5412422707" calcext:value-type="float">
            <text:p>14904.54124227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724" calcext:value-type="float">
            <text:p>18724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1.02501083803898" calcext:value-type="float">
            <text:p>-1.02501083803898</text:p>
          </table:table-cell>
          <table:table-cell office:value-type="float" office:value="199.988" calcext:value-type="float">
            <text:p>199.988</text:p>
          </table:table-cell>
          <table:table-cell office:value-type="float" office:value="223568.11863406" calcext:value-type="float">
            <text:p>223568.11863406</text:p>
          </table:table-cell>
          <table:table-cell table:formula="of:=LOG([.H547])" office:value-type="float" office:value="2.30100393721331" calcext:value-type="float">
            <text:p>2.30100393721331</text:p>
          </table:table-cell>
          <table:table-cell table:formula="of:=LOG([.I547])" office:value-type="float" office:value="5.34940987216391" calcext:value-type="float">
            <text:p>5.34940987216391</text:p>
          </table:table-cell>
          <table:table-cell table:formula="of:=LOG([.A547])" office:value-type="float" office:value="1.12491267815762" calcext:value-type="float">
            <text:p>1.12491267815762</text:p>
          </table:table-cell>
          <table:table-cell table:formula="of:=LOG([.B547])" office:value-type="float" office:value="4.17331861310823" calcext:value-type="float">
            <text:p>4.17331861310823</text:p>
          </table:table-cell>
        </table:table-row>
        <table:table-row table:style-name="ro1">
          <table:table-cell office:value-type="float" office:value="3.325576" calcext:value-type="float">
            <text:p>3.325576</text:p>
          </table:table-cell>
          <table:table-cell office:value-type="float" office:value="4662.46792661568" calcext:value-type="float">
            <text:p>4662.467926615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746" calcext:value-type="float">
            <text:p>18746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1.11112076406704" calcext:value-type="float">
            <text:p>-1.11112076406704</text:p>
          </table:table-cell>
          <table:table-cell office:value-type="float" office:value="66.51152" calcext:value-type="float">
            <text:p>66.51152</text:p>
          </table:table-cell>
          <table:table-cell office:value-type="float" office:value="93249.3585323135" calcext:value-type="float">
            <text:p>93249.3585323135</text:p>
          </table:table-cell>
          <table:table-cell table:formula="of:=LOG([.H548])" office:value-type="float" office:value="1.82289687295924" calcext:value-type="float">
            <text:p>1.82289687295924</text:p>
          </table:table-cell>
          <table:table-cell table:formula="of:=LOG([.I548])" office:value-type="float" office:value="4.96964585295435" calcext:value-type="float">
            <text:p>4.96964585295435</text:p>
          </table:table-cell>
          <table:table-cell table:formula="of:=LOG([.A548])" office:value-type="float" office:value="0.521866877295255" calcext:value-type="float">
            <text:p>0.521866877295255</text:p>
          </table:table-cell>
          <table:table-cell table:formula="of:=LOG([.B548])" office:value-type="float" office:value="3.66861585729037" calcext:value-type="float">
            <text:p>3.66861585729037</text:p>
          </table:table-cell>
        </table:table-row>
        <table:table-row table:style-name="ro1">
          <table:table-cell office:value-type="float" office:value="4.1644094536508" calcext:value-type="float">
            <text:p>4.1644094536508</text:p>
          </table:table-cell>
          <table:table-cell office:value-type="float" office:value="4020.44524108604" calcext:value-type="float">
            <text:p>4020.44524108604</text:p>
          </table:table-cell>
          <table:table-cell office:value-type="string" calcext:value-type="string">
            <text:p>AU</text:p>
          </table:table-cell>
          <table:table-cell office:value-type="float" office:value="63" calcext:value-type="float">
            <text:p>63</text:p>
          </table:table-cell>
          <table:table-cell office:value-type="float" office:value="18822" calcext:value-type="float">
            <text:p>18822</text:p>
          </table:table-cell>
          <table:table-cell office:value-type="float" office:value="1.79934054945358" calcext:value-type="float">
            <text:p>1.79934054945358</text:p>
          </table:table-cell>
          <table:table-cell office:value-type="float" office:value="-0.999368431231147" calcext:value-type="float">
            <text:p>-0.999368431231147</text:p>
          </table:table-cell>
          <table:table-cell office:value-type="float" office:value="262.35779558" calcext:value-type="float">
            <text:p>262.35779558</text:p>
          </table:table-cell>
          <table:table-cell office:value-type="float" office:value="253288.05018842" calcext:value-type="float">
            <text:p>253288.05018842</text:p>
          </table:table-cell>
          <table:table-cell table:formula="of:=LOG([.H549])" office:value-type="float" office:value="2.41889397315444" calcext:value-type="float">
            <text:p>2.41889397315444</text:p>
          </table:table-cell>
          <table:table-cell table:formula="of:=LOG([.I549])" office:value-type="float" office:value="5.40361470080654" calcext:value-type="float">
            <text:p>5.40361470080654</text:p>
          </table:table-cell>
          <table:table-cell table:formula="of:=LOG([.A549])" office:value-type="float" office:value="0.619553423700857" calcext:value-type="float">
            <text:p>0.619553423700857</text:p>
          </table:table-cell>
          <table:table-cell table:formula="of:=LOG([.B549])" office:value-type="float" office:value="3.60427415135296" calcext:value-type="float">
            <text:p>3.60427415135296</text:p>
          </table:table-cell>
        </table:table-row>
        <table:table-row table:style-name="ro1">
          <table:table-cell office:value-type="float" office:value="5.16766666666667" calcext:value-type="float">
            <text:p>5.16766666666667</text:p>
          </table:table-cell>
          <table:table-cell office:value-type="float" office:value="10947.3643425275" calcext:value-type="float">
            <text:p>10947.36434252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844" calcext:value-type="float">
            <text:p>18844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499916311248695" calcext:value-type="float">
            <text:p>-0.499916311248695</text:p>
          </table:table-cell>
          <table:table-cell office:value-type="float" office:value="15.503" calcext:value-type="float">
            <text:p>15.503</text:p>
          </table:table-cell>
          <table:table-cell office:value-type="float" office:value="32842.0930275826" calcext:value-type="float">
            <text:p>32842.0930275826</text:p>
          </table:table-cell>
          <table:table-cell table:formula="of:=LOG([.H550])" office:value-type="float" office:value="1.19041574703329" calcext:value-type="float">
            <text:p>1.19041574703329</text:p>
          </table:table-cell>
          <table:table-cell table:formula="of:=LOG([.I550])" office:value-type="float" office:value="4.51643082692986" calcext:value-type="float">
            <text:p>4.51643082692986</text:p>
          </table:table-cell>
          <table:table-cell table:formula="of:=LOG([.A550])" office:value-type="float" office:value="0.713294492313628" calcext:value-type="float">
            <text:p>0.713294492313628</text:p>
          </table:table-cell>
          <table:table-cell table:formula="of:=LOG([.B550])" office:value-type="float" office:value="4.0393095722102" calcext:value-type="float">
            <text:p>4.0393095722102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2506.80447377986" calcext:value-type="float">
            <text:p>2506.804473779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875" calcext:value-type="float">
            <text:p>18875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12001658015911" calcext:value-type="float">
            <text:p>-1.12001658015911</text:p>
          </table:table-cell>
          <table:table-cell office:value-type="float" office:value="39.186" calcext:value-type="float">
            <text:p>39.186</text:p>
          </table:table-cell>
          <table:table-cell office:value-type="float" office:value="52642.8939493771" calcext:value-type="float">
            <text:p>52642.8939493771</text:p>
          </table:table-cell>
          <table:table-cell table:formula="of:=LOG([.H551])" office:value-type="float" office:value="1.5931309341444" calcext:value-type="float">
            <text:p>1.5931309341444</text:p>
          </table:table-cell>
          <table:table-cell table:formula="of:=LOG([.I551])" office:value-type="float" office:value="4.72133975582814" calcext:value-type="float">
            <text:p>4.72133975582814</text:p>
          </table:table-cell>
          <table:table-cell table:formula="of:=LOG([.A551])" office:value-type="float" office:value="0.270911639410481" calcext:value-type="float">
            <text:p>0.270911639410481</text:p>
          </table:table-cell>
          <table:table-cell table:formula="of:=LOG([.B551])" office:value-type="float" office:value="3.39912046109422" calcext:value-type="float">
            <text:p>3.39912046109422</text:p>
          </table:table-cell>
        </table:table-row>
        <table:table-row table:style-name="ro1">
          <table:table-cell office:value-type="float" office:value="8.96439999999999" calcext:value-type="float">
            <text:p>8.96439999999999</text:p>
          </table:table-cell>
          <table:table-cell office:value-type="float" office:value="13508.1965380507" calcext:value-type="float">
            <text:p>13508.19653805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877" calcext:value-type="float">
            <text:p>18877</text:p>
          </table:table-cell>
          <table:table-cell office:value-type="float" office:value="1.90308998699194" calcext:value-type="float">
            <text:p>1.90308998699194</text:p>
          </table:table-cell>
          <table:table-cell office:value-type="float" office:value="-1.18064798381391" calcext:value-type="float">
            <text:p>-1.18064798381391</text:p>
          </table:table-cell>
          <table:table-cell office:value-type="float" office:value="717.152" calcext:value-type="float">
            <text:p>717.152</text:p>
          </table:table-cell>
          <table:table-cell office:value-type="float" office:value="1080655.72304405" calcext:value-type="float">
            <text:p>1080655.72304405</text:p>
          </table:table-cell>
          <table:table-cell table:formula="of:=LOG([.H552])" office:value-type="float" office:value="2.85561121391755" calcext:value-type="float">
            <text:p>2.85561121391755</text:p>
          </table:table-cell>
          <table:table-cell table:formula="of:=LOG([.I552])" office:value-type="float" office:value="6.03368735778637" calcext:value-type="float">
            <text:p>6.03368735778637</text:p>
          </table:table-cell>
          <table:table-cell table:formula="of:=LOG([.A552])" office:value-type="float" office:value="0.952521226925604" calcext:value-type="float">
            <text:p>0.952521226925604</text:p>
          </table:table-cell>
          <table:table-cell table:formula="of:=LOG([.B552])" office:value-type="float" office:value="4.13059737079443" calcext:value-type="float">
            <text:p>4.13059737079443</text:p>
          </table:table-cell>
        </table:table-row>
        <table:table-row table:style-name="ro1">
          <table:table-cell office:value-type="float" office:value="14.6776162166667" calcext:value-type="float">
            <text:p>14.6776162166667</text:p>
          </table:table-cell>
          <table:table-cell office:value-type="float" office:value="14134.029385424" calcext:value-type="float">
            <text:p>14134.029385424</text:p>
          </table:table-cell>
          <table:table-cell office:value-type="string" calcext:value-type="string">
            <text:p>GB</text:p>
          </table:table-cell>
          <table:table-cell office:value-type="float" office:value="69" calcext:value-type="float">
            <text:p>69</text:p>
          </table:table-cell>
          <table:table-cell office:value-type="float" office:value="18901" calcext:value-type="float">
            <text:p>18901</text:p>
          </table:table-cell>
          <table:table-cell office:value-type="float" office:value="1.83884909073726" calcext:value-type="float">
            <text:p>1.83884909073726</text:p>
          </table:table-cell>
          <table:table-cell office:value-type="float" office:value="-1.00781484850617" calcext:value-type="float">
            <text:p>-1.00781484850617</text:p>
          </table:table-cell>
          <table:table-cell office:value-type="float" office:value="1012.75551895" calcext:value-type="float">
            <text:p>1012.75551895</text:p>
          </table:table-cell>
          <table:table-cell office:value-type="float" office:value="975248.027594253" calcext:value-type="float">
            <text:p>975248.027594253</text:p>
          </table:table-cell>
          <table:table-cell table:formula="of:=LOG([.H553])" office:value-type="float" office:value="3.00550461852361" calcext:value-type="float">
            <text:p>3.00550461852361</text:p>
          </table:table-cell>
          <table:table-cell table:formula="of:=LOG([.I553])" office:value-type="float" office:value="5.989115080639" calcext:value-type="float">
            <text:p>5.989115080639</text:p>
          </table:table-cell>
          <table:table-cell table:formula="of:=LOG([.A553])" office:value-type="float" office:value="1.16665552778635" calcext:value-type="float">
            <text:p>1.16665552778635</text:p>
          </table:table-cell>
          <table:table-cell table:formula="of:=LOG([.B553])" office:value-type="float" office:value="4.15026598990174" calcext:value-type="float">
            <text:p>4.15026598990174</text:p>
          </table:table-cell>
        </table:table-row>
        <table:table-row table:style-name="ro1">
          <table:table-cell office:value-type="float" office:value="2.48032098765432" calcext:value-type="float">
            <text:p>2.48032098765432</text:p>
          </table:table-cell>
          <table:table-cell office:value-type="float" office:value="3711.08831535648" calcext:value-type="float">
            <text:p>3711.088315356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909" calcext:value-type="float">
            <text:p>18909</text:p>
          </table:table-cell>
          <table:table-cell office:value-type="float" office:value="1.90848501887865" calcext:value-type="float">
            <text:p>1.90848501887865</text:p>
          </table:table-cell>
          <table:table-cell office:value-type="float" office:value="-1.00929577321502" calcext:value-type="float">
            <text:p>-1.00929577321502</text:p>
          </table:table-cell>
          <table:table-cell office:value-type="float" office:value="200.906" calcext:value-type="float">
            <text:p>200.906</text:p>
          </table:table-cell>
          <table:table-cell office:value-type="float" office:value="300598.153543875" calcext:value-type="float">
            <text:p>300598.153543875</text:p>
          </table:table-cell>
          <table:table-cell table:formula="of:=LOG([.H554])" office:value-type="float" office:value="2.30299290702192" calcext:value-type="float">
            <text:p>2.30299290702192</text:p>
          </table:table-cell>
          <table:table-cell table:formula="of:=LOG([.I554])" office:value-type="float" office:value="5.47798630855904" calcext:value-type="float">
            <text:p>5.47798630855904</text:p>
          </table:table-cell>
          <table:table-cell table:formula="of:=LOG([.A554])" office:value-type="float" office:value="0.394507888143272" calcext:value-type="float">
            <text:p>0.394507888143272</text:p>
          </table:table-cell>
          <table:table-cell table:formula="of:=LOG([.B554])" office:value-type="float" office:value="3.56950128968039" calcext:value-type="float">
            <text:p>3.56950128968039</text:p>
          </table:table-cell>
        </table:table-row>
        <table:table-row table:style-name="ro1">
          <table:table-cell office:value-type="float" office:value="3.42159721969231" calcext:value-type="float">
            <text:p>3.42159721969231</text:p>
          </table:table-cell>
          <table:table-cell office:value-type="float" office:value="5615.18020573383" calcext:value-type="float">
            <text:p>5615.1802057338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8968" calcext:value-type="float">
            <text:p>18968</text:p>
          </table:table-cell>
          <table:table-cell office:value-type="float" office:value="1.81291335664286" calcext:value-type="float">
            <text:p>1.81291335664286</text:p>
          </table:table-cell>
          <table:table-cell office:value-type="float" office:value="-1.48640888465043" calcext:value-type="float">
            <text:p>-1.48640888465043</text:p>
          </table:table-cell>
          <table:table-cell office:value-type="float" office:value="222.40381928" calcext:value-type="float">
            <text:p>222.40381928</text:p>
          </table:table-cell>
          <table:table-cell office:value-type="float" office:value="364986.713372699" calcext:value-type="float">
            <text:p>364986.713372699</text:p>
          </table:table-cell>
          <table:table-cell table:formula="of:=LOG([.H555])" office:value-type="float" office:value="2.34714224099449" calcext:value-type="float">
            <text:p>2.34714224099449</text:p>
          </table:table-cell>
          <table:table-cell table:formula="of:=LOG([.I555])" office:value-type="float" office:value="5.56227705510319" calcext:value-type="float">
            <text:p>5.56227705510319</text:p>
          </table:table-cell>
          <table:table-cell table:formula="of:=LOG([.A555])" office:value-type="float" office:value="0.534228884351637" calcext:value-type="float">
            <text:p>0.534228884351637</text:p>
          </table:table-cell>
          <table:table-cell table:formula="of:=LOG([.B555])" office:value-type="float" office:value="3.74936369846034" calcext:value-type="float">
            <text:p>3.74936369846034</text:p>
          </table:table-cell>
        </table:table-row>
        <table:table-row table:style-name="ro1">
          <table:table-cell office:value-type="float" office:value="15.8336420106557" calcext:value-type="float">
            <text:p>15.8336420106557</text:p>
          </table:table-cell>
          <table:table-cell office:value-type="float" office:value="11619.9782313019" calcext:value-type="float">
            <text:p>11619.9782313019</text:p>
          </table:table-cell>
          <table:table-cell office:value-type="string" calcext:value-type="string">
            <text:p>US</text:p>
          </table:table-cell>
          <table:table-cell office:value-type="float" office:value="61" calcext:value-type="float">
            <text:p>61</text:p>
          </table:table-cell>
          <table:table-cell office:value-type="float" office:value="18980" calcext:value-type="float">
            <text:p>18980</text:p>
          </table:table-cell>
          <table:table-cell office:value-type="float" office:value="1.78532983501077" calcext:value-type="float">
            <text:p>1.78532983501077</text:p>
          </table:table-cell>
          <table:table-cell office:value-type="float" office:value="-0.791927259658606" calcext:value-type="float">
            <text:p>-0.791927259658606</text:p>
          </table:table-cell>
          <table:table-cell office:value-type="float" office:value="965.85216265" calcext:value-type="float">
            <text:p>965.85216265</text:p>
          </table:table-cell>
          <table:table-cell office:value-type="float" office:value="708818.672109417" calcext:value-type="float">
            <text:p>708818.672109417</text:p>
          </table:table-cell>
          <table:table-cell table:formula="of:=LOG([.H556])" office:value-type="float" office:value="2.98491065658235" calcext:value-type="float">
            <text:p>2.98491065658235</text:p>
          </table:table-cell>
          <table:table-cell table:formula="of:=LOG([.I556])" office:value-type="float" office:value="5.85053514946488" calcext:value-type="float">
            <text:p>5.85053514946488</text:p>
          </table:table-cell>
          <table:table-cell table:formula="of:=LOG([.A556])" office:value-type="float" office:value="1.19958082157159" calcext:value-type="float">
            <text:p>1.19958082157159</text:p>
          </table:table-cell>
          <table:table-cell table:formula="of:=LOG([.B556])" office:value-type="float" office:value="4.06520531445411" calcext:value-type="float">
            <text:p>4.06520531445411</text:p>
          </table:table-cell>
        </table:table-row>
        <table:table-row table:style-name="ro1">
          <table:table-cell office:value-type="float" office:value="1.86327481378857" calcext:value-type="float">
            <text:p>1.86327481378857</text:p>
          </table:table-cell>
          <table:table-cell office:value-type="float" office:value="1140.50860989759" calcext:value-type="float">
            <text:p>1140.50860989759</text:p>
          </table:table-cell>
          <table:table-cell office:value-type="string" calcext:value-type="string">
            <text:p>US</text:p>
          </table:table-cell>
          <table:table-cell office:value-type="float" office:value="3273" calcext:value-type="float">
            <text:p>3273</text:p>
          </table:table-cell>
          <table:table-cell office:value-type="float" office:value="19131" calcext:value-type="float">
            <text:p>19131</text:p>
          </table:table-cell>
          <table:table-cell office:value-type="float" office:value="3.514946005308" calcext:value-type="float">
            <text:p>3.514946005308</text:p>
          </table:table-cell>
          <table:table-cell office:value-type="float" office:value="-0.982722635140299" calcext:value-type="float">
            <text:p>-0.982722635140299</text:p>
          </table:table-cell>
          <table:table-cell office:value-type="float" office:value="6098.49846552999" calcext:value-type="float">
            <text:p>6098.49846552999</text:p>
          </table:table-cell>
          <table:table-cell office:value-type="float" office:value="3732884.68019481" calcext:value-type="float">
            <text:p>3732884.68019481</text:p>
          </table:table-cell>
          <table:table-cell table:formula="of:=LOG([.H557])" office:value-type="float" office:value="3.78522291887845" calcext:value-type="float">
            <text:p>3.78522291887845</text:p>
          </table:table-cell>
          <table:table-cell table:formula="of:=LOG([.I557])" office:value-type="float" office:value="6.57204457349752" calcext:value-type="float">
            <text:p>6.57204457349752</text:p>
          </table:table-cell>
          <table:table-cell table:formula="of:=LOG([.A557])" office:value-type="float" office:value="0.270276913570445" calcext:value-type="float">
            <text:p>0.270276913570445</text:p>
          </table:table-cell>
          <table:table-cell table:formula="of:=LOG([.B557])" office:value-type="float" office:value="3.05709856818952" calcext:value-type="float">
            <text:p>3.05709856818952</text:p>
          </table:table-cell>
        </table:table-row>
        <table:table-row table:style-name="ro1">
          <table:table-cell office:value-type="float" office:value="2.81833333333333" calcext:value-type="float">
            <text:p>2.81833333333333</text:p>
          </table:table-cell>
          <table:table-cell office:value-type="float" office:value="3526.63740337386" calcext:value-type="float">
            <text:p>3526.637403373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132" calcext:value-type="float">
            <text:p>19132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09511082915564" calcext:value-type="float">
            <text:p>-1.09511082915564</text:p>
          </table:table-cell>
          <table:table-cell office:value-type="float" office:value="8.455" calcext:value-type="float">
            <text:p>8.455</text:p>
          </table:table-cell>
          <table:table-cell office:value-type="float" office:value="10579.9122101216" calcext:value-type="float">
            <text:p>10579.9122101216</text:p>
          </table:table-cell>
          <table:table-cell table:formula="of:=LOG([.H558])" office:value-type="float" office:value="0.92711361193376" calcext:value-type="float">
            <text:p>0.92711361193376</text:p>
          </table:table-cell>
          <table:table-cell table:formula="of:=LOG([.I558])" office:value-type="float" office:value="4.02448206403017" calcext:value-type="float">
            <text:p>4.02448206403017</text:p>
          </table:table-cell>
          <table:table-cell table:formula="of:=LOG([.A558])" office:value-type="float" office:value="0.449992357214098" calcext:value-type="float">
            <text:p>0.449992357214098</text:p>
          </table:table-cell>
          <table:table-cell table:formula="of:=LOG([.B558])" office:value-type="float" office:value="3.54736080931051" calcext:value-type="float">
            <text:p>3.54736080931051</text:p>
          </table:table-cell>
        </table:table-row>
        <table:table-row table:style-name="ro1">
          <table:table-cell office:value-type="float" office:value="2.981" calcext:value-type="float">
            <text:p>2.981</text:p>
          </table:table-cell>
          <table:table-cell office:value-type="float" office:value="4700.37110855754" calcext:value-type="float">
            <text:p>4700.371108557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143" calcext:value-type="float">
            <text:p>19143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29411898362637" calcext:value-type="float">
            <text:p>-1.29411898362637</text:p>
          </table:table-cell>
          <table:table-cell office:value-type="float" office:value="5.962" calcext:value-type="float">
            <text:p>5.962</text:p>
          </table:table-cell>
          <table:table-cell office:value-type="float" office:value="9400.74221711508" calcext:value-type="float">
            <text:p>9400.74221711508</text:p>
          </table:table-cell>
          <table:table-cell table:formula="of:=LOG([.H559])" office:value-type="float" office:value="0.775391971696612" calcext:value-type="float">
            <text:p>0.775391971696612</text:p>
          </table:table-cell>
          <table:table-cell table:formula="of:=LOG([.I559])" office:value-type="float" office:value="3.97316214382015" calcext:value-type="float">
            <text:p>3.97316214382015</text:p>
          </table:table-cell>
          <table:table-cell table:formula="of:=LOG([.A559])" office:value-type="float" office:value="0.474361976032631" calcext:value-type="float">
            <text:p>0.474361976032631</text:p>
          </table:table-cell>
          <table:table-cell table:formula="of:=LOG([.B559])" office:value-type="float" office:value="3.67213214815617" calcext:value-type="float">
            <text:p>3.67213214815617</text:p>
          </table:table-cell>
        </table:table-row>
        <table:table-row table:style-name="ro1">
          <table:table-cell office:value-type="float" office:value="4.27187728088235" calcext:value-type="float">
            <text:p>4.27187728088235</text:p>
          </table:table-cell>
          <table:table-cell office:value-type="float" office:value="1552.89041279289" calcext:value-type="float">
            <text:p>1552.8904127928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146" calcext:value-type="float">
            <text:p>19146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0.573117024686968" calcext:value-type="float">
            <text:p>-0.573117024686968</text:p>
          </table:table-cell>
          <table:table-cell office:value-type="float" office:value="145.24382755" calcext:value-type="float">
            <text:p>145.24382755</text:p>
          </table:table-cell>
          <table:table-cell office:value-type="float" office:value="52798.2740349584" calcext:value-type="float">
            <text:p>52798.2740349584</text:p>
          </table:table-cell>
          <table:table-cell table:formula="of:=LOG([.H560])" office:value-type="float" office:value="2.16209768517298" calcext:value-type="float">
            <text:p>2.16209768517298</text:p>
          </table:table-cell>
          <table:table-cell table:formula="of:=LOG([.I560])" office:value-type="float" office:value="4.72261972576591" calcext:value-type="float">
            <text:p>4.72261972576591</text:p>
          </table:table-cell>
          <table:table-cell table:formula="of:=LOG([.A560])" office:value-type="float" office:value="0.63061876813072" calcext:value-type="float">
            <text:p>0.63061876813072</text:p>
          </table:table-cell>
          <table:table-cell table:formula="of:=LOG([.B560])" office:value-type="float" office:value="3.19114080872365" calcext:value-type="float">
            <text:p>3.19114080872365</text:p>
          </table:table-cell>
        </table:table-row>
        <table:table-row table:style-name="ro1">
          <table:table-cell office:value-type="float" office:value="16.2611130802572" calcext:value-type="float">
            <text:p>16.2611130802572</text:p>
          </table:table-cell>
          <table:table-cell office:value-type="float" office:value="8818.72116244559" calcext:value-type="float">
            <text:p>8818.72116244559</text:p>
          </table:table-cell>
          <table:table-cell office:value-type="string" calcext:value-type="string">
            <text:p>LU</text:p>
          </table:table-cell>
          <table:table-cell office:value-type="float" office:value="350" calcext:value-type="float">
            <text:p>350</text:p>
          </table:table-cell>
          <table:table-cell office:value-type="float" office:value="19150" calcext:value-type="float">
            <text:p>19150</text:p>
          </table:table-cell>
          <table:table-cell office:value-type="float" office:value="2.54406804435028" calcext:value-type="float">
            <text:p>2.54406804435028</text:p>
          </table:table-cell>
          <table:table-cell office:value-type="float" office:value="-1.0280261889754" calcext:value-type="float">
            <text:p>-1.0280261889754</text:p>
          </table:table-cell>
          <table:table-cell office:value-type="float" office:value="5691.38957809001" calcext:value-type="float">
            <text:p>5691.38957809001</text:p>
          </table:table-cell>
          <table:table-cell office:value-type="float" office:value="3086552.40685596" calcext:value-type="float">
            <text:p>3086552.40685596</text:p>
          </table:table-cell>
          <table:table-cell table:formula="of:=LOG([.H561])" office:value-type="float" office:value="3.75521831427183" calcext:value-type="float">
            <text:p>3.75521831427183</text:p>
          </table:table-cell>
          <table:table-cell table:formula="of:=LOG([.I561])" office:value-type="float" office:value="6.48947365529151" calcext:value-type="float">
            <text:p>6.48947365529151</text:p>
          </table:table-cell>
          <table:table-cell table:formula="of:=LOG([.A561])" office:value-type="float" office:value="1.21115026992156" calcext:value-type="float">
            <text:p>1.21115026992156</text:p>
          </table:table-cell>
          <table:table-cell table:formula="of:=LOG([.B561])" office:value-type="float" office:value="3.94540561094123" calcext:value-type="float">
            <text:p>3.94540561094123</text:p>
          </table:table-cell>
        </table:table-row>
        <table:table-row table:style-name="ro1">
          <table:table-cell office:value-type="float" office:value="3.044" calcext:value-type="float">
            <text:p>3.044</text:p>
          </table:table-cell>
          <table:table-cell office:value-type="float" office:value="4434.00232611316" calcext:value-type="float">
            <text:p>4434.002326113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183" calcext:value-type="float">
            <text:p>19183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15349541524867" calcext:value-type="float">
            <text:p>-1.15349541524867</text:p>
          </table:table-cell>
          <table:table-cell office:value-type="float" office:value="15.22" calcext:value-type="float">
            <text:p>15.22</text:p>
          </table:table-cell>
          <table:table-cell office:value-type="float" office:value="22170.0116305658" calcext:value-type="float">
            <text:p>22170.0116305658</text:p>
          </table:table-cell>
          <table:table-cell table:formula="of:=LOG([.H562])" office:value-type="float" office:value="1.18241465243455" calcext:value-type="float">
            <text:p>1.18241465243455</text:p>
          </table:table-cell>
          <table:table-cell table:formula="of:=LOG([.I562])" office:value-type="float" office:value="4.34576592094891" calcext:value-type="float">
            <text:p>4.34576592094891</text:p>
          </table:table-cell>
          <table:table-cell table:formula="of:=LOG([.A562])" office:value-type="float" office:value="0.483444648098535" calcext:value-type="float">
            <text:p>0.483444648098535</text:p>
          </table:table-cell>
          <table:table-cell table:formula="of:=LOG([.B562])" office:value-type="float" office:value="3.6467959166129" calcext:value-type="float">
            <text:p>3.6467959166129</text:p>
          </table:table-cell>
        </table:table-row>
        <table:table-row table:style-name="ro1">
          <table:table-cell office:value-type="float" office:value="13.2164321492593" calcext:value-type="float">
            <text:p>13.2164321492593</text:p>
          </table:table-cell>
          <table:table-cell office:value-type="float" office:value="5915.7424156269" calcext:value-type="float">
            <text:p>5915.742415626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209" calcext:value-type="float">
            <text:p>19209</text:p>
          </table:table-cell>
          <table:table-cell office:value-type="float" office:value="1.43136376415899" calcext:value-type="float">
            <text:p>1.43136376415899</text:p>
          </table:table-cell>
          <table:table-cell office:value-type="float" office:value="-0.730683705451356" calcext:value-type="float">
            <text:p>-0.730683705451356</text:p>
          </table:table-cell>
          <table:table-cell office:value-type="float" office:value="356.84366803" calcext:value-type="float">
            <text:p>356.84366803</text:p>
          </table:table-cell>
          <table:table-cell office:value-type="float" office:value="159725.045221926" calcext:value-type="float">
            <text:p>159725.045221926</text:p>
          </table:table-cell>
          <table:table-cell table:formula="of:=LOG([.H563])" office:value-type="float" office:value="2.55247799487457" calcext:value-type="float">
            <text:p>2.55247799487457</text:p>
          </table:table-cell>
          <table:table-cell table:formula="of:=LOG([.I563])" office:value-type="float" office:value="5.2033730197632" calcext:value-type="float">
            <text:p>5.2033730197632</text:p>
          </table:table-cell>
          <table:table-cell table:formula="of:=LOG([.A563])" office:value-type="float" office:value="1.12111423071558" calcext:value-type="float">
            <text:p>1.12111423071558</text:p>
          </table:table-cell>
          <table:table-cell table:formula="of:=LOG([.B563])" office:value-type="float" office:value="3.77200925560421" calcext:value-type="float">
            <text:p>3.77200925560421</text:p>
          </table:table-cell>
        </table:table-row>
        <table:table-row table:style-name="ro1">
          <table:table-cell office:value-type="float" office:value="15.0710967741936" calcext:value-type="float">
            <text:p>15.0710967741936</text:p>
          </table:table-cell>
          <table:table-cell office:value-type="float" office:value="13170.3080628582" calcext:value-type="float">
            <text:p>13170.30806285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210" calcext:value-type="float">
            <text:p>19210</text:p>
          </table:table-cell>
          <table:table-cell office:value-type="float" office:value="1.49136169383427" calcext:value-type="float">
            <text:p>1.49136169383427</text:p>
          </table:table-cell>
          <table:table-cell office:value-type="float" office:value="-1.47650689395915" calcext:value-type="float">
            <text:p>-1.47650689395915</text:p>
          </table:table-cell>
          <table:table-cell office:value-type="float" office:value="467.204" calcext:value-type="float">
            <text:p>467.204</text:p>
          </table:table-cell>
          <table:table-cell office:value-type="float" office:value="408279.549948605" calcext:value-type="float">
            <text:p>408279.549948605</text:p>
          </table:table-cell>
          <table:table-cell table:formula="of:=LOG([.H564])" office:value-type="float" office:value="2.6695065523631" calcext:value-type="float">
            <text:p>2.6695065523631</text:p>
          </table:table-cell>
          <table:table-cell table:formula="of:=LOG([.I564])" office:value-type="float" office:value="5.6109576273712" calcext:value-type="float">
            <text:p>5.6109576273712</text:p>
          </table:table-cell>
          <table:table-cell table:formula="of:=LOG([.A564])" office:value-type="float" office:value="1.17814485852883" calcext:value-type="float">
            <text:p>1.17814485852883</text:p>
          </table:table-cell>
          <table:table-cell table:formula="of:=LOG([.B564])" office:value-type="float" office:value="4.11959593353693" calcext:value-type="float">
            <text:p>4.11959593353693</text:p>
          </table:table-cell>
        </table:table-row>
        <table:table-row table:style-name="ro1">
          <table:table-cell office:value-type="float" office:value="6.52156593632812" calcext:value-type="float">
            <text:p>6.52156593632812</text:p>
          </table:table-cell>
          <table:table-cell office:value-type="float" office:value="4657.62360874578" calcext:value-type="float">
            <text:p>4657.6236087457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9214" calcext:value-type="float">
            <text:p>19214</text:p>
          </table:table-cell>
          <table:table-cell office:value-type="float" office:value="2.10720996964787" calcext:value-type="float">
            <text:p>2.10720996964787</text:p>
          </table:table-cell>
          <table:table-cell office:value-type="float" office:value="-1.15907638428275" calcext:value-type="float">
            <text:p>-1.15907638428275</text:p>
          </table:table-cell>
          <table:table-cell office:value-type="float" office:value="834.76043985" calcext:value-type="float">
            <text:p>834.76043985</text:p>
          </table:table-cell>
          <table:table-cell office:value-type="float" office:value="596175.82191946" calcext:value-type="float">
            <text:p>596175.82191946</text:p>
          </table:table-cell>
          <table:table-cell table:formula="of:=LOG([.H565])" office:value-type="float" office:value="2.92156185922194" calcext:value-type="float">
            <text:p>2.92156185922194</text:p>
          </table:table-cell>
          <table:table-cell table:formula="of:=LOG([.I565])" office:value-type="float" office:value="5.77537435911714" calcext:value-type="float">
            <text:p>5.77537435911714</text:p>
          </table:table-cell>
          <table:table-cell table:formula="of:=LOG([.A565])" office:value-type="float" office:value="0.814351889574071" calcext:value-type="float">
            <text:p>0.814351889574071</text:p>
          </table:table-cell>
          <table:table-cell table:formula="of:=LOG([.B565])" office:value-type="float" office:value="3.66816438946927" calcext:value-type="float">
            <text:p>3.66816438946927</text:p>
          </table:table-cell>
        </table:table-row>
        <table:table-row table:style-name="ro1">
          <table:table-cell office:value-type="float" office:value="3.3775" calcext:value-type="float">
            <text:p>3.3775</text:p>
          </table:table-cell>
          <table:table-cell office:value-type="float" office:value="5022.25935826882" calcext:value-type="float">
            <text:p>5022.259358268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259" calcext:value-type="float">
            <text:p>19259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2817411983647" calcext:value-type="float">
            <text:p>-1.2817411983647</text:p>
          </table:table-cell>
          <table:table-cell office:value-type="float" office:value="13.51" calcext:value-type="float">
            <text:p>13.51</text:p>
          </table:table-cell>
          <table:table-cell office:value-type="float" office:value="20089.0374330753" calcext:value-type="float">
            <text:p>20089.0374330753</text:p>
          </table:table-cell>
          <table:table-cell table:formula="of:=LOG([.H566])" office:value-type="float" office:value="1.13065534902203" calcext:value-type="float">
            <text:p>1.13065534902203</text:p>
          </table:table-cell>
          <table:table-cell table:formula="of:=LOG([.I566])" office:value-type="float" office:value="4.30295912801162" calcext:value-type="float">
            <text:p>4.30295912801162</text:p>
          </table:table-cell>
          <table:table-cell table:formula="of:=LOG([.A566])" office:value-type="float" office:value="0.528595357694068" calcext:value-type="float">
            <text:p>0.528595357694068</text:p>
          </table:table-cell>
          <table:table-cell table:formula="of:=LOG([.B566])" office:value-type="float" office:value="3.70089913668366" calcext:value-type="float">
            <text:p>3.70089913668366</text:p>
          </table:table-cell>
        </table:table-row>
        <table:table-row table:style-name="ro1">
          <table:table-cell office:value-type="float" office:value="1.16341547638324" calcext:value-type="float">
            <text:p>1.16341547638324</text:p>
          </table:table-cell>
          <table:table-cell office:value-type="float" office:value="818.862382584935" calcext:value-type="float">
            <text:p>818.862382584935</text:p>
          </table:table-cell>
          <table:table-cell office:value-type="string" calcext:value-type="string">
            <text:p>AU</text:p>
          </table:table-cell>
          <table:table-cell office:value-type="float" office:value="835" calcext:value-type="float">
            <text:p>835</text:p>
          </table:table-cell>
          <table:table-cell office:value-type="float" office:value="19285" calcext:value-type="float">
            <text:p>19285</text:p>
          </table:table-cell>
          <table:table-cell office:value-type="float" office:value="2.9216864754836" calcext:value-type="float">
            <text:p>2.9216864754836</text:p>
          </table:table-cell>
          <table:table-cell office:value-type="float" office:value="-1.02525731960885" calcext:value-type="float">
            <text:p>-1.02525731960885</text:p>
          </table:table-cell>
          <table:table-cell office:value-type="float" office:value="971.451922780002" calcext:value-type="float">
            <text:p>971.451922780002</text:p>
          </table:table-cell>
          <table:table-cell office:value-type="float" office:value="683750.089458421" calcext:value-type="float">
            <text:p>683750.089458421</text:p>
          </table:table-cell>
          <table:table-cell table:formula="of:=LOG([.H567])" office:value-type="float" office:value="2.98742131220496" calcext:value-type="float">
            <text:p>2.98742131220496</text:p>
          </table:table-cell>
          <table:table-cell table:formula="of:=LOG([.I567])" office:value-type="float" office:value="5.8348973961624" calcext:value-type="float">
            <text:p>5.8348973961624</text:p>
          </table:table-cell>
          <table:table-cell table:formula="of:=LOG([.A567])" office:value-type="float" office:value="0.0657348367213618" calcext:value-type="float">
            <text:p>0.065734836721362</text:p>
          </table:table-cell>
          <table:table-cell table:formula="of:=LOG([.B567])" office:value-type="float" office:value="2.91321092067879" calcext:value-type="float">
            <text:p>2.91321092067879</text:p>
          </table:table-cell>
        </table:table-row>
        <table:table-row table:style-name="ro1">
          <table:table-cell office:value-type="float" office:value="1.00271428571429" calcext:value-type="float">
            <text:p>1.00271428571429</text:p>
          </table:table-cell>
          <table:table-cell office:value-type="float" office:value="2270.49406600236" calcext:value-type="float">
            <text:p>2270.494066002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301" calcext:value-type="float">
            <text:p>19301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00164742066798" calcext:value-type="float">
            <text:p>-1.00164742066798</text:p>
          </table:table-cell>
          <table:table-cell office:value-type="float" office:value="21.057" calcext:value-type="float">
            <text:p>21.057</text:p>
          </table:table-cell>
          <table:table-cell office:value-type="float" office:value="47680.3753860496" calcext:value-type="float">
            <text:p>47680.3753860496</text:p>
          </table:table-cell>
          <table:table-cell table:formula="of:=LOG([.H568])" office:value-type="float" office:value="1.32339649713188" calcext:value-type="float">
            <text:p>1.32339649713188</text:p>
          </table:table-cell>
          <table:table-cell table:formula="of:=LOG([.I568])" office:value-type="float" office:value="4.67833966593202" calcext:value-type="float">
            <text:p>4.67833966593202</text:p>
          </table:table-cell>
          <table:table-cell table:formula="of:=LOG([.A568])" office:value-type="float" office:value="0.00117720239795825" calcext:value-type="float">
            <text:p>0.001177202397958</text:p>
          </table:table-cell>
          <table:table-cell table:formula="of:=LOG([.B568])" office:value-type="float" office:value="3.3561203711981" calcext:value-type="float">
            <text:p>3.3561203711981</text:p>
          </table:table-cell>
        </table:table-row>
        <table:table-row table:style-name="ro1">
          <table:table-cell office:value-type="float" office:value="0.845630183018807" calcext:value-type="float">
            <text:p>0.845630183018807</text:p>
          </table:table-cell>
          <table:table-cell office:value-type="float" office:value="369.743432141867" calcext:value-type="float">
            <text:p>369.743432141867</text:p>
          </table:table-cell>
          <table:table-cell office:value-type="string" calcext:value-type="string">
            <text:p>US</text:p>
          </table:table-cell>
          <table:table-cell office:value-type="float" office:value="7334" calcext:value-type="float">
            <text:p>7334</text:p>
          </table:table-cell>
          <table:table-cell office:value-type="float" office:value="19326" calcext:value-type="float">
            <text:p>19326</text:p>
          </table:table-cell>
          <table:table-cell office:value-type="float" office:value="3.86534090562458" calcext:value-type="float">
            <text:p>3.86534090562458</text:p>
          </table:table-cell>
          <table:table-cell office:value-type="float" office:value="-1.00552411867759" calcext:value-type="float">
            <text:p>-1.00552411867759</text:p>
          </table:table-cell>
          <table:table-cell office:value-type="float" office:value="6201.85176225993" calcext:value-type="float">
            <text:p>6201.85176225993</text:p>
          </table:table-cell>
          <table:table-cell office:value-type="float" office:value="2711698.33132845" calcext:value-type="float">
            <text:p>2711698.33132845</text:p>
          </table:table-cell>
          <table:table-cell table:formula="of:=LOG([.H569])" office:value-type="float" office:value="3.79252138144308" calcext:value-type="float">
            <text:p>3.79252138144308</text:p>
          </table:table-cell>
          <table:table-cell table:formula="of:=LOG([.I569])" office:value-type="float" office:value="6.43324137386517" calcext:value-type="float">
            <text:p>6.43324137386517</text:p>
          </table:table-cell>
          <table:table-cell table:formula="of:=LOG([.A569])" office:value-type="float" office:value="-0.0728195241815015" calcext:value-type="float">
            <text:p>-0.072819524181502</text:p>
          </table:table-cell>
          <table:table-cell table:formula="of:=LOG([.B569])" office:value-type="float" office:value="2.56790046824059" calcext:value-type="float">
            <text:p>2.56790046824059</text:p>
          </table:table-cell>
        </table:table-row>
        <table:table-row table:style-name="ro1">
          <table:table-cell office:value-type="float" office:value="1.9818125" calcext:value-type="float">
            <text:p>1.9818125</text:p>
          </table:table-cell>
          <table:table-cell office:value-type="float" office:value="1544.51246601554" calcext:value-type="float">
            <text:p>1544.512466015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355" calcext:value-type="float">
            <text:p>19355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0.969488771383912" calcext:value-type="float">
            <text:p>-0.969488771383912</text:p>
          </table:table-cell>
          <table:table-cell office:value-type="float" office:value="31.709" calcext:value-type="float">
            <text:p>31.709</text:p>
          </table:table-cell>
          <table:table-cell office:value-type="float" office:value="24712.1994562487" calcext:value-type="float">
            <text:p>24712.1994562487</text:p>
          </table:table-cell>
          <table:table-cell table:formula="of:=LOG([.H570])" office:value-type="float" office:value="1.50118254599019" calcext:value-type="float">
            <text:p>1.50118254599019</text:p>
          </table:table-cell>
          <table:table-cell table:formula="of:=LOG([.I570])" office:value-type="float" office:value="4.39291140057013" calcext:value-type="float">
            <text:p>4.39291140057013</text:p>
          </table:table-cell>
          <table:table-cell table:formula="of:=LOG([.A570])" office:value-type="float" office:value="0.297062563334268" calcext:value-type="float">
            <text:p>0.297062563334268</text:p>
          </table:table-cell>
          <table:table-cell table:formula="of:=LOG([.B570])" office:value-type="float" office:value="3.1887914179142" calcext:value-type="float">
            <text:p>3.1887914179142</text:p>
          </table:table-cell>
        </table:table-row>
        <table:table-row table:style-name="ro1">
          <table:table-cell office:value-type="float" office:value="7.49255882352941" calcext:value-type="float">
            <text:p>7.49255882352941</text:p>
          </table:table-cell>
          <table:table-cell office:value-type="float" office:value="15409.1428618918" calcext:value-type="float">
            <text:p>15409.14286189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400" calcext:value-type="float">
            <text:p>19400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1.01584104993819" calcext:value-type="float">
            <text:p>-1.01584104993819</text:p>
          </table:table-cell>
          <table:table-cell office:value-type="float" office:value="254.747" calcext:value-type="float">
            <text:p>254.747</text:p>
          </table:table-cell>
          <table:table-cell office:value-type="float" office:value="523910.857304322" calcext:value-type="float">
            <text:p>523910.857304322</text:p>
          </table:table-cell>
          <table:table-cell table:formula="of:=LOG([.H571])" office:value-type="float" office:value="2.40610907828742" calcext:value-type="float">
            <text:p>2.40610907828742</text:p>
          </table:table-cell>
          <table:table-cell table:formula="of:=LOG([.I571])" office:value-type="float" office:value="5.71925739867413" calcext:value-type="float">
            <text:p>5.71925739867413</text:p>
          </table:table-cell>
          <table:table-cell table:formula="of:=LOG([.A571])" office:value-type="float" office:value="0.874630161245169" calcext:value-type="float">
            <text:p>0.874630161245169</text:p>
          </table:table-cell>
          <table:table-cell table:formula="of:=LOG([.B571])" office:value-type="float" office:value="4.18777848163187" calcext:value-type="float">
            <text:p>4.18777848163187</text:p>
          </table:table-cell>
        </table:table-row>
        <table:table-row table:style-name="ro1">
          <table:table-cell office:value-type="float" office:value="7.69182857142857" calcext:value-type="float">
            <text:p>7.69182857142857</text:p>
          </table:table-cell>
          <table:table-cell office:value-type="float" office:value="11540.541102687" calcext:value-type="float">
            <text:p>11540.5411026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413" calcext:value-type="float">
            <text:p>19413</text:p>
          </table:table-cell>
          <table:table-cell office:value-type="float" office:value="1.54406804435028" calcext:value-type="float">
            <text:p>1.54406804435028</text:p>
          </table:table-cell>
          <table:table-cell office:value-type="float" office:value="-1.01351453817017" calcext:value-type="float">
            <text:p>-1.01351453817017</text:p>
          </table:table-cell>
          <table:table-cell office:value-type="float" office:value="269.214" calcext:value-type="float">
            <text:p>269.214</text:p>
          </table:table-cell>
          <table:table-cell office:value-type="float" office:value="403918.938594045" calcext:value-type="float">
            <text:p>403918.938594045</text:p>
          </table:table-cell>
          <table:table-cell table:formula="of:=LOG([.H572])" office:value-type="float" office:value="2.43009764085896" calcext:value-type="float">
            <text:p>2.43009764085896</text:p>
          </table:table-cell>
          <table:table-cell table:formula="of:=LOG([.I572])" office:value-type="float" office:value="5.60629421646304" calcext:value-type="float">
            <text:p>5.60629421646304</text:p>
          </table:table-cell>
          <table:table-cell table:formula="of:=LOG([.A572])" office:value-type="float" office:value="0.886029596508687" calcext:value-type="float">
            <text:p>0.886029596508687</text:p>
          </table:table-cell>
          <table:table-cell table:formula="of:=LOG([.B572])" office:value-type="float" office:value="4.06222617211277" calcext:value-type="float">
            <text:p>4.06222617211277</text:p>
          </table:table-cell>
        </table:table-row>
        <table:table-row table:style-name="ro1">
          <table:table-cell office:value-type="float" office:value="4.946" calcext:value-type="float">
            <text:p>4.946</text:p>
          </table:table-cell>
          <table:table-cell office:value-type="float" office:value="7925.82443299432" calcext:value-type="float">
            <text:p>7925.824432994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444" calcext:value-type="float">
            <text:p>19444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0459186893376931" calcext:value-type="float">
            <text:p>-0.045918689337693</text:p>
          </table:table-cell>
          <table:table-cell office:value-type="float" office:value="14.838" calcext:value-type="float">
            <text:p>14.838</text:p>
          </table:table-cell>
          <table:table-cell office:value-type="float" office:value="23777.4732989829" calcext:value-type="float">
            <text:p>23777.4732989829</text:p>
          </table:table-cell>
          <table:table-cell table:formula="of:=LOG([.H573])" office:value-type="float" office:value="1.17137536674494" calcext:value-type="float">
            <text:p>1.17137536674494</text:p>
          </table:table-cell>
          <table:table-cell table:formula="of:=LOG([.I573])" office:value-type="float" office:value="4.37616570265396" calcext:value-type="float">
            <text:p>4.37616570265396</text:p>
          </table:table-cell>
          <table:table-cell table:formula="of:=LOG([.A573])" office:value-type="float" office:value="0.694254112025278" calcext:value-type="float">
            <text:p>0.694254112025278</text:p>
          </table:table-cell>
          <table:table-cell table:formula="of:=LOG([.B573])" office:value-type="float" office:value="3.8990444479343" calcext:value-type="float">
            <text:p>3.8990444479343</text:p>
          </table:table-cell>
        </table:table-row>
        <table:table-row table:style-name="ro1">
          <table:table-cell office:value-type="float" office:value="7.50442649166667" calcext:value-type="float">
            <text:p>7.50442649166667</text:p>
          </table:table-cell>
          <table:table-cell office:value-type="float" office:value="12985.1109221335" calcext:value-type="float">
            <text:p>12985.11092213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538" calcext:value-type="float">
            <text:p>19538</text:p>
          </table:table-cell>
          <table:table-cell office:value-type="float" office:value="1.38021124171161" calcext:value-type="float">
            <text:p>1.38021124171161</text:p>
          </table:table-cell>
          <table:table-cell office:value-type="float" office:value="-0.871152697335945" calcext:value-type="float">
            <text:p>-0.871152697335945</text:p>
          </table:table-cell>
          <table:table-cell office:value-type="float" office:value="180.1062358" calcext:value-type="float">
            <text:p>180.1062358</text:p>
          </table:table-cell>
          <table:table-cell office:value-type="float" office:value="311642.662131205" calcext:value-type="float">
            <text:p>311642.662131205</text:p>
          </table:table-cell>
          <table:table-cell table:formula="of:=LOG([.H574])" office:value-type="float" office:value="2.2555287496138" calcext:value-type="float">
            <text:p>2.2555287496138</text:p>
          </table:table-cell>
          <table:table-cell table:formula="of:=LOG([.I574])" office:value-type="float" office:value="5.49365690554714" calcext:value-type="float">
            <text:p>5.49365690554714</text:p>
          </table:table-cell>
          <table:table-cell table:formula="of:=LOG([.A574])" office:value-type="float" office:value="0.875317507902193" calcext:value-type="float">
            <text:p>0.875317507902193</text:p>
          </table:table-cell>
          <table:table-cell table:formula="of:=LOG([.B574])" office:value-type="float" office:value="4.11344566383554" calcext:value-type="float">
            <text:p>4.11344566383554</text:p>
          </table:table-cell>
        </table:table-row>
        <table:table-row table:style-name="ro1">
          <table:table-cell office:value-type="float" office:value="3.885" calcext:value-type="float">
            <text:p>3.885</text:p>
          </table:table-cell>
          <table:table-cell office:value-type="float" office:value="6035.72545450536" calcext:value-type="float">
            <text:p>6035.725454505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549" calcext:value-type="float">
            <text:p>19549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0.0591507249443791" calcext:value-type="float">
            <text:p>0.059150724944379</text:p>
          </table:table-cell>
          <table:table-cell office:value-type="float" office:value="7.77" calcext:value-type="float">
            <text:p>7.77</text:p>
          </table:table-cell>
          <table:table-cell office:value-type="float" office:value="12071.4509090107" calcext:value-type="float">
            <text:p>12071.4509090107</text:p>
          </table:table-cell>
          <table:table-cell table:formula="of:=LOG([.H575])" office:value-type="float" office:value="0.890421018800914" calcext:value-type="float">
            <text:p>0.890421018800914</text:p>
          </table:table-cell>
          <table:table-cell table:formula="of:=LOG([.I575])" office:value-type="float" office:value="4.08175947257517" calcext:value-type="float">
            <text:p>4.08175947257517</text:p>
          </table:table-cell>
          <table:table-cell table:formula="of:=LOG([.A575])" office:value-type="float" office:value="0.589391023136933" calcext:value-type="float">
            <text:p>0.589391023136933</text:p>
          </table:table-cell>
          <table:table-cell table:formula="of:=LOG([.B575])" office:value-type="float" office:value="3.78072947691119" calcext:value-type="float">
            <text:p>3.78072947691119</text:p>
          </table:table-cell>
        </table:table-row>
        <table:table-row table:style-name="ro1">
          <table:table-cell office:value-type="float" office:value="3.00783333333333" calcext:value-type="float">
            <text:p>3.00783333333333</text:p>
          </table:table-cell>
          <table:table-cell office:value-type="float" office:value="3126.98224011481" calcext:value-type="float">
            <text:p>3126.98224011481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float" office:value="19576" calcext:value-type="float">
            <text:p>19576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0.837612498331172" calcext:value-type="float">
            <text:p>-0.837612498331172</text:p>
          </table:table-cell>
          <table:table-cell office:value-type="float" office:value="18.047" calcext:value-type="float">
            <text:p>18.047</text:p>
          </table:table-cell>
          <table:table-cell office:value-type="float" office:value="18761.8934406889" calcext:value-type="float">
            <text:p>18761.8934406889</text:p>
          </table:table-cell>
          <table:table-cell table:formula="of:=LOG([.H576])" office:value-type="float" office:value="1.25640501833417" calcext:value-type="float">
            <text:p>1.25640501833417</text:p>
          </table:table-cell>
          <table:table-cell table:formula="of:=LOG([.I576])" office:value-type="float" office:value="4.27327666503175" calcext:value-type="float">
            <text:p>4.27327666503175</text:p>
          </table:table-cell>
          <table:table-cell table:formula="of:=LOG([.A576])" office:value-type="float" office:value="0.478253767950522" calcext:value-type="float">
            <text:p>0.478253767950522</text:p>
          </table:table-cell>
          <table:table-cell table:formula="of:=LOG([.B576])" office:value-type="float" office:value="3.4951254146481" calcext:value-type="float">
            <text:p>3.4951254146481</text:p>
          </table:table-cell>
        </table:table-row>
        <table:table-row table:style-name="ro1">
          <table:table-cell office:value-type="float" office:value="15.8565574023106" calcext:value-type="float">
            <text:p>15.8565574023106</text:p>
          </table:table-cell>
          <table:table-cell office:value-type="float" office:value="5412.120453945" calcext:value-type="float">
            <text:p>5412.12045394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9577" calcext:value-type="float">
            <text:p>19577</text:p>
          </table:table-cell>
          <table:table-cell office:value-type="float" office:value="2.42160392686983" calcext:value-type="float">
            <text:p>2.42160392686983</text:p>
          </table:table-cell>
          <table:table-cell office:value-type="float" office:value="-0.86632662514093" calcext:value-type="float">
            <text:p>-0.86632662514093</text:p>
          </table:table-cell>
          <table:table-cell office:value-type="float" office:value="4186.13115421" calcext:value-type="float">
            <text:p>4186.13115421</text:p>
          </table:table-cell>
          <table:table-cell office:value-type="float" office:value="1428799.79984148" calcext:value-type="float">
            <text:p>1428799.79984148</text:p>
          </table:table-cell>
          <table:table-cell table:formula="of:=LOG([.H577])" office:value-type="float" office:value="3.62181283094423" calcext:value-type="float">
            <text:p>3.62181283094423</text:p>
          </table:table-cell>
          <table:table-cell table:formula="of:=LOG([.I577])" office:value-type="float" office:value="6.15497138070478" calcext:value-type="float">
            <text:p>6.15497138070478</text:p>
          </table:table-cell>
          <table:table-cell table:formula="of:=LOG([.A577])" office:value-type="float" office:value="1.2002089040744" calcext:value-type="float">
            <text:p>1.2002089040744</text:p>
          </table:table-cell>
          <table:table-cell table:formula="of:=LOG([.B577])" office:value-type="float" office:value="3.73336745383495" calcext:value-type="float">
            <text:p>3.73336745383495</text:p>
          </table:table-cell>
        </table:table-row>
        <table:table-row table:style-name="ro1">
          <table:table-cell office:value-type="float" office:value="15.4405403663158" calcext:value-type="float">
            <text:p>15.4405403663158</text:p>
          </table:table-cell>
          <table:table-cell office:value-type="float" office:value="12219.6984801267" calcext:value-type="float">
            <text:p>12219.69848012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671" calcext:value-type="float">
            <text:p>19671</text:p>
          </table:table-cell>
          <table:table-cell office:value-type="float" office:value="1.27875360095283" calcext:value-type="float">
            <text:p>1.27875360095283</text:p>
          </table:table-cell>
          <table:table-cell office:value-type="float" office:value="-1.20169705568705" calcext:value-type="float">
            <text:p>-1.20169705568705</text:p>
          </table:table-cell>
          <table:table-cell office:value-type="float" office:value="293.37026696" calcext:value-type="float">
            <text:p>293.37026696</text:p>
          </table:table-cell>
          <table:table-cell office:value-type="float" office:value="232174.271122407" calcext:value-type="float">
            <text:p>232174.271122407</text:p>
          </table:table-cell>
          <table:table-cell table:formula="of:=LOG([.H578])" office:value-type="float" office:value="2.46741609604598" calcext:value-type="float">
            <text:p>2.46741609604598</text:p>
          </table:table-cell>
          <table:table-cell table:formula="of:=LOG([.I578])" office:value-type="float" office:value="5.36581409081741" calcext:value-type="float">
            <text:p>5.36581409081741</text:p>
          </table:table-cell>
          <table:table-cell table:formula="of:=LOG([.A578])" office:value-type="float" office:value="1.18866249509315" calcext:value-type="float">
            <text:p>1.18866249509315</text:p>
          </table:table-cell>
          <table:table-cell table:formula="of:=LOG([.B578])" office:value-type="float" office:value="4.08706048986458" calcext:value-type="float">
            <text:p>4.08706048986458</text:p>
          </table:table-cell>
        </table:table-row>
        <table:table-row table:style-name="ro1">
          <table:table-cell office:value-type="float" office:value="3.027807165" calcext:value-type="float">
            <text:p>3.027807165</text:p>
          </table:table-cell>
          <table:table-cell office:value-type="float" office:value="2779.63887407524" calcext:value-type="float">
            <text:p>2779.638874075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733" calcext:value-type="float">
            <text:p>19733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1.19395847474452" calcext:value-type="float">
            <text:p>-1.19395847474452</text:p>
          </table:table-cell>
          <table:table-cell office:value-type="float" office:value="24.22245732" calcext:value-type="float">
            <text:p>24.22245732</text:p>
          </table:table-cell>
          <table:table-cell office:value-type="float" office:value="22237.1109926019" calcext:value-type="float">
            <text:p>22237.1109926019</text:p>
          </table:table-cell>
          <table:table-cell table:formula="of:=LOG([.H579])" office:value-type="float" office:value="1.38421819935128" calcext:value-type="float">
            <text:p>1.38421819935128</text:p>
          </table:table-cell>
          <table:table-cell table:formula="of:=LOG([.I579])" office:value-type="float" office:value="4.34707836377915" calcext:value-type="float">
            <text:p>4.34707836377915</text:p>
          </table:table-cell>
          <table:table-cell table:formula="of:=LOG([.A579])" office:value-type="float" office:value="0.481128212359341" calcext:value-type="float">
            <text:p>0.481128212359341</text:p>
          </table:table-cell>
          <table:table-cell table:formula="of:=LOG([.B579])" office:value-type="float" office:value="3.4439883767872" calcext:value-type="float">
            <text:p>3.4439883767872</text:p>
          </table:table-cell>
        </table:table-row>
        <table:table-row table:style-name="ro1">
          <table:table-cell office:value-type="float" office:value="7.51123305147059" calcext:value-type="float">
            <text:p>7.51123305147059</text:p>
          </table:table-cell>
          <table:table-cell office:value-type="float" office:value="4468.74306045033" calcext:value-type="float">
            <text:p>4468.74306045033</text:p>
          </table:table-cell>
          <table:table-cell office:value-type="string" calcext:value-type="string">
            <text:p>US</text:p>
          </table:table-cell>
          <table:table-cell office:value-type="float" office:value="136" calcext:value-type="float">
            <text:p>136</text:p>
          </table:table-cell>
          <table:table-cell office:value-type="float" office:value="19744" calcext:value-type="float">
            <text:p>19744</text:p>
          </table:table-cell>
          <table:table-cell office:value-type="float" office:value="2.13353890837022" calcext:value-type="float">
            <text:p>2.13353890837022</text:p>
          </table:table-cell>
          <table:table-cell office:value-type="float" office:value="-1.25847641659499" calcext:value-type="float">
            <text:p>-1.25847641659499</text:p>
          </table:table-cell>
          <table:table-cell office:value-type="float" office:value="1021.527695" calcext:value-type="float">
            <text:p>1021.527695</text:p>
          </table:table-cell>
          <table:table-cell office:value-type="float" office:value="607749.056221245" calcext:value-type="float">
            <text:p>607749.056221245</text:p>
          </table:table-cell>
          <table:table-cell table:formula="of:=LOG([.H580])" office:value-type="float" office:value="3.00925014543996" calcext:value-type="float">
            <text:p>3.00925014543996</text:p>
          </table:table-cell>
          <table:table-cell table:formula="of:=LOG([.I580])" office:value-type="float" office:value="5.78372429309625" calcext:value-type="float">
            <text:p>5.78372429309625</text:p>
          </table:table-cell>
          <table:table-cell table:formula="of:=LOG([.A580])" office:value-type="float" office:value="0.875711237069742" calcext:value-type="float">
            <text:p>0.875711237069742</text:p>
          </table:table-cell>
          <table:table-cell table:formula="of:=LOG([.B580])" office:value-type="float" office:value="3.65018538472603" calcext:value-type="float">
            <text:p>3.65018538472603</text:p>
          </table:table-cell>
        </table:table-row>
        <table:table-row table:style-name="ro1">
          <table:table-cell office:value-type="float" office:value="4.72489750985507" calcext:value-type="float">
            <text:p>4.72489750985507</text:p>
          </table:table-cell>
          <table:table-cell office:value-type="float" office:value="5281.32032182899" calcext:value-type="float">
            <text:p>5281.320321828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9757" calcext:value-type="float">
            <text:p>19757</text:p>
          </table:table-cell>
          <table:table-cell office:value-type="float" office:value="2.13987908640124" calcext:value-type="float">
            <text:p>2.13987908640124</text:p>
          </table:table-cell>
          <table:table-cell office:value-type="float" office:value="-1.10314922688832" calcext:value-type="float">
            <text:p>-1.10314922688832</text:p>
          </table:table-cell>
          <table:table-cell office:value-type="float" office:value="652.03585636" calcext:value-type="float">
            <text:p>652.03585636</text:p>
          </table:table-cell>
          <table:table-cell office:value-type="float" office:value="728822.204412401" calcext:value-type="float">
            <text:p>728822.204412401</text:p>
          </table:table-cell>
          <table:table-cell table:formula="of:=LOG([.H581])" office:value-type="float" office:value="2.81427147884712" calcext:value-type="float">
            <text:p>2.81427147884712</text:p>
          </table:table-cell>
          <table:table-cell table:formula="of:=LOG([.I581])" office:value-type="float" office:value="5.86262159545078" calcext:value-type="float">
            <text:p>5.86262159545078</text:p>
          </table:table-cell>
          <table:table-cell table:formula="of:=LOG([.A581])" office:value-type="float" office:value="0.674392392445886" calcext:value-type="float">
            <text:p>0.674392392445886</text:p>
          </table:table-cell>
          <table:table-cell table:formula="of:=LOG([.B581])" office:value-type="float" office:value="3.72274250904955" calcext:value-type="float">
            <text:p>3.72274250904955</text:p>
          </table:table-cell>
        </table:table-row>
        <table:table-row table:style-name="ro1">
          <table:table-cell office:value-type="float" office:value="3.20550693941177" calcext:value-type="float">
            <text:p>3.20550693941177</text:p>
          </table:table-cell>
          <table:table-cell office:value-type="float" office:value="2342.31445219183" calcext:value-type="float">
            <text:p>2342.31445219183</text:p>
          </table:table-cell>
          <table:table-cell office:value-type="string" calcext:value-type="string">
            <text:p>DE</text:p>
          </table:table-cell>
          <table:table-cell office:value-type="float" office:value="17" calcext:value-type="float">
            <text:p>17</text:p>
          </table:table-cell>
          <table:table-cell office:value-type="float" office:value="19766" calcext:value-type="float">
            <text:p>19766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0.868629207800469" calcext:value-type="float">
            <text:p>-0.868629207800469</text:p>
          </table:table-cell>
          <table:table-cell office:value-type="float" office:value="54.49361797" calcext:value-type="float">
            <text:p>54.49361797</text:p>
          </table:table-cell>
          <table:table-cell office:value-type="float" office:value="39819.3456872612" calcext:value-type="float">
            <text:p>39819.3456872612</text:p>
          </table:table-cell>
          <table:table-cell table:formula="of:=LOG([.H582])" office:value-type="float" office:value="1.7363456427774" calcext:value-type="float">
            <text:p>1.7363456427774</text:p>
          </table:table-cell>
          <table:table-cell table:formula="of:=LOG([.I582])" office:value-type="float" office:value="4.60009411940946" calcext:value-type="float">
            <text:p>4.60009411940946</text:p>
          </table:table-cell>
          <table:table-cell table:formula="of:=LOG([.A582])" office:value-type="float" office:value="0.505896721399123" calcext:value-type="float">
            <text:p>0.505896721399123</text:p>
          </table:table-cell>
          <table:table-cell table:formula="of:=LOG([.B582])" office:value-type="float" office:value="3.36964519803118" calcext:value-type="float">
            <text:p>3.36964519803118</text:p>
          </table:table-cell>
        </table:table-row>
        <table:table-row table:style-name="ro1">
          <table:table-cell office:value-type="float" office:value="23.6154285714286" calcext:value-type="float">
            <text:p>23.6154285714286</text:p>
          </table:table-cell>
          <table:table-cell office:value-type="float" office:value="30769.8699681934" calcext:value-type="float">
            <text:p>30769.86996819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835" calcext:value-type="float">
            <text:p>19835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0.902793541086806" calcext:value-type="float">
            <text:p>-0.902793541086806</text:p>
          </table:table-cell>
          <table:table-cell office:value-type="float" office:value="661.232" calcext:value-type="float">
            <text:p>661.232</text:p>
          </table:table-cell>
          <table:table-cell office:value-type="float" office:value="861556.359109416" calcext:value-type="float">
            <text:p>861556.359109416</text:p>
          </table:table-cell>
          <table:table-cell table:formula="of:=LOG([.H583])" office:value-type="float" office:value="2.82035386287753" calcext:value-type="float">
            <text:p>2.82035386287753</text:p>
          </table:table-cell>
          <table:table-cell table:formula="of:=LOG([.I583])" office:value-type="float" office:value="5.93528369228856" calcext:value-type="float">
            <text:p>5.93528369228856</text:p>
          </table:table-cell>
          <table:table-cell table:formula="of:=LOG([.A583])" office:value-type="float" office:value="1.37319583153532" calcext:value-type="float">
            <text:p>1.37319583153532</text:p>
          </table:table-cell>
          <table:table-cell table:formula="of:=LOG([.B583])" office:value-type="float" office:value="4.48812566094634" calcext:value-type="float">
            <text:p>4.48812566094634</text:p>
          </table:table-cell>
        </table:table-row>
        <table:table-row table:style-name="ro1">
          <table:table-cell office:value-type="float" office:value="6.1312196697925" calcext:value-type="float">
            <text:p>6.1312196697925</text:p>
          </table:table-cell>
          <table:table-cell office:value-type="float" office:value="2449.083400596" calcext:value-type="float">
            <text:p>2449.083400596</text:p>
          </table:table-cell>
          <table:table-cell office:value-type="string" calcext:value-type="string">
            <text:p>DE</text:p>
          </table:table-cell>
          <table:table-cell office:value-type="float" office:value="3181" calcext:value-type="float">
            <text:p>3181</text:p>
          </table:table-cell>
          <table:table-cell office:value-type="float" office:value="19858" calcext:value-type="float">
            <text:p>19858</text:p>
          </table:table-cell>
          <table:table-cell office:value-type="float" office:value="3.50256366910736" calcext:value-type="float">
            <text:p>3.50256366910736</text:p>
          </table:table-cell>
          <table:table-cell office:value-type="float" office:value="-1.01807568094209" calcext:value-type="float">
            <text:p>-1.01807568094209</text:p>
          </table:table-cell>
          <table:table-cell office:value-type="float" office:value="19503.4097696099" calcext:value-type="float">
            <text:p>19503.4097696099</text:p>
          </table:table-cell>
          <table:table-cell office:value-type="float" office:value="7790534.29729588" calcext:value-type="float">
            <text:p>7790534.29729588</text:p>
          </table:table-cell>
          <table:table-cell table:formula="of:=LOG([.H584])" office:value-type="float" office:value="4.29011054544821" calcext:value-type="float">
            <text:p>4.29011054544821</text:p>
          </table:table-cell>
          <table:table-cell table:formula="of:=LOG([.I584])" office:value-type="float" office:value="6.89156724386127" calcext:value-type="float">
            <text:p>6.89156724386127</text:p>
          </table:table-cell>
          <table:table-cell table:formula="of:=LOG([.A584])" office:value-type="float" office:value="0.78754687634085" calcext:value-type="float">
            <text:p>0.78754687634085</text:p>
          </table:table-cell>
          <table:table-cell table:formula="of:=LOG([.B584])" office:value-type="float" office:value="3.38900357475391" calcext:value-type="float">
            <text:p>3.38900357475391</text:p>
          </table:table-cell>
        </table:table-row>
        <table:table-row table:style-name="ro1">
          <table:table-cell office:value-type="float" office:value="5.91941666666667" calcext:value-type="float">
            <text:p>5.91941666666667</text:p>
          </table:table-cell>
          <table:table-cell office:value-type="float" office:value="6275.82892231481" calcext:value-type="float">
            <text:p>6275.828922314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904" calcext:value-type="float">
            <text:p>19904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1.1271481720473" calcext:value-type="float">
            <text:p>-1.1271481720473</text:p>
          </table:table-cell>
          <table:table-cell office:value-type="float" office:value="71.033" calcext:value-type="float">
            <text:p>71.033</text:p>
          </table:table-cell>
          <table:table-cell office:value-type="float" office:value="75309.9470677777" calcext:value-type="float">
            <text:p>75309.9470677777</text:p>
          </table:table-cell>
          <table:table-cell table:formula="of:=LOG([.H585])" office:value-type="float" office:value="1.85146015700533" calcext:value-type="float">
            <text:p>1.85146015700533</text:p>
          </table:table-cell>
          <table:table-cell table:formula="of:=LOG([.I585])" office:value-type="float" office:value="4.87685234235396" calcext:value-type="float">
            <text:p>4.87685234235396</text:p>
          </table:table-cell>
          <table:table-cell table:formula="of:=LOG([.A585])" office:value-type="float" office:value="0.772278910957704" calcext:value-type="float">
            <text:p>0.772278910957704</text:p>
          </table:table-cell>
          <table:table-cell table:formula="of:=LOG([.B585])" office:value-type="float" office:value="3.79767109630634" calcext:value-type="float">
            <text:p>3.79767109630634</text:p>
          </table:table-cell>
        </table:table-row>
        <table:table-row table:style-name="ro1">
          <table:table-cell office:value-type="float" office:value="4.38319271153846" calcext:value-type="float">
            <text:p>4.38319271153846</text:p>
          </table:table-cell>
          <table:table-cell office:value-type="float" office:value="3367.52657104051" calcext:value-type="float">
            <text:p>3367.5265710405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9946" calcext:value-type="float">
            <text:p>19946</text:p>
          </table:table-cell>
          <table:table-cell office:value-type="float" office:value="2.85430604180108" calcext:value-type="float">
            <text:p>2.85430604180108</text:p>
          </table:table-cell>
          <table:table-cell office:value-type="float" office:value="-1.02332292072319" calcext:value-type="float">
            <text:p>-1.02332292072319</text:p>
          </table:table-cell>
          <table:table-cell office:value-type="float" office:value="3133.98278875" calcext:value-type="float">
            <text:p>3133.98278875</text:p>
          </table:table-cell>
          <table:table-cell office:value-type="float" office:value="2407781.49829396" calcext:value-type="float">
            <text:p>2407781.49829396</text:p>
          </table:table-cell>
          <table:table-cell table:formula="of:=LOG([.H586])" office:value-type="float" office:value="3.49609660707468" calcext:value-type="float">
            <text:p>3.49609660707468</text:p>
          </table:table-cell>
          <table:table-cell table:formula="of:=LOG([.I586])" office:value-type="float" office:value="6.38161707295505" calcext:value-type="float">
            <text:p>6.38161707295505</text:p>
          </table:table-cell>
          <table:table-cell table:formula="of:=LOG([.A586])" office:value-type="float" office:value="0.641790565273601" calcext:value-type="float">
            <text:p>0.641790565273601</text:p>
          </table:table-cell>
          <table:table-cell table:formula="of:=LOG([.B586])" office:value-type="float" office:value="3.52731103115397" calcext:value-type="float">
            <text:p>3.52731103115397</text:p>
          </table:table-cell>
        </table:table-row>
        <table:table-row table:style-name="ro1">
          <table:table-cell office:value-type="float" office:value="19.5337370088889" calcext:value-type="float">
            <text:p>19.5337370088889</text:p>
          </table:table-cell>
          <table:table-cell office:value-type="float" office:value="13286.729173036" calcext:value-type="float">
            <text:p>13286.7291730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957" calcext:value-type="float">
            <text:p>19957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0.802202646208031" calcext:value-type="float">
            <text:p>-0.802202646208031</text:p>
          </table:table-cell>
          <table:table-cell office:value-type="float" office:value="175.80363308" calcext:value-type="float">
            <text:p>175.80363308</text:p>
          </table:table-cell>
          <table:table-cell office:value-type="float" office:value="119580.562557324" calcext:value-type="float">
            <text:p>119580.562557324</text:p>
          </table:table-cell>
          <table:table-cell table:formula="of:=LOG([.H587])" office:value-type="float" office:value="2.24502784576786" calcext:value-type="float">
            <text:p>2.24502784576786</text:p>
          </table:table-cell>
          <table:table-cell table:formula="of:=LOG([.I587])" office:value-type="float" office:value="5.07766059219307" calcext:value-type="float">
            <text:p>5.07766059219307</text:p>
          </table:table-cell>
          <table:table-cell table:formula="of:=LOG([.A587])" office:value-type="float" office:value="1.29078533632854" calcext:value-type="float">
            <text:p>1.29078533632854</text:p>
          </table:table-cell>
          <table:table-cell table:formula="of:=LOG([.B587])" office:value-type="float" office:value="4.12341808275375" calcext:value-type="float">
            <text:p>4.12341808275375</text:p>
          </table:table-cell>
        </table:table-row>
        <table:table-row table:style-name="ro1">
          <table:table-cell office:value-type="float" office:value="9.03635493123258" calcext:value-type="float">
            <text:p>9.03635493123258</text:p>
          </table:table-cell>
          <table:table-cell office:value-type="float" office:value="5763.39473826175" calcext:value-type="float">
            <text:p>5763.39473826175</text:p>
          </table:table-cell>
          <table:table-cell office:value-type="string" calcext:value-type="string">
            <text:p>AT</text:p>
          </table:table-cell>
          <table:table-cell office:value-type="float" office:value="1290" calcext:value-type="float">
            <text:p>1290</text:p>
          </table:table-cell>
          <table:table-cell office:value-type="float" office:value="20004" calcext:value-type="float">
            <text:p>20004</text:p>
          </table:table-cell>
          <table:table-cell office:value-type="float" office:value="3.11058971029925" calcext:value-type="float">
            <text:p>3.11058971029925</text:p>
          </table:table-cell>
          <table:table-cell office:value-type="float" office:value="-1.06956929816631" calcext:value-type="float">
            <text:p>-1.06956929816631</text:p>
          </table:table-cell>
          <table:table-cell office:value-type="float" office:value="11656.89786129" calcext:value-type="float">
            <text:p>11656.89786129</text:p>
          </table:table-cell>
          <table:table-cell office:value-type="float" office:value="7434779.21235766" calcext:value-type="float">
            <text:p>7434779.21235766</text:p>
          </table:table-cell>
          <table:table-cell table:formula="of:=LOG([.H588])" office:value-type="float" office:value="4.06658299116294" calcext:value-type="float">
            <text:p>4.06658299116294</text:p>
          </table:table-cell>
          <table:table-cell table:formula="of:=LOG([.I588])" office:value-type="float" office:value="6.87126807598124" calcext:value-type="float">
            <text:p>6.87126807598124</text:p>
          </table:table-cell>
          <table:table-cell table:formula="of:=LOG([.A588])" office:value-type="float" office:value="0.955993280863694" calcext:value-type="float">
            <text:p>0.955993280863694</text:p>
          </table:table-cell>
          <table:table-cell table:formula="of:=LOG([.B588])" office:value-type="float" office:value="3.76067836568199" calcext:value-type="float">
            <text:p>3.76067836568199</text:p>
          </table:table-cell>
        </table:table-row>
        <table:table-row table:style-name="ro1">
          <table:table-cell office:value-type="float" office:value="10.3151594815625" calcext:value-type="float">
            <text:p>10.3151594815625</text:p>
          </table:table-cell>
          <table:table-cell office:value-type="float" office:value="6578.00337934618" calcext:value-type="float">
            <text:p>6578.00337934618</text:p>
          </table:table-cell>
          <table:table-cell office:value-type="string" calcext:value-type="string">
            <text:p>CH</text:p>
          </table:table-cell>
          <table:table-cell office:value-type="float" office:value="128" calcext:value-type="float">
            <text:p>128</text:p>
          </table:table-cell>
          <table:table-cell office:value-type="float" office:value="20021" calcext:value-type="float">
            <text:p>20021</text:p>
          </table:table-cell>
          <table:table-cell office:value-type="float" office:value="2.10720996964787" calcext:value-type="float">
            <text:p>2.10720996964787</text:p>
          </table:table-cell>
          <table:table-cell office:value-type="float" office:value="-0.768752929386246" calcext:value-type="float">
            <text:p>-0.768752929386246</text:p>
          </table:table-cell>
          <table:table-cell office:value-type="float" office:value="1320.34041364" calcext:value-type="float">
            <text:p>1320.34041364</text:p>
          </table:table-cell>
          <table:table-cell office:value-type="float" office:value="841984.432556311" calcext:value-type="float">
            <text:p>841984.432556311</text:p>
          </table:table-cell>
          <table:table-cell table:formula="of:=LOG([.H589])" office:value-type="float" office:value="3.12068591658885" calcext:value-type="float">
            <text:p>3.12068591658885</text:p>
          </table:table-cell>
          <table:table-cell table:formula="of:=LOG([.I589])" office:value-type="float" office:value="5.92530406190655" calcext:value-type="float">
            <text:p>5.92530406190655</text:p>
          </table:table-cell>
          <table:table-cell table:formula="of:=LOG([.A589])" office:value-type="float" office:value="1.01347594694098" calcext:value-type="float">
            <text:p>1.01347594694098</text:p>
          </table:table-cell>
          <table:table-cell table:formula="of:=LOG([.B589])" office:value-type="float" office:value="3.81809409225868" calcext:value-type="float">
            <text:p>3.81809409225868</text:p>
          </table:table-cell>
        </table:table-row>
        <table:table-row table:style-name="ro1">
          <table:table-cell office:value-type="float" office:value="36.1340777777778" calcext:value-type="float">
            <text:p>36.1340777777778</text:p>
          </table:table-cell>
          <table:table-cell office:value-type="float" office:value="25208.1153774311" calcext:value-type="float">
            <text:p>25208.11537743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025" calcext:value-type="float">
            <text:p>20025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1.72403418799118" calcext:value-type="float">
            <text:p>-1.72403418799118</text:p>
          </table:table-cell>
          <table:table-cell office:value-type="float" office:value="650.4134" calcext:value-type="float">
            <text:p>650.4134</text:p>
          </table:table-cell>
          <table:table-cell office:value-type="float" office:value="453746.07679376" calcext:value-type="float">
            <text:p>453746.07679376</text:p>
          </table:table-cell>
          <table:table-cell table:formula="of:=LOG([.H590])" office:value-type="float" office:value="2.81318948013538" calcext:value-type="float">
            <text:p>2.81318948013538</text:p>
          </table:table-cell>
          <table:table-cell table:formula="of:=LOG([.I590])" office:value-type="float" office:value="5.6568128830377" calcext:value-type="float">
            <text:p>5.6568128830377</text:p>
          </table:table-cell>
          <table:table-cell table:formula="of:=LOG([.A590])" office:value-type="float" office:value="1.55791697503207" calcext:value-type="float">
            <text:p>1.55791697503207</text:p>
          </table:table-cell>
          <table:table-cell table:formula="of:=LOG([.B590])" office:value-type="float" office:value="4.40154037793439" calcext:value-type="float">
            <text:p>4.40154037793439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2950.47801203593" calcext:value-type="float">
            <text:p>2950.47801203593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20074" calcext:value-type="float">
            <text:p>20074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686320751212637" calcext:value-type="float">
            <text:p>-0.686320751212637</text:p>
          </table:table-cell>
          <table:table-cell office:value-type="float" office:value="5.168" calcext:value-type="float">
            <text:p>5.168</text:p>
          </table:table-cell>
          <table:table-cell office:value-type="float" office:value="11801.9120481437" calcext:value-type="float">
            <text:p>11801.9120481437</text:p>
          </table:table-cell>
          <table:table-cell table:formula="of:=LOG([.H591])" office:value-type="float" office:value="0.713322504987028" calcext:value-type="float">
            <text:p>0.713322504987028</text:p>
          </table:table-cell>
          <table:table-cell table:formula="of:=LOG([.I591])" office:value-type="float" office:value="4.07195237380508" calcext:value-type="float">
            <text:p>4.07195237380508</text:p>
          </table:table-cell>
          <table:table-cell table:formula="of:=LOG([.A591])" office:value-type="float" office:value="0.111262513659065" calcext:value-type="float">
            <text:p>0.111262513659065</text:p>
          </table:table-cell>
          <table:table-cell table:formula="of:=LOG([.B591])" office:value-type="float" office:value="3.46989238247712" calcext:value-type="float">
            <text:p>3.46989238247712</text:p>
          </table:table-cell>
        </table:table-row>
        <table:table-row table:style-name="ro1">
          <table:table-cell office:value-type="float" office:value="2.29791666666667" calcext:value-type="float">
            <text:p>2.29791666666667</text:p>
          </table:table-cell>
          <table:table-cell office:value-type="float" office:value="4033.98511497468" calcext:value-type="float">
            <text:p>4033.985114974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088" calcext:value-type="float">
            <text:p>20088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0.834200834928039" calcext:value-type="float">
            <text:p>-0.834200834928039</text:p>
          </table:table-cell>
          <table:table-cell office:value-type="float" office:value="27.575" calcext:value-type="float">
            <text:p>27.575</text:p>
          </table:table-cell>
          <table:table-cell office:value-type="float" office:value="48407.8213796962" calcext:value-type="float">
            <text:p>48407.8213796962</text:p>
          </table:table-cell>
          <table:table-cell table:formula="of:=LOG([.H592])" office:value-type="float" office:value="1.44051552111223" calcext:value-type="float">
            <text:p>1.44051552111223</text:p>
          </table:table-cell>
          <table:table-cell table:formula="of:=LOG([.I592])" office:value-type="float" office:value="4.68491553742157" calcext:value-type="float">
            <text:p>4.68491553742157</text:p>
          </table:table-cell>
          <table:table-cell table:formula="of:=LOG([.A592])" office:value-type="float" office:value="0.361334275064604" calcext:value-type="float">
            <text:p>0.361334275064604</text:p>
          </table:table-cell>
          <table:table-cell table:formula="of:=LOG([.B592])" office:value-type="float" office:value="3.60573429137395" calcext:value-type="float">
            <text:p>3.60573429137395</text:p>
          </table:table-cell>
        </table:table-row>
        <table:table-row table:style-name="ro1">
          <table:table-cell office:value-type="float" office:value="7.10785714285714" calcext:value-type="float">
            <text:p>7.10785714285714</text:p>
          </table:table-cell>
          <table:table-cell office:value-type="float" office:value="7956.12014513947" calcext:value-type="float">
            <text:p>7956.120145139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110" calcext:value-type="float">
            <text:p>20110</text:p>
          </table:table-cell>
          <table:table-cell office:value-type="float" office:value="1.14612803567824" calcext:value-type="float">
            <text:p>1.14612803567824</text:p>
          </table:table-cell>
          <table:table-cell office:value-type="float" office:value="-1.00408432865204" calcext:value-type="float">
            <text:p>-1.00408432865204</text:p>
          </table:table-cell>
          <table:table-cell office:value-type="float" office:value="99.51" calcext:value-type="float">
            <text:p>99.51</text:p>
          </table:table-cell>
          <table:table-cell office:value-type="float" office:value="111385.682031953" calcext:value-type="float">
            <text:p>111385.682031953</text:p>
          </table:table-cell>
          <table:table-cell table:formula="of:=LOG([.H593])" office:value-type="float" office:value="1.99786672623914" calcext:value-type="float">
            <text:p>1.99786672623914</text:p>
          </table:table-cell>
          <table:table-cell table:formula="of:=LOG([.I593])" office:value-type="float" office:value="5.04682936844853" calcext:value-type="float">
            <text:p>5.04682936844853</text:p>
          </table:table-cell>
          <table:table-cell table:formula="of:=LOG([.A593])" office:value-type="float" office:value="0.851738690560907" calcext:value-type="float">
            <text:p>0.851738690560907</text:p>
          </table:table-cell>
          <table:table-cell table:formula="of:=LOG([.B593])" office:value-type="float" office:value="3.90070133277029" calcext:value-type="float">
            <text:p>3.90070133277029</text:p>
          </table:table-cell>
        </table:table-row>
        <table:table-row table:style-name="ro1">
          <table:table-cell office:value-type="float" office:value="2.11987272727273" calcext:value-type="float">
            <text:p>2.11987272727273</text:p>
          </table:table-cell>
          <table:table-cell office:value-type="float" office:value="1169.12741748637" calcext:value-type="float">
            <text:p>1169.12741748637</text:p>
          </table:table-cell>
          <table:table-cell office:value-type="string" calcext:value-type="string">
            <text:p>DE</text:p>
          </table:table-cell>
          <table:table-cell office:value-type="float" office:value="22" calcext:value-type="float">
            <text:p>22</text:p>
          </table:table-cell>
          <table:table-cell office:value-type="float" office:value="20116" calcext:value-type="float">
            <text:p>20116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0.734386113627883" calcext:value-type="float">
            <text:p>-0.734386113627883</text:p>
          </table:table-cell>
          <table:table-cell office:value-type="float" office:value="46.6372" calcext:value-type="float">
            <text:p>46.6372</text:p>
          </table:table-cell>
          <table:table-cell office:value-type="float" office:value="25720.8031847002" calcext:value-type="float">
            <text:p>25720.8031847002</text:p>
          </table:table-cell>
          <table:table-cell table:formula="of:=LOG([.H594])" office:value-type="float" office:value="1.66873246840078" calcext:value-type="float">
            <text:p>1.66873246840078</text:p>
          </table:table-cell>
          <table:table-cell table:formula="of:=LOG([.I594])" office:value-type="float" office:value="4.41028452619763" calcext:value-type="float">
            <text:p>4.41028452619763</text:p>
          </table:table-cell>
          <table:table-cell table:formula="of:=LOG([.A594])" office:value-type="float" office:value="0.326309787578572" calcext:value-type="float">
            <text:p>0.326309787578572</text:p>
          </table:table-cell>
          <table:table-cell table:formula="of:=LOG([.B594])" office:value-type="float" office:value="3.06786184537542" calcext:value-type="float">
            <text:p>3.06786184537542</text:p>
          </table:table-cell>
        </table:table-row>
        <table:table-row table:style-name="ro1">
          <table:table-cell office:value-type="float" office:value="1.59354545454545" calcext:value-type="float">
            <text:p>1.59354545454545</text:p>
          </table:table-cell>
          <table:table-cell office:value-type="float" office:value="2359.52163800961" calcext:value-type="float">
            <text:p>2359.521638009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201" calcext:value-type="float">
            <text:p>20201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0.548572377204173" calcext:value-type="float">
            <text:p>-0.548572377204173</text:p>
          </table:table-cell>
          <table:table-cell office:value-type="float" office:value="17.529" calcext:value-type="float">
            <text:p>17.529</text:p>
          </table:table-cell>
          <table:table-cell office:value-type="float" office:value="25954.7380181058" calcext:value-type="float">
            <text:p>25954.7380181058</text:p>
          </table:table-cell>
          <table:table-cell table:formula="of:=LOG([.H595])" office:value-type="float" office:value="1.24375714102993" calcext:value-type="float">
            <text:p>1.24375714102993</text:p>
          </table:table-cell>
          <table:table-cell table:formula="of:=LOG([.I595])" office:value-type="float" office:value="4.41421664955603" calcext:value-type="float">
            <text:p>4.41421664955603</text:p>
          </table:table-cell>
          <table:table-cell table:formula="of:=LOG([.A595])" office:value-type="float" office:value="0.202364455871704" calcext:value-type="float">
            <text:p>0.202364455871704</text:p>
          </table:table-cell>
          <table:table-cell table:formula="of:=LOG([.B595])" office:value-type="float" office:value="3.3728239643978" calcext:value-type="float">
            <text:p>3.3728239643978</text:p>
          </table:table-cell>
        </table:table-row>
        <table:table-row table:style-name="ro1">
          <table:table-cell office:value-type="float" office:value="1.17019444444444" calcext:value-type="float">
            <text:p>1.17019444444444</text:p>
          </table:table-cell>
          <table:table-cell office:value-type="float" office:value="1476.77853530838" calcext:value-type="float">
            <text:p>1476.778535308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244" calcext:value-type="float">
            <text:p>20244</text:p>
          </table:table-cell>
          <table:table-cell office:value-type="float" office:value="1.55630250076729" calcext:value-type="float">
            <text:p>1.55630250076729</text:p>
          </table:table-cell>
          <table:table-cell office:value-type="float" office:value="-1.04659515991792" calcext:value-type="float">
            <text:p>-1.04659515991792</text:p>
          </table:table-cell>
          <table:table-cell office:value-type="float" office:value="42.127" calcext:value-type="float">
            <text:p>42.127</text:p>
          </table:table-cell>
          <table:table-cell office:value-type="float" office:value="53164.0272711016" calcext:value-type="float">
            <text:p>53164.0272711016</text:p>
          </table:table-cell>
          <table:table-cell table:formula="of:=LOG([.H596])" office:value-type="float" office:value="1.62456053271251" calcext:value-type="float">
            <text:p>1.62456053271251</text:p>
          </table:table-cell>
          <table:table-cell table:formula="of:=LOG([.I596])" office:value-type="float" office:value="4.72561787210834" calcext:value-type="float">
            <text:p>4.72561787210834</text:p>
          </table:table-cell>
          <table:table-cell table:formula="of:=LOG([.A596])" office:value-type="float" office:value="0.0682580319452251" calcext:value-type="float">
            <text:p>0.068258031945225</text:p>
          </table:table-cell>
          <table:table-cell table:formula="of:=LOG([.B596])" office:value-type="float" office:value="3.16931537134105" calcext:value-type="float">
            <text:p>3.16931537134105</text:p>
          </table:table-cell>
        </table:table-row>
        <table:table-row table:style-name="ro1">
          <table:table-cell office:value-type="float" office:value="7.35118466556391" calcext:value-type="float">
            <text:p>7.35118466556391</text:p>
          </table:table-cell>
          <table:table-cell office:value-type="float" office:value="1504.08399419946" calcext:value-type="float">
            <text:p>1504.0839941994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0251" calcext:value-type="float">
            <text:p>20251</text:p>
          </table:table-cell>
          <table:table-cell office:value-type="float" office:value="2.12385164096709" calcext:value-type="float">
            <text:p>2.12385164096709</text:p>
          </table:table-cell>
          <table:table-cell office:value-type="float" office:value="-1.30641000614422" calcext:value-type="float">
            <text:p>-1.30641000614422</text:p>
          </table:table-cell>
          <table:table-cell office:value-type="float" office:value="977.70756052" calcext:value-type="float">
            <text:p>977.70756052</text:p>
          </table:table-cell>
          <table:table-cell office:value-type="float" office:value="200043.171228528" calcext:value-type="float">
            <text:p>200043.171228528</text:p>
          </table:table-cell>
          <table:table-cell table:formula="of:=LOG([.H597])" office:value-type="float" office:value="2.9902089735559" calcext:value-type="float">
            <text:p>2.9902089735559</text:p>
          </table:table-cell>
          <table:table-cell table:formula="of:=LOG([.I597])" office:value-type="float" office:value="5.30112373067934" calcext:value-type="float">
            <text:p>5.30112373067934</text:p>
          </table:table-cell>
          <table:table-cell table:formula="of:=LOG([.A597])" office:value-type="float" office:value="0.866357332588817" calcext:value-type="float">
            <text:p>0.866357332588817</text:p>
          </table:table-cell>
          <table:table-cell table:formula="of:=LOG([.B597])" office:value-type="float" office:value="3.17727208971225" calcext:value-type="float">
            <text:p>3.17727208971225</text:p>
          </table:table-cell>
        </table:table-row>
        <table:table-row table:style-name="ro1">
          <table:table-cell office:value-type="float" office:value="0.844666666363636" calcext:value-type="float">
            <text:p>0.844666666363636</text:p>
          </table:table-cell>
          <table:table-cell office:value-type="float" office:value="466.620349120065" calcext:value-type="float">
            <text:p>466.6203491200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258" calcext:value-type="float">
            <text:p>20258</text:p>
          </table:table-cell>
          <table:table-cell office:value-type="float" office:value="1.51851393987789" calcext:value-type="float">
            <text:p>1.51851393987789</text:p>
          </table:table-cell>
          <table:table-cell office:value-type="float" office:value="-0.693605121116899" calcext:value-type="float">
            <text:p>-0.693605121116899</text:p>
          </table:table-cell>
          <table:table-cell office:value-type="float" office:value="27.87399999" calcext:value-type="float">
            <text:p>27.87399999</text:p>
          </table:table-cell>
          <table:table-cell office:value-type="float" office:value="15398.4715209621" calcext:value-type="float">
            <text:p>15398.4715209621</text:p>
          </table:table-cell>
          <table:table-cell table:formula="of:=LOG([.H598])" office:value-type="float" office:value="1.44519929554984" calcext:value-type="float">
            <text:p>1.44519929554984</text:p>
          </table:table-cell>
          <table:table-cell table:formula="of:=LOG([.I598])" office:value-type="float" office:value="4.18747761415099" calcext:value-type="float">
            <text:p>4.18747761415099</text:p>
          </table:table-cell>
          <table:table-cell table:formula="of:=LOG([.A598])" office:value-type="float" office:value="-0.0733146443280464" calcext:value-type="float">
            <text:p>-0.073314644328046</text:p>
          </table:table-cell>
          <table:table-cell table:formula="of:=LOG([.B598])" office:value-type="float" office:value="2.66896367427311" calcext:value-type="float">
            <text:p>2.66896367427311</text:p>
          </table:table-cell>
        </table:table-row>
        <table:table-row table:style-name="ro1">
          <table:table-cell office:value-type="float" office:value="11.456357028665" calcext:value-type="float">
            <text:p>11.456357028665</text:p>
          </table:table-cell>
          <table:table-cell office:value-type="float" office:value="12274.2679215539" calcext:value-type="float">
            <text:p>12274.2679215539</text:p>
          </table:table-cell>
          <table:table-cell office:value-type="string" calcext:value-type="string">
            <text:p>BE</text:p>
          </table:table-cell>
          <table:table-cell office:value-type="float" office:value="397" calcext:value-type="float">
            <text:p>397</text:p>
          </table:table-cell>
          <table:table-cell office:value-type="float" office:value="20294" calcext:value-type="float">
            <text:p>20294</text:p>
          </table:table-cell>
          <table:table-cell office:value-type="float" office:value="2.59879050676312" calcext:value-type="float">
            <text:p>2.59879050676312</text:p>
          </table:table-cell>
          <table:table-cell office:value-type="float" office:value="-1.07414705552424" calcext:value-type="float">
            <text:p>-1.07414705552424</text:p>
          </table:table-cell>
          <table:table-cell office:value-type="float" office:value="4548.17374038" calcext:value-type="float">
            <text:p>4548.17374038</text:p>
          </table:table-cell>
          <table:table-cell office:value-type="float" office:value="4872884.36485691" calcext:value-type="float">
            <text:p>4872884.36485691</text:p>
          </table:table-cell>
          <table:table-cell table:formula="of:=LOG([.H599])" office:value-type="float" office:value="3.65783704639545" calcext:value-type="float">
            <text:p>3.65783704639545</text:p>
          </table:table-cell>
          <table:table-cell table:formula="of:=LOG([.I599])" office:value-type="float" office:value="6.68778610555318" calcext:value-type="float">
            <text:p>6.68778610555318</text:p>
          </table:table-cell>
          <table:table-cell table:formula="of:=LOG([.A599])" office:value-type="float" office:value="1.05904653963234" calcext:value-type="float">
            <text:p>1.05904653963234</text:p>
          </table:table-cell>
          <table:table-cell table:formula="of:=LOG([.B599])" office:value-type="float" office:value="4.08899559879006" calcext:value-type="float">
            <text:p>4.08899559879006</text:p>
          </table:table-cell>
        </table:table-row>
        <table:table-row table:style-name="ro1">
          <table:table-cell office:value-type="float" office:value="22.3229866815642" calcext:value-type="float">
            <text:p>22.3229866815642</text:p>
          </table:table-cell>
          <table:table-cell office:value-type="float" office:value="33833.4102498483" calcext:value-type="float">
            <text:p>33833.41024984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0308" calcext:value-type="float">
            <text:p>20308</text:p>
          </table:table-cell>
          <table:table-cell office:value-type="float" office:value="2.25285303097989" calcext:value-type="float">
            <text:p>2.25285303097989</text:p>
          </table:table-cell>
          <table:table-cell office:value-type="float" office:value="-1.10588967966507" calcext:value-type="float">
            <text:p>-1.10588967966507</text:p>
          </table:table-cell>
          <table:table-cell office:value-type="float" office:value="3995.814616" calcext:value-type="float">
            <text:p>3995.814616</text:p>
          </table:table-cell>
          <table:table-cell office:value-type="float" office:value="6056180.43472285" calcext:value-type="float">
            <text:p>6056180.43472285</text:p>
          </table:table-cell>
          <table:table-cell table:formula="of:=LOG([.H600])" office:value-type="float" office:value="3.60160533112656" calcext:value-type="float">
            <text:p>3.60160533112656</text:p>
          </table:table-cell>
          <table:table-cell table:formula="of:=LOG([.I600])" office:value-type="float" office:value="6.78219880583104" calcext:value-type="float">
            <text:p>6.78219880583104</text:p>
          </table:table-cell>
          <table:table-cell table:formula="of:=LOG([.A600])" office:value-type="float" office:value="1.34875230014666" calcext:value-type="float">
            <text:p>1.34875230014666</text:p>
          </table:table-cell>
          <table:table-cell table:formula="of:=LOG([.B600])" office:value-type="float" office:value="4.52934577485115" calcext:value-type="float">
            <text:p>4.52934577485115</text:p>
          </table:table-cell>
        </table:table-row>
        <table:table-row table:style-name="ro1">
          <table:table-cell office:value-type="float" office:value="3.09003017235589" calcext:value-type="float">
            <text:p>3.09003017235589</text:p>
          </table:table-cell>
          <table:table-cell office:value-type="float" office:value="1105.57239530167" calcext:value-type="float">
            <text:p>1105.57239530167</text:p>
          </table:table-cell>
          <table:table-cell office:value-type="string" calcext:value-type="string">
            <text:p>AT</text:p>
          </table:table-cell>
          <table:table-cell office:value-type="float" office:value="399" calcext:value-type="float">
            <text:p>399</text:p>
          </table:table-cell>
          <table:table-cell office:value-type="float" office:value="20316" calcext:value-type="float">
            <text:p>20316</text:p>
          </table:table-cell>
          <table:table-cell office:value-type="float" office:value="2.60097289568675" calcext:value-type="float">
            <text:p>2.60097289568675</text:p>
          </table:table-cell>
          <table:table-cell office:value-type="float" office:value="-1.03779261344922" calcext:value-type="float">
            <text:p>-1.03779261344922</text:p>
          </table:table-cell>
          <table:table-cell office:value-type="float" office:value="1232.92203877" calcext:value-type="float">
            <text:p>1232.92203877</text:p>
          </table:table-cell>
          <table:table-cell office:value-type="float" office:value="441123.385725367" calcext:value-type="float">
            <text:p>441123.385725367</text:p>
          </table:table-cell>
          <table:table-cell table:formula="of:=LOG([.H601])" office:value-type="float" office:value="3.0909356157665" calcext:value-type="float">
            <text:p>3.0909356157665</text:p>
          </table:table-cell>
          <table:table-cell table:formula="of:=LOG([.I601])" office:value-type="float" office:value="5.64456008208642" calcext:value-type="float">
            <text:p>5.64456008208642</text:p>
          </table:table-cell>
          <table:table-cell table:formula="of:=LOG([.A601])" office:value-type="float" office:value="0.489962720079752" calcext:value-type="float">
            <text:p>0.489962720079752</text:p>
          </table:table-cell>
          <table:table-cell table:formula="of:=LOG([.B601])" office:value-type="float" office:value="3.04358718639967" calcext:value-type="float">
            <text:p>3.04358718639967</text:p>
          </table:table-cell>
        </table:table-row>
        <table:table-row table:style-name="ro1">
          <table:table-cell office:value-type="float" office:value="7.12064322260869" calcext:value-type="float">
            <text:p>7.12064322260869</text:p>
          </table:table-cell>
          <table:table-cell office:value-type="float" office:value="5477.51335826446" calcext:value-type="float">
            <text:p>5477.513358264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350" calcext:value-type="float">
            <text:p>20350</text:p>
          </table:table-cell>
          <table:table-cell office:value-type="float" office:value="1.36172783601759" calcext:value-type="float">
            <text:p>1.36172783601759</text:p>
          </table:table-cell>
          <table:table-cell office:value-type="float" office:value="-0.779963057539724" calcext:value-type="float">
            <text:p>-0.779963057539724</text:p>
          </table:table-cell>
          <table:table-cell office:value-type="float" office:value="163.77479412" calcext:value-type="float">
            <text:p>163.77479412</text:p>
          </table:table-cell>
          <table:table-cell office:value-type="float" office:value="125982.807240083" calcext:value-type="float">
            <text:p>125982.807240083</text:p>
          </table:table-cell>
          <table:table-cell table:formula="of:=LOG([.H602])" office:value-type="float" office:value="2.21424706215616" calcext:value-type="float">
            <text:p>2.21424706215616</text:p>
          </table:table-cell>
          <table:table-cell table:formula="of:=LOG([.I602])" office:value-type="float" office:value="5.10031128138561" calcext:value-type="float">
            <text:p>5.10031128138561</text:p>
          </table:table-cell>
          <table:table-cell table:formula="of:=LOG([.A602])" office:value-type="float" office:value="0.852519226138565" calcext:value-type="float">
            <text:p>0.852519226138565</text:p>
          </table:table-cell>
          <table:table-cell table:formula="of:=LOG([.B602])" office:value-type="float" office:value="3.73858344536802" calcext:value-type="float">
            <text:p>3.73858344536802</text:p>
          </table:table-cell>
        </table:table-row>
        <table:table-row table:style-name="ro1">
          <table:table-cell office:value-type="float" office:value="1.52603824526316" calcext:value-type="float">
            <text:p>1.52603824526316</text:p>
          </table:table-cell>
          <table:table-cell office:value-type="float" office:value="691.344145840187" calcext:value-type="float">
            <text:p>691.3441458401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376" calcext:value-type="float">
            <text:p>20376</text:p>
          </table:table-cell>
          <table:table-cell office:value-type="float" office:value="1.27875360095283" calcext:value-type="float">
            <text:p>1.27875360095283</text:p>
          </table:table-cell>
          <table:table-cell office:value-type="float" office:value="-1.16304782373621" calcext:value-type="float">
            <text:p>-1.16304782373621</text:p>
          </table:table-cell>
          <table:table-cell office:value-type="float" office:value="28.99472666" calcext:value-type="float">
            <text:p>28.99472666</text:p>
          </table:table-cell>
          <table:table-cell office:value-type="float" office:value="13135.5387709636" calcext:value-type="float">
            <text:p>13135.5387709636</text:p>
          </table:table-cell>
          <table:table-cell table:formula="of:=LOG([.H603])" office:value-type="float" office:value="1.46231901890892" calcext:value-type="float">
            <text:p>1.46231901890892</text:p>
          </table:table-cell>
          <table:table-cell table:formula="of:=LOG([.I603])" office:value-type="float" office:value="4.11844789063239" calcext:value-type="float">
            <text:p>4.11844789063239</text:p>
          </table:table-cell>
          <table:table-cell table:formula="of:=LOG([.A603])" office:value-type="float" office:value="0.183565417956092" calcext:value-type="float">
            <text:p>0.183565417956092</text:p>
          </table:table-cell>
          <table:table-cell table:formula="of:=LOG([.B603])" office:value-type="float" office:value="2.83969428967956" calcext:value-type="float">
            <text:p>2.83969428967956</text:p>
          </table:table-cell>
        </table:table-row>
        <table:table-row table:style-name="ro1">
          <table:table-cell office:value-type="float" office:value="12.5906112853333" calcext:value-type="float">
            <text:p>12.5906112853333</text:p>
          </table:table-cell>
          <table:table-cell office:value-type="float" office:value="7459.94927201479" calcext:value-type="float">
            <text:p>7459.949272014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463" calcext:value-type="float">
            <text:p>20463</text:p>
          </table:table-cell>
          <table:table-cell office:value-type="float" office:value="1.95424250943932" calcext:value-type="float">
            <text:p>1.95424250943932</text:p>
          </table:table-cell>
          <table:table-cell office:value-type="float" office:value="-1.01329057337029" calcext:value-type="float">
            <text:p>-1.01329057337029</text:p>
          </table:table-cell>
          <table:table-cell office:value-type="float" office:value="1133.15501568" calcext:value-type="float">
            <text:p>1133.15501568</text:p>
          </table:table-cell>
          <table:table-cell office:value-type="float" office:value="671395.434481331" calcext:value-type="float">
            <text:p>671395.434481331</text:p>
          </table:table-cell>
          <table:table-cell table:formula="of:=LOG([.H604])" office:value-type="float" office:value="3.05428932544095" calcext:value-type="float">
            <text:p>3.05428932544095</text:p>
          </table:table-cell>
          <table:table-cell table:formula="of:=LOG([.I604])" office:value-type="float" office:value="5.82697838370034" calcext:value-type="float">
            <text:p>5.82697838370034</text:p>
          </table:table-cell>
          <table:table-cell table:formula="of:=LOG([.A604])" office:value-type="float" office:value="1.10004681600162" calcext:value-type="float">
            <text:p>1.10004681600162</text:p>
          </table:table-cell>
          <table:table-cell table:formula="of:=LOG([.B604])" office:value-type="float" office:value="3.87273587426101" calcext:value-type="float">
            <text:p>3.87273587426101</text:p>
          </table:table-cell>
        </table:table-row>
        <table:table-row table:style-name="ro1">
          <table:table-cell office:value-type="float" office:value="9.20301976519682" calcext:value-type="float">
            <text:p>9.20301976519682</text:p>
          </table:table-cell>
          <table:table-cell office:value-type="float" office:value="5216.36177271301" calcext:value-type="float">
            <text:p>5216.36177271301</text:p>
          </table:table-cell>
          <table:table-cell office:value-type="string" calcext:value-type="string">
            <text:p>DE</text:p>
          </table:table-cell>
          <table:table-cell office:value-type="float" office:value="2134" calcext:value-type="float">
            <text:p>2134</text:p>
          </table:table-cell>
          <table:table-cell office:value-type="float" office:value="20473" calcext:value-type="float">
            <text:p>20473</text:p>
          </table:table-cell>
          <table:table-cell office:value-type="float" office:value="3.32919441508845" calcext:value-type="float">
            <text:p>3.32919441508845</text:p>
          </table:table-cell>
          <table:table-cell office:value-type="float" office:value="-1.10118024158159" calcext:value-type="float">
            <text:p>-1.10118024158159</text:p>
          </table:table-cell>
          <table:table-cell office:value-type="float" office:value="19639.24417893" calcext:value-type="float">
            <text:p>19639.24417893</text:p>
          </table:table-cell>
          <table:table-cell office:value-type="float" office:value="11131716.0229696" calcext:value-type="float">
            <text:p>11131716.0229696</text:p>
          </table:table-cell>
          <table:table-cell table:formula="of:=LOG([.H605])" office:value-type="float" office:value="4.29312476984419" calcext:value-type="float">
            <text:p>4.29312476984419</text:p>
          </table:table-cell>
          <table:table-cell table:formula="of:=LOG([.I605])" office:value-type="float" office:value="7.04656211867976" calcext:value-type="float">
            <text:p>7.04656211867976</text:p>
          </table:table-cell>
          <table:table-cell table:formula="of:=LOG([.A605])" office:value-type="float" office:value="0.963930354755744" calcext:value-type="float">
            <text:p>0.963930354755744</text:p>
          </table:table-cell>
          <table:table-cell table:formula="of:=LOG([.B605])" office:value-type="float" office:value="3.7173677035913" calcext:value-type="float">
            <text:p>3.7173677035913</text:p>
          </table:table-cell>
        </table:table-row>
        <table:table-row table:style-name="ro1">
          <table:table-cell office:value-type="float" office:value="3.73014285714286" calcext:value-type="float">
            <text:p>3.73014285714286</text:p>
          </table:table-cell>
          <table:table-cell office:value-type="float" office:value="3607.65035114878" calcext:value-type="float">
            <text:p>3607.65035114878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float" office:value="20540" calcext:value-type="float">
            <text:p>20540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12642936069353" calcext:value-type="float">
            <text:p>-1.12642936069353</text:p>
          </table:table-cell>
          <table:table-cell office:value-type="float" office:value="26.111" calcext:value-type="float">
            <text:p>26.111</text:p>
          </table:table-cell>
          <table:table-cell office:value-type="float" office:value="25253.5524580415" calcext:value-type="float">
            <text:p>25253.5524580415</text:p>
          </table:table-cell>
          <table:table-cell table:formula="of:=LOG([.H606])" office:value-type="float" office:value="1.41682350476685" calcext:value-type="float">
            <text:p>1.41682350476685</text:p>
          </table:table-cell>
          <table:table-cell table:formula="of:=LOG([.I606])" office:value-type="float" office:value="4.40232247965882" calcext:value-type="float">
            <text:p>4.40232247965882</text:p>
          </table:table-cell>
          <table:table-cell table:formula="of:=LOG([.A606])" office:value-type="float" office:value="0.571725464752598" calcext:value-type="float">
            <text:p>0.571725464752598</text:p>
          </table:table-cell>
          <table:table-cell table:formula="of:=LOG([.B606])" office:value-type="float" office:value="3.55722443964456" calcext:value-type="float">
            <text:p>3.55722443964456</text:p>
          </table:table-cell>
        </table:table-row>
        <table:table-row table:style-name="ro1">
          <table:table-cell office:value-type="float" office:value="5.458" calcext:value-type="float">
            <text:p>5.458</text:p>
          </table:table-cell>
          <table:table-cell office:value-type="float" office:value="5101.13317323598" calcext:value-type="float">
            <text:p>5101.133173235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652" calcext:value-type="float">
            <text:p>20652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13664827500651" calcext:value-type="float">
            <text:p>-1.13664827500651</text:p>
          </table:table-cell>
          <table:table-cell office:value-type="float" office:value="10.916" calcext:value-type="float">
            <text:p>10.916</text:p>
          </table:table-cell>
          <table:table-cell office:value-type="float" office:value="10202.266346472" calcext:value-type="float">
            <text:p>10202.266346472</text:p>
          </table:table-cell>
          <table:table-cell table:formula="of:=LOG([.H607])" office:value-type="float" office:value="1.03806352699786" calcext:value-type="float">
            <text:p>1.03806352699786</text:p>
          </table:table-cell>
          <table:table-cell table:formula="of:=LOG([.I607])" office:value-type="float" office:value="4.00869665729487" calcext:value-type="float">
            <text:p>4.00869665729487</text:p>
          </table:table-cell>
          <table:table-cell table:formula="of:=LOG([.A607])" office:value-type="float" office:value="0.737033531333878" calcext:value-type="float">
            <text:p>0.737033531333878</text:p>
          </table:table-cell>
          <table:table-cell table:formula="of:=LOG([.B607])" office:value-type="float" office:value="3.70766666163089" calcext:value-type="float">
            <text:p>3.70766666163089</text:p>
          </table:table-cell>
        </table:table-row>
        <table:table-row table:style-name="ro1">
          <table:table-cell office:value-type="float" office:value="18.5453333333333" calcext:value-type="float">
            <text:p>18.5453333333333</text:p>
          </table:table-cell>
          <table:table-cell office:value-type="float" office:value="11388.3781504723" calcext:value-type="float">
            <text:p>11388.3781504723</text:p>
          </table:table-cell>
          <table:table-cell office:value-type="string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office:value-type="float" office:value="20669" calcext:value-type="float">
            <text:p>20669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88386718884373" calcext:value-type="float">
            <text:p>-1.88386718884373</text:p>
          </table:table-cell>
          <table:table-cell office:value-type="float" office:value="55.636" calcext:value-type="float">
            <text:p>55.636</text:p>
          </table:table-cell>
          <table:table-cell office:value-type="float" office:value="34165.1344514169" calcext:value-type="float">
            <text:p>34165.1344514169</text:p>
          </table:table-cell>
          <table:table-cell table:formula="of:=LOG([.H608])" office:value-type="float" office:value="1.74535589845203" calcext:value-type="float">
            <text:p>1.74535589845203</text:p>
          </table:table-cell>
          <table:table-cell table:formula="of:=LOG([.I608])" office:value-type="float" office:value="4.53358313415847" calcext:value-type="float">
            <text:p>4.53358313415847</text:p>
          </table:table-cell>
          <table:table-cell table:formula="of:=LOG([.A608])" office:value-type="float" office:value="1.26823464373237" calcext:value-type="float">
            <text:p>1.26823464373237</text:p>
          </table:table-cell>
          <table:table-cell table:formula="of:=LOG([.B608])" office:value-type="float" office:value="4.05646187943881" calcext:value-type="float">
            <text:p>4.05646187943881</text:p>
          </table:table-cell>
        </table:table-row>
        <table:table-row table:style-name="ro1">
          <table:table-cell office:value-type="float" office:value="6.87467907120879" calcext:value-type="float">
            <text:p>6.87467907120879</text:p>
          </table:table-cell>
          <table:table-cell office:value-type="float" office:value="7444.22548512046" calcext:value-type="float">
            <text:p>7444.2254851204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0720" calcext:value-type="float">
            <text:p>20720</text:p>
          </table:table-cell>
          <table:table-cell office:value-type="float" office:value="1.95904139232109" calcext:value-type="float">
            <text:p>1.95904139232109</text:p>
          </table:table-cell>
          <table:table-cell office:value-type="float" office:value="-1.02007516424441" calcext:value-type="float">
            <text:p>-1.02007516424441</text:p>
          </table:table-cell>
          <table:table-cell office:value-type="float" office:value="625.59579548" calcext:value-type="float">
            <text:p>625.59579548</text:p>
          </table:table-cell>
          <table:table-cell office:value-type="float" office:value="677424.519145962" calcext:value-type="float">
            <text:p>677424.519145962</text:p>
          </table:table-cell>
          <table:table-cell table:formula="of:=LOG([.H609])" office:value-type="float" office:value="2.79629382124429" calcext:value-type="float">
            <text:p>2.79629382124429</text:p>
          </table:table-cell>
          <table:table-cell table:formula="of:=LOG([.I609])" office:value-type="float" office:value="5.83086091173152" calcext:value-type="float">
            <text:p>5.83086091173152</text:p>
          </table:table-cell>
          <table:table-cell table:formula="of:=LOG([.A609])" office:value-type="float" office:value="0.837252428923199" calcext:value-type="float">
            <text:p>0.837252428923199</text:p>
          </table:table-cell>
          <table:table-cell table:formula="of:=LOG([.B609])" office:value-type="float" office:value="3.87181951941043" calcext:value-type="float">
            <text:p>3.87181951941043</text:p>
          </table:table-cell>
        </table:table-row>
        <table:table-row table:style-name="ro1">
          <table:table-cell office:value-type="float" office:value="4.284485726" calcext:value-type="float">
            <text:p>4.284485726</text:p>
          </table:table-cell>
          <table:table-cell office:value-type="float" office:value="1533.55475233455" calcext:value-type="float">
            <text:p>1533.554752334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727" calcext:value-type="float">
            <text:p>20727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527242692720216" calcext:value-type="float">
            <text:p>-0.527242692720216</text:p>
          </table:table-cell>
          <table:table-cell office:value-type="float" office:value="64.26728589" calcext:value-type="float">
            <text:p>64.26728589</text:p>
          </table:table-cell>
          <table:table-cell office:value-type="float" office:value="23003.3212850182" calcext:value-type="float">
            <text:p>23003.3212850182</text:p>
          </table:table-cell>
          <table:table-cell table:formula="of:=LOG([.H610])" office:value-type="float" office:value="1.80798995934893" calcext:value-type="float">
            <text:p>1.80798995934893</text:p>
          </table:table-cell>
          <table:table-cell table:formula="of:=LOG([.I610])" office:value-type="float" office:value="4.36179054521851" calcext:value-type="float">
            <text:p>4.36179054521851</text:p>
          </table:table-cell>
          <table:table-cell table:formula="of:=LOG([.A610])" office:value-type="float" office:value="0.63189870029325" calcext:value-type="float">
            <text:p>0.63189870029325</text:p>
          </table:table-cell>
          <table:table-cell table:formula="of:=LOG([.B610])" office:value-type="float" office:value="3.18569928616283" calcext:value-type="float">
            <text:p>3.18569928616283</text:p>
          </table:table-cell>
        </table:table-row>
        <table:table-row table:style-name="ro1">
          <table:table-cell office:value-type="float" office:value="6.69506648536972" calcext:value-type="float">
            <text:p>6.69506648536972</text:p>
          </table:table-cell>
          <table:table-cell office:value-type="float" office:value="2320.79926695901" calcext:value-type="float">
            <text:p>2320.79926695901</text:p>
          </table:table-cell>
          <table:table-cell office:value-type="string" calcext:value-type="string">
            <text:p>RU</text:p>
          </table:table-cell>
          <table:table-cell office:value-type="float" office:value="1136" calcext:value-type="float">
            <text:p>1136</text:p>
          </table:table-cell>
          <table:table-cell office:value-type="float" office:value="20767" calcext:value-type="float">
            <text:p>20767</text:p>
          </table:table-cell>
          <table:table-cell office:value-type="float" office:value="3.055378331375" calcext:value-type="float">
            <text:p>3.055378331375</text:p>
          </table:table-cell>
          <table:table-cell office:value-type="float" office:value="-1.01104437726885" calcext:value-type="float">
            <text:p>-1.01104437726885</text:p>
          </table:table-cell>
          <table:table-cell office:value-type="float" office:value="7605.59552738" calcext:value-type="float">
            <text:p>7605.59552738</text:p>
          </table:table-cell>
          <table:table-cell office:value-type="float" office:value="2636427.96726544" calcext:value-type="float">
            <text:p>2636427.96726544</text:p>
          </table:table-cell>
          <table:table-cell table:formula="of:=LOG([.H611])" office:value-type="float" office:value="3.88113322550657" calcext:value-type="float">
            <text:p>3.88113322550657</text:p>
          </table:table-cell>
          <table:table-cell table:formula="of:=LOG([.I611])" office:value-type="float" office:value="6.42101590999462" calcext:value-type="float">
            <text:p>6.42101590999462</text:p>
          </table:table-cell>
          <table:table-cell table:formula="of:=LOG([.A611])" office:value-type="float" office:value="0.825754894131572" calcext:value-type="float">
            <text:p>0.825754894131572</text:p>
          </table:table-cell>
          <table:table-cell table:formula="of:=LOG([.B611])" office:value-type="float" office:value="3.36563757861962" calcext:value-type="float">
            <text:p>3.36563757861962</text:p>
          </table:table-cell>
        </table:table-row>
        <table:table-row table:style-name="ro1">
          <table:table-cell office:value-type="float" office:value="3.1795" calcext:value-type="float">
            <text:p>3.1795</text:p>
          </table:table-cell>
          <table:table-cell office:value-type="float" office:value="3750.99964280791" calcext:value-type="float">
            <text:p>3750.999642807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771" calcext:value-type="float">
            <text:p>20771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0.848064523110097" calcext:value-type="float">
            <text:p>-0.848064523110097</text:p>
          </table:table-cell>
          <table:table-cell office:value-type="float" office:value="12.718" calcext:value-type="float">
            <text:p>12.718</text:p>
          </table:table-cell>
          <table:table-cell office:value-type="float" office:value="15003.9985712316" calcext:value-type="float">
            <text:p>15003.9985712316</text:p>
          </table:table-cell>
          <table:table-cell table:formula="of:=LOG([.H612])" office:value-type="float" office:value="1.10441882064759" calcext:value-type="float">
            <text:p>1.10441882064759</text:p>
          </table:table-cell>
          <table:table-cell table:formula="of:=LOG([.I612])" office:value-type="float" office:value="4.17620701412263" calcext:value-type="float">
            <text:p>4.17620701412263</text:p>
          </table:table-cell>
          <table:table-cell table:formula="of:=LOG([.A612])" office:value-type="float" office:value="0.502358829319632" calcext:value-type="float">
            <text:p>0.502358829319632</text:p>
          </table:table-cell>
          <table:table-cell table:formula="of:=LOG([.B612])" office:value-type="float" office:value="3.57414702279467" calcext:value-type="float">
            <text:p>3.57414702279467</text:p>
          </table:table-cell>
        </table:table-row>
        <table:table-row table:style-name="ro1">
          <table:table-cell office:value-type="float" office:value="7.215" calcext:value-type="float">
            <text:p>7.215</text:p>
          </table:table-cell>
          <table:table-cell office:value-type="float" office:value="11380.1726511886" calcext:value-type="float">
            <text:p>11380.17265118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800" calcext:value-type="float">
            <text:p>20800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08679197613282" calcext:value-type="float">
            <text:p>-1.08679197613282</text:p>
          </table:table-cell>
          <table:table-cell office:value-type="float" office:value="14.43" calcext:value-type="float">
            <text:p>14.43</text:p>
          </table:table-cell>
          <table:table-cell office:value-type="float" office:value="22760.3453023772" calcext:value-type="float">
            <text:p>22760.3453023772</text:p>
          </table:table-cell>
          <table:table-cell table:formula="of:=LOG([.H613])" office:value-type="float" office:value="1.15926633109349" calcext:value-type="float">
            <text:p>1.15926633109349</text:p>
          </table:table-cell>
          <table:table-cell table:formula="of:=LOG([.I613])" office:value-type="float" office:value="4.35717884655341" calcext:value-type="float">
            <text:p>4.35717884655341</text:p>
          </table:table-cell>
          <table:table-cell table:formula="of:=LOG([.A613])" office:value-type="float" office:value="0.858236335429513" calcext:value-type="float">
            <text:p>0.858236335429513</text:p>
          </table:table-cell>
          <table:table-cell table:formula="of:=LOG([.B613])" office:value-type="float" office:value="4.05614885088943" calcext:value-type="float">
            <text:p>4.05614885088943</text:p>
          </table:table-cell>
        </table:table-row>
        <table:table-row table:style-name="ro1">
          <table:table-cell office:value-type="float" office:value="0.535924135019006" calcext:value-type="float">
            <text:p>0.535924135019006</text:p>
          </table:table-cell>
          <table:table-cell office:value-type="float" office:value="453.306847510869" calcext:value-type="float">
            <text:p>453.30684751086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0865" calcext:value-type="float">
            <text:p>20865</text:p>
          </table:table-cell>
          <table:table-cell office:value-type="float" office:value="2.89707700320942" calcext:value-type="float">
            <text:p>2.89707700320942</text:p>
          </table:table-cell>
          <table:table-cell office:value-type="float" office:value="-1.04799605460279" calcext:value-type="float">
            <text:p>-1.04799605460279</text:p>
          </table:table-cell>
          <table:table-cell office:value-type="float" office:value="422.844142529996" calcext:value-type="float">
            <text:p>422.844142529996</text:p>
          </table:table-cell>
          <table:table-cell office:value-type="float" office:value="357659.102686075" calcext:value-type="float">
            <text:p>357659.102686075</text:p>
          </table:table-cell>
          <table:table-cell table:formula="of:=LOG([.H614])" office:value-type="float" office:value="2.62618031888254" calcext:value-type="float">
            <text:p>2.62618031888254</text:p>
          </table:table-cell>
          <table:table-cell table:formula="of:=LOG([.I614])" office:value-type="float" office:value="5.5534692826337" calcext:value-type="float">
            <text:p>5.5534692826337</text:p>
          </table:table-cell>
          <table:table-cell table:formula="of:=LOG([.A614])" office:value-type="float" office:value="-0.270896684326881" calcext:value-type="float">
            <text:p>-0.270896684326881</text:p>
          </table:table-cell>
          <table:table-cell table:formula="of:=LOG([.B614])" office:value-type="float" office:value="2.65639227942428" calcext:value-type="float">
            <text:p>2.65639227942428</text:p>
          </table:table-cell>
        </table:table-row>
        <table:table-row table:style-name="ro1">
          <table:table-cell office:value-type="float" office:value="25.5049501118009" calcext:value-type="float">
            <text:p>25.5049501118009</text:p>
          </table:table-cell>
          <table:table-cell office:value-type="float" office:value="12165.2977492892" calcext:value-type="float">
            <text:p>12165.2977492892</text:p>
          </table:table-cell>
          <table:table-cell office:value-type="string" calcext:value-type="string">
            <text:p>DE</text:p>
          </table:table-cell>
          <table:table-cell office:value-type="float" office:value="633" calcext:value-type="float">
            <text:p>633</text:p>
          </table:table-cell>
          <table:table-cell office:value-type="float" office:value="20916" calcext:value-type="float">
            <text:p>20916</text:p>
          </table:table-cell>
          <table:table-cell office:value-type="float" office:value="2.80140371001735" calcext:value-type="float">
            <text:p>2.80140371001735</text:p>
          </table:table-cell>
          <table:table-cell office:value-type="float" office:value="-0.973186843242672" calcext:value-type="float">
            <text:p>-0.973186843242672</text:p>
          </table:table-cell>
          <table:table-cell office:value-type="float" office:value="16144.63342077" calcext:value-type="float">
            <text:p>16144.63342077</text:p>
          </table:table-cell>
          <table:table-cell office:value-type="float" office:value="7700633.47530005" calcext:value-type="float">
            <text:p>7700633.47530005</text:p>
          </table:table-cell>
          <table:table-cell table:formula="of:=LOG([.H615])" office:value-type="float" office:value="4.20802818839659" calcext:value-type="float">
            <text:p>4.20802818839659</text:p>
          </table:table-cell>
          <table:table-cell table:formula="of:=LOG([.I615])" office:value-type="float" office:value="6.88652645290119" calcext:value-type="float">
            <text:p>6.88652645290119</text:p>
          </table:table-cell>
          <table:table-cell table:formula="of:=LOG([.A615])" office:value-type="float" office:value="1.40662447837923" calcext:value-type="float">
            <text:p>1.40662447837923</text:p>
          </table:table-cell>
          <table:table-cell table:formula="of:=LOG([.B615])" office:value-type="float" office:value="4.08512274288384" calcext:value-type="float">
            <text:p>4.08512274288384</text:p>
          </table:table-cell>
        </table:table-row>
        <table:table-row table:style-name="ro1">
          <table:table-cell office:value-type="float" office:value="0.9705" calcext:value-type="float">
            <text:p>0.9705</text:p>
          </table:table-cell>
          <table:table-cell office:value-type="float" office:value="1340.57151925323" calcext:value-type="float">
            <text:p>1340.571519253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989" calcext:value-type="float">
            <text:p>20989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0.88369530141512" calcext:value-type="float">
            <text:p>-0.88369530141512</text:p>
          </table:table-cell>
          <table:table-cell office:value-type="float" office:value="11.646" calcext:value-type="float">
            <text:p>11.646</text:p>
          </table:table-cell>
          <table:table-cell office:value-type="float" office:value="16086.8582310387" calcext:value-type="float">
            <text:p>16086.8582310387</text:p>
          </table:table-cell>
          <table:table-cell table:formula="of:=LOG([.H616])" office:value-type="float" office:value="1.06617678577201" calcext:value-type="float">
            <text:p>1.06617678577201</text:p>
          </table:table-cell>
          <table:table-cell table:formula="of:=LOG([.I616])" office:value-type="float" office:value="4.20647123451831" calcext:value-type="float">
            <text:p>4.20647123451831</text:p>
          </table:table-cell>
          <table:table-cell table:formula="of:=LOG([.A616])" office:value-type="float" office:value="-0.0130044602756184" calcext:value-type="float">
            <text:p>-0.013004460275618</text:p>
          </table:table-cell>
          <table:table-cell table:formula="of:=LOG([.B616])" office:value-type="float" office:value="3.12728998847069" calcext:value-type="float">
            <text:p>3.12728998847069</text:p>
          </table:table-cell>
        </table:table-row>
        <table:table-row table:style-name="ro1">
          <table:table-cell office:value-type="float" office:value="0.7624" calcext:value-type="float">
            <text:p>0.7624</text:p>
          </table:table-cell>
          <table:table-cell office:value-type="float" office:value="1311.22538728493" calcext:value-type="float">
            <text:p>1311.225387284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017" calcext:value-type="float">
            <text:p>21017</text:p>
          </table:table-cell>
          <table:table-cell office:value-type="float" office:value="1" calcext:value-type="float">
            <text:p>1</text:p>
          </table:table-cell>
          <table:table-cell office:value-type="float" office:value="-1.19716898127938" calcext:value-type="float">
            <text:p>-1.19716898127938</text:p>
          </table:table-cell>
          <table:table-cell office:value-type="float" office:value="7.624" calcext:value-type="float">
            <text:p>7.624</text:p>
          </table:table-cell>
          <table:table-cell office:value-type="float" office:value="13112.2538728493" calcext:value-type="float">
            <text:p>13112.2538728493</text:p>
          </table:table-cell>
          <table:table-cell table:formula="of:=LOG([.H617])" office:value-type="float" office:value="0.88218288763027" calcext:value-type="float">
            <text:p>0.88218288763027</text:p>
          </table:table-cell>
          <table:table-cell table:formula="of:=LOG([.I617])" office:value-type="float" office:value="4.11767734923467" calcext:value-type="float">
            <text:p>4.11767734923467</text:p>
          </table:table-cell>
          <table:table-cell table:formula="of:=LOG([.A617])" office:value-type="float" office:value="-0.11781711236973" calcext:value-type="float">
            <text:p>-0.11781711236973</text:p>
          </table:table-cell>
          <table:table-cell table:formula="of:=LOG([.B617])" office:value-type="float" office:value="3.11767734923467" calcext:value-type="float">
            <text:p>3.11767734923467</text:p>
          </table:table-cell>
        </table:table-row>
        <table:table-row table:style-name="ro1">
          <table:table-cell office:value-type="float" office:value="3.07533333333333" calcext:value-type="float">
            <text:p>3.07533333333333</text:p>
          </table:table-cell>
          <table:table-cell office:value-type="float" office:value="5916.09150889318" calcext:value-type="float">
            <text:p>5916.09150889318</text:p>
          </table:table-cell>
          <table:table-cell office:value-type="string" calcext:value-type="string">
            <text:p>CA</text:p>
          </table:table-cell>
          <table:table-cell office:value-type="float" office:value="21" calcext:value-type="float">
            <text:p>21</text:p>
          </table:table-cell>
          <table:table-cell office:value-type="float" office:value="21030" calcext:value-type="float">
            <text:p>21030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4020940986477" calcext:value-type="float">
            <text:p>-1.4020940986477</text:p>
          </table:table-cell>
          <table:table-cell office:value-type="float" office:value="64.582" calcext:value-type="float">
            <text:p>64.582</text:p>
          </table:table-cell>
          <table:table-cell office:value-type="float" office:value="124237.921686757" calcext:value-type="float">
            <text:p>124237.921686757</text:p>
          </table:table-cell>
          <table:table-cell table:formula="of:=LOG([.H618])" office:value-type="float" office:value="1.8101114902865" calcext:value-type="float">
            <text:p>1.8101114902865</text:p>
          </table:table-cell>
          <table:table-cell table:formula="of:=LOG([.I618])" office:value-type="float" office:value="5.09425417768893" calcext:value-type="float">
            <text:p>5.09425417768893</text:p>
          </table:table-cell>
          <table:table-cell table:formula="of:=LOG([.A618])" office:value-type="float" office:value="0.487892195552585" calcext:value-type="float">
            <text:p>0.487892195552585</text:p>
          </table:table-cell>
          <table:table-cell table:formula="of:=LOG([.B618])" office:value-type="float" office:value="3.77203488295501" calcext:value-type="float">
            <text:p>3.77203488295501</text:p>
          </table:table-cell>
        </table:table-row>
        <table:table-row table:style-name="ro1">
          <table:table-cell office:value-type="float" office:value="0.883776" calcext:value-type="float">
            <text:p>0.883776</text:p>
          </table:table-cell>
          <table:table-cell office:value-type="float" office:value="997.071352191208" calcext:value-type="float">
            <text:p>997.071352191208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21090" calcext:value-type="float">
            <text:p>21090</text:p>
          </table:table-cell>
          <table:table-cell office:value-type="float" office:value="1" calcext:value-type="float">
            <text:p>1</text:p>
          </table:table-cell>
          <table:table-cell office:value-type="float" office:value="-1.25570910300744" calcext:value-type="float">
            <text:p>-1.25570910300744</text:p>
          </table:table-cell>
          <table:table-cell office:value-type="float" office:value="8.83776" calcext:value-type="float">
            <text:p>8.83776</text:p>
          </table:table-cell>
          <table:table-cell office:value-type="float" office:value="9970.71352191208" calcext:value-type="float">
            <text:p>9970.71352191208</text:p>
          </table:table-cell>
          <table:table-cell table:formula="of:=LOG([.H619])" office:value-type="float" office:value="0.946342203597524" calcext:value-type="float">
            <text:p>0.946342203597524</text:p>
          </table:table-cell>
          <table:table-cell table:formula="of:=LOG([.I619])" office:value-type="float" office:value="3.99872623830575" calcext:value-type="float">
            <text:p>3.99872623830575</text:p>
          </table:table-cell>
          <table:table-cell table:formula="of:=LOG([.A619])" office:value-type="float" office:value="-0.0536577964024761" calcext:value-type="float">
            <text:p>-0.053657796402476</text:p>
          </table:table-cell>
          <table:table-cell table:formula="of:=LOG([.B619])" office:value-type="float" office:value="2.99872623830575" calcext:value-type="float">
            <text:p>2.99872623830575</text:p>
          </table:table-cell>
        </table:table-row>
        <table:table-row table:style-name="ro1">
          <table:table-cell office:value-type="float" office:value="7.11391492338028" calcext:value-type="float">
            <text:p>7.11391492338028</text:p>
          </table:table-cell>
          <table:table-cell office:value-type="float" office:value="7477.99010389937" calcext:value-type="float">
            <text:p>7477.99010389937</text:p>
          </table:table-cell>
          <table:table-cell office:value-type="string" calcext:value-type="string">
            <text:p>US</text:p>
          </table:table-cell>
          <table:table-cell office:value-type="float" office:value="71" calcext:value-type="float">
            <text:p>71</text:p>
          </table:table-cell>
          <table:table-cell office:value-type="float" office:value="21139" calcext:value-type="float">
            <text:p>21139</text:p>
          </table:table-cell>
          <table:table-cell office:value-type="float" office:value="1.85125834871908" calcext:value-type="float">
            <text:p>1.85125834871908</text:p>
          </table:table-cell>
          <table:table-cell office:value-type="float" office:value="-1.12022824201033" calcext:value-type="float">
            <text:p>-1.12022824201033</text:p>
          </table:table-cell>
          <table:table-cell office:value-type="float" office:value="505.08795956" calcext:value-type="float">
            <text:p>505.08795956</text:p>
          </table:table-cell>
          <table:table-cell office:value-type="float" office:value="530937.297376856" calcext:value-type="float">
            <text:p>530937.297376856</text:p>
          </table:table-cell>
          <table:table-cell table:formula="of:=LOG([.H620])" office:value-type="float" office:value="2.70336701579214" calcext:value-type="float">
            <text:p>2.70336701579214</text:p>
          </table:table-cell>
          <table:table-cell table:formula="of:=LOG([.I620])" office:value-type="float" office:value="5.72504323480811" calcext:value-type="float">
            <text:p>5.72504323480811</text:p>
          </table:table-cell>
          <table:table-cell table:formula="of:=LOG([.A620])" office:value-type="float" office:value="0.852108667073065" calcext:value-type="float">
            <text:p>0.852108667073065</text:p>
          </table:table-cell>
          <table:table-cell table:formula="of:=LOG([.B620])" office:value-type="float" office:value="3.87378488608903" calcext:value-type="float">
            <text:p>3.87378488608903</text:p>
          </table:table-cell>
        </table:table-row>
        <table:table-row table:style-name="ro1">
          <table:table-cell office:value-type="float" office:value="4.98375" calcext:value-type="float">
            <text:p>4.98375</text:p>
          </table:table-cell>
          <table:table-cell office:value-type="float" office:value="9818.26113545034" calcext:value-type="float">
            <text:p>9818.261135450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161" calcext:value-type="float">
            <text:p>21161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0799155542187" calcext:value-type="float">
            <text:p>-1.0799155542187</text:p>
          </table:table-cell>
          <table:table-cell office:value-type="float" office:value="19.935" calcext:value-type="float">
            <text:p>19.935</text:p>
          </table:table-cell>
          <table:table-cell office:value-type="float" office:value="39273.0445418013" calcext:value-type="float">
            <text:p>39273.0445418013</text:p>
          </table:table-cell>
          <table:table-cell table:formula="of:=LOG([.H621])" office:value-type="float" office:value="1.29961623999841" calcext:value-type="float">
            <text:p>1.29961623999841</text:p>
          </table:table-cell>
          <table:table-cell table:formula="of:=LOG([.I621])" office:value-type="float" office:value="4.59409457013856" calcext:value-type="float">
            <text:p>4.59409457013856</text:p>
          </table:table-cell>
          <table:table-cell table:formula="of:=LOG([.A621])" office:value-type="float" office:value="0.697556248670451" calcext:value-type="float">
            <text:p>0.697556248670451</text:p>
          </table:table-cell>
          <table:table-cell table:formula="of:=LOG([.B621])" office:value-type="float" office:value="3.99203457881059" calcext:value-type="float">
            <text:p>3.99203457881059</text:p>
          </table:table-cell>
        </table:table-row>
        <table:table-row table:style-name="ro1">
          <table:table-cell office:value-type="float" office:value="0.40467644657258" calcext:value-type="float">
            <text:p>0.40467644657258</text:p>
          </table:table-cell>
          <table:table-cell office:value-type="float" office:value="243.423065138105" calcext:value-type="float">
            <text:p>243.423065138105</text:p>
          </table:table-cell>
          <table:table-cell office:value-type="string" calcext:value-type="string">
            <text:p>DE</text:p>
          </table:table-cell>
          <table:table-cell office:value-type="float" office:value="248" calcext:value-type="float">
            <text:p>248</text:p>
          </table:table-cell>
          <table:table-cell office:value-type="float" office:value="21358" calcext:value-type="float">
            <text:p>21358</text:p>
          </table:table-cell>
          <table:table-cell office:value-type="float" office:value="2.39445168082622" calcext:value-type="float">
            <text:p>2.39445168082622</text:p>
          </table:table-cell>
          <table:table-cell office:value-type="float" office:value="-1.24906488410572" calcext:value-type="float">
            <text:p>-1.24906488410572</text:p>
          </table:table-cell>
          <table:table-cell office:value-type="float" office:value="100.35975875" calcext:value-type="float">
            <text:p>100.35975875</text:p>
          </table:table-cell>
          <table:table-cell office:value-type="float" office:value="60368.9201542501" calcext:value-type="float">
            <text:p>60368.9201542501</text:p>
          </table:table-cell>
          <table:table-cell table:formula="of:=LOG([.H622])" office:value-type="float" office:value="2.0015596086642" calcext:value-type="float">
            <text:p>2.0015596086642</text:p>
          </table:table-cell>
          <table:table-cell table:formula="of:=LOG([.I622])" office:value-type="float" office:value="4.78081340750421" calcext:value-type="float">
            <text:p>4.78081340750421</text:p>
          </table:table-cell>
          <table:table-cell table:formula="of:=LOG([.A622])" office:value-type="float" office:value="-0.392892072162019" calcext:value-type="float">
            <text:p>-0.392892072162019</text:p>
          </table:table-cell>
          <table:table-cell table:formula="of:=LOG([.B622])" office:value-type="float" office:value="2.386361726678" calcext:value-type="float">
            <text:p>2.386361726678</text:p>
          </table:table-cell>
        </table:table-row>
        <table:table-row table:style-name="ro1">
          <table:table-cell office:value-type="float" office:value="2.14539785345455" calcext:value-type="float">
            <text:p>2.14539785345455</text:p>
          </table:table-cell>
          <table:table-cell office:value-type="float" office:value="787.237779173515" calcext:value-type="float">
            <text:p>787.237779173515</text:p>
          </table:table-cell>
          <table:table-cell office:value-type="string" calcext:value-type="string">
            <text:p>FI</text:p>
          </table:table-cell>
          <table:table-cell office:value-type="float" office:value="55" calcext:value-type="float">
            <text:p>55</text:p>
          </table:table-cell>
          <table:table-cell office:value-type="float" office:value="21374" calcext:value-type="float">
            <text:p>21374</text:p>
          </table:table-cell>
          <table:table-cell office:value-type="float" office:value="1.74036268949424" calcext:value-type="float">
            <text:p>1.74036268949424</text:p>
          </table:table-cell>
          <table:table-cell office:value-type="float" office:value="-0.690200780954218" calcext:value-type="float">
            <text:p>-0.690200780954218</text:p>
          </table:table-cell>
          <table:table-cell office:value-type="float" office:value="117.99688194" calcext:value-type="float">
            <text:p>117.99688194</text:p>
          </table:table-cell>
          <table:table-cell office:value-type="float" office:value="43298.0778545433" calcext:value-type="float">
            <text:p>43298.0778545433</text:p>
          </table:table-cell>
          <table:table-cell table:formula="of:=LOG([.H623])" office:value-type="float" office:value="2.07187053125406" calcext:value-type="float">
            <text:p>2.07187053125406</text:p>
          </table:table-cell>
          <table:table-cell table:formula="of:=LOG([.I623])" office:value-type="float" office:value="4.63646861700708" calcext:value-type="float">
            <text:p>4.63646861700708</text:p>
          </table:table-cell>
          <table:table-cell table:formula="of:=LOG([.A623])" office:value-type="float" office:value="0.331507841759816" calcext:value-type="float">
            <text:p>0.331507841759816</text:p>
          </table:table-cell>
          <table:table-cell table:formula="of:=LOG([.B623])" office:value-type="float" office:value="2.89610592751283" calcext:value-type="float">
            <text:p>2.89610592751283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529.607758988574" calcext:value-type="float">
            <text:p>529.6077589885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389" calcext:value-type="float">
            <text:p>21389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674867415259454" calcext:value-type="float">
            <text:p>-0.674867415259454</text:p>
          </table:table-cell>
          <table:table-cell office:value-type="float" office:value="1.074" calcext:value-type="float">
            <text:p>1.074</text:p>
          </table:table-cell>
          <table:table-cell office:value-type="float" office:value="1588.82327696572" calcext:value-type="float">
            <text:p>1588.82327696572</text:p>
          </table:table-cell>
          <table:table-cell table:formula="of:=LOG([.H624])" office:value-type="float" office:value="0.0310042813635368" calcext:value-type="float">
            <text:p>0.031004281363537</text:p>
          </table:table-cell>
          <table:table-cell table:formula="of:=LOG([.I624])" office:value-type="float" office:value="3.2010755938047" calcext:value-type="float">
            <text:p>3.2010755938047</text:p>
          </table:table-cell>
          <table:table-cell table:formula="of:=LOG([.A624])" office:value-type="float" office:value="-0.446116973356126" calcext:value-type="float">
            <text:p>-0.446116973356126</text:p>
          </table:table-cell>
          <table:table-cell table:formula="of:=LOG([.B624])" office:value-type="float" office:value="2.72395433908504" calcext:value-type="float">
            <text:p>2.72395433908504</text:p>
          </table:table-cell>
        </table:table-row>
        <table:table-row table:style-name="ro1">
          <table:table-cell office:value-type="float" office:value="13.0622056628571" calcext:value-type="float">
            <text:p>13.0622056628571</text:p>
          </table:table-cell>
          <table:table-cell office:value-type="float" office:value="12483.7566987792" calcext:value-type="float">
            <text:p>12483.756698779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1401" calcext:value-type="float">
            <text:p>21401</text:p>
          </table:table-cell>
          <table:table-cell office:value-type="float" office:value="1.69019608002851" calcext:value-type="float">
            <text:p>1.69019608002851</text:p>
          </table:table-cell>
          <table:table-cell office:value-type="float" office:value="-1.32691749138282" calcext:value-type="float">
            <text:p>-1.32691749138282</text:p>
          </table:table-cell>
          <table:table-cell office:value-type="float" office:value="640.04807748" calcext:value-type="float">
            <text:p>640.04807748</text:p>
          </table:table-cell>
          <table:table-cell office:value-type="float" office:value="611704.078240179" calcext:value-type="float">
            <text:p>611704.078240179</text:p>
          </table:table-cell>
          <table:table-cell table:formula="of:=LOG([.H625])" office:value-type="float" office:value="2.80621259742147" calcext:value-type="float">
            <text:p>2.80621259742147</text:p>
          </table:table-cell>
          <table:table-cell table:formula="of:=LOG([.I625])" office:value-type="float" office:value="5.78654137595522" calcext:value-type="float">
            <text:p>5.78654137595522</text:p>
          </table:table-cell>
          <table:table-cell table:formula="of:=LOG([.A625])" office:value-type="float" office:value="1.11601651739295" calcext:value-type="float">
            <text:p>1.11601651739295</text:p>
          </table:table-cell>
          <table:table-cell table:formula="of:=LOG([.B625])" office:value-type="float" office:value="4.09634529592671" calcext:value-type="float">
            <text:p>4.09634529592671</text:p>
          </table:table-cell>
        </table:table-row>
        <table:table-row table:style-name="ro1">
          <table:table-cell office:value-type="float" office:value="7.922875" calcext:value-type="float">
            <text:p>7.922875</text:p>
          </table:table-cell>
          <table:table-cell office:value-type="float" office:value="10181.1686815206" calcext:value-type="float">
            <text:p>10181.16868152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422" calcext:value-type="float">
            <text:p>21422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0.615796260867061" calcext:value-type="float">
            <text:p>-0.615796260867061</text:p>
          </table:table-cell>
          <table:table-cell office:value-type="float" office:value="63.383" calcext:value-type="float">
            <text:p>63.383</text:p>
          </table:table-cell>
          <table:table-cell office:value-type="float" office:value="81449.3494521648" calcext:value-type="float">
            <text:p>81449.3494521648</text:p>
          </table:table-cell>
          <table:table-cell table:formula="of:=LOG([.H626])" office:value-type="float" office:value="1.80197279106463" calcext:value-type="float">
            <text:p>1.80197279106463</text:p>
          </table:table-cell>
          <table:table-cell table:formula="of:=LOG([.I626])" office:value-type="float" office:value="4.910887619885" calcext:value-type="float">
            <text:p>4.910887619885</text:p>
          </table:table-cell>
          <table:table-cell table:formula="of:=LOG([.A626])" office:value-type="float" office:value="0.898882804072682" calcext:value-type="float">
            <text:p>0.898882804072682</text:p>
          </table:table-cell>
          <table:table-cell table:formula="of:=LOG([.B626])" office:value-type="float" office:value="4.00779763289306" calcext:value-type="float">
            <text:p>4.00779763289306</text:p>
          </table:table-cell>
        </table:table-row>
        <table:table-row table:style-name="ro1">
          <table:table-cell office:value-type="float" office:value="3.92440640406092" calcext:value-type="float">
            <text:p>3.92440640406092</text:p>
          </table:table-cell>
          <table:table-cell office:value-type="float" office:value="4587.36164417435" calcext:value-type="float">
            <text:p>4587.36164417435</text:p>
          </table:table-cell>
          <table:table-cell office:value-type="string" calcext:value-type="string">
            <text:p>DE</text:p>
          </table:table-cell>
          <table:table-cell office:value-type="float" office:value="197" calcext:value-type="float">
            <text:p>197</text:p>
          </table:table-cell>
          <table:table-cell office:value-type="float" office:value="21481" calcext:value-type="float">
            <text:p>21481</text:p>
          </table:table-cell>
          <table:table-cell office:value-type="float" office:value="2.29446622616159" calcext:value-type="float">
            <text:p>2.29446622616159</text:p>
          </table:table-cell>
          <table:table-cell office:value-type="float" office:value="-1.04656687259202" calcext:value-type="float">
            <text:p>-1.04656687259202</text:p>
          </table:table-cell>
          <table:table-cell office:value-type="float" office:value="773.108061600001" calcext:value-type="float">
            <text:p>773.108061600001</text:p>
          </table:table-cell>
          <table:table-cell office:value-type="float" office:value="903710.243902346" calcext:value-type="float">
            <text:p>903710.243902346</text:p>
          </table:table-cell>
          <table:table-cell table:formula="of:=LOG([.H627])" office:value-type="float" office:value="2.8882402019087" calcext:value-type="float">
            <text:p>2.8882402019087</text:p>
          </table:table-cell>
          <table:table-cell table:formula="of:=LOG([.I627])" office:value-type="float" office:value="5.95602920520316" calcext:value-type="float">
            <text:p>5.95602920520316</text:p>
          </table:table-cell>
          <table:table-cell table:formula="of:=LOG([.A627])" office:value-type="float" office:value="0.593773975747109" calcext:value-type="float">
            <text:p>0.593773975747109</text:p>
          </table:table-cell>
          <table:table-cell table:formula="of:=LOG([.B627])" office:value-type="float" office:value="3.66156297904157" calcext:value-type="float">
            <text:p>3.66156297904157</text:p>
          </table:table-cell>
        </table:table-row>
        <table:table-row table:style-name="ro1">
          <table:table-cell office:value-type="float" office:value="26.4219893406466" calcext:value-type="float">
            <text:p>26.4219893406466</text:p>
          </table:table-cell>
          <table:table-cell office:value-type="float" office:value="8562.05768871124" calcext:value-type="float">
            <text:p>8562.05768871124</text:p>
          </table:table-cell>
          <table:table-cell/>
          <table:table-cell office:value-type="float" office:value="3990" calcext:value-type="float">
            <text:p>3990</text:p>
          </table:table-cell>
          <table:table-cell office:value-type="float" office:value="21516" calcext:value-type="float">
            <text:p>21516</text:p>
          </table:table-cell>
          <table:table-cell office:value-type="float" office:value="3.60097289568675" calcext:value-type="float">
            <text:p>3.60097289568675</text:p>
          </table:table-cell>
          <table:table-cell office:value-type="float" office:value="-1.12795286556147" calcext:value-type="float">
            <text:p>-1.12795286556147</text:p>
          </table:table-cell>
          <table:table-cell office:value-type="float" office:value="105423.73746918" calcext:value-type="float">
            <text:p>105423.73746918</text:p>
          </table:table-cell>
          <table:table-cell office:value-type="float" office:value="34162610.1779579" calcext:value-type="float">
            <text:p>34162610.1779579</text:p>
          </table:table-cell>
          <table:table-cell table:formula="of:=LOG([.H628])" office:value-type="float" office:value="5.02293840870562" calcext:value-type="float">
            <text:p>5.02293840870562</text:p>
          </table:table-cell>
          <table:table-cell table:formula="of:=LOG([.I628])" office:value-type="float" office:value="7.53355104534768" calcext:value-type="float">
            <text:p>7.53355104534768</text:p>
          </table:table-cell>
          <table:table-cell table:formula="of:=LOG([.A628])" office:value-type="float" office:value="1.42196551301887" calcext:value-type="float">
            <text:p>1.42196551301887</text:p>
          </table:table-cell>
          <table:table-cell table:formula="of:=LOG([.B628])" office:value-type="float" office:value="3.93257814966093" calcext:value-type="float">
            <text:p>3.93257814966093</text:p>
          </table:table-cell>
        </table:table-row>
        <table:table-row table:style-name="ro1">
          <table:table-cell office:value-type="float" office:value="14.6136447262004" calcext:value-type="float">
            <text:p>14.6136447262004</text:p>
          </table:table-cell>
          <table:table-cell office:value-type="float" office:value="11571.1953430437" calcext:value-type="float">
            <text:p>11571.1953430437</text:p>
          </table:table-cell>
          <table:table-cell office:value-type="string" calcext:value-type="string">
            <text:p>DE</text:p>
          </table:table-cell>
          <table:table-cell office:value-type="float" office:value="529" calcext:value-type="float">
            <text:p>529</text:p>
          </table:table-cell>
          <table:table-cell office:value-type="float" office:value="21521" calcext:value-type="float">
            <text:p>21521</text:p>
          </table:table-cell>
          <table:table-cell office:value-type="float" office:value="2.72345567203519" calcext:value-type="float">
            <text:p>2.72345567203519</text:p>
          </table:table-cell>
          <table:table-cell office:value-type="float" office:value="-1.0049691550802" calcext:value-type="float">
            <text:p>-1.0049691550802</text:p>
          </table:table-cell>
          <table:table-cell office:value-type="float" office:value="7730.61806016" calcext:value-type="float">
            <text:p>7730.61806016</text:p>
          </table:table-cell>
          <table:table-cell office:value-type="float" office:value="6121162.33647013" calcext:value-type="float">
            <text:p>6121162.33647013</text:p>
          </table:table-cell>
          <table:table-cell table:formula="of:=LOG([.H629])" office:value-type="float" office:value="3.88821421699551" calcext:value-type="float">
            <text:p>3.88821421699551</text:p>
          </table:table-cell>
          <table:table-cell table:formula="of:=LOG([.I629])" office:value-type="float" office:value="6.78683389737181" calcext:value-type="float">
            <text:p>6.78683389737181</text:p>
          </table:table-cell>
          <table:table-cell table:formula="of:=LOG([.A629])" office:value-type="float" office:value="1.16475854496032" calcext:value-type="float">
            <text:p>1.16475854496032</text:p>
          </table:table-cell>
          <table:table-cell table:formula="of:=LOG([.B629])" office:value-type="float" office:value="4.06337822533662" calcext:value-type="float">
            <text:p>4.06337822533662</text:p>
          </table:table-cell>
        </table:table-row>
        <table:table-row table:style-name="ro1">
          <table:table-cell office:value-type="float" office:value="4.966206668" calcext:value-type="float">
            <text:p>4.966206668</text:p>
          </table:table-cell>
          <table:table-cell office:value-type="float" office:value="2293.87572909715" calcext:value-type="float">
            <text:p>2293.87572909715</text:p>
          </table:table-cell>
          <table:table-cell office:value-type="string" calcext:value-type="string">
            <text:p>AT</text:p>
          </table:table-cell>
          <table:table-cell office:value-type="float" office:value="75" calcext:value-type="float">
            <text:p>75</text:p>
          </table:table-cell>
          <table:table-cell office:value-type="float" office:value="21526" calcext:value-type="float">
            <text:p>21526</text:p>
          </table:table-cell>
          <table:table-cell office:value-type="float" office:value="1.8750612633917" calcext:value-type="float">
            <text:p>1.8750612633917</text:p>
          </table:table-cell>
          <table:table-cell office:value-type="float" office:value="-0.574364514717599" calcext:value-type="float">
            <text:p>-0.574364514717599</text:p>
          </table:table-cell>
          <table:table-cell office:value-type="float" office:value="372.4655001" calcext:value-type="float">
            <text:p>372.4655001</text:p>
          </table:table-cell>
          <table:table-cell office:value-type="float" office:value="172040.679682287" calcext:value-type="float">
            <text:p>172040.679682287</text:p>
          </table:table-cell>
          <table:table-cell table:formula="of:=LOG([.H630])" office:value-type="float" office:value="2.57108605209079" calcext:value-type="float">
            <text:p>2.57108605209079</text:p>
          </table:table-cell>
          <table:table-cell table:formula="of:=LOG([.I630])" office:value-type="float" office:value="5.23563114965562" calcext:value-type="float">
            <text:p>5.23563114965562</text:p>
          </table:table-cell>
          <table:table-cell table:formula="of:=LOG([.A630])" office:value-type="float" office:value="0.696024788699092" calcext:value-type="float">
            <text:p>0.696024788699092</text:p>
          </table:table-cell>
          <table:table-cell table:formula="of:=LOG([.B630])" office:value-type="float" office:value="3.36056988626391" calcext:value-type="float">
            <text:p>3.36056988626391</text:p>
          </table:table-cell>
        </table:table-row>
        <table:table-row table:style-name="ro1">
          <table:table-cell office:value-type="float" office:value="5.115" calcext:value-type="float">
            <text:p>5.115</text:p>
          </table:table-cell>
          <table:table-cell office:value-type="float" office:value="6786.87431520772" calcext:value-type="float">
            <text:p>6786.874315207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575" calcext:value-type="float">
            <text:p>21575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00641784400062" calcext:value-type="float">
            <text:p>-1.00641784400062</text:p>
          </table:table-cell>
          <table:table-cell office:value-type="float" office:value="10.23" calcext:value-type="float">
            <text:p>10.23</text:p>
          </table:table-cell>
          <table:table-cell office:value-type="float" office:value="13573.7486304154" calcext:value-type="float">
            <text:p>13573.7486304154</text:p>
          </table:table-cell>
          <table:table-cell table:formula="of:=LOG([.H631])" office:value-type="float" office:value="1.00987563371216" calcext:value-type="float">
            <text:p>1.00987563371216</text:p>
          </table:table-cell>
          <table:table-cell table:formula="of:=LOG([.I631])" office:value-type="float" office:value="4.13269980231571" calcext:value-type="float">
            <text:p>4.13269980231571</text:p>
          </table:table-cell>
          <table:table-cell table:formula="of:=LOG([.A631])" office:value-type="float" office:value="0.708845638048179" calcext:value-type="float">
            <text:p>0.708845638048179</text:p>
          </table:table-cell>
          <table:table-cell table:formula="of:=LOG([.B631])" office:value-type="float" office:value="3.83166980665173" calcext:value-type="float">
            <text:p>3.83166980665173</text:p>
          </table:table-cell>
        </table:table-row>
        <table:table-row table:style-name="ro1">
          <table:table-cell office:value-type="float" office:value="5.5335" calcext:value-type="float">
            <text:p>5.5335</text:p>
          </table:table-cell>
          <table:table-cell office:value-type="float" office:value="8660.80480882183" calcext:value-type="float">
            <text:p>8660.804808821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635" calcext:value-type="float">
            <text:p>21635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25159605927287" calcext:value-type="float">
            <text:p>-1.25159605927287</text:p>
          </table:table-cell>
          <table:table-cell office:value-type="float" office:value="11.067" calcext:value-type="float">
            <text:p>11.067</text:p>
          </table:table-cell>
          <table:table-cell office:value-type="float" office:value="17321.6096176437" calcext:value-type="float">
            <text:p>17321.6096176437</text:p>
          </table:table-cell>
          <table:table-cell table:formula="of:=LOG([.H632])" office:value-type="float" office:value="1.04402990994647" calcext:value-type="float">
            <text:p>1.04402990994647</text:p>
          </table:table-cell>
          <table:table-cell table:formula="of:=LOG([.I632])" office:value-type="float" office:value="4.23858824654853" calcext:value-type="float">
            <text:p>4.23858824654853</text:p>
          </table:table-cell>
          <table:table-cell table:formula="of:=LOG([.A632])" office:value-type="float" office:value="0.742999914282485" calcext:value-type="float">
            <text:p>0.742999914282485</text:p>
          </table:table-cell>
          <table:table-cell table:formula="of:=LOG([.B632])" office:value-type="float" office:value="3.93755825088455" calcext:value-type="float">
            <text:p>3.93755825088455</text:p>
          </table:table-cell>
        </table:table-row>
        <table:table-row table:style-name="ro1">
          <table:table-cell office:value-type="float" office:value="1.03631034482759" calcext:value-type="float">
            <text:p>1.03631034482759</text:p>
          </table:table-cell>
          <table:table-cell office:value-type="float" office:value="701.689239569531" calcext:value-type="float">
            <text:p>701.68923956953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780" calcext:value-type="float">
            <text:p>21780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1.41930204069215" calcext:value-type="float">
            <text:p>-1.41930204069215</text:p>
          </table:table-cell>
          <table:table-cell office:value-type="float" office:value="30.053" calcext:value-type="float">
            <text:p>30.053</text:p>
          </table:table-cell>
          <table:table-cell office:value-type="float" office:value="20348.9879475164" calcext:value-type="float">
            <text:p>20348.9879475164</text:p>
          </table:table-cell>
          <table:table-cell table:formula="of:=LOG([.H633])" office:value-type="float" office:value="1.47788783136086" calcext:value-type="float">
            <text:p>1.47788783136086</text:p>
          </table:table-cell>
          <table:table-cell table:formula="of:=LOG([.I633])" office:value-type="float" office:value="4.30854281455688" calcext:value-type="float">
            <text:p>4.30854281455688</text:p>
          </table:table-cell>
          <table:table-cell table:formula="of:=LOG([.A633])" office:value-type="float" office:value="0.015489833461909" calcext:value-type="float">
            <text:p>0.015489833461909</text:p>
          </table:table-cell>
          <table:table-cell table:formula="of:=LOG([.B633])" office:value-type="float" office:value="2.84614481665792" calcext:value-type="float">
            <text:p>2.84614481665792</text:p>
          </table:table-cell>
        </table:table-row>
        <table:table-row table:style-name="ro1">
          <table:table-cell office:value-type="float" office:value="4.91695238095238" calcext:value-type="float">
            <text:p>4.91695238095238</text:p>
          </table:table-cell>
          <table:table-cell office:value-type="float" office:value="8656.75827638395" calcext:value-type="float">
            <text:p>8656.758276383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912" calcext:value-type="float">
            <text:p>21912</text:p>
          </table:table-cell>
          <table:table-cell office:value-type="float" office:value="1.32221929473392" calcext:value-type="float">
            <text:p>1.32221929473392</text:p>
          </table:table-cell>
          <table:table-cell office:value-type="float" office:value="-1.20227326653128" calcext:value-type="float">
            <text:p>-1.20227326653128</text:p>
          </table:table-cell>
          <table:table-cell office:value-type="float" office:value="103.256" calcext:value-type="float">
            <text:p>103.256</text:p>
          </table:table-cell>
          <table:table-cell office:value-type="float" office:value="181791.923804063" calcext:value-type="float">
            <text:p>181791.923804063</text:p>
          </table:table-cell>
          <table:table-cell table:formula="of:=LOG([.H634])" office:value-type="float" office:value="2.01391529704691" calcext:value-type="float">
            <text:p>2.01391529704691</text:p>
          </table:table-cell>
          <table:table-cell table:formula="of:=LOG([.I634])" office:value-type="float" office:value="5.2595745855678" calcext:value-type="float">
            <text:p>5.2595745855678</text:p>
          </table:table-cell>
          <table:table-cell table:formula="of:=LOG([.A634])" office:value-type="float" office:value="0.691696002312989" calcext:value-type="float">
            <text:p>0.691696002312989</text:p>
          </table:table-cell>
          <table:table-cell table:formula="of:=LOG([.B634])" office:value-type="float" office:value="3.93735529083388" calcext:value-type="float">
            <text:p>3.93735529083388</text:p>
          </table:table-cell>
        </table:table-row>
        <table:table-row table:style-name="ro1">
          <table:table-cell office:value-type="float" office:value="18.5227843404461" calcext:value-type="float">
            <text:p>18.5227843404461</text:p>
          </table:table-cell>
          <table:table-cell office:value-type="float" office:value="5167.56350337211" calcext:value-type="float">
            <text:p>5167.56350337211</text:p>
          </table:table-cell>
          <table:table-cell office:value-type="string" calcext:value-type="string">
            <text:p>AT</text:p>
          </table:table-cell>
          <table:table-cell office:value-type="float" office:value="538" calcext:value-type="float">
            <text:p>538</text:p>
          </table:table-cell>
          <table:table-cell office:value-type="float" office:value="21918" calcext:value-type="float">
            <text:p>21918</text:p>
          </table:table-cell>
          <table:table-cell office:value-type="float" office:value="2.73078227566639" calcext:value-type="float">
            <text:p>2.73078227566639</text:p>
          </table:table-cell>
          <table:table-cell office:value-type="float" office:value="-1.06784324030021" calcext:value-type="float">
            <text:p>-1.06784324030021</text:p>
          </table:table-cell>
          <table:table-cell office:value-type="float" office:value="9965.25797516" calcext:value-type="float">
            <text:p>9965.25797516</text:p>
          </table:table-cell>
          <table:table-cell office:value-type="float" office:value="2780149.16481419" calcext:value-type="float">
            <text:p>2780149.16481419</text:p>
          </table:table-cell>
          <table:table-cell table:formula="of:=LOG([.H635])" office:value-type="float" office:value="3.99848854596057" calcext:value-type="float">
            <text:p>3.99848854596057</text:p>
          </table:table-cell>
          <table:table-cell table:formula="of:=LOG([.I635])" office:value-type="float" office:value="6.44406809797484" calcext:value-type="float">
            <text:p>6.44406809797484</text:p>
          </table:table-cell>
          <table:table-cell table:formula="of:=LOG([.A635])" office:value-type="float" office:value="1.26770627029418" calcext:value-type="float">
            <text:p>1.26770627029418</text:p>
          </table:table-cell>
          <table:table-cell table:formula="of:=LOG([.B635])" office:value-type="float" office:value="3.71328582230845" calcext:value-type="float">
            <text:p>3.71328582230845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4076.83261101333" calcext:value-type="float">
            <text:p>4076.83261101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940" calcext:value-type="float">
            <text:p>21940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27093409286334" calcext:value-type="float">
            <text:p>-1.27093409286334</text:p>
          </table:table-cell>
          <table:table-cell office:value-type="float" office:value="3.974" calcext:value-type="float">
            <text:p>3.974</text:p>
          </table:table-cell>
          <table:table-cell office:value-type="float" office:value="8153.66522202667" calcext:value-type="float">
            <text:p>8153.66522202667</text:p>
          </table:table-cell>
          <table:table-cell table:formula="of:=LOG([.H636])" office:value-type="float" office:value="0.599227862773796" calcext:value-type="float">
            <text:p>0.599227862773796</text:p>
          </table:table-cell>
          <table:table-cell table:formula="of:=LOG([.I636])" office:value-type="float" office:value="3.9113528759644" calcext:value-type="float">
            <text:p>3.9113528759644</text:p>
          </table:table-cell>
          <table:table-cell table:formula="of:=LOG([.A636])" office:value-type="float" office:value="0.298197867109815" calcext:value-type="float">
            <text:p>0.298197867109815</text:p>
          </table:table-cell>
          <table:table-cell table:formula="of:=LOG([.B636])" office:value-type="float" office:value="3.61032288030042" calcext:value-type="float">
            <text:p>3.61032288030042</text:p>
          </table:table-cell>
        </table:table-row>
        <table:table-row table:style-name="ro1">
          <table:table-cell office:value-type="float" office:value="2.01836842105263" calcext:value-type="float">
            <text:p>2.01836842105263</text:p>
          </table:table-cell>
          <table:table-cell office:value-type="float" office:value="3178.00055114783" calcext:value-type="float">
            <text:p>3178.00055114783</text:p>
          </table:table-cell>
          <table:table-cell office:value-type="string" calcext:value-type="string">
            <text:p>US</text:p>
          </table:table-cell>
          <table:table-cell office:value-type="float" office:value="19" calcext:value-type="float">
            <text:p>19</text:p>
          </table:table-cell>
          <table:table-cell office:value-type="float" office:value="22031" calcext:value-type="float">
            <text:p>22031</text:p>
          </table:table-cell>
          <table:table-cell office:value-type="float" office:value="1.27875360095283" calcext:value-type="float">
            <text:p>1.27875360095283</text:p>
          </table:table-cell>
          <table:table-cell office:value-type="float" office:value="-1.02869522244328" calcext:value-type="float">
            <text:p>-1.02869522244328</text:p>
          </table:table-cell>
          <table:table-cell office:value-type="float" office:value="38.349" calcext:value-type="float">
            <text:p>38.349</text:p>
          </table:table-cell>
          <table:table-cell office:value-type="float" office:value="60382.0104718087" calcext:value-type="float">
            <text:p>60382.0104718087</text:p>
          </table:table-cell>
          <table:table-cell table:formula="of:=LOG([.H637])" office:value-type="float" office:value="1.58375404363978" calcext:value-type="float">
            <text:p>1.58375404363978</text:p>
          </table:table-cell>
          <table:table-cell table:formula="of:=LOG([.I637])" office:value-type="float" office:value="4.78090756914214" calcext:value-type="float">
            <text:p>4.78090756914214</text:p>
          </table:table-cell>
          <table:table-cell table:formula="of:=LOG([.A637])" office:value-type="float" office:value="0.305000442686949" calcext:value-type="float">
            <text:p>0.305000442686949</text:p>
          </table:table-cell>
          <table:table-cell table:formula="of:=LOG([.B637])" office:value-type="float" office:value="3.50215396818931" calcext:value-type="float">
            <text:p>3.50215396818931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1922.21586946913" calcext:value-type="float">
            <text:p>1922.21586946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228" calcext:value-type="float">
            <text:p>22228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40576723751462" calcext:value-type="float">
            <text:p>-1.40576723751462</text:p>
          </table:table-cell>
          <table:table-cell office:value-type="float" office:value="3.916" calcext:value-type="float">
            <text:p>3.916</text:p>
          </table:table-cell>
          <table:table-cell office:value-type="float" office:value="3844.43173893826" calcext:value-type="float">
            <text:p>3844.43173893826</text:p>
          </table:table-cell>
          <table:table-cell table:formula="of:=LOG([.H638])" office:value-type="float" office:value="0.5928426831311" calcext:value-type="float">
            <text:p>0.5928426831311</text:p>
          </table:table-cell>
          <table:table-cell table:formula="of:=LOG([.I638])" office:value-type="float" office:value="3.58483215405105" calcext:value-type="float">
            <text:p>3.58483215405105</text:p>
          </table:table-cell>
          <table:table-cell table:formula="of:=LOG([.A638])" office:value-type="float" office:value="0.291812687467119" calcext:value-type="float">
            <text:p>0.291812687467119</text:p>
          </table:table-cell>
          <table:table-cell table:formula="of:=LOG([.B638])" office:value-type="float" office:value="3.28380215838707" calcext:value-type="float">
            <text:p>3.28380215838707</text:p>
          </table:table-cell>
        </table:table-row>
        <table:table-row table:style-name="ro1">
          <table:table-cell office:value-type="float" office:value="5.71014098224138" calcext:value-type="float">
            <text:p>5.71014098224138</text:p>
          </table:table-cell>
          <table:table-cell office:value-type="float" office:value="3067.22153282681" calcext:value-type="float">
            <text:p>3067.22153282681</text:p>
          </table:table-cell>
          <table:table-cell office:value-type="string" calcext:value-type="string">
            <text:p>GB</text:p>
          </table:table-cell>
          <table:table-cell office:value-type="float" office:value="116" calcext:value-type="float">
            <text:p>116</text:p>
          </table:table-cell>
          <table:table-cell office:value-type="float" office:value="22344" calcext:value-type="float">
            <text:p>22344</text:p>
          </table:table-cell>
          <table:table-cell office:value-type="float" office:value="2.06445798922692" calcext:value-type="float">
            <text:p>2.06445798922692</text:p>
          </table:table-cell>
          <table:table-cell office:value-type="float" office:value="-0.76601878428873" calcext:value-type="float">
            <text:p>-0.76601878428873</text:p>
          </table:table-cell>
          <table:table-cell office:value-type="float" office:value="662.37635394" calcext:value-type="float">
            <text:p>662.37635394</text:p>
          </table:table-cell>
          <table:table-cell office:value-type="float" office:value="355797.69780791" calcext:value-type="float">
            <text:p>355797.69780791</text:p>
          </table:table-cell>
          <table:table-cell table:formula="of:=LOG([.H639])" office:value-type="float" office:value="2.82110482024923" calcext:value-type="float">
            <text:p>2.82110482024923</text:p>
          </table:table-cell>
          <table:table-cell table:formula="of:=LOG([.I639])" office:value-type="float" office:value="5.55120313365079" calcext:value-type="float">
            <text:p>5.55120313365079</text:p>
          </table:table-cell>
          <table:table-cell table:formula="of:=LOG([.A639])" office:value-type="float" office:value="0.756646831022314" calcext:value-type="float">
            <text:p>0.756646831022314</text:p>
          </table:table-cell>
          <table:table-cell table:formula="of:=LOG([.B639])" office:value-type="float" office:value="3.48674514442387" calcext:value-type="float">
            <text:p>3.48674514442387</text:p>
          </table:table-cell>
        </table:table-row>
        <table:table-row table:style-name="ro1">
          <table:table-cell office:value-type="float" office:value="1.17545454545455" calcext:value-type="float">
            <text:p>1.17545454545455</text:p>
          </table:table-cell>
          <table:table-cell office:value-type="float" office:value="1702.0888633088" calcext:value-type="float">
            <text:p>1702.08886330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474" calcext:value-type="float">
            <text:p>22474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1.1850241014618" calcext:value-type="float">
            <text:p>-1.1850241014618</text:p>
          </table:table-cell>
          <table:table-cell office:value-type="float" office:value="25.86" calcext:value-type="float">
            <text:p>25.86</text:p>
          </table:table-cell>
          <table:table-cell office:value-type="float" office:value="37445.9549927937" calcext:value-type="float">
            <text:p>37445.9549927937</text:p>
          </table:table-cell>
          <table:table-cell table:formula="of:=LOG([.H640])" office:value-type="float" office:value="1.41262852054438" calcext:value-type="float">
            <text:p>1.41262852054438</text:p>
          </table:table-cell>
          <table:table-cell table:formula="of:=LOG([.I640])" office:value-type="float" office:value="4.57340491097571" calcext:value-type="float">
            <text:p>4.57340491097571</text:p>
          </table:table-cell>
          <table:table-cell table:formula="of:=LOG([.A640])" office:value-type="float" office:value="0.0702058397221707" calcext:value-type="float">
            <text:p>0.070205839722171</text:p>
          </table:table-cell>
          <table:table-cell table:formula="of:=LOG([.B640])" office:value-type="float" office:value="3.23098223015351" calcext:value-type="float">
            <text:p>3.23098223015351</text:p>
          </table:table-cell>
        </table:table-row>
        <table:table-row table:style-name="ro1">
          <table:table-cell office:value-type="float" office:value="21.0605586871875" calcext:value-type="float">
            <text:p>21.0605586871875</text:p>
          </table:table-cell>
          <table:table-cell office:value-type="float" office:value="5819.03151147115" calcext:value-type="float">
            <text:p>5819.031511471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509" calcext:value-type="float">
            <text:p>22509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1.03826129915542" calcext:value-type="float">
            <text:p>-1.03826129915542</text:p>
          </table:table-cell>
          <table:table-cell office:value-type="float" office:value="673.93787799" calcext:value-type="float">
            <text:p>673.93787799</text:p>
          </table:table-cell>
          <table:table-cell office:value-type="float" office:value="186209.008367077" calcext:value-type="float">
            <text:p>186209.008367077</text:p>
          </table:table-cell>
          <table:table-cell table:formula="of:=LOG([.H641])" office:value-type="float" office:value="2.82861986613539" calcext:value-type="float">
            <text:p>2.82861986613539</text:p>
          </table:table-cell>
          <table:table-cell table:formula="of:=LOG([.I641])" office:value-type="float" office:value="5.27000068732995" calcext:value-type="float">
            <text:p>5.27000068732995</text:p>
          </table:table-cell>
          <table:table-cell table:formula="of:=LOG([.A641])" office:value-type="float" office:value="1.32346988781549" calcext:value-type="float">
            <text:p>1.32346988781549</text:p>
          </table:table-cell>
          <table:table-cell table:formula="of:=LOG([.B641])" office:value-type="float" office:value="3.76485070901004" calcext:value-type="float">
            <text:p>3.76485070901004</text:p>
          </table:table-cell>
        </table:table-row>
        <table:table-row table:style-name="ro1">
          <table:table-cell office:value-type="float" office:value="0.24875" calcext:value-type="float">
            <text:p>0.24875</text:p>
          </table:table-cell>
          <table:table-cell office:value-type="float" office:value="472.271672492601" calcext:value-type="float">
            <text:p>472.2716724926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580" calcext:value-type="float">
            <text:p>22580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27184956978712" calcext:value-type="float">
            <text:p>-1.27184956978712</text:p>
          </table:table-cell>
          <table:table-cell office:value-type="float" office:value="0.995" calcext:value-type="float">
            <text:p>0.995</text:p>
          </table:table-cell>
          <table:table-cell office:value-type="float" office:value="1889.08668997041" calcext:value-type="float">
            <text:p>1889.08668997041</text:p>
          </table:table-cell>
          <table:table-cell table:formula="of:=LOG([.H642])" office:value-type="float" office:value="-0.00217691925427455" calcext:value-type="float">
            <text:p>-0.002176919254275</text:p>
          </table:table-cell>
          <table:table-cell table:formula="of:=LOG([.I642])" office:value-type="float" office:value="3.27625188810284" calcext:value-type="float">
            <text:p>3.27625188810284</text:p>
          </table:table-cell>
          <table:table-cell table:formula="of:=LOG([.A642])" office:value-type="float" office:value="-0.604236910582237" calcext:value-type="float">
            <text:p>-0.604236910582237</text:p>
          </table:table-cell>
          <table:table-cell table:formula="of:=LOG([.B642])" office:value-type="float" office:value="2.67419189677487" calcext:value-type="float">
            <text:p>2.67419189677487</text:p>
          </table:table-cell>
        </table:table-row>
        <table:table-row table:style-name="ro1">
          <table:table-cell office:value-type="float" office:value="19.0407788241176" calcext:value-type="float">
            <text:p>19.0407788241176</text:p>
          </table:table-cell>
          <table:table-cell office:value-type="float" office:value="4379.50084582216" calcext:value-type="float">
            <text:p>4379.500845822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630" calcext:value-type="float">
            <text:p>22630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0.264098116360413" calcext:value-type="float">
            <text:p>-0.264098116360413</text:p>
          </table:table-cell>
          <table:table-cell office:value-type="float" office:value="323.69324001" calcext:value-type="float">
            <text:p>323.69324001</text:p>
          </table:table-cell>
          <table:table-cell office:value-type="float" office:value="74451.5143789767" calcext:value-type="float">
            <text:p>74451.5143789767</text:p>
          </table:table-cell>
          <table:table-cell table:formula="of:=LOG([.H643])" office:value-type="float" office:value="2.51013362971765" calcext:value-type="float">
            <text:p>2.51013362971765</text:p>
          </table:table-cell>
          <table:table-cell table:formula="of:=LOG([.I643])" office:value-type="float" office:value="4.87187353593298" calcext:value-type="float">
            <text:p>4.87187353593298</text:p>
          </table:table-cell>
          <table:table-cell table:formula="of:=LOG([.A643])" office:value-type="float" office:value="1.27968470833937" calcext:value-type="float">
            <text:p>1.27968470833937</text:p>
          </table:table-cell>
          <table:table-cell table:formula="of:=LOG([.B643])" office:value-type="float" office:value="3.64142461455471" calcext:value-type="float">
            <text:p>3.64142461455471</text:p>
          </table:table-cell>
        </table:table-row>
        <table:table-row table:style-name="ro1">
          <table:table-cell office:value-type="float" office:value="480.257166666667" calcext:value-type="float">
            <text:p>480.257166666667</text:p>
          </table:table-cell>
          <table:table-cell office:value-type="float" office:value="354691.565869495" calcext:value-type="float">
            <text:p>354691.5658694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727" calcext:value-type="float">
            <text:p>22727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1.25136123913821" calcext:value-type="float">
            <text:p>-1.25136123913821</text:p>
          </table:table-cell>
          <table:table-cell office:value-type="float" office:value="2881.543" calcext:value-type="float">
            <text:p>2881.543</text:p>
          </table:table-cell>
          <table:table-cell office:value-type="float" office:value="2128149.39521697" calcext:value-type="float">
            <text:p>2128149.39521697</text:p>
          </table:table-cell>
          <table:table-cell table:formula="of:=LOG([.H644])" office:value-type="float" office:value="3.45962510475145" calcext:value-type="float">
            <text:p>3.45962510475145</text:p>
          </table:table-cell>
          <table:table-cell table:formula="of:=LOG([.I644])" office:value-type="float" office:value="6.32800211198813" calcext:value-type="float">
            <text:p>6.32800211198813</text:p>
          </table:table-cell>
          <table:table-cell table:formula="of:=LOG([.A644])" office:value-type="float" office:value="2.68147385436781" calcext:value-type="float">
            <text:p>2.68147385436781</text:p>
          </table:table-cell>
          <table:table-cell table:formula="of:=LOG([.B644])" office:value-type="float" office:value="5.54985086160448" calcext:value-type="float">
            <text:p>5.54985086160448</text:p>
          </table:table-cell>
        </table:table-row>
        <table:table-row table:style-name="ro1">
          <table:table-cell office:value-type="float" office:value="2.9736026664" calcext:value-type="float">
            <text:p>2.9736026664</text:p>
          </table:table-cell>
          <table:table-cell office:value-type="float" office:value="3417.58178008438" calcext:value-type="float">
            <text:p>3417.58178008438</text:p>
          </table:table-cell>
          <table:table-cell office:value-type="string" calcext:value-type="string">
            <text:p>US</text:p>
          </table:table-cell>
          <table:table-cell office:value-type="float" office:value="25" calcext:value-type="float">
            <text:p>25</text:p>
          </table:table-cell>
          <table:table-cell office:value-type="float" office:value="22773" calcext:value-type="float">
            <text:p>22773</text:p>
          </table:table-cell>
          <table:table-cell office:value-type="float" office:value="1.39794000867204" calcext:value-type="float">
            <text:p>1.39794000867204</text:p>
          </table:table-cell>
          <table:table-cell office:value-type="float" office:value="-0.942316689492171" calcext:value-type="float">
            <text:p>-0.942316689492171</text:p>
          </table:table-cell>
          <table:table-cell office:value-type="float" office:value="74.34006666" calcext:value-type="float">
            <text:p>74.34006666</text:p>
          </table:table-cell>
          <table:table-cell office:value-type="float" office:value="85439.5445021095" calcext:value-type="float">
            <text:p>85439.5445021095</text:p>
          </table:table-cell>
          <table:table-cell table:formula="of:=LOG([.H645])" office:value-type="float" office:value="1.87122294618743" calcext:value-type="float">
            <text:p>1.87122294618743</text:p>
          </table:table-cell>
          <table:table-cell table:formula="of:=LOG([.I645])" office:value-type="float" office:value="4.93165892436674" calcext:value-type="float">
            <text:p>4.93165892436674</text:p>
          </table:table-cell>
          <table:table-cell table:formula="of:=LOG([.A645])" office:value-type="float" office:value="0.473282937515396" calcext:value-type="float">
            <text:p>0.473282937515396</text:p>
          </table:table-cell>
          <table:table-cell table:formula="of:=LOG([.B645])" office:value-type="float" office:value="3.5337189156947" calcext:value-type="float">
            <text:p>3.5337189156947</text:p>
          </table:table-cell>
        </table:table-row>
        <table:table-row table:style-name="ro1">
          <table:table-cell office:value-type="float" office:value="15.0631304347826" calcext:value-type="float">
            <text:p>15.0631304347826</text:p>
          </table:table-cell>
          <table:table-cell office:value-type="float" office:value="17346.3081753155" calcext:value-type="float">
            <text:p>17346.3081753155</text:p>
          </table:table-cell>
          <table:table-cell office:value-type="string" calcext:value-type="string">
            <text:p>US</text:p>
          </table:table-cell>
          <table:table-cell office:value-type="float" office:value="46" calcext:value-type="float">
            <text:p>46</text:p>
          </table:table-cell>
          <table:table-cell office:value-type="float" office:value="22951" calcext:value-type="float">
            <text:p>22951</text:p>
          </table:table-cell>
          <table:table-cell office:value-type="float" office:value="1.66275783168157" calcext:value-type="float">
            <text:p>1.66275783168157</text:p>
          </table:table-cell>
          <table:table-cell office:value-type="float" office:value="-1.12756824472559" calcext:value-type="float">
            <text:p>-1.12756824472559</text:p>
          </table:table-cell>
          <table:table-cell office:value-type="float" office:value="692.904" calcext:value-type="float">
            <text:p>692.904</text:p>
          </table:table-cell>
          <table:table-cell office:value-type="float" office:value="797930.176064514" calcext:value-type="float">
            <text:p>797930.176064514</text:p>
          </table:table-cell>
          <table:table-cell table:formula="of:=LOG([.H646])" office:value-type="float" office:value="2.84067306843821" calcext:value-type="float">
            <text:p>2.84067306843821</text:p>
          </table:table-cell>
          <table:table-cell table:formula="of:=LOG([.I646])" office:value-type="float" office:value="5.90196488950032" calcext:value-type="float">
            <text:p>5.90196488950032</text:p>
          </table:table-cell>
          <table:table-cell table:formula="of:=LOG([.A646])" office:value-type="float" office:value="1.17791523675663" calcext:value-type="float">
            <text:p>1.17791523675663</text:p>
          </table:table-cell>
          <table:table-cell table:formula="of:=LOG([.B646])" office:value-type="float" office:value="4.23920705781875" calcext:value-type="float">
            <text:p>4.23920705781875</text:p>
          </table:table-cell>
        </table:table-row>
        <table:table-row table:style-name="ro1">
          <table:table-cell office:value-type="float" office:value="3.44466666666667" calcext:value-type="float">
            <text:p>3.44466666666667</text:p>
          </table:table-cell>
          <table:table-cell office:value-type="float" office:value="7662.18606481487" calcext:value-type="float">
            <text:p>7662.186064814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956" calcext:value-type="float">
            <text:p>22956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05982034503352" calcext:value-type="float">
            <text:p>-1.05982034503352</text:p>
          </table:table-cell>
          <table:table-cell office:value-type="float" office:value="10.334" calcext:value-type="float">
            <text:p>10.334</text:p>
          </table:table-cell>
          <table:table-cell office:value-type="float" office:value="22986.5581944446" calcext:value-type="float">
            <text:p>22986.5581944446</text:p>
          </table:table-cell>
          <table:table-cell table:formula="of:=LOG([.H647])" office:value-type="float" office:value="1.01426845720964" calcext:value-type="float">
            <text:p>1.01426845720964</text:p>
          </table:table-cell>
          <table:table-cell table:formula="of:=LOG([.I647])" office:value-type="float" office:value="4.3614739486916" calcext:value-type="float">
            <text:p>4.3614739486916</text:p>
          </table:table-cell>
          <table:table-cell table:formula="of:=LOG([.A647])" office:value-type="float" office:value="0.537147202489981" calcext:value-type="float">
            <text:p>0.537147202489981</text:p>
          </table:table-cell>
          <table:table-cell table:formula="of:=LOG([.B647])" office:value-type="float" office:value="3.88435269397194" calcext:value-type="float">
            <text:p>3.88435269397194</text:p>
          </table:table-cell>
        </table:table-row>
        <table:table-row table:style-name="ro1">
          <table:table-cell office:value-type="float" office:value="2.84876923076923" calcext:value-type="float">
            <text:p>2.84876923076923</text:p>
          </table:table-cell>
          <table:table-cell office:value-type="float" office:value="5079.68826602617" calcext:value-type="float">
            <text:p>5079.688266026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219" calcext:value-type="float">
            <text:p>23219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-1.27316874106646" calcext:value-type="float">
            <text:p>-1.27316874106646</text:p>
          </table:table-cell>
          <table:table-cell office:value-type="float" office:value="37.034" calcext:value-type="float">
            <text:p>37.034</text:p>
          </table:table-cell>
          <table:table-cell office:value-type="float" office:value="66035.9474583402" calcext:value-type="float">
            <text:p>66035.9474583402</text:p>
          </table:table-cell>
          <table:table-cell table:formula="of:=LOG([.H648])" office:value-type="float" office:value="1.56860062223332" calcext:value-type="float">
            <text:p>1.56860062223332</text:p>
          </table:table-cell>
          <table:table-cell table:formula="of:=LOG([.I648])" office:value-type="float" office:value="4.81978041331147" calcext:value-type="float">
            <text:p>4.81978041331147</text:p>
          </table:table-cell>
          <table:table-cell table:formula="of:=LOG([.A648])" office:value-type="float" office:value="0.454657269926482" calcext:value-type="float">
            <text:p>0.454657269926482</text:p>
          </table:table-cell>
          <table:table-cell table:formula="of:=LOG([.B648])" office:value-type="float" office:value="3.70583706100464" calcext:value-type="float">
            <text:p>3.70583706100464</text:p>
          </table:table-cell>
        </table:table-row>
        <table:table-row table:style-name="ro1">
          <table:table-cell office:value-type="float" office:value="5.847475" calcext:value-type="float">
            <text:p>5.847475</text:p>
          </table:table-cell>
          <table:table-cell office:value-type="float" office:value="10356.2035104354" calcext:value-type="float">
            <text:p>10356.20351043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03" calcext:value-type="float">
            <text:p>23303</text:p>
          </table:table-cell>
          <table:table-cell office:value-type="float" office:value="1.60205999132796" calcext:value-type="float">
            <text:p>1.60205999132796</text:p>
          </table:table-cell>
          <table:table-cell office:value-type="float" office:value="-1.05801542372208" calcext:value-type="float">
            <text:p>-1.05801542372208</text:p>
          </table:table-cell>
          <table:table-cell office:value-type="float" office:value="233.899" calcext:value-type="float">
            <text:p>233.899</text:p>
          </table:table-cell>
          <table:table-cell office:value-type="float" office:value="414248.140417416" calcext:value-type="float">
            <text:p>414248.140417416</text:p>
          </table:table-cell>
          <table:table-cell table:formula="of:=LOG([.H649])" office:value-type="float" office:value="2.36902836505238" calcext:value-type="float">
            <text:p>2.36902836505238</text:p>
          </table:table-cell>
          <table:table-cell table:formula="of:=LOG([.I649])" office:value-type="float" office:value="5.61726056752404" calcext:value-type="float">
            <text:p>5.61726056752404</text:p>
          </table:table-cell>
          <table:table-cell table:formula="of:=LOG([.A649])" office:value-type="float" office:value="0.766968373724413" calcext:value-type="float">
            <text:p>0.766968373724413</text:p>
          </table:table-cell>
          <table:table-cell table:formula="of:=LOG([.B649])" office:value-type="float" office:value="4.01520057619608" calcext:value-type="float">
            <text:p>4.01520057619608</text:p>
          </table:table-cell>
        </table:table-row>
        <table:table-row table:style-name="ro1">
          <table:table-cell office:value-type="float" office:value="39.2333636363636" calcext:value-type="float">
            <text:p>39.2333636363636</text:p>
          </table:table-cell>
          <table:table-cell office:value-type="float" office:value="89781.9165133994" calcext:value-type="float">
            <text:p>89781.9165133994</text:p>
          </table:table-cell>
          <table:table-cell office:value-type="string" calcext:value-type="string">
            <text:p>CA</text:p>
          </table:table-cell>
          <table:table-cell office:value-type="float" office:value="11" calcext:value-type="float">
            <text:p>11</text:p>
          </table:table-cell>
          <table:table-cell office:value-type="float" office:value="23319" calcext:value-type="float">
            <text:p>23319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0.791184661397613" calcext:value-type="float">
            <text:p>-0.791184661397613</text:p>
          </table:table-cell>
          <table:table-cell office:value-type="float" office:value="431.567" calcext:value-type="float">
            <text:p>431.567</text:p>
          </table:table-cell>
          <table:table-cell office:value-type="float" office:value="987601.081647394" calcext:value-type="float">
            <text:p>987601.081647394</text:p>
          </table:table-cell>
          <table:table-cell table:formula="of:=LOG([.H650])" office:value-type="float" office:value="2.63504822872211" calcext:value-type="float">
            <text:p>2.63504822872211</text:p>
          </table:table-cell>
          <table:table-cell table:formula="of:=LOG([.I650])" office:value-type="float" office:value="5.99458155691121" calcext:value-type="float">
            <text:p>5.99458155691121</text:p>
          </table:table-cell>
          <table:table-cell table:formula="of:=LOG([.A650])" office:value-type="float" office:value="1.59365554356388" calcext:value-type="float">
            <text:p>1.59365554356388</text:p>
          </table:table-cell>
          <table:table-cell table:formula="of:=LOG([.B650])" office:value-type="float" office:value="4.95318887175298" calcext:value-type="float">
            <text:p>4.95318887175298</text:p>
          </table:table-cell>
        </table:table-row>
        <table:table-row table:style-name="ro1">
          <table:table-cell office:value-type="float" office:value="23.0951455606305" calcext:value-type="float">
            <text:p>23.0951455606305</text:p>
          </table:table-cell>
          <table:table-cell office:value-type="float" office:value="20999.519926677" calcext:value-type="float">
            <text:p>20999.519926677</text:p>
          </table:table-cell>
          <table:table-cell office:value-type="string" calcext:value-type="string">
            <text:p>SI</text:p>
          </table:table-cell>
          <table:table-cell office:value-type="float" office:value="1935" calcext:value-type="float">
            <text:p>1935</text:p>
          </table:table-cell>
          <table:table-cell office:value-type="float" office:value="23333" calcext:value-type="float">
            <text:p>23333</text:p>
          </table:table-cell>
          <table:table-cell office:value-type="float" office:value="3.28668096935493" calcext:value-type="float">
            <text:p>3.28668096935493</text:p>
          </table:table-cell>
          <table:table-cell office:value-type="float" office:value="-1.13777300234695" calcext:value-type="float">
            <text:p>-1.13777300234695</text:p>
          </table:table-cell>
          <table:table-cell office:value-type="float" office:value="44689.10665982" calcext:value-type="float">
            <text:p>44689.10665982</text:p>
          </table:table-cell>
          <table:table-cell office:value-type="float" office:value="40634071.05812" calcext:value-type="float">
            <text:p>40634071.05812</text:p>
          </table:table-cell>
          <table:table-cell table:formula="of:=LOG([.H651])" office:value-type="float" office:value="4.65020167315245" calcext:value-type="float">
            <text:p>4.65020167315245</text:p>
          </table:table-cell>
          <table:table-cell table:formula="of:=LOG([.I651])" office:value-type="float" office:value="7.60889033572798" calcext:value-type="float">
            <text:p>7.60889033572798</text:p>
          </table:table-cell>
          <table:table-cell table:formula="of:=LOG([.A651])" office:value-type="float" office:value="1.36352070379752" calcext:value-type="float">
            <text:p>1.36352070379752</text:p>
          </table:table-cell>
          <table:table-cell table:formula="of:=LOG([.B651])" office:value-type="float" office:value="4.32220936637305" calcext:value-type="float">
            <text:p>4.32220936637305</text:p>
          </table:table-cell>
        </table:table-row>
        <table:table-row table:style-name="ro1">
          <table:table-cell office:value-type="float" office:value="5.64267587670103" calcext:value-type="float">
            <text:p>5.64267587670103</text:p>
          </table:table-cell>
          <table:table-cell office:value-type="float" office:value="5834.56873202636" calcext:value-type="float">
            <text:p>5834.56873202636</text:p>
          </table:table-cell>
          <table:table-cell office:value-type="string" calcext:value-type="string">
            <text:p>CA</text:p>
          </table:table-cell>
          <table:table-cell office:value-type="float" office:value="97" calcext:value-type="float">
            <text:p>97</text:p>
          </table:table-cell>
          <table:table-cell office:value-type="float" office:value="23358" calcext:value-type="float">
            <text:p>23358</text:p>
          </table:table-cell>
          <table:table-cell office:value-type="float" office:value="1.98677173426624" calcext:value-type="float">
            <text:p>1.98677173426624</text:p>
          </table:table-cell>
          <table:table-cell office:value-type="float" office:value="-1.14346023178175" calcext:value-type="float">
            <text:p>-1.14346023178175</text:p>
          </table:table-cell>
          <table:table-cell office:value-type="float" office:value="547.33956004" calcext:value-type="float">
            <text:p>547.33956004</text:p>
          </table:table-cell>
          <table:table-cell office:value-type="float" office:value="565953.167006557" calcext:value-type="float">
            <text:p>565953.167006557</text:p>
          </table:table-cell>
          <table:table-cell table:formula="of:=LOG([.H652])" office:value-type="float" office:value="2.73825683876223" calcext:value-type="float">
            <text:p>2.73825683876223</text:p>
          </table:table-cell>
          <table:table-cell table:formula="of:=LOG([.I652])" office:value-type="float" office:value="5.7527804945237" calcext:value-type="float">
            <text:p>5.7527804945237</text:p>
          </table:table-cell>
          <table:table-cell table:formula="of:=LOG([.A652])" office:value-type="float" office:value="0.751485104495986" calcext:value-type="float">
            <text:p>0.751485104495986</text:p>
          </table:table-cell>
          <table:table-cell table:formula="of:=LOG([.B652])" office:value-type="float" office:value="3.76600876025746" calcext:value-type="float">
            <text:p>3.76600876025746</text:p>
          </table:table-cell>
        </table:table-row>
        <table:table-row table:style-name="ro1">
          <table:table-cell office:value-type="float" office:value="6.4377041879717" calcext:value-type="float">
            <text:p>6.4377041879717</text:p>
          </table:table-cell>
          <table:table-cell office:value-type="float" office:value="3182.07162720966" calcext:value-type="float">
            <text:p>3182.07162720966</text:p>
          </table:table-cell>
          <table:table-cell office:value-type="string" calcext:value-type="string">
            <text:p>GB</text:p>
          </table:table-cell>
          <table:table-cell office:value-type="float" office:value="636" calcext:value-type="float">
            <text:p>636</text:p>
          </table:table-cell>
          <table:table-cell office:value-type="float" office:value="23426" calcext:value-type="float">
            <text:p>23426</text:p>
          </table:table-cell>
          <table:table-cell office:value-type="float" office:value="2.80345711564841" calcext:value-type="float">
            <text:p>2.80345711564841</text:p>
          </table:table-cell>
          <table:table-cell office:value-type="float" office:value="-0.992639268224883" calcext:value-type="float">
            <text:p>-0.992639268224883</text:p>
          </table:table-cell>
          <table:table-cell office:value-type="float" office:value="4094.37986355" calcext:value-type="float">
            <text:p>4094.37986355</text:p>
          </table:table-cell>
          <table:table-cell office:value-type="float" office:value="2023797.55490534" calcext:value-type="float">
            <text:p>2023797.55490534</text:p>
          </table:table-cell>
          <table:table-cell table:formula="of:=LOG([.H653])" office:value-type="float" office:value="3.61218813265736" calcext:value-type="float">
            <text:p>3.61218813265736</text:p>
          </table:table-cell>
          <table:table-cell table:formula="of:=LOG([.I653])" office:value-type="float" office:value="6.30616706687092" calcext:value-type="float">
            <text:p>6.30616706687092</text:p>
          </table:table-cell>
          <table:table-cell table:formula="of:=LOG([.A653])" office:value-type="float" office:value="0.808731017008944" calcext:value-type="float">
            <text:p>0.808731017008944</text:p>
          </table:table-cell>
          <table:table-cell table:formula="of:=LOG([.B653])" office:value-type="float" office:value="3.5027099512225" calcext:value-type="float">
            <text:p>3.5027099512225</text:p>
          </table:table-cell>
        </table:table-row>
        <table:table-row table:style-name="ro1">
          <table:table-cell office:value-type="float" office:value="4.16194444444444" calcext:value-type="float">
            <text:p>4.16194444444444</text:p>
          </table:table-cell>
          <table:table-cell office:value-type="float" office:value="6005.93296282197" calcext:value-type="float">
            <text:p>6005.932962821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464" calcext:value-type="float">
            <text:p>23464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0.908604860468007" calcext:value-type="float">
            <text:p>-0.908604860468007</text:p>
          </table:table-cell>
          <table:table-cell office:value-type="float" office:value="74.915" calcext:value-type="float">
            <text:p>74.915</text:p>
          </table:table-cell>
          <table:table-cell office:value-type="float" office:value="108106.793330795" calcext:value-type="float">
            <text:p>108106.793330795</text:p>
          </table:table-cell>
          <table:table-cell table:formula="of:=LOG([.H654])" office:value-type="float" office:value="1.8745687838544" calcext:value-type="float">
            <text:p>1.8745687838544</text:p>
          </table:table-cell>
          <table:table-cell table:formula="of:=LOG([.I654])" office:value-type="float" office:value="5.03385298547393" calcext:value-type="float">
            <text:p>5.03385298547393</text:p>
          </table:table-cell>
          <table:table-cell table:formula="of:=LOG([.A654])" office:value-type="float" office:value="0.619296278751089" calcext:value-type="float">
            <text:p>0.619296278751089</text:p>
          </table:table-cell>
          <table:table-cell table:formula="of:=LOG([.B654])" office:value-type="float" office:value="3.77858048037062" calcext:value-type="float">
            <text:p>3.77858048037062</text:p>
          </table:table-cell>
        </table:table-row>
        <table:table-row table:style-name="ro1">
          <table:table-cell office:value-type="float" office:value="1.789" calcext:value-type="float">
            <text:p>1.789</text:p>
          </table:table-cell>
          <table:table-cell office:value-type="float" office:value="1950.86574705294" calcext:value-type="float">
            <text:p>1950.865747052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19" calcext:value-type="float">
            <text:p>23519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01633050482099" calcext:value-type="float">
            <text:p>-1.01633050482099</text:p>
          </table:table-cell>
          <table:table-cell office:value-type="float" office:value="5.367" calcext:value-type="float">
            <text:p>5.367</text:p>
          </table:table-cell>
          <table:table-cell office:value-type="float" office:value="5852.59724115881" calcext:value-type="float">
            <text:p>5852.59724115881</text:p>
          </table:table-cell>
          <table:table-cell table:formula="of:=LOG([.H655])" office:value-type="float" office:value="0.729731595287035" calcext:value-type="float">
            <text:p>0.729731595287035</text:p>
          </table:table-cell>
          <table:table-cell table:formula="of:=LOG([.I655])" office:value-type="float" office:value="3.7673486382504" calcext:value-type="float">
            <text:p>3.7673486382504</text:p>
          </table:table-cell>
          <table:table-cell table:formula="of:=LOG([.A655])" office:value-type="float" office:value="0.252610340567373" calcext:value-type="float">
            <text:p>0.252610340567373</text:p>
          </table:table-cell>
          <table:table-cell table:formula="of:=LOG([.B655])" office:value-type="float" office:value="3.29022738353073" calcext:value-type="float">
            <text:p>3.29022738353073</text:p>
          </table:table-cell>
        </table:table-row>
        <table:table-row table:style-name="ro1">
          <table:table-cell office:value-type="float" office:value="0.386882352941177" calcext:value-type="float">
            <text:p>0.386882352941177</text:p>
          </table:table-cell>
          <table:table-cell office:value-type="float" office:value="222.281304778744" calcext:value-type="float">
            <text:p>222.28130477874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574" calcext:value-type="float">
            <text:p>23574</text:p>
          </table:table-cell>
          <table:table-cell office:value-type="float" office:value="1.83250891270624" calcext:value-type="float">
            <text:p>1.83250891270624</text:p>
          </table:table-cell>
          <table:table-cell office:value-type="float" office:value="-1.47493454486577" calcext:value-type="float">
            <text:p>-1.47493454486577</text:p>
          </table:table-cell>
          <table:table-cell office:value-type="float" office:value="26.3080000000001" calcext:value-type="float">
            <text:p>26.3080000000001</text:p>
          </table:table-cell>
          <table:table-cell office:value-type="float" office:value="15115.1287249546" calcext:value-type="float">
            <text:p>15115.1287249546</text:p>
          </table:table-cell>
          <table:table-cell table:formula="of:=LOG([.H656])" office:value-type="float" office:value="1.42008783318722" calcext:value-type="float">
            <text:p>1.42008783318722</text:p>
          </table:table-cell>
          <table:table-cell table:formula="of:=LOG([.I656])" office:value-type="float" office:value="4.17941185011122" calcext:value-type="float">
            <text:p>4.17941185011122</text:p>
          </table:table-cell>
          <table:table-cell table:formula="of:=LOG([.A656])" office:value-type="float" office:value="-0.412421079519017" calcext:value-type="float">
            <text:p>-0.412421079519017</text:p>
          </table:table-cell>
          <table:table-cell table:formula="of:=LOG([.B656])" office:value-type="float" office:value="2.34690293740498" calcext:value-type="float">
            <text:p>2.34690293740498</text:p>
          </table:table-cell>
        </table:table-row>
        <table:table-row table:style-name="ro1">
          <table:table-cell office:value-type="float" office:value="1.29942415783784" calcext:value-type="float">
            <text:p>1.29942415783784</text:p>
          </table:table-cell>
          <table:table-cell office:value-type="float" office:value="1561.52088755239" calcext:value-type="float">
            <text:p>1561.520887552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599" calcext:value-type="float">
            <text:p>23599</text:p>
          </table:table-cell>
          <table:table-cell office:value-type="float" office:value="1.56820172406699" calcext:value-type="float">
            <text:p>1.56820172406699</text:p>
          </table:table-cell>
          <table:table-cell office:value-type="float" office:value="-1.15569742206421" calcext:value-type="float">
            <text:p>-1.15569742206421</text:p>
          </table:table-cell>
          <table:table-cell office:value-type="float" office:value="48.07869384" calcext:value-type="float">
            <text:p>48.07869384</text:p>
          </table:table-cell>
          <table:table-cell office:value-type="float" office:value="57776.2728394385" calcext:value-type="float">
            <text:p>57776.2728394385</text:p>
          </table:table-cell>
          <table:table-cell table:formula="of:=LOG([.H657])" office:value-type="float" office:value="1.68195266062143" calcext:value-type="float">
            <text:p>1.68195266062143</text:p>
          </table:table-cell>
          <table:table-cell table:formula="of:=LOG([.I657])" office:value-type="float" office:value="4.76174952197556" calcext:value-type="float">
            <text:p>4.76174952197556</text:p>
          </table:table-cell>
          <table:table-cell table:formula="of:=LOG([.A657])" office:value-type="float" office:value="0.11375093655444" calcext:value-type="float">
            <text:p>0.11375093655444</text:p>
          </table:table-cell>
          <table:table-cell table:formula="of:=LOG([.B657])" office:value-type="float" office:value="3.19354779790856" calcext:value-type="float">
            <text:p>3.19354779790856</text:p>
          </table:table-cell>
        </table:table-row>
        <table:table-row table:style-name="ro1">
          <table:table-cell office:value-type="float" office:value="1.5819" calcext:value-type="float">
            <text:p>1.5819</text:p>
          </table:table-cell>
          <table:table-cell office:value-type="float" office:value="2190.54566148204" calcext:value-type="float">
            <text:p>2190.545661482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2" calcext:value-type="float">
            <text:p>23622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1.19785028356483" calcext:value-type="float">
            <text:p>-1.19785028356483</text:p>
          </table:table-cell>
          <table:table-cell office:value-type="float" office:value="31.638" calcext:value-type="float">
            <text:p>31.638</text:p>
          </table:table-cell>
          <table:table-cell office:value-type="float" office:value="43810.9132296408" calcext:value-type="float">
            <text:p>43810.9132296408</text:p>
          </table:table-cell>
          <table:table-cell table:formula="of:=LOG([.H658])" office:value-type="float" office:value="1.50020902171511" calcext:value-type="float">
            <text:p>1.50020902171511</text:p>
          </table:table-cell>
          <table:table-cell table:formula="of:=LOG([.I658])" office:value-type="float" office:value="4.64158230605332" calcext:value-type="float">
            <text:p>4.64158230605332</text:p>
          </table:table-cell>
          <table:table-cell table:formula="of:=LOG([.A658])" office:value-type="float" office:value="0.199179026051127" calcext:value-type="float">
            <text:p>0.199179026051127</text:p>
          </table:table-cell>
          <table:table-cell table:formula="of:=LOG([.B658])" office:value-type="float" office:value="3.34055231038934" calcext:value-type="float">
            <text:p>3.34055231038934</text:p>
          </table:table-cell>
        </table:table-row>
        <table:table-row table:style-name="ro1">
          <table:table-cell office:value-type="float" office:value="2.67552271411765" calcext:value-type="float">
            <text:p>2.67552271411765</text:p>
          </table:table-cell>
          <table:table-cell office:value-type="float" office:value="2758.00438145095" calcext:value-type="float">
            <text:p>2758.0043814509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667" calcext:value-type="float">
            <text:p>23667</text:p>
          </table:table-cell>
          <table:table-cell office:value-type="float" office:value="1.53147891704226" calcext:value-type="float">
            <text:p>1.53147891704226</text:p>
          </table:table-cell>
          <table:table-cell office:value-type="float" office:value="-1.04445491411943" calcext:value-type="float">
            <text:p>-1.04445491411943</text:p>
          </table:table-cell>
          <table:table-cell office:value-type="float" office:value="90.96777228" calcext:value-type="float">
            <text:p>90.96777228</text:p>
          </table:table-cell>
          <table:table-cell office:value-type="float" office:value="93772.1489693322" calcext:value-type="float">
            <text:p>93772.1489693322</text:p>
          </table:table-cell>
          <table:table-cell table:formula="of:=LOG([.H659])" office:value-type="float" office:value="1.95888755935461" calcext:value-type="float">
            <text:p>1.95888755935461</text:p>
          </table:table-cell>
          <table:table-cell table:formula="of:=LOG([.I659])" office:value-type="float" office:value="4.97207386881626" calcext:value-type="float">
            <text:p>4.97207386881626</text:p>
          </table:table-cell>
          <table:table-cell table:formula="of:=LOG([.A659])" office:value-type="float" office:value="0.42740864231236" calcext:value-type="float">
            <text:p>0.42740864231236</text:p>
          </table:table-cell>
          <table:table-cell table:formula="of:=LOG([.B659])" office:value-type="float" office:value="3.44059495177401" calcext:value-type="float">
            <text:p>3.44059495177401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344.78741017917" calcext:value-type="float">
            <text:p>1344.78741017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678" calcext:value-type="float">
            <text:p>23678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04995063390314" calcext:value-type="float">
            <text:p>-1.04995063390314</text:p>
          </table:table-cell>
          <table:table-cell office:value-type="float" office:value="1.592" calcext:value-type="float">
            <text:p>1.592</text:p>
          </table:table-cell>
          <table:table-cell office:value-type="float" office:value="2689.57482035834" calcext:value-type="float">
            <text:p>2689.57482035834</text:p>
          </table:table-cell>
          <table:table-cell table:formula="of:=LOG([.H660])" office:value-type="float" office:value="0.20194306340165" calcext:value-type="float">
            <text:p>0.20194306340165</text:p>
          </table:table-cell>
          <table:table-cell table:formula="of:=LOG([.I660])" office:value-type="float" office:value="3.42968363027497" calcext:value-type="float">
            <text:p>3.42968363027497</text:p>
          </table:table-cell>
          <table:table-cell table:formula="of:=LOG([.A660])" office:value-type="float" office:value="-0.0990869322623309" calcext:value-type="float">
            <text:p>-0.099086932262331</text:p>
          </table:table-cell>
          <table:table-cell table:formula="of:=LOG([.B660])" office:value-type="float" office:value="3.12865363461099" calcext:value-type="float">
            <text:p>3.12865363461099</text:p>
          </table:table-cell>
        </table:table-row>
        <table:table-row table:style-name="ro1">
          <table:table-cell office:value-type="float" office:value="3.78544444444444" calcext:value-type="float">
            <text:p>3.78544444444444</text:p>
          </table:table-cell>
          <table:table-cell office:value-type="float" office:value="6915.42384898932" calcext:value-type="float">
            <text:p>6915.42384898932</text:p>
          </table:table-cell>
          <table:table-cell office:value-type="string" calcext:value-type="string">
            <text:p>AU</text:p>
          </table:table-cell>
          <table:table-cell office:value-type="float" office:value="18" calcext:value-type="float">
            <text:p>18</text:p>
          </table:table-cell>
          <table:table-cell office:value-type="float" office:value="23736" calcext:value-type="float">
            <text:p>23736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1.20490724045658" calcext:value-type="float">
            <text:p>-1.20490724045658</text:p>
          </table:table-cell>
          <table:table-cell office:value-type="float" office:value="68.138" calcext:value-type="float">
            <text:p>68.138</text:p>
          </table:table-cell>
          <table:table-cell office:value-type="float" office:value="124477.629281808" calcext:value-type="float">
            <text:p>124477.629281808</text:p>
          </table:table-cell>
          <table:table-cell table:formula="of:=LOG([.H661])" office:value-type="float" office:value="1.83338938192174" calcext:value-type="float">
            <text:p>1.83338938192174</text:p>
          </table:table-cell>
          <table:table-cell table:formula="of:=LOG([.I661])" office:value-type="float" office:value="5.09509130844033" calcext:value-type="float">
            <text:p>5.09509130844033</text:p>
          </table:table-cell>
          <table:table-cell table:formula="of:=LOG([.A661])" office:value-type="float" office:value="0.578116876818438" calcext:value-type="float">
            <text:p>0.578116876818438</text:p>
          </table:table-cell>
          <table:table-cell table:formula="of:=LOG([.B661])" office:value-type="float" office:value="3.83981880333703" calcext:value-type="float">
            <text:p>3.83981880333703</text:p>
          </table:table-cell>
        </table:table-row>
        <table:table-row table:style-name="ro1">
          <table:table-cell office:value-type="float" office:value="5.34622857142857" calcext:value-type="float">
            <text:p>5.34622857142857</text:p>
          </table:table-cell>
          <table:table-cell office:value-type="float" office:value="4064.01113336263" calcext:value-type="float">
            <text:p>4064.01113336263</text:p>
          </table:table-cell>
          <table:table-cell office:value-type="string" calcext:value-type="string">
            <text:p>RU</text:p>
          </table:table-cell>
          <table:table-cell office:value-type="float" office:value="35" calcext:value-type="float">
            <text:p>35</text:p>
          </table:table-cell>
          <table:table-cell office:value-type="float" office:value="23753" calcext:value-type="float">
            <text:p>23753</text:p>
          </table:table-cell>
          <table:table-cell office:value-type="float" office:value="1.54406804435028" calcext:value-type="float">
            <text:p>1.54406804435028</text:p>
          </table:table-cell>
          <table:table-cell office:value-type="float" office:value="-1.5493535343887" calcext:value-type="float">
            <text:p>-1.5493535343887</text:p>
          </table:table-cell>
          <table:table-cell office:value-type="float" office:value="187.118" calcext:value-type="float">
            <text:p>187.118</text:p>
          </table:table-cell>
          <table:table-cell office:value-type="float" office:value="142240.389667692" calcext:value-type="float">
            <text:p>142240.389667692</text:p>
          </table:table-cell>
          <table:table-cell table:formula="of:=LOG([.H662])" office:value-type="float" office:value="2.27211556689427" calcext:value-type="float">
            <text:p>2.27211556689427</text:p>
          </table:table-cell>
          <table:table-cell table:formula="of:=LOG([.I662])" office:value-type="float" office:value="5.15302293337794" calcext:value-type="float">
            <text:p>5.15302293337794</text:p>
          </table:table-cell>
          <table:table-cell table:formula="of:=LOG([.A662])" office:value-type="float" office:value="0.728047522543992" calcext:value-type="float">
            <text:p>0.728047522543992</text:p>
          </table:table-cell>
          <table:table-cell table:formula="of:=LOG([.B662])" office:value-type="float" office:value="3.60895488902767" calcext:value-type="float">
            <text:p>3.60895488902767</text:p>
          </table:table-cell>
        </table:table-row>
        <table:table-row table:style-name="ro1">
          <table:table-cell office:value-type="float" office:value="4.30748071428571" calcext:value-type="float">
            <text:p>4.30748071428571</text:p>
          </table:table-cell>
          <table:table-cell office:value-type="float" office:value="1193.09998448916" calcext:value-type="float">
            <text:p>1193.09998448916</text:p>
          </table:table-cell>
          <table:table-cell office:value-type="string" calcext:value-type="string">
            <text:p>GB</text:p>
          </table:table-cell>
          <table:table-cell office:value-type="float" office:value="14" calcext:value-type="float">
            <text:p>14</text:p>
          </table:table-cell>
          <table:table-cell office:value-type="float" office:value="23755" calcext:value-type="float">
            <text:p>23755</text:p>
          </table:table-cell>
          <table:table-cell office:value-type="float" office:value="1.14612803567824" calcext:value-type="float">
            <text:p>1.14612803567824</text:p>
          </table:table-cell>
          <table:table-cell office:value-type="float" office:value="-0.388908388183595" calcext:value-type="float">
            <text:p>-0.388908388183595</text:p>
          </table:table-cell>
          <table:table-cell office:value-type="float" office:value="60.30473" calcext:value-type="float">
            <text:p>60.30473</text:p>
          </table:table-cell>
          <table:table-cell office:value-type="float" office:value="16703.3997828482" calcext:value-type="float">
            <text:p>16703.3997828482</text:p>
          </table:table-cell>
          <table:table-cell table:formula="of:=LOG([.H663])" office:value-type="float" office:value="1.78035137735302" calcext:value-type="float">
            <text:p>1.78035137735302</text:p>
          </table:table-cell>
          <table:table-cell table:formula="of:=LOG([.I663])" office:value-type="float" office:value="4.22280487573786" calcext:value-type="float">
            <text:p>4.22280487573786</text:p>
          </table:table-cell>
          <table:table-cell table:formula="of:=LOG([.A663])" office:value-type="float" office:value="0.634223341674786" calcext:value-type="float">
            <text:p>0.634223341674786</text:p>
          </table:table-cell>
          <table:table-cell table:formula="of:=LOG([.B663])" office:value-type="float" office:value="3.07667684005962" calcext:value-type="float">
            <text:p>3.07667684005962</text:p>
          </table:table-cell>
        </table:table-row>
        <table:table-row table:style-name="ro1">
          <table:table-cell office:value-type="float" office:value="3.06413504496148" calcext:value-type="float">
            <text:p>3.06413504496148</text:p>
          </table:table-cell>
          <table:table-cell office:value-type="float" office:value="2663.51689663146" calcext:value-type="float">
            <text:p>2663.51689663146</text:p>
          </table:table-cell>
          <table:table-cell office:value-type="string" calcext:value-type="string">
            <text:p>GB</text:p>
          </table:table-cell>
          <table:table-cell office:value-type="float" office:value="649" calcext:value-type="float">
            <text:p>649</text:p>
          </table:table-cell>
          <table:table-cell office:value-type="float" office:value="23829" calcext:value-type="float">
            <text:p>23829</text:p>
          </table:table-cell>
          <table:table-cell office:value-type="float" office:value="2.81224469680037" calcext:value-type="float">
            <text:p>2.81224469680037</text:p>
          </table:table-cell>
          <table:table-cell office:value-type="float" office:value="-1.06712795492043" calcext:value-type="float">
            <text:p>-1.06712795492043</text:p>
          </table:table-cell>
          <table:table-cell office:value-type="float" office:value="1988.62364418" calcext:value-type="float">
            <text:p>1988.62364418</text:p>
          </table:table-cell>
          <table:table-cell office:value-type="float" office:value="1728622.46591382" calcext:value-type="float">
            <text:p>1728622.46591382</text:p>
          </table:table-cell>
          <table:table-cell table:formula="of:=LOG([.H664])" office:value-type="float" office:value="3.29855259874956" calcext:value-type="float">
            <text:p>3.29855259874956</text:p>
          </table:table-cell>
          <table:table-cell table:formula="of:=LOG([.I664])" office:value-type="float" office:value="6.2377001529768" calcext:value-type="float">
            <text:p>6.2377001529768</text:p>
          </table:table-cell>
          <table:table-cell table:formula="of:=LOG([.A664])" office:value-type="float" office:value="0.48630790194919" calcext:value-type="float">
            <text:p>0.48630790194919</text:p>
          </table:table-cell>
          <table:table-cell table:formula="of:=LOG([.B664])" office:value-type="float" office:value="3.42545545617643" calcext:value-type="float">
            <text:p>3.42545545617643</text:p>
          </table:table-cell>
        </table:table-row>
        <table:table-row table:style-name="ro1">
          <table:table-cell office:value-type="float" office:value="1.1466" calcext:value-type="float">
            <text:p>1.1466</text:p>
          </table:table-cell>
          <table:table-cell office:value-type="float" office:value="2064.62135864465" calcext:value-type="float">
            <text:p>2064.621358644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848" calcext:value-type="float">
            <text:p>23848</text:p>
          </table:table-cell>
          <table:table-cell office:value-type="float" office:value="1" calcext:value-type="float">
            <text:p>1</text:p>
          </table:table-cell>
          <table:table-cell office:value-type="float" office:value="-1.20964576668916" calcext:value-type="float">
            <text:p>-1.20964576668916</text:p>
          </table:table-cell>
          <table:table-cell office:value-type="float" office:value="11.466" calcext:value-type="float">
            <text:p>11.466</text:p>
          </table:table-cell>
          <table:table-cell office:value-type="float" office:value="20646.2135864465" calcext:value-type="float">
            <text:p>20646.2135864465</text:p>
          </table:table-cell>
          <table:table-cell table:formula="of:=LOG([.H665])" office:value-type="float" office:value="1.05941193743866" calcext:value-type="float">
            <text:p>1.05941193743866</text:p>
          </table:table-cell>
          <table:table-cell table:formula="of:=LOG([.I665])" office:value-type="float" office:value="4.31484041583298" calcext:value-type="float">
            <text:p>4.31484041583298</text:p>
          </table:table-cell>
          <table:table-cell table:formula="of:=LOG([.A665])" office:value-type="float" office:value="0.0594119374386565" calcext:value-type="float">
            <text:p>0.059411937438657</text:p>
          </table:table-cell>
          <table:table-cell table:formula="of:=LOG([.B665])" office:value-type="float" office:value="3.31484041583298" calcext:value-type="float">
            <text:p>3.31484041583298</text:p>
          </table:table-cell>
        </table:table-row>
        <table:table-row table:style-name="ro1">
          <table:table-cell office:value-type="float" office:value="19.7705294117647" calcext:value-type="float">
            <text:p>19.7705294117647</text:p>
          </table:table-cell>
          <table:table-cell office:value-type="float" office:value="22459.7508142989" calcext:value-type="float">
            <text:p>22459.75081429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037" calcext:value-type="float">
            <text:p>24037</text:p>
          </table:table-cell>
          <table:table-cell office:value-type="float" office:value="1.23044892137827" calcext:value-type="float">
            <text:p>1.23044892137827</text:p>
          </table:table-cell>
          <table:table-cell office:value-type="float" office:value="-1.30235624205894" calcext:value-type="float">
            <text:p>-1.30235624205894</text:p>
          </table:table-cell>
          <table:table-cell office:value-type="float" office:value="336.099" calcext:value-type="float">
            <text:p>336.099</text:p>
          </table:table-cell>
          <table:table-cell office:value-type="float" office:value="381815.763843081" calcext:value-type="float">
            <text:p>381815.763843081</text:p>
          </table:table-cell>
          <table:table-cell table:formula="of:=LOG([.H666])" office:value-type="float" office:value="2.52646722030902" calcext:value-type="float">
            <text:p>2.52646722030902</text:p>
          </table:table-cell>
          <table:table-cell table:formula="of:=LOG([.I666])" office:value-type="float" office:value="5.58185385493438" calcext:value-type="float">
            <text:p>5.58185385493438</text:p>
          </table:table-cell>
          <table:table-cell table:formula="of:=LOG([.A666])" office:value-type="float" office:value="1.29601829893075" calcext:value-type="float">
            <text:p>1.29601829893075</text:p>
          </table:table-cell>
          <table:table-cell table:formula="of:=LOG([.B666])" office:value-type="float" office:value="4.3514049335561" calcext:value-type="float">
            <text:p>4.3514049335561</text:p>
          </table:table-cell>
        </table:table-row>
        <table:table-row table:style-name="ro1">
          <table:table-cell office:value-type="float" office:value="37.1264029079249" calcext:value-type="float">
            <text:p>37.1264029079249</text:p>
          </table:table-cell>
          <table:table-cell office:value-type="float" office:value="23175.3062466405" calcext:value-type="float">
            <text:p>23175.3062466405</text:p>
          </table:table-cell>
          <table:table-cell office:value-type="string" calcext:value-type="string">
            <text:p>EE</text:p>
          </table:table-cell>
          <table:table-cell office:value-type="float" office:value="559" calcext:value-type="float">
            <text:p>559</text:p>
          </table:table-cell>
          <table:table-cell office:value-type="float" office:value="24072" calcext:value-type="float">
            <text:p>24072</text:p>
          </table:table-cell>
          <table:table-cell office:value-type="float" office:value="2.74741180788642" calcext:value-type="float">
            <text:p>2.74741180788642</text:p>
          </table:table-cell>
          <table:table-cell office:value-type="float" office:value="-1.00634675455539" calcext:value-type="float">
            <text:p>-1.00634675455539</text:p>
          </table:table-cell>
          <table:table-cell office:value-type="float" office:value="20753.65922553" calcext:value-type="float">
            <text:p>20753.65922553</text:p>
          </table:table-cell>
          <table:table-cell office:value-type="float" office:value="12954996.191872" calcext:value-type="float">
            <text:p>12954996.191872</text:p>
          </table:table-cell>
          <table:table-cell table:formula="of:=LOG([.H667])" office:value-type="float" office:value="4.31709468135402" calcext:value-type="float">
            <text:p>4.31709468135402</text:p>
          </table:table-cell>
          <table:table-cell table:formula="of:=LOG([.I667])" office:value-type="float" office:value="7.11243728966077" calcext:value-type="float">
            <text:p>7.11243728966077</text:p>
          </table:table-cell>
          <table:table-cell table:formula="of:=LOG([.A667])" office:value-type="float" office:value="1.56968287346759" calcext:value-type="float">
            <text:p>1.56968287346759</text:p>
          </table:table-cell>
          <table:table-cell table:formula="of:=LOG([.B667])" office:value-type="float" office:value="4.36502548177435" calcext:value-type="float">
            <text:p>4.36502548177435</text:p>
          </table:table-cell>
        </table:table-row>
        <table:table-row table:style-name="ro1">
          <table:table-cell office:value-type="float" office:value="2.77034059469388" calcext:value-type="float">
            <text:p>2.77034059469388</text:p>
          </table:table-cell>
          <table:table-cell office:value-type="float" office:value="3684.26770678549" calcext:value-type="float">
            <text:p>3684.26770678549</text:p>
          </table:table-cell>
          <table:table-cell office:value-type="string" calcext:value-type="string">
            <text:p>RU</text:p>
          </table:table-cell>
          <table:table-cell office:value-type="float" office:value="49" calcext:value-type="float">
            <text:p>49</text:p>
          </table:table-cell>
          <table:table-cell office:value-type="float" office:value="24096" calcext:value-type="float">
            <text:p>24096</text:p>
          </table:table-cell>
          <table:table-cell office:value-type="float" office:value="1.69019608002851" calcext:value-type="float">
            <text:p>1.69019608002851</text:p>
          </table:table-cell>
          <table:table-cell office:value-type="float" office:value="-1.04758393168229" calcext:value-type="float">
            <text:p>-1.04758393168229</text:p>
          </table:table-cell>
          <table:table-cell office:value-type="float" office:value="135.74668914" calcext:value-type="float">
            <text:p>135.74668914</text:p>
          </table:table-cell>
          <table:table-cell office:value-type="float" office:value="180529.117632489" calcext:value-type="float">
            <text:p>180529.117632489</text:p>
          </table:table-cell>
          <table:table-cell table:formula="of:=LOG([.H668])" office:value-type="float" office:value="2.13272924595324" calcext:value-type="float">
            <text:p>2.13272924595324</text:p>
          </table:table-cell>
          <table:table-cell table:formula="of:=LOG([.I668])" office:value-type="float" office:value="5.25654725946745" calcext:value-type="float">
            <text:p>5.25654725946745</text:p>
          </table:table-cell>
          <table:table-cell table:formula="of:=LOG([.A668])" office:value-type="float" office:value="0.442533165924723" calcext:value-type="float">
            <text:p>0.442533165924723</text:p>
          </table:table-cell>
          <table:table-cell table:formula="of:=LOG([.B668])" office:value-type="float" office:value="3.56635117943893" calcext:value-type="float">
            <text:p>3.56635117943893</text:p>
          </table:table-cell>
        </table:table-row>
        <table:table-row table:style-name="ro1">
          <table:table-cell office:value-type="float" office:value="5.47798374409091" calcext:value-type="float">
            <text:p>5.47798374409091</text:p>
          </table:table-cell>
          <table:table-cell office:value-type="float" office:value="1322.07883135654" calcext:value-type="float">
            <text:p>1322.0788313565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206" calcext:value-type="float">
            <text:p>24206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0.345367615242098" calcext:value-type="float">
            <text:p>-0.345367615242098</text:p>
          </table:table-cell>
          <table:table-cell office:value-type="float" office:value="120.51564237" calcext:value-type="float">
            <text:p>120.51564237</text:p>
          </table:table-cell>
          <table:table-cell office:value-type="float" office:value="29085.7342898439" calcext:value-type="float">
            <text:p>29085.7342898439</text:p>
          </table:table-cell>
          <table:table-cell table:formula="of:=LOG([.H669])" office:value-type="float" office:value="2.08104341997379" calcext:value-type="float">
            <text:p>2.08104341997379</text:p>
          </table:table-cell>
          <table:table-cell table:formula="of:=LOG([.I669])" office:value-type="float" office:value="4.46368003234281" calcext:value-type="float">
            <text:p>4.46368003234281</text:p>
          </table:table-cell>
          <table:table-cell table:formula="of:=LOG([.A669])" office:value-type="float" office:value="0.738620739151588" calcext:value-type="float">
            <text:p>0.738620739151588</text:p>
          </table:table-cell>
          <table:table-cell table:formula="of:=LOG([.B669])" office:value-type="float" office:value="3.1212573515206" calcext:value-type="float">
            <text:p>3.1212573515206</text:p>
          </table:table-cell>
        </table:table-row>
        <table:table-row table:style-name="ro1">
          <table:table-cell office:value-type="float" office:value="6.59820169904509" calcext:value-type="float">
            <text:p>6.59820169904509</text:p>
          </table:table-cell>
          <table:table-cell office:value-type="float" office:value="6014.13775777346" calcext:value-type="float">
            <text:p>6014.13775777346</text:p>
          </table:table-cell>
          <table:table-cell office:value-type="string" calcext:value-type="string">
            <text:p>ES</text:p>
          </table:table-cell>
          <table:table-cell office:value-type="float" office:value="3058" calcext:value-type="float">
            <text:p>3058</text:p>
          </table:table-cell>
          <table:table-cell office:value-type="float" office:value="24224" calcext:value-type="float">
            <text:p>24224</text:p>
          </table:table-cell>
          <table:table-cell office:value-type="float" office:value="3.4854374810763" calcext:value-type="float">
            <text:p>3.4854374810763</text:p>
          </table:table-cell>
          <table:table-cell office:value-type="float" office:value="-0.993451427323626" calcext:value-type="float">
            <text:p>-0.993451427323626</text:p>
          </table:table-cell>
          <table:table-cell office:value-type="float" office:value="20177.3007956799" calcext:value-type="float">
            <text:p>20177.3007956799</text:p>
          </table:table-cell>
          <table:table-cell office:value-type="float" office:value="18391233.2632713" calcext:value-type="float">
            <text:p>18391233.2632713</text:p>
          </table:table-cell>
          <table:table-cell table:formula="of:=LOG([.H670])" office:value-type="float" office:value="4.30486306834556" calcext:value-type="float">
            <text:p>4.30486306834556</text:p>
          </table:table-cell>
          <table:table-cell table:formula="of:=LOG([.I670])" office:value-type="float" office:value="7.26461085275494" calcext:value-type="float">
            <text:p>7.26461085275494</text:p>
          </table:table-cell>
          <table:table-cell table:formula="of:=LOG([.A670])" office:value-type="float" office:value="0.819425587269254" calcext:value-type="float">
            <text:p>0.819425587269254</text:p>
          </table:table-cell>
          <table:table-cell table:formula="of:=LOG([.B670])" office:value-type="float" office:value="3.77917337167864" calcext:value-type="float">
            <text:p>3.77917337167864</text:p>
          </table:table-cell>
        </table:table-row>
        <table:table-row table:style-name="ro1">
          <table:table-cell office:value-type="float" office:value="0.3976" calcext:value-type="float">
            <text:p>0.3976</text:p>
          </table:table-cell>
          <table:table-cell office:value-type="float" office:value="588.293155122918" calcext:value-type="float">
            <text:p>588.2931551229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89" calcext:value-type="float">
            <text:p>24289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45958062834817" calcext:value-type="float">
            <text:p>-1.45958062834817</text:p>
          </table:table-cell>
          <table:table-cell office:value-type="float" office:value="1.988" calcext:value-type="float">
            <text:p>1.988</text:p>
          </table:table-cell>
          <table:table-cell office:value-type="float" office:value="2941.46577561459" calcext:value-type="float">
            <text:p>2941.46577561459</text:p>
          </table:table-cell>
          <table:table-cell table:formula="of:=LOG([.H671])" office:value-type="float" office:value="0.298416380061294" calcext:value-type="float">
            <text:p>0.298416380061294</text:p>
          </table:table-cell>
          <table:table-cell table:formula="of:=LOG([.I671])" office:value-type="float" office:value="3.46856379967291" calcext:value-type="float">
            <text:p>3.46856379967291</text:p>
          </table:table-cell>
          <table:table-cell table:formula="of:=LOG([.A671])" office:value-type="float" office:value="-0.400553624274724" calcext:value-type="float">
            <text:p>-0.400553624274724</text:p>
          </table:table-cell>
          <table:table-cell table:formula="of:=LOG([.B671])" office:value-type="float" office:value="2.76959379533689" calcext:value-type="float">
            <text:p>2.76959379533689</text:p>
          </table:table-cell>
        </table:table-row>
        <table:table-row table:style-name="ro1">
          <table:table-cell office:value-type="float" office:value="3.278620544" calcext:value-type="float">
            <text:p>3.278620544</text:p>
          </table:table-cell>
          <table:table-cell office:value-type="float" office:value="1482.76038487904" calcext:value-type="float">
            <text:p>1482.760384879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335" calcext:value-type="float">
            <text:p>24335</text:p>
          </table:table-cell>
          <table:table-cell office:value-type="float" office:value="1" calcext:value-type="float">
            <text:p>1</text:p>
          </table:table-cell>
          <table:table-cell office:value-type="float" office:value="-0.625734321800219" calcext:value-type="float">
            <text:p>-0.625734321800219</text:p>
          </table:table-cell>
          <table:table-cell office:value-type="float" office:value="32.78620544" calcext:value-type="float">
            <text:p>32.78620544</text:p>
          </table:table-cell>
          <table:table-cell office:value-type="float" office:value="14827.6038487904" calcext:value-type="float">
            <text:p>14827.6038487904</text:p>
          </table:table-cell>
          <table:table-cell table:formula="of:=LOG([.H672])" office:value-type="float" office:value="1.51569115586333" calcext:value-type="float">
            <text:p>1.51569115586333</text:p>
          </table:table-cell>
          <table:table-cell table:formula="of:=LOG([.I672])" office:value-type="float" office:value="4.17107097440483" calcext:value-type="float">
            <text:p>4.17107097440483</text:p>
          </table:table-cell>
          <table:table-cell table:formula="of:=LOG([.A672])" office:value-type="float" office:value="0.515691155863329" calcext:value-type="float">
            <text:p>0.515691155863329</text:p>
          </table:table-cell>
          <table:table-cell table:formula="of:=LOG([.B672])" office:value-type="float" office:value="3.17107097440483" calcext:value-type="float">
            <text:p>3.17107097440483</text:p>
          </table:table-cell>
        </table:table-row>
        <table:table-row table:style-name="ro1">
          <table:table-cell office:value-type="float" office:value="13.0726346153846" calcext:value-type="float">
            <text:p>13.0726346153846</text:p>
          </table:table-cell>
          <table:table-cell office:value-type="float" office:value="23812.6326242042" calcext:value-type="float">
            <text:p>23812.63262420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384" calcext:value-type="float">
            <text:p>24384</text:p>
          </table:table-cell>
          <table:table-cell office:value-type="float" office:value="1.5910646070265" calcext:value-type="float">
            <text:p>1.5910646070265</text:p>
          </table:table-cell>
          <table:table-cell office:value-type="float" office:value="-1.38058805259871" calcext:value-type="float">
            <text:p>-1.38058805259871</text:p>
          </table:table-cell>
          <table:table-cell office:value-type="float" office:value="509.83275" calcext:value-type="float">
            <text:p>509.83275</text:p>
          </table:table-cell>
          <table:table-cell office:value-type="float" office:value="928692.672343965" calcext:value-type="float">
            <text:p>928692.672343965</text:p>
          </table:table-cell>
          <table:table-cell table:formula="of:=LOG([.H673])" office:value-type="float" office:value="2.70742772969631" calcext:value-type="float">
            <text:p>2.70742772969631</text:p>
          </table:table-cell>
          <table:table-cell table:formula="of:=LOG([.I673])" office:value-type="float" office:value="5.96787201885143" calcext:value-type="float">
            <text:p>5.96787201885143</text:p>
          </table:table-cell>
          <table:table-cell table:formula="of:=LOG([.A673])" office:value-type="float" office:value="1.11636312266981" calcext:value-type="float">
            <text:p>1.11636312266981</text:p>
          </table:table-cell>
          <table:table-cell table:formula="of:=LOG([.B673])" office:value-type="float" office:value="4.37680741182493" calcext:value-type="float">
            <text:p>4.37680741182493</text:p>
          </table:table-cell>
        </table:table-row>
        <table:table-row table:style-name="ro1">
          <table:table-cell office:value-type="float" office:value="3.40466666666667" calcext:value-type="float">
            <text:p>3.40466666666667</text:p>
          </table:table-cell>
          <table:table-cell office:value-type="float" office:value="5140.33328100798" calcext:value-type="float">
            <text:p>5140.333281007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386" calcext:value-type="float">
            <text:p>24386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44024502019439" calcext:value-type="float">
            <text:p>-1.44024502019439</text:p>
          </table:table-cell>
          <table:table-cell office:value-type="float" office:value="10.214" calcext:value-type="float">
            <text:p>10.214</text:p>
          </table:table-cell>
          <table:table-cell office:value-type="float" office:value="15420.999843024" calcext:value-type="float">
            <text:p>15420.999843024</text:p>
          </table:table-cell>
          <table:table-cell table:formula="of:=LOG([.H674])" office:value-type="float" office:value="1.00919585351952" calcext:value-type="float">
            <text:p>1.00919585351952</text:p>
          </table:table-cell>
          <table:table-cell table:formula="of:=LOG([.I674])" office:value-type="float" office:value="4.18811253274418" calcext:value-type="float">
            <text:p>4.18811253274418</text:p>
          </table:table-cell>
          <table:table-cell table:formula="of:=LOG([.A674])" office:value-type="float" office:value="0.532074598799859" calcext:value-type="float">
            <text:p>0.532074598799859</text:p>
          </table:table-cell>
          <table:table-cell table:formula="of:=LOG([.B674])" office:value-type="float" office:value="3.71099127802452" calcext:value-type="float">
            <text:p>3.71099127802452</text:p>
          </table:table-cell>
        </table:table-row>
        <table:table-row table:style-name="ro1">
          <table:table-cell office:value-type="float" office:value="0.102839789734219" calcext:value-type="float">
            <text:p>0.102839789734219</text:p>
          </table:table-cell>
          <table:table-cell office:value-type="float" office:value="98.5364126189861" calcext:value-type="float">
            <text:p>98.536412618986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24677" calcext:value-type="float">
            <text:p>24677</text:p>
          </table:table-cell>
          <table:table-cell office:value-type="float" office:value="2.77959649125782" calcext:value-type="float">
            <text:p>2.77959649125782</text:p>
          </table:table-cell>
          <table:table-cell office:value-type="float" office:value="-1.01896822195251" calcext:value-type="float">
            <text:p>-1.01896822195251</text:p>
          </table:table-cell>
          <table:table-cell office:value-type="float" office:value="61.90955342" calcext:value-type="float">
            <text:p>61.90955342</text:p>
          </table:table-cell>
          <table:table-cell office:value-type="float" office:value="59318.9203966296" calcext:value-type="float">
            <text:p>59318.9203966296</text:p>
          </table:table-cell>
          <table:table-cell table:formula="of:=LOG([.H675])" office:value-type="float" office:value="1.79175767127297" calcext:value-type="float">
            <text:p>1.79175767127297</text:p>
          </table:table-cell>
          <table:table-cell table:formula="of:=LOG([.I675])" office:value-type="float" office:value="4.77319323827588" calcext:value-type="float">
            <text:p>4.77319323827588</text:p>
          </table:table-cell>
          <table:table-cell table:formula="of:=LOG([.A675])" office:value-type="float" office:value="-0.987838819984853" calcext:value-type="float">
            <text:p>-0.987838819984853</text:p>
          </table:table-cell>
          <table:table-cell table:formula="of:=LOG([.B675])" office:value-type="float" office:value="1.99359674701806" calcext:value-type="float">
            <text:p>1.99359674701806</text:p>
          </table:table-cell>
        </table:table-row>
        <table:table-row table:style-name="ro1">
          <table:table-cell office:value-type="float" office:value="5.246" calcext:value-type="float">
            <text:p>5.246</text:p>
          </table:table-cell>
          <table:table-cell office:value-type="float" office:value="7516.73401853059" calcext:value-type="float">
            <text:p>7516.734018530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875" calcext:value-type="float">
            <text:p>24875</text:p>
          </table:table-cell>
          <table:table-cell office:value-type="float" office:value="0.698970004336019" calcext:value-type="float">
            <text:p>0.698970004336019</text:p>
          </table:table-cell>
          <table:table-cell office:value-type="float" office:value="-1.44526471169665" calcext:value-type="float">
            <text:p>-1.44526471169665</text:p>
          </table:table-cell>
          <table:table-cell office:value-type="float" office:value="26.23" calcext:value-type="float">
            <text:p>26.23</text:p>
          </table:table-cell>
          <table:table-cell office:value-type="float" office:value="37583.670092653" calcext:value-type="float">
            <text:p>37583.670092653</text:p>
          </table:table-cell>
          <table:table-cell table:formula="of:=LOG([.H676])" office:value-type="float" office:value="1.41879829059035" calcext:value-type="float">
            <text:p>1.41879829059035</text:p>
          </table:table-cell>
          <table:table-cell table:formula="of:=LOG([.I676])" office:value-type="float" office:value="4.57499918723767" calcext:value-type="float">
            <text:p>4.57499918723767</text:p>
          </table:table-cell>
          <table:table-cell table:formula="of:=LOG([.A676])" office:value-type="float" office:value="0.719828286254335" calcext:value-type="float">
            <text:p>0.719828286254335</text:p>
          </table:table-cell>
          <table:table-cell table:formula="of:=LOG([.B676])" office:value-type="float" office:value="3.87602918290165" calcext:value-type="float">
            <text:p>3.87602918290165</text:p>
          </table:table-cell>
        </table:table-row>
        <table:table-row table:style-name="ro1">
          <table:table-cell office:value-type="float" office:value="4.06715886985238" calcext:value-type="float">
            <text:p>4.06715886985238</text:p>
          </table:table-cell>
          <table:table-cell office:value-type="float" office:value="2543.92862630944" calcext:value-type="float">
            <text:p>2543.92862630944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24895" calcext:value-type="float">
            <text:p>24895</text:p>
          </table:table-cell>
          <table:table-cell office:value-type="float" office:value="3.13193929521042" calcext:value-type="float">
            <text:p>3.13193929521042</text:p>
          </table:table-cell>
          <table:table-cell office:value-type="float" office:value="-0.875965757951294" calcext:value-type="float">
            <text:p>-0.875965757951294</text:p>
          </table:table-cell>
          <table:table-cell office:value-type="float" office:value="5511.00026864998" calcext:value-type="float">
            <text:p>5511.00026864998</text:p>
          </table:table-cell>
          <table:table-cell office:value-type="float" office:value="3447023.28864929" calcext:value-type="float">
            <text:p>3447023.28864929</text:p>
          </table:table-cell>
          <table:table-cell table:formula="of:=LOG([.H677])" office:value-type="float" office:value="3.74123043219644" calcext:value-type="float">
            <text:p>3.74123043219644</text:p>
          </table:table-cell>
          <table:table-cell table:formula="of:=LOG([.I677])" office:value-type="float" office:value="6.53744421758193" calcext:value-type="float">
            <text:p>6.53744421758193</text:p>
          </table:table-cell>
          <table:table-cell table:formula="of:=LOG([.A677])" office:value-type="float" office:value="0.609291136986013" calcext:value-type="float">
            <text:p>0.609291136986013</text:p>
          </table:table-cell>
          <table:table-cell table:formula="of:=LOG([.B677])" office:value-type="float" office:value="3.4055049223715" calcext:value-type="float">
            <text:p>3.4055049223715</text:p>
          </table:table-cell>
        </table:table-row>
        <table:table-row table:style-name="ro1">
          <table:table-cell office:value-type="float" office:value="3.56222222222222" calcext:value-type="float">
            <text:p>3.56222222222222</text:p>
          </table:table-cell>
          <table:table-cell office:value-type="float" office:value="6260.8282866679" calcext:value-type="float">
            <text:p>6260.82828666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906" calcext:value-type="float">
            <text:p>24906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1.02483167938308" calcext:value-type="float">
            <text:p>-1.02483167938308</text:p>
          </table:table-cell>
          <table:table-cell office:value-type="float" office:value="64.12" calcext:value-type="float">
            <text:p>64.12</text:p>
          </table:table-cell>
          <table:table-cell office:value-type="float" office:value="112694.909160022" calcext:value-type="float">
            <text:p>112694.909160022</text:p>
          </table:table-cell>
          <table:table-cell table:formula="of:=LOG([.H678])" office:value-type="float" office:value="1.80699351368211" calcext:value-type="float">
            <text:p>1.80699351368211</text:p>
          </table:table-cell>
          <table:table-cell table:formula="of:=LOG([.I678])" office:value-type="float" office:value="5.05190429782386" calcext:value-type="float">
            <text:p>5.05190429782386</text:p>
          </table:table-cell>
          <table:table-cell table:formula="of:=LOG([.A678])" office:value-type="float" office:value="0.551721008578801" calcext:value-type="float">
            <text:p>0.551721008578801</text:p>
          </table:table-cell>
          <table:table-cell table:formula="of:=LOG([.B678])" office:value-type="float" office:value="3.79663179272055" calcext:value-type="float">
            <text:p>3.79663179272055</text:p>
          </table:table-cell>
        </table:table-row>
        <table:table-row table:style-name="ro1">
          <table:table-cell office:value-type="float" office:value="17.8833333333333" calcext:value-type="float">
            <text:p>17.8833333333333</text:p>
          </table:table-cell>
          <table:table-cell office:value-type="float" office:value="39960.1225318636" calcext:value-type="float">
            <text:p>39960.1225318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953" calcext:value-type="float">
            <text:p>24953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951380724675087" calcext:value-type="float">
            <text:p>-0.951380724675087</text:p>
          </table:table-cell>
          <table:table-cell office:value-type="float" office:value="53.65" calcext:value-type="float">
            <text:p>53.65</text:p>
          </table:table-cell>
          <table:table-cell office:value-type="float" office:value="119880.367595591" calcext:value-type="float">
            <text:p>119880.367595591</text:p>
          </table:table-cell>
          <table:table-cell table:formula="of:=LOG([.H679])" office:value-type="float" office:value="1.72956972630197" calcext:value-type="float">
            <text:p>1.72956972630197</text:p>
          </table:table-cell>
          <table:table-cell table:formula="of:=LOG([.I679])" office:value-type="float" office:value="5.07874806597608" calcext:value-type="float">
            <text:p>5.07874806597608</text:p>
          </table:table-cell>
          <table:table-cell table:formula="of:=LOG([.A679])" office:value-type="float" office:value="1.25244847158231" calcext:value-type="float">
            <text:p>1.25244847158231</text:p>
          </table:table-cell>
          <table:table-cell table:formula="of:=LOG([.B679])" office:value-type="float" office:value="4.60162681125641" calcext:value-type="float">
            <text:p>4.60162681125641</text:p>
          </table:table-cell>
        </table:table-row>
        <table:table-row table:style-name="ro1">
          <table:table-cell office:value-type="float" office:value="4.8108424462963" calcext:value-type="float">
            <text:p>4.8108424462963</text:p>
          </table:table-cell>
          <table:table-cell office:value-type="float" office:value="6415.48860501675" calcext:value-type="float">
            <text:p>6415.48860501675</text:p>
          </table:table-cell>
          <table:table-cell office:value-type="string" calcext:value-type="string">
            <text:p>AU</text:p>
          </table:table-cell>
          <table:table-cell office:value-type="float" office:value="27" calcext:value-type="float">
            <text:p>27</text:p>
          </table:table-cell>
          <table:table-cell office:value-type="float" office:value="25081" calcext:value-type="float">
            <text:p>25081</text:p>
          </table:table-cell>
          <table:table-cell office:value-type="float" office:value="1.43136376415899" calcext:value-type="float">
            <text:p>1.43136376415899</text:p>
          </table:table-cell>
          <table:table-cell office:value-type="float" office:value="-1.01230949135657" calcext:value-type="float">
            <text:p>-1.01230949135657</text:p>
          </table:table-cell>
          <table:table-cell office:value-type="float" office:value="129.89274605" calcext:value-type="float">
            <text:p>129.89274605</text:p>
          </table:table-cell>
          <table:table-cell office:value-type="float" office:value="173218.192335452" calcext:value-type="float">
            <text:p>173218.192335452</text:p>
          </table:table-cell>
          <table:table-cell table:formula="of:=LOG([.H680])" office:value-type="float" office:value="2.11358489827532" calcext:value-type="float">
            <text:p>2.11358489827532</text:p>
          </table:table-cell>
          <table:table-cell table:formula="of:=LOG([.I680])" office:value-type="float" office:value="5.23859350209236" calcext:value-type="float">
            <text:p>5.23859350209236</text:p>
          </table:table-cell>
          <table:table-cell table:formula="of:=LOG([.A680])" office:value-type="float" office:value="0.682221134116334" calcext:value-type="float">
            <text:p>0.682221134116334</text:p>
          </table:table-cell>
          <table:table-cell table:formula="of:=LOG([.B680])" office:value-type="float" office:value="3.80722973793337" calcext:value-type="float">
            <text:p>3.80722973793337</text:p>
          </table:table-cell>
        </table:table-row>
        <table:table-row table:style-name="ro1">
          <table:table-cell office:value-type="float" office:value="33.064402" calcext:value-type="float">
            <text:p>33.064402</text:p>
          </table:table-cell>
          <table:table-cell office:value-type="float" office:value="7437.1563629292" calcext:value-type="float">
            <text:p>7437.1563629292</text:p>
          </table:table-cell>
          <table:table-cell office:value-type="string" calcext:value-type="string">
            <text:p>PT</text:p>
          </table:table-cell>
          <table:table-cell office:value-type="float" office:value="10" calcext:value-type="float">
            <text:p>10</text:p>
          </table:table-cell>
          <table:table-cell office:value-type="float" office:value="25110" calcext:value-type="float">
            <text:p>25110</text:p>
          </table:table-cell>
          <table:table-cell office:value-type="float" office:value="1" calcext:value-type="float">
            <text:p>1</text:p>
          </table:table-cell>
          <table:table-cell office:value-type="float" office:value="-0.800033557930968" calcext:value-type="float">
            <text:p>-0.800033557930968</text:p>
          </table:table-cell>
          <table:table-cell office:value-type="float" office:value="330.64402" calcext:value-type="float">
            <text:p>330.64402</text:p>
          </table:table-cell>
          <table:table-cell office:value-type="float" office:value="74371.5636292921" calcext:value-type="float">
            <text:p>74371.5636292921</text:p>
          </table:table-cell>
          <table:table-cell table:formula="of:=LOG([.H681])" office:value-type="float" office:value="2.51936067249747" calcext:value-type="float">
            <text:p>2.51936067249747</text:p>
          </table:table-cell>
          <table:table-cell table:formula="of:=LOG([.I681])" office:value-type="float" office:value="4.87140691243322" calcext:value-type="float">
            <text:p>4.87140691243322</text:p>
          </table:table-cell>
          <table:table-cell table:formula="of:=LOG([.A681])" office:value-type="float" office:value="1.51936067249747" calcext:value-type="float">
            <text:p>1.51936067249747</text:p>
          </table:table-cell>
          <table:table-cell table:formula="of:=LOG([.B681])" office:value-type="float" office:value="3.87140691243322" calcext:value-type="float">
            <text:p>3.87140691243322</text:p>
          </table:table-cell>
        </table:table-row>
        <table:table-row table:style-name="ro1">
          <table:table-cell office:value-type="float" office:value="6.82733569932331" calcext:value-type="float">
            <text:p>6.82733569932331</text:p>
          </table:table-cell>
          <table:table-cell office:value-type="float" office:value="1798.08451305926" calcext:value-type="float">
            <text:p>1798.08451305926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5296" calcext:value-type="float">
            <text:p>25296</text:p>
          </table:table-cell>
          <table:table-cell office:value-type="float" office:value="2.42488163663107" calcext:value-type="float">
            <text:p>2.42488163663107</text:p>
          </table:table-cell>
          <table:table-cell office:value-type="float" office:value="-0.39131096071706" calcext:value-type="float">
            <text:p>-0.39131096071706</text:p>
          </table:table-cell>
          <table:table-cell office:value-type="float" office:value="1816.07129602" calcext:value-type="float">
            <text:p>1816.07129602</text:p>
          </table:table-cell>
          <table:table-cell office:value-type="float" office:value="478290.480473762" calcext:value-type="float">
            <text:p>478290.480473762</text:p>
          </table:table-cell>
          <table:table-cell table:formula="of:=LOG([.H682])" office:value-type="float" office:value="3.25913289421826" calcext:value-type="float">
            <text:p>3.25913289421826</text:p>
          </table:table-cell>
          <table:table-cell table:formula="of:=LOG([.I682])" office:value-type="float" office:value="5.6796917370943" calcext:value-type="float">
            <text:p>5.6796917370943</text:p>
          </table:table-cell>
          <table:table-cell table:formula="of:=LOG([.A682])" office:value-type="float" office:value="0.834251257587189" calcext:value-type="float">
            <text:p>0.834251257587189</text:p>
          </table:table-cell>
          <table:table-cell table:formula="of:=LOG([.B682])" office:value-type="float" office:value="3.25481010046323" calcext:value-type="float">
            <text:p>3.25481010046323</text:p>
          </table:table-cell>
        </table:table-row>
        <table:table-row table:style-name="ro1">
          <table:table-cell office:value-type="float" office:value="2.79864764625" calcext:value-type="float">
            <text:p>2.79864764625</text:p>
          </table:table-cell>
          <table:table-cell office:value-type="float" office:value="6138.4918151283" calcext:value-type="float">
            <text:p>6138.49181512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437" calcext:value-type="float">
            <text:p>25437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1.04417243315957" calcext:value-type="float">
            <text:p>-1.04417243315957</text:p>
          </table:table-cell>
          <table:table-cell office:value-type="float" office:value="22.38918117" calcext:value-type="float">
            <text:p>22.38918117</text:p>
          </table:table-cell>
          <table:table-cell office:value-type="float" office:value="49107.9345210264" calcext:value-type="float">
            <text:p>49107.9345210264</text:p>
          </table:table-cell>
          <table:table-cell table:formula="of:=LOG([.H683])" office:value-type="float" office:value="1.3500382106021" calcext:value-type="float">
            <text:p>1.3500382106021</text:p>
          </table:table-cell>
          <table:table-cell table:formula="of:=LOG([.I683])" office:value-type="float" office:value="4.69115166809648" calcext:value-type="float">
            <text:p>4.69115166809648</text:p>
          </table:table-cell>
          <table:table-cell table:formula="of:=LOG([.A683])" office:value-type="float" office:value="0.44694822361016" calcext:value-type="float">
            <text:p>0.44694822361016</text:p>
          </table:table-cell>
          <table:table-cell table:formula="of:=LOG([.B683])" office:value-type="float" office:value="3.78806168110454" calcext:value-type="float">
            <text:p>3.78806168110454</text:p>
          </table:table-cell>
        </table:table-row>
        <table:table-row table:style-name="ro1">
          <table:table-cell office:value-type="float" office:value="47.0888333333333" calcext:value-type="float">
            <text:p>47.0888333333333</text:p>
          </table:table-cell>
          <table:table-cell office:value-type="float" office:value="65227.3265825173" calcext:value-type="float">
            <text:p>65227.32658251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565" calcext:value-type="float">
            <text:p>25565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1.48935388032128" calcext:value-type="float">
            <text:p>-1.48935388032128</text:p>
          </table:table-cell>
          <table:table-cell office:value-type="float" office:value="847.599" calcext:value-type="float">
            <text:p>847.599</text:p>
          </table:table-cell>
          <table:table-cell office:value-type="float" office:value="1174091.87848531" calcext:value-type="float">
            <text:p>1174091.87848531</text:p>
          </table:table-cell>
          <table:table-cell table:formula="of:=LOG([.H684])" office:value-type="float" office:value="2.92819043565705" calcext:value-type="float">
            <text:p>2.92819043565705</text:p>
          </table:table-cell>
          <table:table-cell table:formula="of:=LOG([.I684])" office:value-type="float" office:value="6.06970208392851" calcext:value-type="float">
            <text:p>6.06970208392851</text:p>
          </table:table-cell>
          <table:table-cell table:formula="of:=LOG([.A684])" office:value-type="float" office:value="1.67291793055374" calcext:value-type="float">
            <text:p>1.67291793055374</text:p>
          </table:table-cell>
          <table:table-cell table:formula="of:=LOG([.B684])" office:value-type="float" office:value="4.81442957882521" calcext:value-type="float">
            <text:p>4.81442957882521</text:p>
          </table:table-cell>
        </table:table-row>
        <table:table-row table:style-name="ro1">
          <table:table-cell office:value-type="float" office:value="6.54513359364" calcext:value-type="float">
            <text:p>6.54513359364</text:p>
          </table:table-cell>
          <table:table-cell office:value-type="float" office:value="6338.44136825814" calcext:value-type="float">
            <text:p>6338.44136825814</text:p>
          </table:table-cell>
          <table:table-cell office:value-type="string" calcext:value-type="string">
            <text:p>AU</text:p>
          </table:table-cell>
          <table:table-cell office:value-type="float" office:value="250" calcext:value-type="float">
            <text:p>250</text:p>
          </table:table-cell>
          <table:table-cell office:value-type="float" office:value="25575" calcext:value-type="float">
            <text:p>25575</text:p>
          </table:table-cell>
          <table:table-cell office:value-type="float" office:value="2.39794000867204" calcext:value-type="float">
            <text:p>2.39794000867204</text:p>
          </table:table-cell>
          <table:table-cell office:value-type="float" office:value="-1.24410583699495" calcext:value-type="float">
            <text:p>-1.24410583699495</text:p>
          </table:table-cell>
          <table:table-cell office:value-type="float" office:value="1636.28339841" calcext:value-type="float">
            <text:p>1636.28339841</text:p>
          </table:table-cell>
          <table:table-cell office:value-type="float" office:value="1584610.34206454" calcext:value-type="float">
            <text:p>1584610.34206454</text:p>
          </table:table-cell>
          <table:table-cell table:formula="of:=LOG([.H685])" office:value-type="float" office:value="3.21385852409488" calcext:value-type="float">
            <text:p>3.21385852409488</text:p>
          </table:table-cell>
          <table:table-cell table:formula="of:=LOG([.I685])" office:value-type="float" office:value="6.19992248605157" calcext:value-type="float">
            <text:p>6.19992248605157</text:p>
          </table:table-cell>
          <table:table-cell table:formula="of:=LOG([.A685])" office:value-type="float" office:value="0.81591851542284" calcext:value-type="float">
            <text:p>0.81591851542284</text:p>
          </table:table-cell>
          <table:table-cell table:formula="of:=LOG([.B685])" office:value-type="float" office:value="3.80198247737953" calcext:value-type="float">
            <text:p>3.80198247737953</text:p>
          </table:table-cell>
        </table:table-row>
        <table:table-row table:style-name="ro1">
          <table:table-cell office:value-type="float" office:value="2.128459173125" calcext:value-type="float">
            <text:p>2.128459173125</text:p>
          </table:table-cell>
          <table:table-cell office:value-type="float" office:value="2650.90963503008" calcext:value-type="float">
            <text:p>2650.90963503008</text:p>
          </table:table-cell>
          <table:table-cell office:value-type="string" calcext:value-type="string">
            <text:p>NL</text:p>
          </table:table-cell>
          <table:table-cell office:value-type="float" office:value="32" calcext:value-type="float">
            <text:p>32</text:p>
          </table:table-cell>
          <table:table-cell office:value-type="float" office:value="25579" calcext:value-type="float">
            <text:p>25579</text:p>
          </table:table-cell>
          <table:table-cell office:value-type="float" office:value="1.50514997831991" calcext:value-type="float">
            <text:p>1.50514997831991</text:p>
          </table:table-cell>
          <table:table-cell office:value-type="float" office:value="-1.08803289021503" calcext:value-type="float">
            <text:p>-1.08803289021503</text:p>
          </table:table-cell>
          <table:table-cell office:value-type="float" office:value="68.11069354" calcext:value-type="float">
            <text:p>68.11069354</text:p>
          </table:table-cell>
          <table:table-cell office:value-type="float" office:value="84829.1083209625" calcext:value-type="float">
            <text:p>84829.1083209625</text:p>
          </table:table-cell>
          <table:table-cell table:formula="of:=LOG([.H686])" office:value-type="float" office:value="1.83321530252694" calcext:value-type="float">
            <text:p>1.83321530252694</text:p>
          </table:table-cell>
          <table:table-cell table:formula="of:=LOG([.I686])" office:value-type="float" office:value="4.92854490195014" calcext:value-type="float">
            <text:p>4.92854490195014</text:p>
          </table:table-cell>
          <table:table-cell table:formula="of:=LOG([.A686])" office:value-type="float" office:value="0.328065324207035" calcext:value-type="float">
            <text:p>0.328065324207035</text:p>
          </table:table-cell>
          <table:table-cell table:formula="of:=LOG([.B686])" office:value-type="float" office:value="3.42339492363023" calcext:value-type="float">
            <text:p>3.42339492363023</text:p>
          </table:table-cell>
        </table:table-row>
        <table:table-row table:style-name="ro1">
          <table:table-cell office:value-type="float" office:value="49.4799125" calcext:value-type="float">
            <text:p>49.4799125</text:p>
          </table:table-cell>
          <table:table-cell office:value-type="float" office:value="75093.1043073557" calcext:value-type="float">
            <text:p>75093.10430735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602" calcext:value-type="float">
            <text:p>25602</text:p>
          </table:table-cell>
          <table:table-cell office:value-type="float" office:value="1.90308998699194" calcext:value-type="float">
            <text:p>1.90308998699194</text:p>
          </table:table-cell>
          <table:table-cell office:value-type="float" office:value="-0.949921620494307" calcext:value-type="float">
            <text:p>-0.949921620494307</text:p>
          </table:table-cell>
          <table:table-cell office:value-type="float" office:value="3958.393" calcext:value-type="float">
            <text:p>3958.393</text:p>
          </table:table-cell>
          <table:table-cell office:value-type="float" office:value="6007448.34458845" calcext:value-type="float">
            <text:p>6007448.34458845</text:p>
          </table:table-cell>
          <table:table-cell table:formula="of:=LOG([.H687])" office:value-type="float" office:value="3.59751890994578" calcext:value-type="float">
            <text:p>3.59751890994578</text:p>
          </table:table-cell>
          <table:table-cell table:formula="of:=LOG([.I687])" office:value-type="float" office:value="6.77869004518436" calcext:value-type="float">
            <text:p>6.77869004518436</text:p>
          </table:table-cell>
          <table:table-cell table:formula="of:=LOG([.A687])" office:value-type="float" office:value="1.69442892295383" calcext:value-type="float">
            <text:p>1.69442892295383</text:p>
          </table:table-cell>
          <table:table-cell table:formula="of:=LOG([.B687])" office:value-type="float" office:value="4.87560005819242" calcext:value-type="float">
            <text:p>4.87560005819242</text:p>
          </table:table-cell>
        </table:table-row>
        <table:table-row table:style-name="ro1">
          <table:table-cell office:value-type="float" office:value="0.690816455555556" calcext:value-type="float">
            <text:p>0.690816455555556</text:p>
          </table:table-cell>
          <table:table-cell office:value-type="float" office:value="974.638676940959" calcext:value-type="float">
            <text:p>974.638676940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29" calcext:value-type="float">
            <text:p>25629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49234652632444" calcext:value-type="float">
            <text:p>-1.49234652632444</text:p>
          </table:table-cell>
          <table:table-cell office:value-type="float" office:value="6.2173481" calcext:value-type="float">
            <text:p>6.2173481</text:p>
          </table:table-cell>
          <table:table-cell office:value-type="float" office:value="8771.74809246864" calcext:value-type="float">
            <text:p>8771.74809246864</text:p>
          </table:table-cell>
          <table:table-cell table:formula="of:=LOG([.H688])" office:value-type="float" office:value="0.793605183545888" calcext:value-type="float">
            <text:p>0.793605183545888</text:p>
          </table:table-cell>
          <table:table-cell table:formula="of:=LOG([.I688])" office:value-type="float" office:value="3.94308615109239" calcext:value-type="float">
            <text:p>3.94308615109239</text:p>
          </table:table-cell>
          <table:table-cell table:formula="of:=LOG([.A688])" office:value-type="float" office:value="-0.160637325893437" calcext:value-type="float">
            <text:p>-0.160637325893437</text:p>
          </table:table-cell>
          <table:table-cell table:formula="of:=LOG([.B688])" office:value-type="float" office:value="2.98884364165306" calcext:value-type="float">
            <text:p>2.98884364165306</text:p>
          </table:table-cell>
        </table:table-row>
        <table:table-row table:style-name="ro1">
          <table:table-cell office:value-type="float" office:value="2.78489981428571" calcext:value-type="float">
            <text:p>2.78489981428571</text:p>
          </table:table-cell>
          <table:table-cell office:value-type="float" office:value="3829.05057598077" calcext:value-type="float">
            <text:p>3829.05057598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947" calcext:value-type="float">
            <text:p>25947</text:p>
          </table:table-cell>
          <table:table-cell office:value-type="float" office:value="0.845098040014257" calcext:value-type="float">
            <text:p>0.845098040014257</text:p>
          </table:table-cell>
          <table:table-cell office:value-type="float" office:value="-1.48213136603158" calcext:value-type="float">
            <text:p>-1.48213136603158</text:p>
          </table:table-cell>
          <table:table-cell office:value-type="float" office:value="19.4942987" calcext:value-type="float">
            <text:p>19.4942987</text:p>
          </table:table-cell>
          <table:table-cell office:value-type="float" office:value="26803.3540318654" calcext:value-type="float">
            <text:p>26803.3540318654</text:p>
          </table:table-cell>
          <table:table-cell table:formula="of:=LOG([.H689])" office:value-type="float" office:value="1.2899076162258" calcext:value-type="float">
            <text:p>1.2899076162258</text:p>
          </table:table-cell>
          <table:table-cell table:formula="of:=LOG([.I689])" office:value-type="float" office:value="4.42818914277466" calcext:value-type="float">
            <text:p>4.42818914277466</text:p>
          </table:table-cell>
          <table:table-cell table:formula="of:=LOG([.A689])" office:value-type="float" office:value="0.444809576211542" calcext:value-type="float">
            <text:p>0.444809576211542</text:p>
          </table:table-cell>
          <table:table-cell table:formula="of:=LOG([.B689])" office:value-type="float" office:value="3.58309110276041" calcext:value-type="float">
            <text:p>3.58309110276041</text:p>
          </table:table-cell>
        </table:table-row>
        <table:table-row table:style-name="ro1">
          <table:table-cell office:value-type="float" office:value="1.53956147368421" calcext:value-type="float">
            <text:p>1.53956147368421</text:p>
          </table:table-cell>
          <table:table-cell office:value-type="float" office:value="1148.50791980914" calcext:value-type="float">
            <text:p>1148.50791980914</text:p>
          </table:table-cell>
          <table:table-cell office:value-type="string" calcext:value-type="string">
            <text:p>SE</text:p>
          </table:table-cell>
          <table:table-cell office:value-type="float" office:value="19" calcext:value-type="float">
            <text:p>19</text:p>
          </table:table-cell>
          <table:table-cell office:value-type="float" office:value="25982" calcext:value-type="float">
            <text:p>25982</text:p>
          </table:table-cell>
          <table:table-cell office:value-type="float" office:value="1.27875360095283" calcext:value-type="float">
            <text:p>1.27875360095283</text:p>
          </table:table-cell>
          <table:table-cell office:value-type="float" office:value="-1.10848496450682" calcext:value-type="float">
            <text:p>-1.10848496450682</text:p>
          </table:table-cell>
          <table:table-cell office:value-type="float" office:value="29.251668" calcext:value-type="float">
            <text:p>29.251668</text:p>
          </table:table-cell>
          <table:table-cell office:value-type="float" office:value="21821.6504763736" calcext:value-type="float">
            <text:p>21821.6504763736</text:p>
          </table:table-cell>
          <table:table-cell table:formula="of:=LOG([.H690])" office:value-type="float" office:value="1.4661506356333" calcext:value-type="float">
            <text:p>1.4661506356333</text:p>
          </table:table-cell>
          <table:table-cell table:formula="of:=LOG([.I690])" office:value-type="float" office:value="4.33888759527495" calcext:value-type="float">
            <text:p>4.33888759527495</text:p>
          </table:table-cell>
          <table:table-cell table:formula="of:=LOG([.A690])" office:value-type="float" office:value="0.187397034680475" calcext:value-type="float">
            <text:p>0.187397034680475</text:p>
          </table:table-cell>
          <table:table-cell table:formula="of:=LOG([.B690])" office:value-type="float" office:value="3.06013399432212" calcext:value-type="float">
            <text:p>3.06013399432212</text:p>
          </table:table-cell>
        </table:table-row>
        <table:table-row table:style-name="ro1">
          <table:table-cell office:value-type="float" office:value="12.5585496042907" calcext:value-type="float">
            <text:p>12.5585496042907</text:p>
          </table:table-cell>
          <table:table-cell office:value-type="float" office:value="4157.43621514299" calcext:value-type="float">
            <text:p>4157.43621514299</text:p>
          </table:table-cell>
          <table:table-cell office:value-type="string" calcext:value-type="string">
            <text:p>AR</text:p>
          </table:table-cell>
          <table:table-cell office:value-type="float" office:value="289" calcext:value-type="float">
            <text:p>289</text:p>
          </table:table-cell>
          <table:table-cell office:value-type="float" office:value="26030" calcext:value-type="float">
            <text:p>26030</text:p>
          </table:table-cell>
          <table:table-cell office:value-type="float" office:value="2.46089784275655" calcext:value-type="float">
            <text:p>2.46089784275655</text:p>
          </table:table-cell>
          <table:table-cell office:value-type="float" office:value="-0.98476926812608" calcext:value-type="float">
            <text:p>-0.98476926812608</text:p>
          </table:table-cell>
          <table:table-cell office:value-type="float" office:value="3629.42083564" calcext:value-type="float">
            <text:p>3629.42083564</text:p>
          </table:table-cell>
          <table:table-cell office:value-type="float" office:value="1201499.06617632" calcext:value-type="float">
            <text:p>1201499.06617632</text:p>
          </table:table-cell>
          <table:table-cell table:formula="of:=LOG([.H691])" office:value-type="float" office:value="3.55983732807926" calcext:value-type="float">
            <text:p>3.55983732807926</text:p>
          </table:table-cell>
          <table:table-cell table:formula="of:=LOG([.I691])" office:value-type="float" office:value="6.07972343759965" calcext:value-type="float">
            <text:p>6.07972343759965</text:p>
          </table:table-cell>
          <table:table-cell table:formula="of:=LOG([.A691])" office:value-type="float" office:value="1.09893948532272" calcext:value-type="float">
            <text:p>1.09893948532272</text:p>
          </table:table-cell>
          <table:table-cell table:formula="of:=LOG([.B691])" office:value-type="float" office:value="3.61882559484311" calcext:value-type="float">
            <text:p>3.61882559484311</text:p>
          </table:table-cell>
        </table:table-row>
        <table:table-row table:style-name="ro1">
          <table:table-cell office:value-type="float" office:value="1.4905" calcext:value-type="float">
            <text:p>1.4905</text:p>
          </table:table-cell>
          <table:table-cell office:value-type="float" office:value="3419.94874027014" calcext:value-type="float">
            <text:p>3419.94874027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293" calcext:value-type="float">
            <text:p>26293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10794855801861" calcext:value-type="float">
            <text:p>-1.10794855801861</text:p>
          </table:table-cell>
          <table:table-cell office:value-type="float" office:value="2.981" calcext:value-type="float">
            <text:p>2.981</text:p>
          </table:table-cell>
          <table:table-cell office:value-type="float" office:value="6839.89748054028" calcext:value-type="float">
            <text:p>6839.89748054028</text:p>
          </table:table-cell>
          <table:table-cell table:formula="of:=LOG([.H692])" office:value-type="float" office:value="0.474361976032631" calcext:value-type="float">
            <text:p>0.474361976032631</text:p>
          </table:table-cell>
          <table:table-cell table:formula="of:=LOG([.I692])" office:value-type="float" office:value="3.83504959236788" calcext:value-type="float">
            <text:p>3.83504959236788</text:p>
          </table:table-cell>
          <table:table-cell table:formula="of:=LOG([.A692])" office:value-type="float" office:value="0.17333198036865" calcext:value-type="float">
            <text:p>0.17333198036865</text:p>
          </table:table-cell>
          <table:table-cell table:formula="of:=LOG([.B692])" office:value-type="float" office:value="3.5340195967039" calcext:value-type="float">
            <text:p>3.5340195967039</text:p>
          </table:table-cell>
        </table:table-row>
        <table:table-row table:style-name="ro1">
          <table:table-cell office:value-type="float" office:value="15.4487240226316" calcext:value-type="float">
            <text:p>15.4487240226316</text:p>
          </table:table-cell>
          <table:table-cell office:value-type="float" office:value="16684.5826697085" calcext:value-type="float">
            <text:p>16684.582669708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416" calcext:value-type="float">
            <text:p>26416</text:p>
          </table:table-cell>
          <table:table-cell office:value-type="float" office:value="1.75587485567249" calcext:value-type="float">
            <text:p>1.75587485567249</text:p>
          </table:table-cell>
          <table:table-cell office:value-type="float" office:value="-0.826282093442347" calcext:value-type="float">
            <text:p>-0.826282093442347</text:p>
          </table:table-cell>
          <table:table-cell office:value-type="float" office:value="880.57726929" calcext:value-type="float">
            <text:p>880.57726929</text:p>
          </table:table-cell>
          <table:table-cell office:value-type="float" office:value="951021.212173387" calcext:value-type="float">
            <text:p>951021.212173387</text:p>
          </table:table-cell>
          <table:table-cell table:formula="of:=LOG([.H693])" office:value-type="float" office:value="2.94476747064277" calcext:value-type="float">
            <text:p>2.94476747064277</text:p>
          </table:table-cell>
          <table:table-cell table:formula="of:=LOG([.I693])" office:value-type="float" office:value="5.97819020382186" calcext:value-type="float">
            <text:p>5.97819020382186</text:p>
          </table:table-cell>
          <table:table-cell table:formula="of:=LOG([.A693])" office:value-type="float" office:value="1.18889261497028" calcext:value-type="float">
            <text:p>1.18889261497028</text:p>
          </table:table-cell>
          <table:table-cell table:formula="of:=LOG([.B693])" office:value-type="float" office:value="4.22231534814937" calcext:value-type="float">
            <text:p>4.22231534814937</text:p>
          </table:table-cell>
        </table:table-row>
        <table:table-row table:style-name="ro1">
          <table:table-cell office:value-type="float" office:value="17.6847689263636" calcext:value-type="float">
            <text:p>17.6847689263636</text:p>
          </table:table-cell>
          <table:table-cell office:value-type="float" office:value="17863.1408426845" calcext:value-type="float">
            <text:p>17863.14084268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684" calcext:value-type="float">
            <text:p>26684</text:p>
          </table:table-cell>
          <table:table-cell office:value-type="float" office:value="1.34242268082221" calcext:value-type="float">
            <text:p>1.34242268082221</text:p>
          </table:table-cell>
          <table:table-cell office:value-type="float" office:value="-1.3668150423914" calcext:value-type="float">
            <text:p>-1.3668150423914</text:p>
          </table:table-cell>
          <table:table-cell office:value-type="float" office:value="389.06491638" calcext:value-type="float">
            <text:p>389.06491638</text:p>
          </table:table-cell>
          <table:table-cell office:value-type="float" office:value="392989.098539058" calcext:value-type="float">
            <text:p>392989.098539058</text:p>
          </table:table-cell>
          <table:table-cell table:formula="of:=LOG([.H694])" office:value-type="float" office:value="2.59002207040918" calcext:value-type="float">
            <text:p>2.59002207040918</text:p>
          </table:table-cell>
          <table:table-cell table:formula="of:=LOG([.I694])" office:value-type="float" office:value="5.5943805032762" calcext:value-type="float">
            <text:p>5.5943805032762</text:p>
          </table:table-cell>
          <table:table-cell table:formula="of:=LOG([.A694])" office:value-type="float" office:value="1.24759938958697" calcext:value-type="float">
            <text:p>1.24759938958697</text:p>
          </table:table-cell>
          <table:table-cell table:formula="of:=LOG([.B694])" office:value-type="float" office:value="4.25195782245399" calcext:value-type="float">
            <text:p>4.25195782245399</text:p>
          </table:table-cell>
        </table:table-row>
        <table:table-row table:style-name="ro1">
          <table:table-cell office:value-type="float" office:value="8.59066666666667" calcext:value-type="float">
            <text:p>8.59066666666667</text:p>
          </table:table-cell>
          <table:table-cell office:value-type="float" office:value="16660.6176039264" calcext:value-type="float">
            <text:p>16660.61760392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810" calcext:value-type="float">
            <text:p>26810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916861535788311" calcext:value-type="float">
            <text:p>-0.916861535788311</text:p>
          </table:table-cell>
          <table:table-cell office:value-type="float" office:value="25.772" calcext:value-type="float">
            <text:p>25.772</text:p>
          </table:table-cell>
          <table:table-cell office:value-type="float" office:value="49981.8528117793" calcext:value-type="float">
            <text:p>49981.8528117793</text:p>
          </table:table-cell>
          <table:table-cell table:formula="of:=LOG([.H695])" office:value-type="float" office:value="1.41114812267431" calcext:value-type="float">
            <text:p>1.41114812267431</text:p>
          </table:table-cell>
          <table:table-cell table:formula="of:=LOG([.I695])" office:value-type="float" office:value="4.69881235125056" calcext:value-type="float">
            <text:p>4.69881235125056</text:p>
          </table:table-cell>
          <table:table-cell table:formula="of:=LOG([.A695])" office:value-type="float" office:value="0.934026867954646" calcext:value-type="float">
            <text:p>0.934026867954646</text:p>
          </table:table-cell>
          <table:table-cell table:formula="of:=LOG([.B695])" office:value-type="float" office:value="4.2216910965309" calcext:value-type="float">
            <text:p>4.2216910965309</text:p>
          </table:table-cell>
        </table:table-row>
        <table:table-row table:style-name="ro1">
          <table:table-cell office:value-type="float" office:value="36.31375" calcext:value-type="float">
            <text:p>36.31375</text:p>
          </table:table-cell>
          <table:table-cell office:value-type="float" office:value="13571.6974520073" calcext:value-type="float">
            <text:p>13571.69745200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868" calcext:value-type="float">
            <text:p>26868</text:p>
          </table:table-cell>
          <table:table-cell office:value-type="float" office:value="0.602059991327962" calcext:value-type="float">
            <text:p>0.602059991327962</text:p>
          </table:table-cell>
          <table:table-cell office:value-type="float" office:value="-1.6682921950703" calcext:value-type="float">
            <text:p>-1.6682921950703</text:p>
          </table:table-cell>
          <table:table-cell office:value-type="float" office:value="145.255" calcext:value-type="float">
            <text:p>145.255</text:p>
          </table:table-cell>
          <table:table-cell office:value-type="float" office:value="54286.7898080293" calcext:value-type="float">
            <text:p>54286.7898080293</text:p>
          </table:table-cell>
          <table:table-cell table:formula="of:=LOG([.H696])" office:value-type="float" office:value="2.16213109070117" calcext:value-type="float">
            <text:p>2.16213109070117</text:p>
          </table:table-cell>
          <table:table-cell table:formula="of:=LOG([.I696])" office:value-type="float" office:value="4.73469416086954" calcext:value-type="float">
            <text:p>4.73469416086954</text:p>
          </table:table-cell>
          <table:table-cell table:formula="of:=LOG([.A696])" office:value-type="float" office:value="1.56007109937321" calcext:value-type="float">
            <text:p>1.56007109937321</text:p>
          </table:table-cell>
          <table:table-cell table:formula="of:=LOG([.B696])" office:value-type="float" office:value="4.13263416954158" calcext:value-type="float">
            <text:p>4.13263416954158</text:p>
          </table:table-cell>
        </table:table-row>
        <table:table-row table:style-name="ro1">
          <table:table-cell office:value-type="float" office:value="4.92308890909091" calcext:value-type="float">
            <text:p>4.92308890909091</text:p>
          </table:table-cell>
          <table:table-cell office:value-type="float" office:value="2333.63962132865" calcext:value-type="float">
            <text:p>2333.63962132865</text:p>
          </table:table-cell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26924" calcext:value-type="float">
            <text:p>26924</text:p>
          </table:table-cell>
          <table:table-cell office:value-type="float" office:value="1.64345267648619" calcext:value-type="float">
            <text:p>1.64345267648619</text:p>
          </table:table-cell>
          <table:table-cell office:value-type="float" office:value="-1.10249012012538" calcext:value-type="float">
            <text:p>-1.10249012012538</text:p>
          </table:table-cell>
          <table:table-cell office:value-type="float" office:value="216.615912" calcext:value-type="float">
            <text:p>216.615912</text:p>
          </table:table-cell>
          <table:table-cell office:value-type="float" office:value="102680.143338461" calcext:value-type="float">
            <text:p>102680.143338461</text:p>
          </table:table-cell>
          <table:table-cell table:formula="of:=LOG([.H697])" office:value-type="float" office:value="2.33569035552096" calcext:value-type="float">
            <text:p>2.33569035552096</text:p>
          </table:table-cell>
          <table:table-cell table:formula="of:=LOG([.I697])" office:value-type="float" office:value="5.01148646626216" calcext:value-type="float">
            <text:p>5.01148646626216</text:p>
          </table:table-cell>
          <table:table-cell table:formula="of:=LOG([.A697])" office:value-type="float" office:value="0.692237679034772" calcext:value-type="float">
            <text:p>0.692237679034772</text:p>
          </table:table-cell>
          <table:table-cell table:formula="of:=LOG([.B697])" office:value-type="float" office:value="3.36803378977597" calcext:value-type="float">
            <text:p>3.36803378977597</text:p>
          </table:table-cell>
        </table:table-row>
        <table:table-row table:style-name="ro1">
          <table:table-cell office:value-type="float" office:value="28.1478978784324" calcext:value-type="float">
            <text:p>28.1478978784324</text:p>
          </table:table-cell>
          <table:table-cell office:value-type="float" office:value="14076.5386725249" calcext:value-type="float">
            <text:p>14076.5386725249</text:p>
          </table:table-cell>
          <table:table-cell office:value-type="string" calcext:value-type="string">
            <text:p>DE</text:p>
          </table:table-cell>
          <table:table-cell office:value-type="float" office:value="185" calcext:value-type="float">
            <text:p>185</text:p>
          </table:table-cell>
          <table:table-cell office:value-type="float" office:value="26975" calcext:value-type="float">
            <text:p>26975</text:p>
          </table:table-cell>
          <table:table-cell office:value-type="float" office:value="2.26717172840301" calcext:value-type="float">
            <text:p>2.26717172840301</text:p>
          </table:table-cell>
          <table:table-cell office:value-type="float" office:value="-0.985064855528447" calcext:value-type="float">
            <text:p>-0.985064855528447</text:p>
          </table:table-cell>
          <table:table-cell office:value-type="float" office:value="5207.36110751" calcext:value-type="float">
            <text:p>5207.36110751</text:p>
          </table:table-cell>
          <table:table-cell office:value-type="float" office:value="2604159.65441711" calcext:value-type="float">
            <text:p>2604159.65441711</text:p>
          </table:table-cell>
          <table:table-cell table:formula="of:=LOG([.H698])" office:value-type="float" office:value="3.71661769512551" calcext:value-type="float">
            <text:p>3.71661769512551</text:p>
          </table:table-cell>
          <table:table-cell table:formula="of:=LOG([.I698])" office:value-type="float" office:value="6.41566760620448" calcext:value-type="float">
            <text:p>6.41566760620448</text:p>
          </table:table-cell>
          <table:table-cell table:formula="of:=LOG([.A698])" office:value-type="float" office:value="1.4494459667225" calcext:value-type="float">
            <text:p>1.4494459667225</text:p>
          </table:table-cell>
          <table:table-cell table:formula="of:=LOG([.B698])" office:value-type="float" office:value="4.14849587780147" calcext:value-type="float">
            <text:p>4.14849587780147</text:p>
          </table:table-cell>
        </table:table-row>
        <table:table-row table:style-name="ro1">
          <table:table-cell office:value-type="float" office:value="3.11475" calcext:value-type="float">
            <text:p>3.11475</text:p>
          </table:table-cell>
          <table:table-cell office:value-type="float" office:value="4144.10842562387" calcext:value-type="float">
            <text:p>4144.108425623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002" calcext:value-type="float">
            <text:p>27002</text:p>
          </table:table-cell>
          <table:table-cell office:value-type="float" office:value="1.30102999566398" calcext:value-type="float">
            <text:p>1.30102999566398</text:p>
          </table:table-cell>
          <table:table-cell office:value-type="float" office:value="-1.00960878780204" calcext:value-type="float">
            <text:p>-1.00960878780204</text:p>
          </table:table-cell>
          <table:table-cell office:value-type="float" office:value="62.295" calcext:value-type="float">
            <text:p>62.295</text:p>
          </table:table-cell>
          <table:table-cell office:value-type="float" office:value="82882.1685124775" calcext:value-type="float">
            <text:p>82882.1685124775</text:p>
          </table:table-cell>
          <table:table-cell table:formula="of:=LOG([.H699])" office:value-type="float" office:value="1.79445319016556" calcext:value-type="float">
            <text:p>1.79445319016556</text:p>
          </table:table-cell>
          <table:table-cell table:formula="of:=LOG([.I699])" office:value-type="float" office:value="4.91846110534376" calcext:value-type="float">
            <text:p>4.91846110534376</text:p>
          </table:table-cell>
          <table:table-cell table:formula="of:=LOG([.A699])" office:value-type="float" office:value="0.493423194501578" calcext:value-type="float">
            <text:p>0.493423194501578</text:p>
          </table:table-cell>
          <table:table-cell table:formula="of:=LOG([.B699])" office:value-type="float" office:value="3.61743110967978" calcext:value-type="float">
            <text:p>3.61743110967978</text:p>
          </table:table-cell>
        </table:table-row>
        <table:table-row table:style-name="ro1">
          <table:table-cell office:value-type="float" office:value="3.48501920500941" calcext:value-type="float">
            <text:p>3.48501920500941</text:p>
          </table:table-cell>
          <table:table-cell office:value-type="float" office:value="1502.64328123303" calcext:value-type="float">
            <text:p>1502.64328123303</text:p>
          </table:table-cell>
          <table:table-cell office:value-type="string" calcext:value-type="string">
            <text:p>AE</text:p>
          </table:table-cell>
          <table:table-cell office:value-type="float" office:value="1062" calcext:value-type="float">
            <text:p>1062</text:p>
          </table:table-cell>
          <table:table-cell office:value-type="float" office:value="27079" calcext:value-type="float">
            <text:p>27079</text:p>
          </table:table-cell>
          <table:table-cell office:value-type="float" office:value="3.02612451674545" calcext:value-type="float">
            <text:p>3.02612451674545</text:p>
          </table:table-cell>
          <table:table-cell office:value-type="float" office:value="-1.03157155055516" calcext:value-type="float">
            <text:p>-1.03157155055516</text:p>
          </table:table-cell>
          <table:table-cell office:value-type="float" office:value="3701.09039571999" calcext:value-type="float">
            <text:p>3701.09039571999</text:p>
          </table:table-cell>
          <table:table-cell office:value-type="float" office:value="1595807.16466948" calcext:value-type="float">
            <text:p>1595807.16466948</text:p>
          </table:table-cell>
          <table:table-cell table:formula="of:=LOG([.H700])" office:value-type="float" office:value="3.56832969246689" calcext:value-type="float">
            <text:p>3.56832969246689</text:p>
          </table:table-cell>
          <table:table-cell table:formula="of:=LOG([.I700])" office:value-type="float" office:value="6.20298041058632" calcext:value-type="float">
            <text:p>6.20298041058632</text:p>
          </table:table-cell>
          <table:table-cell table:formula="of:=LOG([.A700])" office:value-type="float" office:value="0.54220517572144" calcext:value-type="float">
            <text:p>0.54220517572144</text:p>
          </table:table-cell>
          <table:table-cell table:formula="of:=LOG([.B700])" office:value-type="float" office:value="3.17685589384086" calcext:value-type="float">
            <text:p>3.17685589384086</text:p>
          </table:table-cell>
        </table:table-row>
        <table:table-row table:style-name="ro1">
          <table:table-cell office:value-type="float" office:value="11.3916584004539" calcext:value-type="float">
            <text:p>11.3916584004539</text:p>
          </table:table-cell>
          <table:table-cell office:value-type="float" office:value="6039.69787676177" calcext:value-type="float">
            <text:p>6039.69787676177</text:p>
          </table:table-cell>
          <table:table-cell office:value-type="string" calcext:value-type="string">
            <text:p>BY</text:p>
          </table:table-cell>
          <table:table-cell office:value-type="float" office:value="661" calcext:value-type="float">
            <text:p>661</text:p>
          </table:table-cell>
          <table:table-cell office:value-type="float" office:value="27267" calcext:value-type="float">
            <text:p>27267</text:p>
          </table:table-cell>
          <table:table-cell office:value-type="float" office:value="2.82020145948564" calcext:value-type="float">
            <text:p>2.82020145948564</text:p>
          </table:table-cell>
          <table:table-cell office:value-type="float" office:value="-1.03747484974822" calcext:value-type="float">
            <text:p>-1.03747484974822</text:p>
          </table:table-cell>
          <table:table-cell office:value-type="float" office:value="7529.8862027" calcext:value-type="float">
            <text:p>7529.8862027</text:p>
          </table:table-cell>
          <table:table-cell office:value-type="float" office:value="3992240.29653953" calcext:value-type="float">
            <text:p>3992240.29653953</text:p>
          </table:table-cell>
          <table:table-cell table:formula="of:=LOG([.H701])" office:value-type="float" office:value="3.87678841286565" calcext:value-type="float">
            <text:p>3.87678841286565</text:p>
          </table:table-cell>
          <table:table-cell table:formula="of:=LOG([.I701])" office:value-type="float" office:value="6.60121667397814" calcext:value-type="float">
            <text:p>6.60121667397814</text:p>
          </table:table-cell>
          <table:table-cell table:formula="of:=LOG([.A701])" office:value-type="float" office:value="1.05658695338002" calcext:value-type="float">
            <text:p>1.05658695338002</text:p>
          </table:table-cell>
          <table:table-cell table:formula="of:=LOG([.B701])" office:value-type="float" office:value="3.7810152144925" calcext:value-type="float">
            <text:p>3.7810152144925</text:p>
          </table:table-cell>
        </table:table-row>
        <table:table-row table:style-name="ro1">
          <table:table-cell office:value-type="float" office:value="1.87567695212766" calcext:value-type="float">
            <text:p>1.87567695212766</text:p>
          </table:table-cell>
          <table:table-cell office:value-type="float" office:value="1867.72386592216" calcext:value-type="float">
            <text:p>1867.723865922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7557" calcext:value-type="float">
            <text:p>27557</text:p>
          </table:table-cell>
          <table:table-cell office:value-type="float" office:value="1.9731278535997" calcext:value-type="float">
            <text:p>1.9731278535997</text:p>
          </table:table-cell>
          <table:table-cell office:value-type="float" office:value="-1.2558930129237" calcext:value-type="float">
            <text:p>-1.2558930129237</text:p>
          </table:table-cell>
          <table:table-cell office:value-type="float" office:value="176.3136335" calcext:value-type="float">
            <text:p>176.3136335</text:p>
          </table:table-cell>
          <table:table-cell office:value-type="float" office:value="175566.043396683" calcext:value-type="float">
            <text:p>175566.043396683</text:p>
          </table:table-cell>
          <table:table-cell table:formula="of:=LOG([.H702])" office:value-type="float" office:value="2.24628589553752" calcext:value-type="float">
            <text:p>2.24628589553752</text:p>
          </table:table-cell>
          <table:table-cell table:formula="of:=LOG([.I702])" office:value-type="float" office:value="5.2444405218691" calcext:value-type="float">
            <text:p>5.2444405218691</text:p>
          </table:table-cell>
          <table:table-cell table:formula="of:=LOG([.A702])" office:value-type="float" office:value="0.273158041937816" calcext:value-type="float">
            <text:p>0.273158041937816</text:p>
          </table:table-cell>
          <table:table-cell table:formula="of:=LOG([.B702])" office:value-type="float" office:value="3.2713126682694" calcext:value-type="float">
            <text:p>3.2713126682694</text:p>
          </table:table-cell>
        </table:table-row>
        <table:table-row table:style-name="ro1">
          <table:table-cell office:value-type="float" office:value="4.96554484930232" calcext:value-type="float">
            <text:p>4.96554484930232</text:p>
          </table:table-cell>
          <table:table-cell office:value-type="float" office:value="2557.95737394499" calcext:value-type="float">
            <text:p>2557.957373944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8114" calcext:value-type="float">
            <text:p>28114</text:p>
          </table:table-cell>
          <table:table-cell office:value-type="float" office:value="1.63346845557959" calcext:value-type="float">
            <text:p>1.63346845557959</text:p>
          </table:table-cell>
          <table:table-cell office:value-type="float" office:value="-1.23168480462865" calcext:value-type="float">
            <text:p>-1.23168480462865</text:p>
          </table:table-cell>
          <table:table-cell office:value-type="float" office:value="213.51842852" calcext:value-type="float">
            <text:p>213.51842852</text:p>
          </table:table-cell>
          <table:table-cell office:value-type="float" office:value="109992.167079635" calcext:value-type="float">
            <text:p>109992.167079635</text:p>
          </table:table-cell>
          <table:table-cell table:formula="of:=LOG([.H703])" office:value-type="float" office:value="2.32943536441563" calcext:value-type="float">
            <text:p>2.32943536441563</text:p>
          </table:table-cell>
          <table:table-cell table:formula="of:=LOG([.I703])" office:value-type="float" office:value="5.04136175865626" calcext:value-type="float">
            <text:p>5.04136175865626</text:p>
          </table:table-cell>
          <table:table-cell table:formula="of:=LOG([.A703])" office:value-type="float" office:value="0.695966908836039" calcext:value-type="float">
            <text:p>0.695966908836039</text:p>
          </table:table-cell>
          <table:table-cell table:formula="of:=LOG([.B703])" office:value-type="float" office:value="3.40789330307668" calcext:value-type="float">
            <text:p>3.40789330307668</text:p>
          </table:table-cell>
        </table:table-row>
        <table:table-row table:style-name="ro1">
          <table:table-cell office:value-type="float" office:value="8.048" calcext:value-type="float">
            <text:p>8.048</text:p>
          </table:table-cell>
          <table:table-cell office:value-type="float" office:value="11585.0532198564" calcext:value-type="float">
            <text:p>11585.05321985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135" calcext:value-type="float">
            <text:p>28135</text:p>
          </table:table-cell>
          <table:table-cell office:value-type="float" office:value="1" calcext:value-type="float">
            <text:p>1</text:p>
          </table:table-cell>
          <table:table-cell office:value-type="float" office:value="-0.961875836165466" calcext:value-type="float">
            <text:p>-0.961875836165466</text:p>
          </table:table-cell>
          <table:table-cell office:value-type="float" office:value="80.48" calcext:value-type="float">
            <text:p>80.48</text:p>
          </table:table-cell>
          <table:table-cell office:value-type="float" office:value="115850.532198564" calcext:value-type="float">
            <text:p>115850.532198564</text:p>
          </table:table-cell>
          <table:table-cell table:formula="of:=LOG([.H704])" office:value-type="float" office:value="1.90568796771185" calcext:value-type="float">
            <text:p>1.90568796771185</text:p>
          </table:table-cell>
          <table:table-cell table:formula="of:=LOG([.I704])" office:value-type="float" office:value="5.06389803320902" calcext:value-type="float">
            <text:p>5.06389803320902</text:p>
          </table:table-cell>
          <table:table-cell table:formula="of:=LOG([.A704])" office:value-type="float" office:value="0.905687967711852" calcext:value-type="float">
            <text:p>0.905687967711852</text:p>
          </table:table-cell>
          <table:table-cell table:formula="of:=LOG([.B704])" office:value-type="float" office:value="4.06389803320902" calcext:value-type="float">
            <text:p>4.06389803320902</text:p>
          </table:table-cell>
        </table:table-row>
        <table:table-row table:style-name="ro1">
          <table:table-cell office:value-type="float" office:value="8.83274630030101" calcext:value-type="float">
            <text:p>8.83274630030101</text:p>
          </table:table-cell>
          <table:table-cell office:value-type="float" office:value="3132.35942908406" calcext:value-type="float">
            <text:p>3132.35942908406</text:p>
          </table:table-cell>
          <table:table-cell office:value-type="string" calcext:value-type="string">
            <text:p>US</text:p>
          </table:table-cell>
          <table:table-cell office:value-type="float" office:value="598" calcext:value-type="float">
            <text:p>598</text:p>
          </table:table-cell>
          <table:table-cell office:value-type="float" office:value="28213" calcext:value-type="float">
            <text:p>28213</text:p>
          </table:table-cell>
          <table:table-cell office:value-type="float" office:value="2.77670118398841" calcext:value-type="float">
            <text:p>2.77670118398841</text:p>
          </table:table-cell>
          <table:table-cell office:value-type="float" office:value="-1.00344983327925" calcext:value-type="float">
            <text:p>-1.00344983327925</text:p>
          </table:table-cell>
          <table:table-cell office:value-type="float" office:value="5281.98228758" calcext:value-type="float">
            <text:p>5281.98228758</text:p>
          </table:table-cell>
          <table:table-cell office:value-type="float" office:value="1873150.93859227" calcext:value-type="float">
            <text:p>1873150.93859227</text:p>
          </table:table-cell>
          <table:table-cell table:formula="of:=LOG([.H705])" office:value-type="float" office:value="3.72279694052498" calcext:value-type="float">
            <text:p>3.72279694052498</text:p>
          </table:table-cell>
          <table:table-cell table:formula="of:=LOG([.I705])" office:value-type="float" office:value="6.27257277425542" calcext:value-type="float">
            <text:p>6.27257277425542</text:p>
          </table:table-cell>
          <table:table-cell table:formula="of:=LOG([.A705])" office:value-type="float" office:value="0.946095756536572" calcext:value-type="float">
            <text:p>0.946095756536572</text:p>
          </table:table-cell>
          <table:table-cell table:formula="of:=LOG([.B705])" office:value-type="float" office:value="3.495871590267" calcext:value-type="float">
            <text:p>3.495871590267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510.500806250281" calcext:value-type="float">
            <text:p>510.5008062502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260" calcext:value-type="float">
            <text:p>28260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0.897443673394765" calcext:value-type="float">
            <text:p>-0.897443673394765</text:p>
          </table:table-cell>
          <table:table-cell office:value-type="float" office:value="0.891000000000001" calcext:value-type="float">
            <text:p>0.891000000000001</text:p>
          </table:table-cell>
          <table:table-cell office:value-type="float" office:value="1531.50241875084" calcext:value-type="float">
            <text:p>1531.50241875084</text:p>
          </table:table-cell>
          <table:table-cell table:formula="of:=LOG([.H706])" office:value-type="float" office:value="-0.0501222959631247" calcext:value-type="float">
            <text:p>-0.050122295963125</text:p>
          </table:table-cell>
          <table:table-cell table:formula="of:=LOG([.I706])" office:value-type="float" office:value="3.18511768703832" calcext:value-type="float">
            <text:p>3.18511768703832</text:p>
          </table:table-cell>
          <table:table-cell table:formula="of:=LOG([.A706])" office:value-type="float" office:value="-0.527243550682788" calcext:value-type="float">
            <text:p>-0.527243550682788</text:p>
          </table:table-cell>
          <table:table-cell table:formula="of:=LOG([.B706])" office:value-type="float" office:value="2.70799643231866" calcext:value-type="float">
            <text:p>2.70799643231866</text:p>
          </table:table-cell>
        </table:table-row>
        <table:table-row table:style-name="ro1">
          <table:table-cell office:value-type="float" office:value="7.00354166666667" calcext:value-type="float">
            <text:p>7.00354166666667</text:p>
          </table:table-cell>
          <table:table-cell office:value-type="float" office:value="4196.92562852921" calcext:value-type="float">
            <text:p>4196.9256285292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8294" calcext:value-type="float">
            <text:p>28294</text:p>
          </table:table-cell>
          <table:table-cell office:value-type="float" office:value="1.68124123737559" calcext:value-type="float">
            <text:p>1.68124123737559</text:p>
          </table:table-cell>
          <table:table-cell office:value-type="float" office:value="-1.08572487593227" calcext:value-type="float">
            <text:p>-1.08572487593227</text:p>
          </table:table-cell>
          <table:table-cell office:value-type="float" office:value="336.17" calcext:value-type="float">
            <text:p>336.17</text:p>
          </table:table-cell>
          <table:table-cell office:value-type="float" office:value="201452.430169402" calcext:value-type="float">
            <text:p>201452.430169402</text:p>
          </table:table-cell>
          <table:table-cell table:formula="of:=LOG([.H707])" office:value-type="float" office:value="2.52655895414869" calcext:value-type="float">
            <text:p>2.52655895414869</text:p>
          </table:table-cell>
          <table:table-cell table:formula="of:=LOG([.I707])" office:value-type="float" office:value="5.3041725107554" calcext:value-type="float">
            <text:p>5.3041725107554</text:p>
          </table:table-cell>
          <table:table-cell table:formula="of:=LOG([.A707])" office:value-type="float" office:value="0.845317716773106" calcext:value-type="float">
            <text:p>0.845317716773106</text:p>
          </table:table-cell>
          <table:table-cell table:formula="of:=LOG([.B707])" office:value-type="float" office:value="3.62293127337981" calcext:value-type="float">
            <text:p>3.62293127337981</text:p>
          </table:table-cell>
        </table:table-row>
        <table:table-row table:style-name="ro1">
          <table:table-cell office:value-type="float" office:value="69.645" calcext:value-type="float">
            <text:p>69.645</text:p>
          </table:table-cell>
          <table:table-cell office:value-type="float" office:value="111670.77491013" calcext:value-type="float">
            <text:p>111670.774910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392" calcext:value-type="float">
            <text:p>28392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5208937846174" calcext:value-type="float">
            <text:p>-1.5208937846174</text:p>
          </table:table-cell>
          <table:table-cell office:value-type="float" office:value="139.29" calcext:value-type="float">
            <text:p>139.29</text:p>
          </table:table-cell>
          <table:table-cell office:value-type="float" office:value="223341.54982026" calcext:value-type="float">
            <text:p>223341.54982026</text:p>
          </table:table-cell>
          <table:table-cell table:formula="of:=LOG([.H708])" office:value-type="float" office:value="2.14391993838584" calcext:value-type="float">
            <text:p>2.14391993838584</text:p>
          </table:table-cell>
          <table:table-cell table:formula="of:=LOG([.I708])" office:value-type="float" office:value="5.34896952548546" calcext:value-type="float">
            <text:p>5.34896952548546</text:p>
          </table:table-cell>
          <table:table-cell table:formula="of:=LOG([.A708])" office:value-type="float" office:value="1.84288994272186" calcext:value-type="float">
            <text:p>1.84288994272186</text:p>
          </table:table-cell>
          <table:table-cell table:formula="of:=LOG([.B708])" office:value-type="float" office:value="5.04793952982148" calcext:value-type="float">
            <text:p>5.04793952982148</text:p>
          </table:table-cell>
        </table:table-row>
        <table:table-row table:style-name="ro1">
          <table:table-cell office:value-type="float" office:value="1.95783333333333" calcext:value-type="float">
            <text:p>1.95783333333333</text:p>
          </table:table-cell>
          <table:table-cell office:value-type="float" office:value="2550.32164608311" calcext:value-type="float">
            <text:p>2550.32164608311</text:p>
          </table:table-cell>
          <table:table-cell office:value-type="string" calcext:value-type="string">
            <text:p>RU</text:p>
          </table:table-cell>
          <table:table-cell office:value-type="float" office:value="36" calcext:value-type="float">
            <text:p>36</text:p>
          </table:table-cell>
          <table:table-cell office:value-type="float" office:value="28399" calcext:value-type="float">
            <text:p>28399</text:p>
          </table:table-cell>
          <table:table-cell office:value-type="float" office:value="1.55630250076729" calcext:value-type="float">
            <text:p>1.55630250076729</text:p>
          </table:table-cell>
          <table:table-cell office:value-type="float" office:value="-1.26313966963184" calcext:value-type="float">
            <text:p>-1.26313966963184</text:p>
          </table:table-cell>
          <table:table-cell office:value-type="float" office:value="70.482" calcext:value-type="float">
            <text:p>70.482</text:p>
          </table:table-cell>
          <table:table-cell office:value-type="float" office:value="91811.5792589918" calcext:value-type="float">
            <text:p>91811.5792589918</text:p>
          </table:table-cell>
          <table:table-cell table:formula="of:=LOG([.H709])" office:value-type="float" office:value="1.84807821913612" calcext:value-type="float">
            <text:p>1.84807821913612</text:p>
          </table:table-cell>
          <table:table-cell table:formula="of:=LOG([.I709])" office:value-type="float" office:value="4.96289745779335" calcext:value-type="float">
            <text:p>4.96289745779335</text:p>
          </table:table-cell>
          <table:table-cell table:formula="of:=LOG([.A709])" office:value-type="float" office:value="0.291775718368828" calcext:value-type="float">
            <text:p>0.291775718368828</text:p>
          </table:table-cell>
          <table:table-cell table:formula="of:=LOG([.B709])" office:value-type="float" office:value="3.40659495702606" calcext:value-type="float">
            <text:p>3.40659495702606</text:p>
          </table:table-cell>
        </table:table-row>
        <table:table-row table:style-name="ro1">
          <table:table-cell office:value-type="float" office:value="0.315673547272727" calcext:value-type="float">
            <text:p>0.315673547272727</text:p>
          </table:table-cell>
          <table:table-cell office:value-type="float" office:value="553.103199289107" calcext:value-type="float">
            <text:p>553.103199289107</text:p>
          </table:table-cell>
          <table:table-cell office:value-type="string" calcext:value-type="string">
            <text:p>RU</text:p>
          </table:table-cell>
          <table:table-cell office:value-type="float" office:value="11" calcext:value-type="float">
            <text:p>11</text:p>
          </table:table-cell>
          <table:table-cell office:value-type="float" office:value="28867" calcext:value-type="float">
            <text:p>28867</text:p>
          </table:table-cell>
          <table:table-cell office:value-type="float" office:value="1.04139268515822" calcext:value-type="float">
            <text:p>1.04139268515822</text:p>
          </table:table-cell>
          <table:table-cell office:value-type="float" office:value="-1.373312432216" calcext:value-type="float">
            <text:p>-1.373312432216</text:p>
          </table:table-cell>
          <table:table-cell office:value-type="float" office:value="3.47240902" calcext:value-type="float">
            <text:p>3.47240902</text:p>
          </table:table-cell>
          <table:table-cell office:value-type="float" office:value="6084.13519218018" calcext:value-type="float">
            <text:p>6084.13519218018</text:p>
          </table:table-cell>
          <table:table-cell table:formula="of:=LOG([.H710])" office:value-type="float" office:value="0.540630875682631" calcext:value-type="float">
            <text:p>0.540630875682631</text:p>
          </table:table-cell>
          <table:table-cell table:formula="of:=LOG([.I710])" office:value-type="float" office:value="3.78419885570402" calcext:value-type="float">
            <text:p>3.78419885570402</text:p>
          </table:table-cell>
          <table:table-cell table:formula="of:=LOG([.A710])" office:value-type="float" office:value="-0.500761809475594" calcext:value-type="float">
            <text:p>-0.500761809475594</text:p>
          </table:table-cell>
          <table:table-cell table:formula="of:=LOG([.B710])" office:value-type="float" office:value="2.7428061705458" calcext:value-type="float">
            <text:p>2.7428061705458</text:p>
          </table:table-cell>
        </table:table-row>
        <table:table-row table:style-name="ro1">
          <table:table-cell office:value-type="float" office:value="5.42048780487805" calcext:value-type="float">
            <text:p>5.42048780487805</text:p>
          </table:table-cell>
          <table:table-cell office:value-type="float" office:value="7192.75815141505" calcext:value-type="float">
            <text:p>7192.758151415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8934" calcext:value-type="float">
            <text:p>28934</text:p>
          </table:table-cell>
          <table:table-cell office:value-type="float" office:value="1.61278385671974" calcext:value-type="float">
            <text:p>1.61278385671974</text:p>
          </table:table-cell>
          <table:table-cell office:value-type="float" office:value="-1.21733757904929" calcext:value-type="float">
            <text:p>-1.21733757904929</text:p>
          </table:table-cell>
          <table:table-cell office:value-type="float" office:value="222.24" calcext:value-type="float">
            <text:p>222.24</text:p>
          </table:table-cell>
          <table:table-cell office:value-type="float" office:value="294903.084208017" calcext:value-type="float">
            <text:p>294903.084208017</text:p>
          </table:table-cell>
          <table:table-cell table:formula="of:=LOG([.H711])" office:value-type="float" office:value="2.34682222839354" calcext:value-type="float">
            <text:p>2.34682222839354</text:p>
          </table:table-cell>
          <table:table-cell table:formula="of:=LOG([.I711])" office:value-type="float" office:value="5.46967931459153" calcext:value-type="float">
            <text:p>5.46967931459153</text:p>
          </table:table-cell>
          <table:table-cell table:formula="of:=LOG([.A711])" office:value-type="float" office:value="0.734038371673805" calcext:value-type="float">
            <text:p>0.734038371673805</text:p>
          </table:table-cell>
          <table:table-cell table:formula="of:=LOG([.B711])" office:value-type="float" office:value="3.8568954578718" calcext:value-type="float">
            <text:p>3.8568954578718</text:p>
          </table:table-cell>
        </table:table-row>
        <table:table-row table:style-name="ro1">
          <table:table-cell office:value-type="float" office:value="0.441944444444444" calcext:value-type="float">
            <text:p>0.441944444444444</text:p>
          </table:table-cell>
          <table:table-cell office:value-type="float" office:value="729.899089418231" calcext:value-type="float">
            <text:p>729.899089418231</text:p>
          </table:table-cell>
          <table:table-cell office:value-type="string" calcext:value-type="string">
            <text:p>US</text:p>
          </table:table-cell>
          <table:table-cell office:value-type="float" office:value="18" calcext:value-type="float">
            <text:p>18</text:p>
          </table:table-cell>
          <table:table-cell office:value-type="float" office:value="29089" calcext:value-type="float">
            <text:p>29089</text:p>
          </table:table-cell>
          <table:table-cell office:value-type="float" office:value="1.25527250510331" calcext:value-type="float">
            <text:p>1.25527250510331</text:p>
          </table:table-cell>
          <table:table-cell office:value-type="float" office:value="-0.86760569297986" calcext:value-type="float">
            <text:p>-0.86760569297986</text:p>
          </table:table-cell>
          <table:table-cell office:value-type="float" office:value="7.955" calcext:value-type="float">
            <text:p>7.955</text:p>
          </table:table-cell>
          <table:table-cell office:value-type="float" office:value="13138.1836095282" calcext:value-type="float">
            <text:p>13138.1836095282</text:p>
          </table:table-cell>
          <table:table-cell table:formula="of:=LOG([.H712])" office:value-type="float" office:value="0.9006401839826" calcext:value-type="float">
            <text:p>0.9006401839826</text:p>
          </table:table-cell>
          <table:table-cell table:formula="of:=LOG([.I712])" office:value-type="float" office:value="4.11853532695233" calcext:value-type="float">
            <text:p>4.11853532695233</text:p>
          </table:table-cell>
          <table:table-cell table:formula="of:=LOG([.A712])" office:value-type="float" office:value="-0.354632321120706" calcext:value-type="float">
            <text:p>-0.354632321120706</text:p>
          </table:table-cell>
          <table:table-cell table:formula="of:=LOG([.B712])" office:value-type="float" office:value="2.86326282184902" calcext:value-type="float">
            <text:p>2.86326282184902</text:p>
          </table:table-cell>
        </table:table-row>
        <table:table-row table:style-name="ro1">
          <table:table-cell office:value-type="float" office:value="0.61867880952381" calcext:value-type="float">
            <text:p>0.61867880952381</text:p>
          </table:table-cell>
          <table:table-cell office:value-type="float" office:value="938.493806050429" calcext:value-type="float">
            <text:p>938.49380605042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9264" calcext:value-type="float">
            <text:p>29264</text:p>
          </table:table-cell>
          <table:table-cell office:value-type="float" office:value="1.92427928606188" calcext:value-type="float">
            <text:p>1.92427928606188</text:p>
          </table:table-cell>
          <table:table-cell office:value-type="float" office:value="-1.18538443874554" calcext:value-type="float">
            <text:p>-1.18538443874554</text:p>
          </table:table-cell>
          <table:table-cell office:value-type="float" office:value="51.96902" calcext:value-type="float">
            <text:p>51.96902</text:p>
          </table:table-cell>
          <table:table-cell office:value-type="float" office:value="78833.4797082361" calcext:value-type="float">
            <text:p>78833.4797082361</text:p>
          </table:table-cell>
          <table:table-cell table:formula="of:=LOG([.H713])" office:value-type="float" office:value="1.71574452724031" calcext:value-type="float">
            <text:p>1.71574452724031</text:p>
          </table:table-cell>
          <table:table-cell table:formula="of:=LOG([.I713])" office:value-type="float" office:value="4.89671069673582" calcext:value-type="float">
            <text:p>4.89671069673582</text:p>
          </table:table-cell>
          <table:table-cell table:formula="of:=LOG([.A713])" office:value-type="float" office:value="-0.208534758821573" calcext:value-type="float">
            <text:p>-0.208534758821573</text:p>
          </table:table-cell>
          <table:table-cell table:formula="of:=LOG([.B713])" office:value-type="float" office:value="2.97243141067394" calcext:value-type="float">
            <text:p>2.9724314106739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033.84145673917" calcext:value-type="float">
            <text:p>1033.841456739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456" calcext:value-type="float">
            <text:p>29456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37861412978208" calcext:value-type="float">
            <text:p>-1.37861412978208</text:p>
          </table:table-cell>
          <table:table-cell office:value-type="float" office:value="2.406" calcext:value-type="float">
            <text:p>2.406</text:p>
          </table:table-cell>
          <table:table-cell office:value-type="float" office:value="3101.52437021751" calcext:value-type="float">
            <text:p>3101.52437021751</text:p>
          </table:table-cell>
          <table:table-cell table:formula="of:=LOG([.H714])" office:value-type="float" office:value="0.381295623003826" calcext:value-type="float">
            <text:p>0.381295623003826</text:p>
          </table:table-cell>
          <table:table-cell table:formula="of:=LOG([.I714])" office:value-type="float" office:value="3.49157519798185" calcext:value-type="float">
            <text:p>3.49157519798185</text:p>
          </table:table-cell>
          <table:table-cell table:formula="of:=LOG([.A714])" office:value-type="float" office:value="-0.0958256317158365" calcext:value-type="float">
            <text:p>-0.095825631715837</text:p>
          </table:table-cell>
          <table:table-cell table:formula="of:=LOG([.B714])" office:value-type="float" office:value="3.01445394326219" calcext:value-type="float">
            <text:p>3.01445394326219</text:p>
          </table:table-cell>
        </table:table-row>
        <table:table-row table:style-name="ro1">
          <table:table-cell office:value-type="float" office:value="0.638666666666667" calcext:value-type="float">
            <text:p>0.638666666666667</text:p>
          </table:table-cell>
          <table:table-cell office:value-type="float" office:value="1247.56162596653" calcext:value-type="float">
            <text:p>1247.561625966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465" calcext:value-type="float">
            <text:p>29465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0.976545257891644" calcext:value-type="float">
            <text:p>-0.976545257891644</text:p>
          </table:table-cell>
          <table:table-cell office:value-type="float" office:value="3.832" calcext:value-type="float">
            <text:p>3.832</text:p>
          </table:table-cell>
          <table:table-cell office:value-type="float" office:value="7485.36975579921" calcext:value-type="float">
            <text:p>7485.36975579921</text:p>
          </table:table-cell>
          <table:table-cell table:formula="of:=LOG([.H715])" office:value-type="float" office:value="0.583425500406507" calcext:value-type="float">
            <text:p>0.583425500406507</text:p>
          </table:table-cell>
          <table:table-cell table:formula="of:=LOG([.I715])" office:value-type="float" office:value="3.87421325811087" calcext:value-type="float">
            <text:p>3.87421325811087</text:p>
          </table:table-cell>
          <table:table-cell table:formula="of:=LOG([.A715])" office:value-type="float" office:value="-0.194725749977137" calcext:value-type="float">
            <text:p>-0.194725749977137</text:p>
          </table:table-cell>
          <table:table-cell table:formula="of:=LOG([.B715])" office:value-type="float" office:value="3.09606200772722" calcext:value-type="float">
            <text:p>3.09606200772722</text:p>
          </table:table-cell>
        </table:table-row>
        <table:table-row table:style-name="ro1">
          <table:table-cell office:value-type="float" office:value="21.541094" calcext:value-type="float">
            <text:p>21.541094</text:p>
          </table:table-cell>
          <table:table-cell office:value-type="float" office:value="8425.35838816299" calcext:value-type="float">
            <text:p>8425.358388162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489" calcext:value-type="float">
            <text:p>29489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1.82252514286946" calcext:value-type="float">
            <text:p>-1.82252514286946</text:p>
          </table:table-cell>
          <table:table-cell office:value-type="float" office:value="172.328752" calcext:value-type="float">
            <text:p>172.328752</text:p>
          </table:table-cell>
          <table:table-cell office:value-type="float" office:value="67402.8671053039" calcext:value-type="float">
            <text:p>67402.8671053039</text:p>
          </table:table-cell>
          <table:table-cell table:formula="of:=LOG([.H716])" office:value-type="float" office:value="2.23635774287583" calcext:value-type="float">
            <text:p>2.23635774287583</text:p>
          </table:table-cell>
          <table:table-cell table:formula="of:=LOG([.I716])" office:value-type="float" office:value="4.82867837044525" calcext:value-type="float">
            <text:p>4.82867837044525</text:p>
          </table:table-cell>
          <table:table-cell table:formula="of:=LOG([.A716])" office:value-type="float" office:value="1.33326775588388" calcext:value-type="float">
            <text:p>1.33326775588388</text:p>
          </table:table-cell>
          <table:table-cell table:formula="of:=LOG([.B716])" office:value-type="float" office:value="3.92558838345331" calcext:value-type="float">
            <text:p>3.92558838345331</text:p>
          </table:table-cell>
        </table:table-row>
        <table:table-row table:style-name="ro1">
          <table:table-cell office:value-type="float" office:value="39.3566785714286" calcext:value-type="float">
            <text:p>39.3566785714286</text:p>
          </table:table-cell>
          <table:table-cell office:value-type="float" office:value="48574.8689881932" calcext:value-type="float">
            <text:p>48574.86898819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579" calcext:value-type="float">
            <text:p>29579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2.30493046035029" calcext:value-type="float">
            <text:p>-2.30493046035029</text:p>
          </table:table-cell>
          <table:table-cell office:value-type="float" office:value="1101.987" calcext:value-type="float">
            <text:p>1101.987</text:p>
          </table:table-cell>
          <table:table-cell office:value-type="float" office:value="1360096.33166941" calcext:value-type="float">
            <text:p>1360096.33166941</text:p>
          </table:table-cell>
          <table:table-cell table:formula="of:=LOG([.H717])" office:value-type="float" office:value="3.04217647122941" calcext:value-type="float">
            <text:p>3.04217647122941</text:p>
          </table:table-cell>
          <table:table-cell table:formula="of:=LOG([.I717])" office:value-type="float" office:value="6.13356966927525" calcext:value-type="float">
            <text:p>6.13356966927525</text:p>
          </table:table-cell>
          <table:table-cell table:formula="of:=LOG([.A717])" office:value-type="float" office:value="1.59501843988719" calcext:value-type="float">
            <text:p>1.59501843988719</text:p>
          </table:table-cell>
          <table:table-cell table:formula="of:=LOG([.B717])" office:value-type="float" office:value="4.68641163793303" calcext:value-type="float">
            <text:p>4.68641163793303</text:p>
          </table:table-cell>
        </table:table-row>
        <table:table-row table:style-name="ro1">
          <table:table-cell office:value-type="float" office:value="14.1045833333333" calcext:value-type="float">
            <text:p>14.1045833333333</text:p>
          </table:table-cell>
          <table:table-cell office:value-type="float" office:value="16703.010134328" calcext:value-type="float">
            <text:p>16703.010134328</text:p>
          </table:table-cell>
          <table:table-cell office:value-type="string" calcext:value-type="string">
            <text:p>NL</text:p>
          </table:table-cell>
          <table:table-cell office:value-type="float" office:value="36" calcext:value-type="float">
            <text:p>36</text:p>
          </table:table-cell>
          <table:table-cell office:value-type="float" office:value="29644" calcext:value-type="float">
            <text:p>29644</text:p>
          </table:table-cell>
          <table:table-cell office:value-type="float" office:value="1.55630250076729" calcext:value-type="float">
            <text:p>1.55630250076729</text:p>
          </table:table-cell>
          <table:table-cell office:value-type="float" office:value="-1.06792564613875" calcext:value-type="float">
            <text:p>-1.06792564613875</text:p>
          </table:table-cell>
          <table:table-cell office:value-type="float" office:value="507.765" calcext:value-type="float">
            <text:p>507.765</text:p>
          </table:table-cell>
          <table:table-cell office:value-type="float" office:value="601308.364835808" calcext:value-type="float">
            <text:p>601308.364835808</text:p>
          </table:table-cell>
          <table:table-cell table:formula="of:=LOG([.H718])" office:value-type="float" office:value="2.70566276185726" calcext:value-type="float">
            <text:p>2.70566276185726</text:p>
          </table:table-cell>
          <table:table-cell table:formula="of:=LOG([.I718])" office:value-type="float" office:value="5.77909724538344" calcext:value-type="float">
            <text:p>5.77909724538344</text:p>
          </table:table-cell>
          <table:table-cell table:formula="of:=LOG([.A718])" office:value-type="float" office:value="1.14936026108997" calcext:value-type="float">
            <text:p>1.14936026108997</text:p>
          </table:table-cell>
          <table:table-cell table:formula="of:=LOG([.B718])" office:value-type="float" office:value="4.22279474461616" calcext:value-type="float">
            <text:p>4.22279474461616</text:p>
          </table:table-cell>
        </table:table-row>
        <table:table-row table:style-name="ro1">
          <table:table-cell office:value-type="float" office:value="8.71029787234043" calcext:value-type="float">
            <text:p>8.71029787234043</text:p>
          </table:table-cell>
          <table:table-cell office:value-type="float" office:value="9242.08750352154" calcext:value-type="float">
            <text:p>9242.08750352154</text:p>
          </table:table-cell>
          <table:table-cell office:value-type="string" calcext:value-type="string">
            <text:p>NL</text:p>
          </table:table-cell>
          <table:table-cell office:value-type="float" office:value="94" calcext:value-type="float">
            <text:p>94</text:p>
          </table:table-cell>
          <table:table-cell office:value-type="float" office:value="29848" calcext:value-type="float">
            <text:p>29848</text:p>
          </table:table-cell>
          <table:table-cell office:value-type="float" office:value="1.9731278535997" calcext:value-type="float">
            <text:p>1.9731278535997</text:p>
          </table:table-cell>
          <table:table-cell office:value-type="float" office:value="-1.09497768071646" calcext:value-type="float">
            <text:p>-1.09497768071646</text:p>
          </table:table-cell>
          <table:table-cell office:value-type="float" office:value="818.768" calcext:value-type="float">
            <text:p>818.768</text:p>
          </table:table-cell>
          <table:table-cell office:value-type="float" office:value="868756.225331024" calcext:value-type="float">
            <text:p>868756.225331024</text:p>
          </table:table-cell>
          <table:table-cell table:formula="of:=LOG([.H719])" office:value-type="float" office:value="2.91316086074304" calcext:value-type="float">
            <text:p>2.91316086074304</text:p>
          </table:table-cell>
          <table:table-cell table:formula="of:=LOG([.I719])" office:value-type="float" office:value="5.93889792967555" calcext:value-type="float">
            <text:p>5.93889792967555</text:p>
          </table:table-cell>
          <table:table-cell table:formula="of:=LOG([.A719])" office:value-type="float" office:value="0.940033007143341" calcext:value-type="float">
            <text:p>0.940033007143341</text:p>
          </table:table-cell>
          <table:table-cell table:formula="of:=LOG([.B719])" office:value-type="float" office:value="3.96577007607585" calcext:value-type="float">
            <text:p>3.96577007607585</text:p>
          </table:table-cell>
        </table:table-row>
        <table:table-row table:style-name="ro1">
          <table:table-cell office:value-type="float" office:value="0.993666666666667" calcext:value-type="float">
            <text:p>0.993666666666667</text:p>
          </table:table-cell>
          <table:table-cell office:value-type="float" office:value="1976.8644256859" calcext:value-type="float">
            <text:p>1976.86442568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47" calcext:value-type="float">
            <text:p>30047</text:p>
          </table:table-cell>
          <table:table-cell office:value-type="float" office:value="0.778151250383644" calcext:value-type="float">
            <text:p>0.778151250383644</text:p>
          </table:table-cell>
          <table:table-cell office:value-type="float" office:value="-0.832518535789952" calcext:value-type="float">
            <text:p>-0.832518535789952</text:p>
          </table:table-cell>
          <table:table-cell office:value-type="float" office:value="5.962" calcext:value-type="float">
            <text:p>5.962</text:p>
          </table:table-cell>
          <table:table-cell office:value-type="float" office:value="11861.1865541154" calcext:value-type="float">
            <text:p>11861.1865541154</text:p>
          </table:table-cell>
          <table:table-cell table:formula="of:=LOG([.H720])" office:value-type="float" office:value="0.775391971696612" calcext:value-type="float">
            <text:p>0.775391971696612</text:p>
          </table:table-cell>
          <table:table-cell table:formula="of:=LOG([.I720])" office:value-type="float" office:value="4.07412813659391" calcext:value-type="float">
            <text:p>4.07412813659391</text:p>
          </table:table-cell>
          <table:table-cell table:formula="of:=LOG([.A720])" office:value-type="float" office:value="-0.00275927868703151" calcext:value-type="float">
            <text:p>-0.002759278687032</text:p>
          </table:table-cell>
          <table:table-cell table:formula="of:=LOG([.B720])" office:value-type="float" office:value="3.29597688621026" calcext:value-type="float">
            <text:p>3.29597688621026</text:p>
          </table:table-cell>
        </table:table-row>
        <table:table-row table:style-name="ro1">
          <table:table-cell office:value-type="float" office:value="23.8613773312169" calcext:value-type="float">
            <text:p>23.8613773312169</text:p>
          </table:table-cell>
          <table:table-cell office:value-type="float" office:value="31630.4986161448" calcext:value-type="float">
            <text:p>31630.4986161448</text:p>
          </table:table-cell>
          <table:table-cell office:value-type="string" calcext:value-type="string">
            <text:p>CH</text:p>
          </table:table-cell>
          <table:table-cell office:value-type="float" office:value="189" calcext:value-type="float">
            <text:p>189</text:p>
          </table:table-cell>
          <table:table-cell office:value-type="float" office:value="30198" calcext:value-type="float">
            <text:p>30198</text:p>
          </table:table-cell>
          <table:table-cell office:value-type="float" office:value="2.27646180417324" calcext:value-type="float">
            <text:p>2.27646180417324</text:p>
          </table:table-cell>
          <table:table-cell office:value-type="float" office:value="-0.970179862411016" calcext:value-type="float">
            <text:p>-0.970179862411016</text:p>
          </table:table-cell>
          <table:table-cell office:value-type="float" office:value="4509.8003156" calcext:value-type="float">
            <text:p>4509.8003156</text:p>
          </table:table-cell>
          <table:table-cell office:value-type="float" office:value="5978164.23845137" calcext:value-type="float">
            <text:p>5978164.23845137</text:p>
          </table:table-cell>
          <table:table-cell table:formula="of:=LOG([.H721])" office:value-type="float" office:value="3.65415731266445" calcext:value-type="float">
            <text:p>3.65415731266445</text:p>
          </table:table-cell>
          <table:table-cell table:formula="of:=LOG([.I721])" office:value-type="float" office:value="6.77656784226454" calcext:value-type="float">
            <text:p>6.77656784226454</text:p>
          </table:table-cell>
          <table:table-cell table:formula="of:=LOG([.A721])" office:value-type="float" office:value="1.3776955084912" calcext:value-type="float">
            <text:p>1.3776955084912</text:p>
          </table:table-cell>
          <table:table-cell table:formula="of:=LOG([.B721])" office:value-type="float" office:value="4.5001060380913" calcext:value-type="float">
            <text:p>4.5001060380913</text:p>
          </table:table-cell>
        </table:table-row>
        <table:table-row table:style-name="ro1">
          <table:table-cell office:value-type="float" office:value="0.270733333333333" calcext:value-type="float">
            <text:p>0.270733333333333</text:p>
          </table:table-cell>
          <table:table-cell office:value-type="float" office:value="525.498920352434" calcext:value-type="float">
            <text:p>525.4989203524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312" calcext:value-type="float">
            <text:p>30312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1.13034569602827" calcext:value-type="float">
            <text:p>-1.13034569602827</text:p>
          </table:table-cell>
          <table:table-cell office:value-type="float" office:value="4.061" calcext:value-type="float">
            <text:p>4.061</text:p>
          </table:table-cell>
          <table:table-cell office:value-type="float" office:value="7882.48380528651" calcext:value-type="float">
            <text:p>7882.48380528651</text:p>
          </table:table-cell>
          <table:table-cell table:formula="of:=LOG([.H722])" office:value-type="float" office:value="0.608632989490037" calcext:value-type="float">
            <text:p>0.608632989490037</text:p>
          </table:table-cell>
          <table:table-cell table:formula="of:=LOG([.I722])" office:value-type="float" office:value="3.89666308715455" calcext:value-type="float">
            <text:p>3.89666308715455</text:p>
          </table:table-cell>
          <table:table-cell table:formula="of:=LOG([.A722])" office:value-type="float" office:value="-0.567458269565645" calcext:value-type="float">
            <text:p>-0.567458269565645</text:p>
          </table:table-cell>
          <table:table-cell table:formula="of:=LOG([.B722])" office:value-type="float" office:value="2.72057182809887" calcext:value-type="float">
            <text:p>2.72057182809887</text:p>
          </table:table-cell>
        </table:table-row>
        <table:table-row table:style-name="ro1">
          <table:table-cell office:value-type="float" office:value="45.2566666666667" calcext:value-type="float">
            <text:p>45.2566666666667</text:p>
          </table:table-cell>
          <table:table-cell office:value-type="float" office:value="13525.8640925923" calcext:value-type="float">
            <text:p>13525.86409259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347" calcext:value-type="float">
            <text:p>30347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25153830591761" calcext:value-type="float">
            <text:p>-1.25153830591761</text:p>
          </table:table-cell>
          <table:table-cell office:value-type="float" office:value="407.31" calcext:value-type="float">
            <text:p>407.31</text:p>
          </table:table-cell>
          <table:table-cell office:value-type="float" office:value="121732.776833331" calcext:value-type="float">
            <text:p>121732.776833331</text:p>
          </table:table-cell>
          <table:table-cell table:formula="of:=LOG([.H723])" office:value-type="float" office:value="2.60992507272166" calcext:value-type="float">
            <text:p>2.60992507272166</text:p>
          </table:table-cell>
          <table:table-cell table:formula="of:=LOG([.I723])" office:value-type="float" office:value="5.08540752877486" calcext:value-type="float">
            <text:p>5.08540752877486</text:p>
          </table:table-cell>
          <table:table-cell table:formula="of:=LOG([.A723])" office:value-type="float" office:value="1.65568256328234" calcext:value-type="float">
            <text:p>1.65568256328234</text:p>
          </table:table-cell>
          <table:table-cell table:formula="of:=LOG([.B723])" office:value-type="float" office:value="4.13116501933553" calcext:value-type="float">
            <text:p>4.13116501933553</text:p>
          </table:table-cell>
        </table:table-row>
        <table:table-row table:style-name="ro1">
          <table:table-cell office:value-type="float" office:value="0.0663333333333333" calcext:value-type="float">
            <text:p>0.066333333333333</text:p>
          </table:table-cell>
          <table:table-cell office:value-type="float" office:value="110.826753280461" calcext:value-type="float">
            <text:p>110.826753280461</text:p>
          </table:table-cell>
          <table:table-cell office:value-type="string" calcext:value-type="string">
            <text:p>US</text:p>
          </table:table-cell>
          <table:table-cell office:value-type="float" office:value="9" calcext:value-type="float">
            <text:p>9</text:p>
          </table:table-cell>
          <table:table-cell office:value-type="float" office:value="30498" calcext:value-type="float">
            <text:p>30498</text:p>
          </table:table-cell>
          <table:table-cell office:value-type="float" office:value="0.954242509439325" calcext:value-type="float">
            <text:p>0.954242509439325</text:p>
          </table:table-cell>
          <table:table-cell office:value-type="float" office:value="-1.24071229236876" calcext:value-type="float">
            <text:p>-1.24071229236876</text:p>
          </table:table-cell>
          <table:table-cell office:value-type="float" office:value="0.597" calcext:value-type="float">
            <text:p>0.597</text:p>
          </table:table-cell>
          <table:table-cell office:value-type="float" office:value="997.440779524146" calcext:value-type="float">
            <text:p>997.440779524146</text:p>
          </table:table-cell>
          <table:table-cell table:formula="of:=LOG([.H724])" office:value-type="float" office:value="-0.224025668870631" calcext:value-type="float">
            <text:p>-0.224025668870631</text:p>
          </table:table-cell>
          <table:table-cell table:formula="of:=LOG([.I724])" office:value-type="float" office:value="2.99888712000854" calcext:value-type="float">
            <text:p>2.99888712000854</text:p>
          </table:table-cell>
          <table:table-cell table:formula="of:=LOG([.A724])" office:value-type="float" office:value="-1.17826817830996" calcext:value-type="float">
            <text:p>-1.17826817830996</text:p>
          </table:table-cell>
          <table:table-cell table:formula="of:=LOG([.B724])" office:value-type="float" office:value="2.04464461056922" calcext:value-type="float">
            <text:p>2.04464461056922</text:p>
          </table:table-cell>
        </table:table-row>
        <table:table-row table:style-name="ro1">
          <table:table-cell office:value-type="float" office:value="5.73260406091371" calcext:value-type="float">
            <text:p>5.73260406091371</text:p>
          </table:table-cell>
          <table:table-cell office:value-type="float" office:value="8077.03910857409" calcext:value-type="float">
            <text:p>8077.0391085740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0748" calcext:value-type="float">
            <text:p>30748</text:p>
          </table:table-cell>
          <table:table-cell office:value-type="float" office:value="2.29446622616159" calcext:value-type="float">
            <text:p>2.29446622616159</text:p>
          </table:table-cell>
          <table:table-cell office:value-type="float" office:value="-0.99507326713522" calcext:value-type="float">
            <text:p>-0.99507326713522</text:p>
          </table:table-cell>
          <table:table-cell office:value-type="float" office:value="1129.323" calcext:value-type="float">
            <text:p>1129.323</text:p>
          </table:table-cell>
          <table:table-cell office:value-type="float" office:value="1591176.7043891" calcext:value-type="float">
            <text:p>1591176.7043891</text:p>
          </table:table-cell>
          <table:table-cell table:formula="of:=LOG([.H725])" office:value-type="float" office:value="3.05281817315195" calcext:value-type="float">
            <text:p>3.05281817315195</text:p>
          </table:table-cell>
          <table:table-cell table:formula="of:=LOG([.I725])" office:value-type="float" office:value="6.20171841187774" calcext:value-type="float">
            <text:p>6.20171841187774</text:p>
          </table:table-cell>
          <table:table-cell table:formula="of:=LOG([.A725])" office:value-type="float" office:value="0.758351946990362" calcext:value-type="float">
            <text:p>0.758351946990362</text:p>
          </table:table-cell>
          <table:table-cell table:formula="of:=LOG([.B725])" office:value-type="float" office:value="3.90725218571614" calcext:value-type="float">
            <text:p>3.90725218571614</text:p>
          </table:table-cell>
        </table:table-row>
        <table:table-row table:style-name="ro1">
          <table:table-cell office:value-type="float" office:value="0.0874816357503533" calcext:value-type="float">
            <text:p>0.087481635750353</text:p>
          </table:table-cell>
          <table:table-cell office:value-type="float" office:value="74.5928520603962" calcext:value-type="float">
            <text:p>74.5928520603962</text:p>
          </table:table-cell>
          <table:table-cell office:value-type="string" calcext:value-type="string">
            <text:p>AU</text:p>
          </table:table-cell>
          <table:table-cell office:value-type="float" office:value="1426" calcext:value-type="float">
            <text:p>1426</text:p>
          </table:table-cell>
          <table:table-cell office:value-type="float" office:value="30851" calcext:value-type="float">
            <text:p>30851</text:p>
          </table:table-cell>
          <table:table-cell office:value-type="float" office:value="3.15411952551585" calcext:value-type="float">
            <text:p>3.15411952551585</text:p>
          </table:table-cell>
          <table:table-cell office:value-type="float" office:value="-1.12590991301396" calcext:value-type="float">
            <text:p>-1.12590991301396</text:p>
          </table:table-cell>
          <table:table-cell office:value-type="float" office:value="124.748812580004" calcext:value-type="float">
            <text:p>124.748812580004</text:p>
          </table:table-cell>
          <table:table-cell office:value-type="float" office:value="106369.407038125" calcext:value-type="float">
            <text:p>106369.407038125</text:p>
          </table:table-cell>
          <table:table-cell table:formula="of:=LOG([.H726])" office:value-type="float" office:value="2.09603642048856" calcext:value-type="float">
            <text:p>2.09603642048856</text:p>
          </table:table-cell>
          <table:table-cell table:formula="of:=LOG([.I726])" office:value-type="float" office:value="5.02681673825046" calcext:value-type="float">
            <text:p>5.02681673825046</text:p>
          </table:table-cell>
          <table:table-cell table:formula="of:=LOG([.A726])" office:value-type="float" office:value="-1.05808310502728" calcext:value-type="float">
            <text:p>-1.05808310502728</text:p>
          </table:table-cell>
          <table:table-cell table:formula="of:=LOG([.B726])" office:value-type="float" office:value="1.87269721273461" calcext:value-type="float">
            <text:p>1.87269721273461</text:p>
          </table:table-cell>
        </table:table-row>
        <table:table-row table:style-name="ro1">
          <table:table-cell office:value-type="float" office:value="23.6730152150877" calcext:value-type="float">
            <text:p>23.6730152150877</text:p>
          </table:table-cell>
          <table:table-cell office:value-type="float" office:value="6909.17014963417" calcext:value-type="float">
            <text:p>6909.17014963417</text:p>
          </table:table-cell>
          <table:table-cell office:value-type="string" calcext:value-type="string">
            <text:p>NL</text:p>
          </table:table-cell>
          <table:table-cell office:value-type="float" office:value="114" calcext:value-type="float">
            <text:p>114</text:p>
          </table:table-cell>
          <table:table-cell office:value-type="float" office:value="31002" calcext:value-type="float">
            <text:p>31002</text:p>
          </table:table-cell>
          <table:table-cell office:value-type="float" office:value="2.05690485133647" calcext:value-type="float">
            <text:p>2.05690485133647</text:p>
          </table:table-cell>
          <table:table-cell office:value-type="float" office:value="-0.816110573262914" calcext:value-type="float">
            <text:p>-0.816110573262914</text:p>
          </table:table-cell>
          <table:table-cell office:value-type="float" office:value="2698.72373452" calcext:value-type="float">
            <text:p>2698.72373452</text:p>
          </table:table-cell>
          <table:table-cell office:value-type="float" office:value="787645.397058296" calcext:value-type="float">
            <text:p>787645.397058296</text:p>
          </table:table-cell>
          <table:table-cell table:formula="of:=LOG([.H727])" office:value-type="float" office:value="3.43115842856747" calcext:value-type="float">
            <text:p>3.43115842856747</text:p>
          </table:table-cell>
          <table:table-cell table:formula="of:=LOG([.I727])" office:value-type="float" office:value="5.89633073936518" calcext:value-type="float">
            <text:p>5.89633073936518</text:p>
          </table:table-cell>
          <table:table-cell table:formula="of:=LOG([.A727])" office:value-type="float" office:value="1.374253577231" calcext:value-type="float">
            <text:p>1.374253577231</text:p>
          </table:table-cell>
          <table:table-cell table:formula="of:=LOG([.B727])" office:value-type="float" office:value="3.83942588802871" calcext:value-type="float">
            <text:p>3.83942588802871</text:p>
          </table:table-cell>
        </table:table-row>
        <table:table-row table:style-name="ro1">
          <table:table-cell office:value-type="float" office:value="4.886" calcext:value-type="float">
            <text:p>4.886</text:p>
          </table:table-cell>
          <table:table-cell office:value-type="float" office:value="8628.27610314674" calcext:value-type="float">
            <text:p>8628.276103146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048" calcext:value-type="float">
            <text:p>31048</text:p>
          </table:table-cell>
          <table:table-cell office:value-type="float" office:value="0.301029995663981" calcext:value-type="float">
            <text:p>0.301029995663981</text:p>
          </table:table-cell>
          <table:table-cell office:value-type="float" office:value="-1.52416018803871" calcext:value-type="float">
            <text:p>-1.52416018803871</text:p>
          </table:table-cell>
          <table:table-cell office:value-type="float" office:value="9.772" calcext:value-type="float">
            <text:p>9.772</text:p>
          </table:table-cell>
          <table:table-cell office:value-type="float" office:value="17256.5522062935" calcext:value-type="float">
            <text:p>17256.5522062935</text:p>
          </table:table-cell>
          <table:table-cell table:formula="of:=LOG([.H728])" office:value-type="float" office:value="0.989983458301399" calcext:value-type="float">
            <text:p>0.989983458301399</text:p>
          </table:table-cell>
          <table:table-cell table:formula="of:=LOG([.I728])" office:value-type="float" office:value="4.23695402965528" calcext:value-type="float">
            <text:p>4.23695402965528</text:p>
          </table:table-cell>
          <table:table-cell table:formula="of:=LOG([.A728])" office:value-type="float" office:value="0.688953462637418" calcext:value-type="float">
            <text:p>0.688953462637418</text:p>
          </table:table-cell>
          <table:table-cell table:formula="of:=LOG([.B728])" office:value-type="float" office:value="3.9359240339913" calcext:value-type="float">
            <text:p>3.9359240339913</text:p>
          </table:table-cell>
        </table:table-row>
        <table:table-row table:style-name="ro1">
          <table:table-cell office:value-type="float" office:value="2.65930018333333" calcext:value-type="float">
            <text:p>2.65930018333333</text:p>
          </table:table-cell>
          <table:table-cell office:value-type="float" office:value="1596.01691421683" calcext:value-type="float">
            <text:p>1596.01691421683</text:p>
          </table:table-cell>
          <table:table-cell office:value-type="string" calcext:value-type="string">
            <text:p>FI</text:p>
          </table:table-cell>
          <table:table-cell office:value-type="float" office:value="12" calcext:value-type="float">
            <text:p>12</text:p>
          </table:table-cell>
          <table:table-cell office:value-type="float" office:value="31067" calcext:value-type="float">
            <text:p>31067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1.6236642766144" calcext:value-type="float">
            <text:p>-1.6236642766144</text:p>
          </table:table-cell>
          <table:table-cell office:value-type="float" office:value="31.9116022" calcext:value-type="float">
            <text:p>31.9116022</text:p>
          </table:table-cell>
          <table:table-cell office:value-type="float" office:value="19152.202970602" calcext:value-type="float">
            <text:p>19152.202970602</text:p>
          </table:table-cell>
          <table:table-cell table:formula="of:=LOG([.H729])" office:value-type="float" office:value="1.50394860955706" calcext:value-type="float">
            <text:p>1.50394860955706</text:p>
          </table:table-cell>
          <table:table-cell table:formula="of:=LOG([.I729])" office:value-type="float" office:value="4.28221873563885" calcext:value-type="float">
            <text:p>4.28221873563885</text:p>
          </table:table-cell>
          <table:table-cell table:formula="of:=LOG([.A729])" office:value-type="float" office:value="0.424767363509432" calcext:value-type="float">
            <text:p>0.424767363509432</text:p>
          </table:table-cell>
          <table:table-cell table:formula="of:=LOG([.B729])" office:value-type="float" office:value="3.20303748959122" calcext:value-type="float">
            <text:p>3.20303748959122</text:p>
          </table:table-cell>
        </table:table-row>
        <table:table-row table:style-name="ro1">
          <table:table-cell office:value-type="float" office:value="2.24024137931034" calcext:value-type="float">
            <text:p>2.24024137931034</text:p>
          </table:table-cell>
          <table:table-cell office:value-type="float" office:value="3171.68708646142" calcext:value-type="float">
            <text:p>3171.687086461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201" calcext:value-type="float">
            <text:p>31201</text:p>
          </table:table-cell>
          <table:table-cell office:value-type="float" office:value="1.46239799789896" calcext:value-type="float">
            <text:p>1.46239799789896</text:p>
          </table:table-cell>
          <table:table-cell office:value-type="float" office:value="-1.05098439337512" calcext:value-type="float">
            <text:p>-1.05098439337512</text:p>
          </table:table-cell>
          <table:table-cell office:value-type="float" office:value="64.967" calcext:value-type="float">
            <text:p>64.967</text:p>
          </table:table-cell>
          <table:table-cell office:value-type="float" office:value="91978.9255073811" calcext:value-type="float">
            <text:p>91978.9255073811</text:p>
          </table:table-cell>
          <table:table-cell table:formula="of:=LOG([.H730])" office:value-type="float" office:value="1.81269281268615" calcext:value-type="float">
            <text:p>1.81269281268615</text:p>
          </table:table-cell>
          <table:table-cell table:formula="of:=LOG([.I730])" office:value-type="float" office:value="4.96368833186401" calcext:value-type="float">
            <text:p>4.96368833186401</text:p>
          </table:table-cell>
          <table:table-cell table:formula="of:=LOG([.A730])" office:value-type="float" office:value="0.35029481478719" calcext:value-type="float">
            <text:p>0.35029481478719</text:p>
          </table:table-cell>
          <table:table-cell table:formula="of:=LOG([.B730])" office:value-type="float" office:value="3.50129033396506" calcext:value-type="float">
            <text:p>3.50129033396506</text:p>
          </table:table-cell>
        </table:table-row>
        <table:table-row table:style-name="ro1">
          <table:table-cell office:value-type="float" office:value="0.498292244" calcext:value-type="float">
            <text:p>0.498292244</text:p>
          </table:table-cell>
          <table:table-cell office:value-type="float" office:value="619.668349311526" calcext:value-type="float">
            <text:p>619.668349311526</text:p>
          </table:table-cell>
          <table:table-cell office:value-type="string" calcext:value-type="string">
            <text:p>RU</text:p>
          </table:table-cell>
          <table:table-cell office:value-type="float" office:value="35" calcext:value-type="float">
            <text:p>35</text:p>
          </table:table-cell>
          <table:table-cell office:value-type="float" office:value="31374" calcext:value-type="float">
            <text:p>31374</text:p>
          </table:table-cell>
          <table:table-cell office:value-type="float" office:value="1.54406804435028" calcext:value-type="float">
            <text:p>1.54406804435028</text:p>
          </table:table-cell>
          <table:table-cell office:value-type="float" office:value="-1.04584786665527" calcext:value-type="float">
            <text:p>-1.04584786665527</text:p>
          </table:table-cell>
          <table:table-cell office:value-type="float" office:value="17.44022854" calcext:value-type="float">
            <text:p>17.44022854</text:p>
          </table:table-cell>
          <table:table-cell office:value-type="float" office:value="21688.3922259034" calcext:value-type="float">
            <text:p>21688.3922259034</text:p>
          </table:table-cell>
          <table:table-cell table:formula="of:=LOG([.H731])" office:value-type="float" office:value="1.24155217170954" calcext:value-type="float">
            <text:p>1.24155217170954</text:p>
          </table:table-cell>
          <table:table-cell table:formula="of:=LOG([.I731])" office:value-type="float" office:value="4.33622735868554" calcext:value-type="float">
            <text:p>4.33622735868554</text:p>
          </table:table-cell>
          <table:table-cell table:formula="of:=LOG([.A731])" office:value-type="float" office:value="-0.302515872640736" calcext:value-type="float">
            <text:p>-0.302515872640736</text:p>
          </table:table-cell>
          <table:table-cell table:formula="of:=LOG([.B731])" office:value-type="float" office:value="2.79215931433527" calcext:value-type="float">
            <text:p>2.79215931433527</text:p>
          </table:table-cell>
        </table:table-row>
        <table:table-row table:style-name="ro1">
          <table:table-cell office:value-type="float" office:value="1.80500685714286" calcext:value-type="float">
            <text:p>1.80500685714286</text:p>
          </table:table-cell>
          <table:table-cell office:value-type="float" office:value="2404.1287438068" calcext:value-type="float">
            <text:p>2404.12874380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386" calcext:value-type="float">
            <text:p>31386</text:p>
          </table:table-cell>
          <table:table-cell office:value-type="float" office:value="1.44715803134222" calcext:value-type="float">
            <text:p>1.44715803134222</text:p>
          </table:table-cell>
          <table:table-cell office:value-type="float" office:value="-1.16626737052041" calcext:value-type="float">
            <text:p>-1.16626737052041</text:p>
          </table:table-cell>
          <table:table-cell office:value-type="float" office:value="50.540192" calcext:value-type="float">
            <text:p>50.540192</text:p>
          </table:table-cell>
          <table:table-cell office:value-type="float" office:value="67315.6048265905" calcext:value-type="float">
            <text:p>67315.6048265905</text:p>
          </table:table-cell>
          <table:table-cell table:formula="of:=LOG([.H732])" office:value-type="float" office:value="1.70363688745295" calcext:value-type="float">
            <text:p>1.70363688745295</text:p>
          </table:table-cell>
          <table:table-cell table:formula="of:=LOG([.I732])" office:value-type="float" office:value="4.82811575225518" calcext:value-type="float">
            <text:p>4.82811575225518</text:p>
          </table:table-cell>
          <table:table-cell table:formula="of:=LOG([.A732])" office:value-type="float" office:value="0.256478856110734" calcext:value-type="float">
            <text:p>0.256478856110734</text:p>
          </table:table-cell>
          <table:table-cell table:formula="of:=LOG([.B732])" office:value-type="float" office:value="3.38095772091296" calcext:value-type="float">
            <text:p>3.38095772091296</text:p>
          </table:table-cell>
        </table:table-row>
        <table:table-row table:style-name="ro1">
          <table:table-cell office:value-type="float" office:value="0.689083333333333" calcext:value-type="float">
            <text:p>0.689083333333333</text:p>
          </table:table-cell>
          <table:table-cell office:value-type="float" office:value="962.407168640308" calcext:value-type="float">
            <text:p>962.4071686403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636" calcext:value-type="float">
            <text:p>31636</text:p>
          </table:table-cell>
          <table:table-cell office:value-type="float" office:value="1.07918124604762" calcext:value-type="float">
            <text:p>1.07918124604762</text:p>
          </table:table-cell>
          <table:table-cell office:value-type="float" office:value="-1.11809035650049" calcext:value-type="float">
            <text:p>-1.11809035650049</text:p>
          </table:table-cell>
          <table:table-cell office:value-type="float" office:value="8.269" calcext:value-type="float">
            <text:p>8.269</text:p>
          </table:table-cell>
          <table:table-cell office:value-type="float" office:value="11548.8860236837" calcext:value-type="float">
            <text:p>11548.8860236837</text:p>
          </table:table-cell>
          <table:table-cell table:formula="of:=LOG([.H733])" office:value-type="float" office:value="0.917452991929663" calcext:value-type="float">
            <text:p>0.917452991929663</text:p>
          </table:table-cell>
          <table:table-cell table:formula="of:=LOG([.I733])" office:value-type="float" office:value="4.06254009530183" calcext:value-type="float">
            <text:p>4.06254009530183</text:p>
          </table:table-cell>
          <table:table-cell table:formula="of:=LOG([.A733])" office:value-type="float" office:value="-0.161728254117962" calcext:value-type="float">
            <text:p>-0.161728254117962</text:p>
          </table:table-cell>
          <table:table-cell table:formula="of:=LOG([.B733])" office:value-type="float" office:value="2.9833588492542" calcext:value-type="float">
            <text:p>2.9833588492542</text:p>
          </table:table-cell>
        </table:table-row>
        <table:table-row table:style-name="ro1">
          <table:table-cell office:value-type="float" office:value="0.742133333333333" calcext:value-type="float">
            <text:p>0.742133333333333</text:p>
          </table:table-cell>
          <table:table-cell office:value-type="float" office:value="1121.10448586381" calcext:value-type="float">
            <text:p>1121.104485863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723" calcext:value-type="float">
            <text:p>31723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1.2862025296672" calcext:value-type="float">
            <text:p>-1.2862025296672</text:p>
          </table:table-cell>
          <table:table-cell office:value-type="float" office:value="11.132" calcext:value-type="float">
            <text:p>11.132</text:p>
          </table:table-cell>
          <table:table-cell office:value-type="float" office:value="16816.5672879571" calcext:value-type="float">
            <text:p>16816.5672879571</text:p>
          </table:table-cell>
          <table:table-cell table:formula="of:=LOG([.H734])" office:value-type="float" office:value="1.04657319766201" calcext:value-type="float">
            <text:p>1.04657319766201</text:p>
          </table:table-cell>
          <table:table-cell table:formula="of:=LOG([.I734])" office:value-type="float" office:value="4.22573734936649" calcext:value-type="float">
            <text:p>4.22573734936649</text:p>
          </table:table-cell>
          <table:table-cell table:formula="of:=LOG([.A734])" office:value-type="float" office:value="-0.129518061393676" calcext:value-type="float">
            <text:p>-0.129518061393676</text:p>
          </table:table-cell>
          <table:table-cell table:formula="of:=LOG([.B734])" office:value-type="float" office:value="3.04964609031081" calcext:value-type="float">
            <text:p>3.04964609031081</text:p>
          </table:table-cell>
        </table:table-row>
        <table:table-row table:style-name="ro1">
          <table:table-cell office:value-type="float" office:value="2.40746153846154" calcext:value-type="float">
            <text:p>2.40746153846154</text:p>
          </table:table-cell>
          <table:table-cell office:value-type="float" office:value="2421.75752092016" calcext:value-type="float">
            <text:p>2421.757520920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743" calcext:value-type="float">
            <text:p>31743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-1.81836848093965" calcext:value-type="float">
            <text:p>-1.81836848093965</text:p>
          </table:table-cell>
          <table:table-cell office:value-type="float" office:value="31.297" calcext:value-type="float">
            <text:p>31.297</text:p>
          </table:table-cell>
          <table:table-cell office:value-type="float" office:value="31482.8477719621" calcext:value-type="float">
            <text:p>31482.8477719621</text:p>
          </table:table-cell>
          <table:table-cell table:formula="of:=LOG([.H735])" office:value-type="float" office:value="1.49550270988229" calcext:value-type="float">
            <text:p>1.49550270988229</text:p>
          </table:table-cell>
          <table:table-cell table:formula="of:=LOG([.I735])" office:value-type="float" office:value="4.4980740094466" calcext:value-type="float">
            <text:p>4.4980740094466</text:p>
          </table:table-cell>
          <table:table-cell table:formula="of:=LOG([.A735])" office:value-type="float" office:value="0.381559357575452" calcext:value-type="float">
            <text:p>0.381559357575452</text:p>
          </table:table-cell>
          <table:table-cell table:formula="of:=LOG([.B735])" office:value-type="float" office:value="3.38413065713976" calcext:value-type="float">
            <text:p>3.38413065713976</text:p>
          </table:table-cell>
        </table:table-row>
        <table:table-row table:style-name="ro1">
          <table:table-cell office:value-type="float" office:value="1.75295218287736" calcext:value-type="float">
            <text:p>1.75295218287736</text:p>
          </table:table-cell>
          <table:table-cell office:value-type="float" office:value="1709.83315371285" calcext:value-type="float">
            <text:p>1709.83315371285</text:p>
          </table:table-cell>
          <table:table-cell office:value-type="string" calcext:value-type="string">
            <text:p>CH</text:p>
          </table:table-cell>
          <table:table-cell office:value-type="float" office:value="424" calcext:value-type="float">
            <text:p>424</text:p>
          </table:table-cell>
          <table:table-cell office:value-type="float" office:value="31959" calcext:value-type="float">
            <text:p>31959</text:p>
          </table:table-cell>
          <table:table-cell office:value-type="float" office:value="2.62736585659273" calcext:value-type="float">
            <text:p>2.62736585659273</text:p>
          </table:table-cell>
          <table:table-cell office:value-type="float" office:value="-1.0399438332852" calcext:value-type="float">
            <text:p>-1.0399438332852</text:p>
          </table:table-cell>
          <table:table-cell office:value-type="float" office:value="743.251725539999" calcext:value-type="float">
            <text:p>743.251725539999</text:p>
          </table:table-cell>
          <table:table-cell office:value-type="float" office:value="724969.25717425" calcext:value-type="float">
            <text:p>724969.25717425</text:p>
          </table:table-cell>
          <table:table-cell table:formula="of:=LOG([.H736])" office:value-type="float" office:value="2.87113592614018" calcext:value-type="float">
            <text:p>2.87113592614018</text:p>
          </table:table-cell>
          <table:table-cell table:formula="of:=LOG([.I736])" office:value-type="float" office:value="5.8603195904018" calcext:value-type="float">
            <text:p>5.8603195904018</text:p>
          </table:table-cell>
          <table:table-cell table:formula="of:=LOG([.A736])" office:value-type="float" office:value="0.243770069547452" calcext:value-type="float">
            <text:p>0.243770069547452</text:p>
          </table:table-cell>
          <table:table-cell table:formula="of:=LOG([.B736])" office:value-type="float" office:value="3.23295373380907" calcext:value-type="float">
            <text:p>3.23295373380907</text:p>
          </table:table-cell>
        </table:table-row>
        <table:table-row table:style-name="ro1">
          <table:table-cell office:value-type="float" office:value="3.0710625" calcext:value-type="float">
            <text:p>3.0710625</text:p>
          </table:table-cell>
          <table:table-cell office:value-type="float" office:value="3254.15153606457" calcext:value-type="float">
            <text:p>3254.1515360645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53" calcext:value-type="float">
            <text:p>32053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0.941662836993771" calcext:value-type="float">
            <text:p>-0.941662836993771</text:p>
          </table:table-cell>
          <table:table-cell office:value-type="float" office:value="49.137" calcext:value-type="float">
            <text:p>49.137</text:p>
          </table:table-cell>
          <table:table-cell office:value-type="float" office:value="52066.4245770331" calcext:value-type="float">
            <text:p>52066.4245770331</text:p>
          </table:table-cell>
          <table:table-cell table:formula="of:=LOG([.H737])" office:value-type="float" office:value="1.69140863763006" calcext:value-type="float">
            <text:p>1.69140863763006</text:p>
          </table:table-cell>
          <table:table-cell table:formula="of:=LOG([.I737])" office:value-type="float" office:value="4.71655775551746" calcext:value-type="float">
            <text:p>4.71655775551746</text:p>
          </table:table-cell>
          <table:table-cell table:formula="of:=LOG([.A737])" office:value-type="float" office:value="0.487288654974139" calcext:value-type="float">
            <text:p>0.487288654974139</text:p>
          </table:table-cell>
          <table:table-cell table:formula="of:=LOG([.B737])" office:value-type="float" office:value="3.51243777286154" calcext:value-type="float">
            <text:p>3.51243777286154</text:p>
          </table:table-cell>
        </table:table-row>
        <table:table-row table:style-name="ro1">
          <table:table-cell office:value-type="float" office:value="6.72155" calcext:value-type="float">
            <text:p>6.72155</text:p>
          </table:table-cell>
          <table:table-cell office:value-type="float" office:value="3336.77307630727" calcext:value-type="float">
            <text:p>3336.77307630727</text:p>
          </table:table-cell>
          <table:table-cell office:value-type="string" calcext:value-type="string">
            <text:p>ES</text:p>
          </table:table-cell>
          <table:table-cell office:value-type="float" office:value="8" calcext:value-type="float">
            <text:p>8</text:p>
          </table:table-cell>
          <table:table-cell office:value-type="float" office:value="32192" calcext:value-type="float">
            <text:p>32192</text:p>
          </table:table-cell>
          <table:table-cell office:value-type="float" office:value="0.903089986991943" calcext:value-type="float">
            <text:p>0.903089986991943</text:p>
          </table:table-cell>
          <table:table-cell office:value-type="float" office:value="-0.83237163828533" calcext:value-type="float">
            <text:p>-0.83237163828533</text:p>
          </table:table-cell>
          <table:table-cell office:value-type="float" office:value="53.7724" calcext:value-type="float">
            <text:p>53.7724</text:p>
          </table:table-cell>
          <table:table-cell office:value-type="float" office:value="26694.1846104581" calcext:value-type="float">
            <text:p>26694.1846104581</text:p>
          </table:table-cell>
          <table:table-cell table:formula="of:=LOG([.H738])" office:value-type="float" office:value="1.73055942058528" calcext:value-type="float">
            <text:p>1.73055942058528</text:p>
          </table:table-cell>
          <table:table-cell table:formula="of:=LOG([.I738])" office:value-type="float" office:value="4.42641665961659" calcext:value-type="float">
            <text:p>4.42641665961659</text:p>
          </table:table-cell>
          <table:table-cell table:formula="of:=LOG([.A738])" office:value-type="float" office:value="0.827469433593336" calcext:value-type="float">
            <text:p>0.827469433593336</text:p>
          </table:table-cell>
          <table:table-cell table:formula="of:=LOG([.B738])" office:value-type="float" office:value="3.52332667262465" calcext:value-type="float">
            <text:p>3.52332667262465</text:p>
          </table:table-cell>
        </table:table-row>
        <table:table-row table:style-name="ro1">
          <table:table-cell office:value-type="float" office:value="8.16512489751824" calcext:value-type="float">
            <text:p>8.16512489751824</text:p>
          </table:table-cell>
          <table:table-cell office:value-type="float" office:value="5102.72337454849" calcext:value-type="float">
            <text:p>5102.72337454849</text:p>
          </table:table-cell>
          <table:table-cell office:value-type="string" calcext:value-type="string">
            <text:p>CN</text:p>
          </table:table-cell>
          <table:table-cell office:value-type="float" office:value="411" calcext:value-type="float">
            <text:p>411</text:p>
          </table:table-cell>
          <table:table-cell office:value-type="float" office:value="32952" calcext:value-type="float">
            <text:p>32952</text:p>
          </table:table-cell>
          <table:table-cell office:value-type="float" office:value="2.61384182187607" calcext:value-type="float">
            <text:p>2.61384182187607</text:p>
          </table:table-cell>
          <table:table-cell office:value-type="float" office:value="-1.07876535221042" calcext:value-type="float">
            <text:p>-1.07876535221042</text:p>
          </table:table-cell>
          <table:table-cell office:value-type="float" office:value="3355.86633288" calcext:value-type="float">
            <text:p>3355.86633288</text:p>
          </table:table-cell>
          <table:table-cell office:value-type="float" office:value="2097219.30693943" calcext:value-type="float">
            <text:p>2097219.30693943</text:p>
          </table:table-cell>
          <table:table-cell table:formula="of:=LOG([.H739])" office:value-type="float" office:value="3.52580465416837" calcext:value-type="float">
            <text:p>3.52580465416837</text:p>
          </table:table-cell>
          <table:table-cell table:formula="of:=LOG([.I739])" office:value-type="float" office:value="6.32164384716235" calcext:value-type="float">
            <text:p>6.32164384716235</text:p>
          </table:table-cell>
          <table:table-cell table:formula="of:=LOG([.A739])" office:value-type="float" office:value="0.911962832292297" calcext:value-type="float">
            <text:p>0.911962832292297</text:p>
          </table:table-cell>
          <table:table-cell table:formula="of:=LOG([.B739])" office:value-type="float" office:value="3.70780202528628" calcext:value-type="float">
            <text:p>3.70780202528628</text:p>
          </table:table-cell>
        </table:table-row>
        <table:table-row table:style-name="ro1">
          <table:table-cell office:value-type="float" office:value="9.32147630967105" calcext:value-type="float">
            <text:p>9.32147630967105</text:p>
          </table:table-cell>
          <table:table-cell office:value-type="float" office:value="7873.68417428749" calcext:value-type="float">
            <text:p>7873.68417428749</text:p>
          </table:table-cell>
          <table:table-cell office:value-type="string" calcext:value-type="string">
            <text:p>CN</text:p>
          </table:table-cell>
          <table:table-cell office:value-type="float" office:value="152" calcext:value-type="float">
            <text:p>152</text:p>
          </table:table-cell>
          <table:table-cell office:value-type="float" office:value="33277" calcext:value-type="float">
            <text:p>33277</text:p>
          </table:table-cell>
          <table:table-cell office:value-type="float" office:value="2.18184358794477" calcext:value-type="float">
            <text:p>2.18184358794477</text:p>
          </table:table-cell>
          <table:table-cell office:value-type="float" office:value="-1.04971740184966" calcext:value-type="float">
            <text:p>-1.04971740184966</text:p>
          </table:table-cell>
          <table:table-cell office:value-type="float" office:value="1416.86439907" calcext:value-type="float">
            <text:p>1416.86439907</text:p>
          </table:table-cell>
          <table:table-cell office:value-type="float" office:value="1196799.9944917" calcext:value-type="float">
            <text:p>1196799.9944917</text:p>
          </table:table-cell>
          <table:table-cell table:formula="of:=LOG([.H740])" office:value-type="float" office:value="3.15132828810659" calcext:value-type="float">
            <text:p>3.15132828810659</text:p>
          </table:table-cell>
          <table:table-cell table:formula="of:=LOG([.I740])" office:value-type="float" office:value="6.07802157852154" calcext:value-type="float">
            <text:p>6.07802157852154</text:p>
          </table:table-cell>
          <table:table-cell table:formula="of:=LOG([.A740])" office:value-type="float" office:value="0.969484700161815" calcext:value-type="float">
            <text:p>0.969484700161815</text:p>
          </table:table-cell>
          <table:table-cell table:formula="of:=LOG([.B740])" office:value-type="float" office:value="3.89617799057676" calcext:value-type="float">
            <text:p>3.89617799057676</text:p>
          </table:table-cell>
        </table:table-row>
        <table:table-row table:style-name="ro1">
          <table:table-cell office:value-type="float" office:value="4.3598052625" calcext:value-type="float">
            <text:p>4.3598052625</text:p>
          </table:table-cell>
          <table:table-cell office:value-type="float" office:value="4801.94143299958" calcext:value-type="float">
            <text:p>4801.941432999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364" calcext:value-type="float">
            <text:p>33364</text:p>
          </table:table-cell>
          <table:table-cell office:value-type="float" office:value="1.20411998265592" calcext:value-type="float">
            <text:p>1.20411998265592</text:p>
          </table:table-cell>
          <table:table-cell office:value-type="float" office:value="-1.04807093646356" calcext:value-type="float">
            <text:p>-1.04807093646356</text:p>
          </table:table-cell>
          <table:table-cell office:value-type="float" office:value="69.7568842" calcext:value-type="float">
            <text:p>69.7568842</text:p>
          </table:table-cell>
          <table:table-cell office:value-type="float" office:value="76831.0629279933" calcext:value-type="float">
            <text:p>76831.0629279933</text:p>
          </table:table-cell>
          <table:table-cell table:formula="of:=LOG([.H741])" office:value-type="float" office:value="1.84358707391753" calcext:value-type="float">
            <text:p>1.84358707391753</text:p>
          </table:table-cell>
          <table:table-cell table:formula="of:=LOG([.I741])" office:value-type="float" office:value="4.88553684152558" calcext:value-type="float">
            <text:p>4.88553684152558</text:p>
          </table:table-cell>
          <table:table-cell table:formula="of:=LOG([.A741])" office:value-type="float" office:value="0.639467091261604" calcext:value-type="float">
            <text:p>0.639467091261604</text:p>
          </table:table-cell>
          <table:table-cell table:formula="of:=LOG([.B741])" office:value-type="float" office:value="3.68141685886965" calcext:value-type="float">
            <text:p>3.68141685886965</text:p>
          </table:table-cell>
        </table:table-row>
        <table:table-row table:style-name="ro1">
          <table:table-cell office:value-type="float" office:value="9.81037370037037" calcext:value-type="float">
            <text:p>9.81037370037037</text:p>
          </table:table-cell>
          <table:table-cell office:value-type="float" office:value="10900.1844447818" calcext:value-type="float">
            <text:p>10900.18444478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505" calcext:value-type="float">
            <text:p>33505</text:p>
          </table:table-cell>
          <table:table-cell office:value-type="float" office:value="1.43136376415899" calcext:value-type="float">
            <text:p>1.43136376415899</text:p>
          </table:table-cell>
          <table:table-cell office:value-type="float" office:value="-1.48010463094787" calcext:value-type="float">
            <text:p>-1.48010463094787</text:p>
          </table:table-cell>
          <table:table-cell office:value-type="float" office:value="264.88008991" calcext:value-type="float">
            <text:p>264.88008991</text:p>
          </table:table-cell>
          <table:table-cell office:value-type="float" office:value="294304.980009109" calcext:value-type="float">
            <text:p>294304.980009109</text:p>
          </table:table-cell>
          <table:table-cell table:formula="of:=LOG([.H742])" office:value-type="float" office:value="2.42304931515948" calcext:value-type="float">
            <text:p>2.42304931515948</text:p>
          </table:table-cell>
          <table:table-cell table:formula="of:=LOG([.I742])" office:value-type="float" office:value="5.46879761096871" calcext:value-type="float">
            <text:p>5.46879761096871</text:p>
          </table:table-cell>
          <table:table-cell table:formula="of:=LOG([.A742])" office:value-type="float" office:value="0.991685551000497" calcext:value-type="float">
            <text:p>0.991685551000497</text:p>
          </table:table-cell>
          <table:table-cell table:formula="of:=LOG([.B742])" office:value-type="float" office:value="4.03743384680973" calcext:value-type="float">
            <text:p>4.03743384680973</text:p>
          </table:table-cell>
        </table:table-row>
        <table:table-row table:style-name="ro1">
          <table:table-cell office:value-type="float" office:value="0.625230769230769" calcext:value-type="float">
            <text:p>0.625230769230769</text:p>
          </table:table-cell>
          <table:table-cell office:value-type="float" office:value="761.451362392889" calcext:value-type="float">
            <text:p>761.4513623928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509" calcext:value-type="float">
            <text:p>33509</text:p>
          </table:table-cell>
          <table:table-cell office:value-type="float" office:value="1.11394335230684" calcext:value-type="float">
            <text:p>1.11394335230684</text:p>
          </table:table-cell>
          <table:table-cell office:value-type="float" office:value="-1.54910952267037" calcext:value-type="float">
            <text:p>-1.54910952267037</text:p>
          </table:table-cell>
          <table:table-cell office:value-type="float" office:value="8.128" calcext:value-type="float">
            <text:p>8.128</text:p>
          </table:table-cell>
          <table:table-cell office:value-type="float" office:value="9898.86771110755" calcext:value-type="float">
            <text:p>9898.86771110755</text:p>
          </table:table-cell>
          <table:table-cell table:formula="of:=LOG([.H743])" office:value-type="float" office:value="0.909983694939844" calcext:value-type="float">
            <text:p>0.909983694939844</text:p>
          </table:table-cell>
          <table:table-cell table:formula="of:=LOG([.I743])" office:value-type="float" office:value="3.99558552036106" calcext:value-type="float">
            <text:p>3.99558552036106</text:p>
          </table:table-cell>
          <table:table-cell table:formula="of:=LOG([.A743])" office:value-type="float" office:value="-0.203959657366993" calcext:value-type="float">
            <text:p>-0.203959657366993</text:p>
          </table:table-cell>
          <table:table-cell table:formula="of:=LOG([.B743])" office:value-type="float" office:value="2.88164216805422" calcext:value-type="float">
            <text:p>2.88164216805422</text:p>
          </table:table-cell>
        </table:table-row>
        <table:table-row table:style-name="ro1">
          <table:table-cell office:value-type="float" office:value="1.32533333333333" calcext:value-type="float">
            <text:p>1.32533333333333</text:p>
          </table:table-cell>
          <table:table-cell office:value-type="float" office:value="2164.03221797344" calcext:value-type="float">
            <text:p>2164.032217973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983" calcext:value-type="float">
            <text:p>33983</text:p>
          </table:table-cell>
          <table:table-cell office:value-type="float" office:value="0.477121254719662" calcext:value-type="float">
            <text:p>0.477121254719662</text:p>
          </table:table-cell>
          <table:table-cell office:value-type="float" office:value="-1.37123247230371" calcext:value-type="float">
            <text:p>-1.37123247230371</text:p>
          </table:table-cell>
          <table:table-cell office:value-type="float" office:value="3.976" calcext:value-type="float">
            <text:p>3.976</text:p>
          </table:table-cell>
          <table:table-cell office:value-type="float" office:value="6492.09665392032" calcext:value-type="float">
            <text:p>6492.09665392032</text:p>
          </table:table-cell>
          <table:table-cell table:formula="of:=LOG([.H744])" office:value-type="float" office:value="0.599446375725276" calcext:value-type="float">
            <text:p>0.599446375725276</text:p>
          </table:table-cell>
          <table:table-cell table:formula="of:=LOG([.I744])" office:value-type="float" office:value="3.81238497695083" calcext:value-type="float">
            <text:p>3.81238497695083</text:p>
          </table:table-cell>
          <table:table-cell table:formula="of:=LOG([.A744])" office:value-type="float" office:value="0.122325121005612" calcext:value-type="float">
            <text:p>0.122325121005612</text:p>
          </table:table-cell>
          <table:table-cell table:formula="of:=LOG([.B744])" office:value-type="float" office:value="3.33526372223117" calcext:value-type="float">
            <text:p>3.33526372223117</text:p>
          </table:table-cell>
        </table:table-row>
        <table:table-row table:style-name="ro1">
          <table:table-cell office:value-type="float" office:value="0.893266666666667" calcext:value-type="float">
            <text:p>0.893266666666667</text:p>
          </table:table-cell>
          <table:table-cell office:value-type="float" office:value="1457.43134699396" calcext:value-type="float">
            <text:p>1457.431346993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013" calcext:value-type="float">
            <text:p>35013</text:p>
          </table:table-cell>
          <table:table-cell office:value-type="float" office:value="1.17609125905568" calcext:value-type="float">
            <text:p>1.17609125905568</text:p>
          </table:table-cell>
          <table:table-cell office:value-type="float" office:value="-0.986656004006033" calcext:value-type="float">
            <text:p>-0.986656004006033</text:p>
          </table:table-cell>
          <table:table-cell office:value-type="float" office:value="13.399" calcext:value-type="float">
            <text:p>13.399</text:p>
          </table:table-cell>
          <table:table-cell office:value-type="float" office:value="21861.4702049094" calcext:value-type="float">
            <text:p>21861.4702049094</text:p>
          </table:table-cell>
          <table:table-cell table:formula="of:=LOG([.H745])" office:value-type="float" office:value="1.12707238711945" calcext:value-type="float">
            <text:p>1.12707238711945</text:p>
          </table:table-cell>
          <table:table-cell table:formula="of:=LOG([.I745])" office:value-type="float" office:value="4.33967936531766" calcext:value-type="float">
            <text:p>4.33967936531766</text:p>
          </table:table-cell>
          <table:table-cell table:formula="of:=LOG([.A745])" office:value-type="float" office:value="-0.0490188719362262" calcext:value-type="float">
            <text:p>-0.049018871936226</text:p>
          </table:table-cell>
          <table:table-cell table:formula="of:=LOG([.B745])" office:value-type="float" office:value="3.16358810626198" calcext:value-type="float">
            <text:p>3.16358810626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15:21:38.166635695</dc:date>
    <meta:editing-duration>PT4M21S</meta:editing-duration>
    <meta:editing-cycles>1</meta:editing-cycles>
    <meta:document-statistic meta:table-count="1" meta:cell-count="9264" meta:object-count="0"/>
    <meta:generator>LibreOffice/6.0.1.1$Linux_X86_64 LibreOffice_project/60bfb1526849283ce2491346ed2aa51c465abfe6</meta:generator>
  </office:meta>
</office:document-meta>
</file>